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Pictures/1000000000000A6B000005DC86BF6F89E27FF71F.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Noto Sans" svg:font-family="'Noto Sans'" style:font-family-generic="roman" style:font-pitch="variable"/>
    <style:font-face style:name="Open Sans" svg:font-family="'Open Sans'" style:font-pitch="variable"/>
    <style:font-face style:name="Open Sans Light" svg:font-family="'Open Sans Light'" style:font-family-generic="swiss" style:font-pitch="variable"/>
    <style:font-face style:name="Open Sans Light1" svg:font-family="'Open Sans Light'" style:font-family-generic="modern" style:font-pitch="variable"/>
    <style:font-face style:name="Open Sans Light2" svg:font-family="'Open Sans Light'" style:font-family-generic="modern" style:font-pitch="fixed"/>
    <style:font-face style:name="Open Sans1" svg:font-family="'Open Sans'"/>
    <style:font-face style:name="Open Sans2" svg:font-family="'Open Sans'" style:font-family-generic="swiss" style:font-pitch="variable"/>
    <style:font-face style:name="Open Sans3" svg:font-family="'Open Sans'" style:font-family-generic="swiss"/>
    <style:font-face style:name="Open Sans4" svg:font-family="'Open Sans'" style:font-family-generic="modern" style:font-pitch="fixed"/>
    <style:font-face style:name="Open Sans5" svg:font-family="'Open Sans'" style:font-family-generic="moder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kt_20_ohne_20_Füllung_20_und_20_Linie">
      <style:graphic-properties draw:textarea-horizontal-align="center" draw:textarea-vertical-align="middle" draw:ole-draw-aspect="1"/>
    </style:style>
    <style:style style:name="pr1" style:family="presentation" style:parent-style-name="_31__5f_Titelfolie-2-subtitle" style:list-style-name="L5">
      <style:graphic-properties draw:stroke="none" svg:stroke-width="0cm" draw:fill="none" draw:fill-color="#ffffff"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2" style:family="presentation" style:parent-style-name="_31__5f_Titelfolie-2-outline1" style:list-style-name="L6">
      <style:graphic-properties draw:stroke="none" svg:stroke-width="0cm" draw:fill="none" draw:textarea-vertical-align="top" draw:auto-grow-height="false" draw:fit-to-size="false" style:shrink-to-fit="true" fo:min-height="10.798cm" fo:padding-top="0cm" fo:padding-bottom="0cm" fo:padding-left="0cm" fo:padding-right="0cm" fo:wrap-option="wrap"/>
      <style:paragraph-properties style:writing-mode="lr-tb"/>
    </style:style>
    <style:style style:name="pr3" style:family="presentation" style:parent-style-name="_31__5f_Titelfolie-2-outline1" style:list-style-name="L6">
      <style:graphic-properties draw:stroke="none" svg:stroke-width="0cm" draw:fill="none" draw:textarea-vertical-align="bottom" draw:auto-grow-height="false" draw:fit-to-size="false" style:shrink-to-fit="true" fo:min-height="10.798cm" fo:padding-top="0cm" fo:padding-bottom="0.127cm" fo:padding-left="0cm" fo:padding-right="0.254cm" fo:wrap-option="wrap"/>
      <style:paragraph-properties style:writing-mode="lr-tb"/>
    </style:style>
    <style:style style:name="pr4" style:family="presentation" style:parent-style-name="_31__5f_Titelfolie-2-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_31__5f_Titelfolie-2-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_34__5f_Titel_20_und_20_Inhalt-1-title" style:list-style-name="L4">
      <style:graphic-properties draw:stroke="none" svg:stroke-width="0cm" draw:fill="none" draw:textarea-vertical-align="middle" draw:auto-grow-height="false" draw:fit-to-size="false" style:shrink-to-fit="false" fo:min-height="3.181cm" fo:padding-top="0.127cm" fo:padding-bottom="0.127cm" fo:padding-left="0cm" fo:padding-right="0.254cm" fo:wrap-option="wrap"/>
      <style:paragraph-properties style:writing-mode="lr-tb"/>
    </style:style>
    <style:style style:name="pr7" style:family="presentation" style:parent-style-name="_34__5f_Titel_20_und_20_Inhalt-1-outline1" style:list-style-name="L6">
      <style:graphic-properties draw:stroke="none" svg:stroke-width="0cm" draw:fill="none" draw:textarea-vertical-align="top" draw:auto-grow-height="false" draw:fit-to-size="false" style:shrink-to-fit="true" fo:min-height="10.798cm" fo:padding-top="0cm" fo:padding-bottom="0.127cm" fo:padding-left="0cm" fo:padding-right="0.254cm" fo:wrap-option="wrap"/>
      <style:paragraph-properties style:writing-mode="lr-tb"/>
    </style:style>
    <style:style style:name="pr8" style:family="presentation" style:parent-style-name="_34__5f_Titel_20_und_20_Inhalt-1-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_34__5f_Titel_20_und_20_Inhalt-1-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_34__5f_Titel_20_und_20_Inhalt-1-title" style:list-style-name="L4">
      <style:graphic-properties draw:stroke="none" svg:stroke-width="0cm" draw:fill="none" draw:textarea-vertical-align="middle" draw:auto-grow-height="false" draw:fit-to-size="false" style:shrink-to-fit="false" fo:min-height="3.181cm" fo:padding-top="0.127cm" fo:padding-bottom="0.127cm" fo:padding-left="0cm" fo:padding-right="0.254cm" fo:wrap-option="wrap"/>
      <style:paragraph-properties style:writing-mode="lr-tb"/>
    </style:style>
    <style:style style:name="pr11" style:family="presentation" style:parent-style-name="_34__5f_Titel_20_und_20_Inhalt-1-outline1" style:list-style-name="L6">
      <style:graphic-properties draw:stroke="none" svg:stroke-width="0cm" draw:fill="none" draw:textarea-vertical-align="top" draw:auto-grow-height="false" draw:fit-to-size="false" style:shrink-to-fit="true" fo:min-height="10.798cm" fo:padding-top="0cm" fo:padding-bottom="0.127cm" fo:padding-left="0cm" fo:padding-right="0.254cm" fo:wrap-option="wrap"/>
      <style:paragraph-properties style:writing-mode="lr-tb"/>
    </style:style>
    <style:style style:name="pr12" style:family="presentation" style:parent-style-name="_34__5f_Titel_20_und_20_Inhalt-1-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_34__5f_Titel_20_und_20_Inhalt-1-title" style:list-style-name="L4">
      <style:graphic-properties draw:stroke="none" svg:stroke-width="0cm" draw:fill="none" draw:textarea-vertical-align="middle" draw:auto-grow-height="false" draw:fit-to-size="false" style:shrink-to-fit="false" fo:min-height="3.181cm" fo:padding-top="0.127cm" fo:padding-bottom="0.127cm" fo:padding-left="0cm" fo:padding-right="0.254cm" fo:wrap-option="wrap"/>
      <style:paragraph-properties style:writing-mode="lr-tb"/>
    </style:style>
    <style:style style:name="pr14" style:family="presentation" style:parent-style-name="_34__5f_Titel_20_und_20_Inhalt-1-outline1" style:list-style-name="L6">
      <style:graphic-properties draw:stroke="none" svg:stroke-width="0cm" draw:fill="none" draw:textarea-vertical-align="top" draw:auto-grow-height="false" draw:fit-to-size="false" style:shrink-to-fit="true" fo:min-height="10.798cm" fo:padding-top="0cm" fo:padding-bottom="0.127cm" fo:padding-left="0cm" fo:padding-right="0.254cm" fo:wrap-option="wrap"/>
      <style:paragraph-properties style:writing-mode="lr-tb"/>
    </style:style>
    <style:style style:name="pr15" style:family="presentation" style:parent-style-name="_34__5f_Titel_20_und_20_Inhalt-1-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_34__5f_Titel_20_und_20_Inhalt-1-title" style:list-style-name="L4">
      <style:graphic-properties draw:stroke="none" svg:stroke-width="0cm" draw:fill="none" draw:textarea-vertical-align="middle" draw:auto-grow-height="false" draw:fit-to-size="false" style:shrink-to-fit="false" fo:min-height="3.181cm" fo:padding-top="0.127cm" fo:padding-bottom="0.127cm" fo:padding-left="0cm" fo:padding-right="0.254cm" fo:wrap-option="wrap"/>
      <style:paragraph-properties style:writing-mode="lr-tb"/>
    </style:style>
    <style:style style:name="pr17" style:family="presentation" style:parent-style-name="_34__5f_Titel_20_und_20_Inhalt-1-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loext:graphic-properties draw:fill="none" draw:fill-color="#ffffff"/>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Open Sans Light" fo:font-size="20pt" fo:letter-spacing="normal" fo:language="de" fo:country="DE" fo:font-style="normal" style:text-underline-style="none" fo:font-weight="normal" fo:background-color="transparent" style:font-name-asian="Open Sans Light2" style:font-size-asian="20pt" style:font-style-asian="normal" style:font-weight-asian="normal" style:font-name-complex="Open Sans Light" style:font-size-complex="20pt" style:font-style-complex="normal" style:font-weight-complex="normal" fo:hyphenate="false"/>
    </style:style>
    <style:style style:name="P2"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0069b3" loext:opacity="100%" style:text-line-through-style="none" style:text-line-through-type="none" style:text-position="0% 100%" style:font-name="Open Sans1" fo:font-size="32pt" fo:letter-spacing="normal" fo:language="de" fo:country="DE" fo:font-style="normal" style:text-underline-style="none" fo:font-weight="bold" fo:background-color="transparent" style:font-size-asian="32pt" style:font-style-asian="normal" style:font-weight-asian="bold" style:font-size-complex="32pt" style:font-style-complex="normal" style:font-weight-complex="bold" fo:hyphenate="false"/>
    </style:style>
    <style:style style:name="P3" style:family="paragraph">
      <style:text-properties fo:font-size="36pt" style:font-size-asian="36pt" style:font-size-complex="36pt"/>
    </style:style>
    <style:style style:name="P4"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0069b3" loext:opacity="100%" style:text-line-through-style="none" style:text-line-through-type="none" style:text-position="0% 100%" style:font-name="Open Sans1" fo:font-size="36pt" fo:letter-spacing="normal" fo:language="de" fo:country="DE" fo:font-style="normal" style:text-underline-style="none" fo:font-weight="bold" fo:background-color="transparent" style:font-size-asian="36pt" style:font-style-asian="normal" style:font-weight-asian="bold" style:font-size-complex="36pt" style:font-style-complex="normal" style:font-weight-complex="bold" fo:hyphenate="false"/>
    </style:style>
    <style:style style:name="P5"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6" style:family="paragraph">
      <style:paragraph-properties fo:margin-top="0cm" fo:margin-bottom="0cm" fo:line-height="100%" fo:text-align="end"/>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style:paragraph-properties fo:text-align="center"/>
      <style:text-properties fo:font-size="32pt" style:font-size-asian="32pt" style:font-size-complex="32pt"/>
    </style:style>
    <style:style style:name="P9" style:family="paragraph">
      <loext:graphic-properties draw:fill="none"/>
      <style:paragraph-properties fo:margin-top="0cm" fo:margin-bottom="0cm" fo:line-height="90%" fo:text-align="center" style:punctuation-wrap="hanging" style:writing-mode="lr-tb" style:font-independent-line-spacing="true"/>
      <style:text-properties fo:font-variant="normal" fo:text-transform="none" fo:color="#0069b3" loext:opacity="100%" style:text-line-through-style="none" style:text-line-through-type="none" style:text-position="0% 100%" style:font-name="Open Sans1" fo:font-size="32pt" fo:letter-spacing="normal" fo:font-style="normal" style:text-underline-style="none" fo:font-weight="bold" fo:background-color="transparent" style:font-size-asian="32pt" style:font-style-asian="normal" style:font-weight-asian="bold" style:font-size-complex="32pt" style:font-style-complex="normal" style:font-weight-complex="bold" fo:hyphenate="false"/>
    </style:style>
    <style:style style:name="P10"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Open Sans1" fo:font-size="24pt" fo:letter-spacing="normal" fo:language="de" fo:country="DE"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P11"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0069b3" loext:opacity="100%" style:text-line-through-style="none" style:text-line-through-type="none" style:text-position="0% 100%" style:font-name="Open Sans1" fo:font-size="32pt" fo:letter-spacing="normal" fo:font-style="normal" style:text-underline-style="none" fo:font-weight="bold" fo:background-color="transparent" style:font-size-asian="32pt" style:font-style-asian="normal" style:font-weight-asian="bold" style:font-size-complex="32pt" style:font-style-complex="normal" style:font-weight-complex="bold" fo:hyphenate="false"/>
    </style:style>
    <style:style style:name="P12" style:family="paragraph">
      <style:paragraph-properties fo:margin-top="0cm" fo:margin-bottom="0cm" fo:line-height="90%" fo:text-align="center" style:punctuation-wrap="hanging" style:writing-mode="lr-tb"/>
      <style:text-properties fo:font-variant="normal" fo:text-transform="none" fo:color="#0069b3" loext:opacity="100%" style:text-line-through-style="none" style:text-line-through-type="none" style:text-position="0% 100%" style:font-name="Open Sans1" fo:font-size="48pt" fo:letter-spacing="normal" fo:font-style="normal" style:text-underline-style="none" fo:font-weight="bold" fo:background-color="transparent" style:font-size-asian="48pt" style:font-style-asian="normal" style:font-weight-asian="bold" style:font-size-complex="48pt" style:font-style-complex="normal" style:font-weight-complex="bold" fo:hyphenate="false"/>
    </style:style>
    <style:style style:name="P13"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0069b3" loext:opacity="100%" style:text-line-through-style="none" style:text-line-through-type="none" style:text-position="0% 100%" style:font-name="Open Sans1" fo:font-size="48pt" fo:letter-spacing="normal" fo:font-style="normal" style:text-underline-style="none" fo:font-weight="bold" fo:background-color="transparent" style:font-size-asian="48pt" style:font-style-asian="normal" style:font-weight-asian="bold" style:font-size-complex="48pt" style:font-style-complex="normal" style:font-weight-complex="bold" fo:hyphenate="false"/>
    </style:style>
    <style:style style:name="T1" style:family="text">
      <style:text-properties fo:font-size="36pt" style:font-size-asian="36pt" style:font-size-complex="36pt"/>
    </style:style>
    <style:style style:name="T2" style:family="text">
      <style:text-properties fo:font-variant="normal" fo:text-transform="none" style:text-line-through-style="none" style:text-line-through-type="none" style:text-position="0% 100%" fo:font-size="12pt" fo:letter-spacing="normal" fo:language="de" fo:country="D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size="32pt" style:font-size-asian="32pt" style:font-size-complex="32pt"/>
    </style:style>
    <style:style style:name="T4" style:family="text">
      <style:text-properties fo:font-size="20pt" style:font-size-asian="20pt" style:font-size-complex="20pt"/>
    </style:style>
    <style:style style:name="T5" style:family="text">
      <style:text-properties style:text-position="33% 58%" fo:font-size="20pt" style:font-size-asian="20pt" style:font-size-complex="20pt"/>
    </style:style>
    <style:style style:name="T6" style:family="text">
      <style:text-properties style:text-position="0% 100%" fo:font-size="20pt" style:font-size-asian="20pt" style:font-size-complex="20pt"/>
    </style:style>
    <style:style style:name="T7" style:family="text">
      <style:text-properties style:text-position="0% 100%" fo:font-size="24pt" style:font-size-asian="24pt" style:font-size-complex="24pt"/>
    </style:style>
    <style:style style:name="T8" style:family="text">
      <style:text-properties style:text-position="33% 58%" fo:font-size="24pt" style:font-size-asian="24pt" style:font-size-complex="24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fo:color="#0069b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9cm" text:min-label-width="0.9cm"/>
        <style:text-properties fo:color="#0069b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_5f_Titelfolie-2">
        <office:forms form:automatic-focus="false" form:apply-design-mode="false"/>
        <draw:frame draw:name="Untertitel 5" presentation:style-name="pr1" draw:text-style-name="P1" draw:layer="layout" svg:width="29.599cm" svg:height="0.854cm" svg:x="2.143cm" svg:y="14.03cm" presentation:class="subtitle" presentation:placeholder="true" presentation:user-transformed="true">
          <draw:text-box/>
        </draw:frame>
        <draw:frame draw:name="Textplatzhalter 7" presentation:style-name="pr2" draw:text-style-name="P2" draw:layer="layout" svg:width="29.599cm" svg:height="1.363cm" svg:x="2.143cm" svg:y="12.151cm" presentation:class="outline" presentation:user-transformed="true">
          <draw:text-box>
            <text:list text:style-name="L1">
              <text:list-header>
                <text:p><text:s text:c="2"/>Untersuchungen zur zertifikatsbasierten Aktualisierung von verteilten Steuerungssystemen</text:p>
              </text:list-header>
            </text:list>
          </draw:text-box>
        </draw:frame>
        <draw:frame draw:name="Textplatzhalter 4" presentation:style-name="pr3" draw:text-style-name="P4" draw:layer="layout" svg:width="29.593cm" svg:height="5.467cm" svg:x="2.13cm" svg:y="6.538cm" presentation:class="outline" presentation:user-transformed="true">
          <draw:text-box>
            <text:list text:style-name="L1">
              <text:list-header>
                <text:p text:style-name="P3"><text:span text:style-name="T1">Vorstellung Bachelorarbeit</text:span></text:p>
              </text:list-header>
            </text:list>
          </draw:text-box>
        </draw:frame>
        <presentation:notes draw:style-name="dp2">
          <draw:page-thumbnail draw:name="Folienbildplatzhalter 1" draw:style-name="gr1" draw:layer="layout" svg:width="15.239cm" svg:height="8.572cm" svg:x="1.905cm" svg:y="3.175cm" draw:page-number="1" presentation:class="page"/>
          <draw:frame draw:name="Notizenplatzhalter 2" presentation:style-name="pr4" draw:text-style-name="P5" draw:layer="layout" svg:width="15.239cm" svg:height="10cm" svg:x="1.905cm" svg:y="12.224cm" presentation:class="notes" presentation:placeholder="true" presentation:user-transformed="true">
            <draw:text-box/>
          </draw:frame>
          <draw:frame draw:name="Foliennummernplatzhalter 3" presentation:style-name="pr5" draw:text-style-name="P7" draw:layer="layout" svg:width="8.254cm" svg:height="1.273cm" svg:x="10.791cm" svg:y="24.126cm" presentation:class="page-number" presentation:user-transformed="true">
            <draw:text-box>
              <text:p text:style-name="P6"><text:span text:style-name="T2"><text:page-number>&lt;Foliennummer&gt;</text:page-number></text:span></text:p>
            </draw:text-box>
          </draw:frame>
        </presentation:notes>
      </draw:page>
      <draw:page draw:name="page2" draw:style-name="dp1" draw:master-page-name="_34__5f_Titel_20_und_20_Inhalt-1" presentation:presentation-page-layout-name="AL1T11">
        <draw:frame draw:name="Titel 1" presentation:style-name="pr6" draw:text-style-name="P9" draw:layer="layout" svg:width="29.599cm" svg:height="3.476cm" svg:x="2.13cm" svg:y="0.346cm" presentation:class="title" presentation:user-transformed="true">
          <draw:text-box>
            <text:p text:style-name="P8"><text:span text:style-name="T3">Plan</text:span></text:p>
          </draw:text-box>
        </draw:frame>
        <draw:frame draw:name="Inhaltsplatzhalter 2" presentation:style-name="pr7" draw:text-style-name="P10" draw:layer="layout" svg:width="29.599cm" svg:height="13.352cm" svg:x="2.13cm" svg:y="3.871cm" presentation:class="outline" presentation:user-transformed="true">
          <draw:text-box>
            <text:list text:style-name="L1">
              <text:list-item>
                <text:p>Firmwareupdates von Iseg Geräten als Zip-File</text:p>
                <text:p/>
              </text:list-item>
              <text:list-item>
                <text:p>Updates auf Unversehrtheit prüfen</text:p>
                <text:p/>
              </text:list-item>
              <text:list-item>
                <text:p>Keine merkbare Veränderung beim Endkunden</text:p>
                <text:p/>
              </text:list-item>
              <text:list-item>
                <text:p>Ggf. Updates ohne Überprüfung erlauben</text:p>
              </text:list-item>
            </text:list>
          </draw:text-box>
        </draw:frame>
        <presentation:notes draw:style-name="dp2">
          <draw:page-thumbnail draw:name="Folienbildplatzhalter 1" draw:style-name="gr1" draw:layer="layout" svg:width="15.239cm" svg:height="8.572cm" svg:x="1.905cm" svg:y="3.175cm" draw:page-number="2" presentation:class="page"/>
          <draw:frame draw:name="Notizenplatzhalter 2" presentation:style-name="pr8" draw:text-style-name="P5" draw:layer="layout" svg:width="15.239cm" svg:height="10cm" svg:x="1.905cm" svg:y="12.224cm" presentation:class="notes" presentation:placeholder="true" presentation:user-transformed="true">
            <draw:text-box/>
          </draw:frame>
          <draw:frame draw:name="Foliennummernplatzhalter 3" presentation:style-name="pr9" draw:text-style-name="P7" draw:layer="layout" svg:width="8.254cm" svg:height="1.273cm" svg:x="10.791cm" svg:y="24.126cm" presentation:class="page-number" presentation:user-transformed="true">
            <draw:text-box>
              <text:p text:style-name="P6"><text:span text:style-name="T2"><text:page-number>&lt;Foliennummer&gt;</text:page-number></text:span></text:p>
            </draw:text-box>
          </draw:frame>
        </presentation:notes>
      </draw:page>
      <draw:page draw:name="page3" draw:style-name="dp1" draw:master-page-name="_34__5f_Titel_20_und_20_Inhalt-1" presentation:presentation-page-layout-name="AL1T11">
        <office:forms form:automatic-focus="false" form:apply-design-mode="false"/>
        <draw:frame draw:name="Titel 5" presentation:style-name="pr10" draw:text-style-name="P9" draw:layer="layout" svg:width="29.599cm" svg:height="3.476cm" svg:x="2.13cm" svg:y="0.346cm" presentation:class="title" presentation:user-transformed="true">
          <draw:text-box>
            <text:p text:style-name="P8"><text:span text:style-name="T3">Edwards-Curve Digital Signature Algorithm (EdDSA)</text:span></text:p>
          </draw:text-box>
        </draw:frame>
        <draw:frame draw:name="Inhaltsplatzhalter 1" presentation:style-name="pr11" draw:text-style-name="P10" draw:layer="layout" svg:width="29.599cm" svg:height="13.352cm" svg:x="2.13cm" svg:y="3.871cm" presentation:class="outline" presentation:user-transformed="true">
          <draw:text-box>
            <text:list text:style-name="L1">
              <text:list-item>
                <text:p>Ed25519<text:line-break/><text:span text:style-name="T4">- Curve25519 : y</text:span><text:span text:style-name="T5">2</text:span><text:span text:style-name="T4">= x</text:span><text:span text:style-name="T5">3 </text:span><text:span text:style-name="T4">+ 486662x</text:span><text:span text:style-name="T5">2 </text:span><text:span text:style-name="T4">+ x <text:s/>in einem endlichen Körper modulo 2</text:span><text:span text:style-name="T5">255</text:span><text:span text:style-name="T6"> -19</text:span></text:p>
                <text:p><text:span text:style-name="T6"/></text:p>
              </text:list-item>
              <text:list-item>
                <text:p><text:span text:style-name="T7">Sicherheitslevel 2</text:span><text:span text:style-name="T8">128</text:span><text:span text:style-name="T7"> bei 256-bit integer private Key </text:span><text:span text:style-name="T7"><text:line-break/></text:span><text:span text:style-name="T7">- </text:span><text:span text:style-name="T6">Vgl. 2</text:span><text:span text:style-name="T5">110</text:span><text:span text:style-name="T6"> bei 2048-bit RSA key </text:span></text:p>
                <text:p><text:span text:style-name="T7"/></text:p>
              </text:list-item>
              <text:list-item>
                <text:p><text:span text:style-name="T7">Schnell und sicher bei kleinen Schlüsselgrößen</text:span></text:p>
              </text:list-item>
            </text:list>
          </draw:text-box>
        </draw:frame>
        <presentation:notes draw:style-name="dp1">
          <draw:page-thumbnail draw:name="Folienbildplatzhalter 5" draw:style-name="gr1" draw:layer="layout" svg:width="15.239cm" svg:height="8.572cm" svg:x="1.905cm" svg:y="3.175cm" draw:page-number="3" presentation:class="page"/>
          <draw:frame draw:name="Notizenplatzhalter 5" presentation:style-name="pr12" draw:text-style-name="P5" draw:layer="layout" svg:width="15.239cm" svg:height="10cm" svg:x="1.905cm" svg:y="12.224cm" presentation:class="notes" presentation:placeholder="true" presentation:user-transformed="true">
            <draw:text-box/>
          </draw:frame>
          <draw:frame draw:name="Foliennummernplatzhalter 5" presentation:style-name="pr9" draw:text-style-name="P7" draw:layer="layout" svg:width="8.254cm" svg:height="1.273cm" svg:x="10.791cm" svg:y="24.126cm" presentation:class="page-number" presentation:user-transformed="true">
            <draw:text-box>
              <text:p text:style-name="P6"><text:span text:style-name="T2"><text:page-number>&lt;Foliennummer&gt;</text:page-number></text:span></text:p>
            </draw:text-box>
          </draw:frame>
        </presentation:notes>
      </draw:page>
      <draw:page draw:name="page4" draw:style-name="dp1" draw:master-page-name="_34__5f_Titel_20_und_20_Inhalt-1" presentation:presentation-page-layout-name="AL1T11">
        <draw:frame draw:name="Titel 4" presentation:style-name="pr13" draw:text-style-name="P11" draw:layer="layout" svg:width="29.599cm" svg:height="3.476cm" svg:x="2.13cm" svg:y="0.346cm" presentation:class="title" presentation:user-transformed="true">
          <draw:text-box>
            <text:p text:style-name="P8"><text:span text:style-name="T3">Aktueller Stand</text:span></text:p>
          </draw:text-box>
        </draw:frame>
        <draw:frame draw:name="Inhaltsplatzhalter 4" presentation:style-name="pr14" draw:text-style-name="P10" draw:layer="layout" svg:width="29.599cm" svg:height="13.352cm" svg:x="2.13cm" svg:y="3.871cm" presentation:class="outline" presentation:user-transformed="true">
          <draw:text-box>
            <text:list text:style-name="L1">
              <text:list-item>
                <text:p>Implementation von Ed25519 in C, sowie GPG bereit</text:p>
                <text:p/>
              </text:list-item>
              <text:list-item>
                <text:p>Voraussichtlich Nutzung GPG – Einfachere Implementation</text:p>
                <text:p/>
              </text:list-item>
              <text:list-item>
                <text:p>Iseg Yocto-Layer <text:line-break/>- angepasstes Updateskript + GPG</text:p>
                <text:p/>
              </text:list-item>
              <text:list-item>
                <text:p>Fehlende Tests / Kombinieren von Update und Signatur</text:p>
              </text:list-item>
            </text:list>
          </draw:text-box>
        </draw:frame>
        <presentation:notes draw:style-name="dp1">
          <draw:page-thumbnail draw:name="Folienbildplatzhalter 4" draw:style-name="gr1" draw:layer="layout" svg:width="15.239cm" svg:height="8.572cm" svg:x="1.905cm" svg:y="3.175cm" draw:page-number="4" presentation:class="page"/>
          <draw:frame draw:name="Notizenplatzhalter 4" presentation:style-name="pr15" draw:text-style-name="P5" draw:layer="layout" svg:width="15.239cm" svg:height="10cm" svg:x="1.905cm" svg:y="12.224cm" presentation:class="notes" presentation:placeholder="true" presentation:user-transformed="true">
            <draw:text-box/>
          </draw:frame>
          <draw:frame draw:name="Foliennummernplatzhalter 4" presentation:style-name="pr9" draw:text-style-name="P7" draw:layer="layout" svg:width="8.254cm" svg:height="1.273cm" svg:x="10.791cm" svg:y="24.126cm" presentation:class="page-number" presentation:user-transformed="true">
            <draw:text-box>
              <text:p text:style-name="P6"><text:span text:style-name="T2"><text:page-number>&lt;Foliennummer&gt;</text:page-number></text:span></text:p>
            </draw:text-box>
          </draw:frame>
        </presentation:notes>
      </draw:page>
      <draw:page draw:name="page5" draw:style-name="dp1" draw:master-page-name="_34__5f_Titel_20_und_20_Inhalt-1" presentation:presentation-page-layout-name="AL1T11">
        <draw:frame draw:name="Titel 2" presentation:style-name="pr16" draw:text-style-name="P13" draw:layer="layout" svg:width="29.599cm" svg:height="3.476cm" svg:x="2.13cm" svg:y="0.346cm" presentation:class="title" presentation:user-transformed="true">
          <draw:text-box>
            <text:p text:style-name="P12">Plan</text:p>
          </draw:text-box>
        </draw:frame>
        <draw:frame draw:style-name="gr2" draw:layer="layout" svg:width="29.599cm" svg:height="13.352cm" svg:x="2.13cm" svg:y="3.871cm" presentation:class="chart" presentation:user-transformed="true">
          <draw:object xlink:href="./Object 1" xlink:type="simple" xlink:show="embed" xlink:actuate="onLoad"/>
          <draw:image xlink:href="./ObjectReplacements/Object 1" xlink:type="simple" xlink:show="embed" xlink:actuate="onLoad"/>
        </draw:frame>
        <presentation:notes draw:style-name="dp1">
          <draw:page-thumbnail draw:name="Folienbildplatzhalter 2" draw:style-name="gr1" draw:layer="layout" svg:width="15.239cm" svg:height="8.572cm" svg:x="1.905cm" svg:y="3.175cm" draw:page-number="5" presentation:class="page"/>
          <draw:frame draw:name="Notizenplatzhalter 1" presentation:style-name="pr17" draw:text-style-name="P5" draw:layer="layout" svg:width="15.239cm" svg:height="10cm" svg:x="1.905cm" svg:y="12.224cm" presentation:class="notes" presentation:placeholder="true" presentation:user-transformed="true">
            <draw:text-box/>
          </draw:frame>
          <draw:frame draw:name="Foliennummernplatzhalter 1" presentation:style-name="pr9" draw:text-style-name="P7" draw:layer="layout" svg:width="8.254cm" svg:height="1.273cm" svg:x="10.791cm" svg:y="24.126cm" presentation:class="page-number" presentation:user-transformed="true">
            <draw:text-box>
              <text:p text:style-name="P6"><text:span text:style-name="T2"><text:page-number>&lt;Foliennummer&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pitch="variable"/>
    <style:font-face style:name="Microsoft YaHei" svg:font-family="'Microsoft YaHei'" style:font-family-generic="system" style:font-pitch="variable"/>
    <style:font-face style:name="Microsoft YaHei1" svg:font-family="'Microsoft YaHei'" style:font-family-generic="modern" style:font-pitch="variable"/>
    <style:font-face style:name="Noto Sans" svg:font-family="'Noto Sans'" style:font-family-generic="roman" style:font-pitch="variable"/>
    <style:font-face style:name="Open Sans" svg:font-family="'Open Sans'" style:font-pitch="variable"/>
    <style:font-face style:name="Open Sans Light" svg:font-family="'Open Sans Light'" style:font-family-generic="swiss" style:font-pitch="variable"/>
    <style:font-face style:name="Open Sans Light1" svg:font-family="'Open Sans Light'" style:font-family-generic="modern" style:font-pitch="variable"/>
    <style:font-face style:name="Open Sans Light2" svg:font-family="'Open Sans Light'" style:font-family-generic="modern" style:font-pitch="fixed"/>
    <style:font-face style:name="Open Sans1" svg:font-family="'Open Sans'"/>
    <style:font-face style:name="Open Sans2" svg:font-family="'Open Sans'" style:font-family-generic="swiss" style:font-pitch="variable"/>
    <style:font-face style:name="Open Sans3" svg:font-family="'Open Sans'" style:font-family-generic="swiss"/>
    <style:font-face style:name="Open Sans4" svg:font-family="'Open Sans'" style:font-family-generic="modern" style:font-pitch="fixed"/>
    <style:font-face style:name="Open Sans5" svg:font-family="'Open Sans'" style:font-family-generic="moder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_31__5f_Titelfolie-1-background" style:display-name="1_Titelfolie-1-background" style:family="presentation">
      <style:graphic-properties draw:stroke="none" draw:fill="solid" draw:fill-color="#ffffff"/>
      <style:text-properties style:letter-kerning="true"/>
    </style:style>
    <style:style style:name="_31__5f_Titelfolie-1-backgroundobjects" style:display-name="1_Titelfolie-1-backgroundobjects" style:family="presentation">
      <style:graphic-properties draw:textarea-horizontal-align="justify" draw:shadow="hidden" draw:shadow-offset-x="0.2cm" draw:shadow-offset-y="0.2cm" draw:shadow-color="#808080"/>
      <style:text-properties style:letter-kerning="true"/>
    </style:style>
    <style:style style:name="_31__5f_Titelfolie-1-notes" style:display-name="1_Titelfoli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elfolie-1-outline1" style:display-name="1_Titelfolie-1-outline1" style:family="presentation">
      <style:graphic-properties draw:stroke="none" draw:fill="none" draw:auto-grow-height="false" draw:fit-to-size="false" style:shrink-to-fit="true">
        <text:list-style style:name="_31__5f_Titelfolie-1-outline1" style:display-name="1_Titelfoli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ab-stops>
          <style:tab-stop style:position="0.7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24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_31__5f_Titelfolie-1-outline2" style:display-name="1_Titelfolie-1-outline2" style:family="presentation" style:parent-style-name="_31__5f_Titelfolie-1-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Open Sans1"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_31__5f_Titelfolie-1-outline3" style:display-name="1_Titelfolie-1-outline3" style:family="presentation" style:parent-style-name="_31__5f_Titelfolie-1-outline2">
      <style:paragraph-properties fo:margin-top="0.3cm" fo:margin-bottom="0cm" fo:line-height="90%" fo:text-align="start" style:punctuation-wrap="hanging" style:writing-mode="lr-tb">
        <style:tab-stops>
          <style:tab-stop style:position="4.242cm"/>
        </style:tab-stops>
      </style:paragraph-properties>
      <style:text-properties fo:font-variant="normal" fo:text-transform="none" fo:color="#000000" loext:opacity="100%"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1__5f_Titelfolie-1-outline4" style:display-name="1_Titelfolie-1-outline4" style:family="presentation" style:parent-style-name="_31__5f_Titelfolie-1-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Open Sans1" fo:font-family="'Open Sans'" fo:font-size="14pt" fo:letter-spacing="normal" fo:font-style="normal" style:text-underline-style="none" fo:font-weight="bold" fo:background-color="transparent" style:font-size-asian="14pt" style:font-style-asian="normal" style:font-weight-asian="bold" style:font-size-complex="14pt" style:font-style-complex="normal" style:font-weight-complex="bold" fo:hyphenate="false"/>
    </style:style>
    <style:style style:name="_31__5f_Titelfolie-1-outline5" style:display-name="1_Titelfolie-1-outline5" style:family="presentation" style:parent-style-name="_31__5f_Titelfolie-1-outline4">
      <style:paragraph-properties fo:margin-top="0.1cm" fo:margin-bottom="0cm"/>
      <style:text-properties fo:font-size="20pt" style:font-size-asian="20pt" style:font-size-complex="20pt"/>
    </style:style>
    <style:style style:name="_31__5f_Titelfolie-1-outline6" style:display-name="1_Titelfolie-1-outline6" style:family="presentation" style:parent-style-name="_31__5f_Titelfolie-1-outline5">
      <style:paragraph-properties fo:margin-top="0.1cm" fo:margin-bottom="0cm"/>
      <style:text-properties fo:font-size="20pt" style:font-size-asian="20pt" style:font-size-complex="20pt"/>
    </style:style>
    <style:style style:name="_31__5f_Titelfolie-1-outline7" style:display-name="1_Titelfolie-1-outline7" style:family="presentation" style:parent-style-name="_31__5f_Titelfolie-1-outline6">
      <style:paragraph-properties fo:margin-top="0.1cm" fo:margin-bottom="0cm"/>
      <style:text-properties fo:font-size="20pt" style:font-size-asian="20pt" style:font-size-complex="20pt"/>
    </style:style>
    <style:style style:name="_31__5f_Titelfolie-1-outline8" style:display-name="1_Titelfolie-1-outline8" style:family="presentation" style:parent-style-name="_31__5f_Titelfolie-1-outline7">
      <style:paragraph-properties fo:margin-top="0.1cm" fo:margin-bottom="0cm"/>
      <style:text-properties fo:font-size="20pt" style:font-size-asian="20pt" style:font-size-complex="20pt"/>
    </style:style>
    <style:style style:name="_31__5f_Titelfolie-1-outline9" style:display-name="1_Titelfolie-1-outline9" style:family="presentation" style:parent-style-name="_31__5f_Titelfolie-1-outline8">
      <style:paragraph-properties fo:margin-top="0.1cm" fo:margin-bottom="0cm"/>
      <style:text-properties fo:font-size="20pt" style:font-size-asian="20pt" style:font-size-complex="20pt"/>
    </style:style>
    <style:style style:name="_31__5f_Titelfolie-1-subtitle" style:display-name="1_Titelfolie-1-subtitle" style:family="presentation">
      <style:graphic-properties draw:stroke="none" draw:fill="none" draw:textarea-vertical-align="middle">
        <text:list-style style:name="_31__5f_Titelfolie-1-subtitle" style:display-name="1_Titelfoli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elfolie-1-title" style:display-name="1_Titelfolie-1-title" style:family="presentation">
      <style:graphic-properties draw:stroke="none" draw:fill="none" draw:textarea-vertical-align="middle">
        <text:list-style style:name="_31__5f_Titelfolie-1-title" style:display-name="1_Titelfoli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69b3"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_5f_Titelfolie-2-background" style:display-name="1_Titelfolie-2-background" style:family="presentation">
      <style:graphic-properties draw:stroke="none" draw:fill="solid" draw:fill-color="#ffffff"/>
      <style:text-properties style:letter-kerning="true"/>
    </style:style>
    <style:style style:name="_31__5f_Titelfolie-2-backgroundobjects" style:display-name="1_Titelfolie-2-backgroundobjects" style:family="presentation">
      <style:graphic-properties draw:textarea-horizontal-align="justify" draw:shadow="hidden" draw:shadow-offset-x="0.2cm" draw:shadow-offset-y="0.2cm" draw:shadow-color="#808080"/>
      <style:text-properties style:letter-kerning="true"/>
    </style:style>
    <style:style style:name="_31__5f_Titelfolie-2-notes" style:display-name="1_Titelfoli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elfolie-2-outline1" style:display-name="1_Titelfolie-2-outline1" style:family="presentation">
      <style:graphic-properties draw:stroke="none" draw:fill="none" draw:auto-grow-height="false" draw:fit-to-size="false" style:shrink-to-fit="true">
        <text:list-style style:name="_31__5f_Titelfolie-2-outline1" style:display-name="1_Titelfoli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ab-stops>
          <style:tab-stop style:position="0.7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24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_31__5f_Titelfolie-2-outline2" style:display-name="1_Titelfolie-2-outline2" style:family="presentation" style:parent-style-name="_31__5f_Titelfolie-2-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Open Sans1"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_31__5f_Titelfolie-2-outline3" style:display-name="1_Titelfolie-2-outline3" style:family="presentation" style:parent-style-name="_31__5f_Titelfolie-2-outline2">
      <style:paragraph-properties fo:margin-top="0.3cm" fo:margin-bottom="0cm" fo:line-height="90%" fo:text-align="start" style:punctuation-wrap="hanging" style:writing-mode="lr-tb">
        <style:tab-stops>
          <style:tab-stop style:position="4.242cm"/>
        </style:tab-stops>
      </style:paragraph-properties>
      <style:text-properties fo:font-variant="normal" fo:text-transform="none" fo:color="#000000" loext:opacity="100%"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1__5f_Titelfolie-2-outline4" style:display-name="1_Titelfolie-2-outline4" style:family="presentation" style:parent-style-name="_31__5f_Titelfolie-2-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Open Sans1" fo:font-family="'Open Sans'" fo:font-size="14pt" fo:letter-spacing="normal" fo:font-style="normal" style:text-underline-style="none" fo:font-weight="bold" fo:background-color="transparent" style:font-size-asian="14pt" style:font-style-asian="normal" style:font-weight-asian="bold" style:font-size-complex="14pt" style:font-style-complex="normal" style:font-weight-complex="bold" fo:hyphenate="false"/>
    </style:style>
    <style:style style:name="_31__5f_Titelfolie-2-outline5" style:display-name="1_Titelfolie-2-outline5" style:family="presentation" style:parent-style-name="_31__5f_Titelfolie-2-outline4">
      <style:paragraph-properties fo:margin-top="0.1cm" fo:margin-bottom="0cm"/>
      <style:text-properties fo:font-size="20pt" style:font-size-asian="20pt" style:font-size-complex="20pt"/>
    </style:style>
    <style:style style:name="_31__5f_Titelfolie-2-outline6" style:display-name="1_Titelfolie-2-outline6" style:family="presentation" style:parent-style-name="_31__5f_Titelfolie-2-outline5">
      <style:paragraph-properties fo:margin-top="0.1cm" fo:margin-bottom="0cm"/>
      <style:text-properties fo:font-size="20pt" style:font-size-asian="20pt" style:font-size-complex="20pt"/>
    </style:style>
    <style:style style:name="_31__5f_Titelfolie-2-outline7" style:display-name="1_Titelfolie-2-outline7" style:family="presentation" style:parent-style-name="_31__5f_Titelfolie-2-outline6">
      <style:paragraph-properties fo:margin-top="0.1cm" fo:margin-bottom="0cm"/>
      <style:text-properties fo:font-size="20pt" style:font-size-asian="20pt" style:font-size-complex="20pt"/>
    </style:style>
    <style:style style:name="_31__5f_Titelfolie-2-outline8" style:display-name="1_Titelfolie-2-outline8" style:family="presentation" style:parent-style-name="_31__5f_Titelfolie-2-outline7">
      <style:paragraph-properties fo:margin-top="0.1cm" fo:margin-bottom="0cm"/>
      <style:text-properties fo:font-size="20pt" style:font-size-asian="20pt" style:font-size-complex="20pt"/>
    </style:style>
    <style:style style:name="_31__5f_Titelfolie-2-outline9" style:display-name="1_Titelfolie-2-outline9" style:family="presentation" style:parent-style-name="_31__5f_Titelfolie-2-outline8">
      <style:paragraph-properties fo:margin-top="0.1cm" fo:margin-bottom="0cm"/>
      <style:text-properties fo:font-size="20pt" style:font-size-asian="20pt" style:font-size-complex="20pt"/>
    </style:style>
    <style:style style:name="_31__5f_Titelfolie-2-subtitle" style:display-name="1_Titelfolie-2-subtitle" style:family="presentation">
      <style:graphic-properties draw:stroke="none" draw:fill="none" draw:textarea-vertical-align="middle">
        <text:list-style style:name="_31__5f_Titelfolie-2-subtitle" style:display-name="1_Titelfoli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elfolie-2-title" style:display-name="1_Titelfolie-2-title" style:family="presentation">
      <style:graphic-properties draw:stroke="none" draw:fill="none" draw:textarea-vertical-align="middle">
        <text:list-style style:name="_31__5f_Titelfolie-2-title" style:display-name="1_Titelfoli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69b3"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2__5f_Agenda-background" style:display-name="2_Agenda-background" style:family="presentation">
      <style:graphic-properties draw:stroke="none" draw:fill="solid" draw:fill-color="#ffffff"/>
      <style:text-properties style:letter-kerning="true"/>
    </style:style>
    <style:style style:name="_32__5f_Agenda-backgroundobjects" style:display-name="2_Agenda-backgroundobjects" style:family="presentation">
      <style:graphic-properties draw:textarea-horizontal-align="justify" draw:shadow="hidden" draw:shadow-offset-x="0.2cm" draw:shadow-offset-y="0.2cm" draw:shadow-color="#808080"/>
      <style:text-properties style:letter-kerning="true"/>
    </style:style>
    <style:style style:name="_32__5f_Agenda-notes" style:display-name="2_A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Agenda-outline1" style:display-name="2_Agenda-outline1" style:family="presentation">
      <style:graphic-properties draw:stroke="none" draw:fill="none" draw:auto-grow-height="false" draw:fit-to-size="false" style:shrink-to-fit="true">
        <text:list-style style:name="_32__5f_Agenda-outline1" style:display-name="2_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ab-stops>
          <style:tab-stop style:position="0.7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24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_32__5f_Agenda-outline2" style:display-name="2_Agenda-outline2" style:family="presentation" style:parent-style-name="_32__5f_Agenda-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Open Sans1"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_32__5f_Agenda-outline3" style:display-name="2_Agenda-outline3" style:family="presentation" style:parent-style-name="_32__5f_Agenda-outline2">
      <style:paragraph-properties fo:margin-top="0.3cm" fo:margin-bottom="0cm" fo:line-height="90%" fo:text-align="start" style:punctuation-wrap="hanging" style:writing-mode="lr-tb">
        <style:tab-stops>
          <style:tab-stop style:position="4.242cm"/>
        </style:tab-stops>
      </style:paragraph-properties>
      <style:text-properties fo:font-variant="normal" fo:text-transform="none" fo:color="#000000" loext:opacity="100%"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2__5f_Agenda-outline4" style:display-name="2_Agenda-outline4" style:family="presentation" style:parent-style-name="_32__5f_Agenda-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Open Sans1" fo:font-family="'Open Sans'" fo:font-size="14pt" fo:letter-spacing="normal" fo:font-style="normal" style:text-underline-style="none" fo:font-weight="bold" fo:background-color="transparent" style:font-size-asian="14pt" style:font-style-asian="normal" style:font-weight-asian="bold" style:font-size-complex="14pt" style:font-style-complex="normal" style:font-weight-complex="bold" fo:hyphenate="false"/>
    </style:style>
    <style:style style:name="_32__5f_Agenda-outline5" style:display-name="2_Agenda-outline5" style:family="presentation" style:parent-style-name="_32__5f_Agenda-outline4">
      <style:paragraph-properties fo:margin-top="0.1cm" fo:margin-bottom="0cm"/>
      <style:text-properties fo:font-size="20pt" style:font-size-asian="20pt" style:font-size-complex="20pt"/>
    </style:style>
    <style:style style:name="_32__5f_Agenda-outline6" style:display-name="2_Agenda-outline6" style:family="presentation" style:parent-style-name="_32__5f_Agenda-outline5">
      <style:paragraph-properties fo:margin-top="0.1cm" fo:margin-bottom="0cm"/>
      <style:text-properties fo:font-size="20pt" style:font-size-asian="20pt" style:font-size-complex="20pt"/>
    </style:style>
    <style:style style:name="_32__5f_Agenda-outline7" style:display-name="2_Agenda-outline7" style:family="presentation" style:parent-style-name="_32__5f_Agenda-outline6">
      <style:paragraph-properties fo:margin-top="0.1cm" fo:margin-bottom="0cm"/>
      <style:text-properties fo:font-size="20pt" style:font-size-asian="20pt" style:font-size-complex="20pt"/>
    </style:style>
    <style:style style:name="_32__5f_Agenda-outline8" style:display-name="2_Agenda-outline8" style:family="presentation" style:parent-style-name="_32__5f_Agenda-outline7">
      <style:paragraph-properties fo:margin-top="0.1cm" fo:margin-bottom="0cm"/>
      <style:text-properties fo:font-size="20pt" style:font-size-asian="20pt" style:font-size-complex="20pt"/>
    </style:style>
    <style:style style:name="_32__5f_Agenda-outline9" style:display-name="2_Agenda-outline9" style:family="presentation" style:parent-style-name="_32__5f_Agenda-outline8">
      <style:paragraph-properties fo:margin-top="0.1cm" fo:margin-bottom="0cm"/>
      <style:text-properties fo:font-size="20pt" style:font-size-asian="20pt" style:font-size-complex="20pt"/>
    </style:style>
    <style:style style:name="_32__5f_Agenda-subtitle" style:display-name="2_Agenda-subtitle" style:family="presentation">
      <style:graphic-properties draw:stroke="none" draw:fill="none" draw:textarea-vertical-align="middle">
        <text:list-style style:name="_32__5f_Agenda-subtitle" style:display-name="2_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Agenda-title" style:display-name="2_Agenda-title" style:family="presentation">
      <style:graphic-properties draw:stroke="none" draw:fill="none" draw:textarea-vertical-align="middle">
        <text:list-style style:name="_32__5f_Agenda-title" style:display-name="2_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69b3"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5f_Kapiteltrenner-1-background" style:display-name="3_Kapiteltrenner-1-background" style:family="presentation">
      <style:graphic-properties draw:stroke="none" draw:fill="solid" draw:fill-color="#ffffff"/>
      <style:text-properties style:letter-kerning="true"/>
    </style:style>
    <style:style style:name="_33__5f_Kapiteltrenner-1-backgroundobjects" style:display-name="3_Kapiteltrenner-1-backgroundobjects" style:family="presentation">
      <style:graphic-properties draw:textarea-horizontal-align="justify" draw:shadow="hidden" draw:shadow-offset-x="0.2cm" draw:shadow-offset-y="0.2cm" draw:shadow-color="#808080"/>
      <style:text-properties style:letter-kerning="true"/>
    </style:style>
    <style:style style:name="_33__5f_Kapiteltrenner-1-notes" style:display-name="3_Kapiteltrenner-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Kapiteltrenner-1-outline1" style:display-name="3_Kapiteltrenner-1-outline1" style:family="presentation">
      <style:graphic-properties draw:stroke="none" draw:fill="none" draw:auto-grow-height="false" draw:fit-to-size="false" style:shrink-to-fit="true">
        <text:list-style style:name="_33__5f_Kapiteltrenner-1-outline1" style:display-name="3_Kapiteltrenner-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ab-stops>
          <style:tab-stop style:position="0.7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24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_33__5f_Kapiteltrenner-1-outline2" style:display-name="3_Kapiteltrenner-1-outline2" style:family="presentation" style:parent-style-name="_33__5f_Kapiteltrenner-1-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Open Sans1"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_33__5f_Kapiteltrenner-1-outline3" style:display-name="3_Kapiteltrenner-1-outline3" style:family="presentation" style:parent-style-name="_33__5f_Kapiteltrenner-1-outline2">
      <style:paragraph-properties fo:margin-top="0.3cm" fo:margin-bottom="0cm" fo:line-height="90%" fo:text-align="start" style:punctuation-wrap="hanging" style:writing-mode="lr-tb">
        <style:tab-stops>
          <style:tab-stop style:position="4.242cm"/>
        </style:tab-stops>
      </style:paragraph-properties>
      <style:text-properties fo:font-variant="normal" fo:text-transform="none" fo:color="#000000" loext:opacity="100%"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3__5f_Kapiteltrenner-1-outline4" style:display-name="3_Kapiteltrenner-1-outline4" style:family="presentation" style:parent-style-name="_33__5f_Kapiteltrenner-1-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Open Sans1" fo:font-family="'Open Sans'" fo:font-size="14pt" fo:letter-spacing="normal" fo:font-style="normal" style:text-underline-style="none" fo:font-weight="bold" fo:background-color="transparent" style:font-size-asian="14pt" style:font-style-asian="normal" style:font-weight-asian="bold" style:font-size-complex="14pt" style:font-style-complex="normal" style:font-weight-complex="bold" fo:hyphenate="false"/>
    </style:style>
    <style:style style:name="_33__5f_Kapiteltrenner-1-outline5" style:display-name="3_Kapiteltrenner-1-outline5" style:family="presentation" style:parent-style-name="_33__5f_Kapiteltrenner-1-outline4">
      <style:paragraph-properties fo:margin-top="0.1cm" fo:margin-bottom="0cm"/>
      <style:text-properties fo:font-size="20pt" style:font-size-asian="20pt" style:font-size-complex="20pt"/>
    </style:style>
    <style:style style:name="_33__5f_Kapiteltrenner-1-outline6" style:display-name="3_Kapiteltrenner-1-outline6" style:family="presentation" style:parent-style-name="_33__5f_Kapiteltrenner-1-outline5">
      <style:paragraph-properties fo:margin-top="0.1cm" fo:margin-bottom="0cm"/>
      <style:text-properties fo:font-size="20pt" style:font-size-asian="20pt" style:font-size-complex="20pt"/>
    </style:style>
    <style:style style:name="_33__5f_Kapiteltrenner-1-outline7" style:display-name="3_Kapiteltrenner-1-outline7" style:family="presentation" style:parent-style-name="_33__5f_Kapiteltrenner-1-outline6">
      <style:paragraph-properties fo:margin-top="0.1cm" fo:margin-bottom="0cm"/>
      <style:text-properties fo:font-size="20pt" style:font-size-asian="20pt" style:font-size-complex="20pt"/>
    </style:style>
    <style:style style:name="_33__5f_Kapiteltrenner-1-outline8" style:display-name="3_Kapiteltrenner-1-outline8" style:family="presentation" style:parent-style-name="_33__5f_Kapiteltrenner-1-outline7">
      <style:paragraph-properties fo:margin-top="0.1cm" fo:margin-bottom="0cm"/>
      <style:text-properties fo:font-size="20pt" style:font-size-asian="20pt" style:font-size-complex="20pt"/>
    </style:style>
    <style:style style:name="_33__5f_Kapiteltrenner-1-outline9" style:display-name="3_Kapiteltrenner-1-outline9" style:family="presentation" style:parent-style-name="_33__5f_Kapiteltrenner-1-outline8">
      <style:paragraph-properties fo:margin-top="0.1cm" fo:margin-bottom="0cm"/>
      <style:text-properties fo:font-size="20pt" style:font-size-asian="20pt" style:font-size-complex="20pt"/>
    </style:style>
    <style:style style:name="_33__5f_Kapiteltrenner-1-subtitle" style:display-name="3_Kapiteltrenner-1-subtitle" style:family="presentation">
      <style:graphic-properties draw:stroke="none" draw:fill="none" draw:textarea-vertical-align="middle">
        <text:list-style style:name="_33__5f_Kapiteltrenner-1-subtitle" style:display-name="3_Kapiteltrenner-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Kapiteltrenner-1-title" style:display-name="3_Kapiteltrenner-1-title" style:family="presentation">
      <style:graphic-properties draw:stroke="none" draw:fill="none" draw:textarea-vertical-align="middle">
        <text:list-style style:name="_33__5f_Kapiteltrenner-1-title" style:display-name="3_Kapiteltrenner-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69b3"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5f_Kapiteltrenner-2-background" style:display-name="3_Kapiteltrenner-2-background" style:family="presentation">
      <style:graphic-properties draw:stroke="none" draw:fill="solid" draw:fill-color="#ffffff"/>
      <style:text-properties style:letter-kerning="true"/>
    </style:style>
    <style:style style:name="_33__5f_Kapiteltrenner-2-backgroundobjects" style:display-name="3_Kapiteltrenner-2-backgroundobjects" style:family="presentation">
      <style:graphic-properties draw:textarea-horizontal-align="justify" draw:shadow="hidden" draw:shadow-offset-x="0.2cm" draw:shadow-offset-y="0.2cm" draw:shadow-color="#808080"/>
      <style:text-properties style:letter-kerning="true"/>
    </style:style>
    <style:style style:name="_33__5f_Kapiteltrenner-2-notes" style:display-name="3_Kapiteltrenner-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Kapiteltrenner-2-outline1" style:display-name="3_Kapiteltrenner-2-outline1" style:family="presentation">
      <style:graphic-properties draw:stroke="none" draw:fill="none" draw:auto-grow-height="false" draw:fit-to-size="false" style:shrink-to-fit="true">
        <text:list-style style:name="_33__5f_Kapiteltrenner-2-outline1" style:display-name="3_Kapiteltrenner-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ab-stops>
          <style:tab-stop style:position="0.7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24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_33__5f_Kapiteltrenner-2-outline2" style:display-name="3_Kapiteltrenner-2-outline2" style:family="presentation" style:parent-style-name="_33__5f_Kapiteltrenner-2-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Open Sans1"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_33__5f_Kapiteltrenner-2-outline3" style:display-name="3_Kapiteltrenner-2-outline3" style:family="presentation" style:parent-style-name="_33__5f_Kapiteltrenner-2-outline2">
      <style:paragraph-properties fo:margin-top="0.3cm" fo:margin-bottom="0cm" fo:line-height="90%" fo:text-align="start" style:punctuation-wrap="hanging" style:writing-mode="lr-tb">
        <style:tab-stops>
          <style:tab-stop style:position="4.242cm"/>
        </style:tab-stops>
      </style:paragraph-properties>
      <style:text-properties fo:font-variant="normal" fo:text-transform="none" fo:color="#000000" loext:opacity="100%"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3__5f_Kapiteltrenner-2-outline4" style:display-name="3_Kapiteltrenner-2-outline4" style:family="presentation" style:parent-style-name="_33__5f_Kapiteltrenner-2-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Open Sans1" fo:font-family="'Open Sans'" fo:font-size="14pt" fo:letter-spacing="normal" fo:font-style="normal" style:text-underline-style="none" fo:font-weight="bold" fo:background-color="transparent" style:font-size-asian="14pt" style:font-style-asian="normal" style:font-weight-asian="bold" style:font-size-complex="14pt" style:font-style-complex="normal" style:font-weight-complex="bold" fo:hyphenate="false"/>
    </style:style>
    <style:style style:name="_33__5f_Kapiteltrenner-2-outline5" style:display-name="3_Kapiteltrenner-2-outline5" style:family="presentation" style:parent-style-name="_33__5f_Kapiteltrenner-2-outline4">
      <style:paragraph-properties fo:margin-top="0.1cm" fo:margin-bottom="0cm"/>
      <style:text-properties fo:font-size="20pt" style:font-size-asian="20pt" style:font-size-complex="20pt"/>
    </style:style>
    <style:style style:name="_33__5f_Kapiteltrenner-2-outline6" style:display-name="3_Kapiteltrenner-2-outline6" style:family="presentation" style:parent-style-name="_33__5f_Kapiteltrenner-2-outline5">
      <style:paragraph-properties fo:margin-top="0.1cm" fo:margin-bottom="0cm"/>
      <style:text-properties fo:font-size="20pt" style:font-size-asian="20pt" style:font-size-complex="20pt"/>
    </style:style>
    <style:style style:name="_33__5f_Kapiteltrenner-2-outline7" style:display-name="3_Kapiteltrenner-2-outline7" style:family="presentation" style:parent-style-name="_33__5f_Kapiteltrenner-2-outline6">
      <style:paragraph-properties fo:margin-top="0.1cm" fo:margin-bottom="0cm"/>
      <style:text-properties fo:font-size="20pt" style:font-size-asian="20pt" style:font-size-complex="20pt"/>
    </style:style>
    <style:style style:name="_33__5f_Kapiteltrenner-2-outline8" style:display-name="3_Kapiteltrenner-2-outline8" style:family="presentation" style:parent-style-name="_33__5f_Kapiteltrenner-2-outline7">
      <style:paragraph-properties fo:margin-top="0.1cm" fo:margin-bottom="0cm"/>
      <style:text-properties fo:font-size="20pt" style:font-size-asian="20pt" style:font-size-complex="20pt"/>
    </style:style>
    <style:style style:name="_33__5f_Kapiteltrenner-2-outline9" style:display-name="3_Kapiteltrenner-2-outline9" style:family="presentation" style:parent-style-name="_33__5f_Kapiteltrenner-2-outline8">
      <style:paragraph-properties fo:margin-top="0.1cm" fo:margin-bottom="0cm"/>
      <style:text-properties fo:font-size="20pt" style:font-size-asian="20pt" style:font-size-complex="20pt"/>
    </style:style>
    <style:style style:name="_33__5f_Kapiteltrenner-2-subtitle" style:display-name="3_Kapiteltrenner-2-subtitle" style:family="presentation">
      <style:graphic-properties draw:stroke="none" draw:fill="none" draw:textarea-vertical-align="middle">
        <text:list-style style:name="_33__5f_Kapiteltrenner-2-subtitle" style:display-name="3_Kapiteltrenner-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Kapiteltrenner-2-title" style:display-name="3_Kapiteltrenner-2-title" style:family="presentation">
      <style:graphic-properties draw:stroke="none" draw:fill="none" draw:textarea-vertical-align="middle">
        <text:list-style style:name="_33__5f_Kapiteltrenner-2-title" style:display-name="3_Kapiteltrenner-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69b3"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4__5f_Titel_20_und_20_Inhalt-1-background" style:display-name="4_Titel und Inhalt-1-background" style:family="presentation">
      <style:graphic-properties draw:stroke="none" draw:fill="solid" draw:fill-color="#ffffff"/>
      <style:text-properties style:letter-kerning="true"/>
    </style:style>
    <style:style style:name="_34__5f_Titel_20_und_20_Inhalt-1-backgroundobjects" style:display-name="4_Titel und Inhalt-1-backgroundobjects" style:family="presentation">
      <style:graphic-properties draw:textarea-horizontal-align="justify" draw:shadow="hidden" draw:shadow-offset-x="0.2cm" draw:shadow-offset-y="0.2cm" draw:shadow-color="#808080"/>
      <style:text-properties style:letter-kerning="true"/>
    </style:style>
    <style:style style:name="_34__5f_Titel_20_und_20_Inhalt-1-notes" style:display-name="4_Titel und Inhalt-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itel_20_und_20_Inhalt-1-outline1" style:display-name="4_Titel und Inhalt-1-outline1" style:family="presentation">
      <style:graphic-properties draw:stroke="none" draw:fill="none" draw:auto-grow-height="false" draw:fit-to-size="false" style:shrink-to-fit="true">
        <text:list-style style:name="_34__5f_Titel_20_und_20_Inhalt-1-outline1" style:display-name="4_Titel und Inha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ab-stops>
          <style:tab-stop style:position="0.7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24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_34__5f_Titel_20_und_20_Inhalt-1-outline2" style:display-name="4_Titel und Inhalt-1-outline2" style:family="presentation" style:parent-style-name="_34__5f_Titel_20_und_20_Inhalt-1-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Open Sans1"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_34__5f_Titel_20_und_20_Inhalt-1-outline3" style:display-name="4_Titel und Inhalt-1-outline3" style:family="presentation" style:parent-style-name="_34__5f_Titel_20_und_20_Inhalt-1-outline2">
      <style:paragraph-properties fo:margin-top="0.3cm" fo:margin-bottom="0cm" fo:line-height="90%" fo:text-align="start" style:punctuation-wrap="hanging" style:writing-mode="lr-tb">
        <style:tab-stops>
          <style:tab-stop style:position="4.242cm"/>
        </style:tab-stops>
      </style:paragraph-properties>
      <style:text-properties fo:font-variant="normal" fo:text-transform="none" fo:color="#000000" loext:opacity="100%"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4__5f_Titel_20_und_20_Inhalt-1-outline4" style:display-name="4_Titel und Inhalt-1-outline4" style:family="presentation" style:parent-style-name="_34__5f_Titel_20_und_20_Inhalt-1-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Open Sans1" fo:font-family="'Open Sans'" fo:font-size="14pt" fo:letter-spacing="normal" fo:font-style="normal" style:text-underline-style="none" fo:font-weight="bold" fo:background-color="transparent" style:font-size-asian="14pt" style:font-style-asian="normal" style:font-weight-asian="bold" style:font-size-complex="14pt" style:font-style-complex="normal" style:font-weight-complex="bold" fo:hyphenate="false"/>
    </style:style>
    <style:style style:name="_34__5f_Titel_20_und_20_Inhalt-1-outline5" style:display-name="4_Titel und Inhalt-1-outline5" style:family="presentation" style:parent-style-name="_34__5f_Titel_20_und_20_Inhalt-1-outline4">
      <style:paragraph-properties fo:margin-top="0.1cm" fo:margin-bottom="0cm"/>
      <style:text-properties fo:font-size="20pt" style:font-size-asian="20pt" style:font-size-complex="20pt"/>
    </style:style>
    <style:style style:name="_34__5f_Titel_20_und_20_Inhalt-1-outline6" style:display-name="4_Titel und Inhalt-1-outline6" style:family="presentation" style:parent-style-name="_34__5f_Titel_20_und_20_Inhalt-1-outline5">
      <style:paragraph-properties fo:margin-top="0.1cm" fo:margin-bottom="0cm"/>
      <style:text-properties fo:font-size="20pt" style:font-size-asian="20pt" style:font-size-complex="20pt"/>
    </style:style>
    <style:style style:name="_34__5f_Titel_20_und_20_Inhalt-1-outline7" style:display-name="4_Titel und Inhalt-1-outline7" style:family="presentation" style:parent-style-name="_34__5f_Titel_20_und_20_Inhalt-1-outline6">
      <style:paragraph-properties fo:margin-top="0.1cm" fo:margin-bottom="0cm"/>
      <style:text-properties fo:font-size="20pt" style:font-size-asian="20pt" style:font-size-complex="20pt"/>
    </style:style>
    <style:style style:name="_34__5f_Titel_20_und_20_Inhalt-1-outline8" style:display-name="4_Titel und Inhalt-1-outline8" style:family="presentation" style:parent-style-name="_34__5f_Titel_20_und_20_Inhalt-1-outline7">
      <style:paragraph-properties fo:margin-top="0.1cm" fo:margin-bottom="0cm"/>
      <style:text-properties fo:font-size="20pt" style:font-size-asian="20pt" style:font-size-complex="20pt"/>
    </style:style>
    <style:style style:name="_34__5f_Titel_20_und_20_Inhalt-1-outline9" style:display-name="4_Titel und Inhalt-1-outline9" style:family="presentation" style:parent-style-name="_34__5f_Titel_20_und_20_Inhalt-1-outline8">
      <style:paragraph-properties fo:margin-top="0.1cm" fo:margin-bottom="0cm"/>
      <style:text-properties fo:font-size="20pt" style:font-size-asian="20pt" style:font-size-complex="20pt"/>
    </style:style>
    <style:style style:name="_34__5f_Titel_20_und_20_Inhalt-1-subtitle" style:display-name="4_Titel und Inhalt-1-subtitle" style:family="presentation">
      <style:graphic-properties draw:stroke="none" draw:fill="none" draw:textarea-vertical-align="middle">
        <text:list-style style:name="_34__5f_Titel_20_und_20_Inhalt-1-subtitle" style:display-name="4_Titel und Inhalt-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itel_20_und_20_Inhalt-1-title" style:display-name="4_Titel und Inhalt-1-title" style:family="presentation">
      <style:graphic-properties draw:stroke="none" draw:fill="none" draw:textarea-vertical-align="middle">
        <text:list-style style:name="_34__5f_Titel_20_und_20_Inhalt-1-title" style:display-name="4_Titel und Inhalt-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69b3"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4__5f_Titel_20_und_20_Inhalt-2-background" style:display-name="4_Titel und Inhalt-2-background" style:family="presentation">
      <style:graphic-properties draw:stroke="none" draw:fill="solid" draw:fill-color="#ffffff"/>
      <style:text-properties style:letter-kerning="true"/>
    </style:style>
    <style:style style:name="_34__5f_Titel_20_und_20_Inhalt-2-backgroundobjects" style:display-name="4_Titel und Inhalt-2-backgroundobjects" style:family="presentation">
      <style:graphic-properties draw:textarea-horizontal-align="justify" draw:shadow="hidden" draw:shadow-offset-x="0.2cm" draw:shadow-offset-y="0.2cm" draw:shadow-color="#808080"/>
      <style:text-properties style:letter-kerning="true"/>
    </style:style>
    <style:style style:name="_34__5f_Titel_20_und_20_Inhalt-2-notes" style:display-name="4_Titel und Inhal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itel_20_und_20_Inhalt-2-outline1" style:display-name="4_Titel und Inhalt-2-outline1" style:family="presentation">
      <style:graphic-properties draw:stroke="none" draw:fill="none" draw:auto-grow-height="false" draw:fit-to-size="false" style:shrink-to-fit="true">
        <text:list-style style:name="_34__5f_Titel_20_und_20_Inhalt-2-outline1" style:display-name="4_Titel und Inhal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ab-stops>
          <style:tab-stop style:position="0.7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24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_34__5f_Titel_20_und_20_Inhalt-2-outline2" style:display-name="4_Titel und Inhalt-2-outline2" style:family="presentation" style:parent-style-name="_34__5f_Titel_20_und_20_Inhalt-2-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Open Sans1"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_34__5f_Titel_20_und_20_Inhalt-2-outline3" style:display-name="4_Titel und Inhalt-2-outline3" style:family="presentation" style:parent-style-name="_34__5f_Titel_20_und_20_Inhalt-2-outline2">
      <style:paragraph-properties fo:margin-top="0.3cm" fo:margin-bottom="0cm" fo:line-height="90%" fo:text-align="start" style:punctuation-wrap="hanging" style:writing-mode="lr-tb">
        <style:tab-stops>
          <style:tab-stop style:position="4.242cm"/>
        </style:tab-stops>
      </style:paragraph-properties>
      <style:text-properties fo:font-variant="normal" fo:text-transform="none" fo:color="#000000" loext:opacity="100%"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4__5f_Titel_20_und_20_Inhalt-2-outline4" style:display-name="4_Titel und Inhalt-2-outline4" style:family="presentation" style:parent-style-name="_34__5f_Titel_20_und_20_Inhalt-2-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Open Sans1" fo:font-family="'Open Sans'" fo:font-size="14pt" fo:letter-spacing="normal" fo:font-style="normal" style:text-underline-style="none" fo:font-weight="bold" fo:background-color="transparent" style:font-size-asian="14pt" style:font-style-asian="normal" style:font-weight-asian="bold" style:font-size-complex="14pt" style:font-style-complex="normal" style:font-weight-complex="bold" fo:hyphenate="false"/>
    </style:style>
    <style:style style:name="_34__5f_Titel_20_und_20_Inhalt-2-outline5" style:display-name="4_Titel und Inhalt-2-outline5" style:family="presentation" style:parent-style-name="_34__5f_Titel_20_und_20_Inhalt-2-outline4">
      <style:paragraph-properties fo:margin-top="0.1cm" fo:margin-bottom="0cm"/>
      <style:text-properties fo:font-size="20pt" style:font-size-asian="20pt" style:font-size-complex="20pt"/>
    </style:style>
    <style:style style:name="_34__5f_Titel_20_und_20_Inhalt-2-outline6" style:display-name="4_Titel und Inhalt-2-outline6" style:family="presentation" style:parent-style-name="_34__5f_Titel_20_und_20_Inhalt-2-outline5">
      <style:paragraph-properties fo:margin-top="0.1cm" fo:margin-bottom="0cm"/>
      <style:text-properties fo:font-size="20pt" style:font-size-asian="20pt" style:font-size-complex="20pt"/>
    </style:style>
    <style:style style:name="_34__5f_Titel_20_und_20_Inhalt-2-outline7" style:display-name="4_Titel und Inhalt-2-outline7" style:family="presentation" style:parent-style-name="_34__5f_Titel_20_und_20_Inhalt-2-outline6">
      <style:paragraph-properties fo:margin-top="0.1cm" fo:margin-bottom="0cm"/>
      <style:text-properties fo:font-size="20pt" style:font-size-asian="20pt" style:font-size-complex="20pt"/>
    </style:style>
    <style:style style:name="_34__5f_Titel_20_und_20_Inhalt-2-outline8" style:display-name="4_Titel und Inhalt-2-outline8" style:family="presentation" style:parent-style-name="_34__5f_Titel_20_und_20_Inhalt-2-outline7">
      <style:paragraph-properties fo:margin-top="0.1cm" fo:margin-bottom="0cm"/>
      <style:text-properties fo:font-size="20pt" style:font-size-asian="20pt" style:font-size-complex="20pt"/>
    </style:style>
    <style:style style:name="_34__5f_Titel_20_und_20_Inhalt-2-outline9" style:display-name="4_Titel und Inhalt-2-outline9" style:family="presentation" style:parent-style-name="_34__5f_Titel_20_und_20_Inhalt-2-outline8">
      <style:paragraph-properties fo:margin-top="0.1cm" fo:margin-bottom="0cm"/>
      <style:text-properties fo:font-size="20pt" style:font-size-asian="20pt" style:font-size-complex="20pt"/>
    </style:style>
    <style:style style:name="_34__5f_Titel_20_und_20_Inhalt-2-subtitle" style:display-name="4_Titel und Inhalt-2-subtitle" style:family="presentation">
      <style:graphic-properties draw:stroke="none" draw:fill="none" draw:textarea-vertical-align="middle">
        <text:list-style style:name="_34__5f_Titel_20_und_20_Inhalt-2-subtitle" style:display-name="4_Titel und Inhal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itel_20_und_20_Inhalt-2-title" style:display-name="4_Titel und Inhalt-2-title" style:family="presentation">
      <style:graphic-properties draw:stroke="none" draw:fill="none" draw:textarea-vertical-align="middle">
        <text:list-style style:name="_34__5f_Titel_20_und_20_Inhalt-2-title" style:display-name="4_Titel und Inhal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69b3"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4__5f_Titel_20_und_20_Inhalt-3-background" style:display-name="4_Titel und Inhalt-3-background" style:family="presentation">
      <style:graphic-properties draw:stroke="none" draw:fill="solid" draw:fill-color="#ffffff"/>
      <style:text-properties style:letter-kerning="true"/>
    </style:style>
    <style:style style:name="_34__5f_Titel_20_und_20_Inhalt-3-backgroundobjects" style:display-name="4_Titel und Inhalt-3-backgroundobjects" style:family="presentation">
      <style:graphic-properties draw:textarea-horizontal-align="justify" draw:shadow="hidden" draw:shadow-offset-x="0.2cm" draw:shadow-offset-y="0.2cm" draw:shadow-color="#808080"/>
      <style:text-properties style:letter-kerning="true"/>
    </style:style>
    <style:style style:name="_34__5f_Titel_20_und_20_Inhalt-3-notes" style:display-name="4_Titel und Inhalt-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_5f_Titel_20_und_20_Inhalt-3-outline1" style:display-name="4_Titel und Inhalt-3-outline1" style:family="presentation">
      <style:graphic-properties draw:stroke="none" draw:fill="none" draw:auto-grow-height="false" draw:fit-to-size="false" style:shrink-to-fit="true">
        <text:list-style style:name="_34__5f_Titel_20_und_20_Inhalt-3-outline1" style:display-name="4_Titel und Inhalt-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ab-stops>
          <style:tab-stop style:position="0.7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24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_34__5f_Titel_20_und_20_Inhalt-3-outline2" style:display-name="4_Titel und Inhalt-3-outline2" style:family="presentation" style:parent-style-name="_34__5f_Titel_20_und_20_Inhalt-3-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Open Sans1"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_34__5f_Titel_20_und_20_Inhalt-3-outline3" style:display-name="4_Titel und Inhalt-3-outline3" style:family="presentation" style:parent-style-name="_34__5f_Titel_20_und_20_Inhalt-3-outline2">
      <style:paragraph-properties fo:margin-top="0.3cm" fo:margin-bottom="0cm" fo:line-height="90%" fo:text-align="start" style:punctuation-wrap="hanging" style:writing-mode="lr-tb">
        <style:tab-stops>
          <style:tab-stop style:position="4.242cm"/>
        </style:tab-stops>
      </style:paragraph-properties>
      <style:text-properties fo:font-variant="normal" fo:text-transform="none" fo:color="#000000" loext:opacity="100%"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4__5f_Titel_20_und_20_Inhalt-3-outline4" style:display-name="4_Titel und Inhalt-3-outline4" style:family="presentation" style:parent-style-name="_34__5f_Titel_20_und_20_Inhalt-3-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Open Sans1" fo:font-family="'Open Sans'" fo:font-size="14pt" fo:letter-spacing="normal" fo:font-style="normal" style:text-underline-style="none" fo:font-weight="bold" fo:background-color="transparent" style:font-size-asian="14pt" style:font-style-asian="normal" style:font-weight-asian="bold" style:font-size-complex="14pt" style:font-style-complex="normal" style:font-weight-complex="bold" fo:hyphenate="false"/>
    </style:style>
    <style:style style:name="_34__5f_Titel_20_und_20_Inhalt-3-outline5" style:display-name="4_Titel und Inhalt-3-outline5" style:family="presentation" style:parent-style-name="_34__5f_Titel_20_und_20_Inhalt-3-outline4">
      <style:paragraph-properties fo:margin-top="0.1cm" fo:margin-bottom="0cm"/>
      <style:text-properties fo:font-size="20pt" style:font-size-asian="20pt" style:font-size-complex="20pt"/>
    </style:style>
    <style:style style:name="_34__5f_Titel_20_und_20_Inhalt-3-outline6" style:display-name="4_Titel und Inhalt-3-outline6" style:family="presentation" style:parent-style-name="_34__5f_Titel_20_und_20_Inhalt-3-outline5">
      <style:paragraph-properties fo:margin-top="0.1cm" fo:margin-bottom="0cm"/>
      <style:text-properties fo:font-size="20pt" style:font-size-asian="20pt" style:font-size-complex="20pt"/>
    </style:style>
    <style:style style:name="_34__5f_Titel_20_und_20_Inhalt-3-outline7" style:display-name="4_Titel und Inhalt-3-outline7" style:family="presentation" style:parent-style-name="_34__5f_Titel_20_und_20_Inhalt-3-outline6">
      <style:paragraph-properties fo:margin-top="0.1cm" fo:margin-bottom="0cm"/>
      <style:text-properties fo:font-size="20pt" style:font-size-asian="20pt" style:font-size-complex="20pt"/>
    </style:style>
    <style:style style:name="_34__5f_Titel_20_und_20_Inhalt-3-outline8" style:display-name="4_Titel und Inhalt-3-outline8" style:family="presentation" style:parent-style-name="_34__5f_Titel_20_und_20_Inhalt-3-outline7">
      <style:paragraph-properties fo:margin-top="0.1cm" fo:margin-bottom="0cm"/>
      <style:text-properties fo:font-size="20pt" style:font-size-asian="20pt" style:font-size-complex="20pt"/>
    </style:style>
    <style:style style:name="_34__5f_Titel_20_und_20_Inhalt-3-outline9" style:display-name="4_Titel und Inhalt-3-outline9" style:family="presentation" style:parent-style-name="_34__5f_Titel_20_und_20_Inhalt-3-outline8">
      <style:paragraph-properties fo:margin-top="0.1cm" fo:margin-bottom="0cm"/>
      <style:text-properties fo:font-size="20pt" style:font-size-asian="20pt" style:font-size-complex="20pt"/>
    </style:style>
    <style:style style:name="_34__5f_Titel_20_und_20_Inhalt-3-subtitle" style:display-name="4_Titel und Inhalt-3-subtitle" style:family="presentation">
      <style:graphic-properties draw:stroke="none" draw:fill="none" draw:textarea-vertical-align="middle">
        <text:list-style style:name="_34__5f_Titel_20_und_20_Inhalt-3-subtitle" style:display-name="4_Titel und Inhalt-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itel_20_und_20_Inhalt-3-title" style:display-name="4_Titel und Inhalt-3-title" style:family="presentation">
      <style:graphic-properties draw:stroke="none" draw:fill="none" draw:textarea-vertical-align="middle">
        <text:list-style style:name="_34__5f_Titel_20_und_20_Inhalt-3-title" style:display-name="4_Titel und Inhalt-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69b3"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6__5f_Endfolie-background" style:display-name="6_Endfolie-background" style:family="presentation">
      <style:graphic-properties draw:stroke="none" draw:fill="solid" draw:fill-color="#ffffff"/>
      <style:text-properties style:letter-kerning="true"/>
    </style:style>
    <style:style style:name="_36__5f_Endfolie-backgroundobjects" style:display-name="6_Endfolie-backgroundobjects" style:family="presentation">
      <style:graphic-properties draw:textarea-horizontal-align="justify" draw:shadow="hidden" draw:shadow-offset-x="0.2cm" draw:shadow-offset-y="0.2cm" draw:shadow-color="#808080"/>
      <style:text-properties style:letter-kerning="true"/>
    </style:style>
    <style:style style:name="_36__5f_Endfolie-notes" style:display-name="6_End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6__5f_Endfolie-outline1" style:display-name="6_Endfolie-outline1" style:family="presentation">
      <style:graphic-properties draw:stroke="none" draw:fill="none" draw:auto-grow-height="false" draw:fit-to-size="false" style:shrink-to-fit="true">
        <text:list-style style:name="_36__5f_Endfolie-outline1" style:display-name="6_End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ab-stops>
          <style:tab-stop style:position="0.75cm"/>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fo:font-size="24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_36__5f_Endfolie-outline2" style:display-name="6_Endfolie-outline2" style:family="presentation" style:parent-style-name="_36__5f_Endfoli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Open Sans1" fo:font-family="'Open San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_36__5f_Endfolie-outline3" style:display-name="6_Endfolie-outline3" style:family="presentation" style:parent-style-name="_36__5f_Endfolie-outline2">
      <style:paragraph-properties fo:margin-top="0.3cm" fo:margin-bottom="0cm" fo:line-height="90%" fo:text-align="start" style:punctuation-wrap="hanging" style:writing-mode="lr-tb">
        <style:tab-stops>
          <style:tab-stop style:position="4.242cm"/>
        </style:tab-stops>
      </style:paragraph-properties>
      <style:text-properties fo:font-variant="normal" fo:text-transform="none" fo:color="#000000" loext:opacity="100%" style:text-line-through-style="none" style:text-line-through-type="none" style:text-position="0% 100%" style:font-name="Open Sans1" fo:font-family="'Open Sans'"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style:style>
    <style:style style:name="_36__5f_Endfolie-outline4" style:display-name="6_Endfolie-outline4" style:family="presentation" style:parent-style-name="_36__5f_Endfoli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Open Sans1" fo:font-family="'Open Sans'" fo:font-size="14pt" fo:letter-spacing="normal" fo:font-style="normal" style:text-underline-style="none" fo:font-weight="bold" fo:background-color="transparent" style:font-size-asian="14pt" style:font-style-asian="normal" style:font-weight-asian="bold" style:font-size-complex="14pt" style:font-style-complex="normal" style:font-weight-complex="bold" fo:hyphenate="false"/>
    </style:style>
    <style:style style:name="_36__5f_Endfolie-outline5" style:display-name="6_Endfolie-outline5" style:family="presentation" style:parent-style-name="_36__5f_Endfolie-outline4">
      <style:paragraph-properties fo:margin-top="0.1cm" fo:margin-bottom="0cm"/>
      <style:text-properties fo:font-size="20pt" style:font-size-asian="20pt" style:font-size-complex="20pt"/>
    </style:style>
    <style:style style:name="_36__5f_Endfolie-outline6" style:display-name="6_Endfolie-outline6" style:family="presentation" style:parent-style-name="_36__5f_Endfolie-outline5">
      <style:paragraph-properties fo:margin-top="0.1cm" fo:margin-bottom="0cm"/>
      <style:text-properties fo:font-size="20pt" style:font-size-asian="20pt" style:font-size-complex="20pt"/>
    </style:style>
    <style:style style:name="_36__5f_Endfolie-outline7" style:display-name="6_Endfolie-outline7" style:family="presentation" style:parent-style-name="_36__5f_Endfolie-outline6">
      <style:paragraph-properties fo:margin-top="0.1cm" fo:margin-bottom="0cm"/>
      <style:text-properties fo:font-size="20pt" style:font-size-asian="20pt" style:font-size-complex="20pt"/>
    </style:style>
    <style:style style:name="_36__5f_Endfolie-outline8" style:display-name="6_Endfolie-outline8" style:family="presentation" style:parent-style-name="_36__5f_Endfolie-outline7">
      <style:paragraph-properties fo:margin-top="0.1cm" fo:margin-bottom="0cm"/>
      <style:text-properties fo:font-size="20pt" style:font-size-asian="20pt" style:font-size-complex="20pt"/>
    </style:style>
    <style:style style:name="_36__5f_Endfolie-outline9" style:display-name="6_Endfolie-outline9" style:family="presentation" style:parent-style-name="_36__5f_Endfolie-outline8">
      <style:paragraph-properties fo:margin-top="0.1cm" fo:margin-bottom="0cm"/>
      <style:text-properties fo:font-size="20pt" style:font-size-asian="20pt" style:font-size-complex="20pt"/>
    </style:style>
    <style:style style:name="_36__5f_Endfolie-subtitle" style:display-name="6_Endfolie-subtitle" style:family="presentation">
      <style:graphic-properties draw:stroke="none" draw:fill="none" draw:textarea-vertical-align="middle">
        <text:list-style style:name="_36__5f_Endfolie-subtitle" style:display-name="6_End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6__5f_Endfolie-title" style:display-name="6_Endfolie-title" style:family="presentation">
      <style:graphic-properties draw:stroke="none" draw:fill="none" draw:textarea-vertical-align="middle">
        <text:list-style style:name="_36__5f_Endfolie-title" style:display-name="6_End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69b3" loext:opacity="100%" style:text-outline="false" style:text-line-through-style="none" style:text-line-through-type="none" style:text-position="0% 100%" style:font-name="Open Sans1" fo:font-family="'Open Sans'" fo:font-size="18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 style:family="graphic" style:parent-style-name="standard">
      <style:graphic-properties draw:stroke="solid" svg:stroke-width="0.018cm" svg:stroke-color="#0069b3" draw:stroke-linejoin="miter" svg:stroke-linecap="butt"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paragraph-properties style:writing-mode="lr-tb"/>
    </style:style>
    <style:style style:name="Mgr6" style:family="graphic" style:parent-style-name="standard">
      <style:graphic-properties draw:stroke="none" svg:stroke-width="0cm" draw:stroke-linejoin="round" draw:fill="solid" draw:fill-color="#0069b3"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7"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8" style:family="graphic" style:parent-style-name="standard">
      <style:graphic-properties draw:stroke="none" svg:stroke-width="0.035cm" draw:stroke-linejoin="miter" svg:stroke-linecap="butt" draw:fill="solid" draw:fill-color="#e3e3e3" draw:textarea-vertical-align="middle" draw:auto-grow-height="false" draw:fit-to-size="false" style:shrink-to-fit="false" fo:min-height="0cm" fo:min-width="0cm" fo:padding-top="0.125cm" fo:padding-bottom="0.125cm" fo:padding-left="0.25cm" fo:padding-right="0.25cm" fo:wrap-option="wrap"/>
    </style:style>
    <style:style style:name="Mgr9" style:family="graphic" style:parent-style-name="standard">
      <style:graphic-properties draw:stroke="none" svg:stroke-width="0cm" draw:stroke-linejoin="round" draw:fill="solid" draw:fill-color="#ffffff"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solid" svg:stroke-width="0.018cm" svg:stroke-color="#fefefe" draw:stroke-linejoin="round" svg:stroke-linecap="round" draw:fill="non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1" style:family="graphic" style:parent-style-name="standard">
      <style:graphic-properties draw:stroke="none" svg:stroke-width="0cm" draw:stroke-linejoin="round" draw:fill="solid" draw:fill-color="#00894c"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2" style:family="graphic" style:parent-style-name="standard">
      <style:graphic-properties draw:stroke="none" svg:stroke-width="0cm" draw:stroke-linejoin="round" draw:fill="solid" draw:fill-color="#ad0470"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3" style:family="graphic" style:parent-style-name="standard">
      <style:graphic-properties draw:stroke="none" svg:stroke-width="0cm" draw:stroke-linejoin="round" draw:fill="solid" draw:fill-color="#f28e00"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4" style:family="graphic" style:parent-style-name="standard">
      <style:graphic-properties draw:stroke="none" svg:stroke-width="0cm" draw:stroke-linejoin="round" draw:fill="solid" draw:fill-color="#65b32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5" style:family="graphic" style:parent-style-name="standard">
      <style:graphic-properties draw:stroke="none" svg:stroke-width="0cm" draw:stroke-linejoin="round" draw:fill="solid" draw:fill-color="#005095"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6" style:family="graphic" style:parent-style-name="standard">
      <style:graphic-properties draw:stroke="none" svg:stroke-width="0cm" draw:stroke-linejoin="round" draw:fill="solid" draw:fill-color="#0069b3" draw:textarea-vertical-align="top" draw:auto-grow-height="false" draw:fit-to-size="false" style:shrink-to-fit="false" fo:min-height="1.126cm" fo:min-width="0.855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7" style:family="graphic" style:parent-style-name="standard">
      <style:graphic-properties draw:stroke="solid" svg:stroke-width="0.018cm" svg:stroke-color="#fefefe" draw:stroke-linejoin="round" svg:stroke-linecap="round" draw:fill="none" draw:textarea-vertical-align="top" draw:auto-grow-height="false" draw:fit-to-size="false" style:shrink-to-fit="false" fo:min-height="0.068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8" style:family="graphic" style:parent-style-name="standard">
      <style:graphic-properties draw:stroke="solid" svg:stroke-width="0.018cm" svg:stroke-color="#fefefe" draw:stroke-linejoin="round" svg:stroke-linecap="round" draw:fill="none" draw:textarea-vertical-align="top" draw:auto-grow-height="false" draw:fit-to-size="false" style:shrink-to-fit="false" fo:min-height="0.072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9" style:family="graphic" style:parent-style-name="standard">
      <style:graphic-properties draw:stroke="solid" svg:stroke-width="0.018cm" svg:stroke-color="#fefefe" draw:stroke-linejoin="round" svg:stroke-linecap="round" draw:fill="none" draw:textarea-vertical-align="top" draw:auto-grow-height="false" draw:fit-to-size="false" style:shrink-to-fit="false" fo:min-height="0.346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20" style:family="graphic" style:parent-style-name="standard">
      <style:graphic-properties draw:stroke="none" svg:stroke-width="0cm" draw:stroke-linejoin="round" draw:fill="solid" draw:fill-color="#00894c" draw:textarea-vertical-align="top" draw:auto-grow-height="false" draw:fit-to-size="false" style:shrink-to-fit="false" fo:min-height="1.122cm" fo:min-width="0.855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21" style:family="graphic" style:parent-style-name="standard">
      <style:graphic-properties draw:stroke="solid" svg:stroke-width="0.018cm" svg:stroke-color="#fefefe" draw:stroke-linejoin="round" svg:stroke-linecap="round" draw:fill="none" draw:textarea-vertical-align="top" draw:auto-grow-height="false" draw:fit-to-size="false" style:shrink-to-fit="false" fo:min-height="0.412cm" fo:min-width="0.14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22" style:family="graphic" style:parent-style-name="standard">
      <style:graphic-properties draw:stroke="none" svg:stroke-width="0cm" draw:stroke-linejoin="round" draw:fill="solid" draw:fill-color="#ad0470" draw:textarea-vertical-align="top" draw:auto-grow-height="false" draw:fit-to-size="false" style:shrink-to-fit="false" fo:min-height="1.122cm" fo:min-width="0.855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23" style:family="graphic" style:parent-style-name="standard">
      <style:graphic-properties draw:stroke="solid" svg:stroke-width="0.018cm" svg:stroke-color="#fefefe" draw:stroke-linejoin="round" svg:stroke-linecap="round" draw:fill="none" draw:textarea-vertical-align="top" draw:auto-grow-height="false" draw:fit-to-size="false" style:shrink-to-fit="false" fo:min-height="0.487cm" fo:min-width="0.564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24" style:family="graphic" style:parent-style-name="standard">
      <style:graphic-properties draw:stroke="none" svg:stroke-width="0cm" draw:stroke-linejoin="round" draw:fill="solid" draw:fill-color="#f28e00" draw:textarea-vertical-align="top" draw:auto-grow-height="false" draw:fit-to-size="false" style:shrink-to-fit="false" fo:min-height="1.122cm" fo:min-width="0.855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25" style:family="graphic" style:parent-style-name="standard">
      <style:graphic-properties draw:stroke="solid" svg:stroke-width="0.018cm" svg:stroke-color="#fefefe" draw:stroke-linejoin="round" svg:stroke-linecap="round" draw:fill="none" draw:textarea-vertical-align="top" draw:auto-grow-height="false" draw:fit-to-size="false" style:shrink-to-fit="false" fo:min-height="0.571cm" fo:min-width="0.30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26" style:family="graphic" style:parent-style-name="standard">
      <style:graphic-properties draw:stroke="solid" svg:stroke-width="0.018cm" svg:stroke-color="#fefefe" draw:stroke-linejoin="round" svg:stroke-linecap="round" draw:fill="none" draw:textarea-vertical-align="top" draw:auto-grow-height="false" draw:fit-to-size="false" style:shrink-to-fit="false" fo:min-height="0.125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27" style:family="graphic" style:parent-style-name="standard">
      <style:graphic-properties draw:stroke="none" svg:stroke-width="0cm" draw:stroke-linejoin="round" draw:fill="solid" draw:fill-color="#65b32e" draw:textarea-vertical-align="top" draw:auto-grow-height="false" draw:fit-to-size="false" style:shrink-to-fit="false" fo:min-height="1.122cm" fo:min-width="0.855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28" style:family="graphic" style:parent-style-name="standard">
      <style:graphic-properties draw:stroke="solid" svg:stroke-width="0.018cm" svg:stroke-color="#fefefe" draw:stroke-linejoin="round" svg:stroke-linecap="round" draw:fill="none" draw:textarea-vertical-align="top" draw:auto-grow-height="false" draw:fit-to-size="false" style:shrink-to-fit="false" fo:min-height="0.284cm" fo:min-width="0.30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29" style:family="graphic" style:parent-style-name="standard">
      <style:graphic-properties draw:stroke="solid" svg:stroke-width="0.018cm" svg:stroke-color="#fefefe" draw:stroke-linejoin="round" svg:stroke-linecap="round" draw:fill="none" draw:textarea-vertical-align="top" draw:auto-grow-height="false" draw:fit-to-size="false" style:shrink-to-fit="false" fo:min-height="0cm" fo:min-width="0.026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30" style:family="graphic" style:parent-style-name="standard">
      <style:graphic-properties draw:stroke="none" svg:stroke-width="0cm" draw:stroke-linejoin="round" draw:fill="solid" draw:fill-color="#005095" draw:textarea-vertical-align="top" draw:auto-grow-height="false" draw:fit-to-size="false" style:shrink-to-fit="false" fo:min-height="1.122cm" fo:min-width="0.855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31" style:family="graphic" style:parent-style-name="standard">
      <style:graphic-properties draw:stroke="solid" svg:stroke-width="0.018cm" svg:stroke-color="#fefefe" draw:stroke-linejoin="round" svg:stroke-linecap="round" draw:fill="none" draw:textarea-vertical-align="top" draw:auto-grow-height="false" draw:fit-to-size="false" style:shrink-to-fit="false" fo:min-height="0.562cm" fo:min-width="0.29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32" style:family="graphic" style:parent-style-name="standard">
      <style:graphic-properties draw:stroke="none" svg:stroke-width="0.035cm" draw:stroke-linejoin="miter" svg:stroke-linecap="butt" draw:fill="solid" draw:fill-color="#0069b3" draw:textarea-vertical-align="middle" draw:auto-grow-height="false" draw:fit-to-size="false" style:shrink-to-fit="false" fo:min-height="0cm" fo:min-width="0cm" fo:padding-top="0.125cm" fo:padding-bottom="0.125cm" fo:padding-left="0.25cm" fo:padding-right="0.25cm" fo:wrap-option="wrap"/>
    </style:style>
    <style:style style:name="Mgr33"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34" style:family="graphic" style:parent-style-name="standard">
      <style:graphic-properties draw:stroke="none" svg:stroke-width="0.035cm" draw:stroke-linejoin="miter" svg:stroke-linecap="butt" draw:fill="solid" draw:fill-color="#0069b3" draw:opacity="80%"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_31__5f_Titelfolie-1-outline1">
      <style:graphic-properties draw:stroke="none" svg:stroke-width="0cm" draw:fill="solid" draw:fill-color="#bde4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 style:family="presentation" style:parent-style-name="_31__5f_Titelfolie-1-outline1">
      <style:graphic-properties draw:stroke="none" svg:stroke-width="0cm" draw:fill="none" draw:textarea-vertical-align="top" draw:auto-grow-height="false" draw:fit-to-size="false" style:shrink-to-fit="true" fo:min-height="11.049cm" fo:padding-top="0cm" fo:padding-bottom="0cm" fo:padding-left="0cm" fo:padding-right="0cm" fo:wrap-option="wrap"/>
      <style:paragraph-properties style:writing-mode="lr-tb"/>
    </style:style>
    <style:style style:name="Mpr3" style:family="presentation" style:parent-style-name="_31__5f_Titelfolie-1-outline1">
      <style:graphic-properties draw:stroke="none" svg:stroke-width="0cm" draw:fill="none" draw:textarea-vertical-align="bottom" draw:auto-grow-height="false" draw:fit-to-size="false" style:shrink-to-fit="true" fo:min-height="11.049cm" fo:padding-top="0cm" fo:padding-bottom="0.127cm" fo:padding-left="0cm" fo:padding-right="0.254cm" fo:wrap-option="wrap"/>
      <style:paragraph-properties style:writing-mode="lr-tb"/>
    </style:style>
    <style:style style:name="Mpr4" style:family="presentation" style:parent-style-name="_31__5f_Titelfolie-1-backgroundobjects">
      <style:graphic-properties draw:stroke="none" draw:fill="none" draw:fill-color="#ffffff" draw:auto-grow-height="false" fo:min-height="1.485cm"/>
      <style:paragraph-properties style:writing-mode="lr-tb"/>
    </style:style>
    <style:style style:name="Mpr5" style:family="presentation" style:parent-style-name="_31__5f_Titelfoli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_31__5f_Titelfolie-2-outline1">
      <style:graphic-properties draw:stroke="none" svg:stroke-width="0cm" draw:fill="none" draw:textarea-vertical-align="top" draw:auto-grow-height="false" draw:fit-to-size="false" style:shrink-to-fit="true" fo:min-height="11.049cm" fo:padding-top="0cm" fo:padding-bottom="0cm" fo:padding-left="0cm" fo:padding-right="0cm" fo:wrap-option="wrap"/>
      <style:paragraph-properties style:writing-mode="lr-tb"/>
    </style:style>
    <style:style style:name="Mpr7" style:family="presentation" style:parent-style-name="_31__5f_Titelfolie-2-outline1">
      <style:graphic-properties draw:stroke="none" svg:stroke-width="0cm" draw:fill="none" draw:textarea-vertical-align="bottom" draw:auto-grow-height="false" draw:fit-to-size="false" style:shrink-to-fit="true" fo:min-height="11.049cm" fo:padding-top="0cm" fo:padding-bottom="0.127cm" fo:padding-left="0cm" fo:padding-right="0.254cm" fo:wrap-option="wrap"/>
      <style:paragraph-properties style:writing-mode="lr-tb"/>
    </style:style>
    <style:style style:name="Mpr8" style:family="presentation" style:parent-style-name="_31__5f_Titelfolie-2-backgroundobjects">
      <style:graphic-properties draw:stroke="none" draw:fill="none" draw:fill-color="#ffffff" draw:auto-grow-height="false" fo:min-height="1.27cm"/>
      <style:paragraph-properties style:writing-mode="lr-tb"/>
    </style:style>
    <style:style style:name="Mpr9" style:family="presentation" style:parent-style-name="_31__5f_Titelfolie-2-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_32__5f_Agenda-title">
      <style:graphic-properties draw:stroke="none" svg:stroke-width="0cm" draw:fill="none" draw:textarea-vertical-align="top" draw:auto-grow-height="true" draw:fit-to-size="false" style:shrink-to-fit="false" fo:min-height="3.181cm" fo:padding-top="0.127cm" fo:padding-bottom="0.127cm" fo:padding-left="0cm" fo:padding-right="0.254cm" fo:wrap-option="wrap"/>
      <style:paragraph-properties style:writing-mode="lr-tb"/>
    </style:style>
    <style:style style:name="Mpr11" style:family="presentation" style:parent-style-name="_32__5f_Agenda-outline1">
      <style:graphic-properties draw:stroke="none" svg:stroke-width="0cm" draw:fill="none" draw:textarea-vertical-align="top" draw:auto-grow-height="false" draw:fit-to-size="false" style:shrink-to-fit="false" fo:min-height="11.049cm" fo:padding-top="0cm" fo:padding-bottom="0.127cm" fo:padding-left="0cm" fo:padding-right="0.254cm" fo:wrap-option="wrap"/>
      <style:paragraph-properties style:writing-mode="lr-tb"/>
    </style:style>
    <style:style style:name="Mpr12" style:family="presentation" style:parent-style-name="_32__5f_Agenda-backgroundobjects">
      <style:graphic-properties draw:stroke="none" draw:fill="none" draw:fill-color="#ffffff" draw:auto-grow-height="false" fo:min-height="1.27cm"/>
      <style:paragraph-properties style:writing-mode="lr-tb"/>
    </style:style>
    <style:style style:name="Mpr13" style:family="presentation" style:parent-style-name="_32__5f_Agenda-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_33__5f_Kapiteltrenner-1-outline1">
      <style:graphic-properties draw:stroke="none" svg:stroke-width="0cm" draw:fill="none" draw:textarea-vertical-align="bottom" draw:auto-grow-height="false" draw:fit-to-size="false" style:shrink-to-fit="true" fo:min-height="11.049cm" fo:padding-top="0cm" fo:padding-bottom="0.127cm" fo:padding-left="0cm" fo:padding-right="0.254cm" fo:wrap-option="wrap"/>
      <style:paragraph-properties style:writing-mode="lr-tb"/>
    </style:style>
    <style:style style:name="Mpr15" style:family="presentation" style:parent-style-name="_33__5f_Kapiteltrenner-1-outline1">
      <style:graphic-properties draw:stroke="none" svg:stroke-width="0cm" draw:fill="none" draw:textarea-vertical-align="top" draw:auto-grow-height="false" draw:fit-to-size="false" style:shrink-to-fit="true" fo:min-height="11.049cm" fo:padding-top="0cm" fo:padding-bottom="0cm" fo:padding-left="0cm" fo:padding-right="0cm" fo:wrap-option="wrap"/>
      <style:paragraph-properties style:writing-mode="lr-tb"/>
    </style:style>
    <style:style style:name="Mpr16" style:family="presentation" style:parent-style-name="_33__5f_Kapiteltrenner-1-backgroundobjects">
      <style:graphic-properties draw:stroke="none" draw:fill="none" draw:fill-color="#ffffff" draw:auto-grow-height="false" fo:min-height="1.27cm"/>
      <style:paragraph-properties style:writing-mode="lr-tb"/>
    </style:style>
    <style:style style:name="Mpr17" style:family="presentation" style:parent-style-name="_33__5f_Kapiteltrenner-1-backgroundobjects">
      <style:graphic-properties draw:stroke="none" draw:fill="none" draw:fill-color="#ffffff" draw:textarea-vertical-align="bottom" draw:auto-grow-height="false" fo:min-height="1.27cm"/>
      <style:paragraph-properties style:writing-mode="lr-tb"/>
    </style:style>
    <style:style style:name="Mpr18" style:family="presentation" style:parent-style-name="_33__5f_Kapiteltrenner-2-outline1">
      <style:graphic-properties draw:stroke="none" svg:stroke-width="0cm" draw:fill="none" draw:textarea-vertical-align="top" draw:auto-grow-height="false" draw:fit-to-size="false" style:shrink-to-fit="true" fo:min-height="11.049cm" fo:padding-top="0cm" fo:padding-bottom="0cm" fo:padding-left="0cm" fo:padding-right="0cm" fo:wrap-option="wrap"/>
      <style:paragraph-properties style:writing-mode="lr-tb"/>
    </style:style>
    <style:style style:name="Mpr19" style:family="presentation" style:parent-style-name="_33__5f_Kapiteltrenner-2-outline1">
      <style:graphic-properties draw:stroke="none" svg:stroke-width="0cm" draw:fill="none" draw:textarea-vertical-align="bottom" draw:auto-grow-height="false" draw:fit-to-size="false" style:shrink-to-fit="true" fo:min-height="11.049cm" fo:padding-top="0cm" fo:padding-bottom="0.127cm" fo:padding-left="0cm" fo:padding-right="0.254cm" fo:wrap-option="wrap"/>
      <style:paragraph-properties style:writing-mode="lr-tb"/>
    </style:style>
    <style:style style:name="Mpr20" style:family="presentation" style:parent-style-name="_33__5f_Kapiteltrenner-2-backgroundobjects">
      <style:graphic-properties draw:stroke="none" draw:fill="none" draw:fill-color="#ffffff" draw:auto-grow-height="false" fo:min-height="1.27cm"/>
      <style:paragraph-properties style:writing-mode="lr-tb"/>
    </style:style>
    <style:style style:name="Mpr21" style:family="presentation" style:parent-style-name="_33__5f_Kapiteltrenner-2-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_34__5f_Titel_20_und_20_Inhalt-1-title">
      <style:graphic-properties draw:stroke="none" svg:stroke-width="0cm" draw:fill="none" draw:textarea-vertical-align="middle" draw:auto-grow-height="false" draw:fit-to-size="false" style:shrink-to-fit="false" fo:min-height="3.181cm" fo:padding-top="0.127cm" fo:padding-bottom="0.127cm" fo:padding-left="0cm" fo:padding-right="0.254cm" fo:wrap-option="wrap"/>
      <style:paragraph-properties style:writing-mode="lr-tb"/>
    </style:style>
    <style:style style:name="Mpr23" style:family="presentation" style:parent-style-name="_34__5f_Titel_20_und_20_Inhalt-1-outline1">
      <style:graphic-properties draw:stroke="none" svg:stroke-width="0cm" draw:fill="none" draw:textarea-vertical-align="top" draw:auto-grow-height="false" draw:fit-to-size="false" style:shrink-to-fit="false" fo:min-height="11.049cm" fo:padding-top="0cm" fo:padding-bottom="0.127cm" fo:padding-left="0cm" fo:padding-right="0.254cm" fo:wrap-option="wrap"/>
      <style:paragraph-properties style:writing-mode="lr-tb"/>
    </style:style>
    <style:style style:name="Mpr24" style:family="presentation" style:parent-style-name="_34__5f_Titel_20_und_20_Inhalt-1-backgroundobjects">
      <style:graphic-properties draw:stroke="none" draw:fill="none" draw:fill-color="#ffffff" draw:auto-grow-height="false" fo:min-height="1.27cm"/>
      <style:paragraph-properties style:writing-mode="lr-tb"/>
    </style:style>
    <style:style style:name="Mpr25" style:family="presentation" style:parent-style-name="_34__5f_Titel_20_und_20_Inhalt-1-backgroundobjects">
      <style:graphic-properties draw:stroke="none" draw:fill="none" draw:fill-color="#ffffff" draw:textarea-vertical-align="bottom" draw:auto-grow-height="false" fo:min-height="1.27cm"/>
      <style:paragraph-properties style:writing-mode="lr-tb"/>
    </style:style>
    <style:style style:name="Mpr26" style:family="presentation" style:parent-style-name="_34__5f_Titel_20_und_20_Inhalt-2-title">
      <style:graphic-properties draw:stroke="none" svg:stroke-width="0cm" draw:fill="none" draw:textarea-vertical-align="middle" draw:auto-grow-height="false" draw:fit-to-size="false" style:shrink-to-fit="false" fo:min-height="3.181cm" fo:padding-top="0.127cm" fo:padding-bottom="0.127cm" fo:padding-left="0cm" fo:padding-right="0.254cm" fo:wrap-option="wrap"/>
      <style:paragraph-properties style:writing-mode="lr-tb"/>
    </style:style>
    <style:style style:name="Mpr27" style:family="presentation" style:parent-style-name="_34__5f_Titel_20_und_20_Inhalt-2-outline1">
      <style:graphic-properties draw:stroke="none" svg:stroke-width="0cm" draw:fill="none" draw:textarea-vertical-align="top" draw:auto-grow-height="false" draw:fit-to-size="false" style:shrink-to-fit="false" fo:min-height="11.049cm" fo:padding-top="0cm" fo:padding-bottom="0.127cm" fo:padding-left="0cm" fo:padding-right="0.254cm" fo:wrap-option="wrap"/>
      <style:paragraph-properties style:writing-mode="lr-tb"/>
    </style:style>
    <style:style style:name="Mpr28" style:family="presentation" style:parent-style-name="_34__5f_Titel_20_und_20_Inhalt-2-backgroundobjects">
      <style:graphic-properties draw:stroke="none" draw:fill="none" draw:fill-color="#ffffff" draw:auto-grow-height="false" fo:min-height="1.27cm"/>
      <style:paragraph-properties style:writing-mode="lr-tb"/>
    </style:style>
    <style:style style:name="Mpr29" style:family="presentation" style:parent-style-name="_34__5f_Titel_20_und_20_Inhalt-2-backgroundobjects">
      <style:graphic-properties draw:stroke="none" draw:fill="none" draw:fill-color="#ffffff" draw:textarea-vertical-align="bottom" draw:auto-grow-height="false" fo:min-height="1.27cm"/>
      <style:paragraph-properties style:writing-mode="lr-tb"/>
    </style:style>
    <style:style style:name="Mpr30" style:family="presentation" style:parent-style-name="_34__5f_Titel_20_und_20_Inhalt-3-outline1">
      <style:graphic-properties draw:stroke="none" svg:stroke-width="0cm" draw:fill="none" draw:textarea-vertical-align="top" draw:auto-grow-height="false" draw:fit-to-size="false" style:shrink-to-fit="false" fo:min-height="11.049cm" fo:padding-top="0cm" fo:padding-bottom="0.127cm" fo:padding-left="0cm" fo:padding-right="0.254cm" fo:wrap-option="wrap"/>
      <style:paragraph-properties style:writing-mode="lr-tb"/>
    </style:style>
    <style:style style:name="Mpr31" style:family="presentation" style:parent-style-name="_34__5f_Titel_20_und_20_Inhalt-3-outline1">
      <style:graphic-properties draw:stroke="none" svg:stroke-width="0cm" draw:fill="solid" draw:fill-color="#bde4ff"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32" style:family="presentation" style:parent-style-name="_34__5f_Titel_20_und_20_Inhalt-3-title">
      <style:graphic-properties draw:stroke="none" svg:stroke-width="0cm" draw:fill="none" draw:textarea-vertical-align="middle" draw:auto-grow-height="false" draw:fit-to-size="false" style:shrink-to-fit="false" fo:min-height="3.181cm" fo:padding-top="0.127cm" fo:padding-bottom="0.127cm" fo:padding-left="0cm" fo:padding-right="0.254cm" fo:wrap-option="wrap"/>
      <style:paragraph-properties style:writing-mode="lr-tb"/>
    </style:style>
    <style:style style:name="Mpr33" style:family="presentation" style:parent-style-name="_34__5f_Titel_20_und_20_Inhalt-3-backgroundobjects">
      <style:graphic-properties draw:stroke="none" draw:fill="none" draw:fill-color="#ffffff" draw:auto-grow-height="false" fo:min-height="1.27cm"/>
      <style:paragraph-properties style:writing-mode="lr-tb"/>
    </style:style>
    <style:style style:name="Mpr34" style:family="presentation" style:parent-style-name="_34__5f_Titel_20_und_20_Inhalt-3-backgroundobjects">
      <style:graphic-properties draw:stroke="none" draw:fill="none" draw:fill-color="#ffffff" draw:textarea-vertical-align="bottom" draw:auto-grow-height="false" fo:min-height="1.27cm"/>
      <style:paragraph-properties style:writing-mode="lr-tb"/>
    </style:style>
    <style:style style:name="Mpr35" style:family="presentation" style:parent-style-name="_36__5f_Endfolie-outline1">
      <style:graphic-properties draw:stroke="none" svg:stroke-width="0cm" draw:fill="none" draw:textarea-vertical-align="bottom" draw:auto-grow-height="false" draw:fit-to-size="false" style:shrink-to-fit="true" fo:min-height="11.049cm" fo:padding-top="0cm" fo:padding-bottom="0.127cm" fo:padding-left="0cm" fo:padding-right="0.254cm" fo:wrap-option="wrap"/>
      <style:paragraph-properties style:writing-mode="lr-tb"/>
    </style:style>
    <style:style style:name="Mpr36" style:family="presentation" style:parent-style-name="_36__5f_Endfolie-outline1">
      <style:graphic-properties draw:stroke="none" svg:stroke-width="0cm" draw:fill="none" draw:textarea-vertical-align="bottom" draw:auto-grow-height="false" draw:fit-to-size="false" style:shrink-to-fit="true" fo:min-height="11.049cm" fo:padding-top="0cm" fo:padding-bottom="0cm" fo:padding-left="0cm" fo:padding-right="0.254cm" fo:wrap-option="wrap"/>
      <style:paragraph-properties style:writing-mode="lr-tb"/>
    </style:style>
    <style:style style:name="Mpr37" style:family="presentation" style:parent-style-name="_36__5f_Endfolie-backgroundobjects">
      <style:graphic-properties draw:stroke="none" draw:fill="none" draw:fill-color="#ffffff" draw:auto-grow-height="false" fo:min-height="1.27cm"/>
      <style:paragraph-properties style:writing-mode="lr-tb"/>
    </style:style>
    <style:style style:name="Mpr38" style:family="presentation" style:parent-style-name="_36__5f_Endfolie-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MP6" style:family="paragraph">
      <loext:graphic-properties draw:fill="none"/>
      <style:paragraph-properties fo:text-align="start" style:font-independent-line-spacing="true"/>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loext:graphic-properties draw:fill="solid" draw:fill-color="#0069b3"/>
      <style:paragraph-properties fo:text-align="start" style:font-independent-line-spacing="true"/>
      <style:text-properties fo:font-size="18pt"/>
    </style:style>
    <style:style style:name="MP10" style:family="paragraph">
      <loext:graphic-properties draw:fill="solid" draw:fill-color="#ffffff"/>
      <style:paragraph-properties fo:text-align="center" style:font-independent-line-spacing="true"/>
      <style:text-properties fo:font-size="18pt"/>
    </style:style>
    <style:style style:name="MP11" style:family="paragraph">
      <loext:graphic-properties draw:fill="solid" draw:fill-color="#e3e3e3"/>
      <style:paragraph-properties fo:text-align="center" style:font-independent-line-spacing="true"/>
      <style:text-properties fo:font-size="18pt"/>
    </style:style>
    <style:style style:name="MP1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8pt" fo:hyphenate="false"/>
    </style:style>
    <style:style style:name="MP13" style:family="paragraph">
      <loext:graphic-properties draw:fill="solid" draw:fill-color="#bde4ff"/>
      <style:paragraph-properties fo:text-align="start" style:font-independent-line-spacing="true"/>
      <style:text-properties fo:font-size="18pt"/>
    </style:style>
    <style:style style:name="MP14" style:family="paragraph">
      <loext:graphic-properties draw:fill="solid" draw:fill-color="#ffffff"/>
      <style:paragraph-properties fo:text-align="start" style:font-independent-line-spacing="true"/>
      <style:text-properties fo:font-size="18pt"/>
    </style:style>
    <style:style style:name="MP15"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32pt" fo:hyphenate="false"/>
    </style:style>
    <style:style style:name="MP16" style:family="paragraph">
      <loext:graphic-properties draw:fill="none"/>
      <style:paragraph-properties fo:text-align="start" style:font-independent-line-spacing="true"/>
      <style:text-properties fo:font-size="32pt"/>
    </style:style>
    <style:style style:name="MP17" style:family="paragraph">
      <style:paragraph-properties fo:margin-left="0cm" fo:margin-right="0cm" fo:margin-top="0cm" fo:margin-bottom="0cm" fo:line-height="100%" fo:text-align="end" fo:text-indent="0cm" style:punctuation-wrap="hanging" style:writing-mode="lr-tb"/>
      <style:text-properties fo:hyphenate="false"/>
    </style:style>
    <style:style style:name="MP18" style:family="paragraph">
      <loext:graphic-properties draw:fill="solid" draw:fill-color="#00894c"/>
      <style:paragraph-properties fo:text-align="start" style:font-independent-line-spacing="true"/>
      <style:text-properties fo:font-size="18pt"/>
    </style:style>
    <style:style style:name="MP19" style:family="paragraph">
      <loext:graphic-properties draw:fill="solid" draw:fill-color="#ad0470"/>
      <style:paragraph-properties fo:text-align="start" style:font-independent-line-spacing="true"/>
      <style:text-properties fo:font-size="18pt"/>
    </style:style>
    <style:style style:name="MP20" style:family="paragraph">
      <loext:graphic-properties draw:fill="solid" draw:fill-color="#f28e00"/>
      <style:paragraph-properties fo:text-align="start" style:font-independent-line-spacing="true"/>
      <style:text-properties fo:font-size="18pt"/>
    </style:style>
    <style:style style:name="MP21" style:family="paragraph">
      <loext:graphic-properties draw:fill="solid" draw:fill-color="#65b32e"/>
      <style:paragraph-properties fo:text-align="start" style:font-independent-line-spacing="true"/>
      <style:text-properties fo:font-size="18pt"/>
    </style:style>
    <style:style style:name="MP22" style:family="paragraph">
      <loext:graphic-properties draw:fill="solid" draw:fill-color="#005095"/>
      <style:paragraph-properties fo:text-align="start" style:font-independent-line-spacing="true"/>
      <style:text-properties fo:font-size="18pt"/>
    </style:style>
    <style:style style:name="MP2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60pt" fo:hyphenate="false"/>
    </style:style>
    <style:style style:name="MP24" style:family="paragraph">
      <loext:graphic-properties draw:fill="none"/>
      <style:paragraph-properties fo:text-align="start" style:font-independent-line-spacing="true"/>
      <style:text-properties fo:font-size="60pt"/>
    </style:style>
    <style:style style:name="MP25" style:family="paragraph">
      <loext:graphic-properties draw:fill="solid" draw:fill-color="#0069b3"/>
      <style:paragraph-properties fo:text-align="center" style:font-independent-line-spacing="true"/>
      <style:text-properties fo:font-size="18pt"/>
    </style:style>
    <style:style style:name="MP26" style:family="paragraph">
      <style:paragraph-properties fo:margin-top="0cm" fo:margin-bottom="0cm" fo:line-height="90%" fo:text-align="start" style:punctuation-wrap="hanging" style:writing-mode="lr-tb"/>
      <style:text-properties fo:font-size="48pt" fo:hyphenate="false"/>
    </style:style>
    <style:style style:name="MP27" style:family="paragraph">
      <loext:graphic-properties draw:fill="none"/>
      <style:paragraph-properties fo:text-align="start" style:font-independent-line-spacing="true"/>
      <style:text-properties fo:font-size="48pt"/>
    </style:style>
    <style:style style:name="MP28" style:family="paragraph">
      <style:paragraph-properties fo:margin-left="0cm" fo:margin-right="0cm" fo:margin-top="0.353cm" fo:margin-bottom="0cm" fo:line-height="100%" fo:text-align="start" fo:text-indent="0cm" style:punctuation-wrap="hanging" style:writing-mode="lr-tb"/>
      <style:text-properties fo:font-size="24pt" fo:hyphenate="false"/>
    </style:style>
    <style:style style:name="MP29" style:family="paragraph">
      <style:paragraph-properties fo:margin-left="0.75cm" fo:margin-right="0cm" fo:margin-top="0.353cm" fo:margin-bottom="0cm" fo:line-height="90%" fo:text-align="start" fo:text-indent="0cm">
        <style:tab-stops>
          <style:tab-stop style:position="0cm"/>
        </style:tab-stops>
      </style:paragraph-properties>
    </style:style>
    <style:style style:name="MP30" style:family="paragraph">
      <style:paragraph-properties fo:margin-left="1.248cm" fo:margin-right="0cm" fo:margin-top="0.353cm" fo:margin-bottom="0cm" fo:line-height="90%" fo:text-align="start" fo:text-indent="0cm">
        <style:tab-stops>
          <style:tab-stop style:position="0cm"/>
        </style:tab-stops>
      </style:paragraph-properties>
    </style:style>
    <style:style style:name="MP31" style:family="paragraph">
      <style:paragraph-properties fo:margin-left="1.998cm" fo:margin-right="0cm" fo:margin-top="0.353cm" fo:margin-bottom="0cm" fo:line-height="90%" fo:text-align="start" fo:text-indent="0cm">
        <style:tab-stops>
          <style:tab-stop style:position="0cm"/>
        </style:tab-stops>
      </style:paragraph-properties>
    </style:style>
    <style:style style:name="MP32" style:family="paragraph">
      <loext:graphic-properties draw:fill="none"/>
      <style:paragraph-properties fo:text-align="start" style:font-independent-line-spacing="true"/>
      <style:text-properties fo:font-size="24pt"/>
    </style:style>
    <style:style style:name="MP3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64pt" fo:hyphenate="false"/>
    </style:style>
    <style:style style:name="MP34" style:family="paragraph">
      <loext:graphic-properties draw:fill="none"/>
      <style:paragraph-properties fo:text-align="start" style:font-independent-line-spacing="true"/>
      <style:text-properties fo:font-size="64pt"/>
    </style:style>
    <style:style style:name="MP35"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MP36" style:family="paragraph">
      <style:paragraph-properties fo:margin-left="0cm" fo:margin-right="0cm" fo:margin-top="0.353cm" fo:margin-bottom="0cm" fo:line-height="90%" fo:text-align="start" fo:text-indent="0cm" style:punctuation-wrap="hanging" style:writing-mode="lr-tb">
        <style:tab-stops>
          <style:tab-stop style:position="0.75cm"/>
        </style:tab-stops>
      </style:paragraph-properties>
      <style:text-properties fo:font-size="24pt" fo:hyphenate="false"/>
    </style:style>
    <style:style style:name="MP37" style:family="paragraph">
      <style:paragraph-properties fo:margin-left="0cm" fo:margin-right="0cm" fo:margin-top="0.353cm" fo:margin-bottom="0cm" fo:line-height="90%" fo:text-align="start" fo:text-indent="0cm" style:punctuation-wrap="hanging" style:writing-mode="lr-tb">
        <style:tab-stops>
          <style:tab-stop style:position="4.242cm"/>
        </style:tab-stops>
      </style:paragraph-properties>
      <style:text-properties fo:font-size="24pt" fo:hyphenate="false"/>
    </style:style>
    <style:style style:name="MP38" style:family="paragraph">
      <loext:graphic-properties draw:fill="solid" draw:fill-color="#0069b3" draw:opacity="80%"/>
      <style:paragraph-properties fo:text-align="center" style:font-independent-line-spacing="true"/>
      <style:text-properties fo:font-size="18pt"/>
    </style:style>
    <style:style style:name="MP39" style:family="paragraph">
      <style:paragraph-properties fo:margin-left="0cm" fo:margin-right="0cm" fo:margin-top="0cm" fo:margin-bottom="0cm" fo:line-height="120%" fo:text-align="start" fo:text-indent="0cm" style:punctuation-wrap="hanging" style:writing-mode="lr-tb">
        <style:tab-stops>
          <style:tab-stop style:position="0cm"/>
        </style:tab-stops>
      </style:paragraph-properties>
      <style:text-properties fo:font-size="14pt" fo:hyphenate="false"/>
    </style:style>
    <style:style style:name="MP40"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0069b3" loext:opacity="100%" style:text-line-through-style="none" style:text-line-through-type="none" style:text-position="0% 100%" style:font-name="Open Sans1" fo:font-size="7pt" fo:letter-spacing="normal" fo:language="de" fo:country="DE" fo:font-style="normal" style:text-underline-style="none" fo:font-weight="bold" fo:background-color="transparent" style:font-size-asian="7pt" style:font-style-asian="normal" style:font-weight-asian="bold" style:font-size-complex="7pt" style:font-style-complex="normal" style:font-weight-complex="bold"/>
    </style:style>
    <style:style style:name="MT2" style:family="text">
      <style:text-properties fo:font-variant="normal" fo:text-transform="none" fo:color="#0069b3" loext:opacity="100%" style:text-line-through-style="none" style:text-line-through-type="none" style:text-position="0% 100%" style:font-name="Open Sans1" fo:font-size="10.5pt" fo:letter-spacing="normal" fo:language="de" fo:country="DE"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MT3" style:family="text">
      <style:text-properties fo:font-variant="normal" fo:text-transform="none" fo:color="#a6a6a6" loext:opacity="100%" style:text-line-through-style="none" style:text-line-through-type="none" style:text-position="0% 100%" style:font-name="Open Sans1" fo:font-size="8pt" fo:letter-spacing="normal" fo:language="de" fo:country="DE" fo:font-style="normal" style:text-underline-style="none" fo:font-weight="bold" fo:background-color="transparent" style:font-size-asian="8pt" style:font-style-asian="normal" style:font-weight-asian="bold" style:font-size-complex="8pt" style:font-style-complex="normal" style:font-weight-complex="bold"/>
    </style:style>
    <style:style style:name="MT4" style:family="text">
      <style:text-properties fo:font-variant="normal" fo:text-transform="none" fo:color="#0069b3" loext:opacity="100%" style:text-line-through-style="none" style:text-line-through-type="none" style:text-position="0% 100%" style:font-name="Open Sans1"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5" style:family="text">
      <style:text-properties fo:font-variant="normal" fo:text-transform="none" fo:color="#0069b3" loext:opacity="100%" style:text-line-through-style="none" style:text-line-through-type="none" style:text-position="0% 100%" style:font-name="Open Sans1" fo:font-size="18pt" fo:letter-spacing="normal" fo:language="de" fo:country="D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6" style:family="text">
      <style:text-properties fo:font-variant="normal" fo:text-transform="none" fo:color="#0069b3" loext:opacity="100%" style:text-line-through-style="none" style:text-line-through-type="none" style:text-position="0% 100%" style:font-name="Open Sans1" fo:font-size="32pt" fo:letter-spacing="normal" fo:language="de" fo:country="DE" fo:font-style="normal" style:text-underline-style="none" fo:font-weight="bold" fo:background-color="transparent" style:font-size-asian="32pt" style:font-style-asian="normal" style:font-weight-asian="bold" style:font-size-complex="32pt" style:font-style-complex="normal" style:font-weight-complex="bold"/>
    </style:style>
    <style:style style:name="MT7" style:family="text">
      <style:text-properties fo:font-variant="normal" fo:text-transform="none" fo:color="#ffffff" loext:opacity="100%" style:text-line-through-style="none" style:text-line-through-type="none" style:text-position="0% 100%" style:font-name="Open Sans1" fo:font-size="13pt" fo:letter-spacing="normal" fo:language="de" fo:country="DE" fo:font-style="normal" style:text-underline-style="none" fo:font-weight="bold" fo:background-color="transparent" style:font-size-asian="13pt" style:font-style-asian="normal" style:font-weight-asian="bold" style:font-size-complex="13pt" style:font-style-complex="normal" style:font-weight-complex="bold"/>
    </style:style>
    <style:style style:name="MT8" style:family="text">
      <style:text-properties fo:font-variant="normal" fo:text-transform="none" fo:color="#0069b3" loext:opacity="100%" style:text-line-through-style="none" style:text-line-through-type="none" style:text-position="0% 100%" style:font-name="Open Sans1" fo:font-size="60pt" fo:letter-spacing="normal" fo:language="de" fo:country="DE" fo:font-style="normal" style:text-underline-style="none" fo:font-weight="bold" fo:background-color="transparent" style:font-size-asian="60pt" style:font-style-asian="normal" style:font-weight-asian="bold" style:font-size-complex="60pt" style:font-style-complex="normal" style:font-weight-complex="bold"/>
    </style:style>
    <style:style style:name="MT9" style:family="text">
      <style:text-properties fo:font-variant="normal" fo:text-transform="none" fo:color="#ffffff" loext:opacity="100%" style:text-line-through-style="none" style:text-line-through-type="none" style:text-position="0% 100%" style:font-name="Open Sans1" fo:font-size="48pt" fo:letter-spacing="normal" fo:language="de" fo:country="DE" fo:font-style="normal" style:text-underline-style="none" fo:font-weight="bold" fo:background-color="transparent" style:font-size-asian="48pt" style:font-style-asian="normal" style:font-weight-asian="bold" style:font-size-complex="48pt" style:font-style-complex="normal" style:font-weight-complex="bold"/>
    </style:style>
    <style:style style:name="MT10" style:family="text">
      <style:text-properties fo:font-variant="normal" fo:text-transform="none" fo:color="#000000" loext:opacity="100%" style:text-line-through-style="none" style:text-line-through-type="none" style:text-position="0% 100%" style:font-name="Open Sans1" fo:font-size="24pt" fo:letter-spacing="normal" fo:language="de" fo:country="DE"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Open Sans1" fo:font-size="20pt" fo:letter-spacing="normal" fo:language="de" fo:country="DE"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Open Sans1" fo:font-size="16pt" fo:letter-spacing="normal" fo:language="de" fo:country="DE"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Open Sans1" fo:font-size="14pt" fo:letter-spacing="normal" fo:language="de" fo:country="DE" fo:font-style="normal" style:text-underline-style="none" fo:font-weight="bold" fo:background-color="transparent" style:font-size-asian="14pt" style:font-style-asian="normal" style:font-weight-asian="bold" style:font-size-complex="14pt" style:font-style-complex="normal" style:font-weight-complex="bold"/>
    </style:style>
    <style:style style:name="MT14" style:family="text">
      <style:text-properties fo:font-variant="normal" fo:text-transform="none" fo:color="#ffffff" loext:opacity="100%" style:text-line-through-style="none" style:text-line-through-type="none" style:text-position="0% 100%" style:font-name="Open Sans1" fo:font-size="64pt" fo:letter-spacing="normal" fo:language="de" fo:country="DE" fo:font-style="normal" style:text-underline-style="none" fo:font-weight="bold" fo:background-color="transparent" style:font-size-asian="64pt" style:font-style-asian="normal" style:font-weight-asian="bold" style:font-size-complex="64pt" style:font-style-complex="normal" style:font-weight-complex="bold"/>
    </style:style>
    <style:style style:name="MT15" style:family="text">
      <style:text-properties fo:font-variant="normal" fo:text-transform="none" fo:color="#ffffff" loext:opacity="100%" style:text-line-through-style="none" style:text-line-through-type="none" style:text-position="0% 100%" style:font-name="Open Sans1" fo:font-size="32pt" fo:letter-spacing="normal" fo:language="de" fo:country="DE" fo:font-style="normal" style:text-underline-style="none" fo:font-weight="bold" fo:background-color="transparent" style:font-size-asian="32pt" style:font-style-asian="normal" style:font-weight-asian="bold" style:font-size-complex="32pt" style:font-style-complex="normal" style:font-weight-complex="bold"/>
    </style:style>
    <style:style style:name="MT16" style:family="text">
      <style:text-properties fo:font-variant="normal" fo:text-transform="none" fo:color="#0069b3" loext:opacity="100%" style:text-line-through-style="none" style:text-line-through-type="none" style:text-position="0% 100%" style:font-name="Open Sans1" fo:font-size="48pt" fo:letter-spacing="normal" fo:language="de" fo:country="DE" fo:font-style="normal" style:text-underline-style="none" fo:font-weight="bold" fo:background-color="transparent" style:font-size-asian="48pt" style:font-style-asian="normal" style:font-weight-asian="bold" style:font-size-complex="48pt" style:font-style-complex="normal" style:font-weight-complex="bold"/>
    </style:style>
    <style:style style:name="MT17" style:family="text">
      <style:text-properties fo:font-variant="normal" fo:text-transform="none" fo:color="#000000" loext:opacity="100%" style:text-line-through-style="none" style:text-line-through-type="none" style:text-position="0% 100%" style:font-name="Open Sans2" fo:font-size="24pt" fo:letter-spacing="normal" fo:language="de" fo:country="DE" fo:font-style="normal" style:text-underline-style="none" fo:font-weight="normal" fo:background-color="transparent" style:font-name-asian="Open Sans4" style:font-size-asian="24pt" style:font-style-asian="normal" style:font-weight-asian="normal" style:font-name-complex="Open Sans2" style:font-size-complex="24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Open Sans1" fo:font-size="20pt" fo:letter-spacing="normal" fo:language="de" fo:country="DE" fo:font-style="normal" style:text-underline-style="none" fo:font-weight="normal" fo:background-color="transparent" style:font-name-asian="Open Sans4" style:font-size-asian="20pt" style:font-style-asian="normal" style:font-weight-asian="normal" style:font-name-complex="Open Sans2" style:font-size-complex="20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Open Sans1" fo:font-size="16pt" fo:letter-spacing="normal" fo:language="de" fo:country="DE" fo:font-style="normal" style:text-underline-style="none" fo:font-weight="normal" fo:background-color="transparent" style:font-name-asian="Open Sans4" style:font-size-asian="16pt" style:font-style-asian="normal" style:font-weight-asian="normal" style:font-name-complex="Open Sans2" style:font-size-complex="16pt" style:font-style-complex="normal" style:font-weight-complex="normal"/>
    </style:style>
    <style:style style:name="MT20" style:family="text">
      <style:text-properties fo:font-variant="normal" fo:text-transform="none" fo:color="#000000" loext:opacity="100%" style:text-line-through-style="none" style:text-line-through-type="none" style:text-position="0% 100%" style:font-name="Open Sans1" fo:font-size="14pt" fo:letter-spacing="normal" fo:language="de" fo:country="DE" fo:font-style="normal" style:text-underline-style="none" fo:font-weight="bold" fo:background-color="transparent" style:font-name-asian="Open Sans4" style:font-size-asian="14pt" style:font-style-asian="normal" style:font-weight-asian="bold" style:font-name-complex="Open Sans2" style:font-size-complex="14pt" style:font-style-complex="normal" style:font-weight-complex="bold"/>
    </style:style>
    <style:style style:name="MT21" style:family="text">
      <style:text-properties fo:font-variant="normal" fo:text-transform="none" fo:color="#0069b3" loext:opacity="100%" style:text-line-through-style="none" style:text-line-through-type="none" style:text-position="0% 100%" style:font-name="Open Sans1" fo:font-size="13pt" fo:letter-spacing="normal" fo:language="de" fo:country="DE" fo:font-style="normal" style:text-underline-style="none" fo:font-weight="bold" fo:background-color="transparent" style:font-size-asian="13pt" style:font-style-asian="normal" style:font-weight-asian="bold" style:font-size-complex="13pt" style:font-style-complex="normal" style:font-weight-complex="bold"/>
    </style:style>
    <style:style style:name="MT22" style:family="text">
      <style:text-properties fo:font-variant="normal" fo:text-transform="none" fo:color="#ffffff" loext:opacity="100%" style:text-line-through-style="none" style:text-line-through-type="none" style:text-position="0% 100%" style:font-name="Open Sans1" fo:font-size="60pt" fo:letter-spacing="normal" fo:language="de" fo:country="DE" fo:font-style="normal" style:text-underline-style="none" fo:font-weight="bold" fo:background-color="transparent" style:font-size-asian="60pt" style:font-style-asian="normal" style:font-weight-asian="bold" style:font-size-complex="60pt" style:font-style-complex="normal" style:font-weight-complex="bold"/>
    </style:style>
    <style:style style:name="MT23" style:family="text">
      <style:text-properties fo:font-variant="normal" fo:text-transform="none" fo:color="#ffffff" loext:opacity="100%" style:text-line-through-style="none" style:text-line-through-type="none" style:text-position="0% 100%" style:font-name="Open Sans1" fo:font-size="14pt" fo:letter-spacing="normal" fo:language="de" fo:country="DE"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69b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69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a6a6a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0069b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69b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suffix="." style:num-format="1">
        <style:list-level-properties text:min-label-width="1.27cm"/>
        <style:text-properties fo:color="#0069b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number text:level="1" style:num-suffix="." style:num-format="1">
        <style:list-level-properties text:min-label-width="1.27cm"/>
        <style:text-properties fo:color="#0069b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69b3"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suffix="." style:num-format="1">
        <style:list-level-properties text:min-label-width="1.27cm"/>
        <style:text-properties fo:color="#0069b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69b3" fo:font-size="100%"/>
      </text:list-level-style-number>
      <text:list-level-style-number text:level="4" style:num-format="">
        <style:list-level-properties text:space-before="4.2cm" text:min-label-width="0.6cm"/>
        <style:text-properties fo:color="#0069b3"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number text:level="1" style:num-suffix="." style:num-format="1">
        <style:list-level-properties text:min-label-width="1.27cm"/>
        <style:text-properties fo:color="#0069b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69b3" fo:font-size="100%"/>
      </text:list-level-style-number>
      <text:list-level-style-number text:level="4" style:num-format="">
        <style:list-level-properties text:space-before="4.2cm" text:min-label-width="0.6cm"/>
        <style:text-properties fo:color="#0069b3" fo:font-size="100%"/>
      </text:list-level-style-number>
      <text:list-level-style-number text:level="5" style:num-format="">
        <style:list-level-properties text:space-before="5.4cm" text:min-label-width="0.6cm"/>
        <style:text-properties fo:color="#000000" fo:font-size="100%"/>
      </text:list-level-style-number>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number text:level="1" style:num-format="">
        <style:list-level-properties text:min-label-width="0.6cm"/>
        <style:text-properties fo:color="#0069b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5">
      <text:list-level-style-number text:level="1" style:num-format="">
        <style:list-level-properties text:space-before="0.3cm" text:min-label-width="0.9cm"/>
        <style:text-properties fo:color="#0069b3" fo:font-size="100%"/>
      </text:list-level-style-number>
      <text:list-level-style-bullet text:level="2" text:bullet-char="">
        <style:list-level-properties text:min-label-width="0.75cm"/>
        <style:text-properties fo:font-family="Wingdings" style:font-pitch="variable" style:font-charset="x-symbol" fo:color="#0069b3"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number text:level="1" style:num-format="">
        <style:list-level-properties text:space-before="0.3cm" text:min-label-width="0.9cm"/>
        <style:text-properties fo:color="#0069b3" fo:font-size="100%"/>
      </text:list-level-style-number>
      <text:list-level-style-bullet text:level="2" text:bullet-char="">
        <style:list-level-properties text:min-label-width="0.75cm"/>
        <style:text-properties fo:font-family="Wingdings" style:font-pitch="variable" style:font-charset="x-symbol" fo:color="#0069b3" fo:font-size="100%"/>
      </text:list-level-style-bullet>
      <text:list-level-style-bullet text:level="3" text:bullet-char="–">
        <style:list-level-properties text:space-before="0.75cm" text:min-label-width="0.745cm"/>
        <style:text-properties style:font-name="Open Sans2" fo:color="#0069b3"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number text:level="1" style:num-format="">
        <style:list-level-properties text:space-before="0.3cm" text:min-label-width="0.9cm"/>
        <style:text-properties fo:color="#0069b3" fo:font-size="100%"/>
      </text:list-level-style-number>
      <text:list-level-style-bullet text:level="2" text:bullet-char="">
        <style:list-level-properties text:min-label-width="0.75cm"/>
        <style:text-properties fo:font-family="Wingdings" style:font-pitch="variable" style:font-charset="x-symbol" fo:color="#0069b3" fo:font-size="100%"/>
      </text:list-level-style-bullet>
      <text:list-level-style-bullet text:level="3" text:bullet-char="–">
        <style:list-level-properties text:space-before="0.75cm" text:min-label-width="0.745cm"/>
        <style:text-properties style:font-name="Open Sans2" fo:color="#0069b3" fo:font-size="100%"/>
      </text:list-level-style-bullet>
      <text:list-level-style-bullet text:level="4" text:bullet-char="–">
        <style:list-level-properties text:space-before="1.248cm" text:min-label-width="0.75cm"/>
        <style:text-properties style:font-name="Open Sans2" fo:color="#0069b3"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number text:level="1" style:num-format="">
        <style:list-level-properties text:space-before="0.3cm" text:min-label-width="0.9cm"/>
        <style:text-properties fo:color="#0069b3" fo:font-size="100%"/>
      </text:list-level-style-number>
      <text:list-level-style-bullet text:level="2" text:bullet-char="">
        <style:list-level-properties text:min-label-width="0.75cm"/>
        <style:text-properties fo:font-family="Wingdings" style:font-pitch="variable" style:font-charset="x-symbol" fo:color="#0069b3" fo:font-size="100%"/>
      </text:list-level-style-bullet>
      <text:list-level-style-bullet text:level="3" text:bullet-char="–">
        <style:list-level-properties text:space-before="0.75cm" text:min-label-width="0.745cm"/>
        <style:text-properties style:font-name="Open Sans2" fo:color="#0069b3" fo:font-size="100%"/>
      </text:list-level-style-bullet>
      <text:list-level-style-bullet text:level="4" text:bullet-char="–">
        <style:list-level-properties text:space-before="1.248cm" text:min-label-width="0.75cm"/>
        <style:text-properties style:font-name="Open Sans2" fo:color="#0069b3" fo:font-size="100%"/>
      </text:list-level-style-bullet>
      <text:list-level-style-bullet text:level="5" text:bullet-char="−">
        <style:list-level-properties text:space-before="1.998cm" text:min-label-width="0.498cm"/>
        <style:text-properties fo:font-family="'Arial Black'"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Foliennummer&gt;</text:page-number></text:p>
        </draw:text-box>
      </draw:frame>
    </style:handout-master>
    <style:master-page style:name="_31__5f_Titelfolie-1" style:display-name="1_Titelfolie-1" style:page-layout-name="PM1" draw:style-name="Mdp1">
      <draw:custom-shape draw:name="Textfeld 24" draw:style-name="Mgr3" draw:text-style-name="MP6" draw:layer="backgroundobjects" svg:width="6.694cm" svg:height="0.843cm" svg:x="20.971cm" svg:y="17.826cm">
        <text:p text:style-name="MP5"><text:span text:style-name="MT1">Angabe der Struktureinheit 2. Ebene: </text:span><text:span text:style-name="MT1"><text:line-break/></text:span><text:span text:style-name="MT1">Fakultät | Institut | Einricht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28" draw:style-name="Mgr4" draw:text-style-name="MP7" draw:layer="backgroundobjects" svg:x1="27.737cm" svg:y1="17.638cm" svg:x2="27.738cm" svg:y2="18.538cm">
        <text:p/>
      </draw:line>
      <draw:custom-shape draw:name="Textfeld 29" draw:style-name="Mgr5" draw:text-style-name="MP6" draw:layer="backgroundobjects" svg:width="17.668cm" svg:height="0.845cm" svg:x="3.43cm" svg:y="17.767cm">
        <text:p text:style-name="MP8"><text:span text:style-name="MT2">Titel/Kapitel | Redner oder Autor, Akad. Grad</text:span></text:p>
        <text:p text:style-name="MP8"><text:span text:style-name="MT3">(C) </text:span><text:span text:style-name="MT3"><text:date style:data-style-name="D4" text:date-value="2022-06-30">30.06.2022</text:date></text:span><text:span text:style-name="MT3"><text:s/>Hochschule Mittweid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Mgr5" draw:text-style-name="MP6" draw:layer="backgroundobjects" svg:width="1.201cm" svg:height="0.593cm" svg:x="2.13cm" svg:y="17.739cm">
        <text:p text:style-name="MP8"><text:span text:style-name="MT4"><text:page-number>&lt;Folien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Mgr6" draw:text-style-name="MP9" draw:layer="layout" svg:width="2.561cm" svg:height="0.271cm" svg:x="29.185cm" svg:y="17.928cm">
          <text:p><text:span text:style-name="MT5"/></text:p>
          <draw:enhanced-geometry draw:mirror-horizontal="false" draw:mirror-vertical="false" drawooo:sub-view-size="1920 204" draw:text-areas="0 0 ?f108 ?f109" svg:viewBox="0 0 0 0" draw:type="ooxml-non-primitive" draw:enhanced-path="M 171 3 L 171 3 117 3 117 76 54 76 54 3 0 3 0 201 54 201 54 120 117 120 117 201 171 201 171 3 Z M 380 26 L 380 26 C 364 8 340 0 308 0 277 0 252 8 236 26 219 43 211 68 211 102 211 135 219 160 236 178 253 195 277 204 308 204 339 204 363 195 380 178 396 161 404 135 404 102 404 68 396 43 380 26 Z M 308 44 L 308 44 C 321 44 331 48 338 58 345 67 348 82 348 102 348 122 345 136 338 145 331 155 321 159 308 159 281 159 268 140 268 102 268 63 281 44 308 44 Z M 557 47 L 557 47 C 564 50 571 53 579 56 L 595 14 C 576 5 555 0 534 0 514 0 497 4 482 12 468 21 457 33 449 48 441 64 437 82 437 103 437 135 445 161 461 178 477 195 500 204 530 204 551 204 570 200 587 193 L 587 148 C 578 151 570 154 562 157 553 159 545 160 536 160 507 160 493 141 493 103 493 85 496 70 503 60 510 49 520 44 533 44 542 44 549 45 557 47 Z M 800 3 L 800 3 746 3 746 76 684 76 684 3 630 3 630 201 684 201 684 120 746 120 746 201 800 201 800 3 Z M 971 108 L 971 108 C 964 99 952 91 935 83 917 75 906 69 902 66 898 63 896 60 896 56 896 52 898 49 901 47 904 44 909 43 916 43 930 43 946 47 964 56 L 981 14 C 960 5 939 0 918 0 895 0 876 5 863 15 850 25 843 40 843 58 843 68 845 76 848 83 851 91 856 97 862 102 869 108 878 114 891 120 906 126 915 130 918 132 921 134 924 137 925 139 927 141 927 143 927 146 927 150 925 154 922 156 918 159 912 160 904 160 895 160 885 159 874 156 863 153 852 149 842 144 L 842 192 C 851 196 861 199 870 201 879 203 890 204 903 204 919 204 933 201 945 196 956 191 965 183 972 174 978 164 981 153 981 141 981 128 978 117 971 108 Z M 1130 47 L 1130 47 C 1137 50 1144 53 1152 56 L 1168 14 C 1148 5 1128 0 1106 0 1087 0 1070 4 1055 12 1041 21 1030 33 1022 48 1014 64 1010 82 1010 103 1010 135 1018 161 1034 178 1050 195 1073 204 1103 204 1124 204 1143 200 1159 193 L 1159 148 C 1151 151 1143 154 1134 157 1126 159 1118 160 1109 160 1080 160 1065 141 1065 103 1065 85 1069 70 1076 60 1083 49 1093 44 1106 44 1114 44 1122 45 1130 47 Z M 1373 3 L 1373 3 1319 3 1319 76 1256 76 1256 3 1202 3 1202 201 1256 201 1256 120 1319 120 1319 201 1373 201 1373 3 Z M 1537 3 L 1537 3 1537 119 C 1537 133 1534 144 1529 150 1524 156 1516 159 1505 159 1495 159 1487 156 1482 150 1477 144 1474 133 1474 119 L 1474 3 1420 3 1420 124 C 1420 150 1428 169 1442 183 1457 197 1477 204 1505 204 1532 204 1553 197 1568 183 1583 168 1590 148 1590 122 L 1590 3 1537 3 Z M 1768 201 L 1768 201 1768 158 1692 158 1692 3 1638 3 1638 201 1768 201 Z M 1920 158 L 1920 158 1856 158 1856 120 1916 120 1916 77 1856 77 1856 46 1920 46 1920 3 1802 3 1802 201 1920 201 1920 158 Z N">
            <draw:equation draw:name="f0" draw:formula="117*logwidth/1920"/>
            <draw:equation draw:name="f1" draw:formula="3*logheight/204"/>
            <draw:equation draw:name="f2" draw:formula="54*logwidth/1920"/>
            <draw:equation draw:name="f3" draw:formula="3*logheight/204"/>
            <draw:equation draw:name="f4" draw:formula="54*logwidth/1920"/>
            <draw:equation draw:name="f5" draw:formula="201*logheight/204"/>
            <draw:equation draw:name="f6" draw:formula="117*logwidth/1920"/>
            <draw:equation draw:name="f7" draw:formula="201*logheight/204"/>
            <draw:equation draw:name="f8" draw:formula="380*logwidth/1920"/>
            <draw:equation draw:name="f9" draw:formula="26*logheight/204"/>
            <draw:equation draw:name="f10" draw:formula="236*logwidth/1920"/>
            <draw:equation draw:name="f11" draw:formula="26*logheight/204"/>
            <draw:equation draw:name="f12" draw:formula="308*logwidth/1920"/>
            <draw:equation draw:name="f13" draw:formula="204*logheight/204"/>
            <draw:equation draw:name="f14" draw:formula="380*logwidth/1920"/>
            <draw:equation draw:name="f15" draw:formula="26*logheight/204"/>
            <draw:equation draw:name="f16" draw:formula="338*logwidth/1920"/>
            <draw:equation draw:name="f17" draw:formula="58*logheight/204"/>
            <draw:equation draw:name="f18" draw:formula="308*logwidth/1920"/>
            <draw:equation draw:name="f19" draw:formula="159*logheight/204"/>
            <draw:equation draw:name="f20" draw:formula="557*logwidth/1920"/>
            <draw:equation draw:name="f21" draw:formula="47*logheight/204"/>
            <draw:equation draw:name="f22" draw:formula="595*logwidth/1920"/>
            <draw:equation draw:name="f23" draw:formula="14*logheight/204"/>
            <draw:equation draw:name="f24" draw:formula="449*logwidth/1920"/>
            <draw:equation draw:name="f25" draw:formula="48*logheight/204"/>
            <draw:equation draw:name="f26" draw:formula="530*logwidth/1920"/>
            <draw:equation draw:name="f27" draw:formula="204*logheight/204"/>
            <draw:equation draw:name="f28" draw:formula="562*logwidth/1920"/>
            <draw:equation draw:name="f29" draw:formula="157*logheight/204"/>
            <draw:equation draw:name="f30" draw:formula="503*logwidth/1920"/>
            <draw:equation draw:name="f31" draw:formula="60*logheight/204"/>
            <draw:equation draw:name="f32" draw:formula="800*logwidth/1920"/>
            <draw:equation draw:name="f33" draw:formula="3*logheight/204"/>
            <draw:equation draw:name="f34" draw:formula="746*logwidth/1920"/>
            <draw:equation draw:name="f35" draw:formula="76*logheight/204"/>
            <draw:equation draw:name="f36" draw:formula="630*logwidth/1920"/>
            <draw:equation draw:name="f37" draw:formula="3*logheight/204"/>
            <draw:equation draw:name="f38" draw:formula="684*logwidth/1920"/>
            <draw:equation draw:name="f39" draw:formula="120*logheight/204"/>
            <draw:equation draw:name="f40" draw:formula="800*logwidth/1920"/>
            <draw:equation draw:name="f41" draw:formula="201*logheight/204"/>
            <draw:equation draw:name="f42" draw:formula="971*logwidth/1920"/>
            <draw:equation draw:name="f43" draw:formula="108*logheight/204"/>
            <draw:equation draw:name="f44" draw:formula="896*logwidth/1920"/>
            <draw:equation draw:name="f45" draw:formula="56*logheight/204"/>
            <draw:equation draw:name="f46" draw:formula="964*logwidth/1920"/>
            <draw:equation draw:name="f47" draw:formula="56*logheight/204"/>
            <draw:equation draw:name="f48" draw:formula="863*logwidth/1920"/>
            <draw:equation draw:name="f49" draw:formula="15*logheight/204"/>
            <draw:equation draw:name="f50" draw:formula="862*logwidth/1920"/>
            <draw:equation draw:name="f51" draw:formula="102*logheight/204"/>
            <draw:equation draw:name="f52" draw:formula="925*logwidth/1920"/>
            <draw:equation draw:name="f53" draw:formula="139*logheight/204"/>
            <draw:equation draw:name="f54" draw:formula="904*logwidth/1920"/>
            <draw:equation draw:name="f55" draw:formula="160*logheight/204"/>
            <draw:equation draw:name="f56" draw:formula="842*logwidth/1920"/>
            <draw:equation draw:name="f57" draw:formula="192*logheight/204"/>
            <draw:equation draw:name="f58" draw:formula="945*logwidth/1920"/>
            <draw:equation draw:name="f59" draw:formula="196*logheight/204"/>
            <draw:equation draw:name="f60" draw:formula="971*logwidth/1920"/>
            <draw:equation draw:name="f61" draw:formula="108*logheight/204"/>
            <draw:equation draw:name="f62" draw:formula="1152*logwidth/1920"/>
            <draw:equation draw:name="f63" draw:formula="56*logheight/204"/>
            <draw:equation draw:name="f64" draw:formula="1055*logwidth/1920"/>
            <draw:equation draw:name="f65" draw:formula="12*logheight/204"/>
            <draw:equation draw:name="f66" draw:formula="1034*logwidth/1920"/>
            <draw:equation draw:name="f67" draw:formula="178*logheight/204"/>
            <draw:equation draw:name="f68" draw:formula="1159*logwidth/1920"/>
            <draw:equation draw:name="f69" draw:formula="148*logheight/204"/>
            <draw:equation draw:name="f70" draw:formula="1065*logwidth/1920"/>
            <draw:equation draw:name="f71" draw:formula="103*logheight/204"/>
            <draw:equation draw:name="f72" draw:formula="1130*logwidth/1920"/>
            <draw:equation draw:name="f73" draw:formula="47*logheight/204"/>
            <draw:equation draw:name="f74" draw:formula="1319*logwidth/1920"/>
            <draw:equation draw:name="f75" draw:formula="3*logheight/204"/>
            <draw:equation draw:name="f76" draw:formula="1256*logwidth/1920"/>
            <draw:equation draw:name="f77" draw:formula="3*logheight/204"/>
            <draw:equation draw:name="f78" draw:formula="1256*logwidth/1920"/>
            <draw:equation draw:name="f79" draw:formula="201*logheight/204"/>
            <draw:equation draw:name="f80" draw:formula="1319*logwidth/1920"/>
            <draw:equation draw:name="f81" draw:formula="201*logheight/204"/>
            <draw:equation draw:name="f82" draw:formula="1537*logwidth/1920"/>
            <draw:equation draw:name="f83" draw:formula="3*logheight/204"/>
            <draw:equation draw:name="f84" draw:formula="1529*logwidth/1920"/>
            <draw:equation draw:name="f85" draw:formula="150*logheight/204"/>
            <draw:equation draw:name="f86" draw:formula="1474*logwidth/1920"/>
            <draw:equation draw:name="f87" draw:formula="119*logheight/204"/>
            <draw:equation draw:name="f88" draw:formula="1420*logwidth/1920"/>
            <draw:equation draw:name="f89" draw:formula="124*logheight/204"/>
            <draw:equation draw:name="f90" draw:formula="1568*logwidth/1920"/>
            <draw:equation draw:name="f91" draw:formula="183*logheight/204"/>
            <draw:equation draw:name="f92" draw:formula="1537*logwidth/1920"/>
            <draw:equation draw:name="f93" draw:formula="3*logheight/204"/>
            <draw:equation draw:name="f94" draw:formula="1768*logwidth/1920"/>
            <draw:equation draw:name="f95" draw:formula="158*logheight/204"/>
            <draw:equation draw:name="f96" draw:formula="1638*logwidth/1920"/>
            <draw:equation draw:name="f97" draw:formula="3*logheight/204"/>
            <draw:equation draw:name="f98" draw:formula="1920*logwidth/1920"/>
            <draw:equation draw:name="f99" draw:formula="158*logheight/204"/>
            <draw:equation draw:name="f100" draw:formula="1856*logwidth/1920"/>
            <draw:equation draw:name="f101" draw:formula="120*logheight/204"/>
            <draw:equation draw:name="f102" draw:formula="1856*logwidth/1920"/>
            <draw:equation draw:name="f103" draw:formula="77*logheight/204"/>
            <draw:equation draw:name="f104" draw:formula="1920*logwidth/1920"/>
            <draw:equation draw:name="f105" draw:formula="3*logheight/204"/>
            <draw:equation draw:name="f106" draw:formula="1920*logwidth/1920"/>
            <draw:equation draw:name="f107" draw:formula="201*logheight/204"/>
            <draw:equation draw:name="f108" draw:formula="logwidth"/>
            <draw:equation draw:name="f109" draw:formula="logheight"/>
          </draw:enhanced-geometry>
        </draw:custom-shape>
        <draw:custom-shape draw:name="Freeform 6" draw:style-name="Mgr6" draw:text-style-name="MP9" draw:layer="layout" svg:width="2.221cm" svg:height="0.265cm" svg:x="29.185cm" svg:y="18.273cm">
          <text:p><text:span text:style-name="MT5"/></text:p>
          <draw:enhanced-geometry draw:mirror-horizontal="false" draw:mirror-vertical="false" drawooo:sub-view-size="1665 199" draw:text-areas="0 0 ?f84 ?f85" svg:viewBox="0 0 0 0" draw:type="ooxml-non-primitive" draw:enhanced-path="M 138 199 L 138 199 178 56 179 56 C 178 78 178 91 177 97 177 102 177 107 177 112 L 177 199 227 199 227 0 155 0 114 141 113 141 72 0 0 0 0 199 48 199 48 113 C 48 99 47 80 45 56 L 46 56 87 199 138 199 Z M 329 0 L 329 0 275 0 275 199 329 199 329 0 Z M 464 44 L 464 44 513 44 513 0 362 0 362 44 411 44 411 199 464 199 464 44 Z M 640 44 L 640 44 689 44 689 0 538 0 538 44 587 44 587 199 640 199 640 44 Z M 994 0 L 994 0 942 0 920 100 C 915 125 912 143 910 153 909 145 907 133 904 117 901 101 898 88 896 76 L 879 0 829 0 811 76 C 809 86 806 99 803 115 800 131 798 143 797 153 795 140 791 122 786 100 L 765 0 713 0 762 199 826 199 C 837 147 844 117 846 110 847 103 849 95 850 86 852 77 853 70 854 64 855 71 856 80 858 91 860 102 862 109 862 112 L 881 199 945 199 994 0 Z M 1143 155 L 1143 155 1079 155 1079 118 1138 118 1138 75 1079 75 1079 43 1143 43 1143 0 1025 0 1025 199 1143 199 1143 155 Z M 1241 0 L 1241 0 1187 0 1187 199 1241 199 1241 0 Z M 1432 25 L 1432 25 C 1415 9 1390 0 1358 0 L 1290 0 1290 199 1354 199 C 1387 199 1413 190 1431 172 1449 154 1458 129 1458 96 1458 65 1450 41 1432 25 Z M 1391 141 L 1391 141 C 1384 150 1372 155 1355 155 L 1343 155 1343 44 1359 44 C 1374 44 1385 48 1392 57 1399 66 1403 79 1403 97 1403 117 1399 131 1391 141 Z M 1665 199 L 1665 199 1600 0 1528 0 1463 199 1522 199 1532 162 1597 162 1606 199 1665 199 Z M 1543 118 L 1543 118 C 1552 87 1557 66 1559 55 1562 45 1563 37 1564 32 1565 37 1567 46 1570 57 1573 69 1575 78 1577 85 L 1586 118 1543 118 Z N">
            <draw:equation draw:name="f0" draw:formula="178*logwidth/1665"/>
            <draw:equation draw:name="f1" draw:formula="56*logheight/199"/>
            <draw:equation draw:name="f2" draw:formula="177*logwidth/1665"/>
            <draw:equation draw:name="f3" draw:formula="112*logheight/199"/>
            <draw:equation draw:name="f4" draw:formula="227*logwidth/1665"/>
            <draw:equation draw:name="f5" draw:formula="0*logheight/199"/>
            <draw:equation draw:name="f6" draw:formula="113*logwidth/1665"/>
            <draw:equation draw:name="f7" draw:formula="141*logheight/199"/>
            <draw:equation draw:name="f8" draw:formula="0*logwidth/1665"/>
            <draw:equation draw:name="f9" draw:formula="199*logheight/199"/>
            <draw:equation draw:name="f10" draw:formula="45*logwidth/1665"/>
            <draw:equation draw:name="f11" draw:formula="56*logheight/199"/>
            <draw:equation draw:name="f12" draw:formula="138*logwidth/1665"/>
            <draw:equation draw:name="f13" draw:formula="199*logheight/199"/>
            <draw:equation draw:name="f14" draw:formula="275*logwidth/1665"/>
            <draw:equation draw:name="f15" draw:formula="0*logheight/199"/>
            <draw:equation draw:name="f16" draw:formula="329*logwidth/1665"/>
            <draw:equation draw:name="f17" draw:formula="0*logheight/199"/>
            <draw:equation draw:name="f18" draw:formula="513*logwidth/1665"/>
            <draw:equation draw:name="f19" draw:formula="44*logheight/199"/>
            <draw:equation draw:name="f20" draw:formula="362*logwidth/1665"/>
            <draw:equation draw:name="f21" draw:formula="44*logheight/199"/>
            <draw:equation draw:name="f22" draw:formula="464*logwidth/1665"/>
            <draw:equation draw:name="f23" draw:formula="199*logheight/199"/>
            <draw:equation draw:name="f24" draw:formula="640*logwidth/1665"/>
            <draw:equation draw:name="f25" draw:formula="44*logheight/199"/>
            <draw:equation draw:name="f26" draw:formula="538*logwidth/1665"/>
            <draw:equation draw:name="f27" draw:formula="0*logheight/199"/>
            <draw:equation draw:name="f28" draw:formula="587*logwidth/1665"/>
            <draw:equation draw:name="f29" draw:formula="199*logheight/199"/>
            <draw:equation draw:name="f30" draw:formula="994*logwidth/1665"/>
            <draw:equation draw:name="f31" draw:formula="0*logheight/199"/>
            <draw:equation draw:name="f32" draw:formula="920*logwidth/1665"/>
            <draw:equation draw:name="f33" draw:formula="100*logheight/199"/>
            <draw:equation draw:name="f34" draw:formula="896*logwidth/1665"/>
            <draw:equation draw:name="f35" draw:formula="76*logheight/199"/>
            <draw:equation draw:name="f36" draw:formula="811*logwidth/1665"/>
            <draw:equation draw:name="f37" draw:formula="76*logheight/199"/>
            <draw:equation draw:name="f38" draw:formula="786*logwidth/1665"/>
            <draw:equation draw:name="f39" draw:formula="100*logheight/199"/>
            <draw:equation draw:name="f40" draw:formula="762*logwidth/1665"/>
            <draw:equation draw:name="f41" draw:formula="199*logheight/199"/>
            <draw:equation draw:name="f42" draw:formula="850*logwidth/1665"/>
            <draw:equation draw:name="f43" draw:formula="86*logheight/199"/>
            <draw:equation draw:name="f44" draw:formula="862*logwidth/1665"/>
            <draw:equation draw:name="f45" draw:formula="112*logheight/199"/>
            <draw:equation draw:name="f46" draw:formula="994*logwidth/1665"/>
            <draw:equation draw:name="f47" draw:formula="0*logheight/199"/>
            <draw:equation draw:name="f48" draw:formula="1079*logwidth/1665"/>
            <draw:equation draw:name="f49" draw:formula="155*logheight/199"/>
            <draw:equation draw:name="f50" draw:formula="1138*logwidth/1665"/>
            <draw:equation draw:name="f51" draw:formula="75*logheight/199"/>
            <draw:equation draw:name="f52" draw:formula="1143*logwidth/1665"/>
            <draw:equation draw:name="f53" draw:formula="43*logheight/199"/>
            <draw:equation draw:name="f54" draw:formula="1025*logwidth/1665"/>
            <draw:equation draw:name="f55" draw:formula="199*logheight/199"/>
            <draw:equation draw:name="f56" draw:formula="1241*logwidth/1665"/>
            <draw:equation draw:name="f57" draw:formula="0*logheight/199"/>
            <draw:equation draw:name="f58" draw:formula="1187*logwidth/1665"/>
            <draw:equation draw:name="f59" draw:formula="199*logheight/199"/>
            <draw:equation draw:name="f60" draw:formula="1432*logwidth/1665"/>
            <draw:equation draw:name="f61" draw:formula="25*logheight/199"/>
            <draw:equation draw:name="f62" draw:formula="1290*logwidth/1665"/>
            <draw:equation draw:name="f63" draw:formula="0*logheight/199"/>
            <draw:equation draw:name="f64" draw:formula="1431*logwidth/1665"/>
            <draw:equation draw:name="f65" draw:formula="172*logheight/199"/>
            <draw:equation draw:name="f66" draw:formula="1391*logwidth/1665"/>
            <draw:equation draw:name="f67" draw:formula="141*logheight/199"/>
            <draw:equation draw:name="f68" draw:formula="1343*logwidth/1665"/>
            <draw:equation draw:name="f69" draw:formula="155*logheight/199"/>
            <draw:equation draw:name="f70" draw:formula="1392*logwidth/1665"/>
            <draw:equation draw:name="f71" draw:formula="57*logheight/199"/>
            <draw:equation draw:name="f72" draw:formula="1665*logwidth/1665"/>
            <draw:equation draw:name="f73" draw:formula="199*logheight/199"/>
            <draw:equation draw:name="f74" draw:formula="1528*logwidth/1665"/>
            <draw:equation draw:name="f75" draw:formula="0*logheight/199"/>
            <draw:equation draw:name="f76" draw:formula="1532*logwidth/1665"/>
            <draw:equation draw:name="f77" draw:formula="162*logheight/199"/>
            <draw:equation draw:name="f78" draw:formula="1665*logwidth/1665"/>
            <draw:equation draw:name="f79" draw:formula="199*logheight/199"/>
            <draw:equation draw:name="f80" draw:formula="1559*logwidth/1665"/>
            <draw:equation draw:name="f81" draw:formula="55*logheight/199"/>
            <draw:equation draw:name="f82" draw:formula="1577*logwidth/1665"/>
            <draw:equation draw:name="f83" draw:formula="85*logheight/199"/>
            <draw:equation draw:name="f84" draw:formula="logwidth"/>
            <draw:equation draw:name="f85" draw:formula="logheight"/>
          </draw:enhanced-geometry>
        </draw:custom-shape>
        <draw:custom-shape draw:name="Freeform 7" draw:style-name="Mgr6" draw:text-style-name="MP9" draw:layer="layout" svg:width="0.251cm" svg:height="0.315cm" svg:x="28.025cm" svg:y="18.229cm">
          <text:p><text:span text:style-name="MT5"/></text:p>
          <draw:enhanced-geometry draw:mirror-horizontal="false" draw:mirror-vertical="false" drawooo:sub-view-size="189 238" draw:text-areas="0 0 ?f24 ?f25" svg:viewBox="0 0 0 0" draw:type="ooxml-non-primitive" draw:enhanced-path="M 183 1 L 183 1 C 160 10 129 18 95 18 60 18 29 10 6 1 3 0 0 3 0 6 L 0 212 C 0 214 1 216 3 217 21 225 55 238 95 238 134 238 168 225 186 216 188 216 189 214 189 212 L 189 6 C 189 3 186 0 183 1 Z N">
            <draw:equation draw:name="f0" draw:formula="183*logwidth/189"/>
            <draw:equation draw:name="f1" draw:formula="1*logheight/238"/>
            <draw:equation draw:name="f2" draw:formula="183*logwidth/189"/>
            <draw:equation draw:name="f3" draw:formula="1*logheight/238"/>
            <draw:equation draw:name="f4" draw:formula="95*logwidth/189"/>
            <draw:equation draw:name="f5" draw:formula="18*logheight/238"/>
            <draw:equation draw:name="f6" draw:formula="6*logwidth/189"/>
            <draw:equation draw:name="f7" draw:formula="1*logheight/238"/>
            <draw:equation draw:name="f8" draw:formula="0*logwidth/189"/>
            <draw:equation draw:name="f9" draw:formula="6*logheight/238"/>
            <draw:equation draw:name="f10" draw:formula="0*logwidth/189"/>
            <draw:equation draw:name="f11" draw:formula="212*logheight/238"/>
            <draw:equation draw:name="f12" draw:formula="3*logwidth/189"/>
            <draw:equation draw:name="f13" draw:formula="217*logheight/238"/>
            <draw:equation draw:name="f14" draw:formula="95*logwidth/189"/>
            <draw:equation draw:name="f15" draw:formula="238*logheight/238"/>
            <draw:equation draw:name="f16" draw:formula="186*logwidth/189"/>
            <draw:equation draw:name="f17" draw:formula="216*logheight/238"/>
            <draw:equation draw:name="f18" draw:formula="189*logwidth/189"/>
            <draw:equation draw:name="f19" draw:formula="212*logheight/238"/>
            <draw:equation draw:name="f20" draw:formula="189*logwidth/189"/>
            <draw:equation draw:name="f21" draw:formula="6*logheight/238"/>
            <draw:equation draw:name="f22" draw:formula="183*logwidth/189"/>
            <draw:equation draw:name="f23" draw:formula="1*logheight/238"/>
            <draw:equation draw:name="f24" draw:formula="logwidth"/>
            <draw:equation draw:name="f25" draw:formula="logheight"/>
          </draw:enhanced-geometry>
        </draw:custom-shape>
        <draw:custom-shape draw:name="Freeform 8" draw:style-name="Mgr6" draw:text-style-name="MP9" draw:layer="layout" svg:width="0.251cm" svg:height="0.318cm" svg:x="28.632cm" svg:y="18.229cm">
          <text:p><text:span text:style-name="MT5"/></text:p>
          <draw:enhanced-geometry draw:mirror-horizontal="false" draw:mirror-vertical="false" drawooo:sub-view-size="189 238" draw:text-areas="0 0 ?f24 ?f25" svg:viewBox="0 0 0 0" draw:type="ooxml-non-primitive" draw:enhanced-path="M 5 237 L 5 237 C 29 228 60 220 94 220 129 220 159 228 183 237 186 238 189 235 189 232 L 189 26 C 189 24 188 22 186 22 167 13 134 0 94 0 55 0 21 13 2 22 1 22 0 24 0 26 L 0 232 C 0 235 2 238 5 237 Z N">
            <draw:equation draw:name="f0" draw:formula="5*logwidth/189"/>
            <draw:equation draw:name="f1" draw:formula="237*logheight/238"/>
            <draw:equation draw:name="f2" draw:formula="5*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5*logwidth/189"/>
            <draw:equation draw:name="f23" draw:formula="237*logheight/238"/>
            <draw:equation draw:name="f24" draw:formula="logwidth"/>
            <draw:equation draw:name="f25" draw:formula="logheight"/>
          </draw:enhanced-geometry>
        </draw:custom-shape>
        <draw:custom-shape draw:name="Freeform 9" draw:style-name="Mgr6" draw:text-style-name="MP9" draw:layer="layout" svg:width="0.251cm" svg:height="0.318cm" svg:x="28.329cm" svg:y="18.229cm">
          <text:p><text:span text:style-name="MT5"/></text:p>
          <draw:enhanced-geometry draw:mirror-horizontal="false" draw:mirror-vertical="false" drawooo:sub-view-size="189 238" draw:text-areas="0 0 ?f24 ?f25" svg:viewBox="0 0 0 0" draw:type="ooxml-non-primitive" draw:enhanced-path="M 6 237 L 6 237 C 29 228 60 220 94 220 129 220 160 228 183 237 186 238 189 235 189 232 L 189 26 C 189 24 188 22 186 22 168 13 134 0 94 0 55 0 21 13 2 22 1 22 0 24 0 26 L 0 232 C 0 235 3 238 6 237 Z N">
            <draw:equation draw:name="f0" draw:formula="6*logwidth/189"/>
            <draw:equation draw:name="f1" draw:formula="237*logheight/238"/>
            <draw:equation draw:name="f2" draw:formula="6*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6*logwidth/189"/>
            <draw:equation draw:name="f23" draw:formula="237*logheight/238"/>
            <draw:equation draw:name="f24" draw:formula="logwidth"/>
            <draw:equation draw:name="f25" draw:formula="logheight"/>
          </draw:enhanced-geometry>
        </draw:custom-shape>
        <draw:custom-shape draw:name="Freeform 10" draw:style-name="Mgr6" draw:text-style-name="MP9" draw:layer="layout" svg:width="0.251cm" svg:height="0.315cm" svg:x="28.025cm" svg:y="17.88cm">
          <text:p><text:span text:style-name="MT5"/></text:p>
          <draw:enhanced-geometry draw:mirror-horizontal="false" draw:mirror-vertical="false" drawooo:sub-view-size="189 238" draw:text-areas="0 0 ?f24 ?f25" svg:viewBox="0 0 0 0" draw:type="ooxml-non-primitive" draw:enhanced-path="M 183 1 L 183 1 C 160 10 129 18 95 18 60 18 29 10 6 1 3 0 0 3 0 6 L 0 212 C 0 214 1 216 3 217 21 225 55 238 95 238 134 238 168 225 186 216 188 216 189 214 189 212 L 189 6 C 189 3 186 0 183 1 Z N">
            <draw:equation draw:name="f0" draw:formula="183*logwidth/189"/>
            <draw:equation draw:name="f1" draw:formula="1*logheight/238"/>
            <draw:equation draw:name="f2" draw:formula="183*logwidth/189"/>
            <draw:equation draw:name="f3" draw:formula="1*logheight/238"/>
            <draw:equation draw:name="f4" draw:formula="95*logwidth/189"/>
            <draw:equation draw:name="f5" draw:formula="18*logheight/238"/>
            <draw:equation draw:name="f6" draw:formula="6*logwidth/189"/>
            <draw:equation draw:name="f7" draw:formula="1*logheight/238"/>
            <draw:equation draw:name="f8" draw:formula="0*logwidth/189"/>
            <draw:equation draw:name="f9" draw:formula="6*logheight/238"/>
            <draw:equation draw:name="f10" draw:formula="0*logwidth/189"/>
            <draw:equation draw:name="f11" draw:formula="212*logheight/238"/>
            <draw:equation draw:name="f12" draw:formula="3*logwidth/189"/>
            <draw:equation draw:name="f13" draw:formula="217*logheight/238"/>
            <draw:equation draw:name="f14" draw:formula="95*logwidth/189"/>
            <draw:equation draw:name="f15" draw:formula="238*logheight/238"/>
            <draw:equation draw:name="f16" draw:formula="186*logwidth/189"/>
            <draw:equation draw:name="f17" draw:formula="216*logheight/238"/>
            <draw:equation draw:name="f18" draw:formula="189*logwidth/189"/>
            <draw:equation draw:name="f19" draw:formula="212*logheight/238"/>
            <draw:equation draw:name="f20" draw:formula="189*logwidth/189"/>
            <draw:equation draw:name="f21" draw:formula="6*logheight/238"/>
            <draw:equation draw:name="f22" draw:formula="183*logwidth/189"/>
            <draw:equation draw:name="f23" draw:formula="1*logheight/238"/>
            <draw:equation draw:name="f24" draw:formula="logwidth"/>
            <draw:equation draw:name="f25" draw:formula="logheight"/>
          </draw:enhanced-geometry>
        </draw:custom-shape>
        <draw:custom-shape draw:name="Freeform 11" draw:style-name="Mgr6" draw:text-style-name="MP9" draw:layer="layout" svg:width="0.251cm" svg:height="0.315cm" svg:x="28.632cm" svg:y="17.882cm">
          <text:p><text:span text:style-name="MT5"/></text:p>
          <draw:enhanced-geometry draw:mirror-horizontal="false" draw:mirror-vertical="false" drawooo:sub-view-size="189 238" draw:text-areas="0 0 ?f24 ?f25" svg:viewBox="0 0 0 0" draw:type="ooxml-non-primitive" draw:enhanced-path="M 5 237 L 5 237 C 29 228 60 220 94 220 129 220 159 228 183 237 186 238 189 235 189 232 L 189 26 C 189 24 188 22 186 22 167 13 134 0 94 0 55 0 21 13 2 22 1 22 0 24 0 26 L 0 232 C 0 235 2 238 5 237 Z N">
            <draw:equation draw:name="f0" draw:formula="5*logwidth/189"/>
            <draw:equation draw:name="f1" draw:formula="237*logheight/238"/>
            <draw:equation draw:name="f2" draw:formula="5*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5*logwidth/189"/>
            <draw:equation draw:name="f23" draw:formula="237*logheight/238"/>
            <draw:equation draw:name="f24" draw:formula="logwidth"/>
            <draw:equation draw:name="f25" draw:formula="logheight"/>
          </draw:enhanced-geometry>
        </draw:custom-shape>
        <draw:custom-shape draw:name="Freeform 12" draw:style-name="Mgr6" draw:text-style-name="MP9" draw:layer="layout" svg:width="0.251cm" svg:height="0.585cm" svg:x="28.329cm" svg:y="17.612cm">
          <text:p><text:span text:style-name="MT5"/></text:p>
          <draw:enhanced-geometry draw:mirror-horizontal="false" draw:mirror-vertical="false" drawooo:sub-view-size="189 440" draw:text-areas="0 0 ?f24 ?f25" svg:viewBox="0 0 0 0" draw:type="ooxml-non-primitive" draw:enhanced-path="M 6 439 L 6 439 C 29 430 60 422 94 422 129 422 160 430 183 439 186 440 189 437 189 434 L 189 26 C 189 24 188 23 186 22 168 13 134 0 94 0 55 0 21 13 2 22 1 23 0 25 0 26 L 0 434 C 0 437 3 440 6 439 Z N">
            <draw:equation draw:name="f0" draw:formula="6*logwidth/189"/>
            <draw:equation draw:name="f1" draw:formula="439*logheight/440"/>
            <draw:equation draw:name="f2" draw:formula="6*logwidth/189"/>
            <draw:equation draw:name="f3" draw:formula="439*logheight/440"/>
            <draw:equation draw:name="f4" draw:formula="94*logwidth/189"/>
            <draw:equation draw:name="f5" draw:formula="422*logheight/440"/>
            <draw:equation draw:name="f6" draw:formula="183*logwidth/189"/>
            <draw:equation draw:name="f7" draw:formula="439*logheight/440"/>
            <draw:equation draw:name="f8" draw:formula="189*logwidth/189"/>
            <draw:equation draw:name="f9" draw:formula="434*logheight/440"/>
            <draw:equation draw:name="f10" draw:formula="189*logwidth/189"/>
            <draw:equation draw:name="f11" draw:formula="26*logheight/440"/>
            <draw:equation draw:name="f12" draw:formula="186*logwidth/189"/>
            <draw:equation draw:name="f13" draw:formula="22*logheight/440"/>
            <draw:equation draw:name="f14" draw:formula="94*logwidth/189"/>
            <draw:equation draw:name="f15" draw:formula="0*logheight/440"/>
            <draw:equation draw:name="f16" draw:formula="2*logwidth/189"/>
            <draw:equation draw:name="f17" draw:formula="22*logheight/440"/>
            <draw:equation draw:name="f18" draw:formula="0*logwidth/189"/>
            <draw:equation draw:name="f19" draw:formula="26*logheight/440"/>
            <draw:equation draw:name="f20" draw:formula="0*logwidth/189"/>
            <draw:equation draw:name="f21" draw:formula="434*logheight/440"/>
            <draw:equation draw:name="f22" draw:formula="6*logwidth/189"/>
            <draw:equation draw:name="f23" draw:formula="439*logheight/440"/>
            <draw:equation draw:name="f24" draw:formula="logwidth"/>
            <draw:equation draw:name="f25" draw:formula="logheight"/>
          </draw:enhanced-geometry>
        </draw:custom-shape>
      </draw:g>
      <draw:custom-shape draw:name="Rechteck 59" draw:style-name="Mgr7" draw:text-style-name="MP10" draw:layer="backgroundobjects" svg:width="33.87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60" draw:style-name="Mgr8" draw:text-style-name="MP11" draw:layer="backgroundobjects" svg:width="17.104cm" svg:height="13.1cm" svg:x="0cm" svg:y="3.8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platzhalter 58" presentation:style-name="Mpr1" draw:text-style-name="MP13" draw:layer="backgroundobjects" svg:width="16.932cm" svg:height="13.1cm" svg:x="16.944cm" svg:y="3.823cm" presentation:class="outline" presentation:user-transformed="true">
        <draw:text-box>
          <text:p text:style-name="MP12"><text:span text:style-name="MT5">Bild einfügen</text:span></text:p>
        </draw:text-box>
      </draw:frame>
      <draw:g draw:name="Gruppieren 35">
        <draw:custom-shape draw:name="Freeform 14" draw:style-name="Mgr6" draw:text-style-name="MP9" draw:layer="layout" svg:width="11.747cm" svg:height="6.093cm" svg:x="22.13cm" svg:y="-0.01cm">
          <text:p><text:span text:style-name="MT5"/></text:p>
          <draw:enhanced-geometry draw:mirror-horizontal="false" draw:mirror-vertical="false" drawooo:sub-view-size="4441 2301" draw:text-areas="0 0 ?f14 ?f15" svg:viewBox="0 0 0 0" draw:type="ooxml-non-primitive" draw:enhanced-path="M 0 0 L 0 0 0 1945 C 0 2148 186 2301 385 2262 1561 2030 2951 1896 4441 1896 L 4441 0 0 0 Z N">
            <draw:equation draw:name="f0" draw:formula="0*logwidth/4441"/>
            <draw:equation draw:name="f1" draw:formula="0*logheight/2301"/>
            <draw:equation draw:name="f2" draw:formula="0*logwidth/4441"/>
            <draw:equation draw:name="f3" draw:formula="0*logheight/2301"/>
            <draw:equation draw:name="f4" draw:formula="0*logwidth/4441"/>
            <draw:equation draw:name="f5" draw:formula="1945*logheight/2301"/>
            <draw:equation draw:name="f6" draw:formula="385*logwidth/4441"/>
            <draw:equation draw:name="f7" draw:formula="2262*logheight/2301"/>
            <draw:equation draw:name="f8" draw:formula="4441*logwidth/4441"/>
            <draw:equation draw:name="f9" draw:formula="1896*logheight/2301"/>
            <draw:equation draw:name="f10" draw:formula="4441*logwidth/4441"/>
            <draw:equation draw:name="f11" draw:formula="0*logheight/2301"/>
            <draw:equation draw:name="f12" draw:formula="0*logwidth/4441"/>
            <draw:equation draw:name="f13" draw:formula="0*logheight/2301"/>
            <draw:equation draw:name="f14" draw:formula="logwidth"/>
            <draw:equation draw:name="f15" draw:formula="logheight"/>
          </draw:enhanced-geometry>
        </draw:custom-shape>
        <draw:g draw:name="Gruppieren 37">
          <draw:custom-shape draw:name="Freeform 5" draw:style-name="Mgr9" draw:text-style-name="MP14" draw:layer="layout" svg:width="0.617cm" svg:height="0.782cm" svg:x="24.26cm" svg:y="3.026cm">
            <text:p><text:span text:style-name="MT5"/></text:p>
            <draw:enhanced-geometry draw:mirror-horizontal="false" draw:mirror-vertical="false" drawooo:sub-view-size="236 297" draw:text-areas="0 0 ?f24 ?f25" svg:viewBox="0 0 0 0" draw:type="ooxml-non-primitive" draw:enhanced-path="M 229 1 L 229 1 C 200 12 161 21 118 21 75 21 36 12 7 1 3 0 0 3 0 7 L 0 264 C 0 267 1 269 3 270 26 281 68 297 118 297 167 297 209 281 233 270 235 269 236 267 236 264 L 236 7 C 236 3 232 0 229 1 Z N">
              <draw:equation draw:name="f0" draw:formula="229*logwidth/236"/>
              <draw:equation draw:name="f1" draw:formula="1*logheight/297"/>
              <draw:equation draw:name="f2" draw:formula="229*logwidth/236"/>
              <draw:equation draw:name="f3" draw:formula="1*logheight/297"/>
              <draw:equation draw:name="f4" draw:formula="118*logwidth/236"/>
              <draw:equation draw:name="f5" draw:formula="21*logheight/297"/>
              <draw:equation draw:name="f6" draw:formula="7*logwidth/236"/>
              <draw:equation draw:name="f7" draw:formula="1*logheight/297"/>
              <draw:equation draw:name="f8" draw:formula="0*logwidth/236"/>
              <draw:equation draw:name="f9" draw:formula="7*logheight/297"/>
              <draw:equation draw:name="f10" draw:formula="0*logwidth/236"/>
              <draw:equation draw:name="f11" draw:formula="264*logheight/297"/>
              <draw:equation draw:name="f12" draw:formula="3*logwidth/236"/>
              <draw:equation draw:name="f13" draw:formula="270*logheight/297"/>
              <draw:equation draw:name="f14" draw:formula="118*logwidth/236"/>
              <draw:equation draw:name="f15" draw:formula="297*logheight/297"/>
              <draw:equation draw:name="f16" draw:formula="233*logwidth/236"/>
              <draw:equation draw:name="f17" draw:formula="270*logheight/297"/>
              <draw:equation draw:name="f18" draw:formula="236*logwidth/236"/>
              <draw:equation draw:name="f19" draw:formula="264*logheight/297"/>
              <draw:equation draw:name="f20" draw:formula="236*logwidth/236"/>
              <draw:equation draw:name="f21" draw:formula="7*logheight/297"/>
              <draw:equation draw:name="f22" draw:formula="229*logwidth/236"/>
              <draw:equation draw:name="f23" draw:formula="1*logheight/297"/>
              <draw:equation draw:name="f24" draw:formula="logwidth"/>
              <draw:equation draw:name="f25" draw:formula="logheight"/>
            </draw:enhanced-geometry>
          </draw:custom-shape>
          <draw:custom-shape draw:name="Freeform 6" draw:style-name="Mgr9" draw:text-style-name="MP14" draw:layer="layout" svg:width="0.624cm" svg:height="0.789cm" svg:x="25.757cm" svg:y="3.026cm">
            <text:p><text:span text:style-name="MT5"/></text:p>
            <draw:enhanced-geometry draw:mirror-horizontal="false" draw:mirror-vertical="false" drawooo:sub-view-size="236 297" draw:text-areas="0 0 ?f24 ?f25" svg:viewBox="0 0 0 0" draw:type="ooxml-non-primitive" draw:enhanced-path="M 7 295 L 7 295 C 36 285 75 275 118 275 161 275 200 285 229 295 232 297 236 294 236 290 L 236 32 C 236 30 235 27 233 27 209 16 167 0 118 0 69 0 26 16 3 27 1 28 0 30 0 32 L 0 290 C 0 294 3 297 7 295 Z N">
              <draw:equation draw:name="f0" draw:formula="7*logwidth/236"/>
              <draw:equation draw:name="f1" draw:formula="295*logheight/297"/>
              <draw:equation draw:name="f2" draw:formula="7*logwidth/236"/>
              <draw:equation draw:name="f3" draw:formula="295*logheight/297"/>
              <draw:equation draw:name="f4" draw:formula="118*logwidth/236"/>
              <draw:equation draw:name="f5" draw:formula="275*logheight/297"/>
              <draw:equation draw:name="f6" draw:formula="229*logwidth/236"/>
              <draw:equation draw:name="f7" draw:formula="295*logheight/297"/>
              <draw:equation draw:name="f8" draw:formula="236*logwidth/236"/>
              <draw:equation draw:name="f9" draw:formula="290*logheight/297"/>
              <draw:equation draw:name="f10" draw:formula="236*logwidth/236"/>
              <draw:equation draw:name="f11" draw:formula="32*logheight/297"/>
              <draw:equation draw:name="f12" draw:formula="233*logwidth/236"/>
              <draw:equation draw:name="f13" draw:formula="27*logheight/297"/>
              <draw:equation draw:name="f14" draw:formula="118*logwidth/236"/>
              <draw:equation draw:name="f15" draw:formula="0*logheight/297"/>
              <draw:equation draw:name="f16" draw:formula="3*logwidth/236"/>
              <draw:equation draw:name="f17" draw:formula="27*logheight/297"/>
              <draw:equation draw:name="f18" draw:formula="0*logwidth/236"/>
              <draw:equation draw:name="f19" draw:formula="32*logheight/297"/>
              <draw:equation draw:name="f20" draw:formula="0*logwidth/236"/>
              <draw:equation draw:name="f21" draw:formula="290*logheight/297"/>
              <draw:equation draw:name="f22" draw:formula="7*logwidth/236"/>
              <draw:equation draw:name="f23" draw:formula="295*logheight/297"/>
              <draw:equation draw:name="f24" draw:formula="logwidth"/>
              <draw:equation draw:name="f25" draw:formula="logheight"/>
            </draw:enhanced-geometry>
          </draw:custom-shape>
          <draw:custom-shape draw:name="Freeform 7" draw:style-name="Mgr9" draw:text-style-name="MP14" draw:layer="layout" svg:width="0.624cm" svg:height="0.789cm" svg:x="25.009cm" svg:y="3.026cm">
            <text:p><text:span text:style-name="MT5"/></text:p>
            <draw:enhanced-geometry draw:mirror-horizontal="false" draw:mirror-vertical="false" drawooo:sub-view-size="237 297" draw:text-areas="0 0 ?f24 ?f25" svg:viewBox="0 0 0 0" draw:type="ooxml-non-primitive" draw:enhanced-path="M 8 295 L 8 295 C 37 285 75 275 118 275 162 275 200 285 229 295 233 297 237 294 237 290 L 237 32 C 237 30 235 27 233 27 210 16 168 0 118 0 69 0 27 16 4 27 2 28 0 30 0 32 L 0 290 C 0 294 4 297 8 295 Z N">
              <draw:equation draw:name="f0" draw:formula="8*logwidth/237"/>
              <draw:equation draw:name="f1" draw:formula="295*logheight/297"/>
              <draw:equation draw:name="f2" draw:formula="8*logwidth/237"/>
              <draw:equation draw:name="f3" draw:formula="295*logheight/297"/>
              <draw:equation draw:name="f4" draw:formula="118*logwidth/237"/>
              <draw:equation draw:name="f5" draw:formula="275*logheight/297"/>
              <draw:equation draw:name="f6" draw:formula="229*logwidth/237"/>
              <draw:equation draw:name="f7" draw:formula="295*logheight/297"/>
              <draw:equation draw:name="f8" draw:formula="237*logwidth/237"/>
              <draw:equation draw:name="f9" draw:formula="290*logheight/297"/>
              <draw:equation draw:name="f10" draw:formula="237*logwidth/237"/>
              <draw:equation draw:name="f11" draw:formula="32*logheight/297"/>
              <draw:equation draw:name="f12" draw:formula="233*logwidth/237"/>
              <draw:equation draw:name="f13" draw:formula="27*logheight/297"/>
              <draw:equation draw:name="f14" draw:formula="118*logwidth/237"/>
              <draw:equation draw:name="f15" draw:formula="0*logheight/297"/>
              <draw:equation draw:name="f16" draw:formula="4*logwidth/237"/>
              <draw:equation draw:name="f17" draw:formula="27*logheight/297"/>
              <draw:equation draw:name="f18" draw:formula="0*logwidth/237"/>
              <draw:equation draw:name="f19" draw:formula="32*logheight/297"/>
              <draw:equation draw:name="f20" draw:formula="0*logwidth/237"/>
              <draw:equation draw:name="f21" draw:formula="290*logheight/297"/>
              <draw:equation draw:name="f22" draw:formula="8*logwidth/237"/>
              <draw:equation draw:name="f23" draw:formula="295*logheight/297"/>
              <draw:equation draw:name="f24" draw:formula="logwidth"/>
              <draw:equation draw:name="f25" draw:formula="logheight"/>
            </draw:enhanced-geometry>
          </draw:custom-shape>
          <draw:custom-shape draw:name="Freeform 8" draw:style-name="Mgr9" draw:text-style-name="MP14" draw:layer="layout" svg:width="0.617cm" svg:height="0.782cm" svg:x="24.26cm" svg:y="2.161cm">
            <text:p><text:span text:style-name="MT5"/></text:p>
            <draw:enhanced-geometry draw:mirror-horizontal="false" draw:mirror-vertical="false" drawooo:sub-view-size="236 297" draw:text-areas="0 0 ?f24 ?f25" svg:viewBox="0 0 0 0" draw:type="ooxml-non-primitive" draw:enhanced-path="M 229 1 L 229 1 C 200 12 161 22 118 22 75 22 36 12 7 1 3 0 0 3 0 7 L 0 265 C 0 267 1 269 3 270 26 281 68 297 118 297 167 297 209 281 233 270 235 269 236 267 236 265 L 236 7 C 236 3 232 0 229 1 Z N">
              <draw:equation draw:name="f0" draw:formula="229*logwidth/236"/>
              <draw:equation draw:name="f1" draw:formula="1*logheight/297"/>
              <draw:equation draw:name="f2" draw:formula="229*logwidth/236"/>
              <draw:equation draw:name="f3" draw:formula="1*logheight/297"/>
              <draw:equation draw:name="f4" draw:formula="118*logwidth/236"/>
              <draw:equation draw:name="f5" draw:formula="22*logheight/297"/>
              <draw:equation draw:name="f6" draw:formula="7*logwidth/236"/>
              <draw:equation draw:name="f7" draw:formula="1*logheight/297"/>
              <draw:equation draw:name="f8" draw:formula="0*logwidth/236"/>
              <draw:equation draw:name="f9" draw:formula="7*logheight/297"/>
              <draw:equation draw:name="f10" draw:formula="0*logwidth/236"/>
              <draw:equation draw:name="f11" draw:formula="265*logheight/297"/>
              <draw:equation draw:name="f12" draw:formula="3*logwidth/236"/>
              <draw:equation draw:name="f13" draw:formula="270*logheight/297"/>
              <draw:equation draw:name="f14" draw:formula="118*logwidth/236"/>
              <draw:equation draw:name="f15" draw:formula="297*logheight/297"/>
              <draw:equation draw:name="f16" draw:formula="233*logwidth/236"/>
              <draw:equation draw:name="f17" draw:formula="270*logheight/297"/>
              <draw:equation draw:name="f18" draw:formula="236*logwidth/236"/>
              <draw:equation draw:name="f19" draw:formula="265*logheight/297"/>
              <draw:equation draw:name="f20" draw:formula="236*logwidth/236"/>
              <draw:equation draw:name="f21" draw:formula="7*logheight/297"/>
              <draw:equation draw:name="f22" draw:formula="229*logwidth/236"/>
              <draw:equation draw:name="f23" draw:formula="1*logheight/297"/>
              <draw:equation draw:name="f24" draw:formula="logwidth"/>
              <draw:equation draw:name="f25" draw:formula="logheight"/>
            </draw:enhanced-geometry>
          </draw:custom-shape>
          <draw:custom-shape draw:name="Freeform 9" draw:style-name="Mgr9" draw:text-style-name="MP14" draw:layer="layout" svg:width="0.624cm" svg:height="0.782cm" svg:x="25.757cm" svg:y="2.161cm">
            <text:p><text:span text:style-name="MT5"/></text:p>
            <draw:enhanced-geometry draw:mirror-horizontal="false" draw:mirror-vertical="false" drawooo:sub-view-size="236 297" draw:text-areas="0 0 ?f24 ?f25" svg:viewBox="0 0 0 0" draw:type="ooxml-non-primitive" draw:enhanced-path="M 7 296 L 7 296 C 36 285 75 276 118 276 161 276 200 285 229 296 232 297 236 294 236 290 L 236 33 C 236 30 235 28 233 27 209 16 167 0 118 0 69 0 26 16 3 27 1 28 0 30 0 33 L 0 290 C 0 294 3 297 7 296 Z N">
              <draw:equation draw:name="f0" draw:formula="7*logwidth/236"/>
              <draw:equation draw:name="f1" draw:formula="296*logheight/297"/>
              <draw:equation draw:name="f2" draw:formula="7*logwidth/236"/>
              <draw:equation draw:name="f3" draw:formula="296*logheight/297"/>
              <draw:equation draw:name="f4" draw:formula="118*logwidth/236"/>
              <draw:equation draw:name="f5" draw:formula="276*logheight/297"/>
              <draw:equation draw:name="f6" draw:formula="229*logwidth/236"/>
              <draw:equation draw:name="f7" draw:formula="296*logheight/297"/>
              <draw:equation draw:name="f8" draw:formula="236*logwidth/236"/>
              <draw:equation draw:name="f9" draw:formula="290*logheight/297"/>
              <draw:equation draw:name="f10" draw:formula="236*logwidth/236"/>
              <draw:equation draw:name="f11" draw:formula="33*logheight/297"/>
              <draw:equation draw:name="f12" draw:formula="233*logwidth/236"/>
              <draw:equation draw:name="f13" draw:formula="27*logheight/297"/>
              <draw:equation draw:name="f14" draw:formula="118*logwidth/236"/>
              <draw:equation draw:name="f15" draw:formula="0*logheight/297"/>
              <draw:equation draw:name="f16" draw:formula="3*logwidth/236"/>
              <draw:equation draw:name="f17" draw:formula="27*logheight/297"/>
              <draw:equation draw:name="f18" draw:formula="0*logwidth/236"/>
              <draw:equation draw:name="f19" draw:formula="33*logheight/297"/>
              <draw:equation draw:name="f20" draw:formula="0*logwidth/236"/>
              <draw:equation draw:name="f21" draw:formula="290*logheight/297"/>
              <draw:equation draw:name="f22" draw:formula="7*logwidth/236"/>
              <draw:equation draw:name="f23" draw:formula="296*logheight/297"/>
              <draw:equation draw:name="f24" draw:formula="logwidth"/>
              <draw:equation draw:name="f25" draw:formula="logheight"/>
            </draw:enhanced-geometry>
          </draw:custom-shape>
          <draw:custom-shape draw:name="Freeform 10" draw:style-name="Mgr9" draw:text-style-name="MP14" draw:layer="layout" svg:width="0.624cm" svg:height="1.449cm" svg:x="25.009cm" svg:y="1.494cm">
            <text:p><text:span text:style-name="MT5"/></text:p>
            <draw:enhanced-geometry draw:mirror-horizontal="false" draw:mirror-vertical="false" drawooo:sub-view-size="237 549" draw:text-areas="0 0 ?f24 ?f25" svg:viewBox="0 0 0 0" draw:type="ooxml-non-primitive" draw:enhanced-path="M 8 548 L 8 548 C 37 537 75 528 118 528 162 528 200 537 229 548 233 549 237 546 237 542 L 237 33 C 237 30 235 28 233 27 210 16 168 0 118 0 69 0 27 16 4 27 2 28 0 30 0 33 L 0 542 C 0 546 4 549 8 548 Z N">
              <draw:equation draw:name="f0" draw:formula="8*logwidth/237"/>
              <draw:equation draw:name="f1" draw:formula="548*logheight/549"/>
              <draw:equation draw:name="f2" draw:formula="8*logwidth/237"/>
              <draw:equation draw:name="f3" draw:formula="548*logheight/549"/>
              <draw:equation draw:name="f4" draw:formula="118*logwidth/237"/>
              <draw:equation draw:name="f5" draw:formula="528*logheight/549"/>
              <draw:equation draw:name="f6" draw:formula="229*logwidth/237"/>
              <draw:equation draw:name="f7" draw:formula="548*logheight/549"/>
              <draw:equation draw:name="f8" draw:formula="237*logwidth/237"/>
              <draw:equation draw:name="f9" draw:formula="542*logheight/549"/>
              <draw:equation draw:name="f10" draw:formula="237*logwidth/237"/>
              <draw:equation draw:name="f11" draw:formula="33*logheight/549"/>
              <draw:equation draw:name="f12" draw:formula="233*logwidth/237"/>
              <draw:equation draw:name="f13" draw:formula="27*logheight/549"/>
              <draw:equation draw:name="f14" draw:formula="118*logwidth/237"/>
              <draw:equation draw:name="f15" draw:formula="0*logheight/549"/>
              <draw:equation draw:name="f16" draw:formula="4*logwidth/237"/>
              <draw:equation draw:name="f17" draw:formula="27*logheight/549"/>
              <draw:equation draw:name="f18" draw:formula="0*logwidth/237"/>
              <draw:equation draw:name="f19" draw:formula="33*logheight/549"/>
              <draw:equation draw:name="f20" draw:formula="0*logwidth/237"/>
              <draw:equation draw:name="f21" draw:formula="542*logheight/549"/>
              <draw:equation draw:name="f22" draw:formula="8*logwidth/237"/>
              <draw:equation draw:name="f23" draw:formula="548*logheight/549"/>
              <draw:equation draw:name="f24" draw:formula="logwidth"/>
              <draw:equation draw:name="f25" draw:formula="logheight"/>
            </draw:enhanced-geometry>
          </draw:custom-shape>
          <draw:custom-shape draw:name="Freeform 11" draw:style-name="Mgr9" draw:text-style-name="MP14" draw:layer="layout" svg:width="4.622cm" svg:height="0.494cm" svg:x="27.131cm" svg:y="2.236cm">
            <text:p><text:span text:style-name="MT5"/></text:p>
            <draw:enhanced-geometry draw:mirror-horizontal="false" draw:mirror-vertical="false" drawooo:sub-view-size="1748 186" draw:text-areas="0 0 ?f108 ?f109" svg:viewBox="0 0 0 0" draw:type="ooxml-non-primitive" draw:enhanced-path="M 155 3 L 155 3 106 3 106 70 49 70 49 3 0 3 0 184 49 184 49 110 106 110 106 184 155 184 155 3 Z M 346 24 L 346 24 C 331 8 309 0 281 0 252 0 230 8 215 24 200 40 192 63 192 93 192 123 200 146 215 162 230 178 252 186 280 186 309 186 331 178 346 163 361 147 368 124 368 93 368 63 361 39 346 24 Z M 281 40 L 281 40 C 293 40 302 44 308 53 314 62 317 75 317 93 317 111 314 124 308 133 302 141 293 146 280 146 256 146 244 128 244 93 244 58 256 40 281 40 Z M 507 44 L 507 44 C 514 46 520 48 527 52 L 542 13 C 524 5 506 0 486 0 468 0 453 4 439 12 426 19 416 30 409 45 402 59 398 75 398 94 398 124 406 147 420 163 435 178 456 186 483 186 502 186 519 183 534 176 L 534 135 C 527 138 519 141 511 143 504 145 496 146 488 146 462 146 449 129 449 94 449 77 452 64 458 55 465 45 474 40 486 40 493 40 500 42 507 44 Z M 728 3 L 728 3 679 3 679 70 622 70 622 3 573 3 573 184 622 184 622 110 679 110 679 184 728 184 728 3 Z M 884 98 L 884 98 C 878 90 867 83 852 76 835 69 825 63 822 61 818 58 816 55 816 51 816 48 818 45 821 43 823 41 828 39 834 39 847 39 861 43 878 51 L 893 13 C 874 5 855 0 836 0 815 0 798 5 786 14 774 24 768 37 768 53 768 62 769 70 772 76 775 83 779 89 785 94 791 99 800 104 812 109 825 115 833 119 836 121 839 123 841 125 842 127 844 128 844 131 844 133 844 137 843 140 839 143 836 145 831 147 823 147 815 147 806 145 796 143 785 140 776 136 766 131 L 766 175 C 775 179 784 182 792 184 800 185 810 186 822 186 837 186 849 184 860 179 871 174 879 167 885 159 890 150 893 140 893 129 893 117 890 107 884 98 Z M 1028 44 L 1028 44 C 1035 46 1042 48 1048 52 L 1063 13 C 1046 5 1027 0 1007 0 990 0 974 4 961 12 947 19 937 30 930 45 923 59 920 75 920 94 920 124 927 147 942 163 956 178 977 186 1004 186 1023 186 1040 183 1056 176 L 1056 135 C 1048 138 1040 141 1033 143 1025 145 1018 146 1010 146 983 146 970 129 970 94 970 77 973 64 980 55 986 45 995 40 1007 40 1015 40 1022 42 1028 44 Z M 1250 3 L 1250 3 1201 3 1201 70 1144 70 1144 3 1095 3 1095 184 1144 184 1144 110 1201 110 1201 184 1250 184 1250 3 Z M 1399 3 L 1399 3 1399 109 C 1399 122 1397 131 1392 137 1388 143 1381 146 1371 146 1361 146 1354 143 1349 137 1345 131 1342 122 1342 109 L 1342 3 1293 3 1293 113 C 1293 137 1300 155 1313 167 1326 180 1345 186 1370 186 1395 186 1414 180 1428 167 1441 154 1448 135 1448 112 L 1448 3 1399 3 Z M 1610 184 L 1610 184 1610 144 1540 144 1540 3 1491 3 1491 184 1610 184 Z M 1748 144 L 1748 144 1690 144 1690 110 1744 110 1744 71 1690 71 1690 42 1748 42 1748 3 1641 3 1641 184 1748 184 1748 144 Z N">
              <draw:equation draw:name="f0" draw:formula="106*logwidth/1748"/>
              <draw:equation draw:name="f1" draw:formula="3*logheight/186"/>
              <draw:equation draw:name="f2" draw:formula="49*logwidth/1748"/>
              <draw:equation draw:name="f3" draw:formula="3*logheight/186"/>
              <draw:equation draw:name="f4" draw:formula="49*logwidth/1748"/>
              <draw:equation draw:name="f5" draw:formula="184*logheight/186"/>
              <draw:equation draw:name="f6" draw:formula="106*logwidth/1748"/>
              <draw:equation draw:name="f7" draw:formula="184*logheight/186"/>
              <draw:equation draw:name="f8" draw:formula="346*logwidth/1748"/>
              <draw:equation draw:name="f9" draw:formula="24*logheight/186"/>
              <draw:equation draw:name="f10" draw:formula="215*logwidth/1748"/>
              <draw:equation draw:name="f11" draw:formula="24*logheight/186"/>
              <draw:equation draw:name="f12" draw:formula="280*logwidth/1748"/>
              <draw:equation draw:name="f13" draw:formula="186*logheight/186"/>
              <draw:equation draw:name="f14" draw:formula="346*logwidth/1748"/>
              <draw:equation draw:name="f15" draw:formula="24*logheight/186"/>
              <draw:equation draw:name="f16" draw:formula="308*logwidth/1748"/>
              <draw:equation draw:name="f17" draw:formula="53*logheight/186"/>
              <draw:equation draw:name="f18" draw:formula="280*logwidth/1748"/>
              <draw:equation draw:name="f19" draw:formula="146*logheight/186"/>
              <draw:equation draw:name="f20" draw:formula="507*logwidth/1748"/>
              <draw:equation draw:name="f21" draw:formula="44*logheight/186"/>
              <draw:equation draw:name="f22" draw:formula="542*logwidth/1748"/>
              <draw:equation draw:name="f23" draw:formula="13*logheight/186"/>
              <draw:equation draw:name="f24" draw:formula="409*logwidth/1748"/>
              <draw:equation draw:name="f25" draw:formula="45*logheight/186"/>
              <draw:equation draw:name="f26" draw:formula="483*logwidth/1748"/>
              <draw:equation draw:name="f27" draw:formula="186*logheight/186"/>
              <draw:equation draw:name="f28" draw:formula="511*logwidth/1748"/>
              <draw:equation draw:name="f29" draw:formula="143*logheight/186"/>
              <draw:equation draw:name="f30" draw:formula="458*logwidth/1748"/>
              <draw:equation draw:name="f31" draw:formula="55*logheight/186"/>
              <draw:equation draw:name="f32" draw:formula="728*logwidth/1748"/>
              <draw:equation draw:name="f33" draw:formula="3*logheight/186"/>
              <draw:equation draw:name="f34" draw:formula="679*logwidth/1748"/>
              <draw:equation draw:name="f35" draw:formula="70*logheight/186"/>
              <draw:equation draw:name="f36" draw:formula="573*logwidth/1748"/>
              <draw:equation draw:name="f37" draw:formula="3*logheight/186"/>
              <draw:equation draw:name="f38" draw:formula="622*logwidth/1748"/>
              <draw:equation draw:name="f39" draw:formula="110*logheight/186"/>
              <draw:equation draw:name="f40" draw:formula="728*logwidth/1748"/>
              <draw:equation draw:name="f41" draw:formula="184*logheight/186"/>
              <draw:equation draw:name="f42" draw:formula="884*logwidth/1748"/>
              <draw:equation draw:name="f43" draw:formula="98*logheight/186"/>
              <draw:equation draw:name="f44" draw:formula="816*logwidth/1748"/>
              <draw:equation draw:name="f45" draw:formula="51*logheight/186"/>
              <draw:equation draw:name="f46" draw:formula="878*logwidth/1748"/>
              <draw:equation draw:name="f47" draw:formula="51*logheight/186"/>
              <draw:equation draw:name="f48" draw:formula="786*logwidth/1748"/>
              <draw:equation draw:name="f49" draw:formula="14*logheight/186"/>
              <draw:equation draw:name="f50" draw:formula="785*logwidth/1748"/>
              <draw:equation draw:name="f51" draw:formula="94*logheight/186"/>
              <draw:equation draw:name="f52" draw:formula="842*logwidth/1748"/>
              <draw:equation draw:name="f53" draw:formula="127*logheight/186"/>
              <draw:equation draw:name="f54" draw:formula="823*logwidth/1748"/>
              <draw:equation draw:name="f55" draw:formula="147*logheight/186"/>
              <draw:equation draw:name="f56" draw:formula="766*logwidth/1748"/>
              <draw:equation draw:name="f57" draw:formula="175*logheight/186"/>
              <draw:equation draw:name="f58" draw:formula="860*logwidth/1748"/>
              <draw:equation draw:name="f59" draw:formula="179*logheight/186"/>
              <draw:equation draw:name="f60" draw:formula="884*logwidth/1748"/>
              <draw:equation draw:name="f61" draw:formula="98*logheight/186"/>
              <draw:equation draw:name="f62" draw:formula="1048*logwidth/1748"/>
              <draw:equation draw:name="f63" draw:formula="52*logheight/186"/>
              <draw:equation draw:name="f64" draw:formula="961*logwidth/1748"/>
              <draw:equation draw:name="f65" draw:formula="12*logheight/186"/>
              <draw:equation draw:name="f66" draw:formula="942*logwidth/1748"/>
              <draw:equation draw:name="f67" draw:formula="163*logheight/186"/>
              <draw:equation draw:name="f68" draw:formula="1056*logwidth/1748"/>
              <draw:equation draw:name="f69" draw:formula="135*logheight/186"/>
              <draw:equation draw:name="f70" draw:formula="970*logwidth/1748"/>
              <draw:equation draw:name="f71" draw:formula="94*logheight/186"/>
              <draw:equation draw:name="f72" draw:formula="1028*logwidth/1748"/>
              <draw:equation draw:name="f73" draw:formula="44*logheight/186"/>
              <draw:equation draw:name="f74" draw:formula="1201*logwidth/1748"/>
              <draw:equation draw:name="f75" draw:formula="3*logheight/186"/>
              <draw:equation draw:name="f76" draw:formula="1144*logwidth/1748"/>
              <draw:equation draw:name="f77" draw:formula="3*logheight/186"/>
              <draw:equation draw:name="f78" draw:formula="1144*logwidth/1748"/>
              <draw:equation draw:name="f79" draw:formula="184*logheight/186"/>
              <draw:equation draw:name="f80" draw:formula="1201*logwidth/1748"/>
              <draw:equation draw:name="f81" draw:formula="184*logheight/186"/>
              <draw:equation draw:name="f82" draw:formula="1399*logwidth/1748"/>
              <draw:equation draw:name="f83" draw:formula="3*logheight/186"/>
              <draw:equation draw:name="f84" draw:formula="1392*logwidth/1748"/>
              <draw:equation draw:name="f85" draw:formula="137*logheight/186"/>
              <draw:equation draw:name="f86" draw:formula="1342*logwidth/1748"/>
              <draw:equation draw:name="f87" draw:formula="109*logheight/186"/>
              <draw:equation draw:name="f88" draw:formula="1293*logwidth/1748"/>
              <draw:equation draw:name="f89" draw:formula="113*logheight/186"/>
              <draw:equation draw:name="f90" draw:formula="1428*logwidth/1748"/>
              <draw:equation draw:name="f91" draw:formula="167*logheight/186"/>
              <draw:equation draw:name="f92" draw:formula="1399*logwidth/1748"/>
              <draw:equation draw:name="f93" draw:formula="3*logheight/186"/>
              <draw:equation draw:name="f94" draw:formula="1610*logwidth/1748"/>
              <draw:equation draw:name="f95" draw:formula="144*logheight/186"/>
              <draw:equation draw:name="f96" draw:formula="1491*logwidth/1748"/>
              <draw:equation draw:name="f97" draw:formula="3*logheight/186"/>
              <draw:equation draw:name="f98" draw:formula="1748*logwidth/1748"/>
              <draw:equation draw:name="f99" draw:formula="144*logheight/186"/>
              <draw:equation draw:name="f100" draw:formula="1690*logwidth/1748"/>
              <draw:equation draw:name="f101" draw:formula="110*logheight/186"/>
              <draw:equation draw:name="f102" draw:formula="1690*logwidth/1748"/>
              <draw:equation draw:name="f103" draw:formula="71*logheight/186"/>
              <draw:equation draw:name="f104" draw:formula="1748*logwidth/1748"/>
              <draw:equation draw:name="f105" draw:formula="3*logheight/186"/>
              <draw:equation draw:name="f106" draw:formula="1748*logwidth/1748"/>
              <draw:equation draw:name="f107" draw:formula="184*logheight/186"/>
              <draw:equation draw:name="f108" draw:formula="logwidth"/>
              <draw:equation draw:name="f109" draw:formula="logheight"/>
            </draw:enhanced-geometry>
          </draw:custom-shape>
          <draw:custom-shape draw:name="Freeform 12" draw:style-name="Mgr9" draw:text-style-name="MP14" draw:layer="layout" svg:width="4.004cm" svg:height="0.48cm" svg:x="27.131cm" svg:y="2.862cm">
            <text:p><text:span text:style-name="MT5"/></text:p>
            <draw:enhanced-geometry draw:mirror-horizontal="false" draw:mirror-vertical="false" drawooo:sub-view-size="1516 181" draw:text-areas="0 0 ?f84 ?f85" svg:viewBox="0 0 0 0" draw:type="ooxml-non-primitive" draw:enhanced-path="M 126 181 L 126 181 162 51 163 51 C 162 71 162 83 162 88 161 93 161 98 161 102 L 161 181 206 181 206 1 141 1 104 129 103 129 65 1 0 1 0 181 44 181 44 103 C 44 91 43 73 41 51 L 42 51 79 181 126 181 Z M 300 1 L 300 1 251 1 251 181 300 181 300 1 Z M 423 41 L 423 41 467 41 467 1 330 1 330 41 374 41 374 181 423 181 423 41 Z M 583 41 L 583 41 627 41 627 1 490 1 490 41 534 41 534 181 583 181 583 41 Z M 905 1 L 905 1 858 1 838 92 C 833 114 830 130 829 139 828 132 826 121 823 107 821 93 818 80 815 69 L 800 1 755 1 739 69 C 736 78 734 90 731 105 728 119 726 131 725 139 724 127 721 111 716 91 L 696 1 649 1 694 181 752 181 C 762 134 768 107 770 100 771 94 773 86 774 78 776 70 777 64 777 58 778 65 780 73 781 83 783 93 784 99 785 103 L 803 181 860 181 905 1 Z M 1041 142 L 1041 142 982 142 982 107 1036 107 1036 68 982 68 982 40 1041 40 1041 1 933 1 933 181 1041 181 1041 142 Z M 1130 1 L 1130 1 1081 1 1081 181 1130 181 1130 1 Z M 1304 23 L 1304 23 C 1288 8 1266 1 1237 1 L 1174 1 1174 181 1233 181 C 1263 181 1286 173 1303 157 1319 141 1328 117 1328 87 1328 59 1320 38 1304 23 Z M 1267 128 L 1267 128 C 1260 137 1249 141 1234 141 L 1223 141 1223 40 1237 40 C 1251 40 1261 44 1267 52 1274 60 1277 72 1277 89 1277 107 1274 120 1267 128 Z M 1516 181 L 1516 181 1456 0 1391 0 1332 181 1386 181 1395 148 1454 148 1463 181 1516 181 Z M 1405 107 L 1405 107 C 1413 79 1417 60 1420 50 1422 41 1423 34 1424 30 1425 34 1427 42 1429 52 1432 63 1434 71 1436 78 L 1444 107 1405 107 Z N">
              <draw:equation draw:name="f0" draw:formula="162*logwidth/1516"/>
              <draw:equation draw:name="f1" draw:formula="51*logheight/181"/>
              <draw:equation draw:name="f2" draw:formula="161*logwidth/1516"/>
              <draw:equation draw:name="f3" draw:formula="102*logheight/181"/>
              <draw:equation draw:name="f4" draw:formula="206*logwidth/1516"/>
              <draw:equation draw:name="f5" draw:formula="1*logheight/181"/>
              <draw:equation draw:name="f6" draw:formula="103*logwidth/1516"/>
              <draw:equation draw:name="f7" draw:formula="129*logheight/181"/>
              <draw:equation draw:name="f8" draw:formula="0*logwidth/1516"/>
              <draw:equation draw:name="f9" draw:formula="181*logheight/181"/>
              <draw:equation draw:name="f10" draw:formula="41*logwidth/1516"/>
              <draw:equation draw:name="f11" draw:formula="51*logheight/181"/>
              <draw:equation draw:name="f12" draw:formula="126*logwidth/1516"/>
              <draw:equation draw:name="f13" draw:formula="181*logheight/181"/>
              <draw:equation draw:name="f14" draw:formula="251*logwidth/1516"/>
              <draw:equation draw:name="f15" draw:formula="1*logheight/181"/>
              <draw:equation draw:name="f16" draw:formula="300*logwidth/1516"/>
              <draw:equation draw:name="f17" draw:formula="1*logheight/181"/>
              <draw:equation draw:name="f18" draw:formula="467*logwidth/1516"/>
              <draw:equation draw:name="f19" draw:formula="41*logheight/181"/>
              <draw:equation draw:name="f20" draw:formula="330*logwidth/1516"/>
              <draw:equation draw:name="f21" draw:formula="41*logheight/181"/>
              <draw:equation draw:name="f22" draw:formula="423*logwidth/1516"/>
              <draw:equation draw:name="f23" draw:formula="181*logheight/181"/>
              <draw:equation draw:name="f24" draw:formula="583*logwidth/1516"/>
              <draw:equation draw:name="f25" draw:formula="41*logheight/181"/>
              <draw:equation draw:name="f26" draw:formula="490*logwidth/1516"/>
              <draw:equation draw:name="f27" draw:formula="1*logheight/181"/>
              <draw:equation draw:name="f28" draw:formula="534*logwidth/1516"/>
              <draw:equation draw:name="f29" draw:formula="181*logheight/181"/>
              <draw:equation draw:name="f30" draw:formula="905*logwidth/1516"/>
              <draw:equation draw:name="f31" draw:formula="1*logheight/181"/>
              <draw:equation draw:name="f32" draw:formula="838*logwidth/1516"/>
              <draw:equation draw:name="f33" draw:formula="92*logheight/181"/>
              <draw:equation draw:name="f34" draw:formula="815*logwidth/1516"/>
              <draw:equation draw:name="f35" draw:formula="69*logheight/181"/>
              <draw:equation draw:name="f36" draw:formula="739*logwidth/1516"/>
              <draw:equation draw:name="f37" draw:formula="69*logheight/181"/>
              <draw:equation draw:name="f38" draw:formula="716*logwidth/1516"/>
              <draw:equation draw:name="f39" draw:formula="91*logheight/181"/>
              <draw:equation draw:name="f40" draw:formula="694*logwidth/1516"/>
              <draw:equation draw:name="f41" draw:formula="181*logheight/181"/>
              <draw:equation draw:name="f42" draw:formula="774*logwidth/1516"/>
              <draw:equation draw:name="f43" draw:formula="78*logheight/181"/>
              <draw:equation draw:name="f44" draw:formula="785*logwidth/1516"/>
              <draw:equation draw:name="f45" draw:formula="103*logheight/181"/>
              <draw:equation draw:name="f46" draw:formula="905*logwidth/1516"/>
              <draw:equation draw:name="f47" draw:formula="1*logheight/181"/>
              <draw:equation draw:name="f48" draw:formula="982*logwidth/1516"/>
              <draw:equation draw:name="f49" draw:formula="142*logheight/181"/>
              <draw:equation draw:name="f50" draw:formula="1036*logwidth/1516"/>
              <draw:equation draw:name="f51" draw:formula="68*logheight/181"/>
              <draw:equation draw:name="f52" draw:formula="1041*logwidth/1516"/>
              <draw:equation draw:name="f53" draw:formula="40*logheight/181"/>
              <draw:equation draw:name="f54" draw:formula="933*logwidth/1516"/>
              <draw:equation draw:name="f55" draw:formula="181*logheight/181"/>
              <draw:equation draw:name="f56" draw:formula="1130*logwidth/1516"/>
              <draw:equation draw:name="f57" draw:formula="1*logheight/181"/>
              <draw:equation draw:name="f58" draw:formula="1081*logwidth/1516"/>
              <draw:equation draw:name="f59" draw:formula="181*logheight/181"/>
              <draw:equation draw:name="f60" draw:formula="1304*logwidth/1516"/>
              <draw:equation draw:name="f61" draw:formula="23*logheight/181"/>
              <draw:equation draw:name="f62" draw:formula="1174*logwidth/1516"/>
              <draw:equation draw:name="f63" draw:formula="1*logheight/181"/>
              <draw:equation draw:name="f64" draw:formula="1303*logwidth/1516"/>
              <draw:equation draw:name="f65" draw:formula="157*logheight/181"/>
              <draw:equation draw:name="f66" draw:formula="1267*logwidth/1516"/>
              <draw:equation draw:name="f67" draw:formula="128*logheight/181"/>
              <draw:equation draw:name="f68" draw:formula="1223*logwidth/1516"/>
              <draw:equation draw:name="f69" draw:formula="141*logheight/181"/>
              <draw:equation draw:name="f70" draw:formula="1267*logwidth/1516"/>
              <draw:equation draw:name="f71" draw:formula="52*logheight/181"/>
              <draw:equation draw:name="f72" draw:formula="1516*logwidth/1516"/>
              <draw:equation draw:name="f73" draw:formula="181*logheight/181"/>
              <draw:equation draw:name="f74" draw:formula="1391*logwidth/1516"/>
              <draw:equation draw:name="f75" draw:formula="0*logheight/181"/>
              <draw:equation draw:name="f76" draw:formula="1395*logwidth/1516"/>
              <draw:equation draw:name="f77" draw:formula="148*logheight/181"/>
              <draw:equation draw:name="f78" draw:formula="1516*logwidth/1516"/>
              <draw:equation draw:name="f79" draw:formula="181*logheight/181"/>
              <draw:equation draw:name="f80" draw:formula="1420*logwidth/1516"/>
              <draw:equation draw:name="f81" draw:formula="50*logheight/181"/>
              <draw:equation draw:name="f82" draw:formula="1436*logwidth/1516"/>
              <draw:equation draw:name="f83" draw:formula="78*logheight/181"/>
              <draw:equation draw:name="f84" draw:formula="logwidth"/>
              <draw:equation draw:name="f85" draw:formula="logheight"/>
            </draw:enhanced-geometry>
          </draw:custom-shape>
          <draw:custom-shape draw:name="Freeform 13" draw:style-name="Mgr9" draw:text-style-name="MP14" draw:layer="layout" svg:width="4.622cm" svg:height="0.329cm" svg:x="27.131cm" svg:y="3.542cm">
            <text:p><text:span text:style-name="MT5"/></text:p>
            <draw:enhanced-geometry draw:mirror-horizontal="false" draw:mirror-vertical="false" drawooo:sub-view-size="1748 124" draw:text-areas="0 0 ?f116 ?f117" svg:viewBox="0 0 0 0" draw:type="ooxml-non-primitive" draw:enhanced-path="M 56 7 L 56 7 56 62 C 56 76 49 83 35 83 28 83 23 82 20 78 16 75 15 69 15 62 L 15 7 0 7 0 63 C 0 73 3 81 9 87 15 93 24 96 35 96 42 96 48 94 54 92 59 89 63 85 66 80 68 76 70 70 70 63 L 70 7 56 7 Z M 149 51 L 149 51 C 149 35 141 27 125 27 120 27 116 28 112 29 109 31 106 34 104 37 L 103 37 101 28 90 28 90 94 104 94 104 61 C 104 53 106 47 108 44 111 40 116 38 122 38 126 38 129 40 131 42 133 45 134 49 134 54 L 134 94 149 94 149 51 Z M 182 28 L 182 28 167 28 167 94 182 94 182 28 Z M 169 16 L 169 16 C 170 18 172 18 175 18 177 18 179 18 180 16 182 15 182 13 182 11 182 8 182 6 180 5 179 3 177 3 175 3 172 3 170 3 169 5 167 6 167 8 167 11 167 13 167 15 169 16 Z M 233 94 L 233 94 258 28 243 28 230 67 C 228 74 226 79 226 82 L 225 82 C 225 78 223 73 221 67 L 208 28 193 28 218 94 233 94 Z M 309 95 L 309 95 C 312 94 316 93 319 91 L 319 80 C 315 81 312 83 308 83 305 84 301 84 297 84 291 84 287 83 283 79 280 76 278 71 278 64 L 322 64 322 57 C 322 47 320 40 315 35 310 30 303 27 294 27 285 27 277 30 272 36 266 42 264 51 264 62 264 72 267 81 272 87 278 93 286 96 297 96 301 96 305 95 309 95 Z M 305 42 L 305 42 C 307 45 308 49 308 54 L 278 54 C 279 49 281 45 283 42 286 39 289 38 294 38 298 38 302 39 305 42 Z M 361 30 L 361 30 C 357 33 354 36 352 40 L 351 40 350 28 339 28 339 94 353 94 353 60 C 353 54 354 49 358 45 361 42 366 40 372 40 374 40 376 40 378 41 L 379 28 C 377 27 375 27 372 27 368 27 364 28 361 30 Z M 436 67 L 436 67 C 434 65 433 63 430 61 428 59 424 57 418 55 412 53 407 51 406 49 404 48 403 46 403 44 403 40 406 38 414 38 419 38 425 39 432 42 L 436 32 C 429 28 422 27 414 27 406 27 400 28 396 32 391 35 389 39 389 45 389 50 390 53 393 56 395 59 401 62 408 65 412 67 415 68 417 69 420 70 421 72 422 73 423 74 424 75 424 77 424 82 419 85 411 85 404 85 397 83 389 79 L 389 92 C 394 94 401 96 410 96 419 96 426 94 430 90 435 87 437 82 437 75 437 72 437 70 436 67 Z M 467 28 L 467 28 452 28 452 94 467 94 467 28 Z M 454 16 L 454 16 C 455 18 457 18 460 18 462 18 464 18 465 16 467 15 467 13 467 11 467 8 467 6 465 5 464 3 462 3 460 3 457 3 455 3 454 5 452 6 452 8 452 11 452 13 452 15 454 16 Z M 505 82 L 505 82 C 503 80 502 78 502 74 L 502 39 521 39 521 28 502 28 502 13 493 13 489 27 479 33 479 39 488 39 488 74 C 488 89 495 96 508 96 511 96 513 95 516 95 518 94 520 94 522 93 L 522 83 C 518 84 515 84 511 84 509 84 506 83 505 82 Z M 556 94 L 556 94 553 101 C 551 108 546 112 539 112 536 112 534 112 532 112 L 532 123 C 535 123 538 124 541 124 553 124 561 117 567 103 L 595 28 580 28 C 571 55 565 70 564 73 564 76 563 79 562 81 L 562 81 C 561 76 560 71 558 66 L 544 28 529 28 556 94 Z M 684 36 L 684 36 C 678 30 671 27 661 27 651 27 643 30 638 36 632 42 630 50 630 61 630 68 631 74 634 79 636 85 640 89 645 91 649 94 655 96 661 96 671 96 679 93 684 86 690 80 692 72 692 61 692 51 690 42 684 36 Z M 648 44 L 648 44 C 651 40 655 38 661 38 672 38 678 46 678 61 678 76 672 84 661 84 650 84 644 76 644 61 644 54 646 48 648 44 Z M 741 28 L 741 28 725 28 725 24 C 725 20 726 17 727 15 729 13 731 12 734 12 738 12 741 12 744 14 L 748 3 C 743 1 738 0 733 0 726 0 720 2 717 6 713 10 711 16 711 24 L 711 28 700 32 700 39 711 39 711 94 725 94 725 39 741 39 741 28 Z M 852 94 L 852 94 820 6 804 6 771 94 786 94 795 70 828 70 837 94 852 94 Z M 799 58 L 799 58 807 35 C 809 29 811 24 812 19 812 20 813 23 814 26 815 30 816 32 816 34 L 825 58 799 58 Z M 917 86 L 917 86 C 922 80 924 72 924 61 924 50 922 42 917 36 913 30 906 27 898 27 889 27 883 30 878 37 L 878 37 C 877 32 876 29 876 28 L 864 28 864 124 878 124 878 97 C 878 95 878 92 877 87 L 878 87 C 883 93 889 96 898 96 906 96 913 93 917 86 Z M 906 44 L 906 44 C 909 48 910 54 910 61 910 68 909 74 906 78 903 82 900 84 895 84 889 84 885 82 882 79 880 75 878 69 878 61 L 878 59 C 878 52 880 47 882 43 885 40 889 38 894 38 900 38 903 40 906 44 Z M 994 86 L 994 86 C 998 80 1001 72 1001 61 1001 50 999 42 994 36 989 30 983 27 975 27 966 27 959 30 955 37 L 954 37 C 953 32 952 29 952 28 L 941 28 941 124 955 124 955 97 C 955 95 955 92 954 87 L 955 87 C 959 93 966 96 974 96 983 96 989 93 994 86 Z M 982 44 L 982 44 C 985 48 986 54 986 61 986 68 985 74 982 78 980 82 976 84 971 84 965 84 961 82 959 79 956 75 955 69 955 61 L 955 59 C 955 52 956 47 959 43 961 40 965 38 971 38 976 38 980 40 982 44 Z M 1031 1 L 1031 1 1017 1 1017 94 1031 94 1031 1 Z M 1065 28 L 1065 28 1051 28 1051 94 1065 94 1065 28 Z M 1052 16 L 1052 16 C 1054 18 1056 18 1058 18 1061 18 1063 18 1064 16 1065 15 1066 13 1066 11 1066 8 1065 6 1064 5 1063 3 1061 3 1058 3 1056 3 1054 3 1052 5 1051 6 1050 8 1050 11 1050 13 1051 15 1052 16 Z M 1126 95 L 1126 95 C 1129 94 1133 93 1136 91 L 1136 80 C 1132 81 1129 83 1125 83 1122 84 1118 84 1115 84 1109 84 1104 83 1101 79 1097 76 1096 71 1095 64 L 1140 64 1140 57 C 1140 47 1137 40 1132 35 1127 30 1120 27 1111 27 1102 27 1094 30 1089 36 1084 42 1081 51 1081 62 1081 72 1084 81 1090 87 1095 93 1104 96 1114 96 1118 96 1122 95 1126 95 Z M 1122 42 L 1122 42 C 1124 45 1126 49 1126 54 L 1096 54 C 1096 49 1098 45 1101 42 1103 39 1107 38 1111 38 1116 38 1119 39 1122 42 Z M 1199 86 L 1199 86 1199 86 1202 94 1213 94 1213 1 1199 1 1199 25 C 1199 28 1199 32 1200 37 L 1199 37 C 1194 30 1188 27 1179 27 1171 27 1164 30 1159 36 1155 42 1152 50 1152 61 1152 72 1155 81 1159 87 1164 93 1170 96 1179 96 1187 96 1194 92 1199 86 Z M 1171 78 L 1171 78 C 1168 75 1167 69 1167 62 1167 54 1168 48 1171 44 1174 40 1177 38 1182 38 1188 38 1192 40 1195 44 1198 47 1199 53 1199 61 L 1199 63 C 1199 71 1198 76 1195 79 1193 83 1188 84 1183 84 1177 84 1173 82 1171 78 Z M 1311 60 L 1311 60 C 1310 57 1308 55 1305 52 1302 50 1297 48 1291 45 1285 43 1281 41 1279 39 1277 38 1275 36 1274 35 1273 33 1273 31 1273 29 1273 25 1274 23 1276 21 1279 19 1282 18 1287 18 1293 18 1300 19 1308 23 L 1312 11 C 1304 7 1296 6 1287 6 1278 6 1271 8 1266 12 1261 16 1258 22 1258 29 1258 35 1260 40 1263 44 1267 48 1272 52 1280 55 1288 58 1293 61 1296 63 1298 65 1299 68 1299 72 1299 75 1298 78 1295 80 1293 82 1288 83 1283 83 1279 83 1275 83 1270 82 1266 81 1261 79 1257 77 L 1257 91 C 1264 94 1272 96 1282 96 1292 96 1299 93 1305 89 1311 84 1314 78 1314 71 1314 67 1313 63 1311 60 Z M 1367 95 L 1367 95 C 1370 94 1373 93 1375 91 L 1375 79 C 1370 82 1364 84 1357 84 1352 84 1348 82 1345 78 1342 74 1340 69 1340 61 1340 46 1346 39 1358 39 1362 39 1366 40 1372 42 L 1377 31 C 1371 28 1365 27 1358 27 1348 27 1340 30 1334 36 1329 42 1326 50 1326 62 1326 73 1329 81 1334 87 1339 93 1347 96 1357 96 1361 96 1364 95 1367 95 Z M 1404 28 L 1404 28 1390 28 1390 94 1404 94 1404 28 Z M 1391 16 L 1391 16 C 1393 18 1395 18 1397 18 1400 18 1402 18 1403 16 1404 15 1405 13 1405 11 1405 8 1404 6 1403 5 1402 3 1400 3 1397 3 1395 3 1393 3 1391 5 1390 6 1389 8 1389 11 1389 13 1390 15 1391 16 Z M 1465 95 L 1465 95 C 1468 94 1472 93 1475 91 L 1475 80 C 1471 81 1468 83 1464 83 1461 84 1457 84 1454 84 1448 84 1443 83 1440 79 1436 76 1435 71 1434 64 L 1479 64 1479 57 C 1479 47 1476 40 1471 35 1466 30 1459 27 1450 27 1441 27 1433 30 1428 36 1423 42 1420 51 1420 62 1420 72 1423 81 1429 87 1434 93 1443 96 1453 96 1457 96 1461 95 1465 95 Z M 1461 42 L 1461 42 C 1463 45 1465 49 1465 54 L 1435 54 C 1435 49 1437 45 1440 42 1442 39 1446 38 1450 38 1455 38 1458 39 1461 42 Z M 1553 51 L 1553 51 C 1553 35 1545 27 1529 27 1525 27 1521 28 1517 29 1513 31 1511 34 1509 37 L 1508 37 1506 28 1495 28 1495 94 1509 94 1509 61 C 1509 53 1510 47 1513 44 1516 40 1520 38 1526 38 1531 38 1534 40 1536 42 1538 45 1539 49 1539 54 L 1539 94 1553 94 1553 51 Z M 1610 95 L 1610 95 C 1613 94 1615 93 1618 91 L 1618 79 C 1612 82 1606 84 1600 84 1595 84 1590 82 1588 78 1585 74 1583 69 1583 61 1583 46 1589 39 1600 39 1604 39 1609 40 1615 42 L 1619 31 C 1614 28 1608 27 1601 27 1590 27 1582 30 1577 36 1571 42 1569 50 1569 62 1569 73 1571 81 1577 87 1582 93 1589 96 1599 96 1603 96 1607 95 1610 95 Z M 1674 95 L 1674 95 C 1677 94 1681 93 1684 91 L 1684 80 C 1680 81 1676 83 1673 83 1670 84 1666 84 1662 84 1656 84 1652 83 1648 79 1645 76 1643 71 1643 64 L 1687 64 1687 57 C 1687 47 1685 40 1680 35 1675 30 1668 27 1659 27 1649 27 1642 30 1637 36 1631 42 1629 51 1629 62 1629 72 1632 81 1637 87 1643 93 1651 96 1662 96 1666 96 1670 95 1674 95 Z M 1669 42 L 1669 42 C 1672 45 1673 49 1673 54 L 1643 54 C 1644 49 1645 45 1648 42 1651 39 1654 38 1659 38 1663 38 1667 39 1669 42 Z M 1747 67 L 1747 67 C 1745 65 1744 63 1741 61 1739 59 1735 57 1729 55 1723 53 1718 51 1716 49 1715 48 1714 46 1714 44 1714 40 1717 38 1725 38 1730 38 1736 39 1743 42 L 1747 32 C 1740 28 1733 27 1725 27 1717 27 1711 28 1707 32 1702 35 1700 39 1700 45 1700 50 1701 53 1704 56 1706 59 1712 62 1719 65 1723 67 1726 68 1728 69 1731 70 1732 72 1733 73 1734 74 1735 75 1735 77 1735 82 1730 85 1722 85 1715 85 1708 83 1700 79 L 1700 92 C 1705 94 1712 96 1721 96 1730 96 1737 94 1741 90 1746 87 1748 82 1748 75 1748 72 1748 70 1747 67 Z N">
              <draw:equation draw:name="f0" draw:formula="0*logwidth/1748"/>
              <draw:equation draw:name="f1" draw:formula="63*logheight/124"/>
              <draw:equation draw:name="f2" draw:formula="149*logwidth/1748"/>
              <draw:equation draw:name="f3" draw:formula="51*logheight/124"/>
              <draw:equation draw:name="f4" draw:formula="104*logwidth/1748"/>
              <draw:equation draw:name="f5" draw:formula="61*logheight/124"/>
              <draw:equation draw:name="f6" draw:formula="182*logwidth/1748"/>
              <draw:equation draw:name="f7" draw:formula="28*logheight/124"/>
              <draw:equation draw:name="f8" draw:formula="182*logwidth/1748"/>
              <draw:equation draw:name="f9" draw:formula="11*logheight/124"/>
              <draw:equation draw:name="f10" draw:formula="243*logwidth/1748"/>
              <draw:equation draw:name="f11" draw:formula="28*logheight/124"/>
              <draw:equation draw:name="f12" draw:formula="309*logwidth/1748"/>
              <draw:equation draw:name="f13" draw:formula="95*logheight/124"/>
              <draw:equation draw:name="f14" draw:formula="322*logwidth/1748"/>
              <draw:equation draw:name="f15" draw:formula="57*logheight/124"/>
              <draw:equation draw:name="f16" draw:formula="305*logwidth/1748"/>
              <draw:equation draw:name="f17" draw:formula="42*logheight/124"/>
              <draw:equation draw:name="f18" draw:formula="351*logwidth/1748"/>
              <draw:equation draw:name="f19" draw:formula="40*logheight/124"/>
              <draw:equation draw:name="f20" draw:formula="379*logwidth/1748"/>
              <draw:equation draw:name="f21" draw:formula="28*logheight/124"/>
              <draw:equation draw:name="f22" draw:formula="414*logwidth/1748"/>
              <draw:equation draw:name="f23" draw:formula="38*logheight/124"/>
              <draw:equation draw:name="f24" draw:formula="422*logwidth/1748"/>
              <draw:equation draw:name="f25" draw:formula="73*logheight/124"/>
              <draw:equation draw:name="f26" draw:formula="467*logwidth/1748"/>
              <draw:equation draw:name="f27" draw:formula="28*logheight/124"/>
              <draw:equation draw:name="f28" draw:formula="465*logwidth/1748"/>
              <draw:equation draw:name="f29" draw:formula="16*logheight/124"/>
              <draw:equation draw:name="f30" draw:formula="502*logwidth/1748"/>
              <draw:equation draw:name="f31" draw:formula="74*logheight/124"/>
              <draw:equation draw:name="f32" draw:formula="479*logwidth/1748"/>
              <draw:equation draw:name="f33" draw:formula="39*logheight/124"/>
              <draw:equation draw:name="f34" draw:formula="556*logwidth/1748"/>
              <draw:equation draw:name="f35" draw:formula="94*logheight/124"/>
              <draw:equation draw:name="f36" draw:formula="580*logwidth/1748"/>
              <draw:equation draw:name="f37" draw:formula="28*logheight/124"/>
              <draw:equation draw:name="f38" draw:formula="684*logwidth/1748"/>
              <draw:equation draw:name="f39" draw:formula="36*logheight/124"/>
              <draw:equation draw:name="f40" draw:formula="684*logwidth/1748"/>
              <draw:equation draw:name="f41" draw:formula="36*logheight/124"/>
              <draw:equation draw:name="f42" draw:formula="741*logwidth/1748"/>
              <draw:equation draw:name="f43" draw:formula="28*logheight/124"/>
              <draw:equation draw:name="f44" draw:formula="711*logwidth/1748"/>
              <draw:equation draw:name="f45" draw:formula="24*logheight/124"/>
              <draw:equation draw:name="f46" draw:formula="741*logwidth/1748"/>
              <draw:equation draw:name="f47" draw:formula="28*logheight/124"/>
              <draw:equation draw:name="f48" draw:formula="837*logwidth/1748"/>
              <draw:equation draw:name="f49" draw:formula="94*logheight/124"/>
              <draw:equation draw:name="f50" draw:formula="799*logwidth/1748"/>
              <draw:equation draw:name="f51" draw:formula="58*logheight/124"/>
              <draw:equation draw:name="f52" draw:formula="864*logwidth/1748"/>
              <draw:equation draw:name="f53" draw:formula="28*logheight/124"/>
              <draw:equation draw:name="f54" draw:formula="906*logwidth/1748"/>
              <draw:equation draw:name="f55" draw:formula="44*logheight/124"/>
              <draw:equation draw:name="f56" draw:formula="906*logwidth/1748"/>
              <draw:equation draw:name="f57" draw:formula="44*logheight/124"/>
              <draw:equation draw:name="f58" draw:formula="941*logwidth/1748"/>
              <draw:equation draw:name="f59" draw:formula="28*logheight/124"/>
              <draw:equation draw:name="f60" draw:formula="982*logwidth/1748"/>
              <draw:equation draw:name="f61" draw:formula="44*logheight/124"/>
              <draw:equation draw:name="f62" draw:formula="982*logwidth/1748"/>
              <draw:equation draw:name="f63" draw:formula="44*logheight/124"/>
              <draw:equation draw:name="f64" draw:formula="1051*logwidth/1748"/>
              <draw:equation draw:name="f65" draw:formula="28*logheight/124"/>
              <draw:equation draw:name="f66" draw:formula="1064*logwidth/1748"/>
              <draw:equation draw:name="f67" draw:formula="5*logheight/124"/>
              <draw:equation draw:name="f68" draw:formula="1125*logwidth/1748"/>
              <draw:equation draw:name="f69" draw:formula="83*logheight/124"/>
              <draw:equation draw:name="f70" draw:formula="1081*logwidth/1748"/>
              <draw:equation draw:name="f71" draw:formula="62*logheight/124"/>
              <draw:equation draw:name="f72" draw:formula="1111*logwidth/1748"/>
              <draw:equation draw:name="f73" draw:formula="38*logheight/124"/>
              <draw:equation draw:name="f74" draw:formula="1199*logwidth/1748"/>
              <draw:equation draw:name="f75" draw:formula="25*logheight/124"/>
              <draw:equation draw:name="f76" draw:formula="1171*logwidth/1748"/>
              <draw:equation draw:name="f77" draw:formula="78*logheight/124"/>
              <draw:equation draw:name="f78" draw:formula="1183*logwidth/1748"/>
              <draw:equation draw:name="f79" draw:formula="84*logheight/124"/>
              <draw:equation draw:name="f80" draw:formula="1276*logwidth/1748"/>
              <draw:equation draw:name="f81" draw:formula="21*logheight/124"/>
              <draw:equation draw:name="f82" draw:formula="1296*logwidth/1748"/>
              <draw:equation draw:name="f83" draw:formula="63*logheight/124"/>
              <draw:equation draw:name="f84" draw:formula="1314*logwidth/1748"/>
              <draw:equation draw:name="f85" draw:formula="71*logheight/124"/>
              <draw:equation draw:name="f86" draw:formula="1358*logwidth/1748"/>
              <draw:equation draw:name="f87" draw:formula="39*logheight/124"/>
              <draw:equation draw:name="f88" draw:formula="1404*logwidth/1748"/>
              <draw:equation draw:name="f89" draw:formula="28*logheight/124"/>
              <draw:equation draw:name="f90" draw:formula="1403*logwidth/1748"/>
              <draw:equation draw:name="f91" draw:formula="16*logheight/124"/>
              <draw:equation draw:name="f92" draw:formula="1475*logwidth/1748"/>
              <draw:equation draw:name="f93" draw:formula="91*logheight/124"/>
              <draw:equation draw:name="f94" draw:formula="1450*logwidth/1748"/>
              <draw:equation draw:name="f95" draw:formula="27*logheight/124"/>
              <draw:equation draw:name="f96" draw:formula="1435*logwidth/1748"/>
              <draw:equation draw:name="f97" draw:formula="54*logheight/124"/>
              <draw:equation draw:name="f98" draw:formula="1508*logwidth/1748"/>
              <draw:equation draw:name="f99" draw:formula="37*logheight/124"/>
              <draw:equation draw:name="f100" draw:formula="1539*logwidth/1748"/>
              <draw:equation draw:name="f101" draw:formula="54*logheight/124"/>
              <draw:equation draw:name="f102" draw:formula="1588*logwidth/1748"/>
              <draw:equation draw:name="f103" draw:formula="78*logheight/124"/>
              <draw:equation draw:name="f104" draw:formula="1599*logwidth/1748"/>
              <draw:equation draw:name="f105" draw:formula="96*logheight/124"/>
              <draw:equation draw:name="f106" draw:formula="1643*logwidth/1748"/>
              <draw:equation draw:name="f107" draw:formula="64*logheight/124"/>
              <draw:equation draw:name="f108" draw:formula="1674*logwidth/1748"/>
              <draw:equation draw:name="f109" draw:formula="95*logheight/124"/>
              <draw:equation draw:name="f110" draw:formula="1747*logwidth/1748"/>
              <draw:equation draw:name="f111" draw:formula="67*logheight/124"/>
              <draw:equation draw:name="f112" draw:formula="1707*logwidth/1748"/>
              <draw:equation draw:name="f113" draw:formula="32*logheight/124"/>
              <draw:equation draw:name="f114" draw:formula="1700*logwidth/1748"/>
              <draw:equation draw:name="f115" draw:formula="92*logheight/124"/>
              <draw:equation draw:name="f116" draw:formula="logwidth"/>
              <draw:equation draw:name="f117" draw:formula="logheight"/>
            </draw:enhanced-geometry>
          </draw:custom-shape>
          <draw:custom-shape draw:name="Freeform 15" draw:style-name="Mgr9" draw:text-style-name="MP14" draw:layer="layout" svg:width="0.617cm" svg:height="0.782cm" svg:x="24.26cm" svg:y="3.026cm">
            <text:p><text:span text:style-name="MT5"/></text:p>
            <draw:enhanced-geometry draw:mirror-horizontal="false" draw:mirror-vertical="false" drawooo:sub-view-size="236 297" draw:text-areas="0 0 ?f24 ?f25" svg:viewBox="0 0 0 0" draw:type="ooxml-non-primitive" draw:enhanced-path="M 229 1 L 229 1 C 200 12 161 21 118 21 75 21 36 12 7 1 3 0 0 3 0 7 L 0 264 C 0 267 1 269 3 270 26 281 68 297 118 297 167 297 209 281 233 270 235 269 236 267 236 264 L 236 7 C 236 3 232 0 229 1 Z N">
              <draw:equation draw:name="f0" draw:formula="229*logwidth/236"/>
              <draw:equation draw:name="f1" draw:formula="1*logheight/297"/>
              <draw:equation draw:name="f2" draw:formula="229*logwidth/236"/>
              <draw:equation draw:name="f3" draw:formula="1*logheight/297"/>
              <draw:equation draw:name="f4" draw:formula="118*logwidth/236"/>
              <draw:equation draw:name="f5" draw:formula="21*logheight/297"/>
              <draw:equation draw:name="f6" draw:formula="7*logwidth/236"/>
              <draw:equation draw:name="f7" draw:formula="1*logheight/297"/>
              <draw:equation draw:name="f8" draw:formula="0*logwidth/236"/>
              <draw:equation draw:name="f9" draw:formula="7*logheight/297"/>
              <draw:equation draw:name="f10" draw:formula="0*logwidth/236"/>
              <draw:equation draw:name="f11" draw:formula="264*logheight/297"/>
              <draw:equation draw:name="f12" draw:formula="3*logwidth/236"/>
              <draw:equation draw:name="f13" draw:formula="270*logheight/297"/>
              <draw:equation draw:name="f14" draw:formula="118*logwidth/236"/>
              <draw:equation draw:name="f15" draw:formula="297*logheight/297"/>
              <draw:equation draw:name="f16" draw:formula="233*logwidth/236"/>
              <draw:equation draw:name="f17" draw:formula="270*logheight/297"/>
              <draw:equation draw:name="f18" draw:formula="236*logwidth/236"/>
              <draw:equation draw:name="f19" draw:formula="264*logheight/297"/>
              <draw:equation draw:name="f20" draw:formula="236*logwidth/236"/>
              <draw:equation draw:name="f21" draw:formula="7*logheight/297"/>
              <draw:equation draw:name="f22" draw:formula="229*logwidth/236"/>
              <draw:equation draw:name="f23" draw:formula="1*logheight/297"/>
              <draw:equation draw:name="f24" draw:formula="logwidth"/>
              <draw:equation draw:name="f25" draw:formula="logheight"/>
            </draw:enhanced-geometry>
          </draw:custom-shape>
          <draw:custom-shape draw:name="Freeform 16" draw:style-name="Mgr9" draw:text-style-name="MP14" draw:layer="layout" svg:width="0.624cm" svg:height="0.789cm" svg:x="25.757cm" svg:y="3.026cm">
            <text:p><text:span text:style-name="MT5"/></text:p>
            <draw:enhanced-geometry draw:mirror-horizontal="false" draw:mirror-vertical="false" drawooo:sub-view-size="236 297" draw:text-areas="0 0 ?f24 ?f25" svg:viewBox="0 0 0 0" draw:type="ooxml-non-primitive" draw:enhanced-path="M 7 295 L 7 295 C 36 285 75 275 118 275 161 275 200 285 229 295 232 297 236 294 236 290 L 236 32 C 236 30 235 27 233 27 209 16 167 0 118 0 69 0 26 16 3 27 1 28 0 30 0 32 L 0 290 C 0 294 3 297 7 295 Z N">
              <draw:equation draw:name="f0" draw:formula="7*logwidth/236"/>
              <draw:equation draw:name="f1" draw:formula="295*logheight/297"/>
              <draw:equation draw:name="f2" draw:formula="7*logwidth/236"/>
              <draw:equation draw:name="f3" draw:formula="295*logheight/297"/>
              <draw:equation draw:name="f4" draw:formula="118*logwidth/236"/>
              <draw:equation draw:name="f5" draw:formula="275*logheight/297"/>
              <draw:equation draw:name="f6" draw:formula="229*logwidth/236"/>
              <draw:equation draw:name="f7" draw:formula="295*logheight/297"/>
              <draw:equation draw:name="f8" draw:formula="236*logwidth/236"/>
              <draw:equation draw:name="f9" draw:formula="290*logheight/297"/>
              <draw:equation draw:name="f10" draw:formula="236*logwidth/236"/>
              <draw:equation draw:name="f11" draw:formula="32*logheight/297"/>
              <draw:equation draw:name="f12" draw:formula="233*logwidth/236"/>
              <draw:equation draw:name="f13" draw:formula="27*logheight/297"/>
              <draw:equation draw:name="f14" draw:formula="118*logwidth/236"/>
              <draw:equation draw:name="f15" draw:formula="0*logheight/297"/>
              <draw:equation draw:name="f16" draw:formula="3*logwidth/236"/>
              <draw:equation draw:name="f17" draw:formula="27*logheight/297"/>
              <draw:equation draw:name="f18" draw:formula="0*logwidth/236"/>
              <draw:equation draw:name="f19" draw:formula="32*logheight/297"/>
              <draw:equation draw:name="f20" draw:formula="0*logwidth/236"/>
              <draw:equation draw:name="f21" draw:formula="290*logheight/297"/>
              <draw:equation draw:name="f22" draw:formula="7*logwidth/236"/>
              <draw:equation draw:name="f23" draw:formula="295*logheight/297"/>
              <draw:equation draw:name="f24" draw:formula="logwidth"/>
              <draw:equation draw:name="f25" draw:formula="logheight"/>
            </draw:enhanced-geometry>
          </draw:custom-shape>
          <draw:custom-shape draw:name="Freeform 17" draw:style-name="Mgr9" draw:text-style-name="MP14" draw:layer="layout" svg:width="0.624cm" svg:height="0.789cm" svg:x="25.009cm" svg:y="3.026cm">
            <text:p><text:span text:style-name="MT5"/></text:p>
            <draw:enhanced-geometry draw:mirror-horizontal="false" draw:mirror-vertical="false" drawooo:sub-view-size="237 297" draw:text-areas="0 0 ?f24 ?f25" svg:viewBox="0 0 0 0" draw:type="ooxml-non-primitive" draw:enhanced-path="M 8 295 L 8 295 C 37 285 75 275 118 275 162 275 200 285 229 295 233 297 237 294 237 290 L 237 32 C 237 30 235 27 233 27 210 16 168 0 118 0 69 0 27 16 4 27 2 28 0 30 0 32 L 0 290 C 0 294 4 297 8 295 Z N">
              <draw:equation draw:name="f0" draw:formula="8*logwidth/237"/>
              <draw:equation draw:name="f1" draw:formula="295*logheight/297"/>
              <draw:equation draw:name="f2" draw:formula="8*logwidth/237"/>
              <draw:equation draw:name="f3" draw:formula="295*logheight/297"/>
              <draw:equation draw:name="f4" draw:formula="118*logwidth/237"/>
              <draw:equation draw:name="f5" draw:formula="275*logheight/297"/>
              <draw:equation draw:name="f6" draw:formula="229*logwidth/237"/>
              <draw:equation draw:name="f7" draw:formula="295*logheight/297"/>
              <draw:equation draw:name="f8" draw:formula="237*logwidth/237"/>
              <draw:equation draw:name="f9" draw:formula="290*logheight/297"/>
              <draw:equation draw:name="f10" draw:formula="237*logwidth/237"/>
              <draw:equation draw:name="f11" draw:formula="32*logheight/297"/>
              <draw:equation draw:name="f12" draw:formula="233*logwidth/237"/>
              <draw:equation draw:name="f13" draw:formula="27*logheight/297"/>
              <draw:equation draw:name="f14" draw:formula="118*logwidth/237"/>
              <draw:equation draw:name="f15" draw:formula="0*logheight/297"/>
              <draw:equation draw:name="f16" draw:formula="4*logwidth/237"/>
              <draw:equation draw:name="f17" draw:formula="27*logheight/297"/>
              <draw:equation draw:name="f18" draw:formula="0*logwidth/237"/>
              <draw:equation draw:name="f19" draw:formula="32*logheight/297"/>
              <draw:equation draw:name="f20" draw:formula="0*logwidth/237"/>
              <draw:equation draw:name="f21" draw:formula="290*logheight/297"/>
              <draw:equation draw:name="f22" draw:formula="8*logwidth/237"/>
              <draw:equation draw:name="f23" draw:formula="295*logheight/297"/>
              <draw:equation draw:name="f24" draw:formula="logwidth"/>
              <draw:equation draw:name="f25" draw:formula="logheight"/>
            </draw:enhanced-geometry>
          </draw:custom-shape>
          <draw:custom-shape draw:name="Freeform 18" draw:style-name="Mgr9" draw:text-style-name="MP14" draw:layer="layout" svg:width="0.617cm" svg:height="0.782cm" svg:x="24.26cm" svg:y="2.161cm">
            <text:p><text:span text:style-name="MT5"/></text:p>
            <draw:enhanced-geometry draw:mirror-horizontal="false" draw:mirror-vertical="false" drawooo:sub-view-size="236 297" draw:text-areas="0 0 ?f24 ?f25" svg:viewBox="0 0 0 0" draw:type="ooxml-non-primitive" draw:enhanced-path="M 229 1 L 229 1 C 200 12 161 22 118 22 75 22 36 12 7 1 3 0 0 3 0 7 L 0 265 C 0 267 1 269 3 270 26 281 68 297 118 297 167 297 209 281 233 270 235 269 236 267 236 265 L 236 7 C 236 3 232 0 229 1 Z N">
              <draw:equation draw:name="f0" draw:formula="229*logwidth/236"/>
              <draw:equation draw:name="f1" draw:formula="1*logheight/297"/>
              <draw:equation draw:name="f2" draw:formula="229*logwidth/236"/>
              <draw:equation draw:name="f3" draw:formula="1*logheight/297"/>
              <draw:equation draw:name="f4" draw:formula="118*logwidth/236"/>
              <draw:equation draw:name="f5" draw:formula="22*logheight/297"/>
              <draw:equation draw:name="f6" draw:formula="7*logwidth/236"/>
              <draw:equation draw:name="f7" draw:formula="1*logheight/297"/>
              <draw:equation draw:name="f8" draw:formula="0*logwidth/236"/>
              <draw:equation draw:name="f9" draw:formula="7*logheight/297"/>
              <draw:equation draw:name="f10" draw:formula="0*logwidth/236"/>
              <draw:equation draw:name="f11" draw:formula="265*logheight/297"/>
              <draw:equation draw:name="f12" draw:formula="3*logwidth/236"/>
              <draw:equation draw:name="f13" draw:formula="270*logheight/297"/>
              <draw:equation draw:name="f14" draw:formula="118*logwidth/236"/>
              <draw:equation draw:name="f15" draw:formula="297*logheight/297"/>
              <draw:equation draw:name="f16" draw:formula="233*logwidth/236"/>
              <draw:equation draw:name="f17" draw:formula="270*logheight/297"/>
              <draw:equation draw:name="f18" draw:formula="236*logwidth/236"/>
              <draw:equation draw:name="f19" draw:formula="265*logheight/297"/>
              <draw:equation draw:name="f20" draw:formula="236*logwidth/236"/>
              <draw:equation draw:name="f21" draw:formula="7*logheight/297"/>
              <draw:equation draw:name="f22" draw:formula="229*logwidth/236"/>
              <draw:equation draw:name="f23" draw:formula="1*logheight/297"/>
              <draw:equation draw:name="f24" draw:formula="logwidth"/>
              <draw:equation draw:name="f25" draw:formula="logheight"/>
            </draw:enhanced-geometry>
          </draw:custom-shape>
          <draw:custom-shape draw:name="Freeform 19" draw:style-name="Mgr9" draw:text-style-name="MP14" draw:layer="layout" svg:width="0.624cm" svg:height="0.782cm" svg:x="25.757cm" svg:y="2.161cm">
            <text:p><text:span text:style-name="MT5"/></text:p>
            <draw:enhanced-geometry draw:mirror-horizontal="false" draw:mirror-vertical="false" drawooo:sub-view-size="236 297" draw:text-areas="0 0 ?f24 ?f25" svg:viewBox="0 0 0 0" draw:type="ooxml-non-primitive" draw:enhanced-path="M 7 296 L 7 296 C 36 285 75 276 118 276 161 276 200 285 229 296 232 297 236 294 236 290 L 236 33 C 236 30 235 28 233 27 209 16 167 0 118 0 69 0 26 16 3 27 1 28 0 30 0 33 L 0 290 C 0 294 3 297 7 296 Z N">
              <draw:equation draw:name="f0" draw:formula="7*logwidth/236"/>
              <draw:equation draw:name="f1" draw:formula="296*logheight/297"/>
              <draw:equation draw:name="f2" draw:formula="7*logwidth/236"/>
              <draw:equation draw:name="f3" draw:formula="296*logheight/297"/>
              <draw:equation draw:name="f4" draw:formula="118*logwidth/236"/>
              <draw:equation draw:name="f5" draw:formula="276*logheight/297"/>
              <draw:equation draw:name="f6" draw:formula="229*logwidth/236"/>
              <draw:equation draw:name="f7" draw:formula="296*logheight/297"/>
              <draw:equation draw:name="f8" draw:formula="236*logwidth/236"/>
              <draw:equation draw:name="f9" draw:formula="290*logheight/297"/>
              <draw:equation draw:name="f10" draw:formula="236*logwidth/236"/>
              <draw:equation draw:name="f11" draw:formula="33*logheight/297"/>
              <draw:equation draw:name="f12" draw:formula="233*logwidth/236"/>
              <draw:equation draw:name="f13" draw:formula="27*logheight/297"/>
              <draw:equation draw:name="f14" draw:formula="118*logwidth/236"/>
              <draw:equation draw:name="f15" draw:formula="0*logheight/297"/>
              <draw:equation draw:name="f16" draw:formula="3*logwidth/236"/>
              <draw:equation draw:name="f17" draw:formula="27*logheight/297"/>
              <draw:equation draw:name="f18" draw:formula="0*logwidth/236"/>
              <draw:equation draw:name="f19" draw:formula="33*logheight/297"/>
              <draw:equation draw:name="f20" draw:formula="0*logwidth/236"/>
              <draw:equation draw:name="f21" draw:formula="290*logheight/297"/>
              <draw:equation draw:name="f22" draw:formula="7*logwidth/236"/>
              <draw:equation draw:name="f23" draw:formula="296*logheight/297"/>
              <draw:equation draw:name="f24" draw:formula="logwidth"/>
              <draw:equation draw:name="f25" draw:formula="logheight"/>
            </draw:enhanced-geometry>
          </draw:custom-shape>
          <draw:custom-shape draw:name="Freeform 20" draw:style-name="Mgr9" draw:text-style-name="MP14" draw:layer="layout" svg:width="0.624cm" svg:height="1.449cm" svg:x="25.009cm" svg:y="1.494cm">
            <text:p><text:span text:style-name="MT5"/></text:p>
            <draw:enhanced-geometry draw:mirror-horizontal="false" draw:mirror-vertical="false" drawooo:sub-view-size="237 549" draw:text-areas="0 0 ?f24 ?f25" svg:viewBox="0 0 0 0" draw:type="ooxml-non-primitive" draw:enhanced-path="M 8 548 L 8 548 C 37 537 75 528 118 528 162 528 200 537 229 548 233 549 237 546 237 542 L 237 33 C 237 30 235 28 233 27 210 16 168 0 118 0 69 0 27 16 4 27 2 28 0 30 0 33 L 0 542 C 0 546 4 549 8 548 Z N">
              <draw:equation draw:name="f0" draw:formula="8*logwidth/237"/>
              <draw:equation draw:name="f1" draw:formula="548*logheight/549"/>
              <draw:equation draw:name="f2" draw:formula="8*logwidth/237"/>
              <draw:equation draw:name="f3" draw:formula="548*logheight/549"/>
              <draw:equation draw:name="f4" draw:formula="118*logwidth/237"/>
              <draw:equation draw:name="f5" draw:formula="528*logheight/549"/>
              <draw:equation draw:name="f6" draw:formula="229*logwidth/237"/>
              <draw:equation draw:name="f7" draw:formula="548*logheight/549"/>
              <draw:equation draw:name="f8" draw:formula="237*logwidth/237"/>
              <draw:equation draw:name="f9" draw:formula="542*logheight/549"/>
              <draw:equation draw:name="f10" draw:formula="237*logwidth/237"/>
              <draw:equation draw:name="f11" draw:formula="33*logheight/549"/>
              <draw:equation draw:name="f12" draw:formula="233*logwidth/237"/>
              <draw:equation draw:name="f13" draw:formula="27*logheight/549"/>
              <draw:equation draw:name="f14" draw:formula="118*logwidth/237"/>
              <draw:equation draw:name="f15" draw:formula="0*logheight/549"/>
              <draw:equation draw:name="f16" draw:formula="4*logwidth/237"/>
              <draw:equation draw:name="f17" draw:formula="27*logheight/549"/>
              <draw:equation draw:name="f18" draw:formula="0*logwidth/237"/>
              <draw:equation draw:name="f19" draw:formula="33*logheight/549"/>
              <draw:equation draw:name="f20" draw:formula="0*logwidth/237"/>
              <draw:equation draw:name="f21" draw:formula="542*logheight/549"/>
              <draw:equation draw:name="f22" draw:formula="8*logwidth/237"/>
              <draw:equation draw:name="f23" draw:formula="548*logheight/549"/>
              <draw:equation draw:name="f24" draw:formula="logwidth"/>
              <draw:equation draw:name="f25" draw:formula="logheight"/>
            </draw:enhanced-geometry>
          </draw:custom-shape>
          <draw:custom-shape draw:name="Freeform 21" draw:style-name="Mgr9" draw:text-style-name="MP14" draw:layer="layout" svg:width="4.622cm" svg:height="0.494cm" svg:x="27.131cm" svg:y="2.236cm">
            <text:p><text:span text:style-name="MT5"/></text:p>
            <draw:enhanced-geometry draw:mirror-horizontal="false" draw:mirror-vertical="false" drawooo:sub-view-size="1748 186" draw:text-areas="0 0 ?f108 ?f109" svg:viewBox="0 0 0 0" draw:type="ooxml-non-primitive" draw:enhanced-path="M 155 3 L 155 3 106 3 106 70 49 70 49 3 0 3 0 184 49 184 49 110 106 110 106 184 155 184 155 3 Z M 346 24 L 346 24 C 331 8 309 0 281 0 252 0 230 8 215 24 200 40 192 63 192 93 192 123 200 146 215 162 230 178 252 186 280 186 309 186 331 178 346 162 361 147 368 124 368 93 368 63 361 39 346 24 Z M 281 40 L 281 40 C 293 40 302 44 308 53 314 62 317 75 317 93 317 111 314 124 308 133 302 141 293 146 280 146 256 146 244 128 244 93 244 58 256 40 281 40 Z M 507 44 L 507 44 C 514 46 520 48 527 52 L 542 13 C 524 5 506 0 486 0 468 0 453 4 439 12 426 19 416 30 409 44 402 59 398 75 398 94 398 124 406 147 420 162 435 178 456 186 483 186 502 186 519 183 534 176 L 534 135 C 527 138 519 141 511 143 504 145 496 146 488 146 462 146 449 129 449 94 449 77 452 64 458 55 465 45 474 40 486 40 493 40 500 41 507 44 Z M 728 3 L 728 3 679 3 679 70 622 70 622 3 573 3 573 184 622 184 622 110 679 110 679 184 728 184 728 3 Z M 884 98 L 884 98 C 878 90 867 83 852 76 835 68 825 63 822 61 818 58 816 55 816 51 816 48 818 45 821 43 823 41 828 39 834 39 847 39 861 43 878 51 L 893 13 C 874 5 855 0 836 0 815 0 798 5 786 14 774 24 768 37 768 53 768 62 769 70 772 76 775 83 779 89 785 94 791 99 800 104 812 109 825 115 833 119 836 121 839 123 841 125 842 127 844 128 844 131 844 133 844 137 843 140 839 143 836 145 831 147 823 147 815 147 806 145 796 143 785 140 776 136 766 131 L 766 175 C 775 179 784 182 792 184 800 185 810 186 822 186 837 186 849 184 860 179 871 174 879 167 885 159 890 150 893 140 893 129 893 117 890 107 884 98 Z M 1028 44 L 1028 44 C 1035 46 1042 48 1048 52 L 1063 13 C 1046 5 1027 0 1007 0 990 0 974 4 961 12 947 19 937 30 930 44 923 59 920 75 920 94 920 124 927 147 942 162 956 178 977 186 1004 186 1023 186 1040 183 1056 176 L 1056 135 C 1048 138 1040 141 1033 143 1025 145 1018 146 1010 146 983 146 970 129 970 94 970 77 973 64 980 55 986 45 995 40 1007 40 1015 40 1022 41 1028 44 Z M 1250 3 L 1250 3 1201 3 1201 70 1144 70 1144 3 1095 3 1095 184 1144 184 1144 110 1201 110 1201 184 1250 184 1250 3 Z M 1399 3 L 1399 3 1399 109 C 1399 122 1397 131 1392 137 1388 143 1381 146 1371 146 1361 146 1354 143 1349 137 1345 131 1342 122 1342 109 L 1342 3 1293 3 1293 113 C 1293 137 1300 155 1313 167 1326 180 1345 186 1370 186 1395 186 1414 180 1428 167 1441 154 1448 135 1448 112 L 1448 3 1399 3 Z M 1610 184 L 1610 184 1610 144 1540 144 1540 3 1491 3 1491 184 1610 184 Z M 1748 144 L 1748 144 1690 144 1690 110 1744 110 1744 71 1690 71 1690 42 1748 42 1748 3 1641 3 1641 184 1748 184 1748 144 Z N">
              <draw:equation draw:name="f0" draw:formula="106*logwidth/1748"/>
              <draw:equation draw:name="f1" draw:formula="3*logheight/186"/>
              <draw:equation draw:name="f2" draw:formula="49*logwidth/1748"/>
              <draw:equation draw:name="f3" draw:formula="3*logheight/186"/>
              <draw:equation draw:name="f4" draw:formula="49*logwidth/1748"/>
              <draw:equation draw:name="f5" draw:formula="184*logheight/186"/>
              <draw:equation draw:name="f6" draw:formula="106*logwidth/1748"/>
              <draw:equation draw:name="f7" draw:formula="184*logheight/186"/>
              <draw:equation draw:name="f8" draw:formula="346*logwidth/1748"/>
              <draw:equation draw:name="f9" draw:formula="24*logheight/186"/>
              <draw:equation draw:name="f10" draw:formula="215*logwidth/1748"/>
              <draw:equation draw:name="f11" draw:formula="24*logheight/186"/>
              <draw:equation draw:name="f12" draw:formula="280*logwidth/1748"/>
              <draw:equation draw:name="f13" draw:formula="186*logheight/186"/>
              <draw:equation draw:name="f14" draw:formula="346*logwidth/1748"/>
              <draw:equation draw:name="f15" draw:formula="24*logheight/186"/>
              <draw:equation draw:name="f16" draw:formula="308*logwidth/1748"/>
              <draw:equation draw:name="f17" draw:formula="53*logheight/186"/>
              <draw:equation draw:name="f18" draw:formula="280*logwidth/1748"/>
              <draw:equation draw:name="f19" draw:formula="146*logheight/186"/>
              <draw:equation draw:name="f20" draw:formula="507*logwidth/1748"/>
              <draw:equation draw:name="f21" draw:formula="44*logheight/186"/>
              <draw:equation draw:name="f22" draw:formula="542*logwidth/1748"/>
              <draw:equation draw:name="f23" draw:formula="13*logheight/186"/>
              <draw:equation draw:name="f24" draw:formula="409*logwidth/1748"/>
              <draw:equation draw:name="f25" draw:formula="44*logheight/186"/>
              <draw:equation draw:name="f26" draw:formula="483*logwidth/1748"/>
              <draw:equation draw:name="f27" draw:formula="186*logheight/186"/>
              <draw:equation draw:name="f28" draw:formula="511*logwidth/1748"/>
              <draw:equation draw:name="f29" draw:formula="143*logheight/186"/>
              <draw:equation draw:name="f30" draw:formula="458*logwidth/1748"/>
              <draw:equation draw:name="f31" draw:formula="55*logheight/186"/>
              <draw:equation draw:name="f32" draw:formula="728*logwidth/1748"/>
              <draw:equation draw:name="f33" draw:formula="3*logheight/186"/>
              <draw:equation draw:name="f34" draw:formula="679*logwidth/1748"/>
              <draw:equation draw:name="f35" draw:formula="70*logheight/186"/>
              <draw:equation draw:name="f36" draw:formula="573*logwidth/1748"/>
              <draw:equation draw:name="f37" draw:formula="3*logheight/186"/>
              <draw:equation draw:name="f38" draw:formula="622*logwidth/1748"/>
              <draw:equation draw:name="f39" draw:formula="110*logheight/186"/>
              <draw:equation draw:name="f40" draw:formula="728*logwidth/1748"/>
              <draw:equation draw:name="f41" draw:formula="184*logheight/186"/>
              <draw:equation draw:name="f42" draw:formula="884*logwidth/1748"/>
              <draw:equation draw:name="f43" draw:formula="98*logheight/186"/>
              <draw:equation draw:name="f44" draw:formula="816*logwidth/1748"/>
              <draw:equation draw:name="f45" draw:formula="51*logheight/186"/>
              <draw:equation draw:name="f46" draw:formula="878*logwidth/1748"/>
              <draw:equation draw:name="f47" draw:formula="51*logheight/186"/>
              <draw:equation draw:name="f48" draw:formula="786*logwidth/1748"/>
              <draw:equation draw:name="f49" draw:formula="14*logheight/186"/>
              <draw:equation draw:name="f50" draw:formula="785*logwidth/1748"/>
              <draw:equation draw:name="f51" draw:formula="94*logheight/186"/>
              <draw:equation draw:name="f52" draw:formula="842*logwidth/1748"/>
              <draw:equation draw:name="f53" draw:formula="127*logheight/186"/>
              <draw:equation draw:name="f54" draw:formula="823*logwidth/1748"/>
              <draw:equation draw:name="f55" draw:formula="147*logheight/186"/>
              <draw:equation draw:name="f56" draw:formula="766*logwidth/1748"/>
              <draw:equation draw:name="f57" draw:formula="175*logheight/186"/>
              <draw:equation draw:name="f58" draw:formula="860*logwidth/1748"/>
              <draw:equation draw:name="f59" draw:formula="179*logheight/186"/>
              <draw:equation draw:name="f60" draw:formula="884*logwidth/1748"/>
              <draw:equation draw:name="f61" draw:formula="98*logheight/186"/>
              <draw:equation draw:name="f62" draw:formula="1048*logwidth/1748"/>
              <draw:equation draw:name="f63" draw:formula="52*logheight/186"/>
              <draw:equation draw:name="f64" draw:formula="961*logwidth/1748"/>
              <draw:equation draw:name="f65" draw:formula="12*logheight/186"/>
              <draw:equation draw:name="f66" draw:formula="942*logwidth/1748"/>
              <draw:equation draw:name="f67" draw:formula="162*logheight/186"/>
              <draw:equation draw:name="f68" draw:formula="1056*logwidth/1748"/>
              <draw:equation draw:name="f69" draw:formula="135*logheight/186"/>
              <draw:equation draw:name="f70" draw:formula="970*logwidth/1748"/>
              <draw:equation draw:name="f71" draw:formula="94*logheight/186"/>
              <draw:equation draw:name="f72" draw:formula="1028*logwidth/1748"/>
              <draw:equation draw:name="f73" draw:formula="44*logheight/186"/>
              <draw:equation draw:name="f74" draw:formula="1201*logwidth/1748"/>
              <draw:equation draw:name="f75" draw:formula="3*logheight/186"/>
              <draw:equation draw:name="f76" draw:formula="1144*logwidth/1748"/>
              <draw:equation draw:name="f77" draw:formula="3*logheight/186"/>
              <draw:equation draw:name="f78" draw:formula="1144*logwidth/1748"/>
              <draw:equation draw:name="f79" draw:formula="184*logheight/186"/>
              <draw:equation draw:name="f80" draw:formula="1201*logwidth/1748"/>
              <draw:equation draw:name="f81" draw:formula="184*logheight/186"/>
              <draw:equation draw:name="f82" draw:formula="1399*logwidth/1748"/>
              <draw:equation draw:name="f83" draw:formula="3*logheight/186"/>
              <draw:equation draw:name="f84" draw:formula="1392*logwidth/1748"/>
              <draw:equation draw:name="f85" draw:formula="137*logheight/186"/>
              <draw:equation draw:name="f86" draw:formula="1342*logwidth/1748"/>
              <draw:equation draw:name="f87" draw:formula="109*logheight/186"/>
              <draw:equation draw:name="f88" draw:formula="1293*logwidth/1748"/>
              <draw:equation draw:name="f89" draw:formula="113*logheight/186"/>
              <draw:equation draw:name="f90" draw:formula="1428*logwidth/1748"/>
              <draw:equation draw:name="f91" draw:formula="167*logheight/186"/>
              <draw:equation draw:name="f92" draw:formula="1399*logwidth/1748"/>
              <draw:equation draw:name="f93" draw:formula="3*logheight/186"/>
              <draw:equation draw:name="f94" draw:formula="1610*logwidth/1748"/>
              <draw:equation draw:name="f95" draw:formula="144*logheight/186"/>
              <draw:equation draw:name="f96" draw:formula="1491*logwidth/1748"/>
              <draw:equation draw:name="f97" draw:formula="3*logheight/186"/>
              <draw:equation draw:name="f98" draw:formula="1748*logwidth/1748"/>
              <draw:equation draw:name="f99" draw:formula="144*logheight/186"/>
              <draw:equation draw:name="f100" draw:formula="1690*logwidth/1748"/>
              <draw:equation draw:name="f101" draw:formula="110*logheight/186"/>
              <draw:equation draw:name="f102" draw:formula="1690*logwidth/1748"/>
              <draw:equation draw:name="f103" draw:formula="71*logheight/186"/>
              <draw:equation draw:name="f104" draw:formula="1748*logwidth/1748"/>
              <draw:equation draw:name="f105" draw:formula="3*logheight/186"/>
              <draw:equation draw:name="f106" draw:formula="1748*logwidth/1748"/>
              <draw:equation draw:name="f107" draw:formula="184*logheight/186"/>
              <draw:equation draw:name="f108" draw:formula="logwidth"/>
              <draw:equation draw:name="f109" draw:formula="logheight"/>
            </draw:enhanced-geometry>
          </draw:custom-shape>
          <draw:custom-shape draw:name="Freeform 22" draw:style-name="Mgr9" draw:text-style-name="MP14" draw:layer="layout" svg:width="4.004cm" svg:height="0.48cm" svg:x="27.131cm" svg:y="2.862cm">
            <text:p><text:span text:style-name="MT5"/></text:p>
            <draw:enhanced-geometry draw:mirror-horizontal="false" draw:mirror-vertical="false" drawooo:sub-view-size="1516 181" draw:text-areas="0 0 ?f84 ?f85" svg:viewBox="0 0 0 0" draw:type="ooxml-non-primitive" draw:enhanced-path="M 126 181 L 126 181 162 51 163 51 C 162 71 162 83 162 88 161 93 161 98 161 102 L 161 181 206 181 206 1 141 1 104 129 103 129 65 1 0 1 0 181 44 181 44 103 C 44 91 43 73 41 51 L 42 51 79 181 126 181 Z M 300 1 L 300 1 251 1 251 181 300 181 300 1 Z M 423 41 L 423 41 467 41 467 1 330 1 330 41 374 41 374 181 423 181 423 41 Z M 583 41 L 583 41 627 41 627 1 490 1 490 41 534 41 534 181 583 181 583 41 Z M 905 1 L 905 1 858 1 838 92 C 833 114 830 130 829 139 828 132 826 121 823 107 821 93 818 80 815 69 L 800 1 755 1 739 69 C 736 78 734 90 731 105 728 119 726 131 725 139 724 127 721 111 716 91 L 696 1 649 1 694 181 752 181 C 762 134 768 107 770 100 771 94 773 86 774 78 776 70 777 64 777 58 778 65 780 73 781 83 783 93 784 99 785 103 L 803 181 860 181 905 1 Z M 1041 142 L 1041 142 982 142 982 107 1036 107 1036 68 982 68 982 40 1041 40 1041 1 933 1 933 181 1041 181 1041 142 Z M 1130 1 L 1130 1 1081 1 1081 181 1130 181 1130 1 Z M 1304 23 L 1304 23 C 1288 8 1266 1 1237 1 L 1174 1 1174 181 1233 181 C 1263 181 1286 173 1303 157 1319 141 1328 117 1328 87 1328 59 1320 38 1304 23 Z M 1267 128 L 1267 128 C 1260 137 1249 141 1234 141 L 1223 141 1223 40 1237 40 C 1251 40 1261 44 1267 52 1274 60 1277 72 1277 89 1277 107 1274 120 1267 128 Z M 1516 181 L 1516 181 1456 0 1391 0 1332 181 1386 181 1395 148 1454 148 1463 181 1516 181 Z M 1405 107 L 1405 107 C 1413 79 1417 60 1420 50 1422 41 1423 34 1424 30 1425 34 1427 42 1429 52 1432 63 1434 71 1436 78 L 1444 107 1405 107 Z N">
              <draw:equation draw:name="f0" draw:formula="162*logwidth/1516"/>
              <draw:equation draw:name="f1" draw:formula="51*logheight/181"/>
              <draw:equation draw:name="f2" draw:formula="161*logwidth/1516"/>
              <draw:equation draw:name="f3" draw:formula="102*logheight/181"/>
              <draw:equation draw:name="f4" draw:formula="206*logwidth/1516"/>
              <draw:equation draw:name="f5" draw:formula="1*logheight/181"/>
              <draw:equation draw:name="f6" draw:formula="103*logwidth/1516"/>
              <draw:equation draw:name="f7" draw:formula="129*logheight/181"/>
              <draw:equation draw:name="f8" draw:formula="0*logwidth/1516"/>
              <draw:equation draw:name="f9" draw:formula="181*logheight/181"/>
              <draw:equation draw:name="f10" draw:formula="41*logwidth/1516"/>
              <draw:equation draw:name="f11" draw:formula="51*logheight/181"/>
              <draw:equation draw:name="f12" draw:formula="126*logwidth/1516"/>
              <draw:equation draw:name="f13" draw:formula="181*logheight/181"/>
              <draw:equation draw:name="f14" draw:formula="251*logwidth/1516"/>
              <draw:equation draw:name="f15" draw:formula="1*logheight/181"/>
              <draw:equation draw:name="f16" draw:formula="300*logwidth/1516"/>
              <draw:equation draw:name="f17" draw:formula="1*logheight/181"/>
              <draw:equation draw:name="f18" draw:formula="467*logwidth/1516"/>
              <draw:equation draw:name="f19" draw:formula="41*logheight/181"/>
              <draw:equation draw:name="f20" draw:formula="330*logwidth/1516"/>
              <draw:equation draw:name="f21" draw:formula="41*logheight/181"/>
              <draw:equation draw:name="f22" draw:formula="423*logwidth/1516"/>
              <draw:equation draw:name="f23" draw:formula="181*logheight/181"/>
              <draw:equation draw:name="f24" draw:formula="583*logwidth/1516"/>
              <draw:equation draw:name="f25" draw:formula="41*logheight/181"/>
              <draw:equation draw:name="f26" draw:formula="490*logwidth/1516"/>
              <draw:equation draw:name="f27" draw:formula="1*logheight/181"/>
              <draw:equation draw:name="f28" draw:formula="534*logwidth/1516"/>
              <draw:equation draw:name="f29" draw:formula="181*logheight/181"/>
              <draw:equation draw:name="f30" draw:formula="905*logwidth/1516"/>
              <draw:equation draw:name="f31" draw:formula="1*logheight/181"/>
              <draw:equation draw:name="f32" draw:formula="838*logwidth/1516"/>
              <draw:equation draw:name="f33" draw:formula="92*logheight/181"/>
              <draw:equation draw:name="f34" draw:formula="815*logwidth/1516"/>
              <draw:equation draw:name="f35" draw:formula="69*logheight/181"/>
              <draw:equation draw:name="f36" draw:formula="739*logwidth/1516"/>
              <draw:equation draw:name="f37" draw:formula="69*logheight/181"/>
              <draw:equation draw:name="f38" draw:formula="716*logwidth/1516"/>
              <draw:equation draw:name="f39" draw:formula="91*logheight/181"/>
              <draw:equation draw:name="f40" draw:formula="694*logwidth/1516"/>
              <draw:equation draw:name="f41" draw:formula="181*logheight/181"/>
              <draw:equation draw:name="f42" draw:formula="774*logwidth/1516"/>
              <draw:equation draw:name="f43" draw:formula="78*logheight/181"/>
              <draw:equation draw:name="f44" draw:formula="785*logwidth/1516"/>
              <draw:equation draw:name="f45" draw:formula="103*logheight/181"/>
              <draw:equation draw:name="f46" draw:formula="905*logwidth/1516"/>
              <draw:equation draw:name="f47" draw:formula="1*logheight/181"/>
              <draw:equation draw:name="f48" draw:formula="982*logwidth/1516"/>
              <draw:equation draw:name="f49" draw:formula="142*logheight/181"/>
              <draw:equation draw:name="f50" draw:formula="1036*logwidth/1516"/>
              <draw:equation draw:name="f51" draw:formula="68*logheight/181"/>
              <draw:equation draw:name="f52" draw:formula="1041*logwidth/1516"/>
              <draw:equation draw:name="f53" draw:formula="40*logheight/181"/>
              <draw:equation draw:name="f54" draw:formula="933*logwidth/1516"/>
              <draw:equation draw:name="f55" draw:formula="181*logheight/181"/>
              <draw:equation draw:name="f56" draw:formula="1130*logwidth/1516"/>
              <draw:equation draw:name="f57" draw:formula="1*logheight/181"/>
              <draw:equation draw:name="f58" draw:formula="1081*logwidth/1516"/>
              <draw:equation draw:name="f59" draw:formula="181*logheight/181"/>
              <draw:equation draw:name="f60" draw:formula="1304*logwidth/1516"/>
              <draw:equation draw:name="f61" draw:formula="23*logheight/181"/>
              <draw:equation draw:name="f62" draw:formula="1174*logwidth/1516"/>
              <draw:equation draw:name="f63" draw:formula="1*logheight/181"/>
              <draw:equation draw:name="f64" draw:formula="1303*logwidth/1516"/>
              <draw:equation draw:name="f65" draw:formula="157*logheight/181"/>
              <draw:equation draw:name="f66" draw:formula="1267*logwidth/1516"/>
              <draw:equation draw:name="f67" draw:formula="128*logheight/181"/>
              <draw:equation draw:name="f68" draw:formula="1223*logwidth/1516"/>
              <draw:equation draw:name="f69" draw:formula="141*logheight/181"/>
              <draw:equation draw:name="f70" draw:formula="1267*logwidth/1516"/>
              <draw:equation draw:name="f71" draw:formula="52*logheight/181"/>
              <draw:equation draw:name="f72" draw:formula="1516*logwidth/1516"/>
              <draw:equation draw:name="f73" draw:formula="181*logheight/181"/>
              <draw:equation draw:name="f74" draw:formula="1391*logwidth/1516"/>
              <draw:equation draw:name="f75" draw:formula="0*logheight/181"/>
              <draw:equation draw:name="f76" draw:formula="1395*logwidth/1516"/>
              <draw:equation draw:name="f77" draw:formula="148*logheight/181"/>
              <draw:equation draw:name="f78" draw:formula="1516*logwidth/1516"/>
              <draw:equation draw:name="f79" draw:formula="181*logheight/181"/>
              <draw:equation draw:name="f80" draw:formula="1420*logwidth/1516"/>
              <draw:equation draw:name="f81" draw:formula="50*logheight/181"/>
              <draw:equation draw:name="f82" draw:formula="1436*logwidth/1516"/>
              <draw:equation draw:name="f83" draw:formula="78*logheight/181"/>
              <draw:equation draw:name="f84" draw:formula="logwidth"/>
              <draw:equation draw:name="f85" draw:formula="logheight"/>
            </draw:enhanced-geometry>
          </draw:custom-shape>
          <draw:custom-shape draw:name="Freeform 23" draw:style-name="Mgr9" draw:text-style-name="MP14" draw:layer="layout" svg:width="4.622cm" svg:height="0.329cm" svg:x="27.131cm" svg:y="3.542cm">
            <text:p><text:span text:style-name="MT5"/></text:p>
            <draw:enhanced-geometry draw:mirror-horizontal="false" draw:mirror-vertical="false" drawooo:sub-view-size="1748 124" draw:text-areas="0 0 ?f116 ?f117" svg:viewBox="0 0 0 0" draw:type="ooxml-non-primitive" draw:enhanced-path="M 56 7 L 56 7 56 62 C 56 76 49 83 35 83 28 83 23 82 20 78 16 75 15 69 15 62 L 15 7 0 7 0 63 C 0 73 3 81 9 87 15 93 24 96 35 96 42 96 48 94 54 92 59 89 63 85 66 80 68 76 70 70 70 63 L 70 7 56 7 Z M 149 51 L 149 51 C 149 35 141 27 125 27 120 27 116 28 112 29 109 31 106 34 104 37 L 103 37 101 28 90 28 90 94 104 94 104 61 C 104 53 106 47 108 44 111 40 116 38 121 38 126 38 129 40 131 42 133 45 134 49 134 54 L 134 94 149 94 149 51 Z M 182 28 L 182 28 167 28 167 94 182 94 182 28 Z M 169 16 L 169 16 C 170 18 172 18 175 18 177 18 179 18 180 16 182 15 182 13 182 11 182 8 182 6 180 5 179 3 177 3 175 3 172 3 170 3 169 5 167 6 167 8 167 11 167 13 167 15 169 16 Z M 233 94 L 233 94 258 28 244 28 230 67 C 228 74 226 79 226 82 L 225 82 C 225 78 223 73 221 67 L 208 28 193 28 218 94 233 94 Z M 309 95 L 309 95 C 312 94 316 93 319 91 L 319 80 C 315 81 312 83 308 83 305 84 301 84 297 84 291 84 287 83 283 79 280 76 278 71 278 64 L 322 64 322 57 C 322 47 320 40 315 35 310 30 303 27 294 27 285 27 277 30 272 36 266 42 264 51 264 62 264 72 267 81 272 87 278 93 286 96 297 96 301 96 305 95 309 95 Z M 305 42 L 305 42 C 307 45 308 49 308 54 L 278 54 C 279 49 281 45 283 42 286 39 290 38 294 38 298 38 302 39 305 42 Z M 361 30 L 361 30 C 357 33 354 36 352 40 L 351 40 350 28 339 28 339 94 353 94 353 60 C 353 54 354 49 358 45 361 42 366 40 372 40 374 40 376 40 378 41 L 379 27 C 377 27 375 27 372 27 368 27 364 28 361 30 Z M 436 67 L 436 67 C 434 65 433 63 430 61 428 59 424 57 418 55 412 53 407 51 406 49 404 48 403 46 403 44 403 40 406 38 414 38 419 38 425 39 432 42 L 436 32 C 429 28 422 27 414 27 406 27 400 28 396 32 391 35 389 39 389 45 389 50 390 53 393 56 396 59 401 62 408 65 412 67 415 68 417 69 420 70 421 72 422 73 423 74 424 75 424 77 424 82 419 85 411 85 404 85 397 83 389 79 L 389 92 C 394 94 401 96 410 96 419 96 426 94 430 90 435 87 437 82 437 75 437 72 437 70 436 67 Z M 467 28 L 467 28 452 28 452 94 467 94 467 28 Z M 454 16 L 454 16 C 455 18 457 18 460 18 462 18 464 18 465 16 467 15 467 13 467 11 467 8 467 6 465 5 464 3 462 3 460 3 457 3 455 3 454 5 452 6 452 8 452 11 452 13 452 15 454 16 Z M 505 82 L 505 82 C 503 80 502 78 502 74 L 502 39 521 39 521 28 502 28 502 13 493 13 489 27 479 33 479 39 488 39 488 74 C 488 89 495 96 508 96 511 96 513 95 516 95 518 94 520 94 522 93 L 522 83 C 518 84 515 84 511 84 509 84 506 83 505 82 Z M 556 94 L 556 94 553 101 C 551 108 546 112 539 112 536 112 534 112 532 112 L 532 123 C 535 123 538 124 541 124 553 124 561 117 567 103 L 595 28 580 28 C 571 55 565 70 564 73 564 76 563 79 562 81 L 562 81 C 561 76 560 71 558 66 L 544 28 529 28 556 94 Z M 684 36 L 684 36 C 678 30 671 27 661 27 651 27 644 30 638 36 632 42 630 50 630 61 630 68 631 74 634 79 636 85 640 89 645 91 649 94 655 96 661 96 671 96 679 93 684 86 690 80 692 72 692 61 692 51 690 42 684 36 Z M 648 44 L 648 44 C 651 40 655 38 661 38 672 38 678 46 678 61 678 76 672 84 661 84 650 84 644 76 644 61 644 54 646 48 648 44 Z M 741 28 L 741 28 725 28 725 24 C 725 20 726 17 727 15 729 13 731 12 734 12 738 12 741 12 744 14 L 748 3 C 743 1 738 0 733 0 726 0 720 2 717 6 713 10 711 16 711 24 L 711 28 700 32 700 39 711 39 711 94 725 94 725 39 741 39 741 28 Z M 852 94 L 852 94 820 6 804 6 771 94 786 94 795 70 828 70 837 94 852 94 Z M 799 58 L 799 58 807 35 C 809 29 811 24 812 19 812 20 813 23 814 26 815 30 816 32 816 34 L 825 58 799 58 Z M 917 86 L 917 86 C 922 80 924 72 924 61 924 50 922 42 917 36 913 30 906 27 898 27 889 27 883 30 878 37 L 878 37 C 877 32 876 29 876 28 L 864 28 864 124 878 124 878 97 C 878 95 878 92 877 87 L 878 87 C 883 93 889 96 898 96 906 96 913 93 917 86 Z M 906 44 L 906 44 C 909 48 910 54 910 61 910 68 909 74 906 78 903 82 900 84 895 84 889 84 885 82 882 79 880 75 878 69 878 61 L 878 59 C 878 52 880 47 882 43 885 40 889 38 894 38 900 38 903 40 906 44 Z M 994 86 L 994 86 C 998 80 1001 72 1001 61 1001 50 999 42 994 36 989 30 983 27 975 27 966 27 959 30 955 37 L 954 37 C 953 32 952 29 952 28 L 941 28 941 124 955 124 955 97 C 955 95 955 92 954 87 L 955 87 C 959 93 966 96 974 96 983 96 989 93 994 86 Z M 982 44 L 982 44 C 985 48 986 54 986 61 986 68 985 74 982 78 980 82 976 84 971 84 965 84 961 82 959 79 956 75 955 69 955 61 L 955 59 C 955 52 956 47 959 43 961 40 965 38 971 38 976 38 980 40 982 44 Z M 1031 1 L 1031 1 1017 1 1017 94 1031 94 1031 1 Z M 1065 28 L 1065 28 1051 28 1051 94 1065 94 1065 28 Z M 1052 16 L 1052 16 C 1054 18 1056 18 1058 18 1061 18 1063 18 1064 16 1065 15 1066 13 1066 11 1066 8 1065 6 1064 5 1063 3 1061 3 1058 3 1056 3 1054 3 1052 5 1051 6 1050 8 1050 11 1050 13 1051 15 1052 16 Z M 1126 95 L 1126 95 C 1129 94 1133 93 1136 91 L 1136 80 C 1132 81 1129 83 1125 83 1122 84 1118 84 1115 84 1109 84 1104 83 1101 79 1097 76 1096 71 1095 64 L 1140 64 1140 57 C 1140 47 1137 40 1132 35 1127 30 1120 27 1111 27 1102 27 1094 30 1089 36 1084 42 1081 51 1081 62 1081 72 1084 81 1090 87 1095 93 1104 96 1114 96 1118 96 1122 95 1126 95 Z M 1122 42 L 1122 42 C 1124 45 1126 49 1126 54 L 1096 54 C 1096 49 1098 45 1101 42 1103 39 1107 38 1111 38 1116 38 1119 39 1122 42 Z M 1199 86 L 1199 86 1199 86 1202 94 1213 94 1213 1 1199 1 1199 25 C 1199 28 1199 32 1200 37 L 1199 37 C 1194 30 1188 27 1179 27 1171 27 1164 30 1159 36 1155 42 1152 50 1152 61 1152 72 1155 81 1159 87 1164 93 1170 96 1179 96 1187 96 1194 92 1199 86 Z M 1171 78 L 1171 78 C 1168 75 1167 69 1167 62 1167 54 1168 48 1171 44 1174 40 1177 38 1182 38 1188 38 1192 40 1195 44 1198 47 1199 53 1199 61 L 1199 63 C 1199 71 1198 76 1195 79 1193 83 1188 84 1183 84 1177 84 1173 82 1171 78 Z M 1311 60 L 1311 60 C 1310 57 1308 55 1305 52 1302 50 1297 48 1291 45 1285 43 1281 41 1279 39 1277 38 1275 36 1274 35 1273 33 1273 31 1273 29 1273 25 1274 23 1276 21 1279 19 1282 18 1287 18 1293 18 1300 19 1308 23 L 1312 11 C 1304 7 1296 6 1287 6 1278 6 1271 8 1266 12 1261 16 1258 22 1258 29 1258 35 1260 40 1263 44 1267 48 1272 52 1280 55 1288 58 1293 61 1296 63 1298 65 1299 68 1299 72 1299 75 1298 78 1295 80 1293 82 1288 83 1283 83 1279 83 1275 83 1270 82 1266 81 1261 79 1257 77 L 1257 91 C 1264 94 1272 96 1282 96 1292 96 1299 93 1305 89 1311 84 1314 78 1314 71 1314 67 1313 63 1311 60 Z M 1367 95 L 1367 95 C 1370 94 1373 93 1375 91 L 1375 79 C 1370 82 1364 84 1357 84 1352 84 1348 82 1345 78 1342 74 1340 69 1340 61 1340 46 1346 39 1358 39 1362 39 1366 40 1372 42 L 1377 31 C 1371 28 1365 27 1358 27 1348 27 1340 30 1334 36 1329 42 1326 50 1326 62 1326 73 1329 81 1334 87 1339 93 1347 96 1357 96 1361 96 1364 95 1367 95 Z M 1404 28 L 1404 28 1390 28 1390 94 1404 94 1404 28 Z M 1391 16 L 1391 16 C 1393 18 1395 18 1397 18 1400 18 1402 18 1403 16 1404 15 1405 13 1405 11 1405 8 1404 6 1403 5 1402 3 1400 3 1397 3 1395 3 1393 3 1391 5 1390 6 1389 8 1389 11 1389 13 1390 15 1391 16 Z M 1465 95 L 1465 95 C 1468 94 1472 93 1475 91 L 1475 80 C 1471 81 1468 83 1464 83 1461 84 1457 84 1454 84 1448 84 1443 83 1440 79 1436 76 1435 71 1434 64 L 1479 64 1479 57 C 1479 47 1476 40 1471 35 1466 30 1459 27 1450 27 1441 27 1433 30 1428 36 1423 42 1420 51 1420 62 1420 72 1423 81 1429 87 1434 93 1443 96 1453 96 1457 96 1461 95 1465 95 Z M 1461 42 L 1461 42 C 1463 45 1465 49 1465 54 L 1435 54 C 1435 49 1437 45 1440 42 1442 39 1446 38 1450 38 1455 38 1458 39 1461 42 Z M 1553 51 L 1553 51 C 1553 35 1545 27 1529 27 1525 27 1521 28 1517 29 1513 31 1511 34 1509 37 L 1508 37 1506 28 1495 28 1495 94 1509 94 1509 61 C 1509 53 1510 47 1513 44 1516 40 1520 38 1526 38 1531 38 1534 40 1536 42 1538 45 1539 49 1539 54 L 1539 94 1553 94 1553 51 Z M 1610 95 L 1610 95 C 1613 94 1615 93 1618 91 L 1618 79 C 1612 82 1606 84 1600 84 1595 84 1590 82 1588 78 1585 74 1583 69 1583 61 1583 46 1589 39 1600 39 1604 39 1609 40 1615 42 L 1619 31 C 1614 28 1608 27 1601 27 1590 27 1582 30 1577 36 1571 42 1569 50 1569 62 1569 73 1571 81 1577 87 1582 93 1589 96 1599 96 1603 96 1607 95 1610 95 Z M 1674 95 L 1674 95 C 1677 94 1681 93 1684 91 L 1684 80 C 1680 81 1676 83 1673 83 1670 84 1666 84 1662 84 1656 84 1652 83 1648 79 1645 76 1643 71 1643 64 L 1687 64 1687 57 C 1687 47 1685 40 1680 35 1675 30 1668 27 1659 27 1649 27 1642 30 1637 36 1631 42 1629 51 1629 62 1629 72 1632 81 1637 87 1643 93 1651 96 1662 96 1666 96 1670 95 1674 95 Z M 1669 42 L 1669 42 C 1672 45 1673 49 1673 54 L 1643 54 C 1644 49 1645 45 1648 42 1651 39 1654 38 1659 38 1663 38 1667 39 1669 42 Z M 1747 67 L 1747 67 C 1745 65 1744 63 1741 61 1739 59 1735 57 1729 55 1723 53 1718 51 1716 49 1715 48 1714 46 1714 44 1714 40 1717 38 1725 38 1730 38 1736 39 1743 42 L 1747 32 C 1740 28 1733 27 1725 27 1717 27 1711 28 1707 32 1702 35 1700 39 1700 45 1700 50 1701 53 1704 56 1706 59 1712 62 1719 65 1723 67 1726 68 1728 69 1731 70 1732 72 1733 73 1734 74 1735 75 1735 77 1735 82 1730 85 1722 85 1715 85 1708 83 1700 79 L 1700 92 C 1705 94 1712 96 1721 96 1730 96 1737 94 1741 90 1746 87 1748 82 1748 75 1748 72 1748 70 1747 67 Z N">
              <draw:equation draw:name="f0" draw:formula="0*logwidth/1748"/>
              <draw:equation draw:name="f1" draw:formula="63*logheight/124"/>
              <draw:equation draw:name="f2" draw:formula="149*logwidth/1748"/>
              <draw:equation draw:name="f3" draw:formula="51*logheight/124"/>
              <draw:equation draw:name="f4" draw:formula="104*logwidth/1748"/>
              <draw:equation draw:name="f5" draw:formula="61*logheight/124"/>
              <draw:equation draw:name="f6" draw:formula="182*logwidth/1748"/>
              <draw:equation draw:name="f7" draw:formula="28*logheight/124"/>
              <draw:equation draw:name="f8" draw:formula="182*logwidth/1748"/>
              <draw:equation draw:name="f9" draw:formula="11*logheight/124"/>
              <draw:equation draw:name="f10" draw:formula="244*logwidth/1748"/>
              <draw:equation draw:name="f11" draw:formula="28*logheight/124"/>
              <draw:equation draw:name="f12" draw:formula="309*logwidth/1748"/>
              <draw:equation draw:name="f13" draw:formula="95*logheight/124"/>
              <draw:equation draw:name="f14" draw:formula="322*logwidth/1748"/>
              <draw:equation draw:name="f15" draw:formula="57*logheight/124"/>
              <draw:equation draw:name="f16" draw:formula="305*logwidth/1748"/>
              <draw:equation draw:name="f17" draw:formula="42*logheight/124"/>
              <draw:equation draw:name="f18" draw:formula="351*logwidth/1748"/>
              <draw:equation draw:name="f19" draw:formula="40*logheight/124"/>
              <draw:equation draw:name="f20" draw:formula="379*logwidth/1748"/>
              <draw:equation draw:name="f21" draw:formula="27*logheight/124"/>
              <draw:equation draw:name="f22" draw:formula="414*logwidth/1748"/>
              <draw:equation draw:name="f23" draw:formula="38*logheight/124"/>
              <draw:equation draw:name="f24" draw:formula="422*logwidth/1748"/>
              <draw:equation draw:name="f25" draw:formula="73*logheight/124"/>
              <draw:equation draw:name="f26" draw:formula="467*logwidth/1748"/>
              <draw:equation draw:name="f27" draw:formula="28*logheight/124"/>
              <draw:equation draw:name="f28" draw:formula="465*logwidth/1748"/>
              <draw:equation draw:name="f29" draw:formula="16*logheight/124"/>
              <draw:equation draw:name="f30" draw:formula="502*logwidth/1748"/>
              <draw:equation draw:name="f31" draw:formula="74*logheight/124"/>
              <draw:equation draw:name="f32" draw:formula="479*logwidth/1748"/>
              <draw:equation draw:name="f33" draw:formula="39*logheight/124"/>
              <draw:equation draw:name="f34" draw:formula="556*logwidth/1748"/>
              <draw:equation draw:name="f35" draw:formula="94*logheight/124"/>
              <draw:equation draw:name="f36" draw:formula="580*logwidth/1748"/>
              <draw:equation draw:name="f37" draw:formula="28*logheight/124"/>
              <draw:equation draw:name="f38" draw:formula="684*logwidth/1748"/>
              <draw:equation draw:name="f39" draw:formula="36*logheight/124"/>
              <draw:equation draw:name="f40" draw:formula="684*logwidth/1748"/>
              <draw:equation draw:name="f41" draw:formula="36*logheight/124"/>
              <draw:equation draw:name="f42" draw:formula="741*logwidth/1748"/>
              <draw:equation draw:name="f43" draw:formula="28*logheight/124"/>
              <draw:equation draw:name="f44" draw:formula="711*logwidth/1748"/>
              <draw:equation draw:name="f45" draw:formula="24*logheight/124"/>
              <draw:equation draw:name="f46" draw:formula="741*logwidth/1748"/>
              <draw:equation draw:name="f47" draw:formula="28*logheight/124"/>
              <draw:equation draw:name="f48" draw:formula="837*logwidth/1748"/>
              <draw:equation draw:name="f49" draw:formula="94*logheight/124"/>
              <draw:equation draw:name="f50" draw:formula="799*logwidth/1748"/>
              <draw:equation draw:name="f51" draw:formula="58*logheight/124"/>
              <draw:equation draw:name="f52" draw:formula="864*logwidth/1748"/>
              <draw:equation draw:name="f53" draw:formula="28*logheight/124"/>
              <draw:equation draw:name="f54" draw:formula="906*logwidth/1748"/>
              <draw:equation draw:name="f55" draw:formula="44*logheight/124"/>
              <draw:equation draw:name="f56" draw:formula="906*logwidth/1748"/>
              <draw:equation draw:name="f57" draw:formula="44*logheight/124"/>
              <draw:equation draw:name="f58" draw:formula="941*logwidth/1748"/>
              <draw:equation draw:name="f59" draw:formula="28*logheight/124"/>
              <draw:equation draw:name="f60" draw:formula="982*logwidth/1748"/>
              <draw:equation draw:name="f61" draw:formula="44*logheight/124"/>
              <draw:equation draw:name="f62" draw:formula="982*logwidth/1748"/>
              <draw:equation draw:name="f63" draw:formula="44*logheight/124"/>
              <draw:equation draw:name="f64" draw:formula="1051*logwidth/1748"/>
              <draw:equation draw:name="f65" draw:formula="28*logheight/124"/>
              <draw:equation draw:name="f66" draw:formula="1064*logwidth/1748"/>
              <draw:equation draw:name="f67" draw:formula="5*logheight/124"/>
              <draw:equation draw:name="f68" draw:formula="1125*logwidth/1748"/>
              <draw:equation draw:name="f69" draw:formula="83*logheight/124"/>
              <draw:equation draw:name="f70" draw:formula="1081*logwidth/1748"/>
              <draw:equation draw:name="f71" draw:formula="62*logheight/124"/>
              <draw:equation draw:name="f72" draw:formula="1111*logwidth/1748"/>
              <draw:equation draw:name="f73" draw:formula="38*logheight/124"/>
              <draw:equation draw:name="f74" draw:formula="1199*logwidth/1748"/>
              <draw:equation draw:name="f75" draw:formula="25*logheight/124"/>
              <draw:equation draw:name="f76" draw:formula="1171*logwidth/1748"/>
              <draw:equation draw:name="f77" draw:formula="78*logheight/124"/>
              <draw:equation draw:name="f78" draw:formula="1183*logwidth/1748"/>
              <draw:equation draw:name="f79" draw:formula="84*logheight/124"/>
              <draw:equation draw:name="f80" draw:formula="1276*logwidth/1748"/>
              <draw:equation draw:name="f81" draw:formula="21*logheight/124"/>
              <draw:equation draw:name="f82" draw:formula="1296*logwidth/1748"/>
              <draw:equation draw:name="f83" draw:formula="63*logheight/124"/>
              <draw:equation draw:name="f84" draw:formula="1314*logwidth/1748"/>
              <draw:equation draw:name="f85" draw:formula="71*logheight/124"/>
              <draw:equation draw:name="f86" draw:formula="1358*logwidth/1748"/>
              <draw:equation draw:name="f87" draw:formula="39*logheight/124"/>
              <draw:equation draw:name="f88" draw:formula="1404*logwidth/1748"/>
              <draw:equation draw:name="f89" draw:formula="28*logheight/124"/>
              <draw:equation draw:name="f90" draw:formula="1403*logwidth/1748"/>
              <draw:equation draw:name="f91" draw:formula="16*logheight/124"/>
              <draw:equation draw:name="f92" draw:formula="1475*logwidth/1748"/>
              <draw:equation draw:name="f93" draw:formula="91*logheight/124"/>
              <draw:equation draw:name="f94" draw:formula="1450*logwidth/1748"/>
              <draw:equation draw:name="f95" draw:formula="27*logheight/124"/>
              <draw:equation draw:name="f96" draw:formula="1435*logwidth/1748"/>
              <draw:equation draw:name="f97" draw:formula="54*logheight/124"/>
              <draw:equation draw:name="f98" draw:formula="1508*logwidth/1748"/>
              <draw:equation draw:name="f99" draw:formula="37*logheight/124"/>
              <draw:equation draw:name="f100" draw:formula="1539*logwidth/1748"/>
              <draw:equation draw:name="f101" draw:formula="54*logheight/124"/>
              <draw:equation draw:name="f102" draw:formula="1588*logwidth/1748"/>
              <draw:equation draw:name="f103" draw:formula="78*logheight/124"/>
              <draw:equation draw:name="f104" draw:formula="1599*logwidth/1748"/>
              <draw:equation draw:name="f105" draw:formula="96*logheight/124"/>
              <draw:equation draw:name="f106" draw:formula="1643*logwidth/1748"/>
              <draw:equation draw:name="f107" draw:formula="64*logheight/124"/>
              <draw:equation draw:name="f108" draw:formula="1674*logwidth/1748"/>
              <draw:equation draw:name="f109" draw:formula="95*logheight/124"/>
              <draw:equation draw:name="f110" draw:formula="1747*logwidth/1748"/>
              <draw:equation draw:name="f111" draw:formula="67*logheight/124"/>
              <draw:equation draw:name="f112" draw:formula="1707*logwidth/1748"/>
              <draw:equation draw:name="f113" draw:formula="32*logheight/124"/>
              <draw:equation draw:name="f114" draw:formula="1700*logwidth/1748"/>
              <draw:equation draw:name="f115" draw:formula="92*logheight/124"/>
              <draw:equation draw:name="f116" draw:formula="logwidth"/>
              <draw:equation draw:name="f117" draw:formula="logheight"/>
            </draw:enhanced-geometry>
          </draw:custom-shape>
        </draw:g>
      </draw:g>
      <draw:frame draw:name="Textplatzhalter 63" presentation:style-name="Mpr2" draw:text-style-name="MP16" draw:layer="backgroundobjects" svg:width="14.199cm" svg:height="2.912cm" svg:x="2.143cm" svg:y="10.993cm" presentation:class="outline" presentation:user-transformed="true">
        <draw:text-box>
          <text:p text:style-name="MP15"><text:span text:style-name="MT6">Optionale </text:span><text:span text:style-name="MT6"><text:line-break/></text:span><text:span text:style-name="MT6">Subline</text:span></text:p>
        </draw:text-box>
      </draw:frame>
      <draw:g draw:name="Gruppieren 57">
        <draw:custom-shape draw:name="Freeform 24" draw:style-name="Mgr6" draw:text-style-name="MP9" draw:layer="layout" svg:width="11.747cm" svg:height="3.88cm" svg:x="22.13cm" svg:y="15.169cm">
          <text:p><text:span text:style-name="MT5"/></text:p>
          <draw:enhanced-geometry draw:mirror-horizontal="false" draw:mirror-vertical="false" drawooo:sub-view-size="4441 1465" draw:text-areas="0 0 ?f14 ?f15" svg:viewBox="0 0 0 0" draw:type="ooxml-non-primitive" draw:enhanced-path="M 4441 0 L 4441 0 C 2897 0 1461 144 258 391 108 422 0 555 0 708 L 0 1465 4441 1465 4441 0 Z N">
            <draw:equation draw:name="f0" draw:formula="4441*logwidth/4441"/>
            <draw:equation draw:name="f1" draw:formula="0*logheight/1465"/>
            <draw:equation draw:name="f2" draw:formula="4441*logwidth/4441"/>
            <draw:equation draw:name="f3" draw:formula="0*logheight/1465"/>
            <draw:equation draw:name="f4" draw:formula="258*logwidth/4441"/>
            <draw:equation draw:name="f5" draw:formula="391*logheight/1465"/>
            <draw:equation draw:name="f6" draw:formula="0*logwidth/4441"/>
            <draw:equation draw:name="f7" draw:formula="708*logheight/1465"/>
            <draw:equation draw:name="f8" draw:formula="0*logwidth/4441"/>
            <draw:equation draw:name="f9" draw:formula="1465*logheight/1465"/>
            <draw:equation draw:name="f10" draw:formula="4441*logwidth/4441"/>
            <draw:equation draw:name="f11" draw:formula="1465*logheight/1465"/>
            <draw:equation draw:name="f12" draw:formula="4441*logwidth/4441"/>
            <draw:equation draw:name="f13" draw:formula="0*logheight/1465"/>
            <draw:equation draw:name="f14" draw:formula="logwidth"/>
            <draw:equation draw:name="f15" draw:formula="logheight"/>
          </draw:enhanced-geometry>
        </draw:custom-shape>
        <draw:custom-shape draw:name="Textfeld 5" draw:style-name="Mgr5" draw:text-style-name="MP6" draw:layer="layout" svg:width="8.784cm" svg:height="0.551cm" svg:x="22.951cm" svg:y="16.832cm">
          <text:p text:style-name="MP17"><text:span text:style-name="MT7">hs-mittwe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61">
        <draw:g draw:name="Group 4">
          <draw:custom-shape draw:name="Freeform 5" draw:style-name="Mgr6" draw:text-style-name="MP9" draw:layer="layout" svg:width="1.362cm" svg:height="1.379cm" svg:x="13.972cm" svg:y="1.439cm">
            <text:p><text:span text:style-name="MT5"/></text:p>
            <draw:enhanced-geometry draw:mirror-horizontal="false" draw:mirror-vertical="false" drawooo:sub-view-size="514 514" draw:text-areas="0 0 ?f12 ?f13" svg:viewBox="0 0 0 0" draw:type="ooxml-non-primitive" draw:enhanced-path="M 257 514 L 257 514 C 399 514 514 399 514 257 514 115 399 0 257 0 115 0 0 115 0 257 0 399 115 514 257 514 Z N">
              <draw:equation draw:name="f0" draw:formula="257*logwidth/514"/>
              <draw:equation draw:name="f1" draw:formula="514*logheight/514"/>
              <draw:equation draw:name="f2" draw:formula="257*logwidth/514"/>
              <draw:equation draw:name="f3" draw:formula="514*logheight/514"/>
              <draw:equation draw:name="f4" draw:formula="514*logwidth/514"/>
              <draw:equation draw:name="f5" draw:formula="257*logheight/514"/>
              <draw:equation draw:name="f6" draw:formula="257*logwidth/514"/>
              <draw:equation draw:name="f7" draw:formula="0*logheight/514"/>
              <draw:equation draw:name="f8" draw:formula="0*logwidth/514"/>
              <draw:equation draw:name="f9" draw:formula="257*logheight/514"/>
              <draw:equation draw:name="f10" draw:formula="257*logwidth/514"/>
              <draw:equation draw:name="f11" draw:formula="514*logheight/514"/>
              <draw:equation draw:name="f12" draw:formula="logwidth"/>
              <draw:equation draw:name="f13" draw:formula="logheight"/>
            </draw:enhanced-geometry>
          </draw:custom-shape>
          <draw:custom-shape draw:name="Freeform 6" draw:style-name="Mgr10" draw:text-style-name="MP6" draw:layer="layout" svg:width="0.255cm" svg:height="0.321cm" svg:x="14.219cm" svg:y="2.255cm">
            <text:p><text:span text:style-name="MT5"/></text:p>
            <draw:enhanced-geometry draw:mirror-horizontal="false" draw:mirror-vertical="false" drawooo:sub-view-size="97 121" draw:text-areas="0 0 ?f26 ?f27" svg:viewBox="0 0 0 0" draw:type="ooxml-non-primitive" draw:enhanced-path="M 94 0 L 94 0 C 82 4 66 8 48 8 31 8 15 4 3 0 2 0 0 1 0 2 L 0 107 C 0 108 1 109 2 110 11 114 28 121 48 121 68 121 86 114 95 110 96 109 97 108 97 107 L 97 2 C 97 1 95 0 94 0 L 94 0 Z N">
              <draw:equation draw:name="f0" draw:formula="94*logwidth/97"/>
              <draw:equation draw:name="f1" draw:formula="0*logheight/121"/>
              <draw:equation draw:name="f2" draw:formula="94*logwidth/97"/>
              <draw:equation draw:name="f3" draw:formula="0*logheight/121"/>
              <draw:equation draw:name="f4" draw:formula="48*logwidth/97"/>
              <draw:equation draw:name="f5" draw:formula="8*logheight/121"/>
              <draw:equation draw:name="f6" draw:formula="3*logwidth/97"/>
              <draw:equation draw:name="f7" draw:formula="0*logheight/121"/>
              <draw:equation draw:name="f8" draw:formula="0*logwidth/97"/>
              <draw:equation draw:name="f9" draw:formula="2*logheight/121"/>
              <draw:equation draw:name="f10" draw:formula="0*logwidth/97"/>
              <draw:equation draw:name="f11" draw:formula="107*logheight/121"/>
              <draw:equation draw:name="f12" draw:formula="2*logwidth/97"/>
              <draw:equation draw:name="f13" draw:formula="110*logheight/121"/>
              <draw:equation draw:name="f14" draw:formula="48*logwidth/97"/>
              <draw:equation draw:name="f15" draw:formula="121*logheight/121"/>
              <draw:equation draw:name="f16" draw:formula="95*logwidth/97"/>
              <draw:equation draw:name="f17" draw:formula="110*logheight/121"/>
              <draw:equation draw:name="f18" draw:formula="97*logwidth/97"/>
              <draw:equation draw:name="f19" draw:formula="107*logheight/121"/>
              <draw:equation draw:name="f20" draw:formula="97*logwidth/97"/>
              <draw:equation draw:name="f21" draw:formula="2*logheight/121"/>
              <draw:equation draw:name="f22" draw:formula="94*logwidth/97"/>
              <draw:equation draw:name="f23" draw:formula="0*logheight/121"/>
              <draw:equation draw:name="f24" draw:formula="94*logwidth/97"/>
              <draw:equation draw:name="f25" draw:formula="0*logheight/121"/>
              <draw:equation draw:name="f26" draw:formula="logwidth"/>
              <draw:equation draw:name="f27" draw:formula="logheight"/>
            </draw:enhanced-geometry>
          </draw:custom-shape>
          <draw:custom-shape draw:name="Freeform 7" draw:style-name="Mgr10" draw:text-style-name="MP6" draw:layer="layout" svg:width="0.255cm" svg:height="0.321cm" svg:x="14.832cm" svg:y="2.255cm">
            <text:p><text:span text:style-name="MT5"/></text:p>
            <draw:enhanced-geometry draw:mirror-horizontal="false" draw:mirror-vertical="false" drawooo:sub-view-size="97 121" draw:text-areas="0 0 ?f26 ?f27" svg:viewBox="0 0 0 0" draw:type="ooxml-non-primitive" draw:enhanced-path="M 3 121 L 3 121 C 15 116 31 112 48 112 66 112 82 116 94 121 95 121 97 120 97 118 L 97 13 C 97 12 96 11 95 11 86 6 69 0 48 0 29 0 11 6 2 11 1 11 0 12 0 13 L 0 118 C 0 120 2 121 3 121 L 3 121 Z N">
              <draw:equation draw:name="f0" draw:formula="3*logwidth/97"/>
              <draw:equation draw:name="f1" draw:formula="121*logheight/121"/>
              <draw:equation draw:name="f2" draw:formula="3*logwidth/97"/>
              <draw:equation draw:name="f3" draw:formula="121*logheight/121"/>
              <draw:equation draw:name="f4" draw:formula="48*logwidth/97"/>
              <draw:equation draw:name="f5" draw:formula="112*logheight/121"/>
              <draw:equation draw:name="f6" draw:formula="94*logwidth/97"/>
              <draw:equation draw:name="f7" draw:formula="121*logheight/121"/>
              <draw:equation draw:name="f8" draw:formula="97*logwidth/97"/>
              <draw:equation draw:name="f9" draw:formula="118*logheight/121"/>
              <draw:equation draw:name="f10" draw:formula="97*logwidth/97"/>
              <draw:equation draw:name="f11" draw:formula="13*logheight/121"/>
              <draw:equation draw:name="f12" draw:formula="95*logwidth/97"/>
              <draw:equation draw:name="f13" draw:formula="11*logheight/121"/>
              <draw:equation draw:name="f14" draw:formula="48*logwidth/97"/>
              <draw:equation draw:name="f15" draw:formula="0*logheight/121"/>
              <draw:equation draw:name="f16" draw:formula="2*logwidth/97"/>
              <draw:equation draw:name="f17" draw:formula="11*logheight/121"/>
              <draw:equation draw:name="f18" draw:formula="0*logwidth/97"/>
              <draw:equation draw:name="f19" draw:formula="13*logheight/121"/>
              <draw:equation draw:name="f20" draw:formula="0*logwidth/97"/>
              <draw:equation draw:name="f21" draw:formula="118*logheight/121"/>
              <draw:equation draw:name="f22" draw:formula="3*logwidth/97"/>
              <draw:equation draw:name="f23" draw:formula="121*logheight/121"/>
              <draw:equation draw:name="f24" draw:formula="3*logwidth/97"/>
              <draw:equation draw:name="f25" draw:formula="121*logheight/121"/>
              <draw:equation draw:name="f26" draw:formula="logwidth"/>
              <draw:equation draw:name="f27" draw:formula="logheight"/>
            </draw:enhanced-geometry>
          </draw:custom-shape>
          <draw:custom-shape draw:name="Freeform 8" draw:style-name="Mgr10" draw:text-style-name="MP6" draw:layer="layout" svg:width="0.255cm" svg:height="0.321cm" svg:x="14.528cm" svg:y="2.255cm">
            <text:p><text:span text:style-name="MT5"/></text:p>
            <draw:enhanced-geometry draw:mirror-horizontal="false" draw:mirror-vertical="false" drawooo:sub-view-size="96 121" draw:text-areas="0 0 ?f26 ?f27" svg:viewBox="0 0 0 0" draw:type="ooxml-non-primitive" draw:enhanced-path="M 3 121 L 3 121 C 15 116 30 112 48 112 66 112 81 116 93 121 95 121 96 120 96 118 L 96 13 C 96 12 96 11 95 11 85 6 68 0 48 0 28 0 11 6 1 11 0 11 0 12 0 13 L 0 118 C 0 120 1 121 3 121 L 3 121 Z N">
              <draw:equation draw:name="f0" draw:formula="3*logwidth/96"/>
              <draw:equation draw:name="f1" draw:formula="121*logheight/121"/>
              <draw:equation draw:name="f2" draw:formula="3*logwidth/96"/>
              <draw:equation draw:name="f3" draw:formula="121*logheight/121"/>
              <draw:equation draw:name="f4" draw:formula="48*logwidth/96"/>
              <draw:equation draw:name="f5" draw:formula="112*logheight/121"/>
              <draw:equation draw:name="f6" draw:formula="93*logwidth/96"/>
              <draw:equation draw:name="f7" draw:formula="121*logheight/121"/>
              <draw:equation draw:name="f8" draw:formula="96*logwidth/96"/>
              <draw:equation draw:name="f9" draw:formula="118*logheight/121"/>
              <draw:equation draw:name="f10" draw:formula="96*logwidth/96"/>
              <draw:equation draw:name="f11" draw:formula="13*logheight/121"/>
              <draw:equation draw:name="f12" draw:formula="95*logwidth/96"/>
              <draw:equation draw:name="f13" draw:formula="11*logheight/121"/>
              <draw:equation draw:name="f14" draw:formula="48*logwidth/96"/>
              <draw:equation draw:name="f15" draw:formula="0*logheight/121"/>
              <draw:equation draw:name="f16" draw:formula="1*logwidth/96"/>
              <draw:equation draw:name="f17" draw:formula="11*logheight/121"/>
              <draw:equation draw:name="f18" draw:formula="0*logwidth/96"/>
              <draw:equation draw:name="f19" draw:formula="13*logheight/121"/>
              <draw:equation draw:name="f20" draw:formula="0*logwidth/96"/>
              <draw:equation draw:name="f21" draw:formula="118*logheight/121"/>
              <draw:equation draw:name="f22" draw:formula="3*logwidth/96"/>
              <draw:equation draw:name="f23" draw:formula="121*logheight/121"/>
              <draw:equation draw:name="f24" draw:formula="3*logwidth/96"/>
              <draw:equation draw:name="f25" draw:formula="121*logheight/121"/>
              <draw:equation draw:name="f26" draw:formula="logwidth"/>
              <draw:equation draw:name="f27" draw:formula="logheight"/>
            </draw:enhanced-geometry>
          </draw:custom-shape>
          <draw:custom-shape draw:name="Freeform 9" draw:style-name="Mgr10" draw:text-style-name="MP6" draw:layer="layout" svg:width="0.255cm" svg:height="0.325cm" svg:x="14.219cm" svg:y="1.893cm">
            <text:p><text:span text:style-name="MT5"/></text:p>
            <draw:enhanced-geometry draw:mirror-horizontal="false" draw:mirror-vertical="false" drawooo:sub-view-size="97 121" draw:text-areas="0 0 ?f26 ?f27" svg:viewBox="0 0 0 0" draw:type="ooxml-non-primitive" draw:enhanced-path="M 94 1 L 94 1 C 82 5 66 9 48 9 31 9 15 5 3 1 2 0 0 1 0 3 L 0 108 C 0 109 1 110 2 110 11 115 28 121 48 121 68 121 86 115 95 110 96 110 97 109 97 108 L 97 3 C 97 1 95 0 94 1 L 94 1 Z N">
              <draw:equation draw:name="f0" draw:formula="94*logwidth/97"/>
              <draw:equation draw:name="f1" draw:formula="1*logheight/121"/>
              <draw:equation draw:name="f2" draw:formula="94*logwidth/97"/>
              <draw:equation draw:name="f3" draw:formula="1*logheight/121"/>
              <draw:equation draw:name="f4" draw:formula="48*logwidth/97"/>
              <draw:equation draw:name="f5" draw:formula="9*logheight/121"/>
              <draw:equation draw:name="f6" draw:formula="3*logwidth/97"/>
              <draw:equation draw:name="f7" draw:formula="1*logheight/121"/>
              <draw:equation draw:name="f8" draw:formula="0*logwidth/97"/>
              <draw:equation draw:name="f9" draw:formula="3*logheight/121"/>
              <draw:equation draw:name="f10" draw:formula="0*logwidth/97"/>
              <draw:equation draw:name="f11" draw:formula="108*logheight/121"/>
              <draw:equation draw:name="f12" draw:formula="2*logwidth/97"/>
              <draw:equation draw:name="f13" draw:formula="110*logheight/121"/>
              <draw:equation draw:name="f14" draw:formula="48*logwidth/97"/>
              <draw:equation draw:name="f15" draw:formula="121*logheight/121"/>
              <draw:equation draw:name="f16" draw:formula="95*logwidth/97"/>
              <draw:equation draw:name="f17" draw:formula="110*logheight/121"/>
              <draw:equation draw:name="f18" draw:formula="97*logwidth/97"/>
              <draw:equation draw:name="f19" draw:formula="108*logheight/121"/>
              <draw:equation draw:name="f20" draw:formula="97*logwidth/97"/>
              <draw:equation draw:name="f21" draw:formula="3*logheight/121"/>
              <draw:equation draw:name="f22" draw:formula="94*logwidth/97"/>
              <draw:equation draw:name="f23" draw:formula="1*logheight/121"/>
              <draw:equation draw:name="f24" draw:formula="94*logwidth/97"/>
              <draw:equation draw:name="f25" draw:formula="1*logheight/121"/>
              <draw:equation draw:name="f26" draw:formula="logwidth"/>
              <draw:equation draw:name="f27" draw:formula="logheight"/>
            </draw:enhanced-geometry>
          </draw:custom-shape>
          <draw:custom-shape draw:name="Freeform 10" draw:style-name="Mgr10" draw:text-style-name="MP6" draw:layer="layout" svg:width="0.255cm" svg:height="0.321cm" svg:x="14.832cm" svg:y="1.898cm">
            <text:p><text:span text:style-name="MT5"/></text:p>
            <draw:enhanced-geometry draw:mirror-horizontal="false" draw:mirror-vertical="false" drawooo:sub-view-size="97 121" draw:text-areas="0 0 ?f26 ?f27" svg:viewBox="0 0 0 0" draw:type="ooxml-non-primitive" draw:enhanced-path="M 3 120 L 3 120 C 15 116 31 112 48 112 66 112 82 116 94 120 95 121 97 119 97 118 L 97 13 C 97 12 96 11 95 10 86 6 69 0 48 0 29 0 11 6 2 10 1 11 0 12 0 13 L 0 118 C 0 119 2 121 3 120 L 3 120 Z N">
              <draw:equation draw:name="f0" draw:formula="3*logwidth/97"/>
              <draw:equation draw:name="f1" draw:formula="120*logheight/121"/>
              <draw:equation draw:name="f2" draw:formula="3*logwidth/97"/>
              <draw:equation draw:name="f3" draw:formula="120*logheight/121"/>
              <draw:equation draw:name="f4" draw:formula="48*logwidth/97"/>
              <draw:equation draw:name="f5" draw:formula="112*logheight/121"/>
              <draw:equation draw:name="f6" draw:formula="94*logwidth/97"/>
              <draw:equation draw:name="f7" draw:formula="120*logheight/121"/>
              <draw:equation draw:name="f8" draw:formula="97*logwidth/97"/>
              <draw:equation draw:name="f9" draw:formula="118*logheight/121"/>
              <draw:equation draw:name="f10" draw:formula="97*logwidth/97"/>
              <draw:equation draw:name="f11" draw:formula="13*logheight/121"/>
              <draw:equation draw:name="f12" draw:formula="95*logwidth/97"/>
              <draw:equation draw:name="f13" draw:formula="10*logheight/121"/>
              <draw:equation draw:name="f14" draw:formula="48*logwidth/97"/>
              <draw:equation draw:name="f15" draw:formula="0*logheight/121"/>
              <draw:equation draw:name="f16" draw:formula="2*logwidth/97"/>
              <draw:equation draw:name="f17" draw:formula="10*logheight/121"/>
              <draw:equation draw:name="f18" draw:formula="0*logwidth/97"/>
              <draw:equation draw:name="f19" draw:formula="13*logheight/121"/>
              <draw:equation draw:name="f20" draw:formula="0*logwidth/97"/>
              <draw:equation draw:name="f21" draw:formula="118*logheight/121"/>
              <draw:equation draw:name="f22" draw:formula="3*logwidth/97"/>
              <draw:equation draw:name="f23" draw:formula="120*logheight/121"/>
              <draw:equation draw:name="f24" draw:formula="3*logwidth/97"/>
              <draw:equation draw:name="f25" draw:formula="120*logheight/121"/>
              <draw:equation draw:name="f26" draw:formula="logwidth"/>
              <draw:equation draw:name="f27" draw:formula="logheight"/>
            </draw:enhanced-geometry>
          </draw:custom-shape>
          <draw:custom-shape draw:name="Freeform 11" draw:style-name="Mgr10" draw:text-style-name="MP6" draw:layer="layout" svg:width="0.255cm" svg:height="0.599cm" svg:x="14.528cm" svg:y="1.62cm">
            <text:p><text:span text:style-name="MT5"/></text:p>
            <draw:enhanced-geometry draw:mirror-horizontal="false" draw:mirror-vertical="false" drawooo:sub-view-size="96 224" draw:text-areas="0 0 ?f26 ?f27" svg:viewBox="0 0 0 0" draw:type="ooxml-non-primitive" draw:enhanced-path="M 3 223 L 3 223 C 15 219 30 215 48 215 66 215 81 219 93 223 95 224 96 222 96 221 L 96 13 C 96 12 96 11 95 11 85 6 68 0 48 0 28 0 11 6 1 11 0 11 0 12 0 13 L 0 221 C 0 222 1 224 3 223 L 3 223 Z N">
              <draw:equation draw:name="f0" draw:formula="3*logwidth/96"/>
              <draw:equation draw:name="f1" draw:formula="223*logheight/224"/>
              <draw:equation draw:name="f2" draw:formula="3*logwidth/96"/>
              <draw:equation draw:name="f3" draw:formula="223*logheight/224"/>
              <draw:equation draw:name="f4" draw:formula="48*logwidth/96"/>
              <draw:equation draw:name="f5" draw:formula="215*logheight/224"/>
              <draw:equation draw:name="f6" draw:formula="93*logwidth/96"/>
              <draw:equation draw:name="f7" draw:formula="223*logheight/224"/>
              <draw:equation draw:name="f8" draw:formula="96*logwidth/96"/>
              <draw:equation draw:name="f9" draw:formula="221*logheight/224"/>
              <draw:equation draw:name="f10" draw:formula="96*logwidth/96"/>
              <draw:equation draw:name="f11" draw:formula="13*logheight/224"/>
              <draw:equation draw:name="f12" draw:formula="95*logwidth/96"/>
              <draw:equation draw:name="f13" draw:formula="11*logheight/224"/>
              <draw:equation draw:name="f14" draw:formula="48*logwidth/96"/>
              <draw:equation draw:name="f15" draw:formula="0*logheight/224"/>
              <draw:equation draw:name="f16" draw:formula="1*logwidth/96"/>
              <draw:equation draw:name="f17" draw:formula="11*logheight/224"/>
              <draw:equation draw:name="f18" draw:formula="0*logwidth/96"/>
              <draw:equation draw:name="f19" draw:formula="13*logheight/224"/>
              <draw:equation draw:name="f20" draw:formula="0*logwidth/96"/>
              <draw:equation draw:name="f21" draw:formula="221*logheight/224"/>
              <draw:equation draw:name="f22" draw:formula="3*logwidth/96"/>
              <draw:equation draw:name="f23" draw:formula="223*logheight/224"/>
              <draw:equation draw:name="f24" draw:formula="3*logwidth/96"/>
              <draw:equation draw:name="f25" draw:formula="223*logheight/224"/>
              <draw:equation draw:name="f26" draw:formula="logwidth"/>
              <draw:equation draw:name="f27" draw:formula="logheight"/>
            </draw:enhanced-geometry>
          </draw:custom-shape>
        </draw:g>
        <draw:g draw:name="Group 14">
          <draw:custom-shape draw:name="Freeform 15" draw:style-name="Mgr11" draw:text-style-name="MP18" draw:layer="layout" svg:width="1.362cm" svg:height="1.375cm" svg:x="6.893cm" svg:y="1.439cm">
            <text:p><text:span text:style-name="MT5"/></text:p>
            <draw:enhanced-geometry draw:mirror-horizontal="false" draw:mirror-vertical="false" drawooo:sub-view-size="513 514" draw:text-areas="0 0 ?f12 ?f13" svg:viewBox="0 0 0 0" draw:type="ooxml-non-primitive" draw:enhanced-path="M 257 514 L 257 514 C 398 514 513 399 513 257 513 115 398 0 257 0 115 0 0 115 0 257 0 399 115 514 257 514 Z N">
              <draw:equation draw:name="f0" draw:formula="257*logwidth/513"/>
              <draw:equation draw:name="f1" draw:formula="514*logheight/514"/>
              <draw:equation draw:name="f2" draw:formula="257*logwidth/513"/>
              <draw:equation draw:name="f3" draw:formula="514*logheight/514"/>
              <draw:equation draw:name="f4" draw:formula="513*logwidth/513"/>
              <draw:equation draw:name="f5" draw:formula="257*logheight/514"/>
              <draw:equation draw:name="f6" draw:formula="257*logwidth/513"/>
              <draw:equation draw:name="f7" draw:formula="0*logheight/514"/>
              <draw:equation draw:name="f8" draw:formula="0*logwidth/513"/>
              <draw:equation draw:name="f9" draw:formula="257*logheight/514"/>
              <draw:equation draw:name="f10" draw:formula="257*logwidth/513"/>
              <draw:equation draw:name="f11" draw:formula="514*logheight/514"/>
              <draw:equation draw:name="f12" draw:formula="logwidth"/>
              <draw:equation draw:name="f13" draw:formula="logheight"/>
            </draw:enhanced-geometry>
          </draw:custom-shape>
          <draw:custom-shape draw:name="Freeform 16" draw:style-name="Mgr10" draw:text-style-name="MP6" draw:layer="layout" svg:width="0.656cm" svg:height="0.665cm" svg:x="7.246cm" svg:y="1.792cm">
            <text:p><text:span text:style-name="MT5"/></text:p>
            <draw:enhanced-geometry draw:mirror-horizontal="false" draw:mirror-vertical="false" drawooo:sub-view-size="247 247" draw:text-areas="0 0 ?f62 ?f63" svg:viewBox="0 0 0 0" draw:type="ooxml-non-primitive" draw:enhanced-path="M 80 104 L 80 104 C 91 96 100 95 107 97 130 103 132 141 146 168 M 180 194 L 180 194 C 181 194 182 194 183 194 226 194 236 140 247 97 M 50 135 L 50 135 C 36 154 19 184 0 226 M 86 118 L 86 118 C 86 130 76 140 64 140 53 140 43 130 43 118 43 107 53 97 64 97 76 97 86 107 86 118 L 86 118 Z M 183 183 L 183 183 C 183 195 173 204 161 204 149 204 140 195 140 183 140 171 149 161 161 161 173 161 183 171 183 183 L 183 183 Z M 0 0 L 0 0 0 247 M 247 247 L 247 247 0 247 N">
              <draw:equation draw:name="f0" draw:formula="80*logwidth/247"/>
              <draw:equation draw:name="f1" draw:formula="104*logheight/247"/>
              <draw:equation draw:name="f2" draw:formula="80*logwidth/247"/>
              <draw:equation draw:name="f3" draw:formula="104*logheight/247"/>
              <draw:equation draw:name="f4" draw:formula="107*logwidth/247"/>
              <draw:equation draw:name="f5" draw:formula="97*logheight/247"/>
              <draw:equation draw:name="f6" draw:formula="146*logwidth/247"/>
              <draw:equation draw:name="f7" draw:formula="168*logheight/247"/>
              <draw:equation draw:name="f8" draw:formula="180*logwidth/247"/>
              <draw:equation draw:name="f9" draw:formula="194*logheight/247"/>
              <draw:equation draw:name="f10" draw:formula="180*logwidth/247"/>
              <draw:equation draw:name="f11" draw:formula="194*logheight/247"/>
              <draw:equation draw:name="f12" draw:formula="183*logwidth/247"/>
              <draw:equation draw:name="f13" draw:formula="194*logheight/247"/>
              <draw:equation draw:name="f14" draw:formula="247*logwidth/247"/>
              <draw:equation draw:name="f15" draw:formula="97*logheight/247"/>
              <draw:equation draw:name="f16" draw:formula="50*logwidth/247"/>
              <draw:equation draw:name="f17" draw:formula="135*logheight/247"/>
              <draw:equation draw:name="f18" draw:formula="50*logwidth/247"/>
              <draw:equation draw:name="f19" draw:formula="135*logheight/247"/>
              <draw:equation draw:name="f20" draw:formula="0*logwidth/247"/>
              <draw:equation draw:name="f21" draw:formula="226*logheight/247"/>
              <draw:equation draw:name="f22" draw:formula="86*logwidth/247"/>
              <draw:equation draw:name="f23" draw:formula="118*logheight/247"/>
              <draw:equation draw:name="f24" draw:formula="86*logwidth/247"/>
              <draw:equation draw:name="f25" draw:formula="118*logheight/247"/>
              <draw:equation draw:name="f26" draw:formula="64*logwidth/247"/>
              <draw:equation draw:name="f27" draw:formula="140*logheight/247"/>
              <draw:equation draw:name="f28" draw:formula="43*logwidth/247"/>
              <draw:equation draw:name="f29" draw:formula="118*logheight/247"/>
              <draw:equation draw:name="f30" draw:formula="64*logwidth/247"/>
              <draw:equation draw:name="f31" draw:formula="97*logheight/247"/>
              <draw:equation draw:name="f32" draw:formula="86*logwidth/247"/>
              <draw:equation draw:name="f33" draw:formula="118*logheight/247"/>
              <draw:equation draw:name="f34" draw:formula="86*logwidth/247"/>
              <draw:equation draw:name="f35" draw:formula="118*logheight/247"/>
              <draw:equation draw:name="f36" draw:formula="183*logwidth/247"/>
              <draw:equation draw:name="f37" draw:formula="183*logheight/247"/>
              <draw:equation draw:name="f38" draw:formula="183*logwidth/247"/>
              <draw:equation draw:name="f39" draw:formula="183*logheight/247"/>
              <draw:equation draw:name="f40" draw:formula="161*logwidth/247"/>
              <draw:equation draw:name="f41" draw:formula="204*logheight/247"/>
              <draw:equation draw:name="f42" draw:formula="140*logwidth/247"/>
              <draw:equation draw:name="f43" draw:formula="183*logheight/247"/>
              <draw:equation draw:name="f44" draw:formula="161*logwidth/247"/>
              <draw:equation draw:name="f45" draw:formula="161*logheight/247"/>
              <draw:equation draw:name="f46" draw:formula="183*logwidth/247"/>
              <draw:equation draw:name="f47" draw:formula="183*logheight/247"/>
              <draw:equation draw:name="f48" draw:formula="183*logwidth/247"/>
              <draw:equation draw:name="f49" draw:formula="183*logheight/247"/>
              <draw:equation draw:name="f50" draw:formula="0*logwidth/247"/>
              <draw:equation draw:name="f51" draw:formula="0*logheight/247"/>
              <draw:equation draw:name="f52" draw:formula="0*logwidth/247"/>
              <draw:equation draw:name="f53" draw:formula="0*logheight/247"/>
              <draw:equation draw:name="f54" draw:formula="0*logwidth/247"/>
              <draw:equation draw:name="f55" draw:formula="247*logheight/247"/>
              <draw:equation draw:name="f56" draw:formula="247*logwidth/247"/>
              <draw:equation draw:name="f57" draw:formula="247*logheight/247"/>
              <draw:equation draw:name="f58" draw:formula="247*logwidth/247"/>
              <draw:equation draw:name="f59" draw:formula="247*logheight/247"/>
              <draw:equation draw:name="f60" draw:formula="0*logwidth/247"/>
              <draw:equation draw:name="f61" draw:formula="247*logheight/247"/>
              <draw:equation draw:name="f62" draw:formula="logwidth"/>
              <draw:equation draw:name="f63" draw:formula="logheight"/>
            </draw:enhanced-geometry>
          </draw:custom-shape>
          <draw:custom-shape draw:name="Freeform 17" draw:style-name="Mgr10" draw:text-style-name="MP6" draw:layer="layout" svg:width="0.149cm" svg:height="0.092cm" svg:x="7.806cm" svg:y="2.048cm">
            <text:p><text:span text:style-name="MT5"/></text:p>
            <draw:enhanced-geometry draw:mirror-horizontal="false" draw:mirror-vertical="false" drawooo:sub-view-size="57 35" draw:text-areas="0 0 ?f8 ?f9" svg:viewBox="0 0 0 0" draw:type="ooxml-non-primitive" draw:enhanced-path="M 0 20 L 0 20 36 0 57 35 N">
              <draw:equation draw:name="f0" draw:formula="0*logwidth/57"/>
              <draw:equation draw:name="f1" draw:formula="20*logheight/35"/>
              <draw:equation draw:name="f2" draw:formula="0*logwidth/57"/>
              <draw:equation draw:name="f3" draw:formula="20*logheight/35"/>
              <draw:equation draw:name="f4" draw:formula="36*logwidth/57"/>
              <draw:equation draw:name="f5" draw:formula="0*logheight/35"/>
              <draw:equation draw:name="f6" draw:formula="57*logwidth/57"/>
              <draw:equation draw:name="f7" draw:formula="35*logheight/35"/>
              <draw:equation draw:name="f8" draw:formula="logwidth"/>
              <draw:equation draw:name="f9" draw:formula="logheight"/>
            </draw:enhanced-geometry>
          </draw:custom-shape>
        </draw:g>
        <draw:g draw:name="Group 20">
          <draw:custom-shape draw:name="Freeform 21" draw:style-name="Mgr12" draw:text-style-name="MP19" draw:layer="layout" svg:width="1.362cm" svg:height="1.375cm" svg:x="9.222cm" svg:y="1.439cm">
            <text:p><text:span text:style-name="MT5"/></text:p>
            <draw:enhanced-geometry draw:mirror-horizontal="false" draw:mirror-vertical="false" drawooo:sub-view-size="513 514" draw:text-areas="0 0 ?f12 ?f13" svg:viewBox="0 0 0 0" draw:type="ooxml-non-primitive" draw:enhanced-path="M 256 514 L 256 514 C 398 514 513 399 513 257 513 115 398 0 256 0 115 0 0 115 0 257 0 399 115 514 256 514 Z N">
              <draw:equation draw:name="f0" draw:formula="256*logwidth/513"/>
              <draw:equation draw:name="f1" draw:formula="514*logheight/514"/>
              <draw:equation draw:name="f2" draw:formula="256*logwidth/513"/>
              <draw:equation draw:name="f3" draw:formula="514*logheight/514"/>
              <draw:equation draw:name="f4" draw:formula="513*logwidth/513"/>
              <draw:equation draw:name="f5" draw:formula="257*logheight/514"/>
              <draw:equation draw:name="f6" draw:formula="256*logwidth/513"/>
              <draw:equation draw:name="f7" draw:formula="0*logheight/514"/>
              <draw:equation draw:name="f8" draw:formula="0*logwidth/513"/>
              <draw:equation draw:name="f9" draw:formula="257*logheight/514"/>
              <draw:equation draw:name="f10" draw:formula="256*logwidth/513"/>
              <draw:equation draw:name="f11" draw:formula="514*logheight/514"/>
              <draw:equation draw:name="f12" draw:formula="logwidth"/>
              <draw:equation draw:name="f13" draw:formula="logheight"/>
            </draw:enhanced-geometry>
          </draw:custom-shape>
          <draw:custom-shape draw:name="Freeform 22" draw:style-name="Mgr10" draw:text-style-name="MP6" draw:layer="layout" svg:width="1.071cm" svg:height="0.74cm" svg:x="9.367cm" svg:y="1.756cm">
            <text:p><text:span text:style-name="MT5"/></text:p>
            <draw:enhanced-geometry draw:mirror-horizontal="false" draw:mirror-vertical="false" drawooo:sub-view-size="403 276" draw:text-areas="0 0 ?f118 ?f119" svg:viewBox="0 0 0 0" draw:type="ooxml-non-primitive" draw:enhanced-path="M 252 192 L 252 192 252 276 M 149 192 L 149 192 149 276 M 249 48 L 249 48 C 249 74 228 95 201 95 175 95 153 74 153 48 153 22 175 0 201 0 228 0 249 22 249 48 L 249 48 Z M 110 276 L 110 276 110 156 C 110 139 124 125 141 125 L 261 125 C 278 125 292 139 292 156 L 292 276 M 201 125 L 201 125 201 180 M 372 164 L 372 164 372 228 M 370 52 L 370 52 C 370 72 353 89 333 89 312 89 296 72 296 52 296 32 312 15 333 15 353 15 370 32 370 52 L 370 52 Z M 292 111 L 292 111 379 111 C 392 111 403 122 403 135 L 403 228 M 333 111 L 333 111 333 154 M 30 164 L 30 164 30 228 M 107 52 L 107 52 C 107 72 90 89 70 89 50 89 33 72 33 52 33 32 50 15 70 15 90 15 107 32 107 52 L 107 52 Z M 0 228 L 0 228 0 135 C 0 122 10 111 24 111 L 114 111 M 70 111 L 70 111 70 154 N">
              <draw:equation draw:name="f0" draw:formula="252*logwidth/403"/>
              <draw:equation draw:name="f1" draw:formula="192*logheight/276"/>
              <draw:equation draw:name="f2" draw:formula="252*logwidth/403"/>
              <draw:equation draw:name="f3" draw:formula="192*logheight/276"/>
              <draw:equation draw:name="f4" draw:formula="252*logwidth/403"/>
              <draw:equation draw:name="f5" draw:formula="276*logheight/276"/>
              <draw:equation draw:name="f6" draw:formula="149*logwidth/403"/>
              <draw:equation draw:name="f7" draw:formula="192*logheight/276"/>
              <draw:equation draw:name="f8" draw:formula="149*logwidth/403"/>
              <draw:equation draw:name="f9" draw:formula="192*logheight/276"/>
              <draw:equation draw:name="f10" draw:formula="149*logwidth/403"/>
              <draw:equation draw:name="f11" draw:formula="276*logheight/276"/>
              <draw:equation draw:name="f12" draw:formula="249*logwidth/403"/>
              <draw:equation draw:name="f13" draw:formula="48*logheight/276"/>
              <draw:equation draw:name="f14" draw:formula="249*logwidth/403"/>
              <draw:equation draw:name="f15" draw:formula="48*logheight/276"/>
              <draw:equation draw:name="f16" draw:formula="201*logwidth/403"/>
              <draw:equation draw:name="f17" draw:formula="95*logheight/276"/>
              <draw:equation draw:name="f18" draw:formula="153*logwidth/403"/>
              <draw:equation draw:name="f19" draw:formula="48*logheight/276"/>
              <draw:equation draw:name="f20" draw:formula="201*logwidth/403"/>
              <draw:equation draw:name="f21" draw:formula="0*logheight/276"/>
              <draw:equation draw:name="f22" draw:formula="249*logwidth/403"/>
              <draw:equation draw:name="f23" draw:formula="48*logheight/276"/>
              <draw:equation draw:name="f24" draw:formula="249*logwidth/403"/>
              <draw:equation draw:name="f25" draw:formula="48*logheight/276"/>
              <draw:equation draw:name="f26" draw:formula="110*logwidth/403"/>
              <draw:equation draw:name="f27" draw:formula="276*logheight/276"/>
              <draw:equation draw:name="f28" draw:formula="110*logwidth/403"/>
              <draw:equation draw:name="f29" draw:formula="276*logheight/276"/>
              <draw:equation draw:name="f30" draw:formula="110*logwidth/403"/>
              <draw:equation draw:name="f31" draw:formula="156*logheight/276"/>
              <draw:equation draw:name="f32" draw:formula="141*logwidth/403"/>
              <draw:equation draw:name="f33" draw:formula="125*logheight/276"/>
              <draw:equation draw:name="f34" draw:formula="261*logwidth/403"/>
              <draw:equation draw:name="f35" draw:formula="125*logheight/276"/>
              <draw:equation draw:name="f36" draw:formula="292*logwidth/403"/>
              <draw:equation draw:name="f37" draw:formula="156*logheight/276"/>
              <draw:equation draw:name="f38" draw:formula="292*logwidth/403"/>
              <draw:equation draw:name="f39" draw:formula="276*logheight/276"/>
              <draw:equation draw:name="f40" draw:formula="201*logwidth/403"/>
              <draw:equation draw:name="f41" draw:formula="125*logheight/276"/>
              <draw:equation draw:name="f42" draw:formula="201*logwidth/403"/>
              <draw:equation draw:name="f43" draw:formula="125*logheight/276"/>
              <draw:equation draw:name="f44" draw:formula="201*logwidth/403"/>
              <draw:equation draw:name="f45" draw:formula="180*logheight/276"/>
              <draw:equation draw:name="f46" draw:formula="372*logwidth/403"/>
              <draw:equation draw:name="f47" draw:formula="164*logheight/276"/>
              <draw:equation draw:name="f48" draw:formula="372*logwidth/403"/>
              <draw:equation draw:name="f49" draw:formula="164*logheight/276"/>
              <draw:equation draw:name="f50" draw:formula="372*logwidth/403"/>
              <draw:equation draw:name="f51" draw:formula="228*logheight/276"/>
              <draw:equation draw:name="f52" draw:formula="370*logwidth/403"/>
              <draw:equation draw:name="f53" draw:formula="52*logheight/276"/>
              <draw:equation draw:name="f54" draw:formula="370*logwidth/403"/>
              <draw:equation draw:name="f55" draw:formula="52*logheight/276"/>
              <draw:equation draw:name="f56" draw:formula="333*logwidth/403"/>
              <draw:equation draw:name="f57" draw:formula="89*logheight/276"/>
              <draw:equation draw:name="f58" draw:formula="296*logwidth/403"/>
              <draw:equation draw:name="f59" draw:formula="52*logheight/276"/>
              <draw:equation draw:name="f60" draw:formula="333*logwidth/403"/>
              <draw:equation draw:name="f61" draw:formula="15*logheight/276"/>
              <draw:equation draw:name="f62" draw:formula="370*logwidth/403"/>
              <draw:equation draw:name="f63" draw:formula="52*logheight/276"/>
              <draw:equation draw:name="f64" draw:formula="370*logwidth/403"/>
              <draw:equation draw:name="f65" draw:formula="52*logheight/276"/>
              <draw:equation draw:name="f66" draw:formula="292*logwidth/403"/>
              <draw:equation draw:name="f67" draw:formula="111*logheight/276"/>
              <draw:equation draw:name="f68" draw:formula="292*logwidth/403"/>
              <draw:equation draw:name="f69" draw:formula="111*logheight/276"/>
              <draw:equation draw:name="f70" draw:formula="379*logwidth/403"/>
              <draw:equation draw:name="f71" draw:formula="111*logheight/276"/>
              <draw:equation draw:name="f72" draw:formula="403*logwidth/403"/>
              <draw:equation draw:name="f73" draw:formula="135*logheight/276"/>
              <draw:equation draw:name="f74" draw:formula="403*logwidth/403"/>
              <draw:equation draw:name="f75" draw:formula="228*logheight/276"/>
              <draw:equation draw:name="f76" draw:formula="333*logwidth/403"/>
              <draw:equation draw:name="f77" draw:formula="111*logheight/276"/>
              <draw:equation draw:name="f78" draw:formula="333*logwidth/403"/>
              <draw:equation draw:name="f79" draw:formula="111*logheight/276"/>
              <draw:equation draw:name="f80" draw:formula="333*logwidth/403"/>
              <draw:equation draw:name="f81" draw:formula="154*logheight/276"/>
              <draw:equation draw:name="f82" draw:formula="30*logwidth/403"/>
              <draw:equation draw:name="f83" draw:formula="164*logheight/276"/>
              <draw:equation draw:name="f84" draw:formula="30*logwidth/403"/>
              <draw:equation draw:name="f85" draw:formula="164*logheight/276"/>
              <draw:equation draw:name="f86" draw:formula="30*logwidth/403"/>
              <draw:equation draw:name="f87" draw:formula="228*logheight/276"/>
              <draw:equation draw:name="f88" draw:formula="107*logwidth/403"/>
              <draw:equation draw:name="f89" draw:formula="52*logheight/276"/>
              <draw:equation draw:name="f90" draw:formula="107*logwidth/403"/>
              <draw:equation draw:name="f91" draw:formula="52*logheight/276"/>
              <draw:equation draw:name="f92" draw:formula="70*logwidth/403"/>
              <draw:equation draw:name="f93" draw:formula="89*logheight/276"/>
              <draw:equation draw:name="f94" draw:formula="33*logwidth/403"/>
              <draw:equation draw:name="f95" draw:formula="52*logheight/276"/>
              <draw:equation draw:name="f96" draw:formula="70*logwidth/403"/>
              <draw:equation draw:name="f97" draw:formula="15*logheight/276"/>
              <draw:equation draw:name="f98" draw:formula="107*logwidth/403"/>
              <draw:equation draw:name="f99" draw:formula="52*logheight/276"/>
              <draw:equation draw:name="f100" draw:formula="107*logwidth/403"/>
              <draw:equation draw:name="f101" draw:formula="52*logheight/276"/>
              <draw:equation draw:name="f102" draw:formula="0*logwidth/403"/>
              <draw:equation draw:name="f103" draw:formula="228*logheight/276"/>
              <draw:equation draw:name="f104" draw:formula="0*logwidth/403"/>
              <draw:equation draw:name="f105" draw:formula="228*logheight/276"/>
              <draw:equation draw:name="f106" draw:formula="0*logwidth/403"/>
              <draw:equation draw:name="f107" draw:formula="135*logheight/276"/>
              <draw:equation draw:name="f108" draw:formula="24*logwidth/403"/>
              <draw:equation draw:name="f109" draw:formula="111*logheight/276"/>
              <draw:equation draw:name="f110" draw:formula="114*logwidth/403"/>
              <draw:equation draw:name="f111" draw:formula="111*logheight/276"/>
              <draw:equation draw:name="f112" draw:formula="70*logwidth/403"/>
              <draw:equation draw:name="f113" draw:formula="111*logheight/276"/>
              <draw:equation draw:name="f114" draw:formula="70*logwidth/403"/>
              <draw:equation draw:name="f115" draw:formula="111*logheight/276"/>
              <draw:equation draw:name="f116" draw:formula="70*logwidth/403"/>
              <draw:equation draw:name="f117" draw:formula="154*logheight/276"/>
              <draw:equation draw:name="f118" draw:formula="logwidth"/>
              <draw:equation draw:name="f119" draw:formula="logheight"/>
            </draw:enhanced-geometry>
          </draw:custom-shape>
        </draw:g>
        <draw:g draw:name="Group 25">
          <draw:custom-shape draw:name="Freeform 26" draw:style-name="Mgr13" draw:text-style-name="MP20" draw:layer="layout" svg:width="1.362cm" svg:height="1.375cm" svg:x="4.496cm" svg:y="1.439cm">
            <text:p><text:span text:style-name="MT5"/></text:p>
            <draw:enhanced-geometry draw:mirror-horizontal="false" draw:mirror-vertical="false" drawooo:sub-view-size="514 513" draw:text-areas="0 0 ?f12 ?f13" svg:viewBox="0 0 0 0" draw:type="ooxml-non-primitive" draw:enhanced-path="M 257 513 L 257 513 C 399 513 514 398 514 257 514 115 399 0 257 0 115 0 0 115 0 257 0 398 115 513 257 513 Z N">
              <draw:equation draw:name="f0" draw:formula="257*logwidth/514"/>
              <draw:equation draw:name="f1" draw:formula="513*logheight/513"/>
              <draw:equation draw:name="f2" draw:formula="257*logwidth/514"/>
              <draw:equation draw:name="f3" draw:formula="513*logheight/513"/>
              <draw:equation draw:name="f4" draw:formula="514*logwidth/514"/>
              <draw:equation draw:name="f5" draw:formula="257*logheight/513"/>
              <draw:equation draw:name="f6" draw:formula="257*logwidth/514"/>
              <draw:equation draw:name="f7" draw:formula="0*logheight/513"/>
              <draw:equation draw:name="f8" draw:formula="0*logwidth/514"/>
              <draw:equation draw:name="f9" draw:formula="257*logheight/513"/>
              <draw:equation draw:name="f10" draw:formula="257*logwidth/514"/>
              <draw:equation draw:name="f11" draw:formula="513*logheight/513"/>
              <draw:equation draw:name="f12" draw:formula="logwidth"/>
              <draw:equation draw:name="f13" draw:formula="logheight"/>
            </draw:enhanced-geometry>
          </draw:custom-shape>
          <draw:custom-shape draw:name="Freeform 27" draw:style-name="Mgr10" draw:text-style-name="MP6" draw:layer="layout" svg:width="0.815cm" svg:height="0.824cm" svg:x="4.77cm" svg:y="1.712cm">
            <text:p><text:span text:style-name="MT5"/></text:p>
            <draw:enhanced-geometry draw:mirror-horizontal="false" draw:mirror-vertical="false" drawooo:sub-view-size="307 307" draw:text-areas="0 0 ?f66 ?f67" svg:viewBox="0 0 0 0" draw:type="ooxml-non-primitive" draw:enhanced-path="M 253 254 L 253 254 53 254 53 54 253 54 253 254 Z M 80 0 L 80 0 80 27 M 120 0 L 120 0 120 27 M 160 0 L 160 0 160 27 M 200 0 L 200 0 200 27 M 240 0 L 240 0 240 27 M 80 280 L 80 280 80 307 M 120 280 L 120 280 120 307 M 160 280 L 160 280 160 307 M 200 280 L 200 280 200 307 M 240 280 L 240 280 240 307 M 0 240 L 0 240 27 240 M 0 200 L 0 200 27 200 M 0 160 L 0 160 27 160 M 0 120 L 0 120 27 120 M 0 80 L 0 80 27 80 M 280 240 L 280 240 307 240 M 280 200 L 280 200 307 200 M 280 160 L 280 160 307 160 M 280 120 L 280 120 307 120 M 280 80 L 280 80 307 80 N">
              <draw:equation draw:name="f0" draw:formula="253*logwidth/307"/>
              <draw:equation draw:name="f1" draw:formula="254*logheight/307"/>
              <draw:equation draw:name="f2" draw:formula="53*logwidth/307"/>
              <draw:equation draw:name="f3" draw:formula="54*logheight/307"/>
              <draw:equation draw:name="f4" draw:formula="253*logwidth/307"/>
              <draw:equation draw:name="f5" draw:formula="254*logheight/307"/>
              <draw:equation draw:name="f6" draw:formula="80*logwidth/307"/>
              <draw:equation draw:name="f7" draw:formula="0*logheight/307"/>
              <draw:equation draw:name="f8" draw:formula="120*logwidth/307"/>
              <draw:equation draw:name="f9" draw:formula="0*logheight/307"/>
              <draw:equation draw:name="f10" draw:formula="120*logwidth/307"/>
              <draw:equation draw:name="f11" draw:formula="27*logheight/307"/>
              <draw:equation draw:name="f12" draw:formula="160*logwidth/307"/>
              <draw:equation draw:name="f13" draw:formula="0*logheight/307"/>
              <draw:equation draw:name="f14" draw:formula="200*logwidth/307"/>
              <draw:equation draw:name="f15" draw:formula="0*logheight/307"/>
              <draw:equation draw:name="f16" draw:formula="200*logwidth/307"/>
              <draw:equation draw:name="f17" draw:formula="27*logheight/307"/>
              <draw:equation draw:name="f18" draw:formula="240*logwidth/307"/>
              <draw:equation draw:name="f19" draw:formula="0*logheight/307"/>
              <draw:equation draw:name="f20" draw:formula="80*logwidth/307"/>
              <draw:equation draw:name="f21" draw:formula="280*logheight/307"/>
              <draw:equation draw:name="f22" draw:formula="80*logwidth/307"/>
              <draw:equation draw:name="f23" draw:formula="307*logheight/307"/>
              <draw:equation draw:name="f24" draw:formula="120*logwidth/307"/>
              <draw:equation draw:name="f25" draw:formula="280*logheight/307"/>
              <draw:equation draw:name="f26" draw:formula="160*logwidth/307"/>
              <draw:equation draw:name="f27" draw:formula="280*logheight/307"/>
              <draw:equation draw:name="f28" draw:formula="160*logwidth/307"/>
              <draw:equation draw:name="f29" draw:formula="307*logheight/307"/>
              <draw:equation draw:name="f30" draw:formula="200*logwidth/307"/>
              <draw:equation draw:name="f31" draw:formula="280*logheight/307"/>
              <draw:equation draw:name="f32" draw:formula="240*logwidth/307"/>
              <draw:equation draw:name="f33" draw:formula="280*logheight/307"/>
              <draw:equation draw:name="f34" draw:formula="240*logwidth/307"/>
              <draw:equation draw:name="f35" draw:formula="307*logheight/307"/>
              <draw:equation draw:name="f36" draw:formula="0*logwidth/307"/>
              <draw:equation draw:name="f37" draw:formula="240*logheight/307"/>
              <draw:equation draw:name="f38" draw:formula="0*logwidth/307"/>
              <draw:equation draw:name="f39" draw:formula="200*logheight/307"/>
              <draw:equation draw:name="f40" draw:formula="27*logwidth/307"/>
              <draw:equation draw:name="f41" draw:formula="200*logheight/307"/>
              <draw:equation draw:name="f42" draw:formula="0*logwidth/307"/>
              <draw:equation draw:name="f43" draw:formula="160*logheight/307"/>
              <draw:equation draw:name="f44" draw:formula="0*logwidth/307"/>
              <draw:equation draw:name="f45" draw:formula="120*logheight/307"/>
              <draw:equation draw:name="f46" draw:formula="27*logwidth/307"/>
              <draw:equation draw:name="f47" draw:formula="120*logheight/307"/>
              <draw:equation draw:name="f48" draw:formula="0*logwidth/307"/>
              <draw:equation draw:name="f49" draw:formula="80*logheight/307"/>
              <draw:equation draw:name="f50" draw:formula="280*logwidth/307"/>
              <draw:equation draw:name="f51" draw:formula="240*logheight/307"/>
              <draw:equation draw:name="f52" draw:formula="307*logwidth/307"/>
              <draw:equation draw:name="f53" draw:formula="240*logheight/307"/>
              <draw:equation draw:name="f54" draw:formula="280*logwidth/307"/>
              <draw:equation draw:name="f55" draw:formula="200*logheight/307"/>
              <draw:equation draw:name="f56" draw:formula="280*logwidth/307"/>
              <draw:equation draw:name="f57" draw:formula="160*logheight/307"/>
              <draw:equation draw:name="f58" draw:formula="307*logwidth/307"/>
              <draw:equation draw:name="f59" draw:formula="160*logheight/307"/>
              <draw:equation draw:name="f60" draw:formula="280*logwidth/307"/>
              <draw:equation draw:name="f61" draw:formula="120*logheight/307"/>
              <draw:equation draw:name="f62" draw:formula="280*logwidth/307"/>
              <draw:equation draw:name="f63" draw:formula="80*logheight/307"/>
              <draw:equation draw:name="f64" draw:formula="307*logwidth/307"/>
              <draw:equation draw:name="f65" draw:formula="80*logheight/307"/>
              <draw:equation draw:name="f66" draw:formula="logwidth"/>
              <draw:equation draw:name="f67" draw:formula="logheight"/>
            </draw:enhanced-geometry>
          </draw:custom-shape>
          <draw:custom-shape draw:name="Freeform 28" draw:style-name="Mgr10" draw:text-style-name="MP6" draw:layer="layout" svg:width="0.343cm" svg:height="0.378cm" svg:x="5.003cm" svg:y="1.937cm">
            <text:p><text:span text:style-name="MT5"/></text:p>
            <draw:enhanced-geometry draw:mirror-horizontal="false" draw:mirror-vertical="false" drawooo:sub-view-size="130 141" draw:text-areas="0 0 ?f56 ?f57" svg:viewBox="0 0 0 0" draw:type="ooxml-non-primitive" draw:enhanced-path="M 32 8 L 32 8 C 39 5 49 2 61 1 76 0 89 3 97 8 M 0 56 L 0 56 C 5 50 12 42 22 36 25 34 37 27 54 25 63 24 85 22 107 36 118 43 125 53 130 61 M 7 94 L 7 94 C 8 89 11 77 20 68 31 56 45 53 50 52 77 46 97 61 99 63 119 78 122 101 123 105 M 30 136 L 30 136 C 28 132 26 119 29 106 30 101 33 91 42 84 54 75 71 77 82 83 99 93 107 117 99 141 M 52 136 L 52 136 C 51 135 46 121 54 112 54 111 59 106 65 106 76 107 77 115 78 118 80 128 79 136 78 139 N">
              <draw:equation draw:name="f0" draw:formula="32*logwidth/130"/>
              <draw:equation draw:name="f1" draw:formula="8*logheight/141"/>
              <draw:equation draw:name="f2" draw:formula="32*logwidth/130"/>
              <draw:equation draw:name="f3" draw:formula="8*logheight/141"/>
              <draw:equation draw:name="f4" draw:formula="61*logwidth/130"/>
              <draw:equation draw:name="f5" draw:formula="1*logheight/141"/>
              <draw:equation draw:name="f6" draw:formula="97*logwidth/130"/>
              <draw:equation draw:name="f7" draw:formula="8*logheight/141"/>
              <draw:equation draw:name="f8" draw:formula="0*logwidth/130"/>
              <draw:equation draw:name="f9" draw:formula="56*logheight/141"/>
              <draw:equation draw:name="f10" draw:formula="0*logwidth/130"/>
              <draw:equation draw:name="f11" draw:formula="56*logheight/141"/>
              <draw:equation draw:name="f12" draw:formula="22*logwidth/130"/>
              <draw:equation draw:name="f13" draw:formula="36*logheight/141"/>
              <draw:equation draw:name="f14" draw:formula="54*logwidth/130"/>
              <draw:equation draw:name="f15" draw:formula="25*logheight/141"/>
              <draw:equation draw:name="f16" draw:formula="107*logwidth/130"/>
              <draw:equation draw:name="f17" draw:formula="36*logheight/141"/>
              <draw:equation draw:name="f18" draw:formula="130*logwidth/130"/>
              <draw:equation draw:name="f19" draw:formula="61*logheight/141"/>
              <draw:equation draw:name="f20" draw:formula="7*logwidth/130"/>
              <draw:equation draw:name="f21" draw:formula="94*logheight/141"/>
              <draw:equation draw:name="f22" draw:formula="7*logwidth/130"/>
              <draw:equation draw:name="f23" draw:formula="94*logheight/141"/>
              <draw:equation draw:name="f24" draw:formula="20*logwidth/130"/>
              <draw:equation draw:name="f25" draw:formula="68*logheight/141"/>
              <draw:equation draw:name="f26" draw:formula="50*logwidth/130"/>
              <draw:equation draw:name="f27" draw:formula="52*logheight/141"/>
              <draw:equation draw:name="f28" draw:formula="99*logwidth/130"/>
              <draw:equation draw:name="f29" draw:formula="63*logheight/141"/>
              <draw:equation draw:name="f30" draw:formula="123*logwidth/130"/>
              <draw:equation draw:name="f31" draw:formula="105*logheight/141"/>
              <draw:equation draw:name="f32" draw:formula="30*logwidth/130"/>
              <draw:equation draw:name="f33" draw:formula="136*logheight/141"/>
              <draw:equation draw:name="f34" draw:formula="30*logwidth/130"/>
              <draw:equation draw:name="f35" draw:formula="136*logheight/141"/>
              <draw:equation draw:name="f36" draw:formula="29*logwidth/130"/>
              <draw:equation draw:name="f37" draw:formula="106*logheight/141"/>
              <draw:equation draw:name="f38" draw:formula="42*logwidth/130"/>
              <draw:equation draw:name="f39" draw:formula="84*logheight/141"/>
              <draw:equation draw:name="f40" draw:formula="82*logwidth/130"/>
              <draw:equation draw:name="f41" draw:formula="83*logheight/141"/>
              <draw:equation draw:name="f42" draw:formula="99*logwidth/130"/>
              <draw:equation draw:name="f43" draw:formula="141*logheight/141"/>
              <draw:equation draw:name="f44" draw:formula="52*logwidth/130"/>
              <draw:equation draw:name="f45" draw:formula="136*logheight/141"/>
              <draw:equation draw:name="f46" draw:formula="52*logwidth/130"/>
              <draw:equation draw:name="f47" draw:formula="136*logheight/141"/>
              <draw:equation draw:name="f48" draw:formula="54*logwidth/130"/>
              <draw:equation draw:name="f49" draw:formula="112*logheight/141"/>
              <draw:equation draw:name="f50" draw:formula="65*logwidth/130"/>
              <draw:equation draw:name="f51" draw:formula="106*logheight/141"/>
              <draw:equation draw:name="f52" draw:formula="78*logwidth/130"/>
              <draw:equation draw:name="f53" draw:formula="118*logheight/141"/>
              <draw:equation draw:name="f54" draw:formula="78*logwidth/130"/>
              <draw:equation draw:name="f55" draw:formula="139*logheight/141"/>
              <draw:equation draw:name="f56" draw:formula="logwidth"/>
              <draw:equation draw:name="f57" draw:formula="logheight"/>
            </draw:enhanced-geometry>
          </draw:custom-shape>
        </draw:g>
        <draw:g draw:name="Group 31">
          <draw:custom-shape draw:name="Freeform 32" draw:style-name="Mgr14" draw:text-style-name="MP21" draw:layer="layout" svg:width="1.362cm" svg:height="1.375cm" svg:x="11.647cm" svg:y="1.439cm">
            <text:p><text:span text:style-name="MT5"/></text:p>
            <draw:enhanced-geometry draw:mirror-horizontal="false" draw:mirror-vertical="false" drawooo:sub-view-size="514 513" draw:text-areas="0 0 ?f12 ?f13" svg:viewBox="0 0 0 0" draw:type="ooxml-non-primitive" draw:enhanced-path="M 257 513 L 257 513 C 399 513 514 398 514 256 514 115 399 0 257 0 115 0 0 115 0 256 0 398 115 513 257 513 Z N">
              <draw:equation draw:name="f0" draw:formula="257*logwidth/514"/>
              <draw:equation draw:name="f1" draw:formula="513*logheight/513"/>
              <draw:equation draw:name="f2" draw:formula="257*logwidth/514"/>
              <draw:equation draw:name="f3" draw:formula="513*logheight/513"/>
              <draw:equation draw:name="f4" draw:formula="514*logwidth/514"/>
              <draw:equation draw:name="f5" draw:formula="256*logheight/513"/>
              <draw:equation draw:name="f6" draw:formula="257*logwidth/514"/>
              <draw:equation draw:name="f7" draw:formula="0*logheight/513"/>
              <draw:equation draw:name="f8" draw:formula="0*logwidth/514"/>
              <draw:equation draw:name="f9" draw:formula="256*logheight/513"/>
              <draw:equation draw:name="f10" draw:formula="257*logwidth/514"/>
              <draw:equation draw:name="f11" draw:formula="513*logheight/513"/>
              <draw:equation draw:name="f12" draw:formula="logwidth"/>
              <draw:equation draw:name="f13" draw:formula="logheight"/>
            </draw:enhanced-geometry>
          </draw:custom-shape>
          <draw:custom-shape draw:name="Freeform 33" draw:style-name="Mgr10" draw:text-style-name="MP6" draw:layer="layout" svg:width="0.81cm" svg:height="0.537cm" svg:x="11.92cm" svg:y="1.827cm">
            <text:p><text:span text:style-name="MT5"/></text:p>
            <draw:enhanced-geometry draw:mirror-horizontal="false" draw:mirror-vertical="false" drawooo:sub-view-size="306 200" draw:text-areas="0 0 ?f22 ?f23" svg:viewBox="0 0 0 0" draw:type="ooxml-non-primitive" draw:enhanced-path="M 293 200 L 293 200 13 200 C 6 200 0 194 0 187 L 0 13 C 0 6 6 0 13 0 L 293 0 C 300 0 306 6 306 13 L 306 187 C 306 194 300 200 293 200 L 293 200 Z N">
              <draw:equation draw:name="f0" draw:formula="293*logwidth/306"/>
              <draw:equation draw:name="f1" draw:formula="200*logheight/200"/>
              <draw:equation draw:name="f2" draw:formula="293*logwidth/306"/>
              <draw:equation draw:name="f3" draw:formula="200*logheight/200"/>
              <draw:equation draw:name="f4" draw:formula="13*logwidth/306"/>
              <draw:equation draw:name="f5" draw:formula="200*logheight/200"/>
              <draw:equation draw:name="f6" draw:formula="0*logwidth/306"/>
              <draw:equation draw:name="f7" draw:formula="187*logheight/200"/>
              <draw:equation draw:name="f8" draw:formula="0*logwidth/306"/>
              <draw:equation draw:name="f9" draw:formula="13*logheight/200"/>
              <draw:equation draw:name="f10" draw:formula="13*logwidth/306"/>
              <draw:equation draw:name="f11" draw:formula="0*logheight/200"/>
              <draw:equation draw:name="f12" draw:formula="293*logwidth/306"/>
              <draw:equation draw:name="f13" draw:formula="0*logheight/200"/>
              <draw:equation draw:name="f14" draw:formula="306*logwidth/306"/>
              <draw:equation draw:name="f15" draw:formula="13*logheight/200"/>
              <draw:equation draw:name="f16" draw:formula="306*logwidth/306"/>
              <draw:equation draw:name="f17" draw:formula="187*logheight/200"/>
              <draw:equation draw:name="f18" draw:formula="293*logwidth/306"/>
              <draw:equation draw:name="f19" draw:formula="200*logheight/200"/>
              <draw:equation draw:name="f20" draw:formula="293*logwidth/306"/>
              <draw:equation draw:name="f21" draw:formula="200*logheight/200"/>
              <draw:equation draw:name="f22" draw:formula="logwidth"/>
              <draw:equation draw:name="f23" draw:formula="logheight"/>
            </draw:enhanced-geometry>
          </draw:custom-shape>
          <draw:custom-shape draw:name="Freeform 34" draw:style-name="Mgr10" draw:text-style-name="MP6" draw:layer="layout" svg:width="0.175cm" svg:height="0.215cm" svg:x="12.26cm" svg:y="1.986cm">
            <text:p><text:span text:style-name="MT5"/></text:p>
            <draw:enhanced-geometry draw:mirror-horizontal="false" draw:mirror-vertical="false" drawooo:sub-view-size="67 80" draw:text-areas="0 0 ?f12 ?f13" svg:viewBox="0 0 0 0" draw:type="ooxml-non-primitive" draw:enhanced-path="M 67 40 L 67 40 0 0 0 80 67 40 67 40 Z N">
              <draw:equation draw:name="f0" draw:formula="67*logwidth/67"/>
              <draw:equation draw:name="f1" draw:formula="40*logheight/80"/>
              <draw:equation draw:name="f2" draw:formula="67*logwidth/67"/>
              <draw:equation draw:name="f3" draw:formula="40*logheight/80"/>
              <draw:equation draw:name="f4" draw:formula="0*logwidth/67"/>
              <draw:equation draw:name="f5" draw:formula="0*logheight/80"/>
              <draw:equation draw:name="f6" draw:formula="0*logwidth/67"/>
              <draw:equation draw:name="f7" draw:formula="80*logheight/80"/>
              <draw:equation draw:name="f8" draw:formula="67*logwidth/67"/>
              <draw:equation draw:name="f9" draw:formula="40*logheight/80"/>
              <draw:equation draw:name="f10" draw:formula="67*logwidth/67"/>
              <draw:equation draw:name="f11" draw:formula="40*logheight/80"/>
              <draw:equation draw:name="f12" draw:formula="logwidth"/>
              <draw:equation draw:name="f13" draw:formula="logheight"/>
            </draw:enhanced-geometry>
          </draw:custom-shape>
          <draw:custom-shape draw:name="Freeform 35" draw:style-name="Mgr10" draw:text-style-name="MP6" draw:layer="layout" svg:width="0.533cm" svg:height="0.105cm" svg:x="12.061cm" svg:y="2.365cm">
            <text:p><text:span text:style-name="MT5"/></text:p>
            <draw:enhanced-geometry draw:mirror-horizontal="false" draw:mirror-vertical="false" drawooo:sub-view-size="200 40" draw:text-areas="0 0 ?f10 ?f11" svg:viewBox="0 0 0 0" draw:type="ooxml-non-primitive" draw:enhanced-path="M 200 40 L 200 40 173 0 27 0 0 40 N">
              <draw:equation draw:name="f0" draw:formula="200*logwidth/200"/>
              <draw:equation draw:name="f1" draw:formula="40*logheight/40"/>
              <draw:equation draw:name="f2" draw:formula="200*logwidth/200"/>
              <draw:equation draw:name="f3" draw:formula="40*logheight/40"/>
              <draw:equation draw:name="f4" draw:formula="173*logwidth/200"/>
              <draw:equation draw:name="f5" draw:formula="0*logheight/40"/>
              <draw:equation draw:name="f6" draw:formula="27*logwidth/200"/>
              <draw:equation draw:name="f7" draw:formula="0*logheight/40"/>
              <draw:equation draw:name="f8" draw:formula="0*logwidth/200"/>
              <draw:equation draw:name="f9" draw:formula="40*logheight/40"/>
              <draw:equation draw:name="f10" draw:formula="logwidth"/>
              <draw:equation draw:name="f11" draw:formula="logheight"/>
            </draw:enhanced-geometry>
          </draw:custom-shape>
        </draw:g>
        <draw:g draw:name="Group 38">
          <draw:custom-shape draw:name="Freeform 39" draw:style-name="Mgr15" draw:text-style-name="MP22" draw:layer="layout" svg:width="1.362cm" svg:height="1.375cm" svg:x="2.117cm" svg:y="1.439cm">
            <text:p><text:span text:style-name="MT5"/></text:p>
            <draw:enhanced-geometry draw:mirror-horizontal="false" draw:mirror-vertical="false" drawooo:sub-view-size="514 513" draw:text-areas="0 0 ?f12 ?f13" svg:viewBox="0 0 0 0" draw:type="ooxml-non-primitive" draw:enhanced-path="M 257 513 L 257 513 C 399 513 514 399 514 257 514 115 399 0 257 0 115 0 0 115 0 257 0 399 115 513 257 513 Z N">
              <draw:equation draw:name="f0" draw:formula="257*logwidth/514"/>
              <draw:equation draw:name="f1" draw:formula="513*logheight/513"/>
              <draw:equation draw:name="f2" draw:formula="257*logwidth/514"/>
              <draw:equation draw:name="f3" draw:formula="513*logheight/513"/>
              <draw:equation draw:name="f4" draw:formula="514*logwidth/514"/>
              <draw:equation draw:name="f5" draw:formula="257*logheight/513"/>
              <draw:equation draw:name="f6" draw:formula="257*logwidth/514"/>
              <draw:equation draw:name="f7" draw:formula="0*logheight/513"/>
              <draw:equation draw:name="f8" draw:formula="0*logwidth/514"/>
              <draw:equation draw:name="f9" draw:formula="257*logheight/513"/>
              <draw:equation draw:name="f10" draw:formula="257*logwidth/514"/>
              <draw:equation draw:name="f11" draw:formula="513*logheight/513"/>
              <draw:equation draw:name="f12" draw:formula="logwidth"/>
              <draw:equation draw:name="f13" draw:formula="logheight"/>
            </draw:enhanced-geometry>
          </draw:custom-shape>
          <draw:custom-shape draw:name="Freeform 40" draw:style-name="Mgr10" draw:text-style-name="MP6" draw:layer="layout" svg:width="0.806cm" svg:height="0.815cm" svg:x="2.395cm" svg:y="1.721cm">
            <text:p><text:span text:style-name="MT5"/></text:p>
            <draw:enhanced-geometry draw:mirror-horizontal="false" draw:mirror-vertical="false" drawooo:sub-view-size="304 305" draw:text-areas="0 0 ?f100 ?f101" svg:viewBox="0 0 0 0" draw:type="ooxml-non-primitive" draw:enhanced-path="M 304 169 L 304 169 304 135 299 133 262 121 252 97 271 57 247 32 242 35 208 52 184 42 169 0 134 0 132 5 120 42 96 52 56 33 32 58 34 62 52 97 42 121 0 136 0 171 5 172 42 185 52 208 33 249 57 273 62 271 97 253 120 263 135 305 170 305 172 300 184 263 208 253 248 272 272 248 270 243 252 208 262 184 304 169 304 169 Z M 152 201 L 152 201 C 125 201 103 180 103 153 103 126 125 104 152 104 179 104 201 126 201 153 201 180 179 201 152 201 L 152 201 Z N">
              <draw:equation draw:name="f0" draw:formula="304*logwidth/304"/>
              <draw:equation draw:name="f1" draw:formula="169*logheight/305"/>
              <draw:equation draw:name="f2" draw:formula="304*logwidth/304"/>
              <draw:equation draw:name="f3" draw:formula="169*logheight/305"/>
              <draw:equation draw:name="f4" draw:formula="304*logwidth/304"/>
              <draw:equation draw:name="f5" draw:formula="135*logheight/305"/>
              <draw:equation draw:name="f6" draw:formula="299*logwidth/304"/>
              <draw:equation draw:name="f7" draw:formula="133*logheight/305"/>
              <draw:equation draw:name="f8" draw:formula="262*logwidth/304"/>
              <draw:equation draw:name="f9" draw:formula="121*logheight/305"/>
              <draw:equation draw:name="f10" draw:formula="252*logwidth/304"/>
              <draw:equation draw:name="f11" draw:formula="97*logheight/305"/>
              <draw:equation draw:name="f12" draw:formula="271*logwidth/304"/>
              <draw:equation draw:name="f13" draw:formula="57*logheight/305"/>
              <draw:equation draw:name="f14" draw:formula="247*logwidth/304"/>
              <draw:equation draw:name="f15" draw:formula="32*logheight/305"/>
              <draw:equation draw:name="f16" draw:formula="242*logwidth/304"/>
              <draw:equation draw:name="f17" draw:formula="35*logheight/305"/>
              <draw:equation draw:name="f18" draw:formula="208*logwidth/304"/>
              <draw:equation draw:name="f19" draw:formula="52*logheight/305"/>
              <draw:equation draw:name="f20" draw:formula="184*logwidth/304"/>
              <draw:equation draw:name="f21" draw:formula="42*logheight/305"/>
              <draw:equation draw:name="f22" draw:formula="169*logwidth/304"/>
              <draw:equation draw:name="f23" draw:formula="0*logheight/305"/>
              <draw:equation draw:name="f24" draw:formula="134*logwidth/304"/>
              <draw:equation draw:name="f25" draw:formula="0*logheight/305"/>
              <draw:equation draw:name="f26" draw:formula="132*logwidth/304"/>
              <draw:equation draw:name="f27" draw:formula="5*logheight/305"/>
              <draw:equation draw:name="f28" draw:formula="120*logwidth/304"/>
              <draw:equation draw:name="f29" draw:formula="42*logheight/305"/>
              <draw:equation draw:name="f30" draw:formula="96*logwidth/304"/>
              <draw:equation draw:name="f31" draw:formula="52*logheight/305"/>
              <draw:equation draw:name="f32" draw:formula="56*logwidth/304"/>
              <draw:equation draw:name="f33" draw:formula="33*logheight/305"/>
              <draw:equation draw:name="f34" draw:formula="32*logwidth/304"/>
              <draw:equation draw:name="f35" draw:formula="58*logheight/305"/>
              <draw:equation draw:name="f36" draw:formula="34*logwidth/304"/>
              <draw:equation draw:name="f37" draw:formula="62*logheight/305"/>
              <draw:equation draw:name="f38" draw:formula="52*logwidth/304"/>
              <draw:equation draw:name="f39" draw:formula="97*logheight/305"/>
              <draw:equation draw:name="f40" draw:formula="42*logwidth/304"/>
              <draw:equation draw:name="f41" draw:formula="121*logheight/305"/>
              <draw:equation draw:name="f42" draw:formula="0*logwidth/304"/>
              <draw:equation draw:name="f43" draw:formula="136*logheight/305"/>
              <draw:equation draw:name="f44" draw:formula="0*logwidth/304"/>
              <draw:equation draw:name="f45" draw:formula="171*logheight/305"/>
              <draw:equation draw:name="f46" draw:formula="5*logwidth/304"/>
              <draw:equation draw:name="f47" draw:formula="172*logheight/305"/>
              <draw:equation draw:name="f48" draw:formula="42*logwidth/304"/>
              <draw:equation draw:name="f49" draw:formula="185*logheight/305"/>
              <draw:equation draw:name="f50" draw:formula="52*logwidth/304"/>
              <draw:equation draw:name="f51" draw:formula="208*logheight/305"/>
              <draw:equation draw:name="f52" draw:formula="33*logwidth/304"/>
              <draw:equation draw:name="f53" draw:formula="249*logheight/305"/>
              <draw:equation draw:name="f54" draw:formula="57*logwidth/304"/>
              <draw:equation draw:name="f55" draw:formula="273*logheight/305"/>
              <draw:equation draw:name="f56" draw:formula="62*logwidth/304"/>
              <draw:equation draw:name="f57" draw:formula="271*logheight/305"/>
              <draw:equation draw:name="f58" draw:formula="97*logwidth/304"/>
              <draw:equation draw:name="f59" draw:formula="253*logheight/305"/>
              <draw:equation draw:name="f60" draw:formula="120*logwidth/304"/>
              <draw:equation draw:name="f61" draw:formula="263*logheight/305"/>
              <draw:equation draw:name="f62" draw:formula="135*logwidth/304"/>
              <draw:equation draw:name="f63" draw:formula="305*logheight/305"/>
              <draw:equation draw:name="f64" draw:formula="170*logwidth/304"/>
              <draw:equation draw:name="f65" draw:formula="305*logheight/305"/>
              <draw:equation draw:name="f66" draw:formula="172*logwidth/304"/>
              <draw:equation draw:name="f67" draw:formula="300*logheight/305"/>
              <draw:equation draw:name="f68" draw:formula="184*logwidth/304"/>
              <draw:equation draw:name="f69" draw:formula="263*logheight/305"/>
              <draw:equation draw:name="f70" draw:formula="208*logwidth/304"/>
              <draw:equation draw:name="f71" draw:formula="253*logheight/305"/>
              <draw:equation draw:name="f72" draw:formula="248*logwidth/304"/>
              <draw:equation draw:name="f73" draw:formula="272*logheight/305"/>
              <draw:equation draw:name="f74" draw:formula="272*logwidth/304"/>
              <draw:equation draw:name="f75" draw:formula="248*logheight/305"/>
              <draw:equation draw:name="f76" draw:formula="270*logwidth/304"/>
              <draw:equation draw:name="f77" draw:formula="243*logheight/305"/>
              <draw:equation draw:name="f78" draw:formula="252*logwidth/304"/>
              <draw:equation draw:name="f79" draw:formula="208*logheight/305"/>
              <draw:equation draw:name="f80" draw:formula="262*logwidth/304"/>
              <draw:equation draw:name="f81" draw:formula="184*logheight/305"/>
              <draw:equation draw:name="f82" draw:formula="304*logwidth/304"/>
              <draw:equation draw:name="f83" draw:formula="169*logheight/305"/>
              <draw:equation draw:name="f84" draw:formula="304*logwidth/304"/>
              <draw:equation draw:name="f85" draw:formula="169*logheight/305"/>
              <draw:equation draw:name="f86" draw:formula="152*logwidth/304"/>
              <draw:equation draw:name="f87" draw:formula="201*logheight/305"/>
              <draw:equation draw:name="f88" draw:formula="152*logwidth/304"/>
              <draw:equation draw:name="f89" draw:formula="201*logheight/305"/>
              <draw:equation draw:name="f90" draw:formula="103*logwidth/304"/>
              <draw:equation draw:name="f91" draw:formula="153*logheight/305"/>
              <draw:equation draw:name="f92" draw:formula="152*logwidth/304"/>
              <draw:equation draw:name="f93" draw:formula="104*logheight/305"/>
              <draw:equation draw:name="f94" draw:formula="201*logwidth/304"/>
              <draw:equation draw:name="f95" draw:formula="153*logheight/305"/>
              <draw:equation draw:name="f96" draw:formula="152*logwidth/304"/>
              <draw:equation draw:name="f97" draw:formula="201*logheight/305"/>
              <draw:equation draw:name="f98" draw:formula="152*logwidth/304"/>
              <draw:equation draw:name="f99" draw:formula="201*logheight/305"/>
              <draw:equation draw:name="f100" draw:formula="logwidth"/>
              <draw:equation draw:name="f101" draw:formula="logheight"/>
            </draw:enhanced-geometry>
          </draw:custom-shape>
        </draw:g>
      </draw:g>
      <draw:frame draw:name="Textplatzhalter 2" presentation:style-name="Mpr3" draw:text-style-name="MP24" draw:layer="backgroundobjects" svg:width="14.199cm" svg:height="6.799cm" svg:x="2.13cm" svg:y="4.254cm" presentation:class="outline" presentation:user-transformed="true">
        <draw:text-box>
          <text:p text:style-name="MP23"><text:span text:style-name="MT8">Vorlesungen Headline</text:span></text:p>
        </draw:text-box>
      </draw:frame>
      <draw:frame presentation:style-name="_31__5f_Titelfolie-1-title" draw:layer="backgroundobjects" svg:width="30.479cm" svg:height="3.18cm" svg:x="1.693cm" svg:y="0.76cm" presentation:class="title" presentation:placeholder="true">
        <draw:text-box/>
      </draw:frame>
      <presentation:notes style:page-layout-name="PM2">
        <draw:page-thumbnail presentation:style-name="_31__5f_Titelfolie-1-title" draw:layer="backgroundobjects" svg:width="19.798cm" svg:height="11.136cm" svg:x="0.6cm" svg:y="2.257cm" presentation:class="page"/>
        <draw:frame presentation:style-name="_31__5f_Titelfoli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Foliennummer&gt;</text:page-number></text:p>
          </draw:text-box>
        </draw:frame>
      </presentation:notes>
    </style:master-page>
    <style:master-page style:name="_31__5f_Titelfolie-2" style:display-name="1_Titelfolie-2" style:page-layout-name="PM1" draw:style-name="Mdp1">
      <office:forms form:automatic-focus="false" form:apply-design-mode="false"/>
      <draw:custom-shape draw:name="Textfeld 24" draw:style-name="Mgr3" draw:text-style-name="MP6" draw:layer="backgroundobjects" svg:width="6.694cm" svg:height="0.843cm" svg:x="20.971cm" svg:y="17.826cm">
        <text:p text:style-name="MP5"><text:span text:style-name="MT1">Angabe der Struktureinheit 2. Ebene: </text:span><text:span text:style-name="MT1"><text:line-break/></text:span><text:span text:style-name="MT1">Fakultät | Institut | Einricht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28" draw:style-name="Mgr4" draw:text-style-name="MP7" draw:layer="backgroundobjects" svg:x1="27.737cm" svg:y1="17.638cm" svg:x2="27.738cm" svg:y2="18.538cm">
        <text:p/>
      </draw:line>
      <draw:custom-shape draw:name="Textfeld 29" draw:style-name="Mgr5" draw:text-style-name="MP6" draw:layer="backgroundobjects" svg:width="17.668cm" svg:height="0.845cm" svg:x="3.43cm" svg:y="17.767cm">
        <text:p text:style-name="MP8"><text:span text:style-name="MT2">Titel/Kapitel | Redner oder Autor, Akad. Grad</text:span></text:p>
        <text:p text:style-name="MP8"><text:span text:style-name="MT3">(C) </text:span><text:span text:style-name="MT3"><text:date style:data-style-name="D4" text:date-value="2022-06-30">30.06.2022</text:date></text:span><text:span text:style-name="MT3"><text:s/>Hochschule Mittweid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Mgr5" draw:text-style-name="MP6" draw:layer="backgroundobjects" svg:width="1.201cm" svg:height="0.593cm" svg:x="2.13cm" svg:y="17.739cm">
        <text:p text:style-name="MP8"><text:span text:style-name="MT4"><text:page-number>&lt;Folien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Mgr6" draw:text-style-name="MP9" draw:layer="layout" svg:width="2.561cm" svg:height="0.271cm" svg:x="29.185cm" svg:y="17.928cm">
          <text:p><text:span text:style-name="MT5"/></text:p>
          <draw:enhanced-geometry draw:mirror-horizontal="false" draw:mirror-vertical="false" drawooo:sub-view-size="1920 204" draw:text-areas="0 0 ?f108 ?f109" svg:viewBox="0 0 0 0" draw:type="ooxml-non-primitive" draw:enhanced-path="M 171 3 L 171 3 117 3 117 76 54 76 54 3 0 3 0 201 54 201 54 120 117 120 117 201 171 201 171 3 Z M 380 26 L 380 26 C 364 8 340 0 308 0 277 0 252 8 236 26 219 43 211 68 211 102 211 135 219 160 236 178 253 195 277 204 308 204 339 204 363 195 380 178 396 161 404 135 404 102 404 68 396 43 380 26 Z M 308 44 L 308 44 C 321 44 331 48 338 58 345 67 348 82 348 102 348 122 345 136 338 145 331 155 321 159 308 159 281 159 268 140 268 102 268 63 281 44 308 44 Z M 557 47 L 557 47 C 564 50 571 53 579 56 L 595 14 C 576 5 555 0 534 0 514 0 497 4 482 12 468 21 457 33 449 48 441 64 437 82 437 103 437 135 445 161 461 178 477 195 500 204 530 204 551 204 570 200 587 193 L 587 148 C 578 151 570 154 562 157 553 159 545 160 536 160 507 160 493 141 493 103 493 85 496 70 503 60 510 49 520 44 533 44 542 44 549 45 557 47 Z M 800 3 L 800 3 746 3 746 76 684 76 684 3 630 3 630 201 684 201 684 120 746 120 746 201 800 201 800 3 Z M 971 108 L 971 108 C 964 99 952 91 935 83 917 75 906 69 902 66 898 63 896 60 896 56 896 52 898 49 901 47 904 44 909 43 916 43 930 43 946 47 964 56 L 981 14 C 960 5 939 0 918 0 895 0 876 5 863 15 850 25 843 40 843 58 843 68 845 76 848 83 851 91 856 97 862 102 869 108 878 114 891 120 906 126 915 130 918 132 921 134 924 137 925 139 927 141 927 143 927 146 927 150 925 154 922 156 918 159 912 160 904 160 895 160 885 159 874 156 863 153 852 149 842 144 L 842 192 C 851 196 861 199 870 201 879 203 890 204 903 204 919 204 933 201 945 196 956 191 965 183 972 174 978 164 981 153 981 141 981 128 978 117 971 108 Z M 1130 47 L 1130 47 C 1137 50 1144 53 1152 56 L 1168 14 C 1148 5 1128 0 1106 0 1087 0 1070 4 1055 12 1041 21 1030 33 1022 48 1014 64 1010 82 1010 103 1010 135 1018 161 1034 178 1050 195 1073 204 1103 204 1124 204 1143 200 1159 193 L 1159 148 C 1151 151 1143 154 1134 157 1126 159 1118 160 1109 160 1080 160 1065 141 1065 103 1065 85 1069 70 1076 60 1083 49 1093 44 1106 44 1114 44 1122 45 1130 47 Z M 1373 3 L 1373 3 1319 3 1319 76 1256 76 1256 3 1202 3 1202 201 1256 201 1256 120 1319 120 1319 201 1373 201 1373 3 Z M 1537 3 L 1537 3 1537 119 C 1537 133 1534 144 1529 150 1524 156 1516 159 1505 159 1495 159 1487 156 1482 150 1477 144 1474 133 1474 119 L 1474 3 1420 3 1420 124 C 1420 150 1428 169 1442 183 1457 197 1477 204 1505 204 1532 204 1553 197 1568 183 1583 168 1590 148 1590 122 L 1590 3 1537 3 Z M 1768 201 L 1768 201 1768 158 1692 158 1692 3 1638 3 1638 201 1768 201 Z M 1920 158 L 1920 158 1856 158 1856 120 1916 120 1916 77 1856 77 1856 46 1920 46 1920 3 1802 3 1802 201 1920 201 1920 158 Z N">
            <draw:equation draw:name="f0" draw:formula="117*logwidth/1920"/>
            <draw:equation draw:name="f1" draw:formula="3*logheight/204"/>
            <draw:equation draw:name="f2" draw:formula="54*logwidth/1920"/>
            <draw:equation draw:name="f3" draw:formula="3*logheight/204"/>
            <draw:equation draw:name="f4" draw:formula="54*logwidth/1920"/>
            <draw:equation draw:name="f5" draw:formula="201*logheight/204"/>
            <draw:equation draw:name="f6" draw:formula="117*logwidth/1920"/>
            <draw:equation draw:name="f7" draw:formula="201*logheight/204"/>
            <draw:equation draw:name="f8" draw:formula="380*logwidth/1920"/>
            <draw:equation draw:name="f9" draw:formula="26*logheight/204"/>
            <draw:equation draw:name="f10" draw:formula="236*logwidth/1920"/>
            <draw:equation draw:name="f11" draw:formula="26*logheight/204"/>
            <draw:equation draw:name="f12" draw:formula="308*logwidth/1920"/>
            <draw:equation draw:name="f13" draw:formula="204*logheight/204"/>
            <draw:equation draw:name="f14" draw:formula="380*logwidth/1920"/>
            <draw:equation draw:name="f15" draw:formula="26*logheight/204"/>
            <draw:equation draw:name="f16" draw:formula="338*logwidth/1920"/>
            <draw:equation draw:name="f17" draw:formula="58*logheight/204"/>
            <draw:equation draw:name="f18" draw:formula="308*logwidth/1920"/>
            <draw:equation draw:name="f19" draw:formula="159*logheight/204"/>
            <draw:equation draw:name="f20" draw:formula="557*logwidth/1920"/>
            <draw:equation draw:name="f21" draw:formula="47*logheight/204"/>
            <draw:equation draw:name="f22" draw:formula="595*logwidth/1920"/>
            <draw:equation draw:name="f23" draw:formula="14*logheight/204"/>
            <draw:equation draw:name="f24" draw:formula="449*logwidth/1920"/>
            <draw:equation draw:name="f25" draw:formula="48*logheight/204"/>
            <draw:equation draw:name="f26" draw:formula="530*logwidth/1920"/>
            <draw:equation draw:name="f27" draw:formula="204*logheight/204"/>
            <draw:equation draw:name="f28" draw:formula="562*logwidth/1920"/>
            <draw:equation draw:name="f29" draw:formula="157*logheight/204"/>
            <draw:equation draw:name="f30" draw:formula="503*logwidth/1920"/>
            <draw:equation draw:name="f31" draw:formula="60*logheight/204"/>
            <draw:equation draw:name="f32" draw:formula="800*logwidth/1920"/>
            <draw:equation draw:name="f33" draw:formula="3*logheight/204"/>
            <draw:equation draw:name="f34" draw:formula="746*logwidth/1920"/>
            <draw:equation draw:name="f35" draw:formula="76*logheight/204"/>
            <draw:equation draw:name="f36" draw:formula="630*logwidth/1920"/>
            <draw:equation draw:name="f37" draw:formula="3*logheight/204"/>
            <draw:equation draw:name="f38" draw:formula="684*logwidth/1920"/>
            <draw:equation draw:name="f39" draw:formula="120*logheight/204"/>
            <draw:equation draw:name="f40" draw:formula="800*logwidth/1920"/>
            <draw:equation draw:name="f41" draw:formula="201*logheight/204"/>
            <draw:equation draw:name="f42" draw:formula="971*logwidth/1920"/>
            <draw:equation draw:name="f43" draw:formula="108*logheight/204"/>
            <draw:equation draw:name="f44" draw:formula="896*logwidth/1920"/>
            <draw:equation draw:name="f45" draw:formula="56*logheight/204"/>
            <draw:equation draw:name="f46" draw:formula="964*logwidth/1920"/>
            <draw:equation draw:name="f47" draw:formula="56*logheight/204"/>
            <draw:equation draw:name="f48" draw:formula="863*logwidth/1920"/>
            <draw:equation draw:name="f49" draw:formula="15*logheight/204"/>
            <draw:equation draw:name="f50" draw:formula="862*logwidth/1920"/>
            <draw:equation draw:name="f51" draw:formula="102*logheight/204"/>
            <draw:equation draw:name="f52" draw:formula="925*logwidth/1920"/>
            <draw:equation draw:name="f53" draw:formula="139*logheight/204"/>
            <draw:equation draw:name="f54" draw:formula="904*logwidth/1920"/>
            <draw:equation draw:name="f55" draw:formula="160*logheight/204"/>
            <draw:equation draw:name="f56" draw:formula="842*logwidth/1920"/>
            <draw:equation draw:name="f57" draw:formula="192*logheight/204"/>
            <draw:equation draw:name="f58" draw:formula="945*logwidth/1920"/>
            <draw:equation draw:name="f59" draw:formula="196*logheight/204"/>
            <draw:equation draw:name="f60" draw:formula="971*logwidth/1920"/>
            <draw:equation draw:name="f61" draw:formula="108*logheight/204"/>
            <draw:equation draw:name="f62" draw:formula="1152*logwidth/1920"/>
            <draw:equation draw:name="f63" draw:formula="56*logheight/204"/>
            <draw:equation draw:name="f64" draw:formula="1055*logwidth/1920"/>
            <draw:equation draw:name="f65" draw:formula="12*logheight/204"/>
            <draw:equation draw:name="f66" draw:formula="1034*logwidth/1920"/>
            <draw:equation draw:name="f67" draw:formula="178*logheight/204"/>
            <draw:equation draw:name="f68" draw:formula="1159*logwidth/1920"/>
            <draw:equation draw:name="f69" draw:formula="148*logheight/204"/>
            <draw:equation draw:name="f70" draw:formula="1065*logwidth/1920"/>
            <draw:equation draw:name="f71" draw:formula="103*logheight/204"/>
            <draw:equation draw:name="f72" draw:formula="1130*logwidth/1920"/>
            <draw:equation draw:name="f73" draw:formula="47*logheight/204"/>
            <draw:equation draw:name="f74" draw:formula="1319*logwidth/1920"/>
            <draw:equation draw:name="f75" draw:formula="3*logheight/204"/>
            <draw:equation draw:name="f76" draw:formula="1256*logwidth/1920"/>
            <draw:equation draw:name="f77" draw:formula="3*logheight/204"/>
            <draw:equation draw:name="f78" draw:formula="1256*logwidth/1920"/>
            <draw:equation draw:name="f79" draw:formula="201*logheight/204"/>
            <draw:equation draw:name="f80" draw:formula="1319*logwidth/1920"/>
            <draw:equation draw:name="f81" draw:formula="201*logheight/204"/>
            <draw:equation draw:name="f82" draw:formula="1537*logwidth/1920"/>
            <draw:equation draw:name="f83" draw:formula="3*logheight/204"/>
            <draw:equation draw:name="f84" draw:formula="1529*logwidth/1920"/>
            <draw:equation draw:name="f85" draw:formula="150*logheight/204"/>
            <draw:equation draw:name="f86" draw:formula="1474*logwidth/1920"/>
            <draw:equation draw:name="f87" draw:formula="119*logheight/204"/>
            <draw:equation draw:name="f88" draw:formula="1420*logwidth/1920"/>
            <draw:equation draw:name="f89" draw:formula="124*logheight/204"/>
            <draw:equation draw:name="f90" draw:formula="1568*logwidth/1920"/>
            <draw:equation draw:name="f91" draw:formula="183*logheight/204"/>
            <draw:equation draw:name="f92" draw:formula="1537*logwidth/1920"/>
            <draw:equation draw:name="f93" draw:formula="3*logheight/204"/>
            <draw:equation draw:name="f94" draw:formula="1768*logwidth/1920"/>
            <draw:equation draw:name="f95" draw:formula="158*logheight/204"/>
            <draw:equation draw:name="f96" draw:formula="1638*logwidth/1920"/>
            <draw:equation draw:name="f97" draw:formula="3*logheight/204"/>
            <draw:equation draw:name="f98" draw:formula="1920*logwidth/1920"/>
            <draw:equation draw:name="f99" draw:formula="158*logheight/204"/>
            <draw:equation draw:name="f100" draw:formula="1856*logwidth/1920"/>
            <draw:equation draw:name="f101" draw:formula="120*logheight/204"/>
            <draw:equation draw:name="f102" draw:formula="1856*logwidth/1920"/>
            <draw:equation draw:name="f103" draw:formula="77*logheight/204"/>
            <draw:equation draw:name="f104" draw:formula="1920*logwidth/1920"/>
            <draw:equation draw:name="f105" draw:formula="3*logheight/204"/>
            <draw:equation draw:name="f106" draw:formula="1920*logwidth/1920"/>
            <draw:equation draw:name="f107" draw:formula="201*logheight/204"/>
            <draw:equation draw:name="f108" draw:formula="logwidth"/>
            <draw:equation draw:name="f109" draw:formula="logheight"/>
          </draw:enhanced-geometry>
        </draw:custom-shape>
        <draw:custom-shape draw:name="Freeform 6" draw:style-name="Mgr6" draw:text-style-name="MP9" draw:layer="layout" svg:width="2.221cm" svg:height="0.265cm" svg:x="29.185cm" svg:y="18.273cm">
          <text:p><text:span text:style-name="MT5"/></text:p>
          <draw:enhanced-geometry draw:mirror-horizontal="false" draw:mirror-vertical="false" drawooo:sub-view-size="1665 199" draw:text-areas="0 0 ?f84 ?f85" svg:viewBox="0 0 0 0" draw:type="ooxml-non-primitive" draw:enhanced-path="M 138 199 L 138 199 178 56 179 56 C 178 78 178 91 177 97 177 102 177 107 177 112 L 177 199 227 199 227 0 155 0 114 141 113 141 72 0 0 0 0 199 48 199 48 113 C 48 99 47 80 45 56 L 46 56 87 199 138 199 Z M 329 0 L 329 0 275 0 275 199 329 199 329 0 Z M 464 44 L 464 44 513 44 513 0 362 0 362 44 411 44 411 199 464 199 464 44 Z M 640 44 L 640 44 689 44 689 0 538 0 538 44 587 44 587 199 640 199 640 44 Z M 994 0 L 994 0 942 0 920 100 C 915 125 912 143 910 153 909 145 907 133 904 117 901 101 898 88 896 76 L 879 0 829 0 811 76 C 809 86 806 99 803 115 800 131 798 143 797 153 795 140 791 122 786 100 L 765 0 713 0 762 199 826 199 C 837 147 844 117 846 110 847 103 849 95 850 86 852 77 853 70 854 64 855 71 856 80 858 91 860 102 862 109 862 112 L 881 199 945 199 994 0 Z M 1143 155 L 1143 155 1079 155 1079 118 1138 118 1138 75 1079 75 1079 43 1143 43 1143 0 1025 0 1025 199 1143 199 1143 155 Z M 1241 0 L 1241 0 1187 0 1187 199 1241 199 1241 0 Z M 1432 25 L 1432 25 C 1415 9 1390 0 1358 0 L 1290 0 1290 199 1354 199 C 1387 199 1413 190 1431 172 1449 154 1458 129 1458 96 1458 65 1450 41 1432 25 Z M 1391 141 L 1391 141 C 1384 150 1372 155 1355 155 L 1343 155 1343 44 1359 44 C 1374 44 1385 48 1392 57 1399 66 1403 79 1403 97 1403 117 1399 131 1391 141 Z M 1665 199 L 1665 199 1600 0 1528 0 1463 199 1522 199 1532 162 1597 162 1606 199 1665 199 Z M 1543 118 L 1543 118 C 1552 87 1557 66 1559 55 1562 45 1563 37 1564 32 1565 37 1567 46 1570 57 1573 69 1575 78 1577 85 L 1586 118 1543 118 Z N">
            <draw:equation draw:name="f0" draw:formula="178*logwidth/1665"/>
            <draw:equation draw:name="f1" draw:formula="56*logheight/199"/>
            <draw:equation draw:name="f2" draw:formula="177*logwidth/1665"/>
            <draw:equation draw:name="f3" draw:formula="112*logheight/199"/>
            <draw:equation draw:name="f4" draw:formula="227*logwidth/1665"/>
            <draw:equation draw:name="f5" draw:formula="0*logheight/199"/>
            <draw:equation draw:name="f6" draw:formula="113*logwidth/1665"/>
            <draw:equation draw:name="f7" draw:formula="141*logheight/199"/>
            <draw:equation draw:name="f8" draw:formula="0*logwidth/1665"/>
            <draw:equation draw:name="f9" draw:formula="199*logheight/199"/>
            <draw:equation draw:name="f10" draw:formula="45*logwidth/1665"/>
            <draw:equation draw:name="f11" draw:formula="56*logheight/199"/>
            <draw:equation draw:name="f12" draw:formula="138*logwidth/1665"/>
            <draw:equation draw:name="f13" draw:formula="199*logheight/199"/>
            <draw:equation draw:name="f14" draw:formula="275*logwidth/1665"/>
            <draw:equation draw:name="f15" draw:formula="0*logheight/199"/>
            <draw:equation draw:name="f16" draw:formula="329*logwidth/1665"/>
            <draw:equation draw:name="f17" draw:formula="0*logheight/199"/>
            <draw:equation draw:name="f18" draw:formula="513*logwidth/1665"/>
            <draw:equation draw:name="f19" draw:formula="44*logheight/199"/>
            <draw:equation draw:name="f20" draw:formula="362*logwidth/1665"/>
            <draw:equation draw:name="f21" draw:formula="44*logheight/199"/>
            <draw:equation draw:name="f22" draw:formula="464*logwidth/1665"/>
            <draw:equation draw:name="f23" draw:formula="199*logheight/199"/>
            <draw:equation draw:name="f24" draw:formula="640*logwidth/1665"/>
            <draw:equation draw:name="f25" draw:formula="44*logheight/199"/>
            <draw:equation draw:name="f26" draw:formula="538*logwidth/1665"/>
            <draw:equation draw:name="f27" draw:formula="0*logheight/199"/>
            <draw:equation draw:name="f28" draw:formula="587*logwidth/1665"/>
            <draw:equation draw:name="f29" draw:formula="199*logheight/199"/>
            <draw:equation draw:name="f30" draw:formula="994*logwidth/1665"/>
            <draw:equation draw:name="f31" draw:formula="0*logheight/199"/>
            <draw:equation draw:name="f32" draw:formula="920*logwidth/1665"/>
            <draw:equation draw:name="f33" draw:formula="100*logheight/199"/>
            <draw:equation draw:name="f34" draw:formula="896*logwidth/1665"/>
            <draw:equation draw:name="f35" draw:formula="76*logheight/199"/>
            <draw:equation draw:name="f36" draw:formula="811*logwidth/1665"/>
            <draw:equation draw:name="f37" draw:formula="76*logheight/199"/>
            <draw:equation draw:name="f38" draw:formula="786*logwidth/1665"/>
            <draw:equation draw:name="f39" draw:formula="100*logheight/199"/>
            <draw:equation draw:name="f40" draw:formula="762*logwidth/1665"/>
            <draw:equation draw:name="f41" draw:formula="199*logheight/199"/>
            <draw:equation draw:name="f42" draw:formula="850*logwidth/1665"/>
            <draw:equation draw:name="f43" draw:formula="86*logheight/199"/>
            <draw:equation draw:name="f44" draw:formula="862*logwidth/1665"/>
            <draw:equation draw:name="f45" draw:formula="112*logheight/199"/>
            <draw:equation draw:name="f46" draw:formula="994*logwidth/1665"/>
            <draw:equation draw:name="f47" draw:formula="0*logheight/199"/>
            <draw:equation draw:name="f48" draw:formula="1079*logwidth/1665"/>
            <draw:equation draw:name="f49" draw:formula="155*logheight/199"/>
            <draw:equation draw:name="f50" draw:formula="1138*logwidth/1665"/>
            <draw:equation draw:name="f51" draw:formula="75*logheight/199"/>
            <draw:equation draw:name="f52" draw:formula="1143*logwidth/1665"/>
            <draw:equation draw:name="f53" draw:formula="43*logheight/199"/>
            <draw:equation draw:name="f54" draw:formula="1025*logwidth/1665"/>
            <draw:equation draw:name="f55" draw:formula="199*logheight/199"/>
            <draw:equation draw:name="f56" draw:formula="1241*logwidth/1665"/>
            <draw:equation draw:name="f57" draw:formula="0*logheight/199"/>
            <draw:equation draw:name="f58" draw:formula="1187*logwidth/1665"/>
            <draw:equation draw:name="f59" draw:formula="199*logheight/199"/>
            <draw:equation draw:name="f60" draw:formula="1432*logwidth/1665"/>
            <draw:equation draw:name="f61" draw:formula="25*logheight/199"/>
            <draw:equation draw:name="f62" draw:formula="1290*logwidth/1665"/>
            <draw:equation draw:name="f63" draw:formula="0*logheight/199"/>
            <draw:equation draw:name="f64" draw:formula="1431*logwidth/1665"/>
            <draw:equation draw:name="f65" draw:formula="172*logheight/199"/>
            <draw:equation draw:name="f66" draw:formula="1391*logwidth/1665"/>
            <draw:equation draw:name="f67" draw:formula="141*logheight/199"/>
            <draw:equation draw:name="f68" draw:formula="1343*logwidth/1665"/>
            <draw:equation draw:name="f69" draw:formula="155*logheight/199"/>
            <draw:equation draw:name="f70" draw:formula="1392*logwidth/1665"/>
            <draw:equation draw:name="f71" draw:formula="57*logheight/199"/>
            <draw:equation draw:name="f72" draw:formula="1665*logwidth/1665"/>
            <draw:equation draw:name="f73" draw:formula="199*logheight/199"/>
            <draw:equation draw:name="f74" draw:formula="1528*logwidth/1665"/>
            <draw:equation draw:name="f75" draw:formula="0*logheight/199"/>
            <draw:equation draw:name="f76" draw:formula="1532*logwidth/1665"/>
            <draw:equation draw:name="f77" draw:formula="162*logheight/199"/>
            <draw:equation draw:name="f78" draw:formula="1665*logwidth/1665"/>
            <draw:equation draw:name="f79" draw:formula="199*logheight/199"/>
            <draw:equation draw:name="f80" draw:formula="1559*logwidth/1665"/>
            <draw:equation draw:name="f81" draw:formula="55*logheight/199"/>
            <draw:equation draw:name="f82" draw:formula="1577*logwidth/1665"/>
            <draw:equation draw:name="f83" draw:formula="85*logheight/199"/>
            <draw:equation draw:name="f84" draw:formula="logwidth"/>
            <draw:equation draw:name="f85" draw:formula="logheight"/>
          </draw:enhanced-geometry>
        </draw:custom-shape>
        <draw:custom-shape draw:name="Freeform 7" draw:style-name="Mgr6" draw:text-style-name="MP9" draw:layer="layout" svg:width="0.251cm" svg:height="0.315cm" svg:x="28.025cm" svg:y="18.229cm">
          <text:p><text:span text:style-name="MT5"/></text:p>
          <draw:enhanced-geometry draw:mirror-horizontal="false" draw:mirror-vertical="false" drawooo:sub-view-size="189 238" draw:text-areas="0 0 ?f24 ?f25" svg:viewBox="0 0 0 0" draw:type="ooxml-non-primitive" draw:enhanced-path="M 183 1 L 183 1 C 160 10 129 18 95 18 60 18 29 10 6 1 3 0 0 3 0 6 L 0 212 C 0 214 1 216 3 217 21 225 55 238 95 238 134 238 168 225 186 216 188 216 189 214 189 212 L 189 6 C 189 3 186 0 183 1 Z N">
            <draw:equation draw:name="f0" draw:formula="183*logwidth/189"/>
            <draw:equation draw:name="f1" draw:formula="1*logheight/238"/>
            <draw:equation draw:name="f2" draw:formula="183*logwidth/189"/>
            <draw:equation draw:name="f3" draw:formula="1*logheight/238"/>
            <draw:equation draw:name="f4" draw:formula="95*logwidth/189"/>
            <draw:equation draw:name="f5" draw:formula="18*logheight/238"/>
            <draw:equation draw:name="f6" draw:formula="6*logwidth/189"/>
            <draw:equation draw:name="f7" draw:formula="1*logheight/238"/>
            <draw:equation draw:name="f8" draw:formula="0*logwidth/189"/>
            <draw:equation draw:name="f9" draw:formula="6*logheight/238"/>
            <draw:equation draw:name="f10" draw:formula="0*logwidth/189"/>
            <draw:equation draw:name="f11" draw:formula="212*logheight/238"/>
            <draw:equation draw:name="f12" draw:formula="3*logwidth/189"/>
            <draw:equation draw:name="f13" draw:formula="217*logheight/238"/>
            <draw:equation draw:name="f14" draw:formula="95*logwidth/189"/>
            <draw:equation draw:name="f15" draw:formula="238*logheight/238"/>
            <draw:equation draw:name="f16" draw:formula="186*logwidth/189"/>
            <draw:equation draw:name="f17" draw:formula="216*logheight/238"/>
            <draw:equation draw:name="f18" draw:formula="189*logwidth/189"/>
            <draw:equation draw:name="f19" draw:formula="212*logheight/238"/>
            <draw:equation draw:name="f20" draw:formula="189*logwidth/189"/>
            <draw:equation draw:name="f21" draw:formula="6*logheight/238"/>
            <draw:equation draw:name="f22" draw:formula="183*logwidth/189"/>
            <draw:equation draw:name="f23" draw:formula="1*logheight/238"/>
            <draw:equation draw:name="f24" draw:formula="logwidth"/>
            <draw:equation draw:name="f25" draw:formula="logheight"/>
          </draw:enhanced-geometry>
        </draw:custom-shape>
        <draw:custom-shape draw:name="Freeform 8" draw:style-name="Mgr6" draw:text-style-name="MP9" draw:layer="layout" svg:width="0.251cm" svg:height="0.318cm" svg:x="28.632cm" svg:y="18.229cm">
          <text:p><text:span text:style-name="MT5"/></text:p>
          <draw:enhanced-geometry draw:mirror-horizontal="false" draw:mirror-vertical="false" drawooo:sub-view-size="189 238" draw:text-areas="0 0 ?f24 ?f25" svg:viewBox="0 0 0 0" draw:type="ooxml-non-primitive" draw:enhanced-path="M 5 237 L 5 237 C 29 228 60 220 94 220 129 220 159 228 183 237 186 238 189 235 189 232 L 189 26 C 189 24 188 22 186 22 167 13 134 0 94 0 55 0 21 13 2 22 1 22 0 24 0 26 L 0 232 C 0 235 2 238 5 237 Z N">
            <draw:equation draw:name="f0" draw:formula="5*logwidth/189"/>
            <draw:equation draw:name="f1" draw:formula="237*logheight/238"/>
            <draw:equation draw:name="f2" draw:formula="5*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5*logwidth/189"/>
            <draw:equation draw:name="f23" draw:formula="237*logheight/238"/>
            <draw:equation draw:name="f24" draw:formula="logwidth"/>
            <draw:equation draw:name="f25" draw:formula="logheight"/>
          </draw:enhanced-geometry>
        </draw:custom-shape>
        <draw:custom-shape draw:name="Freeform 9" draw:style-name="Mgr6" draw:text-style-name="MP9" draw:layer="layout" svg:width="0.251cm" svg:height="0.318cm" svg:x="28.329cm" svg:y="18.229cm">
          <text:p><text:span text:style-name="MT5"/></text:p>
          <draw:enhanced-geometry draw:mirror-horizontal="false" draw:mirror-vertical="false" drawooo:sub-view-size="189 238" draw:text-areas="0 0 ?f24 ?f25" svg:viewBox="0 0 0 0" draw:type="ooxml-non-primitive" draw:enhanced-path="M 6 237 L 6 237 C 29 228 60 220 94 220 129 220 160 228 183 237 186 238 189 235 189 232 L 189 26 C 189 24 188 22 186 22 168 13 134 0 94 0 55 0 21 13 2 22 1 22 0 24 0 26 L 0 232 C 0 235 3 238 6 237 Z N">
            <draw:equation draw:name="f0" draw:formula="6*logwidth/189"/>
            <draw:equation draw:name="f1" draw:formula="237*logheight/238"/>
            <draw:equation draw:name="f2" draw:formula="6*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6*logwidth/189"/>
            <draw:equation draw:name="f23" draw:formula="237*logheight/238"/>
            <draw:equation draw:name="f24" draw:formula="logwidth"/>
            <draw:equation draw:name="f25" draw:formula="logheight"/>
          </draw:enhanced-geometry>
        </draw:custom-shape>
        <draw:custom-shape draw:name="Freeform 10" draw:style-name="Mgr6" draw:text-style-name="MP9" draw:layer="layout" svg:width="0.251cm" svg:height="0.315cm" svg:x="28.025cm" svg:y="17.88cm">
          <text:p><text:span text:style-name="MT5"/></text:p>
          <draw:enhanced-geometry draw:mirror-horizontal="false" draw:mirror-vertical="false" drawooo:sub-view-size="189 238" draw:text-areas="0 0 ?f24 ?f25" svg:viewBox="0 0 0 0" draw:type="ooxml-non-primitive" draw:enhanced-path="M 183 1 L 183 1 C 160 10 129 18 95 18 60 18 29 10 6 1 3 0 0 3 0 6 L 0 212 C 0 214 1 216 3 217 21 225 55 238 95 238 134 238 168 225 186 216 188 216 189 214 189 212 L 189 6 C 189 3 186 0 183 1 Z N">
            <draw:equation draw:name="f0" draw:formula="183*logwidth/189"/>
            <draw:equation draw:name="f1" draw:formula="1*logheight/238"/>
            <draw:equation draw:name="f2" draw:formula="183*logwidth/189"/>
            <draw:equation draw:name="f3" draw:formula="1*logheight/238"/>
            <draw:equation draw:name="f4" draw:formula="95*logwidth/189"/>
            <draw:equation draw:name="f5" draw:formula="18*logheight/238"/>
            <draw:equation draw:name="f6" draw:formula="6*logwidth/189"/>
            <draw:equation draw:name="f7" draw:formula="1*logheight/238"/>
            <draw:equation draw:name="f8" draw:formula="0*logwidth/189"/>
            <draw:equation draw:name="f9" draw:formula="6*logheight/238"/>
            <draw:equation draw:name="f10" draw:formula="0*logwidth/189"/>
            <draw:equation draw:name="f11" draw:formula="212*logheight/238"/>
            <draw:equation draw:name="f12" draw:formula="3*logwidth/189"/>
            <draw:equation draw:name="f13" draw:formula="217*logheight/238"/>
            <draw:equation draw:name="f14" draw:formula="95*logwidth/189"/>
            <draw:equation draw:name="f15" draw:formula="238*logheight/238"/>
            <draw:equation draw:name="f16" draw:formula="186*logwidth/189"/>
            <draw:equation draw:name="f17" draw:formula="216*logheight/238"/>
            <draw:equation draw:name="f18" draw:formula="189*logwidth/189"/>
            <draw:equation draw:name="f19" draw:formula="212*logheight/238"/>
            <draw:equation draw:name="f20" draw:formula="189*logwidth/189"/>
            <draw:equation draw:name="f21" draw:formula="6*logheight/238"/>
            <draw:equation draw:name="f22" draw:formula="183*logwidth/189"/>
            <draw:equation draw:name="f23" draw:formula="1*logheight/238"/>
            <draw:equation draw:name="f24" draw:formula="logwidth"/>
            <draw:equation draw:name="f25" draw:formula="logheight"/>
          </draw:enhanced-geometry>
        </draw:custom-shape>
        <draw:custom-shape draw:name="Freeform 11" draw:style-name="Mgr6" draw:text-style-name="MP9" draw:layer="layout" svg:width="0.251cm" svg:height="0.315cm" svg:x="28.632cm" svg:y="17.882cm">
          <text:p><text:span text:style-name="MT5"/></text:p>
          <draw:enhanced-geometry draw:mirror-horizontal="false" draw:mirror-vertical="false" drawooo:sub-view-size="189 238" draw:text-areas="0 0 ?f24 ?f25" svg:viewBox="0 0 0 0" draw:type="ooxml-non-primitive" draw:enhanced-path="M 5 237 L 5 237 C 29 228 60 220 94 220 129 220 159 228 183 237 186 238 189 235 189 232 L 189 26 C 189 24 188 22 186 22 167 13 134 0 94 0 55 0 21 13 2 22 1 22 0 24 0 26 L 0 232 C 0 235 2 238 5 237 Z N">
            <draw:equation draw:name="f0" draw:formula="5*logwidth/189"/>
            <draw:equation draw:name="f1" draw:formula="237*logheight/238"/>
            <draw:equation draw:name="f2" draw:formula="5*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5*logwidth/189"/>
            <draw:equation draw:name="f23" draw:formula="237*logheight/238"/>
            <draw:equation draw:name="f24" draw:formula="logwidth"/>
            <draw:equation draw:name="f25" draw:formula="logheight"/>
          </draw:enhanced-geometry>
        </draw:custom-shape>
        <draw:custom-shape draw:name="Freeform 12" draw:style-name="Mgr6" draw:text-style-name="MP9" draw:layer="layout" svg:width="0.251cm" svg:height="0.585cm" svg:x="28.329cm" svg:y="17.612cm">
          <text:p><text:span text:style-name="MT5"/></text:p>
          <draw:enhanced-geometry draw:mirror-horizontal="false" draw:mirror-vertical="false" drawooo:sub-view-size="189 440" draw:text-areas="0 0 ?f24 ?f25" svg:viewBox="0 0 0 0" draw:type="ooxml-non-primitive" draw:enhanced-path="M 6 439 L 6 439 C 29 430 60 422 94 422 129 422 160 430 183 439 186 440 189 437 189 434 L 189 26 C 189 24 188 23 186 22 168 13 134 0 94 0 55 0 21 13 2 22 1 23 0 25 0 26 L 0 434 C 0 437 3 440 6 439 Z N">
            <draw:equation draw:name="f0" draw:formula="6*logwidth/189"/>
            <draw:equation draw:name="f1" draw:formula="439*logheight/440"/>
            <draw:equation draw:name="f2" draw:formula="6*logwidth/189"/>
            <draw:equation draw:name="f3" draw:formula="439*logheight/440"/>
            <draw:equation draw:name="f4" draw:formula="94*logwidth/189"/>
            <draw:equation draw:name="f5" draw:formula="422*logheight/440"/>
            <draw:equation draw:name="f6" draw:formula="183*logwidth/189"/>
            <draw:equation draw:name="f7" draw:formula="439*logheight/440"/>
            <draw:equation draw:name="f8" draw:formula="189*logwidth/189"/>
            <draw:equation draw:name="f9" draw:formula="434*logheight/440"/>
            <draw:equation draw:name="f10" draw:formula="189*logwidth/189"/>
            <draw:equation draw:name="f11" draw:formula="26*logheight/440"/>
            <draw:equation draw:name="f12" draw:formula="186*logwidth/189"/>
            <draw:equation draw:name="f13" draw:formula="22*logheight/440"/>
            <draw:equation draw:name="f14" draw:formula="94*logwidth/189"/>
            <draw:equation draw:name="f15" draw:formula="0*logheight/440"/>
            <draw:equation draw:name="f16" draw:formula="2*logwidth/189"/>
            <draw:equation draw:name="f17" draw:formula="22*logheight/440"/>
            <draw:equation draw:name="f18" draw:formula="0*logwidth/189"/>
            <draw:equation draw:name="f19" draw:formula="26*logheight/440"/>
            <draw:equation draw:name="f20" draw:formula="0*logwidth/189"/>
            <draw:equation draw:name="f21" draw:formula="434*logheight/440"/>
            <draw:equation draw:name="f22" draw:formula="6*logwidth/189"/>
            <draw:equation draw:name="f23" draw:formula="439*logheight/440"/>
            <draw:equation draw:name="f24" draw:formula="logwidth"/>
            <draw:equation draw:name="f25" draw:formula="logheight"/>
          </draw:enhanced-geometry>
        </draw:custom-shape>
      </draw:g>
      <draw:custom-shape draw:name="Rechteck 57" draw:style-name="Mgr7" draw:text-style-name="MP10" draw:layer="backgroundobjects" svg:width="33.87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60" draw:style-name="Mgr8" draw:text-style-name="MP11" draw:layer="backgroundobjects" svg:width="33.895cm" svg:height="13.1cm" svg:x="0cm" svg:y="3.82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5">
        <draw:custom-shape draw:name="Freeform 14" draw:style-name="Mgr6" draw:text-style-name="MP9" draw:layer="layout" svg:width="11.747cm" svg:height="6.093cm" svg:x="22.13cm" svg:y="-0.01cm">
          <text:p><text:span text:style-name="MT5"/></text:p>
          <draw:enhanced-geometry draw:mirror-horizontal="false" draw:mirror-vertical="false" drawooo:sub-view-size="4441 2301" draw:text-areas="0 0 ?f14 ?f15" svg:viewBox="0 0 0 0" draw:type="ooxml-non-primitive" draw:enhanced-path="M 0 0 L 0 0 0 1945 C 0 2148 186 2301 385 2262 1561 2030 2951 1896 4441 1896 L 4441 0 0 0 Z N">
            <draw:equation draw:name="f0" draw:formula="0*logwidth/4441"/>
            <draw:equation draw:name="f1" draw:formula="0*logheight/2301"/>
            <draw:equation draw:name="f2" draw:formula="0*logwidth/4441"/>
            <draw:equation draw:name="f3" draw:formula="0*logheight/2301"/>
            <draw:equation draw:name="f4" draw:formula="0*logwidth/4441"/>
            <draw:equation draw:name="f5" draw:formula="1945*logheight/2301"/>
            <draw:equation draw:name="f6" draw:formula="385*logwidth/4441"/>
            <draw:equation draw:name="f7" draw:formula="2262*logheight/2301"/>
            <draw:equation draw:name="f8" draw:formula="4441*logwidth/4441"/>
            <draw:equation draw:name="f9" draw:formula="1896*logheight/2301"/>
            <draw:equation draw:name="f10" draw:formula="4441*logwidth/4441"/>
            <draw:equation draw:name="f11" draw:formula="0*logheight/2301"/>
            <draw:equation draw:name="f12" draw:formula="0*logwidth/4441"/>
            <draw:equation draw:name="f13" draw:formula="0*logheight/2301"/>
            <draw:equation draw:name="f14" draw:formula="logwidth"/>
            <draw:equation draw:name="f15" draw:formula="logheight"/>
          </draw:enhanced-geometry>
        </draw:custom-shape>
        <draw:g draw:name="Gruppieren 37">
          <draw:custom-shape draw:name="Freeform 5" draw:style-name="Mgr9" draw:text-style-name="MP14" draw:layer="layout" svg:width="0.617cm" svg:height="0.782cm" svg:x="24.26cm" svg:y="3.026cm">
            <text:p><text:span text:style-name="MT5"/></text:p>
            <draw:enhanced-geometry draw:mirror-horizontal="false" draw:mirror-vertical="false" drawooo:sub-view-size="236 297" draw:text-areas="0 0 ?f24 ?f25" svg:viewBox="0 0 0 0" draw:type="ooxml-non-primitive" draw:enhanced-path="M 229 1 L 229 1 C 200 12 161 21 118 21 75 21 36 12 7 1 3 0 0 3 0 7 L 0 264 C 0 267 1 269 3 270 26 281 68 297 118 297 167 297 209 281 233 270 235 269 236 267 236 264 L 236 7 C 236 3 232 0 229 1 Z N">
              <draw:equation draw:name="f0" draw:formula="229*logwidth/236"/>
              <draw:equation draw:name="f1" draw:formula="1*logheight/297"/>
              <draw:equation draw:name="f2" draw:formula="229*logwidth/236"/>
              <draw:equation draw:name="f3" draw:formula="1*logheight/297"/>
              <draw:equation draw:name="f4" draw:formula="118*logwidth/236"/>
              <draw:equation draw:name="f5" draw:formula="21*logheight/297"/>
              <draw:equation draw:name="f6" draw:formula="7*logwidth/236"/>
              <draw:equation draw:name="f7" draw:formula="1*logheight/297"/>
              <draw:equation draw:name="f8" draw:formula="0*logwidth/236"/>
              <draw:equation draw:name="f9" draw:formula="7*logheight/297"/>
              <draw:equation draw:name="f10" draw:formula="0*logwidth/236"/>
              <draw:equation draw:name="f11" draw:formula="264*logheight/297"/>
              <draw:equation draw:name="f12" draw:formula="3*logwidth/236"/>
              <draw:equation draw:name="f13" draw:formula="270*logheight/297"/>
              <draw:equation draw:name="f14" draw:formula="118*logwidth/236"/>
              <draw:equation draw:name="f15" draw:formula="297*logheight/297"/>
              <draw:equation draw:name="f16" draw:formula="233*logwidth/236"/>
              <draw:equation draw:name="f17" draw:formula="270*logheight/297"/>
              <draw:equation draw:name="f18" draw:formula="236*logwidth/236"/>
              <draw:equation draw:name="f19" draw:formula="264*logheight/297"/>
              <draw:equation draw:name="f20" draw:formula="236*logwidth/236"/>
              <draw:equation draw:name="f21" draw:formula="7*logheight/297"/>
              <draw:equation draw:name="f22" draw:formula="229*logwidth/236"/>
              <draw:equation draw:name="f23" draw:formula="1*logheight/297"/>
              <draw:equation draw:name="f24" draw:formula="logwidth"/>
              <draw:equation draw:name="f25" draw:formula="logheight"/>
            </draw:enhanced-geometry>
          </draw:custom-shape>
          <draw:custom-shape draw:name="Freeform 6" draw:style-name="Mgr9" draw:text-style-name="MP14" draw:layer="layout" svg:width="0.624cm" svg:height="0.789cm" svg:x="25.757cm" svg:y="3.026cm">
            <text:p><text:span text:style-name="MT5"/></text:p>
            <draw:enhanced-geometry draw:mirror-horizontal="false" draw:mirror-vertical="false" drawooo:sub-view-size="236 297" draw:text-areas="0 0 ?f24 ?f25" svg:viewBox="0 0 0 0" draw:type="ooxml-non-primitive" draw:enhanced-path="M 7 295 L 7 295 C 36 285 75 275 118 275 161 275 200 285 229 295 232 297 236 294 236 290 L 236 32 C 236 30 235 27 233 27 209 16 167 0 118 0 69 0 26 16 3 27 1 28 0 30 0 32 L 0 290 C 0 294 3 297 7 295 Z N">
              <draw:equation draw:name="f0" draw:formula="7*logwidth/236"/>
              <draw:equation draw:name="f1" draw:formula="295*logheight/297"/>
              <draw:equation draw:name="f2" draw:formula="7*logwidth/236"/>
              <draw:equation draw:name="f3" draw:formula="295*logheight/297"/>
              <draw:equation draw:name="f4" draw:formula="118*logwidth/236"/>
              <draw:equation draw:name="f5" draw:formula="275*logheight/297"/>
              <draw:equation draw:name="f6" draw:formula="229*logwidth/236"/>
              <draw:equation draw:name="f7" draw:formula="295*logheight/297"/>
              <draw:equation draw:name="f8" draw:formula="236*logwidth/236"/>
              <draw:equation draw:name="f9" draw:formula="290*logheight/297"/>
              <draw:equation draw:name="f10" draw:formula="236*logwidth/236"/>
              <draw:equation draw:name="f11" draw:formula="32*logheight/297"/>
              <draw:equation draw:name="f12" draw:formula="233*logwidth/236"/>
              <draw:equation draw:name="f13" draw:formula="27*logheight/297"/>
              <draw:equation draw:name="f14" draw:formula="118*logwidth/236"/>
              <draw:equation draw:name="f15" draw:formula="0*logheight/297"/>
              <draw:equation draw:name="f16" draw:formula="3*logwidth/236"/>
              <draw:equation draw:name="f17" draw:formula="27*logheight/297"/>
              <draw:equation draw:name="f18" draw:formula="0*logwidth/236"/>
              <draw:equation draw:name="f19" draw:formula="32*logheight/297"/>
              <draw:equation draw:name="f20" draw:formula="0*logwidth/236"/>
              <draw:equation draw:name="f21" draw:formula="290*logheight/297"/>
              <draw:equation draw:name="f22" draw:formula="7*logwidth/236"/>
              <draw:equation draw:name="f23" draw:formula="295*logheight/297"/>
              <draw:equation draw:name="f24" draw:formula="logwidth"/>
              <draw:equation draw:name="f25" draw:formula="logheight"/>
            </draw:enhanced-geometry>
          </draw:custom-shape>
          <draw:custom-shape draw:name="Freeform 7" draw:style-name="Mgr9" draw:text-style-name="MP14" draw:layer="layout" svg:width="0.624cm" svg:height="0.789cm" svg:x="25.009cm" svg:y="3.026cm">
            <text:p><text:span text:style-name="MT5"/></text:p>
            <draw:enhanced-geometry draw:mirror-horizontal="false" draw:mirror-vertical="false" drawooo:sub-view-size="237 297" draw:text-areas="0 0 ?f24 ?f25" svg:viewBox="0 0 0 0" draw:type="ooxml-non-primitive" draw:enhanced-path="M 8 295 L 8 295 C 37 285 75 275 118 275 162 275 200 285 229 295 233 297 237 294 237 290 L 237 32 C 237 30 235 27 233 27 210 16 168 0 118 0 69 0 27 16 4 27 2 28 0 30 0 32 L 0 290 C 0 294 4 297 8 295 Z N">
              <draw:equation draw:name="f0" draw:formula="8*logwidth/237"/>
              <draw:equation draw:name="f1" draw:formula="295*logheight/297"/>
              <draw:equation draw:name="f2" draw:formula="8*logwidth/237"/>
              <draw:equation draw:name="f3" draw:formula="295*logheight/297"/>
              <draw:equation draw:name="f4" draw:formula="118*logwidth/237"/>
              <draw:equation draw:name="f5" draw:formula="275*logheight/297"/>
              <draw:equation draw:name="f6" draw:formula="229*logwidth/237"/>
              <draw:equation draw:name="f7" draw:formula="295*logheight/297"/>
              <draw:equation draw:name="f8" draw:formula="237*logwidth/237"/>
              <draw:equation draw:name="f9" draw:formula="290*logheight/297"/>
              <draw:equation draw:name="f10" draw:formula="237*logwidth/237"/>
              <draw:equation draw:name="f11" draw:formula="32*logheight/297"/>
              <draw:equation draw:name="f12" draw:formula="233*logwidth/237"/>
              <draw:equation draw:name="f13" draw:formula="27*logheight/297"/>
              <draw:equation draw:name="f14" draw:formula="118*logwidth/237"/>
              <draw:equation draw:name="f15" draw:formula="0*logheight/297"/>
              <draw:equation draw:name="f16" draw:formula="4*logwidth/237"/>
              <draw:equation draw:name="f17" draw:formula="27*logheight/297"/>
              <draw:equation draw:name="f18" draw:formula="0*logwidth/237"/>
              <draw:equation draw:name="f19" draw:formula="32*logheight/297"/>
              <draw:equation draw:name="f20" draw:formula="0*logwidth/237"/>
              <draw:equation draw:name="f21" draw:formula="290*logheight/297"/>
              <draw:equation draw:name="f22" draw:formula="8*logwidth/237"/>
              <draw:equation draw:name="f23" draw:formula="295*logheight/297"/>
              <draw:equation draw:name="f24" draw:formula="logwidth"/>
              <draw:equation draw:name="f25" draw:formula="logheight"/>
            </draw:enhanced-geometry>
          </draw:custom-shape>
          <draw:custom-shape draw:name="Freeform 8" draw:style-name="Mgr9" draw:text-style-name="MP14" draw:layer="layout" svg:width="0.617cm" svg:height="0.782cm" svg:x="24.26cm" svg:y="2.161cm">
            <text:p><text:span text:style-name="MT5"/></text:p>
            <draw:enhanced-geometry draw:mirror-horizontal="false" draw:mirror-vertical="false" drawooo:sub-view-size="236 297" draw:text-areas="0 0 ?f24 ?f25" svg:viewBox="0 0 0 0" draw:type="ooxml-non-primitive" draw:enhanced-path="M 229 1 L 229 1 C 200 12 161 22 118 22 75 22 36 12 7 1 3 0 0 3 0 7 L 0 265 C 0 267 1 269 3 270 26 281 68 297 118 297 167 297 209 281 233 270 235 269 236 267 236 265 L 236 7 C 236 3 232 0 229 1 Z N">
              <draw:equation draw:name="f0" draw:formula="229*logwidth/236"/>
              <draw:equation draw:name="f1" draw:formula="1*logheight/297"/>
              <draw:equation draw:name="f2" draw:formula="229*logwidth/236"/>
              <draw:equation draw:name="f3" draw:formula="1*logheight/297"/>
              <draw:equation draw:name="f4" draw:formula="118*logwidth/236"/>
              <draw:equation draw:name="f5" draw:formula="22*logheight/297"/>
              <draw:equation draw:name="f6" draw:formula="7*logwidth/236"/>
              <draw:equation draw:name="f7" draw:formula="1*logheight/297"/>
              <draw:equation draw:name="f8" draw:formula="0*logwidth/236"/>
              <draw:equation draw:name="f9" draw:formula="7*logheight/297"/>
              <draw:equation draw:name="f10" draw:formula="0*logwidth/236"/>
              <draw:equation draw:name="f11" draw:formula="265*logheight/297"/>
              <draw:equation draw:name="f12" draw:formula="3*logwidth/236"/>
              <draw:equation draw:name="f13" draw:formula="270*logheight/297"/>
              <draw:equation draw:name="f14" draw:formula="118*logwidth/236"/>
              <draw:equation draw:name="f15" draw:formula="297*logheight/297"/>
              <draw:equation draw:name="f16" draw:formula="233*logwidth/236"/>
              <draw:equation draw:name="f17" draw:formula="270*logheight/297"/>
              <draw:equation draw:name="f18" draw:formula="236*logwidth/236"/>
              <draw:equation draw:name="f19" draw:formula="265*logheight/297"/>
              <draw:equation draw:name="f20" draw:formula="236*logwidth/236"/>
              <draw:equation draw:name="f21" draw:formula="7*logheight/297"/>
              <draw:equation draw:name="f22" draw:formula="229*logwidth/236"/>
              <draw:equation draw:name="f23" draw:formula="1*logheight/297"/>
              <draw:equation draw:name="f24" draw:formula="logwidth"/>
              <draw:equation draw:name="f25" draw:formula="logheight"/>
            </draw:enhanced-geometry>
          </draw:custom-shape>
          <draw:custom-shape draw:name="Freeform 9" draw:style-name="Mgr9" draw:text-style-name="MP14" draw:layer="layout" svg:width="0.624cm" svg:height="0.782cm" svg:x="25.757cm" svg:y="2.161cm">
            <text:p><text:span text:style-name="MT5"/></text:p>
            <draw:enhanced-geometry draw:mirror-horizontal="false" draw:mirror-vertical="false" drawooo:sub-view-size="236 297" draw:text-areas="0 0 ?f24 ?f25" svg:viewBox="0 0 0 0" draw:type="ooxml-non-primitive" draw:enhanced-path="M 7 296 L 7 296 C 36 285 75 276 118 276 161 276 200 285 229 296 232 297 236 294 236 290 L 236 33 C 236 30 235 28 233 27 209 16 167 0 118 0 69 0 26 16 3 27 1 28 0 30 0 33 L 0 290 C 0 294 3 297 7 296 Z N">
              <draw:equation draw:name="f0" draw:formula="7*logwidth/236"/>
              <draw:equation draw:name="f1" draw:formula="296*logheight/297"/>
              <draw:equation draw:name="f2" draw:formula="7*logwidth/236"/>
              <draw:equation draw:name="f3" draw:formula="296*logheight/297"/>
              <draw:equation draw:name="f4" draw:formula="118*logwidth/236"/>
              <draw:equation draw:name="f5" draw:formula="276*logheight/297"/>
              <draw:equation draw:name="f6" draw:formula="229*logwidth/236"/>
              <draw:equation draw:name="f7" draw:formula="296*logheight/297"/>
              <draw:equation draw:name="f8" draw:formula="236*logwidth/236"/>
              <draw:equation draw:name="f9" draw:formula="290*logheight/297"/>
              <draw:equation draw:name="f10" draw:formula="236*logwidth/236"/>
              <draw:equation draw:name="f11" draw:formula="33*logheight/297"/>
              <draw:equation draw:name="f12" draw:formula="233*logwidth/236"/>
              <draw:equation draw:name="f13" draw:formula="27*logheight/297"/>
              <draw:equation draw:name="f14" draw:formula="118*logwidth/236"/>
              <draw:equation draw:name="f15" draw:formula="0*logheight/297"/>
              <draw:equation draw:name="f16" draw:formula="3*logwidth/236"/>
              <draw:equation draw:name="f17" draw:formula="27*logheight/297"/>
              <draw:equation draw:name="f18" draw:formula="0*logwidth/236"/>
              <draw:equation draw:name="f19" draw:formula="33*logheight/297"/>
              <draw:equation draw:name="f20" draw:formula="0*logwidth/236"/>
              <draw:equation draw:name="f21" draw:formula="290*logheight/297"/>
              <draw:equation draw:name="f22" draw:formula="7*logwidth/236"/>
              <draw:equation draw:name="f23" draw:formula="296*logheight/297"/>
              <draw:equation draw:name="f24" draw:formula="logwidth"/>
              <draw:equation draw:name="f25" draw:formula="logheight"/>
            </draw:enhanced-geometry>
          </draw:custom-shape>
          <draw:custom-shape draw:name="Freeform 10" draw:style-name="Mgr9" draw:text-style-name="MP14" draw:layer="layout" svg:width="0.624cm" svg:height="1.449cm" svg:x="25.009cm" svg:y="1.494cm">
            <text:p><text:span text:style-name="MT5"/></text:p>
            <draw:enhanced-geometry draw:mirror-horizontal="false" draw:mirror-vertical="false" drawooo:sub-view-size="237 549" draw:text-areas="0 0 ?f24 ?f25" svg:viewBox="0 0 0 0" draw:type="ooxml-non-primitive" draw:enhanced-path="M 8 548 L 8 548 C 37 537 75 528 118 528 162 528 200 537 229 548 233 549 237 546 237 542 L 237 33 C 237 30 235 28 233 27 210 16 168 0 118 0 69 0 27 16 4 27 2 28 0 30 0 33 L 0 542 C 0 546 4 549 8 548 Z N">
              <draw:equation draw:name="f0" draw:formula="8*logwidth/237"/>
              <draw:equation draw:name="f1" draw:formula="548*logheight/549"/>
              <draw:equation draw:name="f2" draw:formula="8*logwidth/237"/>
              <draw:equation draw:name="f3" draw:formula="548*logheight/549"/>
              <draw:equation draw:name="f4" draw:formula="118*logwidth/237"/>
              <draw:equation draw:name="f5" draw:formula="528*logheight/549"/>
              <draw:equation draw:name="f6" draw:formula="229*logwidth/237"/>
              <draw:equation draw:name="f7" draw:formula="548*logheight/549"/>
              <draw:equation draw:name="f8" draw:formula="237*logwidth/237"/>
              <draw:equation draw:name="f9" draw:formula="542*logheight/549"/>
              <draw:equation draw:name="f10" draw:formula="237*logwidth/237"/>
              <draw:equation draw:name="f11" draw:formula="33*logheight/549"/>
              <draw:equation draw:name="f12" draw:formula="233*logwidth/237"/>
              <draw:equation draw:name="f13" draw:formula="27*logheight/549"/>
              <draw:equation draw:name="f14" draw:formula="118*logwidth/237"/>
              <draw:equation draw:name="f15" draw:formula="0*logheight/549"/>
              <draw:equation draw:name="f16" draw:formula="4*logwidth/237"/>
              <draw:equation draw:name="f17" draw:formula="27*logheight/549"/>
              <draw:equation draw:name="f18" draw:formula="0*logwidth/237"/>
              <draw:equation draw:name="f19" draw:formula="33*logheight/549"/>
              <draw:equation draw:name="f20" draw:formula="0*logwidth/237"/>
              <draw:equation draw:name="f21" draw:formula="542*logheight/549"/>
              <draw:equation draw:name="f22" draw:formula="8*logwidth/237"/>
              <draw:equation draw:name="f23" draw:formula="548*logheight/549"/>
              <draw:equation draw:name="f24" draw:formula="logwidth"/>
              <draw:equation draw:name="f25" draw:formula="logheight"/>
            </draw:enhanced-geometry>
          </draw:custom-shape>
          <draw:custom-shape draw:name="Freeform 11" draw:style-name="Mgr9" draw:text-style-name="MP14" draw:layer="layout" svg:width="4.622cm" svg:height="0.494cm" svg:x="27.131cm" svg:y="2.236cm">
            <text:p><text:span text:style-name="MT5"/></text:p>
            <draw:enhanced-geometry draw:mirror-horizontal="false" draw:mirror-vertical="false" drawooo:sub-view-size="1748 186" draw:text-areas="0 0 ?f108 ?f109" svg:viewBox="0 0 0 0" draw:type="ooxml-non-primitive" draw:enhanced-path="M 155 3 L 155 3 106 3 106 70 49 70 49 3 0 3 0 184 49 184 49 110 106 110 106 184 155 184 155 3 Z M 346 24 L 346 24 C 331 8 309 0 281 0 252 0 230 8 215 24 200 40 192 63 192 93 192 123 200 146 215 162 230 178 252 186 280 186 309 186 331 178 346 163 361 147 368 124 368 93 368 63 361 39 346 24 Z M 281 40 L 281 40 C 293 40 302 44 308 53 314 62 317 75 317 93 317 111 314 124 308 133 302 141 293 146 280 146 256 146 244 128 244 93 244 58 256 40 281 40 Z M 507 44 L 507 44 C 514 46 520 48 527 52 L 542 13 C 524 5 506 0 486 0 468 0 453 4 439 12 426 19 416 30 409 45 402 59 398 75 398 94 398 124 406 147 420 163 435 178 456 186 483 186 502 186 519 183 534 176 L 534 135 C 527 138 519 141 511 143 504 145 496 146 488 146 462 146 449 129 449 94 449 77 452 64 458 55 465 45 474 40 486 40 493 40 500 42 507 44 Z M 728 3 L 728 3 679 3 679 70 622 70 622 3 573 3 573 184 622 184 622 110 679 110 679 184 728 184 728 3 Z M 884 98 L 884 98 C 878 90 867 83 852 76 835 69 825 63 822 61 818 58 816 55 816 51 816 48 818 45 821 43 823 41 828 39 834 39 847 39 861 43 878 51 L 893 13 C 874 5 855 0 836 0 815 0 798 5 786 14 774 24 768 37 768 53 768 62 769 70 772 76 775 83 779 89 785 94 791 99 800 104 812 109 825 115 833 119 836 121 839 123 841 125 842 127 844 128 844 131 844 133 844 137 843 140 839 143 836 145 831 147 823 147 815 147 806 145 796 143 785 140 776 136 766 131 L 766 175 C 775 179 784 182 792 184 800 185 810 186 822 186 837 186 849 184 860 179 871 174 879 167 885 159 890 150 893 140 893 129 893 117 890 107 884 98 Z M 1028 44 L 1028 44 C 1035 46 1042 48 1048 52 L 1063 13 C 1046 5 1027 0 1007 0 990 0 974 4 961 12 947 19 937 30 930 45 923 59 920 75 920 94 920 124 927 147 942 163 956 178 977 186 1004 186 1023 186 1040 183 1056 176 L 1056 135 C 1048 138 1040 141 1033 143 1025 145 1018 146 1010 146 983 146 970 129 970 94 970 77 973 64 980 55 986 45 995 40 1007 40 1015 40 1022 42 1028 44 Z M 1250 3 L 1250 3 1201 3 1201 70 1144 70 1144 3 1095 3 1095 184 1144 184 1144 110 1201 110 1201 184 1250 184 1250 3 Z M 1399 3 L 1399 3 1399 109 C 1399 122 1397 131 1392 137 1388 143 1381 146 1371 146 1361 146 1354 143 1349 137 1345 131 1342 122 1342 109 L 1342 3 1293 3 1293 113 C 1293 137 1300 155 1313 167 1326 180 1345 186 1370 186 1395 186 1414 180 1428 167 1441 154 1448 135 1448 112 L 1448 3 1399 3 Z M 1610 184 L 1610 184 1610 144 1540 144 1540 3 1491 3 1491 184 1610 184 Z M 1748 144 L 1748 144 1690 144 1690 110 1744 110 1744 71 1690 71 1690 42 1748 42 1748 3 1641 3 1641 184 1748 184 1748 144 Z N">
              <draw:equation draw:name="f0" draw:formula="106*logwidth/1748"/>
              <draw:equation draw:name="f1" draw:formula="3*logheight/186"/>
              <draw:equation draw:name="f2" draw:formula="49*logwidth/1748"/>
              <draw:equation draw:name="f3" draw:formula="3*logheight/186"/>
              <draw:equation draw:name="f4" draw:formula="49*logwidth/1748"/>
              <draw:equation draw:name="f5" draw:formula="184*logheight/186"/>
              <draw:equation draw:name="f6" draw:formula="106*logwidth/1748"/>
              <draw:equation draw:name="f7" draw:formula="184*logheight/186"/>
              <draw:equation draw:name="f8" draw:formula="346*logwidth/1748"/>
              <draw:equation draw:name="f9" draw:formula="24*logheight/186"/>
              <draw:equation draw:name="f10" draw:formula="215*logwidth/1748"/>
              <draw:equation draw:name="f11" draw:formula="24*logheight/186"/>
              <draw:equation draw:name="f12" draw:formula="280*logwidth/1748"/>
              <draw:equation draw:name="f13" draw:formula="186*logheight/186"/>
              <draw:equation draw:name="f14" draw:formula="346*logwidth/1748"/>
              <draw:equation draw:name="f15" draw:formula="24*logheight/186"/>
              <draw:equation draw:name="f16" draw:formula="308*logwidth/1748"/>
              <draw:equation draw:name="f17" draw:formula="53*logheight/186"/>
              <draw:equation draw:name="f18" draw:formula="280*logwidth/1748"/>
              <draw:equation draw:name="f19" draw:formula="146*logheight/186"/>
              <draw:equation draw:name="f20" draw:formula="507*logwidth/1748"/>
              <draw:equation draw:name="f21" draw:formula="44*logheight/186"/>
              <draw:equation draw:name="f22" draw:formula="542*logwidth/1748"/>
              <draw:equation draw:name="f23" draw:formula="13*logheight/186"/>
              <draw:equation draw:name="f24" draw:formula="409*logwidth/1748"/>
              <draw:equation draw:name="f25" draw:formula="45*logheight/186"/>
              <draw:equation draw:name="f26" draw:formula="483*logwidth/1748"/>
              <draw:equation draw:name="f27" draw:formula="186*logheight/186"/>
              <draw:equation draw:name="f28" draw:formula="511*logwidth/1748"/>
              <draw:equation draw:name="f29" draw:formula="143*logheight/186"/>
              <draw:equation draw:name="f30" draw:formula="458*logwidth/1748"/>
              <draw:equation draw:name="f31" draw:formula="55*logheight/186"/>
              <draw:equation draw:name="f32" draw:formula="728*logwidth/1748"/>
              <draw:equation draw:name="f33" draw:formula="3*logheight/186"/>
              <draw:equation draw:name="f34" draw:formula="679*logwidth/1748"/>
              <draw:equation draw:name="f35" draw:formula="70*logheight/186"/>
              <draw:equation draw:name="f36" draw:formula="573*logwidth/1748"/>
              <draw:equation draw:name="f37" draw:formula="3*logheight/186"/>
              <draw:equation draw:name="f38" draw:formula="622*logwidth/1748"/>
              <draw:equation draw:name="f39" draw:formula="110*logheight/186"/>
              <draw:equation draw:name="f40" draw:formula="728*logwidth/1748"/>
              <draw:equation draw:name="f41" draw:formula="184*logheight/186"/>
              <draw:equation draw:name="f42" draw:formula="884*logwidth/1748"/>
              <draw:equation draw:name="f43" draw:formula="98*logheight/186"/>
              <draw:equation draw:name="f44" draw:formula="816*logwidth/1748"/>
              <draw:equation draw:name="f45" draw:formula="51*logheight/186"/>
              <draw:equation draw:name="f46" draw:formula="878*logwidth/1748"/>
              <draw:equation draw:name="f47" draw:formula="51*logheight/186"/>
              <draw:equation draw:name="f48" draw:formula="786*logwidth/1748"/>
              <draw:equation draw:name="f49" draw:formula="14*logheight/186"/>
              <draw:equation draw:name="f50" draw:formula="785*logwidth/1748"/>
              <draw:equation draw:name="f51" draw:formula="94*logheight/186"/>
              <draw:equation draw:name="f52" draw:formula="842*logwidth/1748"/>
              <draw:equation draw:name="f53" draw:formula="127*logheight/186"/>
              <draw:equation draw:name="f54" draw:formula="823*logwidth/1748"/>
              <draw:equation draw:name="f55" draw:formula="147*logheight/186"/>
              <draw:equation draw:name="f56" draw:formula="766*logwidth/1748"/>
              <draw:equation draw:name="f57" draw:formula="175*logheight/186"/>
              <draw:equation draw:name="f58" draw:formula="860*logwidth/1748"/>
              <draw:equation draw:name="f59" draw:formula="179*logheight/186"/>
              <draw:equation draw:name="f60" draw:formula="884*logwidth/1748"/>
              <draw:equation draw:name="f61" draw:formula="98*logheight/186"/>
              <draw:equation draw:name="f62" draw:formula="1048*logwidth/1748"/>
              <draw:equation draw:name="f63" draw:formula="52*logheight/186"/>
              <draw:equation draw:name="f64" draw:formula="961*logwidth/1748"/>
              <draw:equation draw:name="f65" draw:formula="12*logheight/186"/>
              <draw:equation draw:name="f66" draw:formula="942*logwidth/1748"/>
              <draw:equation draw:name="f67" draw:formula="163*logheight/186"/>
              <draw:equation draw:name="f68" draw:formula="1056*logwidth/1748"/>
              <draw:equation draw:name="f69" draw:formula="135*logheight/186"/>
              <draw:equation draw:name="f70" draw:formula="970*logwidth/1748"/>
              <draw:equation draw:name="f71" draw:formula="94*logheight/186"/>
              <draw:equation draw:name="f72" draw:formula="1028*logwidth/1748"/>
              <draw:equation draw:name="f73" draw:formula="44*logheight/186"/>
              <draw:equation draw:name="f74" draw:formula="1201*logwidth/1748"/>
              <draw:equation draw:name="f75" draw:formula="3*logheight/186"/>
              <draw:equation draw:name="f76" draw:formula="1144*logwidth/1748"/>
              <draw:equation draw:name="f77" draw:formula="3*logheight/186"/>
              <draw:equation draw:name="f78" draw:formula="1144*logwidth/1748"/>
              <draw:equation draw:name="f79" draw:formula="184*logheight/186"/>
              <draw:equation draw:name="f80" draw:formula="1201*logwidth/1748"/>
              <draw:equation draw:name="f81" draw:formula="184*logheight/186"/>
              <draw:equation draw:name="f82" draw:formula="1399*logwidth/1748"/>
              <draw:equation draw:name="f83" draw:formula="3*logheight/186"/>
              <draw:equation draw:name="f84" draw:formula="1392*logwidth/1748"/>
              <draw:equation draw:name="f85" draw:formula="137*logheight/186"/>
              <draw:equation draw:name="f86" draw:formula="1342*logwidth/1748"/>
              <draw:equation draw:name="f87" draw:formula="109*logheight/186"/>
              <draw:equation draw:name="f88" draw:formula="1293*logwidth/1748"/>
              <draw:equation draw:name="f89" draw:formula="113*logheight/186"/>
              <draw:equation draw:name="f90" draw:formula="1428*logwidth/1748"/>
              <draw:equation draw:name="f91" draw:formula="167*logheight/186"/>
              <draw:equation draw:name="f92" draw:formula="1399*logwidth/1748"/>
              <draw:equation draw:name="f93" draw:formula="3*logheight/186"/>
              <draw:equation draw:name="f94" draw:formula="1610*logwidth/1748"/>
              <draw:equation draw:name="f95" draw:formula="144*logheight/186"/>
              <draw:equation draw:name="f96" draw:formula="1491*logwidth/1748"/>
              <draw:equation draw:name="f97" draw:formula="3*logheight/186"/>
              <draw:equation draw:name="f98" draw:formula="1748*logwidth/1748"/>
              <draw:equation draw:name="f99" draw:formula="144*logheight/186"/>
              <draw:equation draw:name="f100" draw:formula="1690*logwidth/1748"/>
              <draw:equation draw:name="f101" draw:formula="110*logheight/186"/>
              <draw:equation draw:name="f102" draw:formula="1690*logwidth/1748"/>
              <draw:equation draw:name="f103" draw:formula="71*logheight/186"/>
              <draw:equation draw:name="f104" draw:formula="1748*logwidth/1748"/>
              <draw:equation draw:name="f105" draw:formula="3*logheight/186"/>
              <draw:equation draw:name="f106" draw:formula="1748*logwidth/1748"/>
              <draw:equation draw:name="f107" draw:formula="184*logheight/186"/>
              <draw:equation draw:name="f108" draw:formula="logwidth"/>
              <draw:equation draw:name="f109" draw:formula="logheight"/>
            </draw:enhanced-geometry>
          </draw:custom-shape>
          <draw:custom-shape draw:name="Freeform 12" draw:style-name="Mgr9" draw:text-style-name="MP14" draw:layer="layout" svg:width="4.004cm" svg:height="0.48cm" svg:x="27.131cm" svg:y="2.862cm">
            <text:p><text:span text:style-name="MT5"/></text:p>
            <draw:enhanced-geometry draw:mirror-horizontal="false" draw:mirror-vertical="false" drawooo:sub-view-size="1516 181" draw:text-areas="0 0 ?f84 ?f85" svg:viewBox="0 0 0 0" draw:type="ooxml-non-primitive" draw:enhanced-path="M 126 181 L 126 181 162 51 163 51 C 162 71 162 83 162 88 161 93 161 98 161 102 L 161 181 206 181 206 1 141 1 104 129 103 129 65 1 0 1 0 181 44 181 44 103 C 44 91 43 73 41 51 L 42 51 79 181 126 181 Z M 300 1 L 300 1 251 1 251 181 300 181 300 1 Z M 423 41 L 423 41 467 41 467 1 330 1 330 41 374 41 374 181 423 181 423 41 Z M 583 41 L 583 41 627 41 627 1 490 1 490 41 534 41 534 181 583 181 583 41 Z M 905 1 L 905 1 858 1 838 92 C 833 114 830 130 829 139 828 132 826 121 823 107 821 93 818 80 815 69 L 800 1 755 1 739 69 C 736 78 734 90 731 105 728 119 726 131 725 139 724 127 721 111 716 91 L 696 1 649 1 694 181 752 181 C 762 134 768 107 770 100 771 94 773 86 774 78 776 70 777 64 777 58 778 65 780 73 781 83 783 93 784 99 785 103 L 803 181 860 181 905 1 Z M 1041 142 L 1041 142 982 142 982 107 1036 107 1036 68 982 68 982 40 1041 40 1041 1 933 1 933 181 1041 181 1041 142 Z M 1130 1 L 1130 1 1081 1 1081 181 1130 181 1130 1 Z M 1304 23 L 1304 23 C 1288 8 1266 1 1237 1 L 1174 1 1174 181 1233 181 C 1263 181 1286 173 1303 157 1319 141 1328 117 1328 87 1328 59 1320 38 1304 23 Z M 1267 128 L 1267 128 C 1260 137 1249 141 1234 141 L 1223 141 1223 40 1237 40 C 1251 40 1261 44 1267 52 1274 60 1277 72 1277 89 1277 107 1274 120 1267 128 Z M 1516 181 L 1516 181 1456 0 1391 0 1332 181 1386 181 1395 148 1454 148 1463 181 1516 181 Z M 1405 107 L 1405 107 C 1413 79 1417 60 1420 50 1422 41 1423 34 1424 30 1425 34 1427 42 1429 52 1432 63 1434 71 1436 78 L 1444 107 1405 107 Z N">
              <draw:equation draw:name="f0" draw:formula="162*logwidth/1516"/>
              <draw:equation draw:name="f1" draw:formula="51*logheight/181"/>
              <draw:equation draw:name="f2" draw:formula="161*logwidth/1516"/>
              <draw:equation draw:name="f3" draw:formula="102*logheight/181"/>
              <draw:equation draw:name="f4" draw:formula="206*logwidth/1516"/>
              <draw:equation draw:name="f5" draw:formula="1*logheight/181"/>
              <draw:equation draw:name="f6" draw:formula="103*logwidth/1516"/>
              <draw:equation draw:name="f7" draw:formula="129*logheight/181"/>
              <draw:equation draw:name="f8" draw:formula="0*logwidth/1516"/>
              <draw:equation draw:name="f9" draw:formula="181*logheight/181"/>
              <draw:equation draw:name="f10" draw:formula="41*logwidth/1516"/>
              <draw:equation draw:name="f11" draw:formula="51*logheight/181"/>
              <draw:equation draw:name="f12" draw:formula="126*logwidth/1516"/>
              <draw:equation draw:name="f13" draw:formula="181*logheight/181"/>
              <draw:equation draw:name="f14" draw:formula="251*logwidth/1516"/>
              <draw:equation draw:name="f15" draw:formula="1*logheight/181"/>
              <draw:equation draw:name="f16" draw:formula="300*logwidth/1516"/>
              <draw:equation draw:name="f17" draw:formula="1*logheight/181"/>
              <draw:equation draw:name="f18" draw:formula="467*logwidth/1516"/>
              <draw:equation draw:name="f19" draw:formula="41*logheight/181"/>
              <draw:equation draw:name="f20" draw:formula="330*logwidth/1516"/>
              <draw:equation draw:name="f21" draw:formula="41*logheight/181"/>
              <draw:equation draw:name="f22" draw:formula="423*logwidth/1516"/>
              <draw:equation draw:name="f23" draw:formula="181*logheight/181"/>
              <draw:equation draw:name="f24" draw:formula="583*logwidth/1516"/>
              <draw:equation draw:name="f25" draw:formula="41*logheight/181"/>
              <draw:equation draw:name="f26" draw:formula="490*logwidth/1516"/>
              <draw:equation draw:name="f27" draw:formula="1*logheight/181"/>
              <draw:equation draw:name="f28" draw:formula="534*logwidth/1516"/>
              <draw:equation draw:name="f29" draw:formula="181*logheight/181"/>
              <draw:equation draw:name="f30" draw:formula="905*logwidth/1516"/>
              <draw:equation draw:name="f31" draw:formula="1*logheight/181"/>
              <draw:equation draw:name="f32" draw:formula="838*logwidth/1516"/>
              <draw:equation draw:name="f33" draw:formula="92*logheight/181"/>
              <draw:equation draw:name="f34" draw:formula="815*logwidth/1516"/>
              <draw:equation draw:name="f35" draw:formula="69*logheight/181"/>
              <draw:equation draw:name="f36" draw:formula="739*logwidth/1516"/>
              <draw:equation draw:name="f37" draw:formula="69*logheight/181"/>
              <draw:equation draw:name="f38" draw:formula="716*logwidth/1516"/>
              <draw:equation draw:name="f39" draw:formula="91*logheight/181"/>
              <draw:equation draw:name="f40" draw:formula="694*logwidth/1516"/>
              <draw:equation draw:name="f41" draw:formula="181*logheight/181"/>
              <draw:equation draw:name="f42" draw:formula="774*logwidth/1516"/>
              <draw:equation draw:name="f43" draw:formula="78*logheight/181"/>
              <draw:equation draw:name="f44" draw:formula="785*logwidth/1516"/>
              <draw:equation draw:name="f45" draw:formula="103*logheight/181"/>
              <draw:equation draw:name="f46" draw:formula="905*logwidth/1516"/>
              <draw:equation draw:name="f47" draw:formula="1*logheight/181"/>
              <draw:equation draw:name="f48" draw:formula="982*logwidth/1516"/>
              <draw:equation draw:name="f49" draw:formula="142*logheight/181"/>
              <draw:equation draw:name="f50" draw:formula="1036*logwidth/1516"/>
              <draw:equation draw:name="f51" draw:formula="68*logheight/181"/>
              <draw:equation draw:name="f52" draw:formula="1041*logwidth/1516"/>
              <draw:equation draw:name="f53" draw:formula="40*logheight/181"/>
              <draw:equation draw:name="f54" draw:formula="933*logwidth/1516"/>
              <draw:equation draw:name="f55" draw:formula="181*logheight/181"/>
              <draw:equation draw:name="f56" draw:formula="1130*logwidth/1516"/>
              <draw:equation draw:name="f57" draw:formula="1*logheight/181"/>
              <draw:equation draw:name="f58" draw:formula="1081*logwidth/1516"/>
              <draw:equation draw:name="f59" draw:formula="181*logheight/181"/>
              <draw:equation draw:name="f60" draw:formula="1304*logwidth/1516"/>
              <draw:equation draw:name="f61" draw:formula="23*logheight/181"/>
              <draw:equation draw:name="f62" draw:formula="1174*logwidth/1516"/>
              <draw:equation draw:name="f63" draw:formula="1*logheight/181"/>
              <draw:equation draw:name="f64" draw:formula="1303*logwidth/1516"/>
              <draw:equation draw:name="f65" draw:formula="157*logheight/181"/>
              <draw:equation draw:name="f66" draw:formula="1267*logwidth/1516"/>
              <draw:equation draw:name="f67" draw:formula="128*logheight/181"/>
              <draw:equation draw:name="f68" draw:formula="1223*logwidth/1516"/>
              <draw:equation draw:name="f69" draw:formula="141*logheight/181"/>
              <draw:equation draw:name="f70" draw:formula="1267*logwidth/1516"/>
              <draw:equation draw:name="f71" draw:formula="52*logheight/181"/>
              <draw:equation draw:name="f72" draw:formula="1516*logwidth/1516"/>
              <draw:equation draw:name="f73" draw:formula="181*logheight/181"/>
              <draw:equation draw:name="f74" draw:formula="1391*logwidth/1516"/>
              <draw:equation draw:name="f75" draw:formula="0*logheight/181"/>
              <draw:equation draw:name="f76" draw:formula="1395*logwidth/1516"/>
              <draw:equation draw:name="f77" draw:formula="148*logheight/181"/>
              <draw:equation draw:name="f78" draw:formula="1516*logwidth/1516"/>
              <draw:equation draw:name="f79" draw:formula="181*logheight/181"/>
              <draw:equation draw:name="f80" draw:formula="1420*logwidth/1516"/>
              <draw:equation draw:name="f81" draw:formula="50*logheight/181"/>
              <draw:equation draw:name="f82" draw:formula="1436*logwidth/1516"/>
              <draw:equation draw:name="f83" draw:formula="78*logheight/181"/>
              <draw:equation draw:name="f84" draw:formula="logwidth"/>
              <draw:equation draw:name="f85" draw:formula="logheight"/>
            </draw:enhanced-geometry>
          </draw:custom-shape>
          <draw:custom-shape draw:name="Freeform 13" draw:style-name="Mgr9" draw:text-style-name="MP14" draw:layer="layout" svg:width="4.622cm" svg:height="0.329cm" svg:x="27.131cm" svg:y="3.542cm">
            <text:p><text:span text:style-name="MT5"/></text:p>
            <draw:enhanced-geometry draw:mirror-horizontal="false" draw:mirror-vertical="false" drawooo:sub-view-size="1748 124" draw:text-areas="0 0 ?f116 ?f117" svg:viewBox="0 0 0 0" draw:type="ooxml-non-primitive" draw:enhanced-path="M 56 7 L 56 7 56 62 C 56 76 49 83 35 83 28 83 23 82 20 78 16 75 15 69 15 62 L 15 7 0 7 0 63 C 0 73 3 81 9 87 15 93 24 96 35 96 42 96 48 94 54 92 59 89 63 85 66 80 68 76 70 70 70 63 L 70 7 56 7 Z M 149 51 L 149 51 C 149 35 141 27 125 27 120 27 116 28 112 29 109 31 106 34 104 37 L 103 37 101 28 90 28 90 94 104 94 104 61 C 104 53 106 47 108 44 111 40 116 38 122 38 126 38 129 40 131 42 133 45 134 49 134 54 L 134 94 149 94 149 51 Z M 182 28 L 182 28 167 28 167 94 182 94 182 28 Z M 169 16 L 169 16 C 170 18 172 18 175 18 177 18 179 18 180 16 182 15 182 13 182 11 182 8 182 6 180 5 179 3 177 3 175 3 172 3 170 3 169 5 167 6 167 8 167 11 167 13 167 15 169 16 Z M 233 94 L 233 94 258 28 243 28 230 67 C 228 74 226 79 226 82 L 225 82 C 225 78 223 73 221 67 L 208 28 193 28 218 94 233 94 Z M 309 95 L 309 95 C 312 94 316 93 319 91 L 319 80 C 315 81 312 83 308 83 305 84 301 84 297 84 291 84 287 83 283 79 280 76 278 71 278 64 L 322 64 322 57 C 322 47 320 40 315 35 310 30 303 27 294 27 285 27 277 30 272 36 266 42 264 51 264 62 264 72 267 81 272 87 278 93 286 96 297 96 301 96 305 95 309 95 Z M 305 42 L 305 42 C 307 45 308 49 308 54 L 278 54 C 279 49 281 45 283 42 286 39 289 38 294 38 298 38 302 39 305 42 Z M 361 30 L 361 30 C 357 33 354 36 352 40 L 351 40 350 28 339 28 339 94 353 94 353 60 C 353 54 354 49 358 45 361 42 366 40 372 40 374 40 376 40 378 41 L 379 28 C 377 27 375 27 372 27 368 27 364 28 361 30 Z M 436 67 L 436 67 C 434 65 433 63 430 61 428 59 424 57 418 55 412 53 407 51 406 49 404 48 403 46 403 44 403 40 406 38 414 38 419 38 425 39 432 42 L 436 32 C 429 28 422 27 414 27 406 27 400 28 396 32 391 35 389 39 389 45 389 50 390 53 393 56 395 59 401 62 408 65 412 67 415 68 417 69 420 70 421 72 422 73 423 74 424 75 424 77 424 82 419 85 411 85 404 85 397 83 389 79 L 389 92 C 394 94 401 96 410 96 419 96 426 94 430 90 435 87 437 82 437 75 437 72 437 70 436 67 Z M 467 28 L 467 28 452 28 452 94 467 94 467 28 Z M 454 16 L 454 16 C 455 18 457 18 460 18 462 18 464 18 465 16 467 15 467 13 467 11 467 8 467 6 465 5 464 3 462 3 460 3 457 3 455 3 454 5 452 6 452 8 452 11 452 13 452 15 454 16 Z M 505 82 L 505 82 C 503 80 502 78 502 74 L 502 39 521 39 521 28 502 28 502 13 493 13 489 27 479 33 479 39 488 39 488 74 C 488 89 495 96 508 96 511 96 513 95 516 95 518 94 520 94 522 93 L 522 83 C 518 84 515 84 511 84 509 84 506 83 505 82 Z M 556 94 L 556 94 553 101 C 551 108 546 112 539 112 536 112 534 112 532 112 L 532 123 C 535 123 538 124 541 124 553 124 561 117 567 103 L 595 28 580 28 C 571 55 565 70 564 73 564 76 563 79 562 81 L 562 81 C 561 76 560 71 558 66 L 544 28 529 28 556 94 Z M 684 36 L 684 36 C 678 30 671 27 661 27 651 27 643 30 638 36 632 42 630 50 630 61 630 68 631 74 634 79 636 85 640 89 645 91 649 94 655 96 661 96 671 96 679 93 684 86 690 80 692 72 692 61 692 51 690 42 684 36 Z M 648 44 L 648 44 C 651 40 655 38 661 38 672 38 678 46 678 61 678 76 672 84 661 84 650 84 644 76 644 61 644 54 646 48 648 44 Z M 741 28 L 741 28 725 28 725 24 C 725 20 726 17 727 15 729 13 731 12 734 12 738 12 741 12 744 14 L 748 3 C 743 1 738 0 733 0 726 0 720 2 717 6 713 10 711 16 711 24 L 711 28 700 32 700 39 711 39 711 94 725 94 725 39 741 39 741 28 Z M 852 94 L 852 94 820 6 804 6 771 94 786 94 795 70 828 70 837 94 852 94 Z M 799 58 L 799 58 807 35 C 809 29 811 24 812 19 812 20 813 23 814 26 815 30 816 32 816 34 L 825 58 799 58 Z M 917 86 L 917 86 C 922 80 924 72 924 61 924 50 922 42 917 36 913 30 906 27 898 27 889 27 883 30 878 37 L 878 37 C 877 32 876 29 876 28 L 864 28 864 124 878 124 878 97 C 878 95 878 92 877 87 L 878 87 C 883 93 889 96 898 96 906 96 913 93 917 86 Z M 906 44 L 906 44 C 909 48 910 54 910 61 910 68 909 74 906 78 903 82 900 84 895 84 889 84 885 82 882 79 880 75 878 69 878 61 L 878 59 C 878 52 880 47 882 43 885 40 889 38 894 38 900 38 903 40 906 44 Z M 994 86 L 994 86 C 998 80 1001 72 1001 61 1001 50 999 42 994 36 989 30 983 27 975 27 966 27 959 30 955 37 L 954 37 C 953 32 952 29 952 28 L 941 28 941 124 955 124 955 97 C 955 95 955 92 954 87 L 955 87 C 959 93 966 96 974 96 983 96 989 93 994 86 Z M 982 44 L 982 44 C 985 48 986 54 986 61 986 68 985 74 982 78 980 82 976 84 971 84 965 84 961 82 959 79 956 75 955 69 955 61 L 955 59 C 955 52 956 47 959 43 961 40 965 38 971 38 976 38 980 40 982 44 Z M 1031 1 L 1031 1 1017 1 1017 94 1031 94 1031 1 Z M 1065 28 L 1065 28 1051 28 1051 94 1065 94 1065 28 Z M 1052 16 L 1052 16 C 1054 18 1056 18 1058 18 1061 18 1063 18 1064 16 1065 15 1066 13 1066 11 1066 8 1065 6 1064 5 1063 3 1061 3 1058 3 1056 3 1054 3 1052 5 1051 6 1050 8 1050 11 1050 13 1051 15 1052 16 Z M 1126 95 L 1126 95 C 1129 94 1133 93 1136 91 L 1136 80 C 1132 81 1129 83 1125 83 1122 84 1118 84 1115 84 1109 84 1104 83 1101 79 1097 76 1096 71 1095 64 L 1140 64 1140 57 C 1140 47 1137 40 1132 35 1127 30 1120 27 1111 27 1102 27 1094 30 1089 36 1084 42 1081 51 1081 62 1081 72 1084 81 1090 87 1095 93 1104 96 1114 96 1118 96 1122 95 1126 95 Z M 1122 42 L 1122 42 C 1124 45 1126 49 1126 54 L 1096 54 C 1096 49 1098 45 1101 42 1103 39 1107 38 1111 38 1116 38 1119 39 1122 42 Z M 1199 86 L 1199 86 1199 86 1202 94 1213 94 1213 1 1199 1 1199 25 C 1199 28 1199 32 1200 37 L 1199 37 C 1194 30 1188 27 1179 27 1171 27 1164 30 1159 36 1155 42 1152 50 1152 61 1152 72 1155 81 1159 87 1164 93 1170 96 1179 96 1187 96 1194 92 1199 86 Z M 1171 78 L 1171 78 C 1168 75 1167 69 1167 62 1167 54 1168 48 1171 44 1174 40 1177 38 1182 38 1188 38 1192 40 1195 44 1198 47 1199 53 1199 61 L 1199 63 C 1199 71 1198 76 1195 79 1193 83 1188 84 1183 84 1177 84 1173 82 1171 78 Z M 1311 60 L 1311 60 C 1310 57 1308 55 1305 52 1302 50 1297 48 1291 45 1285 43 1281 41 1279 39 1277 38 1275 36 1274 35 1273 33 1273 31 1273 29 1273 25 1274 23 1276 21 1279 19 1282 18 1287 18 1293 18 1300 19 1308 23 L 1312 11 C 1304 7 1296 6 1287 6 1278 6 1271 8 1266 12 1261 16 1258 22 1258 29 1258 35 1260 40 1263 44 1267 48 1272 52 1280 55 1288 58 1293 61 1296 63 1298 65 1299 68 1299 72 1299 75 1298 78 1295 80 1293 82 1288 83 1283 83 1279 83 1275 83 1270 82 1266 81 1261 79 1257 77 L 1257 91 C 1264 94 1272 96 1282 96 1292 96 1299 93 1305 89 1311 84 1314 78 1314 71 1314 67 1313 63 1311 60 Z M 1367 95 L 1367 95 C 1370 94 1373 93 1375 91 L 1375 79 C 1370 82 1364 84 1357 84 1352 84 1348 82 1345 78 1342 74 1340 69 1340 61 1340 46 1346 39 1358 39 1362 39 1366 40 1372 42 L 1377 31 C 1371 28 1365 27 1358 27 1348 27 1340 30 1334 36 1329 42 1326 50 1326 62 1326 73 1329 81 1334 87 1339 93 1347 96 1357 96 1361 96 1364 95 1367 95 Z M 1404 28 L 1404 28 1390 28 1390 94 1404 94 1404 28 Z M 1391 16 L 1391 16 C 1393 18 1395 18 1397 18 1400 18 1402 18 1403 16 1404 15 1405 13 1405 11 1405 8 1404 6 1403 5 1402 3 1400 3 1397 3 1395 3 1393 3 1391 5 1390 6 1389 8 1389 11 1389 13 1390 15 1391 16 Z M 1465 95 L 1465 95 C 1468 94 1472 93 1475 91 L 1475 80 C 1471 81 1468 83 1464 83 1461 84 1457 84 1454 84 1448 84 1443 83 1440 79 1436 76 1435 71 1434 64 L 1479 64 1479 57 C 1479 47 1476 40 1471 35 1466 30 1459 27 1450 27 1441 27 1433 30 1428 36 1423 42 1420 51 1420 62 1420 72 1423 81 1429 87 1434 93 1443 96 1453 96 1457 96 1461 95 1465 95 Z M 1461 42 L 1461 42 C 1463 45 1465 49 1465 54 L 1435 54 C 1435 49 1437 45 1440 42 1442 39 1446 38 1450 38 1455 38 1458 39 1461 42 Z M 1553 51 L 1553 51 C 1553 35 1545 27 1529 27 1525 27 1521 28 1517 29 1513 31 1511 34 1509 37 L 1508 37 1506 28 1495 28 1495 94 1509 94 1509 61 C 1509 53 1510 47 1513 44 1516 40 1520 38 1526 38 1531 38 1534 40 1536 42 1538 45 1539 49 1539 54 L 1539 94 1553 94 1553 51 Z M 1610 95 L 1610 95 C 1613 94 1615 93 1618 91 L 1618 79 C 1612 82 1606 84 1600 84 1595 84 1590 82 1588 78 1585 74 1583 69 1583 61 1583 46 1589 39 1600 39 1604 39 1609 40 1615 42 L 1619 31 C 1614 28 1608 27 1601 27 1590 27 1582 30 1577 36 1571 42 1569 50 1569 62 1569 73 1571 81 1577 87 1582 93 1589 96 1599 96 1603 96 1607 95 1610 95 Z M 1674 95 L 1674 95 C 1677 94 1681 93 1684 91 L 1684 80 C 1680 81 1676 83 1673 83 1670 84 1666 84 1662 84 1656 84 1652 83 1648 79 1645 76 1643 71 1643 64 L 1687 64 1687 57 C 1687 47 1685 40 1680 35 1675 30 1668 27 1659 27 1649 27 1642 30 1637 36 1631 42 1629 51 1629 62 1629 72 1632 81 1637 87 1643 93 1651 96 1662 96 1666 96 1670 95 1674 95 Z M 1669 42 L 1669 42 C 1672 45 1673 49 1673 54 L 1643 54 C 1644 49 1645 45 1648 42 1651 39 1654 38 1659 38 1663 38 1667 39 1669 42 Z M 1747 67 L 1747 67 C 1745 65 1744 63 1741 61 1739 59 1735 57 1729 55 1723 53 1718 51 1716 49 1715 48 1714 46 1714 44 1714 40 1717 38 1725 38 1730 38 1736 39 1743 42 L 1747 32 C 1740 28 1733 27 1725 27 1717 27 1711 28 1707 32 1702 35 1700 39 1700 45 1700 50 1701 53 1704 56 1706 59 1712 62 1719 65 1723 67 1726 68 1728 69 1731 70 1732 72 1733 73 1734 74 1735 75 1735 77 1735 82 1730 85 1722 85 1715 85 1708 83 1700 79 L 1700 92 C 1705 94 1712 96 1721 96 1730 96 1737 94 1741 90 1746 87 1748 82 1748 75 1748 72 1748 70 1747 67 Z N">
              <draw:equation draw:name="f0" draw:formula="0*logwidth/1748"/>
              <draw:equation draw:name="f1" draw:formula="63*logheight/124"/>
              <draw:equation draw:name="f2" draw:formula="149*logwidth/1748"/>
              <draw:equation draw:name="f3" draw:formula="51*logheight/124"/>
              <draw:equation draw:name="f4" draw:formula="104*logwidth/1748"/>
              <draw:equation draw:name="f5" draw:formula="61*logheight/124"/>
              <draw:equation draw:name="f6" draw:formula="182*logwidth/1748"/>
              <draw:equation draw:name="f7" draw:formula="28*logheight/124"/>
              <draw:equation draw:name="f8" draw:formula="182*logwidth/1748"/>
              <draw:equation draw:name="f9" draw:formula="11*logheight/124"/>
              <draw:equation draw:name="f10" draw:formula="243*logwidth/1748"/>
              <draw:equation draw:name="f11" draw:formula="28*logheight/124"/>
              <draw:equation draw:name="f12" draw:formula="309*logwidth/1748"/>
              <draw:equation draw:name="f13" draw:formula="95*logheight/124"/>
              <draw:equation draw:name="f14" draw:formula="322*logwidth/1748"/>
              <draw:equation draw:name="f15" draw:formula="57*logheight/124"/>
              <draw:equation draw:name="f16" draw:formula="305*logwidth/1748"/>
              <draw:equation draw:name="f17" draw:formula="42*logheight/124"/>
              <draw:equation draw:name="f18" draw:formula="351*logwidth/1748"/>
              <draw:equation draw:name="f19" draw:formula="40*logheight/124"/>
              <draw:equation draw:name="f20" draw:formula="379*logwidth/1748"/>
              <draw:equation draw:name="f21" draw:formula="28*logheight/124"/>
              <draw:equation draw:name="f22" draw:formula="414*logwidth/1748"/>
              <draw:equation draw:name="f23" draw:formula="38*logheight/124"/>
              <draw:equation draw:name="f24" draw:formula="422*logwidth/1748"/>
              <draw:equation draw:name="f25" draw:formula="73*logheight/124"/>
              <draw:equation draw:name="f26" draw:formula="467*logwidth/1748"/>
              <draw:equation draw:name="f27" draw:formula="28*logheight/124"/>
              <draw:equation draw:name="f28" draw:formula="465*logwidth/1748"/>
              <draw:equation draw:name="f29" draw:formula="16*logheight/124"/>
              <draw:equation draw:name="f30" draw:formula="502*logwidth/1748"/>
              <draw:equation draw:name="f31" draw:formula="74*logheight/124"/>
              <draw:equation draw:name="f32" draw:formula="479*logwidth/1748"/>
              <draw:equation draw:name="f33" draw:formula="39*logheight/124"/>
              <draw:equation draw:name="f34" draw:formula="556*logwidth/1748"/>
              <draw:equation draw:name="f35" draw:formula="94*logheight/124"/>
              <draw:equation draw:name="f36" draw:formula="580*logwidth/1748"/>
              <draw:equation draw:name="f37" draw:formula="28*logheight/124"/>
              <draw:equation draw:name="f38" draw:formula="684*logwidth/1748"/>
              <draw:equation draw:name="f39" draw:formula="36*logheight/124"/>
              <draw:equation draw:name="f40" draw:formula="684*logwidth/1748"/>
              <draw:equation draw:name="f41" draw:formula="36*logheight/124"/>
              <draw:equation draw:name="f42" draw:formula="741*logwidth/1748"/>
              <draw:equation draw:name="f43" draw:formula="28*logheight/124"/>
              <draw:equation draw:name="f44" draw:formula="711*logwidth/1748"/>
              <draw:equation draw:name="f45" draw:formula="24*logheight/124"/>
              <draw:equation draw:name="f46" draw:formula="741*logwidth/1748"/>
              <draw:equation draw:name="f47" draw:formula="28*logheight/124"/>
              <draw:equation draw:name="f48" draw:formula="837*logwidth/1748"/>
              <draw:equation draw:name="f49" draw:formula="94*logheight/124"/>
              <draw:equation draw:name="f50" draw:formula="799*logwidth/1748"/>
              <draw:equation draw:name="f51" draw:formula="58*logheight/124"/>
              <draw:equation draw:name="f52" draw:formula="864*logwidth/1748"/>
              <draw:equation draw:name="f53" draw:formula="28*logheight/124"/>
              <draw:equation draw:name="f54" draw:formula="906*logwidth/1748"/>
              <draw:equation draw:name="f55" draw:formula="44*logheight/124"/>
              <draw:equation draw:name="f56" draw:formula="906*logwidth/1748"/>
              <draw:equation draw:name="f57" draw:formula="44*logheight/124"/>
              <draw:equation draw:name="f58" draw:formula="941*logwidth/1748"/>
              <draw:equation draw:name="f59" draw:formula="28*logheight/124"/>
              <draw:equation draw:name="f60" draw:formula="982*logwidth/1748"/>
              <draw:equation draw:name="f61" draw:formula="44*logheight/124"/>
              <draw:equation draw:name="f62" draw:formula="982*logwidth/1748"/>
              <draw:equation draw:name="f63" draw:formula="44*logheight/124"/>
              <draw:equation draw:name="f64" draw:formula="1051*logwidth/1748"/>
              <draw:equation draw:name="f65" draw:formula="28*logheight/124"/>
              <draw:equation draw:name="f66" draw:formula="1064*logwidth/1748"/>
              <draw:equation draw:name="f67" draw:formula="5*logheight/124"/>
              <draw:equation draw:name="f68" draw:formula="1125*logwidth/1748"/>
              <draw:equation draw:name="f69" draw:formula="83*logheight/124"/>
              <draw:equation draw:name="f70" draw:formula="1081*logwidth/1748"/>
              <draw:equation draw:name="f71" draw:formula="62*logheight/124"/>
              <draw:equation draw:name="f72" draw:formula="1111*logwidth/1748"/>
              <draw:equation draw:name="f73" draw:formula="38*logheight/124"/>
              <draw:equation draw:name="f74" draw:formula="1199*logwidth/1748"/>
              <draw:equation draw:name="f75" draw:formula="25*logheight/124"/>
              <draw:equation draw:name="f76" draw:formula="1171*logwidth/1748"/>
              <draw:equation draw:name="f77" draw:formula="78*logheight/124"/>
              <draw:equation draw:name="f78" draw:formula="1183*logwidth/1748"/>
              <draw:equation draw:name="f79" draw:formula="84*logheight/124"/>
              <draw:equation draw:name="f80" draw:formula="1276*logwidth/1748"/>
              <draw:equation draw:name="f81" draw:formula="21*logheight/124"/>
              <draw:equation draw:name="f82" draw:formula="1296*logwidth/1748"/>
              <draw:equation draw:name="f83" draw:formula="63*logheight/124"/>
              <draw:equation draw:name="f84" draw:formula="1314*logwidth/1748"/>
              <draw:equation draw:name="f85" draw:formula="71*logheight/124"/>
              <draw:equation draw:name="f86" draw:formula="1358*logwidth/1748"/>
              <draw:equation draw:name="f87" draw:formula="39*logheight/124"/>
              <draw:equation draw:name="f88" draw:formula="1404*logwidth/1748"/>
              <draw:equation draw:name="f89" draw:formula="28*logheight/124"/>
              <draw:equation draw:name="f90" draw:formula="1403*logwidth/1748"/>
              <draw:equation draw:name="f91" draw:formula="16*logheight/124"/>
              <draw:equation draw:name="f92" draw:formula="1475*logwidth/1748"/>
              <draw:equation draw:name="f93" draw:formula="91*logheight/124"/>
              <draw:equation draw:name="f94" draw:formula="1450*logwidth/1748"/>
              <draw:equation draw:name="f95" draw:formula="27*logheight/124"/>
              <draw:equation draw:name="f96" draw:formula="1435*logwidth/1748"/>
              <draw:equation draw:name="f97" draw:formula="54*logheight/124"/>
              <draw:equation draw:name="f98" draw:formula="1508*logwidth/1748"/>
              <draw:equation draw:name="f99" draw:formula="37*logheight/124"/>
              <draw:equation draw:name="f100" draw:formula="1539*logwidth/1748"/>
              <draw:equation draw:name="f101" draw:formula="54*logheight/124"/>
              <draw:equation draw:name="f102" draw:formula="1588*logwidth/1748"/>
              <draw:equation draw:name="f103" draw:formula="78*logheight/124"/>
              <draw:equation draw:name="f104" draw:formula="1599*logwidth/1748"/>
              <draw:equation draw:name="f105" draw:formula="96*logheight/124"/>
              <draw:equation draw:name="f106" draw:formula="1643*logwidth/1748"/>
              <draw:equation draw:name="f107" draw:formula="64*logheight/124"/>
              <draw:equation draw:name="f108" draw:formula="1674*logwidth/1748"/>
              <draw:equation draw:name="f109" draw:formula="95*logheight/124"/>
              <draw:equation draw:name="f110" draw:formula="1747*logwidth/1748"/>
              <draw:equation draw:name="f111" draw:formula="67*logheight/124"/>
              <draw:equation draw:name="f112" draw:formula="1707*logwidth/1748"/>
              <draw:equation draw:name="f113" draw:formula="32*logheight/124"/>
              <draw:equation draw:name="f114" draw:formula="1700*logwidth/1748"/>
              <draw:equation draw:name="f115" draw:formula="92*logheight/124"/>
              <draw:equation draw:name="f116" draw:formula="logwidth"/>
              <draw:equation draw:name="f117" draw:formula="logheight"/>
            </draw:enhanced-geometry>
          </draw:custom-shape>
          <draw:custom-shape draw:name="Freeform 15" draw:style-name="Mgr9" draw:text-style-name="MP14" draw:layer="layout" svg:width="0.617cm" svg:height="0.782cm" svg:x="24.26cm" svg:y="3.026cm">
            <text:p><text:span text:style-name="MT5"/></text:p>
            <draw:enhanced-geometry draw:mirror-horizontal="false" draw:mirror-vertical="false" drawooo:sub-view-size="236 297" draw:text-areas="0 0 ?f24 ?f25" svg:viewBox="0 0 0 0" draw:type="ooxml-non-primitive" draw:enhanced-path="M 229 1 L 229 1 C 200 12 161 21 118 21 75 21 36 12 7 1 3 0 0 3 0 7 L 0 264 C 0 267 1 269 3 270 26 281 68 297 118 297 167 297 209 281 233 270 235 269 236 267 236 264 L 236 7 C 236 3 232 0 229 1 Z N">
              <draw:equation draw:name="f0" draw:formula="229*logwidth/236"/>
              <draw:equation draw:name="f1" draw:formula="1*logheight/297"/>
              <draw:equation draw:name="f2" draw:formula="229*logwidth/236"/>
              <draw:equation draw:name="f3" draw:formula="1*logheight/297"/>
              <draw:equation draw:name="f4" draw:formula="118*logwidth/236"/>
              <draw:equation draw:name="f5" draw:formula="21*logheight/297"/>
              <draw:equation draw:name="f6" draw:formula="7*logwidth/236"/>
              <draw:equation draw:name="f7" draw:formula="1*logheight/297"/>
              <draw:equation draw:name="f8" draw:formula="0*logwidth/236"/>
              <draw:equation draw:name="f9" draw:formula="7*logheight/297"/>
              <draw:equation draw:name="f10" draw:formula="0*logwidth/236"/>
              <draw:equation draw:name="f11" draw:formula="264*logheight/297"/>
              <draw:equation draw:name="f12" draw:formula="3*logwidth/236"/>
              <draw:equation draw:name="f13" draw:formula="270*logheight/297"/>
              <draw:equation draw:name="f14" draw:formula="118*logwidth/236"/>
              <draw:equation draw:name="f15" draw:formula="297*logheight/297"/>
              <draw:equation draw:name="f16" draw:formula="233*logwidth/236"/>
              <draw:equation draw:name="f17" draw:formula="270*logheight/297"/>
              <draw:equation draw:name="f18" draw:formula="236*logwidth/236"/>
              <draw:equation draw:name="f19" draw:formula="264*logheight/297"/>
              <draw:equation draw:name="f20" draw:formula="236*logwidth/236"/>
              <draw:equation draw:name="f21" draw:formula="7*logheight/297"/>
              <draw:equation draw:name="f22" draw:formula="229*logwidth/236"/>
              <draw:equation draw:name="f23" draw:formula="1*logheight/297"/>
              <draw:equation draw:name="f24" draw:formula="logwidth"/>
              <draw:equation draw:name="f25" draw:formula="logheight"/>
            </draw:enhanced-geometry>
          </draw:custom-shape>
          <draw:custom-shape draw:name="Freeform 16" draw:style-name="Mgr9" draw:text-style-name="MP14" draw:layer="layout" svg:width="0.624cm" svg:height="0.789cm" svg:x="25.757cm" svg:y="3.026cm">
            <text:p><text:span text:style-name="MT5"/></text:p>
            <draw:enhanced-geometry draw:mirror-horizontal="false" draw:mirror-vertical="false" drawooo:sub-view-size="236 297" draw:text-areas="0 0 ?f24 ?f25" svg:viewBox="0 0 0 0" draw:type="ooxml-non-primitive" draw:enhanced-path="M 7 295 L 7 295 C 36 285 75 275 118 275 161 275 200 285 229 295 232 297 236 294 236 290 L 236 32 C 236 30 235 27 233 27 209 16 167 0 118 0 69 0 26 16 3 27 1 28 0 30 0 32 L 0 290 C 0 294 3 297 7 295 Z N">
              <draw:equation draw:name="f0" draw:formula="7*logwidth/236"/>
              <draw:equation draw:name="f1" draw:formula="295*logheight/297"/>
              <draw:equation draw:name="f2" draw:formula="7*logwidth/236"/>
              <draw:equation draw:name="f3" draw:formula="295*logheight/297"/>
              <draw:equation draw:name="f4" draw:formula="118*logwidth/236"/>
              <draw:equation draw:name="f5" draw:formula="275*logheight/297"/>
              <draw:equation draw:name="f6" draw:formula="229*logwidth/236"/>
              <draw:equation draw:name="f7" draw:formula="295*logheight/297"/>
              <draw:equation draw:name="f8" draw:formula="236*logwidth/236"/>
              <draw:equation draw:name="f9" draw:formula="290*logheight/297"/>
              <draw:equation draw:name="f10" draw:formula="236*logwidth/236"/>
              <draw:equation draw:name="f11" draw:formula="32*logheight/297"/>
              <draw:equation draw:name="f12" draw:formula="233*logwidth/236"/>
              <draw:equation draw:name="f13" draw:formula="27*logheight/297"/>
              <draw:equation draw:name="f14" draw:formula="118*logwidth/236"/>
              <draw:equation draw:name="f15" draw:formula="0*logheight/297"/>
              <draw:equation draw:name="f16" draw:formula="3*logwidth/236"/>
              <draw:equation draw:name="f17" draw:formula="27*logheight/297"/>
              <draw:equation draw:name="f18" draw:formula="0*logwidth/236"/>
              <draw:equation draw:name="f19" draw:formula="32*logheight/297"/>
              <draw:equation draw:name="f20" draw:formula="0*logwidth/236"/>
              <draw:equation draw:name="f21" draw:formula="290*logheight/297"/>
              <draw:equation draw:name="f22" draw:formula="7*logwidth/236"/>
              <draw:equation draw:name="f23" draw:formula="295*logheight/297"/>
              <draw:equation draw:name="f24" draw:formula="logwidth"/>
              <draw:equation draw:name="f25" draw:formula="logheight"/>
            </draw:enhanced-geometry>
          </draw:custom-shape>
          <draw:custom-shape draw:name="Freeform 17" draw:style-name="Mgr9" draw:text-style-name="MP14" draw:layer="layout" svg:width="0.624cm" svg:height="0.789cm" svg:x="25.009cm" svg:y="3.026cm">
            <text:p><text:span text:style-name="MT5"/></text:p>
            <draw:enhanced-geometry draw:mirror-horizontal="false" draw:mirror-vertical="false" drawooo:sub-view-size="237 297" draw:text-areas="0 0 ?f24 ?f25" svg:viewBox="0 0 0 0" draw:type="ooxml-non-primitive" draw:enhanced-path="M 8 295 L 8 295 C 37 285 75 275 118 275 162 275 200 285 229 295 233 297 237 294 237 290 L 237 32 C 237 30 235 27 233 27 210 16 168 0 118 0 69 0 27 16 4 27 2 28 0 30 0 32 L 0 290 C 0 294 4 297 8 295 Z N">
              <draw:equation draw:name="f0" draw:formula="8*logwidth/237"/>
              <draw:equation draw:name="f1" draw:formula="295*logheight/297"/>
              <draw:equation draw:name="f2" draw:formula="8*logwidth/237"/>
              <draw:equation draw:name="f3" draw:formula="295*logheight/297"/>
              <draw:equation draw:name="f4" draw:formula="118*logwidth/237"/>
              <draw:equation draw:name="f5" draw:formula="275*logheight/297"/>
              <draw:equation draw:name="f6" draw:formula="229*logwidth/237"/>
              <draw:equation draw:name="f7" draw:formula="295*logheight/297"/>
              <draw:equation draw:name="f8" draw:formula="237*logwidth/237"/>
              <draw:equation draw:name="f9" draw:formula="290*logheight/297"/>
              <draw:equation draw:name="f10" draw:formula="237*logwidth/237"/>
              <draw:equation draw:name="f11" draw:formula="32*logheight/297"/>
              <draw:equation draw:name="f12" draw:formula="233*logwidth/237"/>
              <draw:equation draw:name="f13" draw:formula="27*logheight/297"/>
              <draw:equation draw:name="f14" draw:formula="118*logwidth/237"/>
              <draw:equation draw:name="f15" draw:formula="0*logheight/297"/>
              <draw:equation draw:name="f16" draw:formula="4*logwidth/237"/>
              <draw:equation draw:name="f17" draw:formula="27*logheight/297"/>
              <draw:equation draw:name="f18" draw:formula="0*logwidth/237"/>
              <draw:equation draw:name="f19" draw:formula="32*logheight/297"/>
              <draw:equation draw:name="f20" draw:formula="0*logwidth/237"/>
              <draw:equation draw:name="f21" draw:formula="290*logheight/297"/>
              <draw:equation draw:name="f22" draw:formula="8*logwidth/237"/>
              <draw:equation draw:name="f23" draw:formula="295*logheight/297"/>
              <draw:equation draw:name="f24" draw:formula="logwidth"/>
              <draw:equation draw:name="f25" draw:formula="logheight"/>
            </draw:enhanced-geometry>
          </draw:custom-shape>
          <draw:custom-shape draw:name="Freeform 18" draw:style-name="Mgr9" draw:text-style-name="MP14" draw:layer="layout" svg:width="0.617cm" svg:height="0.782cm" svg:x="24.26cm" svg:y="2.161cm">
            <text:p><text:span text:style-name="MT5"/></text:p>
            <draw:enhanced-geometry draw:mirror-horizontal="false" draw:mirror-vertical="false" drawooo:sub-view-size="236 297" draw:text-areas="0 0 ?f24 ?f25" svg:viewBox="0 0 0 0" draw:type="ooxml-non-primitive" draw:enhanced-path="M 229 1 L 229 1 C 200 12 161 22 118 22 75 22 36 12 7 1 3 0 0 3 0 7 L 0 265 C 0 267 1 269 3 270 26 281 68 297 118 297 167 297 209 281 233 270 235 269 236 267 236 265 L 236 7 C 236 3 232 0 229 1 Z N">
              <draw:equation draw:name="f0" draw:formula="229*logwidth/236"/>
              <draw:equation draw:name="f1" draw:formula="1*logheight/297"/>
              <draw:equation draw:name="f2" draw:formula="229*logwidth/236"/>
              <draw:equation draw:name="f3" draw:formula="1*logheight/297"/>
              <draw:equation draw:name="f4" draw:formula="118*logwidth/236"/>
              <draw:equation draw:name="f5" draw:formula="22*logheight/297"/>
              <draw:equation draw:name="f6" draw:formula="7*logwidth/236"/>
              <draw:equation draw:name="f7" draw:formula="1*logheight/297"/>
              <draw:equation draw:name="f8" draw:formula="0*logwidth/236"/>
              <draw:equation draw:name="f9" draw:formula="7*logheight/297"/>
              <draw:equation draw:name="f10" draw:formula="0*logwidth/236"/>
              <draw:equation draw:name="f11" draw:formula="265*logheight/297"/>
              <draw:equation draw:name="f12" draw:formula="3*logwidth/236"/>
              <draw:equation draw:name="f13" draw:formula="270*logheight/297"/>
              <draw:equation draw:name="f14" draw:formula="118*logwidth/236"/>
              <draw:equation draw:name="f15" draw:formula="297*logheight/297"/>
              <draw:equation draw:name="f16" draw:formula="233*logwidth/236"/>
              <draw:equation draw:name="f17" draw:formula="270*logheight/297"/>
              <draw:equation draw:name="f18" draw:formula="236*logwidth/236"/>
              <draw:equation draw:name="f19" draw:formula="265*logheight/297"/>
              <draw:equation draw:name="f20" draw:formula="236*logwidth/236"/>
              <draw:equation draw:name="f21" draw:formula="7*logheight/297"/>
              <draw:equation draw:name="f22" draw:formula="229*logwidth/236"/>
              <draw:equation draw:name="f23" draw:formula="1*logheight/297"/>
              <draw:equation draw:name="f24" draw:formula="logwidth"/>
              <draw:equation draw:name="f25" draw:formula="logheight"/>
            </draw:enhanced-geometry>
          </draw:custom-shape>
          <draw:custom-shape draw:name="Freeform 19" draw:style-name="Mgr9" draw:text-style-name="MP14" draw:layer="layout" svg:width="0.624cm" svg:height="0.782cm" svg:x="25.757cm" svg:y="2.161cm">
            <text:p><text:span text:style-name="MT5"/></text:p>
            <draw:enhanced-geometry draw:mirror-horizontal="false" draw:mirror-vertical="false" drawooo:sub-view-size="236 297" draw:text-areas="0 0 ?f24 ?f25" svg:viewBox="0 0 0 0" draw:type="ooxml-non-primitive" draw:enhanced-path="M 7 296 L 7 296 C 36 285 75 276 118 276 161 276 200 285 229 296 232 297 236 294 236 290 L 236 33 C 236 30 235 28 233 27 209 16 167 0 118 0 69 0 26 16 3 27 1 28 0 30 0 33 L 0 290 C 0 294 3 297 7 296 Z N">
              <draw:equation draw:name="f0" draw:formula="7*logwidth/236"/>
              <draw:equation draw:name="f1" draw:formula="296*logheight/297"/>
              <draw:equation draw:name="f2" draw:formula="7*logwidth/236"/>
              <draw:equation draw:name="f3" draw:formula="296*logheight/297"/>
              <draw:equation draw:name="f4" draw:formula="118*logwidth/236"/>
              <draw:equation draw:name="f5" draw:formula="276*logheight/297"/>
              <draw:equation draw:name="f6" draw:formula="229*logwidth/236"/>
              <draw:equation draw:name="f7" draw:formula="296*logheight/297"/>
              <draw:equation draw:name="f8" draw:formula="236*logwidth/236"/>
              <draw:equation draw:name="f9" draw:formula="290*logheight/297"/>
              <draw:equation draw:name="f10" draw:formula="236*logwidth/236"/>
              <draw:equation draw:name="f11" draw:formula="33*logheight/297"/>
              <draw:equation draw:name="f12" draw:formula="233*logwidth/236"/>
              <draw:equation draw:name="f13" draw:formula="27*logheight/297"/>
              <draw:equation draw:name="f14" draw:formula="118*logwidth/236"/>
              <draw:equation draw:name="f15" draw:formula="0*logheight/297"/>
              <draw:equation draw:name="f16" draw:formula="3*logwidth/236"/>
              <draw:equation draw:name="f17" draw:formula="27*logheight/297"/>
              <draw:equation draw:name="f18" draw:formula="0*logwidth/236"/>
              <draw:equation draw:name="f19" draw:formula="33*logheight/297"/>
              <draw:equation draw:name="f20" draw:formula="0*logwidth/236"/>
              <draw:equation draw:name="f21" draw:formula="290*logheight/297"/>
              <draw:equation draw:name="f22" draw:formula="7*logwidth/236"/>
              <draw:equation draw:name="f23" draw:formula="296*logheight/297"/>
              <draw:equation draw:name="f24" draw:formula="logwidth"/>
              <draw:equation draw:name="f25" draw:formula="logheight"/>
            </draw:enhanced-geometry>
          </draw:custom-shape>
          <draw:custom-shape draw:name="Freeform 20" draw:style-name="Mgr9" draw:text-style-name="MP14" draw:layer="layout" svg:width="0.624cm" svg:height="1.449cm" svg:x="25.009cm" svg:y="1.494cm">
            <text:p><text:span text:style-name="MT5"/></text:p>
            <draw:enhanced-geometry draw:mirror-horizontal="false" draw:mirror-vertical="false" drawooo:sub-view-size="237 549" draw:text-areas="0 0 ?f24 ?f25" svg:viewBox="0 0 0 0" draw:type="ooxml-non-primitive" draw:enhanced-path="M 8 548 L 8 548 C 37 537 75 528 118 528 162 528 200 537 229 548 233 549 237 546 237 542 L 237 33 C 237 30 235 28 233 27 210 16 168 0 118 0 69 0 27 16 4 27 2 28 0 30 0 33 L 0 542 C 0 546 4 549 8 548 Z N">
              <draw:equation draw:name="f0" draw:formula="8*logwidth/237"/>
              <draw:equation draw:name="f1" draw:formula="548*logheight/549"/>
              <draw:equation draw:name="f2" draw:formula="8*logwidth/237"/>
              <draw:equation draw:name="f3" draw:formula="548*logheight/549"/>
              <draw:equation draw:name="f4" draw:formula="118*logwidth/237"/>
              <draw:equation draw:name="f5" draw:formula="528*logheight/549"/>
              <draw:equation draw:name="f6" draw:formula="229*logwidth/237"/>
              <draw:equation draw:name="f7" draw:formula="548*logheight/549"/>
              <draw:equation draw:name="f8" draw:formula="237*logwidth/237"/>
              <draw:equation draw:name="f9" draw:formula="542*logheight/549"/>
              <draw:equation draw:name="f10" draw:formula="237*logwidth/237"/>
              <draw:equation draw:name="f11" draw:formula="33*logheight/549"/>
              <draw:equation draw:name="f12" draw:formula="233*logwidth/237"/>
              <draw:equation draw:name="f13" draw:formula="27*logheight/549"/>
              <draw:equation draw:name="f14" draw:formula="118*logwidth/237"/>
              <draw:equation draw:name="f15" draw:formula="0*logheight/549"/>
              <draw:equation draw:name="f16" draw:formula="4*logwidth/237"/>
              <draw:equation draw:name="f17" draw:formula="27*logheight/549"/>
              <draw:equation draw:name="f18" draw:formula="0*logwidth/237"/>
              <draw:equation draw:name="f19" draw:formula="33*logheight/549"/>
              <draw:equation draw:name="f20" draw:formula="0*logwidth/237"/>
              <draw:equation draw:name="f21" draw:formula="542*logheight/549"/>
              <draw:equation draw:name="f22" draw:formula="8*logwidth/237"/>
              <draw:equation draw:name="f23" draw:formula="548*logheight/549"/>
              <draw:equation draw:name="f24" draw:formula="logwidth"/>
              <draw:equation draw:name="f25" draw:formula="logheight"/>
            </draw:enhanced-geometry>
          </draw:custom-shape>
          <draw:custom-shape draw:name="Freeform 21" draw:style-name="Mgr9" draw:text-style-name="MP14" draw:layer="layout" svg:width="4.622cm" svg:height="0.494cm" svg:x="27.131cm" svg:y="2.236cm">
            <text:p><text:span text:style-name="MT5"/></text:p>
            <draw:enhanced-geometry draw:mirror-horizontal="false" draw:mirror-vertical="false" drawooo:sub-view-size="1748 186" draw:text-areas="0 0 ?f108 ?f109" svg:viewBox="0 0 0 0" draw:type="ooxml-non-primitive" draw:enhanced-path="M 155 3 L 155 3 106 3 106 70 49 70 49 3 0 3 0 184 49 184 49 110 106 110 106 184 155 184 155 3 Z M 346 24 L 346 24 C 331 8 309 0 281 0 252 0 230 8 215 24 200 40 192 63 192 93 192 123 200 146 215 162 230 178 252 186 280 186 309 186 331 178 346 162 361 147 368 124 368 93 368 63 361 39 346 24 Z M 281 40 L 281 40 C 293 40 302 44 308 53 314 62 317 75 317 93 317 111 314 124 308 133 302 141 293 146 280 146 256 146 244 128 244 93 244 58 256 40 281 40 Z M 507 44 L 507 44 C 514 46 520 48 527 52 L 542 13 C 524 5 506 0 486 0 468 0 453 4 439 12 426 19 416 30 409 44 402 59 398 75 398 94 398 124 406 147 420 162 435 178 456 186 483 186 502 186 519 183 534 176 L 534 135 C 527 138 519 141 511 143 504 145 496 146 488 146 462 146 449 129 449 94 449 77 452 64 458 55 465 45 474 40 486 40 493 40 500 41 507 44 Z M 728 3 L 728 3 679 3 679 70 622 70 622 3 573 3 573 184 622 184 622 110 679 110 679 184 728 184 728 3 Z M 884 98 L 884 98 C 878 90 867 83 852 76 835 68 825 63 822 61 818 58 816 55 816 51 816 48 818 45 821 43 823 41 828 39 834 39 847 39 861 43 878 51 L 893 13 C 874 5 855 0 836 0 815 0 798 5 786 14 774 24 768 37 768 53 768 62 769 70 772 76 775 83 779 89 785 94 791 99 800 104 812 109 825 115 833 119 836 121 839 123 841 125 842 127 844 128 844 131 844 133 844 137 843 140 839 143 836 145 831 147 823 147 815 147 806 145 796 143 785 140 776 136 766 131 L 766 175 C 775 179 784 182 792 184 800 185 810 186 822 186 837 186 849 184 860 179 871 174 879 167 885 159 890 150 893 140 893 129 893 117 890 107 884 98 Z M 1028 44 L 1028 44 C 1035 46 1042 48 1048 52 L 1063 13 C 1046 5 1027 0 1007 0 990 0 974 4 961 12 947 19 937 30 930 44 923 59 920 75 920 94 920 124 927 147 942 162 956 178 977 186 1004 186 1023 186 1040 183 1056 176 L 1056 135 C 1048 138 1040 141 1033 143 1025 145 1018 146 1010 146 983 146 970 129 970 94 970 77 973 64 980 55 986 45 995 40 1007 40 1015 40 1022 41 1028 44 Z M 1250 3 L 1250 3 1201 3 1201 70 1144 70 1144 3 1095 3 1095 184 1144 184 1144 110 1201 110 1201 184 1250 184 1250 3 Z M 1399 3 L 1399 3 1399 109 C 1399 122 1397 131 1392 137 1388 143 1381 146 1371 146 1361 146 1354 143 1349 137 1345 131 1342 122 1342 109 L 1342 3 1293 3 1293 113 C 1293 137 1300 155 1313 167 1326 180 1345 186 1370 186 1395 186 1414 180 1428 167 1441 154 1448 135 1448 112 L 1448 3 1399 3 Z M 1610 184 L 1610 184 1610 144 1540 144 1540 3 1491 3 1491 184 1610 184 Z M 1748 144 L 1748 144 1690 144 1690 110 1744 110 1744 71 1690 71 1690 42 1748 42 1748 3 1641 3 1641 184 1748 184 1748 144 Z N">
              <draw:equation draw:name="f0" draw:formula="106*logwidth/1748"/>
              <draw:equation draw:name="f1" draw:formula="3*logheight/186"/>
              <draw:equation draw:name="f2" draw:formula="49*logwidth/1748"/>
              <draw:equation draw:name="f3" draw:formula="3*logheight/186"/>
              <draw:equation draw:name="f4" draw:formula="49*logwidth/1748"/>
              <draw:equation draw:name="f5" draw:formula="184*logheight/186"/>
              <draw:equation draw:name="f6" draw:formula="106*logwidth/1748"/>
              <draw:equation draw:name="f7" draw:formula="184*logheight/186"/>
              <draw:equation draw:name="f8" draw:formula="346*logwidth/1748"/>
              <draw:equation draw:name="f9" draw:formula="24*logheight/186"/>
              <draw:equation draw:name="f10" draw:formula="215*logwidth/1748"/>
              <draw:equation draw:name="f11" draw:formula="24*logheight/186"/>
              <draw:equation draw:name="f12" draw:formula="280*logwidth/1748"/>
              <draw:equation draw:name="f13" draw:formula="186*logheight/186"/>
              <draw:equation draw:name="f14" draw:formula="346*logwidth/1748"/>
              <draw:equation draw:name="f15" draw:formula="24*logheight/186"/>
              <draw:equation draw:name="f16" draw:formula="308*logwidth/1748"/>
              <draw:equation draw:name="f17" draw:formula="53*logheight/186"/>
              <draw:equation draw:name="f18" draw:formula="280*logwidth/1748"/>
              <draw:equation draw:name="f19" draw:formula="146*logheight/186"/>
              <draw:equation draw:name="f20" draw:formula="507*logwidth/1748"/>
              <draw:equation draw:name="f21" draw:formula="44*logheight/186"/>
              <draw:equation draw:name="f22" draw:formula="542*logwidth/1748"/>
              <draw:equation draw:name="f23" draw:formula="13*logheight/186"/>
              <draw:equation draw:name="f24" draw:formula="409*logwidth/1748"/>
              <draw:equation draw:name="f25" draw:formula="44*logheight/186"/>
              <draw:equation draw:name="f26" draw:formula="483*logwidth/1748"/>
              <draw:equation draw:name="f27" draw:formula="186*logheight/186"/>
              <draw:equation draw:name="f28" draw:formula="511*logwidth/1748"/>
              <draw:equation draw:name="f29" draw:formula="143*logheight/186"/>
              <draw:equation draw:name="f30" draw:formula="458*logwidth/1748"/>
              <draw:equation draw:name="f31" draw:formula="55*logheight/186"/>
              <draw:equation draw:name="f32" draw:formula="728*logwidth/1748"/>
              <draw:equation draw:name="f33" draw:formula="3*logheight/186"/>
              <draw:equation draw:name="f34" draw:formula="679*logwidth/1748"/>
              <draw:equation draw:name="f35" draw:formula="70*logheight/186"/>
              <draw:equation draw:name="f36" draw:formula="573*logwidth/1748"/>
              <draw:equation draw:name="f37" draw:formula="3*logheight/186"/>
              <draw:equation draw:name="f38" draw:formula="622*logwidth/1748"/>
              <draw:equation draw:name="f39" draw:formula="110*logheight/186"/>
              <draw:equation draw:name="f40" draw:formula="728*logwidth/1748"/>
              <draw:equation draw:name="f41" draw:formula="184*logheight/186"/>
              <draw:equation draw:name="f42" draw:formula="884*logwidth/1748"/>
              <draw:equation draw:name="f43" draw:formula="98*logheight/186"/>
              <draw:equation draw:name="f44" draw:formula="816*logwidth/1748"/>
              <draw:equation draw:name="f45" draw:formula="51*logheight/186"/>
              <draw:equation draw:name="f46" draw:formula="878*logwidth/1748"/>
              <draw:equation draw:name="f47" draw:formula="51*logheight/186"/>
              <draw:equation draw:name="f48" draw:formula="786*logwidth/1748"/>
              <draw:equation draw:name="f49" draw:formula="14*logheight/186"/>
              <draw:equation draw:name="f50" draw:formula="785*logwidth/1748"/>
              <draw:equation draw:name="f51" draw:formula="94*logheight/186"/>
              <draw:equation draw:name="f52" draw:formula="842*logwidth/1748"/>
              <draw:equation draw:name="f53" draw:formula="127*logheight/186"/>
              <draw:equation draw:name="f54" draw:formula="823*logwidth/1748"/>
              <draw:equation draw:name="f55" draw:formula="147*logheight/186"/>
              <draw:equation draw:name="f56" draw:formula="766*logwidth/1748"/>
              <draw:equation draw:name="f57" draw:formula="175*logheight/186"/>
              <draw:equation draw:name="f58" draw:formula="860*logwidth/1748"/>
              <draw:equation draw:name="f59" draw:formula="179*logheight/186"/>
              <draw:equation draw:name="f60" draw:formula="884*logwidth/1748"/>
              <draw:equation draw:name="f61" draw:formula="98*logheight/186"/>
              <draw:equation draw:name="f62" draw:formula="1048*logwidth/1748"/>
              <draw:equation draw:name="f63" draw:formula="52*logheight/186"/>
              <draw:equation draw:name="f64" draw:formula="961*logwidth/1748"/>
              <draw:equation draw:name="f65" draw:formula="12*logheight/186"/>
              <draw:equation draw:name="f66" draw:formula="942*logwidth/1748"/>
              <draw:equation draw:name="f67" draw:formula="162*logheight/186"/>
              <draw:equation draw:name="f68" draw:formula="1056*logwidth/1748"/>
              <draw:equation draw:name="f69" draw:formula="135*logheight/186"/>
              <draw:equation draw:name="f70" draw:formula="970*logwidth/1748"/>
              <draw:equation draw:name="f71" draw:formula="94*logheight/186"/>
              <draw:equation draw:name="f72" draw:formula="1028*logwidth/1748"/>
              <draw:equation draw:name="f73" draw:formula="44*logheight/186"/>
              <draw:equation draw:name="f74" draw:formula="1201*logwidth/1748"/>
              <draw:equation draw:name="f75" draw:formula="3*logheight/186"/>
              <draw:equation draw:name="f76" draw:formula="1144*logwidth/1748"/>
              <draw:equation draw:name="f77" draw:formula="3*logheight/186"/>
              <draw:equation draw:name="f78" draw:formula="1144*logwidth/1748"/>
              <draw:equation draw:name="f79" draw:formula="184*logheight/186"/>
              <draw:equation draw:name="f80" draw:formula="1201*logwidth/1748"/>
              <draw:equation draw:name="f81" draw:formula="184*logheight/186"/>
              <draw:equation draw:name="f82" draw:formula="1399*logwidth/1748"/>
              <draw:equation draw:name="f83" draw:formula="3*logheight/186"/>
              <draw:equation draw:name="f84" draw:formula="1392*logwidth/1748"/>
              <draw:equation draw:name="f85" draw:formula="137*logheight/186"/>
              <draw:equation draw:name="f86" draw:formula="1342*logwidth/1748"/>
              <draw:equation draw:name="f87" draw:formula="109*logheight/186"/>
              <draw:equation draw:name="f88" draw:formula="1293*logwidth/1748"/>
              <draw:equation draw:name="f89" draw:formula="113*logheight/186"/>
              <draw:equation draw:name="f90" draw:formula="1428*logwidth/1748"/>
              <draw:equation draw:name="f91" draw:formula="167*logheight/186"/>
              <draw:equation draw:name="f92" draw:formula="1399*logwidth/1748"/>
              <draw:equation draw:name="f93" draw:formula="3*logheight/186"/>
              <draw:equation draw:name="f94" draw:formula="1610*logwidth/1748"/>
              <draw:equation draw:name="f95" draw:formula="144*logheight/186"/>
              <draw:equation draw:name="f96" draw:formula="1491*logwidth/1748"/>
              <draw:equation draw:name="f97" draw:formula="3*logheight/186"/>
              <draw:equation draw:name="f98" draw:formula="1748*logwidth/1748"/>
              <draw:equation draw:name="f99" draw:formula="144*logheight/186"/>
              <draw:equation draw:name="f100" draw:formula="1690*logwidth/1748"/>
              <draw:equation draw:name="f101" draw:formula="110*logheight/186"/>
              <draw:equation draw:name="f102" draw:formula="1690*logwidth/1748"/>
              <draw:equation draw:name="f103" draw:formula="71*logheight/186"/>
              <draw:equation draw:name="f104" draw:formula="1748*logwidth/1748"/>
              <draw:equation draw:name="f105" draw:formula="3*logheight/186"/>
              <draw:equation draw:name="f106" draw:formula="1748*logwidth/1748"/>
              <draw:equation draw:name="f107" draw:formula="184*logheight/186"/>
              <draw:equation draw:name="f108" draw:formula="logwidth"/>
              <draw:equation draw:name="f109" draw:formula="logheight"/>
            </draw:enhanced-geometry>
          </draw:custom-shape>
          <draw:custom-shape draw:name="Freeform 22" draw:style-name="Mgr9" draw:text-style-name="MP14" draw:layer="layout" svg:width="4.004cm" svg:height="0.48cm" svg:x="27.131cm" svg:y="2.862cm">
            <text:p><text:span text:style-name="MT5"/></text:p>
            <draw:enhanced-geometry draw:mirror-horizontal="false" draw:mirror-vertical="false" drawooo:sub-view-size="1516 181" draw:text-areas="0 0 ?f84 ?f85" svg:viewBox="0 0 0 0" draw:type="ooxml-non-primitive" draw:enhanced-path="M 126 181 L 126 181 162 51 163 51 C 162 71 162 83 162 88 161 93 161 98 161 102 L 161 181 206 181 206 1 141 1 104 129 103 129 65 1 0 1 0 181 44 181 44 103 C 44 91 43 73 41 51 L 42 51 79 181 126 181 Z M 300 1 L 300 1 251 1 251 181 300 181 300 1 Z M 423 41 L 423 41 467 41 467 1 330 1 330 41 374 41 374 181 423 181 423 41 Z M 583 41 L 583 41 627 41 627 1 490 1 490 41 534 41 534 181 583 181 583 41 Z M 905 1 L 905 1 858 1 838 92 C 833 114 830 130 829 139 828 132 826 121 823 107 821 93 818 80 815 69 L 800 1 755 1 739 69 C 736 78 734 90 731 105 728 119 726 131 725 139 724 127 721 111 716 91 L 696 1 649 1 694 181 752 181 C 762 134 768 107 770 100 771 94 773 86 774 78 776 70 777 64 777 58 778 65 780 73 781 83 783 93 784 99 785 103 L 803 181 860 181 905 1 Z M 1041 142 L 1041 142 982 142 982 107 1036 107 1036 68 982 68 982 40 1041 40 1041 1 933 1 933 181 1041 181 1041 142 Z M 1130 1 L 1130 1 1081 1 1081 181 1130 181 1130 1 Z M 1304 23 L 1304 23 C 1288 8 1266 1 1237 1 L 1174 1 1174 181 1233 181 C 1263 181 1286 173 1303 157 1319 141 1328 117 1328 87 1328 59 1320 38 1304 23 Z M 1267 128 L 1267 128 C 1260 137 1249 141 1234 141 L 1223 141 1223 40 1237 40 C 1251 40 1261 44 1267 52 1274 60 1277 72 1277 89 1277 107 1274 120 1267 128 Z M 1516 181 L 1516 181 1456 0 1391 0 1332 181 1386 181 1395 148 1454 148 1463 181 1516 181 Z M 1405 107 L 1405 107 C 1413 79 1417 60 1420 50 1422 41 1423 34 1424 30 1425 34 1427 42 1429 52 1432 63 1434 71 1436 78 L 1444 107 1405 107 Z N">
              <draw:equation draw:name="f0" draw:formula="162*logwidth/1516"/>
              <draw:equation draw:name="f1" draw:formula="51*logheight/181"/>
              <draw:equation draw:name="f2" draw:formula="161*logwidth/1516"/>
              <draw:equation draw:name="f3" draw:formula="102*logheight/181"/>
              <draw:equation draw:name="f4" draw:formula="206*logwidth/1516"/>
              <draw:equation draw:name="f5" draw:formula="1*logheight/181"/>
              <draw:equation draw:name="f6" draw:formula="103*logwidth/1516"/>
              <draw:equation draw:name="f7" draw:formula="129*logheight/181"/>
              <draw:equation draw:name="f8" draw:formula="0*logwidth/1516"/>
              <draw:equation draw:name="f9" draw:formula="181*logheight/181"/>
              <draw:equation draw:name="f10" draw:formula="41*logwidth/1516"/>
              <draw:equation draw:name="f11" draw:formula="51*logheight/181"/>
              <draw:equation draw:name="f12" draw:formula="126*logwidth/1516"/>
              <draw:equation draw:name="f13" draw:formula="181*logheight/181"/>
              <draw:equation draw:name="f14" draw:formula="251*logwidth/1516"/>
              <draw:equation draw:name="f15" draw:formula="1*logheight/181"/>
              <draw:equation draw:name="f16" draw:formula="300*logwidth/1516"/>
              <draw:equation draw:name="f17" draw:formula="1*logheight/181"/>
              <draw:equation draw:name="f18" draw:formula="467*logwidth/1516"/>
              <draw:equation draw:name="f19" draw:formula="41*logheight/181"/>
              <draw:equation draw:name="f20" draw:formula="330*logwidth/1516"/>
              <draw:equation draw:name="f21" draw:formula="41*logheight/181"/>
              <draw:equation draw:name="f22" draw:formula="423*logwidth/1516"/>
              <draw:equation draw:name="f23" draw:formula="181*logheight/181"/>
              <draw:equation draw:name="f24" draw:formula="583*logwidth/1516"/>
              <draw:equation draw:name="f25" draw:formula="41*logheight/181"/>
              <draw:equation draw:name="f26" draw:formula="490*logwidth/1516"/>
              <draw:equation draw:name="f27" draw:formula="1*logheight/181"/>
              <draw:equation draw:name="f28" draw:formula="534*logwidth/1516"/>
              <draw:equation draw:name="f29" draw:formula="181*logheight/181"/>
              <draw:equation draw:name="f30" draw:formula="905*logwidth/1516"/>
              <draw:equation draw:name="f31" draw:formula="1*logheight/181"/>
              <draw:equation draw:name="f32" draw:formula="838*logwidth/1516"/>
              <draw:equation draw:name="f33" draw:formula="92*logheight/181"/>
              <draw:equation draw:name="f34" draw:formula="815*logwidth/1516"/>
              <draw:equation draw:name="f35" draw:formula="69*logheight/181"/>
              <draw:equation draw:name="f36" draw:formula="739*logwidth/1516"/>
              <draw:equation draw:name="f37" draw:formula="69*logheight/181"/>
              <draw:equation draw:name="f38" draw:formula="716*logwidth/1516"/>
              <draw:equation draw:name="f39" draw:formula="91*logheight/181"/>
              <draw:equation draw:name="f40" draw:formula="694*logwidth/1516"/>
              <draw:equation draw:name="f41" draw:formula="181*logheight/181"/>
              <draw:equation draw:name="f42" draw:formula="774*logwidth/1516"/>
              <draw:equation draw:name="f43" draw:formula="78*logheight/181"/>
              <draw:equation draw:name="f44" draw:formula="785*logwidth/1516"/>
              <draw:equation draw:name="f45" draw:formula="103*logheight/181"/>
              <draw:equation draw:name="f46" draw:formula="905*logwidth/1516"/>
              <draw:equation draw:name="f47" draw:formula="1*logheight/181"/>
              <draw:equation draw:name="f48" draw:formula="982*logwidth/1516"/>
              <draw:equation draw:name="f49" draw:formula="142*logheight/181"/>
              <draw:equation draw:name="f50" draw:formula="1036*logwidth/1516"/>
              <draw:equation draw:name="f51" draw:formula="68*logheight/181"/>
              <draw:equation draw:name="f52" draw:formula="1041*logwidth/1516"/>
              <draw:equation draw:name="f53" draw:formula="40*logheight/181"/>
              <draw:equation draw:name="f54" draw:formula="933*logwidth/1516"/>
              <draw:equation draw:name="f55" draw:formula="181*logheight/181"/>
              <draw:equation draw:name="f56" draw:formula="1130*logwidth/1516"/>
              <draw:equation draw:name="f57" draw:formula="1*logheight/181"/>
              <draw:equation draw:name="f58" draw:formula="1081*logwidth/1516"/>
              <draw:equation draw:name="f59" draw:formula="181*logheight/181"/>
              <draw:equation draw:name="f60" draw:formula="1304*logwidth/1516"/>
              <draw:equation draw:name="f61" draw:formula="23*logheight/181"/>
              <draw:equation draw:name="f62" draw:formula="1174*logwidth/1516"/>
              <draw:equation draw:name="f63" draw:formula="1*logheight/181"/>
              <draw:equation draw:name="f64" draw:formula="1303*logwidth/1516"/>
              <draw:equation draw:name="f65" draw:formula="157*logheight/181"/>
              <draw:equation draw:name="f66" draw:formula="1267*logwidth/1516"/>
              <draw:equation draw:name="f67" draw:formula="128*logheight/181"/>
              <draw:equation draw:name="f68" draw:formula="1223*logwidth/1516"/>
              <draw:equation draw:name="f69" draw:formula="141*logheight/181"/>
              <draw:equation draw:name="f70" draw:formula="1267*logwidth/1516"/>
              <draw:equation draw:name="f71" draw:formula="52*logheight/181"/>
              <draw:equation draw:name="f72" draw:formula="1516*logwidth/1516"/>
              <draw:equation draw:name="f73" draw:formula="181*logheight/181"/>
              <draw:equation draw:name="f74" draw:formula="1391*logwidth/1516"/>
              <draw:equation draw:name="f75" draw:formula="0*logheight/181"/>
              <draw:equation draw:name="f76" draw:formula="1395*logwidth/1516"/>
              <draw:equation draw:name="f77" draw:formula="148*logheight/181"/>
              <draw:equation draw:name="f78" draw:formula="1516*logwidth/1516"/>
              <draw:equation draw:name="f79" draw:formula="181*logheight/181"/>
              <draw:equation draw:name="f80" draw:formula="1420*logwidth/1516"/>
              <draw:equation draw:name="f81" draw:formula="50*logheight/181"/>
              <draw:equation draw:name="f82" draw:formula="1436*logwidth/1516"/>
              <draw:equation draw:name="f83" draw:formula="78*logheight/181"/>
              <draw:equation draw:name="f84" draw:formula="logwidth"/>
              <draw:equation draw:name="f85" draw:formula="logheight"/>
            </draw:enhanced-geometry>
          </draw:custom-shape>
          <draw:custom-shape draw:name="Freeform 23" draw:style-name="Mgr9" draw:text-style-name="MP14" draw:layer="layout" svg:width="4.622cm" svg:height="0.329cm" svg:x="27.131cm" svg:y="3.542cm">
            <text:p><text:span text:style-name="MT5"/></text:p>
            <draw:enhanced-geometry draw:mirror-horizontal="false" draw:mirror-vertical="false" drawooo:sub-view-size="1748 124" draw:text-areas="0 0 ?f116 ?f117" svg:viewBox="0 0 0 0" draw:type="ooxml-non-primitive" draw:enhanced-path="M 56 7 L 56 7 56 62 C 56 76 49 83 35 83 28 83 23 82 20 78 16 75 15 69 15 62 L 15 7 0 7 0 63 C 0 73 3 81 9 87 15 93 24 96 35 96 42 96 48 94 54 92 59 89 63 85 66 80 68 76 70 70 70 63 L 70 7 56 7 Z M 149 51 L 149 51 C 149 35 141 27 125 27 120 27 116 28 112 29 109 31 106 34 104 37 L 103 37 101 28 90 28 90 94 104 94 104 61 C 104 53 106 47 108 44 111 40 116 38 121 38 126 38 129 40 131 42 133 45 134 49 134 54 L 134 94 149 94 149 51 Z M 182 28 L 182 28 167 28 167 94 182 94 182 28 Z M 169 16 L 169 16 C 170 18 172 18 175 18 177 18 179 18 180 16 182 15 182 13 182 11 182 8 182 6 180 5 179 3 177 3 175 3 172 3 170 3 169 5 167 6 167 8 167 11 167 13 167 15 169 16 Z M 233 94 L 233 94 258 28 244 28 230 67 C 228 74 226 79 226 82 L 225 82 C 225 78 223 73 221 67 L 208 28 193 28 218 94 233 94 Z M 309 95 L 309 95 C 312 94 316 93 319 91 L 319 80 C 315 81 312 83 308 83 305 84 301 84 297 84 291 84 287 83 283 79 280 76 278 71 278 64 L 322 64 322 57 C 322 47 320 40 315 35 310 30 303 27 294 27 285 27 277 30 272 36 266 42 264 51 264 62 264 72 267 81 272 87 278 93 286 96 297 96 301 96 305 95 309 95 Z M 305 42 L 305 42 C 307 45 308 49 308 54 L 278 54 C 279 49 281 45 283 42 286 39 290 38 294 38 298 38 302 39 305 42 Z M 361 30 L 361 30 C 357 33 354 36 352 40 L 351 40 350 28 339 28 339 94 353 94 353 60 C 353 54 354 49 358 45 361 42 366 40 372 40 374 40 376 40 378 41 L 379 27 C 377 27 375 27 372 27 368 27 364 28 361 30 Z M 436 67 L 436 67 C 434 65 433 63 430 61 428 59 424 57 418 55 412 53 407 51 406 49 404 48 403 46 403 44 403 40 406 38 414 38 419 38 425 39 432 42 L 436 32 C 429 28 422 27 414 27 406 27 400 28 396 32 391 35 389 39 389 45 389 50 390 53 393 56 396 59 401 62 408 65 412 67 415 68 417 69 420 70 421 72 422 73 423 74 424 75 424 77 424 82 419 85 411 85 404 85 397 83 389 79 L 389 92 C 394 94 401 96 410 96 419 96 426 94 430 90 435 87 437 82 437 75 437 72 437 70 436 67 Z M 467 28 L 467 28 452 28 452 94 467 94 467 28 Z M 454 16 L 454 16 C 455 18 457 18 460 18 462 18 464 18 465 16 467 15 467 13 467 11 467 8 467 6 465 5 464 3 462 3 460 3 457 3 455 3 454 5 452 6 452 8 452 11 452 13 452 15 454 16 Z M 505 82 L 505 82 C 503 80 502 78 502 74 L 502 39 521 39 521 28 502 28 502 13 493 13 489 27 479 33 479 39 488 39 488 74 C 488 89 495 96 508 96 511 96 513 95 516 95 518 94 520 94 522 93 L 522 83 C 518 84 515 84 511 84 509 84 506 83 505 82 Z M 556 94 L 556 94 553 101 C 551 108 546 112 539 112 536 112 534 112 532 112 L 532 123 C 535 123 538 124 541 124 553 124 561 117 567 103 L 595 28 580 28 C 571 55 565 70 564 73 564 76 563 79 562 81 L 562 81 C 561 76 560 71 558 66 L 544 28 529 28 556 94 Z M 684 36 L 684 36 C 678 30 671 27 661 27 651 27 644 30 638 36 632 42 630 50 630 61 630 68 631 74 634 79 636 85 640 89 645 91 649 94 655 96 661 96 671 96 679 93 684 86 690 80 692 72 692 61 692 51 690 42 684 36 Z M 648 44 L 648 44 C 651 40 655 38 661 38 672 38 678 46 678 61 678 76 672 84 661 84 650 84 644 76 644 61 644 54 646 48 648 44 Z M 741 28 L 741 28 725 28 725 24 C 725 20 726 17 727 15 729 13 731 12 734 12 738 12 741 12 744 14 L 748 3 C 743 1 738 0 733 0 726 0 720 2 717 6 713 10 711 16 711 24 L 711 28 700 32 700 39 711 39 711 94 725 94 725 39 741 39 741 28 Z M 852 94 L 852 94 820 6 804 6 771 94 786 94 795 70 828 70 837 94 852 94 Z M 799 58 L 799 58 807 35 C 809 29 811 24 812 19 812 20 813 23 814 26 815 30 816 32 816 34 L 825 58 799 58 Z M 917 86 L 917 86 C 922 80 924 72 924 61 924 50 922 42 917 36 913 30 906 27 898 27 889 27 883 30 878 37 L 878 37 C 877 32 876 29 876 28 L 864 28 864 124 878 124 878 97 C 878 95 878 92 877 87 L 878 87 C 883 93 889 96 898 96 906 96 913 93 917 86 Z M 906 44 L 906 44 C 909 48 910 54 910 61 910 68 909 74 906 78 903 82 900 84 895 84 889 84 885 82 882 79 880 75 878 69 878 61 L 878 59 C 878 52 880 47 882 43 885 40 889 38 894 38 900 38 903 40 906 44 Z M 994 86 L 994 86 C 998 80 1001 72 1001 61 1001 50 999 42 994 36 989 30 983 27 975 27 966 27 959 30 955 37 L 954 37 C 953 32 952 29 952 28 L 941 28 941 124 955 124 955 97 C 955 95 955 92 954 87 L 955 87 C 959 93 966 96 974 96 983 96 989 93 994 86 Z M 982 44 L 982 44 C 985 48 986 54 986 61 986 68 985 74 982 78 980 82 976 84 971 84 965 84 961 82 959 79 956 75 955 69 955 61 L 955 59 C 955 52 956 47 959 43 961 40 965 38 971 38 976 38 980 40 982 44 Z M 1031 1 L 1031 1 1017 1 1017 94 1031 94 1031 1 Z M 1065 28 L 1065 28 1051 28 1051 94 1065 94 1065 28 Z M 1052 16 L 1052 16 C 1054 18 1056 18 1058 18 1061 18 1063 18 1064 16 1065 15 1066 13 1066 11 1066 8 1065 6 1064 5 1063 3 1061 3 1058 3 1056 3 1054 3 1052 5 1051 6 1050 8 1050 11 1050 13 1051 15 1052 16 Z M 1126 95 L 1126 95 C 1129 94 1133 93 1136 91 L 1136 80 C 1132 81 1129 83 1125 83 1122 84 1118 84 1115 84 1109 84 1104 83 1101 79 1097 76 1096 71 1095 64 L 1140 64 1140 57 C 1140 47 1137 40 1132 35 1127 30 1120 27 1111 27 1102 27 1094 30 1089 36 1084 42 1081 51 1081 62 1081 72 1084 81 1090 87 1095 93 1104 96 1114 96 1118 96 1122 95 1126 95 Z M 1122 42 L 1122 42 C 1124 45 1126 49 1126 54 L 1096 54 C 1096 49 1098 45 1101 42 1103 39 1107 38 1111 38 1116 38 1119 39 1122 42 Z M 1199 86 L 1199 86 1199 86 1202 94 1213 94 1213 1 1199 1 1199 25 C 1199 28 1199 32 1200 37 L 1199 37 C 1194 30 1188 27 1179 27 1171 27 1164 30 1159 36 1155 42 1152 50 1152 61 1152 72 1155 81 1159 87 1164 93 1170 96 1179 96 1187 96 1194 92 1199 86 Z M 1171 78 L 1171 78 C 1168 75 1167 69 1167 62 1167 54 1168 48 1171 44 1174 40 1177 38 1182 38 1188 38 1192 40 1195 44 1198 47 1199 53 1199 61 L 1199 63 C 1199 71 1198 76 1195 79 1193 83 1188 84 1183 84 1177 84 1173 82 1171 78 Z M 1311 60 L 1311 60 C 1310 57 1308 55 1305 52 1302 50 1297 48 1291 45 1285 43 1281 41 1279 39 1277 38 1275 36 1274 35 1273 33 1273 31 1273 29 1273 25 1274 23 1276 21 1279 19 1282 18 1287 18 1293 18 1300 19 1308 23 L 1312 11 C 1304 7 1296 6 1287 6 1278 6 1271 8 1266 12 1261 16 1258 22 1258 29 1258 35 1260 40 1263 44 1267 48 1272 52 1280 55 1288 58 1293 61 1296 63 1298 65 1299 68 1299 72 1299 75 1298 78 1295 80 1293 82 1288 83 1283 83 1279 83 1275 83 1270 82 1266 81 1261 79 1257 77 L 1257 91 C 1264 94 1272 96 1282 96 1292 96 1299 93 1305 89 1311 84 1314 78 1314 71 1314 67 1313 63 1311 60 Z M 1367 95 L 1367 95 C 1370 94 1373 93 1375 91 L 1375 79 C 1370 82 1364 84 1357 84 1352 84 1348 82 1345 78 1342 74 1340 69 1340 61 1340 46 1346 39 1358 39 1362 39 1366 40 1372 42 L 1377 31 C 1371 28 1365 27 1358 27 1348 27 1340 30 1334 36 1329 42 1326 50 1326 62 1326 73 1329 81 1334 87 1339 93 1347 96 1357 96 1361 96 1364 95 1367 95 Z M 1404 28 L 1404 28 1390 28 1390 94 1404 94 1404 28 Z M 1391 16 L 1391 16 C 1393 18 1395 18 1397 18 1400 18 1402 18 1403 16 1404 15 1405 13 1405 11 1405 8 1404 6 1403 5 1402 3 1400 3 1397 3 1395 3 1393 3 1391 5 1390 6 1389 8 1389 11 1389 13 1390 15 1391 16 Z M 1465 95 L 1465 95 C 1468 94 1472 93 1475 91 L 1475 80 C 1471 81 1468 83 1464 83 1461 84 1457 84 1454 84 1448 84 1443 83 1440 79 1436 76 1435 71 1434 64 L 1479 64 1479 57 C 1479 47 1476 40 1471 35 1466 30 1459 27 1450 27 1441 27 1433 30 1428 36 1423 42 1420 51 1420 62 1420 72 1423 81 1429 87 1434 93 1443 96 1453 96 1457 96 1461 95 1465 95 Z M 1461 42 L 1461 42 C 1463 45 1465 49 1465 54 L 1435 54 C 1435 49 1437 45 1440 42 1442 39 1446 38 1450 38 1455 38 1458 39 1461 42 Z M 1553 51 L 1553 51 C 1553 35 1545 27 1529 27 1525 27 1521 28 1517 29 1513 31 1511 34 1509 37 L 1508 37 1506 28 1495 28 1495 94 1509 94 1509 61 C 1509 53 1510 47 1513 44 1516 40 1520 38 1526 38 1531 38 1534 40 1536 42 1538 45 1539 49 1539 54 L 1539 94 1553 94 1553 51 Z M 1610 95 L 1610 95 C 1613 94 1615 93 1618 91 L 1618 79 C 1612 82 1606 84 1600 84 1595 84 1590 82 1588 78 1585 74 1583 69 1583 61 1583 46 1589 39 1600 39 1604 39 1609 40 1615 42 L 1619 31 C 1614 28 1608 27 1601 27 1590 27 1582 30 1577 36 1571 42 1569 50 1569 62 1569 73 1571 81 1577 87 1582 93 1589 96 1599 96 1603 96 1607 95 1610 95 Z M 1674 95 L 1674 95 C 1677 94 1681 93 1684 91 L 1684 80 C 1680 81 1676 83 1673 83 1670 84 1666 84 1662 84 1656 84 1652 83 1648 79 1645 76 1643 71 1643 64 L 1687 64 1687 57 C 1687 47 1685 40 1680 35 1675 30 1668 27 1659 27 1649 27 1642 30 1637 36 1631 42 1629 51 1629 62 1629 72 1632 81 1637 87 1643 93 1651 96 1662 96 1666 96 1670 95 1674 95 Z M 1669 42 L 1669 42 C 1672 45 1673 49 1673 54 L 1643 54 C 1644 49 1645 45 1648 42 1651 39 1654 38 1659 38 1663 38 1667 39 1669 42 Z M 1747 67 L 1747 67 C 1745 65 1744 63 1741 61 1739 59 1735 57 1729 55 1723 53 1718 51 1716 49 1715 48 1714 46 1714 44 1714 40 1717 38 1725 38 1730 38 1736 39 1743 42 L 1747 32 C 1740 28 1733 27 1725 27 1717 27 1711 28 1707 32 1702 35 1700 39 1700 45 1700 50 1701 53 1704 56 1706 59 1712 62 1719 65 1723 67 1726 68 1728 69 1731 70 1732 72 1733 73 1734 74 1735 75 1735 77 1735 82 1730 85 1722 85 1715 85 1708 83 1700 79 L 1700 92 C 1705 94 1712 96 1721 96 1730 96 1737 94 1741 90 1746 87 1748 82 1748 75 1748 72 1748 70 1747 67 Z N">
              <draw:equation draw:name="f0" draw:formula="0*logwidth/1748"/>
              <draw:equation draw:name="f1" draw:formula="63*logheight/124"/>
              <draw:equation draw:name="f2" draw:formula="149*logwidth/1748"/>
              <draw:equation draw:name="f3" draw:formula="51*logheight/124"/>
              <draw:equation draw:name="f4" draw:formula="104*logwidth/1748"/>
              <draw:equation draw:name="f5" draw:formula="61*logheight/124"/>
              <draw:equation draw:name="f6" draw:formula="182*logwidth/1748"/>
              <draw:equation draw:name="f7" draw:formula="28*logheight/124"/>
              <draw:equation draw:name="f8" draw:formula="182*logwidth/1748"/>
              <draw:equation draw:name="f9" draw:formula="11*logheight/124"/>
              <draw:equation draw:name="f10" draw:formula="244*logwidth/1748"/>
              <draw:equation draw:name="f11" draw:formula="28*logheight/124"/>
              <draw:equation draw:name="f12" draw:formula="309*logwidth/1748"/>
              <draw:equation draw:name="f13" draw:formula="95*logheight/124"/>
              <draw:equation draw:name="f14" draw:formula="322*logwidth/1748"/>
              <draw:equation draw:name="f15" draw:formula="57*logheight/124"/>
              <draw:equation draw:name="f16" draw:formula="305*logwidth/1748"/>
              <draw:equation draw:name="f17" draw:formula="42*logheight/124"/>
              <draw:equation draw:name="f18" draw:formula="351*logwidth/1748"/>
              <draw:equation draw:name="f19" draw:formula="40*logheight/124"/>
              <draw:equation draw:name="f20" draw:formula="379*logwidth/1748"/>
              <draw:equation draw:name="f21" draw:formula="27*logheight/124"/>
              <draw:equation draw:name="f22" draw:formula="414*logwidth/1748"/>
              <draw:equation draw:name="f23" draw:formula="38*logheight/124"/>
              <draw:equation draw:name="f24" draw:formula="422*logwidth/1748"/>
              <draw:equation draw:name="f25" draw:formula="73*logheight/124"/>
              <draw:equation draw:name="f26" draw:formula="467*logwidth/1748"/>
              <draw:equation draw:name="f27" draw:formula="28*logheight/124"/>
              <draw:equation draw:name="f28" draw:formula="465*logwidth/1748"/>
              <draw:equation draw:name="f29" draw:formula="16*logheight/124"/>
              <draw:equation draw:name="f30" draw:formula="502*logwidth/1748"/>
              <draw:equation draw:name="f31" draw:formula="74*logheight/124"/>
              <draw:equation draw:name="f32" draw:formula="479*logwidth/1748"/>
              <draw:equation draw:name="f33" draw:formula="39*logheight/124"/>
              <draw:equation draw:name="f34" draw:formula="556*logwidth/1748"/>
              <draw:equation draw:name="f35" draw:formula="94*logheight/124"/>
              <draw:equation draw:name="f36" draw:formula="580*logwidth/1748"/>
              <draw:equation draw:name="f37" draw:formula="28*logheight/124"/>
              <draw:equation draw:name="f38" draw:formula="684*logwidth/1748"/>
              <draw:equation draw:name="f39" draw:formula="36*logheight/124"/>
              <draw:equation draw:name="f40" draw:formula="684*logwidth/1748"/>
              <draw:equation draw:name="f41" draw:formula="36*logheight/124"/>
              <draw:equation draw:name="f42" draw:formula="741*logwidth/1748"/>
              <draw:equation draw:name="f43" draw:formula="28*logheight/124"/>
              <draw:equation draw:name="f44" draw:formula="711*logwidth/1748"/>
              <draw:equation draw:name="f45" draw:formula="24*logheight/124"/>
              <draw:equation draw:name="f46" draw:formula="741*logwidth/1748"/>
              <draw:equation draw:name="f47" draw:formula="28*logheight/124"/>
              <draw:equation draw:name="f48" draw:formula="837*logwidth/1748"/>
              <draw:equation draw:name="f49" draw:formula="94*logheight/124"/>
              <draw:equation draw:name="f50" draw:formula="799*logwidth/1748"/>
              <draw:equation draw:name="f51" draw:formula="58*logheight/124"/>
              <draw:equation draw:name="f52" draw:formula="864*logwidth/1748"/>
              <draw:equation draw:name="f53" draw:formula="28*logheight/124"/>
              <draw:equation draw:name="f54" draw:formula="906*logwidth/1748"/>
              <draw:equation draw:name="f55" draw:formula="44*logheight/124"/>
              <draw:equation draw:name="f56" draw:formula="906*logwidth/1748"/>
              <draw:equation draw:name="f57" draw:formula="44*logheight/124"/>
              <draw:equation draw:name="f58" draw:formula="941*logwidth/1748"/>
              <draw:equation draw:name="f59" draw:formula="28*logheight/124"/>
              <draw:equation draw:name="f60" draw:formula="982*logwidth/1748"/>
              <draw:equation draw:name="f61" draw:formula="44*logheight/124"/>
              <draw:equation draw:name="f62" draw:formula="982*logwidth/1748"/>
              <draw:equation draw:name="f63" draw:formula="44*logheight/124"/>
              <draw:equation draw:name="f64" draw:formula="1051*logwidth/1748"/>
              <draw:equation draw:name="f65" draw:formula="28*logheight/124"/>
              <draw:equation draw:name="f66" draw:formula="1064*logwidth/1748"/>
              <draw:equation draw:name="f67" draw:formula="5*logheight/124"/>
              <draw:equation draw:name="f68" draw:formula="1125*logwidth/1748"/>
              <draw:equation draw:name="f69" draw:formula="83*logheight/124"/>
              <draw:equation draw:name="f70" draw:formula="1081*logwidth/1748"/>
              <draw:equation draw:name="f71" draw:formula="62*logheight/124"/>
              <draw:equation draw:name="f72" draw:formula="1111*logwidth/1748"/>
              <draw:equation draw:name="f73" draw:formula="38*logheight/124"/>
              <draw:equation draw:name="f74" draw:formula="1199*logwidth/1748"/>
              <draw:equation draw:name="f75" draw:formula="25*logheight/124"/>
              <draw:equation draw:name="f76" draw:formula="1171*logwidth/1748"/>
              <draw:equation draw:name="f77" draw:formula="78*logheight/124"/>
              <draw:equation draw:name="f78" draw:formula="1183*logwidth/1748"/>
              <draw:equation draw:name="f79" draw:formula="84*logheight/124"/>
              <draw:equation draw:name="f80" draw:formula="1276*logwidth/1748"/>
              <draw:equation draw:name="f81" draw:formula="21*logheight/124"/>
              <draw:equation draw:name="f82" draw:formula="1296*logwidth/1748"/>
              <draw:equation draw:name="f83" draw:formula="63*logheight/124"/>
              <draw:equation draw:name="f84" draw:formula="1314*logwidth/1748"/>
              <draw:equation draw:name="f85" draw:formula="71*logheight/124"/>
              <draw:equation draw:name="f86" draw:formula="1358*logwidth/1748"/>
              <draw:equation draw:name="f87" draw:formula="39*logheight/124"/>
              <draw:equation draw:name="f88" draw:formula="1404*logwidth/1748"/>
              <draw:equation draw:name="f89" draw:formula="28*logheight/124"/>
              <draw:equation draw:name="f90" draw:formula="1403*logwidth/1748"/>
              <draw:equation draw:name="f91" draw:formula="16*logheight/124"/>
              <draw:equation draw:name="f92" draw:formula="1475*logwidth/1748"/>
              <draw:equation draw:name="f93" draw:formula="91*logheight/124"/>
              <draw:equation draw:name="f94" draw:formula="1450*logwidth/1748"/>
              <draw:equation draw:name="f95" draw:formula="27*logheight/124"/>
              <draw:equation draw:name="f96" draw:formula="1435*logwidth/1748"/>
              <draw:equation draw:name="f97" draw:formula="54*logheight/124"/>
              <draw:equation draw:name="f98" draw:formula="1508*logwidth/1748"/>
              <draw:equation draw:name="f99" draw:formula="37*logheight/124"/>
              <draw:equation draw:name="f100" draw:formula="1539*logwidth/1748"/>
              <draw:equation draw:name="f101" draw:formula="54*logheight/124"/>
              <draw:equation draw:name="f102" draw:formula="1588*logwidth/1748"/>
              <draw:equation draw:name="f103" draw:formula="78*logheight/124"/>
              <draw:equation draw:name="f104" draw:formula="1599*logwidth/1748"/>
              <draw:equation draw:name="f105" draw:formula="96*logheight/124"/>
              <draw:equation draw:name="f106" draw:formula="1643*logwidth/1748"/>
              <draw:equation draw:name="f107" draw:formula="64*logheight/124"/>
              <draw:equation draw:name="f108" draw:formula="1674*logwidth/1748"/>
              <draw:equation draw:name="f109" draw:formula="95*logheight/124"/>
              <draw:equation draw:name="f110" draw:formula="1747*logwidth/1748"/>
              <draw:equation draw:name="f111" draw:formula="67*logheight/124"/>
              <draw:equation draw:name="f112" draw:formula="1707*logwidth/1748"/>
              <draw:equation draw:name="f113" draw:formula="32*logheight/124"/>
              <draw:equation draw:name="f114" draw:formula="1700*logwidth/1748"/>
              <draw:equation draw:name="f115" draw:formula="92*logheight/124"/>
              <draw:equation draw:name="f116" draw:formula="logwidth"/>
              <draw:equation draw:name="f117" draw:formula="logheight"/>
            </draw:enhanced-geometry>
          </draw:custom-shape>
        </draw:g>
      </draw:g>
      <draw:frame draw:name="Textplatzhalter 63" presentation:style-name="Mpr6" draw:text-style-name="MP16" draw:layer="backgroundobjects" svg:width="29.599cm" svg:height="1.363cm" svg:x="2.143cm" svg:y="12.151cm" presentation:class="outline" presentation:user-transformed="true">
        <draw:text-box>
          <text:p text:style-name="MP15"><text:span text:style-name="MT6">Optionale Subline max. einzeilig</text:span></text:p>
        </draw:text-box>
      </draw:frame>
      <draw:g draw:name="Gruppieren 67">
        <draw:g draw:name="Group 4">
          <draw:custom-shape draw:name="Freeform 5" draw:style-name="Mgr16" draw:text-style-name="MP9" draw:layer="backgroundobjects" svg:width="1.362cm" svg:height="1.379cm" svg:x="12.855cm" svg:y="0.5cm">
            <text:p/>
            <draw:enhanced-geometry draw:mirror-horizontal="false" draw:mirror-vertical="false" drawooo:sub-view-size="514 514" draw:text-areas="0 0 ?f12 ?f13" svg:viewBox="0 0 0 0" draw:type="ooxml-non-primitive" draw:enhanced-path="M 257 514 L 257 514 C 399 514 514 399 514 257 514 115 399 0 257 0 115 0 0 115 0 257 0 399 115 514 257 514 Z N">
              <draw:equation draw:name="f0" draw:formula="257*logwidth/514"/>
              <draw:equation draw:name="f1" draw:formula="514*logheight/514"/>
              <draw:equation draw:name="f2" draw:formula="257*logwidth/514"/>
              <draw:equation draw:name="f3" draw:formula="514*logheight/514"/>
              <draw:equation draw:name="f4" draw:formula="514*logwidth/514"/>
              <draw:equation draw:name="f5" draw:formula="257*logheight/514"/>
              <draw:equation draw:name="f6" draw:formula="257*logwidth/514"/>
              <draw:equation draw:name="f7" draw:formula="0*logheight/514"/>
              <draw:equation draw:name="f8" draw:formula="0*logwidth/514"/>
              <draw:equation draw:name="f9" draw:formula="257*logheight/514"/>
              <draw:equation draw:name="f10" draw:formula="257*logwidth/514"/>
              <draw:equation draw:name="f11" draw:formula="514*logheight/514"/>
              <draw:equation draw:name="f12" draw:formula="logwidth"/>
              <draw:equation draw:name="f13" draw:formula="logheight"/>
            </draw:enhanced-geometry>
          </draw:custom-shape>
          <draw:custom-shape draw:name="Freeform 6" draw:style-name="Mgr17" draw:text-style-name="MP6" draw:layer="backgroundobjects" svg:width="0.255cm" svg:height="0.321cm" svg:x="13.102cm" svg:y="1.316cm">
            <text:p/>
            <draw:enhanced-geometry draw:mirror-horizontal="false" draw:mirror-vertical="false" drawooo:sub-view-size="97 121" draw:text-areas="0 0 ?f26 ?f27" svg:viewBox="0 0 0 0" draw:type="ooxml-non-primitive" draw:enhanced-path="M 94 0 L 94 0 C 82 4 66 8 48 8 31 8 15 4 3 0 2 0 0 1 0 2 L 0 107 C 0 108 1 109 2 110 11 114 28 121 48 121 68 121 86 114 95 110 96 109 97 108 97 107 L 97 2 C 97 1 95 0 94 0 L 94 0 Z N">
              <draw:equation draw:name="f0" draw:formula="94*logwidth/97"/>
              <draw:equation draw:name="f1" draw:formula="0*logheight/121"/>
              <draw:equation draw:name="f2" draw:formula="94*logwidth/97"/>
              <draw:equation draw:name="f3" draw:formula="0*logheight/121"/>
              <draw:equation draw:name="f4" draw:formula="48*logwidth/97"/>
              <draw:equation draw:name="f5" draw:formula="8*logheight/121"/>
              <draw:equation draw:name="f6" draw:formula="3*logwidth/97"/>
              <draw:equation draw:name="f7" draw:formula="0*logheight/121"/>
              <draw:equation draw:name="f8" draw:formula="0*logwidth/97"/>
              <draw:equation draw:name="f9" draw:formula="2*logheight/121"/>
              <draw:equation draw:name="f10" draw:formula="0*logwidth/97"/>
              <draw:equation draw:name="f11" draw:formula="107*logheight/121"/>
              <draw:equation draw:name="f12" draw:formula="2*logwidth/97"/>
              <draw:equation draw:name="f13" draw:formula="110*logheight/121"/>
              <draw:equation draw:name="f14" draw:formula="48*logwidth/97"/>
              <draw:equation draw:name="f15" draw:formula="121*logheight/121"/>
              <draw:equation draw:name="f16" draw:formula="95*logwidth/97"/>
              <draw:equation draw:name="f17" draw:formula="110*logheight/121"/>
              <draw:equation draw:name="f18" draw:formula="97*logwidth/97"/>
              <draw:equation draw:name="f19" draw:formula="107*logheight/121"/>
              <draw:equation draw:name="f20" draw:formula="97*logwidth/97"/>
              <draw:equation draw:name="f21" draw:formula="2*logheight/121"/>
              <draw:equation draw:name="f22" draw:formula="94*logwidth/97"/>
              <draw:equation draw:name="f23" draw:formula="0*logheight/121"/>
              <draw:equation draw:name="f24" draw:formula="94*logwidth/97"/>
              <draw:equation draw:name="f25" draw:formula="0*logheight/121"/>
              <draw:equation draw:name="f26" draw:formula="logwidth"/>
              <draw:equation draw:name="f27" draw:formula="logheight"/>
            </draw:enhanced-geometry>
          </draw:custom-shape>
          <draw:custom-shape draw:name="Freeform 7" draw:style-name="Mgr17" draw:text-style-name="MP6" draw:layer="backgroundobjects" svg:width="0.255cm" svg:height="0.321cm" svg:x="13.715cm" svg:y="1.316cm">
            <text:p/>
            <draw:enhanced-geometry draw:mirror-horizontal="false" draw:mirror-vertical="false" drawooo:sub-view-size="97 121" draw:text-areas="0 0 ?f26 ?f27" svg:viewBox="0 0 0 0" draw:type="ooxml-non-primitive" draw:enhanced-path="M 3 121 L 3 121 C 15 116 31 112 48 112 66 112 82 116 94 121 95 121 97 120 97 118 L 97 13 C 97 12 96 11 95 11 86 6 69 0 48 0 29 0 11 6 2 11 1 11 0 12 0 13 L 0 118 C 0 120 2 121 3 121 L 3 121 Z N">
              <draw:equation draw:name="f0" draw:formula="3*logwidth/97"/>
              <draw:equation draw:name="f1" draw:formula="121*logheight/121"/>
              <draw:equation draw:name="f2" draw:formula="3*logwidth/97"/>
              <draw:equation draw:name="f3" draw:formula="121*logheight/121"/>
              <draw:equation draw:name="f4" draw:formula="48*logwidth/97"/>
              <draw:equation draw:name="f5" draw:formula="112*logheight/121"/>
              <draw:equation draw:name="f6" draw:formula="94*logwidth/97"/>
              <draw:equation draw:name="f7" draw:formula="121*logheight/121"/>
              <draw:equation draw:name="f8" draw:formula="97*logwidth/97"/>
              <draw:equation draw:name="f9" draw:formula="118*logheight/121"/>
              <draw:equation draw:name="f10" draw:formula="97*logwidth/97"/>
              <draw:equation draw:name="f11" draw:formula="13*logheight/121"/>
              <draw:equation draw:name="f12" draw:formula="95*logwidth/97"/>
              <draw:equation draw:name="f13" draw:formula="11*logheight/121"/>
              <draw:equation draw:name="f14" draw:formula="48*logwidth/97"/>
              <draw:equation draw:name="f15" draw:formula="0*logheight/121"/>
              <draw:equation draw:name="f16" draw:formula="2*logwidth/97"/>
              <draw:equation draw:name="f17" draw:formula="11*logheight/121"/>
              <draw:equation draw:name="f18" draw:formula="0*logwidth/97"/>
              <draw:equation draw:name="f19" draw:formula="13*logheight/121"/>
              <draw:equation draw:name="f20" draw:formula="0*logwidth/97"/>
              <draw:equation draw:name="f21" draw:formula="118*logheight/121"/>
              <draw:equation draw:name="f22" draw:formula="3*logwidth/97"/>
              <draw:equation draw:name="f23" draw:formula="121*logheight/121"/>
              <draw:equation draw:name="f24" draw:formula="3*logwidth/97"/>
              <draw:equation draw:name="f25" draw:formula="121*logheight/121"/>
              <draw:equation draw:name="f26" draw:formula="logwidth"/>
              <draw:equation draw:name="f27" draw:formula="logheight"/>
            </draw:enhanced-geometry>
          </draw:custom-shape>
          <draw:custom-shape draw:name="Freeform 8" draw:style-name="Mgr17" draw:text-style-name="MP6" draw:layer="backgroundobjects" svg:width="0.255cm" svg:height="0.321cm" svg:x="13.411cm" svg:y="1.316cm">
            <text:p/>
            <draw:enhanced-geometry draw:mirror-horizontal="false" draw:mirror-vertical="false" drawooo:sub-view-size="96 121" draw:text-areas="0 0 ?f26 ?f27" svg:viewBox="0 0 0 0" draw:type="ooxml-non-primitive" draw:enhanced-path="M 3 121 L 3 121 C 15 116 30 112 48 112 66 112 81 116 93 121 95 121 96 120 96 118 L 96 13 C 96 12 96 11 95 11 85 6 68 0 48 0 28 0 11 6 1 11 0 11 0 12 0 13 L 0 118 C 0 120 1 121 3 121 L 3 121 Z N">
              <draw:equation draw:name="f0" draw:formula="3*logwidth/96"/>
              <draw:equation draw:name="f1" draw:formula="121*logheight/121"/>
              <draw:equation draw:name="f2" draw:formula="3*logwidth/96"/>
              <draw:equation draw:name="f3" draw:formula="121*logheight/121"/>
              <draw:equation draw:name="f4" draw:formula="48*logwidth/96"/>
              <draw:equation draw:name="f5" draw:formula="112*logheight/121"/>
              <draw:equation draw:name="f6" draw:formula="93*logwidth/96"/>
              <draw:equation draw:name="f7" draw:formula="121*logheight/121"/>
              <draw:equation draw:name="f8" draw:formula="96*logwidth/96"/>
              <draw:equation draw:name="f9" draw:formula="118*logheight/121"/>
              <draw:equation draw:name="f10" draw:formula="96*logwidth/96"/>
              <draw:equation draw:name="f11" draw:formula="13*logheight/121"/>
              <draw:equation draw:name="f12" draw:formula="95*logwidth/96"/>
              <draw:equation draw:name="f13" draw:formula="11*logheight/121"/>
              <draw:equation draw:name="f14" draw:formula="48*logwidth/96"/>
              <draw:equation draw:name="f15" draw:formula="0*logheight/121"/>
              <draw:equation draw:name="f16" draw:formula="1*logwidth/96"/>
              <draw:equation draw:name="f17" draw:formula="11*logheight/121"/>
              <draw:equation draw:name="f18" draw:formula="0*logwidth/96"/>
              <draw:equation draw:name="f19" draw:formula="13*logheight/121"/>
              <draw:equation draw:name="f20" draw:formula="0*logwidth/96"/>
              <draw:equation draw:name="f21" draw:formula="118*logheight/121"/>
              <draw:equation draw:name="f22" draw:formula="3*logwidth/96"/>
              <draw:equation draw:name="f23" draw:formula="121*logheight/121"/>
              <draw:equation draw:name="f24" draw:formula="3*logwidth/96"/>
              <draw:equation draw:name="f25" draw:formula="121*logheight/121"/>
              <draw:equation draw:name="f26" draw:formula="logwidth"/>
              <draw:equation draw:name="f27" draw:formula="logheight"/>
            </draw:enhanced-geometry>
          </draw:custom-shape>
          <draw:custom-shape draw:name="Freeform 9" draw:style-name="Mgr18" draw:text-style-name="MP6" draw:layer="backgroundobjects" svg:width="0.255cm" svg:height="0.325cm" svg:x="13.102cm" svg:y="0.954cm">
            <text:p/>
            <draw:enhanced-geometry draw:mirror-horizontal="false" draw:mirror-vertical="false" drawooo:sub-view-size="97 121" draw:text-areas="0 0 ?f26 ?f27" svg:viewBox="0 0 0 0" draw:type="ooxml-non-primitive" draw:enhanced-path="M 94 1 L 94 1 C 82 5 66 9 48 9 31 9 15 5 3 1 2 0 0 1 0 3 L 0 108 C 0 109 1 110 2 110 11 115 28 121 48 121 68 121 86 115 95 110 96 110 97 109 97 108 L 97 3 C 97 1 95 0 94 1 L 94 1 Z N">
              <draw:equation draw:name="f0" draw:formula="94*logwidth/97"/>
              <draw:equation draw:name="f1" draw:formula="1*logheight/121"/>
              <draw:equation draw:name="f2" draw:formula="94*logwidth/97"/>
              <draw:equation draw:name="f3" draw:formula="1*logheight/121"/>
              <draw:equation draw:name="f4" draw:formula="48*logwidth/97"/>
              <draw:equation draw:name="f5" draw:formula="9*logheight/121"/>
              <draw:equation draw:name="f6" draw:formula="3*logwidth/97"/>
              <draw:equation draw:name="f7" draw:formula="1*logheight/121"/>
              <draw:equation draw:name="f8" draw:formula="0*logwidth/97"/>
              <draw:equation draw:name="f9" draw:formula="3*logheight/121"/>
              <draw:equation draw:name="f10" draw:formula="0*logwidth/97"/>
              <draw:equation draw:name="f11" draw:formula="108*logheight/121"/>
              <draw:equation draw:name="f12" draw:formula="2*logwidth/97"/>
              <draw:equation draw:name="f13" draw:formula="110*logheight/121"/>
              <draw:equation draw:name="f14" draw:formula="48*logwidth/97"/>
              <draw:equation draw:name="f15" draw:formula="121*logheight/121"/>
              <draw:equation draw:name="f16" draw:formula="95*logwidth/97"/>
              <draw:equation draw:name="f17" draw:formula="110*logheight/121"/>
              <draw:equation draw:name="f18" draw:formula="97*logwidth/97"/>
              <draw:equation draw:name="f19" draw:formula="108*logheight/121"/>
              <draw:equation draw:name="f20" draw:formula="97*logwidth/97"/>
              <draw:equation draw:name="f21" draw:formula="3*logheight/121"/>
              <draw:equation draw:name="f22" draw:formula="94*logwidth/97"/>
              <draw:equation draw:name="f23" draw:formula="1*logheight/121"/>
              <draw:equation draw:name="f24" draw:formula="94*logwidth/97"/>
              <draw:equation draw:name="f25" draw:formula="1*logheight/121"/>
              <draw:equation draw:name="f26" draw:formula="logwidth"/>
              <draw:equation draw:name="f27" draw:formula="logheight"/>
            </draw:enhanced-geometry>
          </draw:custom-shape>
          <draw:custom-shape draw:name="Freeform 10" draw:style-name="Mgr17" draw:text-style-name="MP6" draw:layer="backgroundobjects" svg:width="0.255cm" svg:height="0.321cm" svg:x="13.715cm" svg:y="0.959cm">
            <text:p/>
            <draw:enhanced-geometry draw:mirror-horizontal="false" draw:mirror-vertical="false" drawooo:sub-view-size="97 121" draw:text-areas="0 0 ?f26 ?f27" svg:viewBox="0 0 0 0" draw:type="ooxml-non-primitive" draw:enhanced-path="M 3 120 L 3 120 C 15 116 31 112 48 112 66 112 82 116 94 120 95 121 97 119 97 118 L 97 13 C 97 12 96 11 95 10 86 6 69 0 48 0 29 0 11 6 2 10 1 11 0 12 0 13 L 0 118 C 0 119 2 121 3 120 L 3 120 Z N">
              <draw:equation draw:name="f0" draw:formula="3*logwidth/97"/>
              <draw:equation draw:name="f1" draw:formula="120*logheight/121"/>
              <draw:equation draw:name="f2" draw:formula="3*logwidth/97"/>
              <draw:equation draw:name="f3" draw:formula="120*logheight/121"/>
              <draw:equation draw:name="f4" draw:formula="48*logwidth/97"/>
              <draw:equation draw:name="f5" draw:formula="112*logheight/121"/>
              <draw:equation draw:name="f6" draw:formula="94*logwidth/97"/>
              <draw:equation draw:name="f7" draw:formula="120*logheight/121"/>
              <draw:equation draw:name="f8" draw:formula="97*logwidth/97"/>
              <draw:equation draw:name="f9" draw:formula="118*logheight/121"/>
              <draw:equation draw:name="f10" draw:formula="97*logwidth/97"/>
              <draw:equation draw:name="f11" draw:formula="13*logheight/121"/>
              <draw:equation draw:name="f12" draw:formula="95*logwidth/97"/>
              <draw:equation draw:name="f13" draw:formula="10*logheight/121"/>
              <draw:equation draw:name="f14" draw:formula="48*logwidth/97"/>
              <draw:equation draw:name="f15" draw:formula="0*logheight/121"/>
              <draw:equation draw:name="f16" draw:formula="2*logwidth/97"/>
              <draw:equation draw:name="f17" draw:formula="10*logheight/121"/>
              <draw:equation draw:name="f18" draw:formula="0*logwidth/97"/>
              <draw:equation draw:name="f19" draw:formula="13*logheight/121"/>
              <draw:equation draw:name="f20" draw:formula="0*logwidth/97"/>
              <draw:equation draw:name="f21" draw:formula="118*logheight/121"/>
              <draw:equation draw:name="f22" draw:formula="3*logwidth/97"/>
              <draw:equation draw:name="f23" draw:formula="120*logheight/121"/>
              <draw:equation draw:name="f24" draw:formula="3*logwidth/97"/>
              <draw:equation draw:name="f25" draw:formula="120*logheight/121"/>
              <draw:equation draw:name="f26" draw:formula="logwidth"/>
              <draw:equation draw:name="f27" draw:formula="logheight"/>
            </draw:enhanced-geometry>
          </draw:custom-shape>
          <draw:custom-shape draw:name="Freeform 11" draw:style-name="Mgr19" draw:text-style-name="MP6" draw:layer="backgroundobjects" svg:width="0.255cm" svg:height="0.599cm" svg:x="13.411cm" svg:y="0.681cm">
            <text:p/>
            <draw:enhanced-geometry draw:mirror-horizontal="false" draw:mirror-vertical="false" drawooo:sub-view-size="96 224" draw:text-areas="0 0 ?f26 ?f27" svg:viewBox="0 0 0 0" draw:type="ooxml-non-primitive" draw:enhanced-path="M 3 223 L 3 223 C 15 219 30 215 48 215 66 215 81 219 93 223 95 224 96 222 96 221 L 96 13 C 96 12 96 11 95 11 85 6 68 0 48 0 28 0 11 6 1 11 0 11 0 12 0 13 L 0 221 C 0 222 1 224 3 223 L 3 223 Z N">
              <draw:equation draw:name="f0" draw:formula="3*logwidth/96"/>
              <draw:equation draw:name="f1" draw:formula="223*logheight/224"/>
              <draw:equation draw:name="f2" draw:formula="3*logwidth/96"/>
              <draw:equation draw:name="f3" draw:formula="223*logheight/224"/>
              <draw:equation draw:name="f4" draw:formula="48*logwidth/96"/>
              <draw:equation draw:name="f5" draw:formula="215*logheight/224"/>
              <draw:equation draw:name="f6" draw:formula="93*logwidth/96"/>
              <draw:equation draw:name="f7" draw:formula="223*logheight/224"/>
              <draw:equation draw:name="f8" draw:formula="96*logwidth/96"/>
              <draw:equation draw:name="f9" draw:formula="221*logheight/224"/>
              <draw:equation draw:name="f10" draw:formula="96*logwidth/96"/>
              <draw:equation draw:name="f11" draw:formula="13*logheight/224"/>
              <draw:equation draw:name="f12" draw:formula="95*logwidth/96"/>
              <draw:equation draw:name="f13" draw:formula="11*logheight/224"/>
              <draw:equation draw:name="f14" draw:formula="48*logwidth/96"/>
              <draw:equation draw:name="f15" draw:formula="0*logheight/224"/>
              <draw:equation draw:name="f16" draw:formula="1*logwidth/96"/>
              <draw:equation draw:name="f17" draw:formula="11*logheight/224"/>
              <draw:equation draw:name="f18" draw:formula="0*logwidth/96"/>
              <draw:equation draw:name="f19" draw:formula="13*logheight/224"/>
              <draw:equation draw:name="f20" draw:formula="0*logwidth/96"/>
              <draw:equation draw:name="f21" draw:formula="221*logheight/224"/>
              <draw:equation draw:name="f22" draw:formula="3*logwidth/96"/>
              <draw:equation draw:name="f23" draw:formula="223*logheight/224"/>
              <draw:equation draw:name="f24" draw:formula="3*logwidth/96"/>
              <draw:equation draw:name="f25" draw:formula="223*logheight/224"/>
              <draw:equation draw:name="f26" draw:formula="logwidth"/>
              <draw:equation draw:name="f27" draw:formula="logheight"/>
            </draw:enhanced-geometry>
          </draw:custom-shape>
        </draw:g>
        <draw:g draw:name="Group 14">
          <draw:custom-shape draw:name="Freeform 15" draw:style-name="Mgr20" draw:text-style-name="MP18" draw:layer="backgroundobjects" svg:width="1.362cm" svg:height="1.375cm" svg:x="5.776cm" svg:y="0.5cm">
            <text:p/>
            <draw:enhanced-geometry draw:mirror-horizontal="false" draw:mirror-vertical="false" drawooo:sub-view-size="513 514" draw:text-areas="0 0 ?f12 ?f13" svg:viewBox="0 0 0 0" draw:type="ooxml-non-primitive" draw:enhanced-path="M 257 514 L 257 514 C 398 514 513 399 513 257 513 115 398 0 257 0 115 0 0 115 0 257 0 399 115 514 257 514 Z N">
              <draw:equation draw:name="f0" draw:formula="257*logwidth/513"/>
              <draw:equation draw:name="f1" draw:formula="514*logheight/514"/>
              <draw:equation draw:name="f2" draw:formula="257*logwidth/513"/>
              <draw:equation draw:name="f3" draw:formula="514*logheight/514"/>
              <draw:equation draw:name="f4" draw:formula="513*logwidth/513"/>
              <draw:equation draw:name="f5" draw:formula="257*logheight/514"/>
              <draw:equation draw:name="f6" draw:formula="257*logwidth/513"/>
              <draw:equation draw:name="f7" draw:formula="0*logheight/514"/>
              <draw:equation draw:name="f8" draw:formula="0*logwidth/513"/>
              <draw:equation draw:name="f9" draw:formula="257*logheight/514"/>
              <draw:equation draw:name="f10" draw:formula="257*logwidth/513"/>
              <draw:equation draw:name="f11" draw:formula="514*logheight/514"/>
              <draw:equation draw:name="f12" draw:formula="logwidth"/>
              <draw:equation draw:name="f13" draw:formula="logheight"/>
            </draw:enhanced-geometry>
          </draw:custom-shape>
          <draw:custom-shape draw:name="Freeform 16" draw:style-name="Mgr21" draw:text-style-name="MP6" draw:layer="backgroundobjects" svg:width="0.656cm" svg:height="0.665cm" svg:x="6.129cm" svg:y="0.853cm">
            <text:p/>
            <draw:enhanced-geometry draw:mirror-horizontal="false" draw:mirror-vertical="false" drawooo:sub-view-size="247 247" draw:text-areas="0 0 ?f62 ?f63" svg:viewBox="0 0 0 0" draw:type="ooxml-non-primitive" draw:enhanced-path="M 80 104 L 80 104 C 91 96 100 95 107 97 130 103 132 141 146 168 M 180 194 L 180 194 C 181 194 182 194 183 194 226 194 236 140 247 97 M 50 135 L 50 135 C 36 154 19 184 0 226 M 86 118 L 86 118 C 86 130 76 140 64 140 53 140 43 130 43 118 43 107 53 97 64 97 76 97 86 107 86 118 L 86 118 Z M 183 183 L 183 183 C 183 195 173 204 161 204 149 204 140 195 140 183 140 171 149 161 161 161 173 161 183 171 183 183 L 183 183 Z M 0 0 L 0 0 0 247 M 247 247 L 247 247 0 247 N">
              <draw:equation draw:name="f0" draw:formula="80*logwidth/247"/>
              <draw:equation draw:name="f1" draw:formula="104*logheight/247"/>
              <draw:equation draw:name="f2" draw:formula="80*logwidth/247"/>
              <draw:equation draw:name="f3" draw:formula="104*logheight/247"/>
              <draw:equation draw:name="f4" draw:formula="107*logwidth/247"/>
              <draw:equation draw:name="f5" draw:formula="97*logheight/247"/>
              <draw:equation draw:name="f6" draw:formula="146*logwidth/247"/>
              <draw:equation draw:name="f7" draw:formula="168*logheight/247"/>
              <draw:equation draw:name="f8" draw:formula="180*logwidth/247"/>
              <draw:equation draw:name="f9" draw:formula="194*logheight/247"/>
              <draw:equation draw:name="f10" draw:formula="180*logwidth/247"/>
              <draw:equation draw:name="f11" draw:formula="194*logheight/247"/>
              <draw:equation draw:name="f12" draw:formula="183*logwidth/247"/>
              <draw:equation draw:name="f13" draw:formula="194*logheight/247"/>
              <draw:equation draw:name="f14" draw:formula="247*logwidth/247"/>
              <draw:equation draw:name="f15" draw:formula="97*logheight/247"/>
              <draw:equation draw:name="f16" draw:formula="50*logwidth/247"/>
              <draw:equation draw:name="f17" draw:formula="135*logheight/247"/>
              <draw:equation draw:name="f18" draw:formula="50*logwidth/247"/>
              <draw:equation draw:name="f19" draw:formula="135*logheight/247"/>
              <draw:equation draw:name="f20" draw:formula="0*logwidth/247"/>
              <draw:equation draw:name="f21" draw:formula="226*logheight/247"/>
              <draw:equation draw:name="f22" draw:formula="86*logwidth/247"/>
              <draw:equation draw:name="f23" draw:formula="118*logheight/247"/>
              <draw:equation draw:name="f24" draw:formula="86*logwidth/247"/>
              <draw:equation draw:name="f25" draw:formula="118*logheight/247"/>
              <draw:equation draw:name="f26" draw:formula="64*logwidth/247"/>
              <draw:equation draw:name="f27" draw:formula="140*logheight/247"/>
              <draw:equation draw:name="f28" draw:formula="43*logwidth/247"/>
              <draw:equation draw:name="f29" draw:formula="118*logheight/247"/>
              <draw:equation draw:name="f30" draw:formula="64*logwidth/247"/>
              <draw:equation draw:name="f31" draw:formula="97*logheight/247"/>
              <draw:equation draw:name="f32" draw:formula="86*logwidth/247"/>
              <draw:equation draw:name="f33" draw:formula="118*logheight/247"/>
              <draw:equation draw:name="f34" draw:formula="86*logwidth/247"/>
              <draw:equation draw:name="f35" draw:formula="118*logheight/247"/>
              <draw:equation draw:name="f36" draw:formula="183*logwidth/247"/>
              <draw:equation draw:name="f37" draw:formula="183*logheight/247"/>
              <draw:equation draw:name="f38" draw:formula="183*logwidth/247"/>
              <draw:equation draw:name="f39" draw:formula="183*logheight/247"/>
              <draw:equation draw:name="f40" draw:formula="161*logwidth/247"/>
              <draw:equation draw:name="f41" draw:formula="204*logheight/247"/>
              <draw:equation draw:name="f42" draw:formula="140*logwidth/247"/>
              <draw:equation draw:name="f43" draw:formula="183*logheight/247"/>
              <draw:equation draw:name="f44" draw:formula="161*logwidth/247"/>
              <draw:equation draw:name="f45" draw:formula="161*logheight/247"/>
              <draw:equation draw:name="f46" draw:formula="183*logwidth/247"/>
              <draw:equation draw:name="f47" draw:formula="183*logheight/247"/>
              <draw:equation draw:name="f48" draw:formula="183*logwidth/247"/>
              <draw:equation draw:name="f49" draw:formula="183*logheight/247"/>
              <draw:equation draw:name="f50" draw:formula="0*logwidth/247"/>
              <draw:equation draw:name="f51" draw:formula="0*logheight/247"/>
              <draw:equation draw:name="f52" draw:formula="0*logwidth/247"/>
              <draw:equation draw:name="f53" draw:formula="0*logheight/247"/>
              <draw:equation draw:name="f54" draw:formula="0*logwidth/247"/>
              <draw:equation draw:name="f55" draw:formula="247*logheight/247"/>
              <draw:equation draw:name="f56" draw:formula="247*logwidth/247"/>
              <draw:equation draw:name="f57" draw:formula="247*logheight/247"/>
              <draw:equation draw:name="f58" draw:formula="247*logwidth/247"/>
              <draw:equation draw:name="f59" draw:formula="247*logheight/247"/>
              <draw:equation draw:name="f60" draw:formula="0*logwidth/247"/>
              <draw:equation draw:name="f61" draw:formula="247*logheight/247"/>
              <draw:equation draw:name="f62" draw:formula="logwidth"/>
              <draw:equation draw:name="f63" draw:formula="logheight"/>
            </draw:enhanced-geometry>
          </draw:custom-shape>
          <draw:custom-shape draw:name="Freeform 17" draw:style-name="Mgr10" draw:text-style-name="MP6" draw:layer="backgroundobjects" svg:width="0.149cm" svg:height="0.092cm" svg:x="6.689cm" svg:y="1.109cm">
            <text:p/>
            <draw:enhanced-geometry draw:mirror-horizontal="false" draw:mirror-vertical="false" drawooo:sub-view-size="57 35" draw:text-areas="0 0 ?f8 ?f9" svg:viewBox="0 0 0 0" draw:type="ooxml-non-primitive" draw:enhanced-path="M 0 20 L 0 20 36 0 57 35 N">
              <draw:equation draw:name="f0" draw:formula="0*logwidth/57"/>
              <draw:equation draw:name="f1" draw:formula="20*logheight/35"/>
              <draw:equation draw:name="f2" draw:formula="0*logwidth/57"/>
              <draw:equation draw:name="f3" draw:formula="20*logheight/35"/>
              <draw:equation draw:name="f4" draw:formula="36*logwidth/57"/>
              <draw:equation draw:name="f5" draw:formula="0*logheight/35"/>
              <draw:equation draw:name="f6" draw:formula="57*logwidth/57"/>
              <draw:equation draw:name="f7" draw:formula="35*logheight/35"/>
              <draw:equation draw:name="f8" draw:formula="logwidth"/>
              <draw:equation draw:name="f9" draw:formula="logheight"/>
            </draw:enhanced-geometry>
          </draw:custom-shape>
        </draw:g>
        <draw:g draw:name="Group 20">
          <draw:custom-shape draw:name="Freeform 21" draw:style-name="Mgr22" draw:text-style-name="MP19" draw:layer="backgroundobjects" svg:width="1.362cm" svg:height="1.375cm" svg:x="8.105cm" svg:y="0.5cm">
            <text:p/>
            <draw:enhanced-geometry draw:mirror-horizontal="false" draw:mirror-vertical="false" drawooo:sub-view-size="513 514" draw:text-areas="0 0 ?f12 ?f13" svg:viewBox="0 0 0 0" draw:type="ooxml-non-primitive" draw:enhanced-path="M 256 514 L 256 514 C 398 514 513 399 513 257 513 115 398 0 256 0 115 0 0 115 0 257 0 399 115 514 256 514 Z N">
              <draw:equation draw:name="f0" draw:formula="256*logwidth/513"/>
              <draw:equation draw:name="f1" draw:formula="514*logheight/514"/>
              <draw:equation draw:name="f2" draw:formula="256*logwidth/513"/>
              <draw:equation draw:name="f3" draw:formula="514*logheight/514"/>
              <draw:equation draw:name="f4" draw:formula="513*logwidth/513"/>
              <draw:equation draw:name="f5" draw:formula="257*logheight/514"/>
              <draw:equation draw:name="f6" draw:formula="256*logwidth/513"/>
              <draw:equation draw:name="f7" draw:formula="0*logheight/514"/>
              <draw:equation draw:name="f8" draw:formula="0*logwidth/513"/>
              <draw:equation draw:name="f9" draw:formula="257*logheight/514"/>
              <draw:equation draw:name="f10" draw:formula="256*logwidth/513"/>
              <draw:equation draw:name="f11" draw:formula="514*logheight/514"/>
              <draw:equation draw:name="f12" draw:formula="logwidth"/>
              <draw:equation draw:name="f13" draw:formula="logheight"/>
            </draw:enhanced-geometry>
          </draw:custom-shape>
          <draw:custom-shape draw:name="Freeform 22" draw:style-name="Mgr23" draw:text-style-name="MP6" draw:layer="backgroundobjects" svg:width="1.071cm" svg:height="0.74cm" svg:x="8.25cm" svg:y="0.817cm">
            <text:p/>
            <draw:enhanced-geometry draw:mirror-horizontal="false" draw:mirror-vertical="false" drawooo:sub-view-size="403 276" draw:text-areas="0 0 ?f118 ?f119" svg:viewBox="0 0 0 0" draw:type="ooxml-non-primitive" draw:enhanced-path="M 252 192 L 252 192 252 276 M 149 192 L 149 192 149 276 M 249 48 L 249 48 C 249 74 228 95 201 95 175 95 153 74 153 48 153 22 175 0 201 0 228 0 249 22 249 48 L 249 48 Z M 110 276 L 110 276 110 156 C 110 139 124 125 141 125 L 261 125 C 278 125 292 139 292 156 L 292 276 M 201 125 L 201 125 201 180 M 372 164 L 372 164 372 228 M 370 52 L 370 52 C 370 72 353 89 333 89 312 89 296 72 296 52 296 32 312 15 333 15 353 15 370 32 370 52 L 370 52 Z M 292 111 L 292 111 379 111 C 392 111 403 122 403 135 L 403 228 M 333 111 L 333 111 333 154 M 30 164 L 30 164 30 228 M 107 52 L 107 52 C 107 72 90 89 70 89 50 89 33 72 33 52 33 32 50 15 70 15 90 15 107 32 107 52 L 107 52 Z M 0 228 L 0 228 0 135 C 0 122 10 111 24 111 L 114 111 M 70 111 L 70 111 70 154 N">
              <draw:equation draw:name="f0" draw:formula="252*logwidth/403"/>
              <draw:equation draw:name="f1" draw:formula="192*logheight/276"/>
              <draw:equation draw:name="f2" draw:formula="252*logwidth/403"/>
              <draw:equation draw:name="f3" draw:formula="192*logheight/276"/>
              <draw:equation draw:name="f4" draw:formula="252*logwidth/403"/>
              <draw:equation draw:name="f5" draw:formula="276*logheight/276"/>
              <draw:equation draw:name="f6" draw:formula="149*logwidth/403"/>
              <draw:equation draw:name="f7" draw:formula="192*logheight/276"/>
              <draw:equation draw:name="f8" draw:formula="149*logwidth/403"/>
              <draw:equation draw:name="f9" draw:formula="192*logheight/276"/>
              <draw:equation draw:name="f10" draw:formula="149*logwidth/403"/>
              <draw:equation draw:name="f11" draw:formula="276*logheight/276"/>
              <draw:equation draw:name="f12" draw:formula="249*logwidth/403"/>
              <draw:equation draw:name="f13" draw:formula="48*logheight/276"/>
              <draw:equation draw:name="f14" draw:formula="249*logwidth/403"/>
              <draw:equation draw:name="f15" draw:formula="48*logheight/276"/>
              <draw:equation draw:name="f16" draw:formula="201*logwidth/403"/>
              <draw:equation draw:name="f17" draw:formula="95*logheight/276"/>
              <draw:equation draw:name="f18" draw:formula="153*logwidth/403"/>
              <draw:equation draw:name="f19" draw:formula="48*logheight/276"/>
              <draw:equation draw:name="f20" draw:formula="201*logwidth/403"/>
              <draw:equation draw:name="f21" draw:formula="0*logheight/276"/>
              <draw:equation draw:name="f22" draw:formula="249*logwidth/403"/>
              <draw:equation draw:name="f23" draw:formula="48*logheight/276"/>
              <draw:equation draw:name="f24" draw:formula="249*logwidth/403"/>
              <draw:equation draw:name="f25" draw:formula="48*logheight/276"/>
              <draw:equation draw:name="f26" draw:formula="110*logwidth/403"/>
              <draw:equation draw:name="f27" draw:formula="276*logheight/276"/>
              <draw:equation draw:name="f28" draw:formula="110*logwidth/403"/>
              <draw:equation draw:name="f29" draw:formula="276*logheight/276"/>
              <draw:equation draw:name="f30" draw:formula="110*logwidth/403"/>
              <draw:equation draw:name="f31" draw:formula="156*logheight/276"/>
              <draw:equation draw:name="f32" draw:formula="141*logwidth/403"/>
              <draw:equation draw:name="f33" draw:formula="125*logheight/276"/>
              <draw:equation draw:name="f34" draw:formula="261*logwidth/403"/>
              <draw:equation draw:name="f35" draw:formula="125*logheight/276"/>
              <draw:equation draw:name="f36" draw:formula="292*logwidth/403"/>
              <draw:equation draw:name="f37" draw:formula="156*logheight/276"/>
              <draw:equation draw:name="f38" draw:formula="292*logwidth/403"/>
              <draw:equation draw:name="f39" draw:formula="276*logheight/276"/>
              <draw:equation draw:name="f40" draw:formula="201*logwidth/403"/>
              <draw:equation draw:name="f41" draw:formula="125*logheight/276"/>
              <draw:equation draw:name="f42" draw:formula="201*logwidth/403"/>
              <draw:equation draw:name="f43" draw:formula="125*logheight/276"/>
              <draw:equation draw:name="f44" draw:formula="201*logwidth/403"/>
              <draw:equation draw:name="f45" draw:formula="180*logheight/276"/>
              <draw:equation draw:name="f46" draw:formula="372*logwidth/403"/>
              <draw:equation draw:name="f47" draw:formula="164*logheight/276"/>
              <draw:equation draw:name="f48" draw:formula="372*logwidth/403"/>
              <draw:equation draw:name="f49" draw:formula="164*logheight/276"/>
              <draw:equation draw:name="f50" draw:formula="372*logwidth/403"/>
              <draw:equation draw:name="f51" draw:formula="228*logheight/276"/>
              <draw:equation draw:name="f52" draw:formula="370*logwidth/403"/>
              <draw:equation draw:name="f53" draw:formula="52*logheight/276"/>
              <draw:equation draw:name="f54" draw:formula="370*logwidth/403"/>
              <draw:equation draw:name="f55" draw:formula="52*logheight/276"/>
              <draw:equation draw:name="f56" draw:formula="333*logwidth/403"/>
              <draw:equation draw:name="f57" draw:formula="89*logheight/276"/>
              <draw:equation draw:name="f58" draw:formula="296*logwidth/403"/>
              <draw:equation draw:name="f59" draw:formula="52*logheight/276"/>
              <draw:equation draw:name="f60" draw:formula="333*logwidth/403"/>
              <draw:equation draw:name="f61" draw:formula="15*logheight/276"/>
              <draw:equation draw:name="f62" draw:formula="370*logwidth/403"/>
              <draw:equation draw:name="f63" draw:formula="52*logheight/276"/>
              <draw:equation draw:name="f64" draw:formula="370*logwidth/403"/>
              <draw:equation draw:name="f65" draw:formula="52*logheight/276"/>
              <draw:equation draw:name="f66" draw:formula="292*logwidth/403"/>
              <draw:equation draw:name="f67" draw:formula="111*logheight/276"/>
              <draw:equation draw:name="f68" draw:formula="292*logwidth/403"/>
              <draw:equation draw:name="f69" draw:formula="111*logheight/276"/>
              <draw:equation draw:name="f70" draw:formula="379*logwidth/403"/>
              <draw:equation draw:name="f71" draw:formula="111*logheight/276"/>
              <draw:equation draw:name="f72" draw:formula="403*logwidth/403"/>
              <draw:equation draw:name="f73" draw:formula="135*logheight/276"/>
              <draw:equation draw:name="f74" draw:formula="403*logwidth/403"/>
              <draw:equation draw:name="f75" draw:formula="228*logheight/276"/>
              <draw:equation draw:name="f76" draw:formula="333*logwidth/403"/>
              <draw:equation draw:name="f77" draw:formula="111*logheight/276"/>
              <draw:equation draw:name="f78" draw:formula="333*logwidth/403"/>
              <draw:equation draw:name="f79" draw:formula="111*logheight/276"/>
              <draw:equation draw:name="f80" draw:formula="333*logwidth/403"/>
              <draw:equation draw:name="f81" draw:formula="154*logheight/276"/>
              <draw:equation draw:name="f82" draw:formula="30*logwidth/403"/>
              <draw:equation draw:name="f83" draw:formula="164*logheight/276"/>
              <draw:equation draw:name="f84" draw:formula="30*logwidth/403"/>
              <draw:equation draw:name="f85" draw:formula="164*logheight/276"/>
              <draw:equation draw:name="f86" draw:formula="30*logwidth/403"/>
              <draw:equation draw:name="f87" draw:formula="228*logheight/276"/>
              <draw:equation draw:name="f88" draw:formula="107*logwidth/403"/>
              <draw:equation draw:name="f89" draw:formula="52*logheight/276"/>
              <draw:equation draw:name="f90" draw:formula="107*logwidth/403"/>
              <draw:equation draw:name="f91" draw:formula="52*logheight/276"/>
              <draw:equation draw:name="f92" draw:formula="70*logwidth/403"/>
              <draw:equation draw:name="f93" draw:formula="89*logheight/276"/>
              <draw:equation draw:name="f94" draw:formula="33*logwidth/403"/>
              <draw:equation draw:name="f95" draw:formula="52*logheight/276"/>
              <draw:equation draw:name="f96" draw:formula="70*logwidth/403"/>
              <draw:equation draw:name="f97" draw:formula="15*logheight/276"/>
              <draw:equation draw:name="f98" draw:formula="107*logwidth/403"/>
              <draw:equation draw:name="f99" draw:formula="52*logheight/276"/>
              <draw:equation draw:name="f100" draw:formula="107*logwidth/403"/>
              <draw:equation draw:name="f101" draw:formula="52*logheight/276"/>
              <draw:equation draw:name="f102" draw:formula="0*logwidth/403"/>
              <draw:equation draw:name="f103" draw:formula="228*logheight/276"/>
              <draw:equation draw:name="f104" draw:formula="0*logwidth/403"/>
              <draw:equation draw:name="f105" draw:formula="228*logheight/276"/>
              <draw:equation draw:name="f106" draw:formula="0*logwidth/403"/>
              <draw:equation draw:name="f107" draw:formula="135*logheight/276"/>
              <draw:equation draw:name="f108" draw:formula="24*logwidth/403"/>
              <draw:equation draw:name="f109" draw:formula="111*logheight/276"/>
              <draw:equation draw:name="f110" draw:formula="114*logwidth/403"/>
              <draw:equation draw:name="f111" draw:formula="111*logheight/276"/>
              <draw:equation draw:name="f112" draw:formula="70*logwidth/403"/>
              <draw:equation draw:name="f113" draw:formula="111*logheight/276"/>
              <draw:equation draw:name="f114" draw:formula="70*logwidth/403"/>
              <draw:equation draw:name="f115" draw:formula="111*logheight/276"/>
              <draw:equation draw:name="f116" draw:formula="70*logwidth/403"/>
              <draw:equation draw:name="f117" draw:formula="154*logheight/276"/>
              <draw:equation draw:name="f118" draw:formula="logwidth"/>
              <draw:equation draw:name="f119" draw:formula="logheight"/>
            </draw:enhanced-geometry>
          </draw:custom-shape>
        </draw:g>
        <draw:g draw:name="Group 25">
          <draw:custom-shape draw:name="Freeform 26" draw:style-name="Mgr24" draw:text-style-name="MP20" draw:layer="backgroundobjects" svg:width="1.362cm" svg:height="1.375cm" svg:x="3.379cm" svg:y="0.5cm">
            <text:p/>
            <draw:enhanced-geometry draw:mirror-horizontal="false" draw:mirror-vertical="false" drawooo:sub-view-size="514 513" draw:text-areas="0 0 ?f12 ?f13" svg:viewBox="0 0 0 0" draw:type="ooxml-non-primitive" draw:enhanced-path="M 257 513 L 257 513 C 399 513 514 398 514 257 514 115 399 0 257 0 115 0 0 115 0 257 0 398 115 513 257 513 Z N">
              <draw:equation draw:name="f0" draw:formula="257*logwidth/514"/>
              <draw:equation draw:name="f1" draw:formula="513*logheight/513"/>
              <draw:equation draw:name="f2" draw:formula="257*logwidth/514"/>
              <draw:equation draw:name="f3" draw:formula="513*logheight/513"/>
              <draw:equation draw:name="f4" draw:formula="514*logwidth/514"/>
              <draw:equation draw:name="f5" draw:formula="257*logheight/513"/>
              <draw:equation draw:name="f6" draw:formula="257*logwidth/514"/>
              <draw:equation draw:name="f7" draw:formula="0*logheight/513"/>
              <draw:equation draw:name="f8" draw:formula="0*logwidth/514"/>
              <draw:equation draw:name="f9" draw:formula="257*logheight/513"/>
              <draw:equation draw:name="f10" draw:formula="257*logwidth/514"/>
              <draw:equation draw:name="f11" draw:formula="513*logheight/513"/>
              <draw:equation draw:name="f12" draw:formula="logwidth"/>
              <draw:equation draw:name="f13" draw:formula="logheight"/>
            </draw:enhanced-geometry>
          </draw:custom-shape>
          <draw:custom-shape draw:name="Freeform 27" draw:style-name="Mgr25" draw:text-style-name="MP6" draw:layer="backgroundobjects" svg:width="0.815cm" svg:height="0.824cm" svg:x="3.653cm" svg:y="0.773cm">
            <text:p/>
            <draw:enhanced-geometry draw:mirror-horizontal="false" draw:mirror-vertical="false" drawooo:sub-view-size="307 307" draw:text-areas="0 0 ?f66 ?f67" svg:viewBox="0 0 0 0" draw:type="ooxml-non-primitive" draw:enhanced-path="M 253 254 L 253 254 53 254 53 54 253 54 253 254 Z M 80 0 L 80 0 80 27 M 120 0 L 120 0 120 27 M 160 0 L 160 0 160 27 M 200 0 L 200 0 200 27 M 240 0 L 240 0 240 27 M 80 280 L 80 280 80 307 M 120 280 L 120 280 120 307 M 160 280 L 160 280 160 307 M 200 280 L 200 280 200 307 M 240 280 L 240 280 240 307 M 0 240 L 0 240 27 240 M 0 200 L 0 200 27 200 M 0 160 L 0 160 27 160 M 0 120 L 0 120 27 120 M 0 80 L 0 80 27 80 M 280 240 L 280 240 307 240 M 280 200 L 280 200 307 200 M 280 160 L 280 160 307 160 M 280 120 L 280 120 307 120 M 280 80 L 280 80 307 80 N">
              <draw:equation draw:name="f0" draw:formula="253*logwidth/307"/>
              <draw:equation draw:name="f1" draw:formula="254*logheight/307"/>
              <draw:equation draw:name="f2" draw:formula="53*logwidth/307"/>
              <draw:equation draw:name="f3" draw:formula="54*logheight/307"/>
              <draw:equation draw:name="f4" draw:formula="253*logwidth/307"/>
              <draw:equation draw:name="f5" draw:formula="254*logheight/307"/>
              <draw:equation draw:name="f6" draw:formula="80*logwidth/307"/>
              <draw:equation draw:name="f7" draw:formula="0*logheight/307"/>
              <draw:equation draw:name="f8" draw:formula="120*logwidth/307"/>
              <draw:equation draw:name="f9" draw:formula="0*logheight/307"/>
              <draw:equation draw:name="f10" draw:formula="120*logwidth/307"/>
              <draw:equation draw:name="f11" draw:formula="27*logheight/307"/>
              <draw:equation draw:name="f12" draw:formula="160*logwidth/307"/>
              <draw:equation draw:name="f13" draw:formula="0*logheight/307"/>
              <draw:equation draw:name="f14" draw:formula="200*logwidth/307"/>
              <draw:equation draw:name="f15" draw:formula="0*logheight/307"/>
              <draw:equation draw:name="f16" draw:formula="200*logwidth/307"/>
              <draw:equation draw:name="f17" draw:formula="27*logheight/307"/>
              <draw:equation draw:name="f18" draw:formula="240*logwidth/307"/>
              <draw:equation draw:name="f19" draw:formula="0*logheight/307"/>
              <draw:equation draw:name="f20" draw:formula="80*logwidth/307"/>
              <draw:equation draw:name="f21" draw:formula="280*logheight/307"/>
              <draw:equation draw:name="f22" draw:formula="80*logwidth/307"/>
              <draw:equation draw:name="f23" draw:formula="307*logheight/307"/>
              <draw:equation draw:name="f24" draw:formula="120*logwidth/307"/>
              <draw:equation draw:name="f25" draw:formula="280*logheight/307"/>
              <draw:equation draw:name="f26" draw:formula="160*logwidth/307"/>
              <draw:equation draw:name="f27" draw:formula="280*logheight/307"/>
              <draw:equation draw:name="f28" draw:formula="160*logwidth/307"/>
              <draw:equation draw:name="f29" draw:formula="307*logheight/307"/>
              <draw:equation draw:name="f30" draw:formula="200*logwidth/307"/>
              <draw:equation draw:name="f31" draw:formula="280*logheight/307"/>
              <draw:equation draw:name="f32" draw:formula="240*logwidth/307"/>
              <draw:equation draw:name="f33" draw:formula="280*logheight/307"/>
              <draw:equation draw:name="f34" draw:formula="240*logwidth/307"/>
              <draw:equation draw:name="f35" draw:formula="307*logheight/307"/>
              <draw:equation draw:name="f36" draw:formula="0*logwidth/307"/>
              <draw:equation draw:name="f37" draw:formula="240*logheight/307"/>
              <draw:equation draw:name="f38" draw:formula="0*logwidth/307"/>
              <draw:equation draw:name="f39" draw:formula="200*logheight/307"/>
              <draw:equation draw:name="f40" draw:formula="27*logwidth/307"/>
              <draw:equation draw:name="f41" draw:formula="200*logheight/307"/>
              <draw:equation draw:name="f42" draw:formula="0*logwidth/307"/>
              <draw:equation draw:name="f43" draw:formula="160*logheight/307"/>
              <draw:equation draw:name="f44" draw:formula="0*logwidth/307"/>
              <draw:equation draw:name="f45" draw:formula="120*logheight/307"/>
              <draw:equation draw:name="f46" draw:formula="27*logwidth/307"/>
              <draw:equation draw:name="f47" draw:formula="120*logheight/307"/>
              <draw:equation draw:name="f48" draw:formula="0*logwidth/307"/>
              <draw:equation draw:name="f49" draw:formula="80*logheight/307"/>
              <draw:equation draw:name="f50" draw:formula="280*logwidth/307"/>
              <draw:equation draw:name="f51" draw:formula="240*logheight/307"/>
              <draw:equation draw:name="f52" draw:formula="307*logwidth/307"/>
              <draw:equation draw:name="f53" draw:formula="240*logheight/307"/>
              <draw:equation draw:name="f54" draw:formula="280*logwidth/307"/>
              <draw:equation draw:name="f55" draw:formula="200*logheight/307"/>
              <draw:equation draw:name="f56" draw:formula="280*logwidth/307"/>
              <draw:equation draw:name="f57" draw:formula="160*logheight/307"/>
              <draw:equation draw:name="f58" draw:formula="307*logwidth/307"/>
              <draw:equation draw:name="f59" draw:formula="160*logheight/307"/>
              <draw:equation draw:name="f60" draw:formula="280*logwidth/307"/>
              <draw:equation draw:name="f61" draw:formula="120*logheight/307"/>
              <draw:equation draw:name="f62" draw:formula="280*logwidth/307"/>
              <draw:equation draw:name="f63" draw:formula="80*logheight/307"/>
              <draw:equation draw:name="f64" draw:formula="307*logwidth/307"/>
              <draw:equation draw:name="f65" draw:formula="80*logheight/307"/>
              <draw:equation draw:name="f66" draw:formula="logwidth"/>
              <draw:equation draw:name="f67" draw:formula="logheight"/>
            </draw:enhanced-geometry>
          </draw:custom-shape>
          <draw:custom-shape draw:name="Freeform 28" draw:style-name="Mgr26" draw:text-style-name="MP6" draw:layer="backgroundobjects" svg:width="0.343cm" svg:height="0.378cm" svg:x="3.886cm" svg:y="0.998cm">
            <text:p/>
            <draw:enhanced-geometry draw:mirror-horizontal="false" draw:mirror-vertical="false" drawooo:sub-view-size="130 141" draw:text-areas="0 0 ?f56 ?f57" svg:viewBox="0 0 0 0" draw:type="ooxml-non-primitive" draw:enhanced-path="M 32 8 L 32 8 C 39 5 49 2 61 1 76 0 89 3 97 8 M 0 56 L 0 56 C 5 50 12 42 22 36 25 34 37 27 54 25 63 24 85 22 107 36 118 43 125 53 130 61 M 7 94 L 7 94 C 8 89 11 77 20 68 31 56 45 53 50 52 77 46 97 61 99 63 119 78 122 101 123 105 M 30 136 L 30 136 C 28 132 26 119 29 106 30 101 33 91 42 84 54 75 71 77 82 83 99 93 107 117 99 141 M 52 136 L 52 136 C 51 135 46 121 54 112 54 111 59 106 65 106 76 107 77 115 78 118 80 128 79 136 78 139 N">
              <draw:equation draw:name="f0" draw:formula="32*logwidth/130"/>
              <draw:equation draw:name="f1" draw:formula="8*logheight/141"/>
              <draw:equation draw:name="f2" draw:formula="32*logwidth/130"/>
              <draw:equation draw:name="f3" draw:formula="8*logheight/141"/>
              <draw:equation draw:name="f4" draw:formula="61*logwidth/130"/>
              <draw:equation draw:name="f5" draw:formula="1*logheight/141"/>
              <draw:equation draw:name="f6" draw:formula="97*logwidth/130"/>
              <draw:equation draw:name="f7" draw:formula="8*logheight/141"/>
              <draw:equation draw:name="f8" draw:formula="0*logwidth/130"/>
              <draw:equation draw:name="f9" draw:formula="56*logheight/141"/>
              <draw:equation draw:name="f10" draw:formula="0*logwidth/130"/>
              <draw:equation draw:name="f11" draw:formula="56*logheight/141"/>
              <draw:equation draw:name="f12" draw:formula="22*logwidth/130"/>
              <draw:equation draw:name="f13" draw:formula="36*logheight/141"/>
              <draw:equation draw:name="f14" draw:formula="54*logwidth/130"/>
              <draw:equation draw:name="f15" draw:formula="25*logheight/141"/>
              <draw:equation draw:name="f16" draw:formula="107*logwidth/130"/>
              <draw:equation draw:name="f17" draw:formula="36*logheight/141"/>
              <draw:equation draw:name="f18" draw:formula="130*logwidth/130"/>
              <draw:equation draw:name="f19" draw:formula="61*logheight/141"/>
              <draw:equation draw:name="f20" draw:formula="7*logwidth/130"/>
              <draw:equation draw:name="f21" draw:formula="94*logheight/141"/>
              <draw:equation draw:name="f22" draw:formula="7*logwidth/130"/>
              <draw:equation draw:name="f23" draw:formula="94*logheight/141"/>
              <draw:equation draw:name="f24" draw:formula="20*logwidth/130"/>
              <draw:equation draw:name="f25" draw:formula="68*logheight/141"/>
              <draw:equation draw:name="f26" draw:formula="50*logwidth/130"/>
              <draw:equation draw:name="f27" draw:formula="52*logheight/141"/>
              <draw:equation draw:name="f28" draw:formula="99*logwidth/130"/>
              <draw:equation draw:name="f29" draw:formula="63*logheight/141"/>
              <draw:equation draw:name="f30" draw:formula="123*logwidth/130"/>
              <draw:equation draw:name="f31" draw:formula="105*logheight/141"/>
              <draw:equation draw:name="f32" draw:formula="30*logwidth/130"/>
              <draw:equation draw:name="f33" draw:formula="136*logheight/141"/>
              <draw:equation draw:name="f34" draw:formula="30*logwidth/130"/>
              <draw:equation draw:name="f35" draw:formula="136*logheight/141"/>
              <draw:equation draw:name="f36" draw:formula="29*logwidth/130"/>
              <draw:equation draw:name="f37" draw:formula="106*logheight/141"/>
              <draw:equation draw:name="f38" draw:formula="42*logwidth/130"/>
              <draw:equation draw:name="f39" draw:formula="84*logheight/141"/>
              <draw:equation draw:name="f40" draw:formula="82*logwidth/130"/>
              <draw:equation draw:name="f41" draw:formula="83*logheight/141"/>
              <draw:equation draw:name="f42" draw:formula="99*logwidth/130"/>
              <draw:equation draw:name="f43" draw:formula="141*logheight/141"/>
              <draw:equation draw:name="f44" draw:formula="52*logwidth/130"/>
              <draw:equation draw:name="f45" draw:formula="136*logheight/141"/>
              <draw:equation draw:name="f46" draw:formula="52*logwidth/130"/>
              <draw:equation draw:name="f47" draw:formula="136*logheight/141"/>
              <draw:equation draw:name="f48" draw:formula="54*logwidth/130"/>
              <draw:equation draw:name="f49" draw:formula="112*logheight/141"/>
              <draw:equation draw:name="f50" draw:formula="65*logwidth/130"/>
              <draw:equation draw:name="f51" draw:formula="106*logheight/141"/>
              <draw:equation draw:name="f52" draw:formula="78*logwidth/130"/>
              <draw:equation draw:name="f53" draw:formula="118*logheight/141"/>
              <draw:equation draw:name="f54" draw:formula="78*logwidth/130"/>
              <draw:equation draw:name="f55" draw:formula="139*logheight/141"/>
              <draw:equation draw:name="f56" draw:formula="logwidth"/>
              <draw:equation draw:name="f57" draw:formula="logheight"/>
            </draw:enhanced-geometry>
          </draw:custom-shape>
        </draw:g>
        <draw:g draw:name="Group 31">
          <draw:custom-shape draw:name="Freeform 32" draw:style-name="Mgr27" draw:text-style-name="MP21" draw:layer="backgroundobjects" svg:width="1.362cm" svg:height="1.375cm" svg:x="10.53cm" svg:y="0.5cm">
            <text:p/>
            <draw:enhanced-geometry draw:mirror-horizontal="false" draw:mirror-vertical="false" drawooo:sub-view-size="514 513" draw:text-areas="0 0 ?f12 ?f13" svg:viewBox="0 0 0 0" draw:type="ooxml-non-primitive" draw:enhanced-path="M 257 513 L 257 513 C 399 513 514 398 514 256 514 115 399 0 257 0 115 0 0 115 0 256 0 398 115 513 257 513 Z N">
              <draw:equation draw:name="f0" draw:formula="257*logwidth/514"/>
              <draw:equation draw:name="f1" draw:formula="513*logheight/513"/>
              <draw:equation draw:name="f2" draw:formula="257*logwidth/514"/>
              <draw:equation draw:name="f3" draw:formula="513*logheight/513"/>
              <draw:equation draw:name="f4" draw:formula="514*logwidth/514"/>
              <draw:equation draw:name="f5" draw:formula="256*logheight/513"/>
              <draw:equation draw:name="f6" draw:formula="257*logwidth/514"/>
              <draw:equation draw:name="f7" draw:formula="0*logheight/513"/>
              <draw:equation draw:name="f8" draw:formula="0*logwidth/514"/>
              <draw:equation draw:name="f9" draw:formula="256*logheight/513"/>
              <draw:equation draw:name="f10" draw:formula="257*logwidth/514"/>
              <draw:equation draw:name="f11" draw:formula="513*logheight/513"/>
              <draw:equation draw:name="f12" draw:formula="logwidth"/>
              <draw:equation draw:name="f13" draw:formula="logheight"/>
            </draw:enhanced-geometry>
          </draw:custom-shape>
          <draw:custom-shape draw:name="Freeform 33" draw:style-name="Mgr28" draw:text-style-name="MP6" draw:layer="backgroundobjects" svg:width="0.81cm" svg:height="0.537cm" svg:x="10.803cm" svg:y="0.888cm">
            <text:p/>
            <draw:enhanced-geometry draw:mirror-horizontal="false" draw:mirror-vertical="false" drawooo:sub-view-size="306 200" draw:text-areas="0 0 ?f22 ?f23" svg:viewBox="0 0 0 0" draw:type="ooxml-non-primitive" draw:enhanced-path="M 293 200 L 293 200 13 200 C 6 200 0 194 0 187 L 0 13 C 0 6 6 0 13 0 L 293 0 C 300 0 306 6 306 13 L 306 187 C 306 194 300 200 293 200 L 293 200 Z N">
              <draw:equation draw:name="f0" draw:formula="293*logwidth/306"/>
              <draw:equation draw:name="f1" draw:formula="200*logheight/200"/>
              <draw:equation draw:name="f2" draw:formula="293*logwidth/306"/>
              <draw:equation draw:name="f3" draw:formula="200*logheight/200"/>
              <draw:equation draw:name="f4" draw:formula="13*logwidth/306"/>
              <draw:equation draw:name="f5" draw:formula="200*logheight/200"/>
              <draw:equation draw:name="f6" draw:formula="0*logwidth/306"/>
              <draw:equation draw:name="f7" draw:formula="187*logheight/200"/>
              <draw:equation draw:name="f8" draw:formula="0*logwidth/306"/>
              <draw:equation draw:name="f9" draw:formula="13*logheight/200"/>
              <draw:equation draw:name="f10" draw:formula="13*logwidth/306"/>
              <draw:equation draw:name="f11" draw:formula="0*logheight/200"/>
              <draw:equation draw:name="f12" draw:formula="293*logwidth/306"/>
              <draw:equation draw:name="f13" draw:formula="0*logheight/200"/>
              <draw:equation draw:name="f14" draw:formula="306*logwidth/306"/>
              <draw:equation draw:name="f15" draw:formula="13*logheight/200"/>
              <draw:equation draw:name="f16" draw:formula="306*logwidth/306"/>
              <draw:equation draw:name="f17" draw:formula="187*logheight/200"/>
              <draw:equation draw:name="f18" draw:formula="293*logwidth/306"/>
              <draw:equation draw:name="f19" draw:formula="200*logheight/200"/>
              <draw:equation draw:name="f20" draw:formula="293*logwidth/306"/>
              <draw:equation draw:name="f21" draw:formula="200*logheight/200"/>
              <draw:equation draw:name="f22" draw:formula="logwidth"/>
              <draw:equation draw:name="f23" draw:formula="logheight"/>
            </draw:enhanced-geometry>
          </draw:custom-shape>
          <draw:custom-shape draw:name="Freeform 34" draw:style-name="Mgr10" draw:text-style-name="MP6" draw:layer="backgroundobjects" svg:width="0.175cm" svg:height="0.215cm" svg:x="11.143cm" svg:y="1.047cm">
            <text:p/>
            <draw:enhanced-geometry draw:mirror-horizontal="false" draw:mirror-vertical="false" drawooo:sub-view-size="67 80" draw:text-areas="0 0 ?f12 ?f13" svg:viewBox="0 0 0 0" draw:type="ooxml-non-primitive" draw:enhanced-path="M 67 40 L 67 40 0 0 0 80 67 40 67 40 Z N">
              <draw:equation draw:name="f0" draw:formula="67*logwidth/67"/>
              <draw:equation draw:name="f1" draw:formula="40*logheight/80"/>
              <draw:equation draw:name="f2" draw:formula="67*logwidth/67"/>
              <draw:equation draw:name="f3" draw:formula="40*logheight/80"/>
              <draw:equation draw:name="f4" draw:formula="0*logwidth/67"/>
              <draw:equation draw:name="f5" draw:formula="0*logheight/80"/>
              <draw:equation draw:name="f6" draw:formula="0*logwidth/67"/>
              <draw:equation draw:name="f7" draw:formula="80*logheight/80"/>
              <draw:equation draw:name="f8" draw:formula="67*logwidth/67"/>
              <draw:equation draw:name="f9" draw:formula="40*logheight/80"/>
              <draw:equation draw:name="f10" draw:formula="67*logwidth/67"/>
              <draw:equation draw:name="f11" draw:formula="40*logheight/80"/>
              <draw:equation draw:name="f12" draw:formula="logwidth"/>
              <draw:equation draw:name="f13" draw:formula="logheight"/>
            </draw:enhanced-geometry>
          </draw:custom-shape>
          <draw:custom-shape draw:name="Freeform 35" draw:style-name="Mgr29" draw:text-style-name="MP6" draw:layer="backgroundobjects" svg:width="0.533cm" svg:height="0.105cm" svg:x="10.944cm" svg:y="1.426cm">
            <text:p/>
            <draw:enhanced-geometry draw:mirror-horizontal="false" draw:mirror-vertical="false" drawooo:sub-view-size="200 40" draw:text-areas="0 0 ?f10 ?f11" svg:viewBox="0 0 0 0" draw:type="ooxml-non-primitive" draw:enhanced-path="M 200 40 L 200 40 173 0 27 0 0 40 N">
              <draw:equation draw:name="f0" draw:formula="200*logwidth/200"/>
              <draw:equation draw:name="f1" draw:formula="40*logheight/40"/>
              <draw:equation draw:name="f2" draw:formula="200*logwidth/200"/>
              <draw:equation draw:name="f3" draw:formula="40*logheight/40"/>
              <draw:equation draw:name="f4" draw:formula="173*logwidth/200"/>
              <draw:equation draw:name="f5" draw:formula="0*logheight/40"/>
              <draw:equation draw:name="f6" draw:formula="27*logwidth/200"/>
              <draw:equation draw:name="f7" draw:formula="0*logheight/40"/>
              <draw:equation draw:name="f8" draw:formula="0*logwidth/200"/>
              <draw:equation draw:name="f9" draw:formula="40*logheight/40"/>
              <draw:equation draw:name="f10" draw:formula="logwidth"/>
              <draw:equation draw:name="f11" draw:formula="logheight"/>
            </draw:enhanced-geometry>
          </draw:custom-shape>
        </draw:g>
        <draw:g draw:name="Group 38">
          <draw:custom-shape draw:name="Freeform 39" draw:style-name="Mgr30" draw:text-style-name="MP22" draw:layer="backgroundobjects" svg:width="1.362cm" svg:height="1.375cm" svg:x="1cm" svg:y="0.5cm">
            <text:p/>
            <draw:enhanced-geometry draw:mirror-horizontal="false" draw:mirror-vertical="false" drawooo:sub-view-size="514 513" draw:text-areas="0 0 ?f12 ?f13" svg:viewBox="0 0 0 0" draw:type="ooxml-non-primitive" draw:enhanced-path="M 257 513 L 257 513 C 399 513 514 399 514 257 514 115 399 0 257 0 115 0 0 115 0 257 0 399 115 513 257 513 Z N">
              <draw:equation draw:name="f0" draw:formula="257*logwidth/514"/>
              <draw:equation draw:name="f1" draw:formula="513*logheight/513"/>
              <draw:equation draw:name="f2" draw:formula="257*logwidth/514"/>
              <draw:equation draw:name="f3" draw:formula="513*logheight/513"/>
              <draw:equation draw:name="f4" draw:formula="514*logwidth/514"/>
              <draw:equation draw:name="f5" draw:formula="257*logheight/513"/>
              <draw:equation draw:name="f6" draw:formula="257*logwidth/514"/>
              <draw:equation draw:name="f7" draw:formula="0*logheight/513"/>
              <draw:equation draw:name="f8" draw:formula="0*logwidth/514"/>
              <draw:equation draw:name="f9" draw:formula="257*logheight/513"/>
              <draw:equation draw:name="f10" draw:formula="257*logwidth/514"/>
              <draw:equation draw:name="f11" draw:formula="513*logheight/513"/>
              <draw:equation draw:name="f12" draw:formula="logwidth"/>
              <draw:equation draw:name="f13" draw:formula="logheight"/>
            </draw:enhanced-geometry>
          </draw:custom-shape>
          <draw:custom-shape draw:name="Freeform 40" draw:style-name="Mgr31" draw:text-style-name="MP6" draw:layer="backgroundobjects" svg:width="0.806cm" svg:height="0.815cm" svg:x="1.278cm" svg:y="0.782cm">
            <text:p/>
            <draw:enhanced-geometry draw:mirror-horizontal="false" draw:mirror-vertical="false" drawooo:sub-view-size="304 305" draw:text-areas="0 0 ?f100 ?f101" svg:viewBox="0 0 0 0" draw:type="ooxml-non-primitive" draw:enhanced-path="M 304 169 L 304 169 304 135 299 133 262 121 252 97 271 57 247 32 242 35 208 52 184 42 169 0 134 0 132 5 120 42 96 52 56 33 32 58 34 62 52 97 42 121 0 136 0 171 5 172 42 185 52 208 33 249 57 273 62 271 97 253 120 263 135 305 170 305 172 300 184 263 208 253 248 272 272 248 270 243 252 208 262 184 304 169 304 169 Z M 152 201 L 152 201 C 125 201 103 180 103 153 103 126 125 104 152 104 179 104 201 126 201 153 201 180 179 201 152 201 L 152 201 Z N">
              <draw:equation draw:name="f0" draw:formula="304*logwidth/304"/>
              <draw:equation draw:name="f1" draw:formula="169*logheight/305"/>
              <draw:equation draw:name="f2" draw:formula="304*logwidth/304"/>
              <draw:equation draw:name="f3" draw:formula="169*logheight/305"/>
              <draw:equation draw:name="f4" draw:formula="304*logwidth/304"/>
              <draw:equation draw:name="f5" draw:formula="135*logheight/305"/>
              <draw:equation draw:name="f6" draw:formula="299*logwidth/304"/>
              <draw:equation draw:name="f7" draw:formula="133*logheight/305"/>
              <draw:equation draw:name="f8" draw:formula="262*logwidth/304"/>
              <draw:equation draw:name="f9" draw:formula="121*logheight/305"/>
              <draw:equation draw:name="f10" draw:formula="252*logwidth/304"/>
              <draw:equation draw:name="f11" draw:formula="97*logheight/305"/>
              <draw:equation draw:name="f12" draw:formula="271*logwidth/304"/>
              <draw:equation draw:name="f13" draw:formula="57*logheight/305"/>
              <draw:equation draw:name="f14" draw:formula="247*logwidth/304"/>
              <draw:equation draw:name="f15" draw:formula="32*logheight/305"/>
              <draw:equation draw:name="f16" draw:formula="242*logwidth/304"/>
              <draw:equation draw:name="f17" draw:formula="35*logheight/305"/>
              <draw:equation draw:name="f18" draw:formula="208*logwidth/304"/>
              <draw:equation draw:name="f19" draw:formula="52*logheight/305"/>
              <draw:equation draw:name="f20" draw:formula="184*logwidth/304"/>
              <draw:equation draw:name="f21" draw:formula="42*logheight/305"/>
              <draw:equation draw:name="f22" draw:formula="169*logwidth/304"/>
              <draw:equation draw:name="f23" draw:formula="0*logheight/305"/>
              <draw:equation draw:name="f24" draw:formula="134*logwidth/304"/>
              <draw:equation draw:name="f25" draw:formula="0*logheight/305"/>
              <draw:equation draw:name="f26" draw:formula="132*logwidth/304"/>
              <draw:equation draw:name="f27" draw:formula="5*logheight/305"/>
              <draw:equation draw:name="f28" draw:formula="120*logwidth/304"/>
              <draw:equation draw:name="f29" draw:formula="42*logheight/305"/>
              <draw:equation draw:name="f30" draw:formula="96*logwidth/304"/>
              <draw:equation draw:name="f31" draw:formula="52*logheight/305"/>
              <draw:equation draw:name="f32" draw:formula="56*logwidth/304"/>
              <draw:equation draw:name="f33" draw:formula="33*logheight/305"/>
              <draw:equation draw:name="f34" draw:formula="32*logwidth/304"/>
              <draw:equation draw:name="f35" draw:formula="58*logheight/305"/>
              <draw:equation draw:name="f36" draw:formula="34*logwidth/304"/>
              <draw:equation draw:name="f37" draw:formula="62*logheight/305"/>
              <draw:equation draw:name="f38" draw:formula="52*logwidth/304"/>
              <draw:equation draw:name="f39" draw:formula="97*logheight/305"/>
              <draw:equation draw:name="f40" draw:formula="42*logwidth/304"/>
              <draw:equation draw:name="f41" draw:formula="121*logheight/305"/>
              <draw:equation draw:name="f42" draw:formula="0*logwidth/304"/>
              <draw:equation draw:name="f43" draw:formula="136*logheight/305"/>
              <draw:equation draw:name="f44" draw:formula="0*logwidth/304"/>
              <draw:equation draw:name="f45" draw:formula="171*logheight/305"/>
              <draw:equation draw:name="f46" draw:formula="5*logwidth/304"/>
              <draw:equation draw:name="f47" draw:formula="172*logheight/305"/>
              <draw:equation draw:name="f48" draw:formula="42*logwidth/304"/>
              <draw:equation draw:name="f49" draw:formula="185*logheight/305"/>
              <draw:equation draw:name="f50" draw:formula="52*logwidth/304"/>
              <draw:equation draw:name="f51" draw:formula="208*logheight/305"/>
              <draw:equation draw:name="f52" draw:formula="33*logwidth/304"/>
              <draw:equation draw:name="f53" draw:formula="249*logheight/305"/>
              <draw:equation draw:name="f54" draw:formula="57*logwidth/304"/>
              <draw:equation draw:name="f55" draw:formula="273*logheight/305"/>
              <draw:equation draw:name="f56" draw:formula="62*logwidth/304"/>
              <draw:equation draw:name="f57" draw:formula="271*logheight/305"/>
              <draw:equation draw:name="f58" draw:formula="97*logwidth/304"/>
              <draw:equation draw:name="f59" draw:formula="253*logheight/305"/>
              <draw:equation draw:name="f60" draw:formula="120*logwidth/304"/>
              <draw:equation draw:name="f61" draw:formula="263*logheight/305"/>
              <draw:equation draw:name="f62" draw:formula="135*logwidth/304"/>
              <draw:equation draw:name="f63" draw:formula="305*logheight/305"/>
              <draw:equation draw:name="f64" draw:formula="170*logwidth/304"/>
              <draw:equation draw:name="f65" draw:formula="305*logheight/305"/>
              <draw:equation draw:name="f66" draw:formula="172*logwidth/304"/>
              <draw:equation draw:name="f67" draw:formula="300*logheight/305"/>
              <draw:equation draw:name="f68" draw:formula="184*logwidth/304"/>
              <draw:equation draw:name="f69" draw:formula="263*logheight/305"/>
              <draw:equation draw:name="f70" draw:formula="208*logwidth/304"/>
              <draw:equation draw:name="f71" draw:formula="253*logheight/305"/>
              <draw:equation draw:name="f72" draw:formula="248*logwidth/304"/>
              <draw:equation draw:name="f73" draw:formula="272*logheight/305"/>
              <draw:equation draw:name="f74" draw:formula="272*logwidth/304"/>
              <draw:equation draw:name="f75" draw:formula="248*logheight/305"/>
              <draw:equation draw:name="f76" draw:formula="270*logwidth/304"/>
              <draw:equation draw:name="f77" draw:formula="243*logheight/305"/>
              <draw:equation draw:name="f78" draw:formula="252*logwidth/304"/>
              <draw:equation draw:name="f79" draw:formula="208*logheight/305"/>
              <draw:equation draw:name="f80" draw:formula="262*logwidth/304"/>
              <draw:equation draw:name="f81" draw:formula="184*logheight/305"/>
              <draw:equation draw:name="f82" draw:formula="304*logwidth/304"/>
              <draw:equation draw:name="f83" draw:formula="169*logheight/305"/>
              <draw:equation draw:name="f84" draw:formula="304*logwidth/304"/>
              <draw:equation draw:name="f85" draw:formula="169*logheight/305"/>
              <draw:equation draw:name="f86" draw:formula="152*logwidth/304"/>
              <draw:equation draw:name="f87" draw:formula="201*logheight/305"/>
              <draw:equation draw:name="f88" draw:formula="152*logwidth/304"/>
              <draw:equation draw:name="f89" draw:formula="201*logheight/305"/>
              <draw:equation draw:name="f90" draw:formula="103*logwidth/304"/>
              <draw:equation draw:name="f91" draw:formula="153*logheight/305"/>
              <draw:equation draw:name="f92" draw:formula="152*logwidth/304"/>
              <draw:equation draw:name="f93" draw:formula="104*logheight/305"/>
              <draw:equation draw:name="f94" draw:formula="201*logwidth/304"/>
              <draw:equation draw:name="f95" draw:formula="153*logheight/305"/>
              <draw:equation draw:name="f96" draw:formula="152*logwidth/304"/>
              <draw:equation draw:name="f97" draw:formula="201*logheight/305"/>
              <draw:equation draw:name="f98" draw:formula="152*logwidth/304"/>
              <draw:equation draw:name="f99" draw:formula="201*logheight/305"/>
              <draw:equation draw:name="f100" draw:formula="logwidth"/>
              <draw:equation draw:name="f101" draw:formula="logheight"/>
            </draw:enhanced-geometry>
          </draw:custom-shape>
        </draw:g>
      </draw:g>
      <draw:g draw:name="Gruppieren 58">
        <draw:custom-shape draw:name="Freeform 24" draw:style-name="Mgr6" draw:text-style-name="MP9" draw:layer="layout" svg:width="11.747cm" svg:height="3.88cm" svg:x="22.13cm" svg:y="15.169cm">
          <text:p><text:span text:style-name="MT5"/></text:p>
          <draw:enhanced-geometry draw:mirror-horizontal="false" draw:mirror-vertical="false" drawooo:sub-view-size="4441 1465" draw:text-areas="0 0 ?f14 ?f15" svg:viewBox="0 0 0 0" draw:type="ooxml-non-primitive" draw:enhanced-path="M 4441 0 L 4441 0 C 2897 0 1461 144 258 391 108 422 0 555 0 708 L 0 1465 4441 1465 4441 0 Z N">
            <draw:equation draw:name="f0" draw:formula="4441*logwidth/4441"/>
            <draw:equation draw:name="f1" draw:formula="0*logheight/1465"/>
            <draw:equation draw:name="f2" draw:formula="4441*logwidth/4441"/>
            <draw:equation draw:name="f3" draw:formula="0*logheight/1465"/>
            <draw:equation draw:name="f4" draw:formula="258*logwidth/4441"/>
            <draw:equation draw:name="f5" draw:formula="391*logheight/1465"/>
            <draw:equation draw:name="f6" draw:formula="0*logwidth/4441"/>
            <draw:equation draw:name="f7" draw:formula="708*logheight/1465"/>
            <draw:equation draw:name="f8" draw:formula="0*logwidth/4441"/>
            <draw:equation draw:name="f9" draw:formula="1465*logheight/1465"/>
            <draw:equation draw:name="f10" draw:formula="4441*logwidth/4441"/>
            <draw:equation draw:name="f11" draw:formula="1465*logheight/1465"/>
            <draw:equation draw:name="f12" draw:formula="4441*logwidth/4441"/>
            <draw:equation draw:name="f13" draw:formula="0*logheight/1465"/>
            <draw:equation draw:name="f14" draw:formula="logwidth"/>
            <draw:equation draw:name="f15" draw:formula="logheight"/>
          </draw:enhanced-geometry>
        </draw:custom-shape>
        <draw:custom-shape draw:name="Textfeld 61" draw:style-name="Mgr5" draw:text-style-name="MP6" draw:layer="layout" svg:width="8.784cm" svg:height="0.551cm" svg:x="22.951cm" svg:y="16.832cm">
          <text:p text:style-name="MP17"><text:span text:style-name="MT7">hs-mittwe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extplatzhalter 2" presentation:style-name="Mpr7" draw:text-style-name="MP24" draw:layer="backgroundobjects" svg:width="29.593cm" svg:height="5.467cm" svg:x="2.13cm" svg:y="6.538cm" presentation:class="outline" presentation:user-transformed="true">
        <draw:text-box>
          <text:p text:style-name="MP23"><text:span text:style-name="MT8">Titel 2 Headline lang und doppelzeilig</text:span></text:p>
        </draw:text-box>
      </draw:frame>
      <draw:frame presentation:style-name="_31__5f_Titelfolie-2-title" draw:layer="backgroundobjects" svg:width="30.479cm" svg:height="3.18cm" svg:x="1.021cm" svg:y="0.691cm" presentation:class="title" presentation:placeholder="true">
        <draw:text-box/>
      </draw:frame>
      <presentation:notes style:page-layout-name="PM2">
        <draw:page-thumbnail presentation:style-name="_31__5f_Titelfolie-2-title" draw:layer="backgroundobjects" svg:width="16.932cm" svg:height="9.524cm" svg:x="1.058cm" svg:y="1.93cm" presentation:class="page"/>
        <draw:frame presentation:style-name="_31__5f_Titelfolie-2-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Foliennummer&gt;</text:page-number></text:p>
          </draw:text-box>
        </draw:frame>
      </presentation:notes>
    </style:master-page>
    <style:master-page style:name="_32__5f_Agenda" style:display-name="2_Agenda" style:page-layout-name="PM1" draw:style-name="Mdp1">
      <draw:custom-shape draw:name="Textfeld 24" draw:style-name="Mgr3" draw:text-style-name="MP6" draw:layer="backgroundobjects" svg:width="6.694cm" svg:height="0.843cm" svg:x="20.971cm" svg:y="17.826cm">
        <text:p text:style-name="MP5"><text:span text:style-name="MT1">Angabe der Struktureinheit 2. Ebene: </text:span><text:span text:style-name="MT1"><text:line-break/></text:span><text:span text:style-name="MT1">Fakultät | Institut | Einricht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28" draw:style-name="Mgr4" draw:text-style-name="MP7" draw:layer="backgroundobjects" svg:x1="27.737cm" svg:y1="17.638cm" svg:x2="27.738cm" svg:y2="18.538cm">
        <text:p/>
      </draw:line>
      <draw:custom-shape draw:name="Textfeld 29" draw:style-name="Mgr5" draw:text-style-name="MP6" draw:layer="backgroundobjects" svg:width="17.668cm" svg:height="0.845cm" svg:x="3.43cm" svg:y="17.767cm">
        <text:p text:style-name="MP8"><text:span text:style-name="MT2">Titel/Kapitel | Redner oder Autor, Akad. Grad</text:span></text:p>
        <text:p text:style-name="MP8"><text:span text:style-name="MT3">(C) </text:span><text:span text:style-name="MT3"><text:date style:data-style-name="D4" text:date-value="2022-06-30">30.06.2022</text:date></text:span><text:span text:style-name="MT3"><text:s/>Hochschule Mittweid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Mgr5" draw:text-style-name="MP6" draw:layer="backgroundobjects" svg:width="1.201cm" svg:height="0.593cm" svg:x="2.13cm" svg:y="17.739cm">
        <text:p text:style-name="MP8"><text:span text:style-name="MT4"><text:page-number>&lt;Folien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Mgr6" draw:text-style-name="MP9" draw:layer="layout" svg:width="2.561cm" svg:height="0.271cm" svg:x="29.185cm" svg:y="17.928cm">
          <text:p><text:span text:style-name="MT5"/></text:p>
          <draw:enhanced-geometry draw:mirror-horizontal="false" draw:mirror-vertical="false" drawooo:sub-view-size="1920 204" draw:text-areas="0 0 ?f108 ?f109" svg:viewBox="0 0 0 0" draw:type="ooxml-non-primitive" draw:enhanced-path="M 171 3 L 171 3 117 3 117 76 54 76 54 3 0 3 0 201 54 201 54 120 117 120 117 201 171 201 171 3 Z M 380 26 L 380 26 C 364 8 340 0 308 0 277 0 252 8 236 26 219 43 211 68 211 102 211 135 219 160 236 178 253 195 277 204 308 204 339 204 363 195 380 178 396 161 404 135 404 102 404 68 396 43 380 26 Z M 308 44 L 308 44 C 321 44 331 48 338 58 345 67 348 82 348 102 348 122 345 136 338 145 331 155 321 159 308 159 281 159 268 140 268 102 268 63 281 44 308 44 Z M 557 47 L 557 47 C 564 50 571 53 579 56 L 595 14 C 576 5 555 0 534 0 514 0 497 4 482 12 468 21 457 33 449 48 441 64 437 82 437 103 437 135 445 161 461 178 477 195 500 204 530 204 551 204 570 200 587 193 L 587 148 C 578 151 570 154 562 157 553 159 545 160 536 160 507 160 493 141 493 103 493 85 496 70 503 60 510 49 520 44 533 44 542 44 549 45 557 47 Z M 800 3 L 800 3 746 3 746 76 684 76 684 3 630 3 630 201 684 201 684 120 746 120 746 201 800 201 800 3 Z M 971 108 L 971 108 C 964 99 952 91 935 83 917 75 906 69 902 66 898 63 896 60 896 56 896 52 898 49 901 47 904 44 909 43 916 43 930 43 946 47 964 56 L 981 14 C 960 5 939 0 918 0 895 0 876 5 863 15 850 25 843 40 843 58 843 68 845 76 848 83 851 91 856 97 862 102 869 108 878 114 891 120 906 126 915 130 918 132 921 134 924 137 925 139 927 141 927 143 927 146 927 150 925 154 922 156 918 159 912 160 904 160 895 160 885 159 874 156 863 153 852 149 842 144 L 842 192 C 851 196 861 199 870 201 879 203 890 204 903 204 919 204 933 201 945 196 956 191 965 183 972 174 978 164 981 153 981 141 981 128 978 117 971 108 Z M 1130 47 L 1130 47 C 1137 50 1144 53 1152 56 L 1168 14 C 1148 5 1128 0 1106 0 1087 0 1070 4 1055 12 1041 21 1030 33 1022 48 1014 64 1010 82 1010 103 1010 135 1018 161 1034 178 1050 195 1073 204 1103 204 1124 204 1143 200 1159 193 L 1159 148 C 1151 151 1143 154 1134 157 1126 159 1118 160 1109 160 1080 160 1065 141 1065 103 1065 85 1069 70 1076 60 1083 49 1093 44 1106 44 1114 44 1122 45 1130 47 Z M 1373 3 L 1373 3 1319 3 1319 76 1256 76 1256 3 1202 3 1202 201 1256 201 1256 120 1319 120 1319 201 1373 201 1373 3 Z M 1537 3 L 1537 3 1537 119 C 1537 133 1534 144 1529 150 1524 156 1516 159 1505 159 1495 159 1487 156 1482 150 1477 144 1474 133 1474 119 L 1474 3 1420 3 1420 124 C 1420 150 1428 169 1442 183 1457 197 1477 204 1505 204 1532 204 1553 197 1568 183 1583 168 1590 148 1590 122 L 1590 3 1537 3 Z M 1768 201 L 1768 201 1768 158 1692 158 1692 3 1638 3 1638 201 1768 201 Z M 1920 158 L 1920 158 1856 158 1856 120 1916 120 1916 77 1856 77 1856 46 1920 46 1920 3 1802 3 1802 201 1920 201 1920 158 Z N">
            <draw:equation draw:name="f0" draw:formula="117*logwidth/1920"/>
            <draw:equation draw:name="f1" draw:formula="3*logheight/204"/>
            <draw:equation draw:name="f2" draw:formula="54*logwidth/1920"/>
            <draw:equation draw:name="f3" draw:formula="3*logheight/204"/>
            <draw:equation draw:name="f4" draw:formula="54*logwidth/1920"/>
            <draw:equation draw:name="f5" draw:formula="201*logheight/204"/>
            <draw:equation draw:name="f6" draw:formula="117*logwidth/1920"/>
            <draw:equation draw:name="f7" draw:formula="201*logheight/204"/>
            <draw:equation draw:name="f8" draw:formula="380*logwidth/1920"/>
            <draw:equation draw:name="f9" draw:formula="26*logheight/204"/>
            <draw:equation draw:name="f10" draw:formula="236*logwidth/1920"/>
            <draw:equation draw:name="f11" draw:formula="26*logheight/204"/>
            <draw:equation draw:name="f12" draw:formula="308*logwidth/1920"/>
            <draw:equation draw:name="f13" draw:formula="204*logheight/204"/>
            <draw:equation draw:name="f14" draw:formula="380*logwidth/1920"/>
            <draw:equation draw:name="f15" draw:formula="26*logheight/204"/>
            <draw:equation draw:name="f16" draw:formula="338*logwidth/1920"/>
            <draw:equation draw:name="f17" draw:formula="58*logheight/204"/>
            <draw:equation draw:name="f18" draw:formula="308*logwidth/1920"/>
            <draw:equation draw:name="f19" draw:formula="159*logheight/204"/>
            <draw:equation draw:name="f20" draw:formula="557*logwidth/1920"/>
            <draw:equation draw:name="f21" draw:formula="47*logheight/204"/>
            <draw:equation draw:name="f22" draw:formula="595*logwidth/1920"/>
            <draw:equation draw:name="f23" draw:formula="14*logheight/204"/>
            <draw:equation draw:name="f24" draw:formula="449*logwidth/1920"/>
            <draw:equation draw:name="f25" draw:formula="48*logheight/204"/>
            <draw:equation draw:name="f26" draw:formula="530*logwidth/1920"/>
            <draw:equation draw:name="f27" draw:formula="204*logheight/204"/>
            <draw:equation draw:name="f28" draw:formula="562*logwidth/1920"/>
            <draw:equation draw:name="f29" draw:formula="157*logheight/204"/>
            <draw:equation draw:name="f30" draw:formula="503*logwidth/1920"/>
            <draw:equation draw:name="f31" draw:formula="60*logheight/204"/>
            <draw:equation draw:name="f32" draw:formula="800*logwidth/1920"/>
            <draw:equation draw:name="f33" draw:formula="3*logheight/204"/>
            <draw:equation draw:name="f34" draw:formula="746*logwidth/1920"/>
            <draw:equation draw:name="f35" draw:formula="76*logheight/204"/>
            <draw:equation draw:name="f36" draw:formula="630*logwidth/1920"/>
            <draw:equation draw:name="f37" draw:formula="3*logheight/204"/>
            <draw:equation draw:name="f38" draw:formula="684*logwidth/1920"/>
            <draw:equation draw:name="f39" draw:formula="120*logheight/204"/>
            <draw:equation draw:name="f40" draw:formula="800*logwidth/1920"/>
            <draw:equation draw:name="f41" draw:formula="201*logheight/204"/>
            <draw:equation draw:name="f42" draw:formula="971*logwidth/1920"/>
            <draw:equation draw:name="f43" draw:formula="108*logheight/204"/>
            <draw:equation draw:name="f44" draw:formula="896*logwidth/1920"/>
            <draw:equation draw:name="f45" draw:formula="56*logheight/204"/>
            <draw:equation draw:name="f46" draw:formula="964*logwidth/1920"/>
            <draw:equation draw:name="f47" draw:formula="56*logheight/204"/>
            <draw:equation draw:name="f48" draw:formula="863*logwidth/1920"/>
            <draw:equation draw:name="f49" draw:formula="15*logheight/204"/>
            <draw:equation draw:name="f50" draw:formula="862*logwidth/1920"/>
            <draw:equation draw:name="f51" draw:formula="102*logheight/204"/>
            <draw:equation draw:name="f52" draw:formula="925*logwidth/1920"/>
            <draw:equation draw:name="f53" draw:formula="139*logheight/204"/>
            <draw:equation draw:name="f54" draw:formula="904*logwidth/1920"/>
            <draw:equation draw:name="f55" draw:formula="160*logheight/204"/>
            <draw:equation draw:name="f56" draw:formula="842*logwidth/1920"/>
            <draw:equation draw:name="f57" draw:formula="192*logheight/204"/>
            <draw:equation draw:name="f58" draw:formula="945*logwidth/1920"/>
            <draw:equation draw:name="f59" draw:formula="196*logheight/204"/>
            <draw:equation draw:name="f60" draw:formula="971*logwidth/1920"/>
            <draw:equation draw:name="f61" draw:formula="108*logheight/204"/>
            <draw:equation draw:name="f62" draw:formula="1152*logwidth/1920"/>
            <draw:equation draw:name="f63" draw:formula="56*logheight/204"/>
            <draw:equation draw:name="f64" draw:formula="1055*logwidth/1920"/>
            <draw:equation draw:name="f65" draw:formula="12*logheight/204"/>
            <draw:equation draw:name="f66" draw:formula="1034*logwidth/1920"/>
            <draw:equation draw:name="f67" draw:formula="178*logheight/204"/>
            <draw:equation draw:name="f68" draw:formula="1159*logwidth/1920"/>
            <draw:equation draw:name="f69" draw:formula="148*logheight/204"/>
            <draw:equation draw:name="f70" draw:formula="1065*logwidth/1920"/>
            <draw:equation draw:name="f71" draw:formula="103*logheight/204"/>
            <draw:equation draw:name="f72" draw:formula="1130*logwidth/1920"/>
            <draw:equation draw:name="f73" draw:formula="47*logheight/204"/>
            <draw:equation draw:name="f74" draw:formula="1319*logwidth/1920"/>
            <draw:equation draw:name="f75" draw:formula="3*logheight/204"/>
            <draw:equation draw:name="f76" draw:formula="1256*logwidth/1920"/>
            <draw:equation draw:name="f77" draw:formula="3*logheight/204"/>
            <draw:equation draw:name="f78" draw:formula="1256*logwidth/1920"/>
            <draw:equation draw:name="f79" draw:formula="201*logheight/204"/>
            <draw:equation draw:name="f80" draw:formula="1319*logwidth/1920"/>
            <draw:equation draw:name="f81" draw:formula="201*logheight/204"/>
            <draw:equation draw:name="f82" draw:formula="1537*logwidth/1920"/>
            <draw:equation draw:name="f83" draw:formula="3*logheight/204"/>
            <draw:equation draw:name="f84" draw:formula="1529*logwidth/1920"/>
            <draw:equation draw:name="f85" draw:formula="150*logheight/204"/>
            <draw:equation draw:name="f86" draw:formula="1474*logwidth/1920"/>
            <draw:equation draw:name="f87" draw:formula="119*logheight/204"/>
            <draw:equation draw:name="f88" draw:formula="1420*logwidth/1920"/>
            <draw:equation draw:name="f89" draw:formula="124*logheight/204"/>
            <draw:equation draw:name="f90" draw:formula="1568*logwidth/1920"/>
            <draw:equation draw:name="f91" draw:formula="183*logheight/204"/>
            <draw:equation draw:name="f92" draw:formula="1537*logwidth/1920"/>
            <draw:equation draw:name="f93" draw:formula="3*logheight/204"/>
            <draw:equation draw:name="f94" draw:formula="1768*logwidth/1920"/>
            <draw:equation draw:name="f95" draw:formula="158*logheight/204"/>
            <draw:equation draw:name="f96" draw:formula="1638*logwidth/1920"/>
            <draw:equation draw:name="f97" draw:formula="3*logheight/204"/>
            <draw:equation draw:name="f98" draw:formula="1920*logwidth/1920"/>
            <draw:equation draw:name="f99" draw:formula="158*logheight/204"/>
            <draw:equation draw:name="f100" draw:formula="1856*logwidth/1920"/>
            <draw:equation draw:name="f101" draw:formula="120*logheight/204"/>
            <draw:equation draw:name="f102" draw:formula="1856*logwidth/1920"/>
            <draw:equation draw:name="f103" draw:formula="77*logheight/204"/>
            <draw:equation draw:name="f104" draw:formula="1920*logwidth/1920"/>
            <draw:equation draw:name="f105" draw:formula="3*logheight/204"/>
            <draw:equation draw:name="f106" draw:formula="1920*logwidth/1920"/>
            <draw:equation draw:name="f107" draw:formula="201*logheight/204"/>
            <draw:equation draw:name="f108" draw:formula="logwidth"/>
            <draw:equation draw:name="f109" draw:formula="logheight"/>
          </draw:enhanced-geometry>
        </draw:custom-shape>
        <draw:custom-shape draw:name="Freeform 6" draw:style-name="Mgr6" draw:text-style-name="MP9" draw:layer="layout" svg:width="2.221cm" svg:height="0.265cm" svg:x="29.185cm" svg:y="18.273cm">
          <text:p><text:span text:style-name="MT5"/></text:p>
          <draw:enhanced-geometry draw:mirror-horizontal="false" draw:mirror-vertical="false" drawooo:sub-view-size="1665 199" draw:text-areas="0 0 ?f84 ?f85" svg:viewBox="0 0 0 0" draw:type="ooxml-non-primitive" draw:enhanced-path="M 138 199 L 138 199 178 56 179 56 C 178 78 178 91 177 97 177 102 177 107 177 112 L 177 199 227 199 227 0 155 0 114 141 113 141 72 0 0 0 0 199 48 199 48 113 C 48 99 47 80 45 56 L 46 56 87 199 138 199 Z M 329 0 L 329 0 275 0 275 199 329 199 329 0 Z M 464 44 L 464 44 513 44 513 0 362 0 362 44 411 44 411 199 464 199 464 44 Z M 640 44 L 640 44 689 44 689 0 538 0 538 44 587 44 587 199 640 199 640 44 Z M 994 0 L 994 0 942 0 920 100 C 915 125 912 143 910 153 909 145 907 133 904 117 901 101 898 88 896 76 L 879 0 829 0 811 76 C 809 86 806 99 803 115 800 131 798 143 797 153 795 140 791 122 786 100 L 765 0 713 0 762 199 826 199 C 837 147 844 117 846 110 847 103 849 95 850 86 852 77 853 70 854 64 855 71 856 80 858 91 860 102 862 109 862 112 L 881 199 945 199 994 0 Z M 1143 155 L 1143 155 1079 155 1079 118 1138 118 1138 75 1079 75 1079 43 1143 43 1143 0 1025 0 1025 199 1143 199 1143 155 Z M 1241 0 L 1241 0 1187 0 1187 199 1241 199 1241 0 Z M 1432 25 L 1432 25 C 1415 9 1390 0 1358 0 L 1290 0 1290 199 1354 199 C 1387 199 1413 190 1431 172 1449 154 1458 129 1458 96 1458 65 1450 41 1432 25 Z M 1391 141 L 1391 141 C 1384 150 1372 155 1355 155 L 1343 155 1343 44 1359 44 C 1374 44 1385 48 1392 57 1399 66 1403 79 1403 97 1403 117 1399 131 1391 141 Z M 1665 199 L 1665 199 1600 0 1528 0 1463 199 1522 199 1532 162 1597 162 1606 199 1665 199 Z M 1543 118 L 1543 118 C 1552 87 1557 66 1559 55 1562 45 1563 37 1564 32 1565 37 1567 46 1570 57 1573 69 1575 78 1577 85 L 1586 118 1543 118 Z N">
            <draw:equation draw:name="f0" draw:formula="178*logwidth/1665"/>
            <draw:equation draw:name="f1" draw:formula="56*logheight/199"/>
            <draw:equation draw:name="f2" draw:formula="177*logwidth/1665"/>
            <draw:equation draw:name="f3" draw:formula="112*logheight/199"/>
            <draw:equation draw:name="f4" draw:formula="227*logwidth/1665"/>
            <draw:equation draw:name="f5" draw:formula="0*logheight/199"/>
            <draw:equation draw:name="f6" draw:formula="113*logwidth/1665"/>
            <draw:equation draw:name="f7" draw:formula="141*logheight/199"/>
            <draw:equation draw:name="f8" draw:formula="0*logwidth/1665"/>
            <draw:equation draw:name="f9" draw:formula="199*logheight/199"/>
            <draw:equation draw:name="f10" draw:formula="45*logwidth/1665"/>
            <draw:equation draw:name="f11" draw:formula="56*logheight/199"/>
            <draw:equation draw:name="f12" draw:formula="138*logwidth/1665"/>
            <draw:equation draw:name="f13" draw:formula="199*logheight/199"/>
            <draw:equation draw:name="f14" draw:formula="275*logwidth/1665"/>
            <draw:equation draw:name="f15" draw:formula="0*logheight/199"/>
            <draw:equation draw:name="f16" draw:formula="329*logwidth/1665"/>
            <draw:equation draw:name="f17" draw:formula="0*logheight/199"/>
            <draw:equation draw:name="f18" draw:formula="513*logwidth/1665"/>
            <draw:equation draw:name="f19" draw:formula="44*logheight/199"/>
            <draw:equation draw:name="f20" draw:formula="362*logwidth/1665"/>
            <draw:equation draw:name="f21" draw:formula="44*logheight/199"/>
            <draw:equation draw:name="f22" draw:formula="464*logwidth/1665"/>
            <draw:equation draw:name="f23" draw:formula="199*logheight/199"/>
            <draw:equation draw:name="f24" draw:formula="640*logwidth/1665"/>
            <draw:equation draw:name="f25" draw:formula="44*logheight/199"/>
            <draw:equation draw:name="f26" draw:formula="538*logwidth/1665"/>
            <draw:equation draw:name="f27" draw:formula="0*logheight/199"/>
            <draw:equation draw:name="f28" draw:formula="587*logwidth/1665"/>
            <draw:equation draw:name="f29" draw:formula="199*logheight/199"/>
            <draw:equation draw:name="f30" draw:formula="994*logwidth/1665"/>
            <draw:equation draw:name="f31" draw:formula="0*logheight/199"/>
            <draw:equation draw:name="f32" draw:formula="920*logwidth/1665"/>
            <draw:equation draw:name="f33" draw:formula="100*logheight/199"/>
            <draw:equation draw:name="f34" draw:formula="896*logwidth/1665"/>
            <draw:equation draw:name="f35" draw:formula="76*logheight/199"/>
            <draw:equation draw:name="f36" draw:formula="811*logwidth/1665"/>
            <draw:equation draw:name="f37" draw:formula="76*logheight/199"/>
            <draw:equation draw:name="f38" draw:formula="786*logwidth/1665"/>
            <draw:equation draw:name="f39" draw:formula="100*logheight/199"/>
            <draw:equation draw:name="f40" draw:formula="762*logwidth/1665"/>
            <draw:equation draw:name="f41" draw:formula="199*logheight/199"/>
            <draw:equation draw:name="f42" draw:formula="850*logwidth/1665"/>
            <draw:equation draw:name="f43" draw:formula="86*logheight/199"/>
            <draw:equation draw:name="f44" draw:formula="862*logwidth/1665"/>
            <draw:equation draw:name="f45" draw:formula="112*logheight/199"/>
            <draw:equation draw:name="f46" draw:formula="994*logwidth/1665"/>
            <draw:equation draw:name="f47" draw:formula="0*logheight/199"/>
            <draw:equation draw:name="f48" draw:formula="1079*logwidth/1665"/>
            <draw:equation draw:name="f49" draw:formula="155*logheight/199"/>
            <draw:equation draw:name="f50" draw:formula="1138*logwidth/1665"/>
            <draw:equation draw:name="f51" draw:formula="75*logheight/199"/>
            <draw:equation draw:name="f52" draw:formula="1143*logwidth/1665"/>
            <draw:equation draw:name="f53" draw:formula="43*logheight/199"/>
            <draw:equation draw:name="f54" draw:formula="1025*logwidth/1665"/>
            <draw:equation draw:name="f55" draw:formula="199*logheight/199"/>
            <draw:equation draw:name="f56" draw:formula="1241*logwidth/1665"/>
            <draw:equation draw:name="f57" draw:formula="0*logheight/199"/>
            <draw:equation draw:name="f58" draw:formula="1187*logwidth/1665"/>
            <draw:equation draw:name="f59" draw:formula="199*logheight/199"/>
            <draw:equation draw:name="f60" draw:formula="1432*logwidth/1665"/>
            <draw:equation draw:name="f61" draw:formula="25*logheight/199"/>
            <draw:equation draw:name="f62" draw:formula="1290*logwidth/1665"/>
            <draw:equation draw:name="f63" draw:formula="0*logheight/199"/>
            <draw:equation draw:name="f64" draw:formula="1431*logwidth/1665"/>
            <draw:equation draw:name="f65" draw:formula="172*logheight/199"/>
            <draw:equation draw:name="f66" draw:formula="1391*logwidth/1665"/>
            <draw:equation draw:name="f67" draw:formula="141*logheight/199"/>
            <draw:equation draw:name="f68" draw:formula="1343*logwidth/1665"/>
            <draw:equation draw:name="f69" draw:formula="155*logheight/199"/>
            <draw:equation draw:name="f70" draw:formula="1392*logwidth/1665"/>
            <draw:equation draw:name="f71" draw:formula="57*logheight/199"/>
            <draw:equation draw:name="f72" draw:formula="1665*logwidth/1665"/>
            <draw:equation draw:name="f73" draw:formula="199*logheight/199"/>
            <draw:equation draw:name="f74" draw:formula="1528*logwidth/1665"/>
            <draw:equation draw:name="f75" draw:formula="0*logheight/199"/>
            <draw:equation draw:name="f76" draw:formula="1532*logwidth/1665"/>
            <draw:equation draw:name="f77" draw:formula="162*logheight/199"/>
            <draw:equation draw:name="f78" draw:formula="1665*logwidth/1665"/>
            <draw:equation draw:name="f79" draw:formula="199*logheight/199"/>
            <draw:equation draw:name="f80" draw:formula="1559*logwidth/1665"/>
            <draw:equation draw:name="f81" draw:formula="55*logheight/199"/>
            <draw:equation draw:name="f82" draw:formula="1577*logwidth/1665"/>
            <draw:equation draw:name="f83" draw:formula="85*logheight/199"/>
            <draw:equation draw:name="f84" draw:formula="logwidth"/>
            <draw:equation draw:name="f85" draw:formula="logheight"/>
          </draw:enhanced-geometry>
        </draw:custom-shape>
        <draw:custom-shape draw:name="Freeform 7" draw:style-name="Mgr6" draw:text-style-name="MP9" draw:layer="layout" svg:width="0.251cm" svg:height="0.315cm" svg:x="28.025cm" svg:y="18.229cm">
          <text:p><text:span text:style-name="MT5"/></text:p>
          <draw:enhanced-geometry draw:mirror-horizontal="false" draw:mirror-vertical="false" drawooo:sub-view-size="189 238" draw:text-areas="0 0 ?f24 ?f25" svg:viewBox="0 0 0 0" draw:type="ooxml-non-primitive" draw:enhanced-path="M 183 1 L 183 1 C 160 10 129 18 95 18 60 18 29 10 6 1 3 0 0 3 0 6 L 0 212 C 0 214 1 216 3 217 21 225 55 238 95 238 134 238 168 225 186 216 188 216 189 214 189 212 L 189 6 C 189 3 186 0 183 1 Z N">
            <draw:equation draw:name="f0" draw:formula="183*logwidth/189"/>
            <draw:equation draw:name="f1" draw:formula="1*logheight/238"/>
            <draw:equation draw:name="f2" draw:formula="183*logwidth/189"/>
            <draw:equation draw:name="f3" draw:formula="1*logheight/238"/>
            <draw:equation draw:name="f4" draw:formula="95*logwidth/189"/>
            <draw:equation draw:name="f5" draw:formula="18*logheight/238"/>
            <draw:equation draw:name="f6" draw:formula="6*logwidth/189"/>
            <draw:equation draw:name="f7" draw:formula="1*logheight/238"/>
            <draw:equation draw:name="f8" draw:formula="0*logwidth/189"/>
            <draw:equation draw:name="f9" draw:formula="6*logheight/238"/>
            <draw:equation draw:name="f10" draw:formula="0*logwidth/189"/>
            <draw:equation draw:name="f11" draw:formula="212*logheight/238"/>
            <draw:equation draw:name="f12" draw:formula="3*logwidth/189"/>
            <draw:equation draw:name="f13" draw:formula="217*logheight/238"/>
            <draw:equation draw:name="f14" draw:formula="95*logwidth/189"/>
            <draw:equation draw:name="f15" draw:formula="238*logheight/238"/>
            <draw:equation draw:name="f16" draw:formula="186*logwidth/189"/>
            <draw:equation draw:name="f17" draw:formula="216*logheight/238"/>
            <draw:equation draw:name="f18" draw:formula="189*logwidth/189"/>
            <draw:equation draw:name="f19" draw:formula="212*logheight/238"/>
            <draw:equation draw:name="f20" draw:formula="189*logwidth/189"/>
            <draw:equation draw:name="f21" draw:formula="6*logheight/238"/>
            <draw:equation draw:name="f22" draw:formula="183*logwidth/189"/>
            <draw:equation draw:name="f23" draw:formula="1*logheight/238"/>
            <draw:equation draw:name="f24" draw:formula="logwidth"/>
            <draw:equation draw:name="f25" draw:formula="logheight"/>
          </draw:enhanced-geometry>
        </draw:custom-shape>
        <draw:custom-shape draw:name="Freeform 8" draw:style-name="Mgr6" draw:text-style-name="MP9" draw:layer="layout" svg:width="0.251cm" svg:height="0.318cm" svg:x="28.632cm" svg:y="18.229cm">
          <text:p><text:span text:style-name="MT5"/></text:p>
          <draw:enhanced-geometry draw:mirror-horizontal="false" draw:mirror-vertical="false" drawooo:sub-view-size="189 238" draw:text-areas="0 0 ?f24 ?f25" svg:viewBox="0 0 0 0" draw:type="ooxml-non-primitive" draw:enhanced-path="M 5 237 L 5 237 C 29 228 60 220 94 220 129 220 159 228 183 237 186 238 189 235 189 232 L 189 26 C 189 24 188 22 186 22 167 13 134 0 94 0 55 0 21 13 2 22 1 22 0 24 0 26 L 0 232 C 0 235 2 238 5 237 Z N">
            <draw:equation draw:name="f0" draw:formula="5*logwidth/189"/>
            <draw:equation draw:name="f1" draw:formula="237*logheight/238"/>
            <draw:equation draw:name="f2" draw:formula="5*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5*logwidth/189"/>
            <draw:equation draw:name="f23" draw:formula="237*logheight/238"/>
            <draw:equation draw:name="f24" draw:formula="logwidth"/>
            <draw:equation draw:name="f25" draw:formula="logheight"/>
          </draw:enhanced-geometry>
        </draw:custom-shape>
        <draw:custom-shape draw:name="Freeform 9" draw:style-name="Mgr6" draw:text-style-name="MP9" draw:layer="layout" svg:width="0.251cm" svg:height="0.318cm" svg:x="28.329cm" svg:y="18.229cm">
          <text:p><text:span text:style-name="MT5"/></text:p>
          <draw:enhanced-geometry draw:mirror-horizontal="false" draw:mirror-vertical="false" drawooo:sub-view-size="189 238" draw:text-areas="0 0 ?f24 ?f25" svg:viewBox="0 0 0 0" draw:type="ooxml-non-primitive" draw:enhanced-path="M 6 237 L 6 237 C 29 228 60 220 94 220 129 220 160 228 183 237 186 238 189 235 189 232 L 189 26 C 189 24 188 22 186 22 168 13 134 0 94 0 55 0 21 13 2 22 1 22 0 24 0 26 L 0 232 C 0 235 3 238 6 237 Z N">
            <draw:equation draw:name="f0" draw:formula="6*logwidth/189"/>
            <draw:equation draw:name="f1" draw:formula="237*logheight/238"/>
            <draw:equation draw:name="f2" draw:formula="6*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6*logwidth/189"/>
            <draw:equation draw:name="f23" draw:formula="237*logheight/238"/>
            <draw:equation draw:name="f24" draw:formula="logwidth"/>
            <draw:equation draw:name="f25" draw:formula="logheight"/>
          </draw:enhanced-geometry>
        </draw:custom-shape>
        <draw:custom-shape draw:name="Freeform 10" draw:style-name="Mgr6" draw:text-style-name="MP9" draw:layer="layout" svg:width="0.251cm" svg:height="0.315cm" svg:x="28.025cm" svg:y="17.88cm">
          <text:p><text:span text:style-name="MT5"/></text:p>
          <draw:enhanced-geometry draw:mirror-horizontal="false" draw:mirror-vertical="false" drawooo:sub-view-size="189 238" draw:text-areas="0 0 ?f24 ?f25" svg:viewBox="0 0 0 0" draw:type="ooxml-non-primitive" draw:enhanced-path="M 183 1 L 183 1 C 160 10 129 18 95 18 60 18 29 10 6 1 3 0 0 3 0 6 L 0 212 C 0 214 1 216 3 217 21 225 55 238 95 238 134 238 168 225 186 216 188 216 189 214 189 212 L 189 6 C 189 3 186 0 183 1 Z N">
            <draw:equation draw:name="f0" draw:formula="183*logwidth/189"/>
            <draw:equation draw:name="f1" draw:formula="1*logheight/238"/>
            <draw:equation draw:name="f2" draw:formula="183*logwidth/189"/>
            <draw:equation draw:name="f3" draw:formula="1*logheight/238"/>
            <draw:equation draw:name="f4" draw:formula="95*logwidth/189"/>
            <draw:equation draw:name="f5" draw:formula="18*logheight/238"/>
            <draw:equation draw:name="f6" draw:formula="6*logwidth/189"/>
            <draw:equation draw:name="f7" draw:formula="1*logheight/238"/>
            <draw:equation draw:name="f8" draw:formula="0*logwidth/189"/>
            <draw:equation draw:name="f9" draw:formula="6*logheight/238"/>
            <draw:equation draw:name="f10" draw:formula="0*logwidth/189"/>
            <draw:equation draw:name="f11" draw:formula="212*logheight/238"/>
            <draw:equation draw:name="f12" draw:formula="3*logwidth/189"/>
            <draw:equation draw:name="f13" draw:formula="217*logheight/238"/>
            <draw:equation draw:name="f14" draw:formula="95*logwidth/189"/>
            <draw:equation draw:name="f15" draw:formula="238*logheight/238"/>
            <draw:equation draw:name="f16" draw:formula="186*logwidth/189"/>
            <draw:equation draw:name="f17" draw:formula="216*logheight/238"/>
            <draw:equation draw:name="f18" draw:formula="189*logwidth/189"/>
            <draw:equation draw:name="f19" draw:formula="212*logheight/238"/>
            <draw:equation draw:name="f20" draw:formula="189*logwidth/189"/>
            <draw:equation draw:name="f21" draw:formula="6*logheight/238"/>
            <draw:equation draw:name="f22" draw:formula="183*logwidth/189"/>
            <draw:equation draw:name="f23" draw:formula="1*logheight/238"/>
            <draw:equation draw:name="f24" draw:formula="logwidth"/>
            <draw:equation draw:name="f25" draw:formula="logheight"/>
          </draw:enhanced-geometry>
        </draw:custom-shape>
        <draw:custom-shape draw:name="Freeform 11" draw:style-name="Mgr6" draw:text-style-name="MP9" draw:layer="layout" svg:width="0.251cm" svg:height="0.315cm" svg:x="28.632cm" svg:y="17.882cm">
          <text:p><text:span text:style-name="MT5"/></text:p>
          <draw:enhanced-geometry draw:mirror-horizontal="false" draw:mirror-vertical="false" drawooo:sub-view-size="189 238" draw:text-areas="0 0 ?f24 ?f25" svg:viewBox="0 0 0 0" draw:type="ooxml-non-primitive" draw:enhanced-path="M 5 237 L 5 237 C 29 228 60 220 94 220 129 220 159 228 183 237 186 238 189 235 189 232 L 189 26 C 189 24 188 22 186 22 167 13 134 0 94 0 55 0 21 13 2 22 1 22 0 24 0 26 L 0 232 C 0 235 2 238 5 237 Z N">
            <draw:equation draw:name="f0" draw:formula="5*logwidth/189"/>
            <draw:equation draw:name="f1" draw:formula="237*logheight/238"/>
            <draw:equation draw:name="f2" draw:formula="5*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5*logwidth/189"/>
            <draw:equation draw:name="f23" draw:formula="237*logheight/238"/>
            <draw:equation draw:name="f24" draw:formula="logwidth"/>
            <draw:equation draw:name="f25" draw:formula="logheight"/>
          </draw:enhanced-geometry>
        </draw:custom-shape>
        <draw:custom-shape draw:name="Freeform 12" draw:style-name="Mgr6" draw:text-style-name="MP9" draw:layer="layout" svg:width="0.251cm" svg:height="0.585cm" svg:x="28.329cm" svg:y="17.612cm">
          <text:p><text:span text:style-name="MT5"/></text:p>
          <draw:enhanced-geometry draw:mirror-horizontal="false" draw:mirror-vertical="false" drawooo:sub-view-size="189 440" draw:text-areas="0 0 ?f24 ?f25" svg:viewBox="0 0 0 0" draw:type="ooxml-non-primitive" draw:enhanced-path="M 6 439 L 6 439 C 29 430 60 422 94 422 129 422 160 430 183 439 186 440 189 437 189 434 L 189 26 C 189 24 188 23 186 22 168 13 134 0 94 0 55 0 21 13 2 22 1 23 0 25 0 26 L 0 434 C 0 437 3 440 6 439 Z N">
            <draw:equation draw:name="f0" draw:formula="6*logwidth/189"/>
            <draw:equation draw:name="f1" draw:formula="439*logheight/440"/>
            <draw:equation draw:name="f2" draw:formula="6*logwidth/189"/>
            <draw:equation draw:name="f3" draw:formula="439*logheight/440"/>
            <draw:equation draw:name="f4" draw:formula="94*logwidth/189"/>
            <draw:equation draw:name="f5" draw:formula="422*logheight/440"/>
            <draw:equation draw:name="f6" draw:formula="183*logwidth/189"/>
            <draw:equation draw:name="f7" draw:formula="439*logheight/440"/>
            <draw:equation draw:name="f8" draw:formula="189*logwidth/189"/>
            <draw:equation draw:name="f9" draw:formula="434*logheight/440"/>
            <draw:equation draw:name="f10" draw:formula="189*logwidth/189"/>
            <draw:equation draw:name="f11" draw:formula="26*logheight/440"/>
            <draw:equation draw:name="f12" draw:formula="186*logwidth/189"/>
            <draw:equation draw:name="f13" draw:formula="22*logheight/440"/>
            <draw:equation draw:name="f14" draw:formula="94*logwidth/189"/>
            <draw:equation draw:name="f15" draw:formula="0*logheight/440"/>
            <draw:equation draw:name="f16" draw:formula="2*logwidth/189"/>
            <draw:equation draw:name="f17" draw:formula="22*logheight/440"/>
            <draw:equation draw:name="f18" draw:formula="0*logwidth/189"/>
            <draw:equation draw:name="f19" draw:formula="26*logheight/440"/>
            <draw:equation draw:name="f20" draw:formula="0*logwidth/189"/>
            <draw:equation draw:name="f21" draw:formula="434*logheight/440"/>
            <draw:equation draw:name="f22" draw:formula="6*logwidth/189"/>
            <draw:equation draw:name="f23" draw:formula="439*logheight/440"/>
            <draw:equation draw:name="f24" draw:formula="logwidth"/>
            <draw:equation draw:name="f25" draw:formula="logheight"/>
          </draw:enhanced-geometry>
        </draw:custom-shape>
      </draw:g>
      <draw:custom-shape draw:name="Rechteck 5" draw:style-name="Mgr32" draw:text-style-name="MP25" draw:layer="backgroundobjects" svg:width="11.332cm" svg:height="17.22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10" draw:text-style-name="MP27" draw:layer="backgroundobjects" svg:width="8.97cm" svg:height="3.435cm" svg:x="2.13cm" svg:y="1.275cm" presentation:class="title" presentation:user-transformed="true">
        <draw:text-box>
          <text:p text:style-name="MP26"><text:span text:style-name="MT9">Agenda</text:span></text:p>
        </draw:text-box>
      </draw:frame>
      <draw:frame draw:name="Inhaltsplatzhalter 2" presentation:style-name="Mpr11" draw:text-style-name="MP32" draw:layer="backgroundobjects" svg:width="18.83cm" svg:height="15.618cm" svg:x="12.906cm" svg:y="1.606cm" presentation:class="outline" presentation:user-transformed="true">
        <draw:text-box>
          <text:list text:style-name="ML10">
            <text:list-item>
              <text:p text:style-name="MP28"><text:span text:style-name="MT10">Gliederungspunkte ergänzen</text:span></text:p>
            </text:list-item>
          </text:list>
          <text:p text:style-name="MP29"><text:span text:style-name="MT11">Zweite Ebene</text:span></text:p>
          <text:p text:style-name="MP30"><text:span text:style-name="MT12">Dritte Ebene</text:span></text:p>
          <text:p text:style-name="MP31"><text:span text:style-name="MT13">Vierte Ebene</text:span></text:p>
        </draw:text-box>
      </draw:frame>
      <presentation:notes style:page-layout-name="PM2">
        <draw:page-thumbnail presentation:style-name="_32__5f_Agenda-title" draw:layer="backgroundobjects" svg:width="16.932cm" svg:height="9.524cm" svg:x="1.058cm" svg:y="1.93cm" presentation:class="page"/>
        <draw:frame presentation:style-name="_32__5f_Agenda-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Foliennummer&gt;</text:page-number></text:p>
          </draw:text-box>
        </draw:frame>
      </presentation:notes>
    </style:master-page>
    <style:master-page style:name="_33__5f_Kapiteltrenner-1" style:display-name="3_Kapiteltrenner-1" style:page-layout-name="PM1" draw:style-name="Mdp1">
      <draw:custom-shape draw:name="Textfeld 24" draw:style-name="Mgr3" draw:text-style-name="MP6" draw:layer="backgroundobjects" svg:width="6.694cm" svg:height="0.843cm" svg:x="20.971cm" svg:y="17.826cm">
        <text:p text:style-name="MP5"><text:span text:style-name="MT1">Angabe der Struktureinheit 2. Ebene: </text:span><text:span text:style-name="MT1"><text:line-break/></text:span><text:span text:style-name="MT1">Fakultät | Institut | Einricht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28" draw:style-name="Mgr4" draw:text-style-name="MP7" draw:layer="backgroundobjects" svg:x1="27.737cm" svg:y1="17.638cm" svg:x2="27.738cm" svg:y2="18.538cm">
        <text:p/>
      </draw:line>
      <draw:custom-shape draw:name="Textfeld 29" draw:style-name="Mgr5" draw:text-style-name="MP6" draw:layer="backgroundobjects" svg:width="17.668cm" svg:height="0.845cm" svg:x="3.43cm" svg:y="17.767cm">
        <text:p text:style-name="MP8"><text:span text:style-name="MT2">Titel/Kapitel | Redner oder Autor, Akad. Grad</text:span></text:p>
        <text:p text:style-name="MP8"><text:span text:style-name="MT3">(C) </text:span><text:span text:style-name="MT3"><text:date style:data-style-name="D4" text:date-value="2022-06-30">30.06.2022</text:date></text:span><text:span text:style-name="MT3"><text:s/>Hochschule Mittweid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Mgr5" draw:text-style-name="MP6" draw:layer="backgroundobjects" svg:width="1.201cm" svg:height="0.593cm" svg:x="2.13cm" svg:y="17.739cm">
        <text:p text:style-name="MP8"><text:span text:style-name="MT4"><text:page-number>&lt;Folien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Mgr6" draw:text-style-name="MP9" draw:layer="layout" svg:width="2.561cm" svg:height="0.271cm" svg:x="29.185cm" svg:y="17.928cm">
          <text:p><text:span text:style-name="MT5"/></text:p>
          <draw:enhanced-geometry draw:mirror-horizontal="false" draw:mirror-vertical="false" drawooo:sub-view-size="1920 204" draw:text-areas="0 0 ?f108 ?f109" svg:viewBox="0 0 0 0" draw:type="ooxml-non-primitive" draw:enhanced-path="M 171 3 L 171 3 117 3 117 76 54 76 54 3 0 3 0 201 54 201 54 120 117 120 117 201 171 201 171 3 Z M 380 26 L 380 26 C 364 8 340 0 308 0 277 0 252 8 236 26 219 43 211 68 211 102 211 135 219 160 236 178 253 195 277 204 308 204 339 204 363 195 380 178 396 161 404 135 404 102 404 68 396 43 380 26 Z M 308 44 L 308 44 C 321 44 331 48 338 58 345 67 348 82 348 102 348 122 345 136 338 145 331 155 321 159 308 159 281 159 268 140 268 102 268 63 281 44 308 44 Z M 557 47 L 557 47 C 564 50 571 53 579 56 L 595 14 C 576 5 555 0 534 0 514 0 497 4 482 12 468 21 457 33 449 48 441 64 437 82 437 103 437 135 445 161 461 178 477 195 500 204 530 204 551 204 570 200 587 193 L 587 148 C 578 151 570 154 562 157 553 159 545 160 536 160 507 160 493 141 493 103 493 85 496 70 503 60 510 49 520 44 533 44 542 44 549 45 557 47 Z M 800 3 L 800 3 746 3 746 76 684 76 684 3 630 3 630 201 684 201 684 120 746 120 746 201 800 201 800 3 Z M 971 108 L 971 108 C 964 99 952 91 935 83 917 75 906 69 902 66 898 63 896 60 896 56 896 52 898 49 901 47 904 44 909 43 916 43 930 43 946 47 964 56 L 981 14 C 960 5 939 0 918 0 895 0 876 5 863 15 850 25 843 40 843 58 843 68 845 76 848 83 851 91 856 97 862 102 869 108 878 114 891 120 906 126 915 130 918 132 921 134 924 137 925 139 927 141 927 143 927 146 927 150 925 154 922 156 918 159 912 160 904 160 895 160 885 159 874 156 863 153 852 149 842 144 L 842 192 C 851 196 861 199 870 201 879 203 890 204 903 204 919 204 933 201 945 196 956 191 965 183 972 174 978 164 981 153 981 141 981 128 978 117 971 108 Z M 1130 47 L 1130 47 C 1137 50 1144 53 1152 56 L 1168 14 C 1148 5 1128 0 1106 0 1087 0 1070 4 1055 12 1041 21 1030 33 1022 48 1014 64 1010 82 1010 103 1010 135 1018 161 1034 178 1050 195 1073 204 1103 204 1124 204 1143 200 1159 193 L 1159 148 C 1151 151 1143 154 1134 157 1126 159 1118 160 1109 160 1080 160 1065 141 1065 103 1065 85 1069 70 1076 60 1083 49 1093 44 1106 44 1114 44 1122 45 1130 47 Z M 1373 3 L 1373 3 1319 3 1319 76 1256 76 1256 3 1202 3 1202 201 1256 201 1256 120 1319 120 1319 201 1373 201 1373 3 Z M 1537 3 L 1537 3 1537 119 C 1537 133 1534 144 1529 150 1524 156 1516 159 1505 159 1495 159 1487 156 1482 150 1477 144 1474 133 1474 119 L 1474 3 1420 3 1420 124 C 1420 150 1428 169 1442 183 1457 197 1477 204 1505 204 1532 204 1553 197 1568 183 1583 168 1590 148 1590 122 L 1590 3 1537 3 Z M 1768 201 L 1768 201 1768 158 1692 158 1692 3 1638 3 1638 201 1768 201 Z M 1920 158 L 1920 158 1856 158 1856 120 1916 120 1916 77 1856 77 1856 46 1920 46 1920 3 1802 3 1802 201 1920 201 1920 158 Z N">
            <draw:equation draw:name="f0" draw:formula="117*logwidth/1920"/>
            <draw:equation draw:name="f1" draw:formula="3*logheight/204"/>
            <draw:equation draw:name="f2" draw:formula="54*logwidth/1920"/>
            <draw:equation draw:name="f3" draw:formula="3*logheight/204"/>
            <draw:equation draw:name="f4" draw:formula="54*logwidth/1920"/>
            <draw:equation draw:name="f5" draw:formula="201*logheight/204"/>
            <draw:equation draw:name="f6" draw:formula="117*logwidth/1920"/>
            <draw:equation draw:name="f7" draw:formula="201*logheight/204"/>
            <draw:equation draw:name="f8" draw:formula="380*logwidth/1920"/>
            <draw:equation draw:name="f9" draw:formula="26*logheight/204"/>
            <draw:equation draw:name="f10" draw:formula="236*logwidth/1920"/>
            <draw:equation draw:name="f11" draw:formula="26*logheight/204"/>
            <draw:equation draw:name="f12" draw:formula="308*logwidth/1920"/>
            <draw:equation draw:name="f13" draw:formula="204*logheight/204"/>
            <draw:equation draw:name="f14" draw:formula="380*logwidth/1920"/>
            <draw:equation draw:name="f15" draw:formula="26*logheight/204"/>
            <draw:equation draw:name="f16" draw:formula="338*logwidth/1920"/>
            <draw:equation draw:name="f17" draw:formula="58*logheight/204"/>
            <draw:equation draw:name="f18" draw:formula="308*logwidth/1920"/>
            <draw:equation draw:name="f19" draw:formula="159*logheight/204"/>
            <draw:equation draw:name="f20" draw:formula="557*logwidth/1920"/>
            <draw:equation draw:name="f21" draw:formula="47*logheight/204"/>
            <draw:equation draw:name="f22" draw:formula="595*logwidth/1920"/>
            <draw:equation draw:name="f23" draw:formula="14*logheight/204"/>
            <draw:equation draw:name="f24" draw:formula="449*logwidth/1920"/>
            <draw:equation draw:name="f25" draw:formula="48*logheight/204"/>
            <draw:equation draw:name="f26" draw:formula="530*logwidth/1920"/>
            <draw:equation draw:name="f27" draw:formula="204*logheight/204"/>
            <draw:equation draw:name="f28" draw:formula="562*logwidth/1920"/>
            <draw:equation draw:name="f29" draw:formula="157*logheight/204"/>
            <draw:equation draw:name="f30" draw:formula="503*logwidth/1920"/>
            <draw:equation draw:name="f31" draw:formula="60*logheight/204"/>
            <draw:equation draw:name="f32" draw:formula="800*logwidth/1920"/>
            <draw:equation draw:name="f33" draw:formula="3*logheight/204"/>
            <draw:equation draw:name="f34" draw:formula="746*logwidth/1920"/>
            <draw:equation draw:name="f35" draw:formula="76*logheight/204"/>
            <draw:equation draw:name="f36" draw:formula="630*logwidth/1920"/>
            <draw:equation draw:name="f37" draw:formula="3*logheight/204"/>
            <draw:equation draw:name="f38" draw:formula="684*logwidth/1920"/>
            <draw:equation draw:name="f39" draw:formula="120*logheight/204"/>
            <draw:equation draw:name="f40" draw:formula="800*logwidth/1920"/>
            <draw:equation draw:name="f41" draw:formula="201*logheight/204"/>
            <draw:equation draw:name="f42" draw:formula="971*logwidth/1920"/>
            <draw:equation draw:name="f43" draw:formula="108*logheight/204"/>
            <draw:equation draw:name="f44" draw:formula="896*logwidth/1920"/>
            <draw:equation draw:name="f45" draw:formula="56*logheight/204"/>
            <draw:equation draw:name="f46" draw:formula="964*logwidth/1920"/>
            <draw:equation draw:name="f47" draw:formula="56*logheight/204"/>
            <draw:equation draw:name="f48" draw:formula="863*logwidth/1920"/>
            <draw:equation draw:name="f49" draw:formula="15*logheight/204"/>
            <draw:equation draw:name="f50" draw:formula="862*logwidth/1920"/>
            <draw:equation draw:name="f51" draw:formula="102*logheight/204"/>
            <draw:equation draw:name="f52" draw:formula="925*logwidth/1920"/>
            <draw:equation draw:name="f53" draw:formula="139*logheight/204"/>
            <draw:equation draw:name="f54" draw:formula="904*logwidth/1920"/>
            <draw:equation draw:name="f55" draw:formula="160*logheight/204"/>
            <draw:equation draw:name="f56" draw:formula="842*logwidth/1920"/>
            <draw:equation draw:name="f57" draw:formula="192*logheight/204"/>
            <draw:equation draw:name="f58" draw:formula="945*logwidth/1920"/>
            <draw:equation draw:name="f59" draw:formula="196*logheight/204"/>
            <draw:equation draw:name="f60" draw:formula="971*logwidth/1920"/>
            <draw:equation draw:name="f61" draw:formula="108*logheight/204"/>
            <draw:equation draw:name="f62" draw:formula="1152*logwidth/1920"/>
            <draw:equation draw:name="f63" draw:formula="56*logheight/204"/>
            <draw:equation draw:name="f64" draw:formula="1055*logwidth/1920"/>
            <draw:equation draw:name="f65" draw:formula="12*logheight/204"/>
            <draw:equation draw:name="f66" draw:formula="1034*logwidth/1920"/>
            <draw:equation draw:name="f67" draw:formula="178*logheight/204"/>
            <draw:equation draw:name="f68" draw:formula="1159*logwidth/1920"/>
            <draw:equation draw:name="f69" draw:formula="148*logheight/204"/>
            <draw:equation draw:name="f70" draw:formula="1065*logwidth/1920"/>
            <draw:equation draw:name="f71" draw:formula="103*logheight/204"/>
            <draw:equation draw:name="f72" draw:formula="1130*logwidth/1920"/>
            <draw:equation draw:name="f73" draw:formula="47*logheight/204"/>
            <draw:equation draw:name="f74" draw:formula="1319*logwidth/1920"/>
            <draw:equation draw:name="f75" draw:formula="3*logheight/204"/>
            <draw:equation draw:name="f76" draw:formula="1256*logwidth/1920"/>
            <draw:equation draw:name="f77" draw:formula="3*logheight/204"/>
            <draw:equation draw:name="f78" draw:formula="1256*logwidth/1920"/>
            <draw:equation draw:name="f79" draw:formula="201*logheight/204"/>
            <draw:equation draw:name="f80" draw:formula="1319*logwidth/1920"/>
            <draw:equation draw:name="f81" draw:formula="201*logheight/204"/>
            <draw:equation draw:name="f82" draw:formula="1537*logwidth/1920"/>
            <draw:equation draw:name="f83" draw:formula="3*logheight/204"/>
            <draw:equation draw:name="f84" draw:formula="1529*logwidth/1920"/>
            <draw:equation draw:name="f85" draw:formula="150*logheight/204"/>
            <draw:equation draw:name="f86" draw:formula="1474*logwidth/1920"/>
            <draw:equation draw:name="f87" draw:formula="119*logheight/204"/>
            <draw:equation draw:name="f88" draw:formula="1420*logwidth/1920"/>
            <draw:equation draw:name="f89" draw:formula="124*logheight/204"/>
            <draw:equation draw:name="f90" draw:formula="1568*logwidth/1920"/>
            <draw:equation draw:name="f91" draw:formula="183*logheight/204"/>
            <draw:equation draw:name="f92" draw:formula="1537*logwidth/1920"/>
            <draw:equation draw:name="f93" draw:formula="3*logheight/204"/>
            <draw:equation draw:name="f94" draw:formula="1768*logwidth/1920"/>
            <draw:equation draw:name="f95" draw:formula="158*logheight/204"/>
            <draw:equation draw:name="f96" draw:formula="1638*logwidth/1920"/>
            <draw:equation draw:name="f97" draw:formula="3*logheight/204"/>
            <draw:equation draw:name="f98" draw:formula="1920*logwidth/1920"/>
            <draw:equation draw:name="f99" draw:formula="158*logheight/204"/>
            <draw:equation draw:name="f100" draw:formula="1856*logwidth/1920"/>
            <draw:equation draw:name="f101" draw:formula="120*logheight/204"/>
            <draw:equation draw:name="f102" draw:formula="1856*logwidth/1920"/>
            <draw:equation draw:name="f103" draw:formula="77*logheight/204"/>
            <draw:equation draw:name="f104" draw:formula="1920*logwidth/1920"/>
            <draw:equation draw:name="f105" draw:formula="3*logheight/204"/>
            <draw:equation draw:name="f106" draw:formula="1920*logwidth/1920"/>
            <draw:equation draw:name="f107" draw:formula="201*logheight/204"/>
            <draw:equation draw:name="f108" draw:formula="logwidth"/>
            <draw:equation draw:name="f109" draw:formula="logheight"/>
          </draw:enhanced-geometry>
        </draw:custom-shape>
        <draw:custom-shape draw:name="Freeform 6" draw:style-name="Mgr6" draw:text-style-name="MP9" draw:layer="layout" svg:width="2.221cm" svg:height="0.265cm" svg:x="29.185cm" svg:y="18.273cm">
          <text:p><text:span text:style-name="MT5"/></text:p>
          <draw:enhanced-geometry draw:mirror-horizontal="false" draw:mirror-vertical="false" drawooo:sub-view-size="1665 199" draw:text-areas="0 0 ?f84 ?f85" svg:viewBox="0 0 0 0" draw:type="ooxml-non-primitive" draw:enhanced-path="M 138 199 L 138 199 178 56 179 56 C 178 78 178 91 177 97 177 102 177 107 177 112 L 177 199 227 199 227 0 155 0 114 141 113 141 72 0 0 0 0 199 48 199 48 113 C 48 99 47 80 45 56 L 46 56 87 199 138 199 Z M 329 0 L 329 0 275 0 275 199 329 199 329 0 Z M 464 44 L 464 44 513 44 513 0 362 0 362 44 411 44 411 199 464 199 464 44 Z M 640 44 L 640 44 689 44 689 0 538 0 538 44 587 44 587 199 640 199 640 44 Z M 994 0 L 994 0 942 0 920 100 C 915 125 912 143 910 153 909 145 907 133 904 117 901 101 898 88 896 76 L 879 0 829 0 811 76 C 809 86 806 99 803 115 800 131 798 143 797 153 795 140 791 122 786 100 L 765 0 713 0 762 199 826 199 C 837 147 844 117 846 110 847 103 849 95 850 86 852 77 853 70 854 64 855 71 856 80 858 91 860 102 862 109 862 112 L 881 199 945 199 994 0 Z M 1143 155 L 1143 155 1079 155 1079 118 1138 118 1138 75 1079 75 1079 43 1143 43 1143 0 1025 0 1025 199 1143 199 1143 155 Z M 1241 0 L 1241 0 1187 0 1187 199 1241 199 1241 0 Z M 1432 25 L 1432 25 C 1415 9 1390 0 1358 0 L 1290 0 1290 199 1354 199 C 1387 199 1413 190 1431 172 1449 154 1458 129 1458 96 1458 65 1450 41 1432 25 Z M 1391 141 L 1391 141 C 1384 150 1372 155 1355 155 L 1343 155 1343 44 1359 44 C 1374 44 1385 48 1392 57 1399 66 1403 79 1403 97 1403 117 1399 131 1391 141 Z M 1665 199 L 1665 199 1600 0 1528 0 1463 199 1522 199 1532 162 1597 162 1606 199 1665 199 Z M 1543 118 L 1543 118 C 1552 87 1557 66 1559 55 1562 45 1563 37 1564 32 1565 37 1567 46 1570 57 1573 69 1575 78 1577 85 L 1586 118 1543 118 Z N">
            <draw:equation draw:name="f0" draw:formula="178*logwidth/1665"/>
            <draw:equation draw:name="f1" draw:formula="56*logheight/199"/>
            <draw:equation draw:name="f2" draw:formula="177*logwidth/1665"/>
            <draw:equation draw:name="f3" draw:formula="112*logheight/199"/>
            <draw:equation draw:name="f4" draw:formula="227*logwidth/1665"/>
            <draw:equation draw:name="f5" draw:formula="0*logheight/199"/>
            <draw:equation draw:name="f6" draw:formula="113*logwidth/1665"/>
            <draw:equation draw:name="f7" draw:formula="141*logheight/199"/>
            <draw:equation draw:name="f8" draw:formula="0*logwidth/1665"/>
            <draw:equation draw:name="f9" draw:formula="199*logheight/199"/>
            <draw:equation draw:name="f10" draw:formula="45*logwidth/1665"/>
            <draw:equation draw:name="f11" draw:formula="56*logheight/199"/>
            <draw:equation draw:name="f12" draw:formula="138*logwidth/1665"/>
            <draw:equation draw:name="f13" draw:formula="199*logheight/199"/>
            <draw:equation draw:name="f14" draw:formula="275*logwidth/1665"/>
            <draw:equation draw:name="f15" draw:formula="0*logheight/199"/>
            <draw:equation draw:name="f16" draw:formula="329*logwidth/1665"/>
            <draw:equation draw:name="f17" draw:formula="0*logheight/199"/>
            <draw:equation draw:name="f18" draw:formula="513*logwidth/1665"/>
            <draw:equation draw:name="f19" draw:formula="44*logheight/199"/>
            <draw:equation draw:name="f20" draw:formula="362*logwidth/1665"/>
            <draw:equation draw:name="f21" draw:formula="44*logheight/199"/>
            <draw:equation draw:name="f22" draw:formula="464*logwidth/1665"/>
            <draw:equation draw:name="f23" draw:formula="199*logheight/199"/>
            <draw:equation draw:name="f24" draw:formula="640*logwidth/1665"/>
            <draw:equation draw:name="f25" draw:formula="44*logheight/199"/>
            <draw:equation draw:name="f26" draw:formula="538*logwidth/1665"/>
            <draw:equation draw:name="f27" draw:formula="0*logheight/199"/>
            <draw:equation draw:name="f28" draw:formula="587*logwidth/1665"/>
            <draw:equation draw:name="f29" draw:formula="199*logheight/199"/>
            <draw:equation draw:name="f30" draw:formula="994*logwidth/1665"/>
            <draw:equation draw:name="f31" draw:formula="0*logheight/199"/>
            <draw:equation draw:name="f32" draw:formula="920*logwidth/1665"/>
            <draw:equation draw:name="f33" draw:formula="100*logheight/199"/>
            <draw:equation draw:name="f34" draw:formula="896*logwidth/1665"/>
            <draw:equation draw:name="f35" draw:formula="76*logheight/199"/>
            <draw:equation draw:name="f36" draw:formula="811*logwidth/1665"/>
            <draw:equation draw:name="f37" draw:formula="76*logheight/199"/>
            <draw:equation draw:name="f38" draw:formula="786*logwidth/1665"/>
            <draw:equation draw:name="f39" draw:formula="100*logheight/199"/>
            <draw:equation draw:name="f40" draw:formula="762*logwidth/1665"/>
            <draw:equation draw:name="f41" draw:formula="199*logheight/199"/>
            <draw:equation draw:name="f42" draw:formula="850*logwidth/1665"/>
            <draw:equation draw:name="f43" draw:formula="86*logheight/199"/>
            <draw:equation draw:name="f44" draw:formula="862*logwidth/1665"/>
            <draw:equation draw:name="f45" draw:formula="112*logheight/199"/>
            <draw:equation draw:name="f46" draw:formula="994*logwidth/1665"/>
            <draw:equation draw:name="f47" draw:formula="0*logheight/199"/>
            <draw:equation draw:name="f48" draw:formula="1079*logwidth/1665"/>
            <draw:equation draw:name="f49" draw:formula="155*logheight/199"/>
            <draw:equation draw:name="f50" draw:formula="1138*logwidth/1665"/>
            <draw:equation draw:name="f51" draw:formula="75*logheight/199"/>
            <draw:equation draw:name="f52" draw:formula="1143*logwidth/1665"/>
            <draw:equation draw:name="f53" draw:formula="43*logheight/199"/>
            <draw:equation draw:name="f54" draw:formula="1025*logwidth/1665"/>
            <draw:equation draw:name="f55" draw:formula="199*logheight/199"/>
            <draw:equation draw:name="f56" draw:formula="1241*logwidth/1665"/>
            <draw:equation draw:name="f57" draw:formula="0*logheight/199"/>
            <draw:equation draw:name="f58" draw:formula="1187*logwidth/1665"/>
            <draw:equation draw:name="f59" draw:formula="199*logheight/199"/>
            <draw:equation draw:name="f60" draw:formula="1432*logwidth/1665"/>
            <draw:equation draw:name="f61" draw:formula="25*logheight/199"/>
            <draw:equation draw:name="f62" draw:formula="1290*logwidth/1665"/>
            <draw:equation draw:name="f63" draw:formula="0*logheight/199"/>
            <draw:equation draw:name="f64" draw:formula="1431*logwidth/1665"/>
            <draw:equation draw:name="f65" draw:formula="172*logheight/199"/>
            <draw:equation draw:name="f66" draw:formula="1391*logwidth/1665"/>
            <draw:equation draw:name="f67" draw:formula="141*logheight/199"/>
            <draw:equation draw:name="f68" draw:formula="1343*logwidth/1665"/>
            <draw:equation draw:name="f69" draw:formula="155*logheight/199"/>
            <draw:equation draw:name="f70" draw:formula="1392*logwidth/1665"/>
            <draw:equation draw:name="f71" draw:formula="57*logheight/199"/>
            <draw:equation draw:name="f72" draw:formula="1665*logwidth/1665"/>
            <draw:equation draw:name="f73" draw:formula="199*logheight/199"/>
            <draw:equation draw:name="f74" draw:formula="1528*logwidth/1665"/>
            <draw:equation draw:name="f75" draw:formula="0*logheight/199"/>
            <draw:equation draw:name="f76" draw:formula="1532*logwidth/1665"/>
            <draw:equation draw:name="f77" draw:formula="162*logheight/199"/>
            <draw:equation draw:name="f78" draw:formula="1665*logwidth/1665"/>
            <draw:equation draw:name="f79" draw:formula="199*logheight/199"/>
            <draw:equation draw:name="f80" draw:formula="1559*logwidth/1665"/>
            <draw:equation draw:name="f81" draw:formula="55*logheight/199"/>
            <draw:equation draw:name="f82" draw:formula="1577*logwidth/1665"/>
            <draw:equation draw:name="f83" draw:formula="85*logheight/199"/>
            <draw:equation draw:name="f84" draw:formula="logwidth"/>
            <draw:equation draw:name="f85" draw:formula="logheight"/>
          </draw:enhanced-geometry>
        </draw:custom-shape>
        <draw:custom-shape draw:name="Freeform 7" draw:style-name="Mgr6" draw:text-style-name="MP9" draw:layer="layout" svg:width="0.251cm" svg:height="0.315cm" svg:x="28.025cm" svg:y="18.229cm">
          <text:p><text:span text:style-name="MT5"/></text:p>
          <draw:enhanced-geometry draw:mirror-horizontal="false" draw:mirror-vertical="false" drawooo:sub-view-size="189 238" draw:text-areas="0 0 ?f24 ?f25" svg:viewBox="0 0 0 0" draw:type="ooxml-non-primitive" draw:enhanced-path="M 183 1 L 183 1 C 160 10 129 18 95 18 60 18 29 10 6 1 3 0 0 3 0 6 L 0 212 C 0 214 1 216 3 217 21 225 55 238 95 238 134 238 168 225 186 216 188 216 189 214 189 212 L 189 6 C 189 3 186 0 183 1 Z N">
            <draw:equation draw:name="f0" draw:formula="183*logwidth/189"/>
            <draw:equation draw:name="f1" draw:formula="1*logheight/238"/>
            <draw:equation draw:name="f2" draw:formula="183*logwidth/189"/>
            <draw:equation draw:name="f3" draw:formula="1*logheight/238"/>
            <draw:equation draw:name="f4" draw:formula="95*logwidth/189"/>
            <draw:equation draw:name="f5" draw:formula="18*logheight/238"/>
            <draw:equation draw:name="f6" draw:formula="6*logwidth/189"/>
            <draw:equation draw:name="f7" draw:formula="1*logheight/238"/>
            <draw:equation draw:name="f8" draw:formula="0*logwidth/189"/>
            <draw:equation draw:name="f9" draw:formula="6*logheight/238"/>
            <draw:equation draw:name="f10" draw:formula="0*logwidth/189"/>
            <draw:equation draw:name="f11" draw:formula="212*logheight/238"/>
            <draw:equation draw:name="f12" draw:formula="3*logwidth/189"/>
            <draw:equation draw:name="f13" draw:formula="217*logheight/238"/>
            <draw:equation draw:name="f14" draw:formula="95*logwidth/189"/>
            <draw:equation draw:name="f15" draw:formula="238*logheight/238"/>
            <draw:equation draw:name="f16" draw:formula="186*logwidth/189"/>
            <draw:equation draw:name="f17" draw:formula="216*logheight/238"/>
            <draw:equation draw:name="f18" draw:formula="189*logwidth/189"/>
            <draw:equation draw:name="f19" draw:formula="212*logheight/238"/>
            <draw:equation draw:name="f20" draw:formula="189*logwidth/189"/>
            <draw:equation draw:name="f21" draw:formula="6*logheight/238"/>
            <draw:equation draw:name="f22" draw:formula="183*logwidth/189"/>
            <draw:equation draw:name="f23" draw:formula="1*logheight/238"/>
            <draw:equation draw:name="f24" draw:formula="logwidth"/>
            <draw:equation draw:name="f25" draw:formula="logheight"/>
          </draw:enhanced-geometry>
        </draw:custom-shape>
        <draw:custom-shape draw:name="Freeform 8" draw:style-name="Mgr6" draw:text-style-name="MP9" draw:layer="layout" svg:width="0.251cm" svg:height="0.318cm" svg:x="28.632cm" svg:y="18.229cm">
          <text:p><text:span text:style-name="MT5"/></text:p>
          <draw:enhanced-geometry draw:mirror-horizontal="false" draw:mirror-vertical="false" drawooo:sub-view-size="189 238" draw:text-areas="0 0 ?f24 ?f25" svg:viewBox="0 0 0 0" draw:type="ooxml-non-primitive" draw:enhanced-path="M 5 237 L 5 237 C 29 228 60 220 94 220 129 220 159 228 183 237 186 238 189 235 189 232 L 189 26 C 189 24 188 22 186 22 167 13 134 0 94 0 55 0 21 13 2 22 1 22 0 24 0 26 L 0 232 C 0 235 2 238 5 237 Z N">
            <draw:equation draw:name="f0" draw:formula="5*logwidth/189"/>
            <draw:equation draw:name="f1" draw:formula="237*logheight/238"/>
            <draw:equation draw:name="f2" draw:formula="5*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5*logwidth/189"/>
            <draw:equation draw:name="f23" draw:formula="237*logheight/238"/>
            <draw:equation draw:name="f24" draw:formula="logwidth"/>
            <draw:equation draw:name="f25" draw:formula="logheight"/>
          </draw:enhanced-geometry>
        </draw:custom-shape>
        <draw:custom-shape draw:name="Freeform 9" draw:style-name="Mgr6" draw:text-style-name="MP9" draw:layer="layout" svg:width="0.251cm" svg:height="0.318cm" svg:x="28.329cm" svg:y="18.229cm">
          <text:p><text:span text:style-name="MT5"/></text:p>
          <draw:enhanced-geometry draw:mirror-horizontal="false" draw:mirror-vertical="false" drawooo:sub-view-size="189 238" draw:text-areas="0 0 ?f24 ?f25" svg:viewBox="0 0 0 0" draw:type="ooxml-non-primitive" draw:enhanced-path="M 6 237 L 6 237 C 29 228 60 220 94 220 129 220 160 228 183 237 186 238 189 235 189 232 L 189 26 C 189 24 188 22 186 22 168 13 134 0 94 0 55 0 21 13 2 22 1 22 0 24 0 26 L 0 232 C 0 235 3 238 6 237 Z N">
            <draw:equation draw:name="f0" draw:formula="6*logwidth/189"/>
            <draw:equation draw:name="f1" draw:formula="237*logheight/238"/>
            <draw:equation draw:name="f2" draw:formula="6*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6*logwidth/189"/>
            <draw:equation draw:name="f23" draw:formula="237*logheight/238"/>
            <draw:equation draw:name="f24" draw:formula="logwidth"/>
            <draw:equation draw:name="f25" draw:formula="logheight"/>
          </draw:enhanced-geometry>
        </draw:custom-shape>
        <draw:custom-shape draw:name="Freeform 10" draw:style-name="Mgr6" draw:text-style-name="MP9" draw:layer="layout" svg:width="0.251cm" svg:height="0.315cm" svg:x="28.025cm" svg:y="17.88cm">
          <text:p><text:span text:style-name="MT5"/></text:p>
          <draw:enhanced-geometry draw:mirror-horizontal="false" draw:mirror-vertical="false" drawooo:sub-view-size="189 238" draw:text-areas="0 0 ?f24 ?f25" svg:viewBox="0 0 0 0" draw:type="ooxml-non-primitive" draw:enhanced-path="M 183 1 L 183 1 C 160 10 129 18 95 18 60 18 29 10 6 1 3 0 0 3 0 6 L 0 212 C 0 214 1 216 3 217 21 225 55 238 95 238 134 238 168 225 186 216 188 216 189 214 189 212 L 189 6 C 189 3 186 0 183 1 Z N">
            <draw:equation draw:name="f0" draw:formula="183*logwidth/189"/>
            <draw:equation draw:name="f1" draw:formula="1*logheight/238"/>
            <draw:equation draw:name="f2" draw:formula="183*logwidth/189"/>
            <draw:equation draw:name="f3" draw:formula="1*logheight/238"/>
            <draw:equation draw:name="f4" draw:formula="95*logwidth/189"/>
            <draw:equation draw:name="f5" draw:formula="18*logheight/238"/>
            <draw:equation draw:name="f6" draw:formula="6*logwidth/189"/>
            <draw:equation draw:name="f7" draw:formula="1*logheight/238"/>
            <draw:equation draw:name="f8" draw:formula="0*logwidth/189"/>
            <draw:equation draw:name="f9" draw:formula="6*logheight/238"/>
            <draw:equation draw:name="f10" draw:formula="0*logwidth/189"/>
            <draw:equation draw:name="f11" draw:formula="212*logheight/238"/>
            <draw:equation draw:name="f12" draw:formula="3*logwidth/189"/>
            <draw:equation draw:name="f13" draw:formula="217*logheight/238"/>
            <draw:equation draw:name="f14" draw:formula="95*logwidth/189"/>
            <draw:equation draw:name="f15" draw:formula="238*logheight/238"/>
            <draw:equation draw:name="f16" draw:formula="186*logwidth/189"/>
            <draw:equation draw:name="f17" draw:formula="216*logheight/238"/>
            <draw:equation draw:name="f18" draw:formula="189*logwidth/189"/>
            <draw:equation draw:name="f19" draw:formula="212*logheight/238"/>
            <draw:equation draw:name="f20" draw:formula="189*logwidth/189"/>
            <draw:equation draw:name="f21" draw:formula="6*logheight/238"/>
            <draw:equation draw:name="f22" draw:formula="183*logwidth/189"/>
            <draw:equation draw:name="f23" draw:formula="1*logheight/238"/>
            <draw:equation draw:name="f24" draw:formula="logwidth"/>
            <draw:equation draw:name="f25" draw:formula="logheight"/>
          </draw:enhanced-geometry>
        </draw:custom-shape>
        <draw:custom-shape draw:name="Freeform 11" draw:style-name="Mgr6" draw:text-style-name="MP9" draw:layer="layout" svg:width="0.251cm" svg:height="0.315cm" svg:x="28.632cm" svg:y="17.882cm">
          <text:p><text:span text:style-name="MT5"/></text:p>
          <draw:enhanced-geometry draw:mirror-horizontal="false" draw:mirror-vertical="false" drawooo:sub-view-size="189 238" draw:text-areas="0 0 ?f24 ?f25" svg:viewBox="0 0 0 0" draw:type="ooxml-non-primitive" draw:enhanced-path="M 5 237 L 5 237 C 29 228 60 220 94 220 129 220 159 228 183 237 186 238 189 235 189 232 L 189 26 C 189 24 188 22 186 22 167 13 134 0 94 0 55 0 21 13 2 22 1 22 0 24 0 26 L 0 232 C 0 235 2 238 5 237 Z N">
            <draw:equation draw:name="f0" draw:formula="5*logwidth/189"/>
            <draw:equation draw:name="f1" draw:formula="237*logheight/238"/>
            <draw:equation draw:name="f2" draw:formula="5*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5*logwidth/189"/>
            <draw:equation draw:name="f23" draw:formula="237*logheight/238"/>
            <draw:equation draw:name="f24" draw:formula="logwidth"/>
            <draw:equation draw:name="f25" draw:formula="logheight"/>
          </draw:enhanced-geometry>
        </draw:custom-shape>
        <draw:custom-shape draw:name="Freeform 12" draw:style-name="Mgr6" draw:text-style-name="MP9" draw:layer="layout" svg:width="0.251cm" svg:height="0.585cm" svg:x="28.329cm" svg:y="17.612cm">
          <text:p><text:span text:style-name="MT5"/></text:p>
          <draw:enhanced-geometry draw:mirror-horizontal="false" draw:mirror-vertical="false" drawooo:sub-view-size="189 440" draw:text-areas="0 0 ?f24 ?f25" svg:viewBox="0 0 0 0" draw:type="ooxml-non-primitive" draw:enhanced-path="M 6 439 L 6 439 C 29 430 60 422 94 422 129 422 160 430 183 439 186 440 189 437 189 434 L 189 26 C 189 24 188 23 186 22 168 13 134 0 94 0 55 0 21 13 2 22 1 23 0 25 0 26 L 0 434 C 0 437 3 440 6 439 Z N">
            <draw:equation draw:name="f0" draw:formula="6*logwidth/189"/>
            <draw:equation draw:name="f1" draw:formula="439*logheight/440"/>
            <draw:equation draw:name="f2" draw:formula="6*logwidth/189"/>
            <draw:equation draw:name="f3" draw:formula="439*logheight/440"/>
            <draw:equation draw:name="f4" draw:formula="94*logwidth/189"/>
            <draw:equation draw:name="f5" draw:formula="422*logheight/440"/>
            <draw:equation draw:name="f6" draw:formula="183*logwidth/189"/>
            <draw:equation draw:name="f7" draw:formula="439*logheight/440"/>
            <draw:equation draw:name="f8" draw:formula="189*logwidth/189"/>
            <draw:equation draw:name="f9" draw:formula="434*logheight/440"/>
            <draw:equation draw:name="f10" draw:formula="189*logwidth/189"/>
            <draw:equation draw:name="f11" draw:formula="26*logheight/440"/>
            <draw:equation draw:name="f12" draw:formula="186*logwidth/189"/>
            <draw:equation draw:name="f13" draw:formula="22*logheight/440"/>
            <draw:equation draw:name="f14" draw:formula="94*logwidth/189"/>
            <draw:equation draw:name="f15" draw:formula="0*logheight/440"/>
            <draw:equation draw:name="f16" draw:formula="2*logwidth/189"/>
            <draw:equation draw:name="f17" draw:formula="22*logheight/440"/>
            <draw:equation draw:name="f18" draw:formula="0*logwidth/189"/>
            <draw:equation draw:name="f19" draw:formula="26*logheight/440"/>
            <draw:equation draw:name="f20" draw:formula="0*logwidth/189"/>
            <draw:equation draw:name="f21" draw:formula="434*logheight/440"/>
            <draw:equation draw:name="f22" draw:formula="6*logwidth/189"/>
            <draw:equation draw:name="f23" draw:formula="439*logheight/440"/>
            <draw:equation draw:name="f24" draw:formula="logwidth"/>
            <draw:equation draw:name="f25" draw:formula="logheight"/>
          </draw:enhanced-geometry>
        </draw:custom-shape>
      </draw:g>
      <draw:custom-shape draw:name="Rechteck 5" draw:style-name="Mgr32" draw:text-style-name="MP25" draw:layer="backgroundobjects"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2" presentation:style-name="Mpr14" draw:text-style-name="MP34" draw:layer="backgroundobjects" svg:width="29.606cm" svg:height="9.03cm" svg:x="2.13cm" svg:y="1.037cm" presentation:class="outline" presentation:user-transformed="true">
        <draw:text-box>
          <text:p text:style-name="MP33"><text:span text:style-name="MT14">Kapiteltrenner 1</text:span></text:p>
        </draw:text-box>
      </draw:frame>
      <draw:frame draw:name="Textplatzhalter 63" presentation:style-name="Mpr15" draw:text-style-name="MP16" draw:layer="backgroundobjects" svg:width="29.606cm" svg:height="6.783cm" svg:x="2.13cm" svg:y="10.141cm" presentation:class="outline" presentation:user-transformed="true">
        <draw:text-box>
          <text:p text:style-name="MP15"><text:span text:style-name="MT15">Optionale Subline</text:span></text:p>
        </draw:text-box>
      </draw:frame>
      <draw:frame presentation:style-name="_33__5f_Kapiteltrenner-1-title" draw:layer="backgroundobjects" svg:width="30.479cm" svg:height="3.18cm" svg:x="1.693cm" svg:y="0.76cm" presentation:class="title" presentation:placeholder="true">
        <draw:text-box/>
      </draw:frame>
      <presentation:notes style:page-layout-name="PM2">
        <draw:page-thumbnail presentation:style-name="_33__5f_Kapiteltrenner-1-title" draw:layer="backgroundobjects" svg:width="16.932cm" svg:height="9.524cm" svg:x="1.058cm" svg:y="1.93cm" presentation:class="page"/>
        <draw:frame presentation:style-name="_33__5f_Kapiteltrenner-1-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presentation:header/></text:p>
          </draw:text-box>
        </draw:frame>
        <draw:frame presentation:style-name="Mpr16" draw:text-style-name="MP4" draw:layer="backgroundobjects" svg:width="8.266cm" svg:height="1.269cm" svg:x="10.783cm" svg:y="0cm" presentation:class="date-time">
          <draw:text-box>
            <text:p text:style-name="MP3"><presentation:date-time/></text:p>
          </draw:text-box>
        </draw:frame>
        <draw:frame presentation:style-name="Mpr17" draw:text-style-name="MP2" draw:layer="backgroundobjects" svg:width="8.266cm" svg:height="1.269cm" svg:x="0cm" svg:y="24.13cm" presentation:class="footer">
          <draw:text-box>
            <text:p text:style-name="MP1"><presentation:footer/></text:p>
          </draw:text-box>
        </draw:frame>
        <draw:frame presentation:style-name="Mpr17" draw:text-style-name="MP4" draw:layer="backgroundobjects" svg:width="8.266cm" svg:height="1.269cm" svg:x="10.783cm" svg:y="24.13cm" presentation:class="page-number">
          <draw:text-box>
            <text:p text:style-name="MP3"><text:page-number>&lt;Foliennummer&gt;</text:page-number></text:p>
          </draw:text-box>
        </draw:frame>
      </presentation:notes>
    </style:master-page>
    <style:master-page style:name="_33__5f_Kapiteltrenner-2" style:display-name="3_Kapiteltrenner-2" style:page-layout-name="PM1" draw:style-name="Mdp1">
      <draw:custom-shape draw:name="Textfeld 24" draw:style-name="Mgr3" draw:text-style-name="MP6" draw:layer="backgroundobjects" svg:width="6.694cm" svg:height="0.843cm" svg:x="20.971cm" svg:y="17.826cm">
        <text:p text:style-name="MP5"><text:span text:style-name="MT1">Angabe der Struktureinheit 2. Ebene: </text:span><text:span text:style-name="MT1"><text:line-break/></text:span><text:span text:style-name="MT1">Fakultät | Institut | Einricht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28" draw:style-name="Mgr4" draw:text-style-name="MP7" draw:layer="backgroundobjects" svg:x1="27.737cm" svg:y1="17.638cm" svg:x2="27.738cm" svg:y2="18.538cm">
        <text:p/>
      </draw:line>
      <draw:custom-shape draw:name="Textfeld 29" draw:style-name="Mgr5" draw:text-style-name="MP6" draw:layer="backgroundobjects" svg:width="17.668cm" svg:height="0.845cm" svg:x="3.43cm" svg:y="17.767cm">
        <text:p text:style-name="MP8"><text:span text:style-name="MT2">Titel/Kapitel | Redner oder Autor, Akad. Grad</text:span></text:p>
        <text:p text:style-name="MP8"><text:span text:style-name="MT3">(C) </text:span><text:span text:style-name="MT3"><text:date style:data-style-name="D4" text:date-value="2022-06-30">30.06.2022</text:date></text:span><text:span text:style-name="MT3"><text:s/>Hochschule Mittweid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Mgr5" draw:text-style-name="MP6" draw:layer="backgroundobjects" svg:width="1.201cm" svg:height="0.593cm" svg:x="2.13cm" svg:y="17.739cm">
        <text:p text:style-name="MP8"><text:span text:style-name="MT4"><text:page-number>&lt;Folien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Mgr6" draw:text-style-name="MP9" draw:layer="layout" svg:width="2.561cm" svg:height="0.271cm" svg:x="29.185cm" svg:y="17.928cm">
          <text:p><text:span text:style-name="MT5"/></text:p>
          <draw:enhanced-geometry draw:mirror-horizontal="false" draw:mirror-vertical="false" drawooo:sub-view-size="1920 204" draw:text-areas="0 0 ?f108 ?f109" svg:viewBox="0 0 0 0" draw:type="ooxml-non-primitive" draw:enhanced-path="M 171 3 L 171 3 117 3 117 76 54 76 54 3 0 3 0 201 54 201 54 120 117 120 117 201 171 201 171 3 Z M 380 26 L 380 26 C 364 8 340 0 308 0 277 0 252 8 236 26 219 43 211 68 211 102 211 135 219 160 236 178 253 195 277 204 308 204 339 204 363 195 380 178 396 161 404 135 404 102 404 68 396 43 380 26 Z M 308 44 L 308 44 C 321 44 331 48 338 58 345 67 348 82 348 102 348 122 345 136 338 145 331 155 321 159 308 159 281 159 268 140 268 102 268 63 281 44 308 44 Z M 557 47 L 557 47 C 564 50 571 53 579 56 L 595 14 C 576 5 555 0 534 0 514 0 497 4 482 12 468 21 457 33 449 48 441 64 437 82 437 103 437 135 445 161 461 178 477 195 500 204 530 204 551 204 570 200 587 193 L 587 148 C 578 151 570 154 562 157 553 159 545 160 536 160 507 160 493 141 493 103 493 85 496 70 503 60 510 49 520 44 533 44 542 44 549 45 557 47 Z M 800 3 L 800 3 746 3 746 76 684 76 684 3 630 3 630 201 684 201 684 120 746 120 746 201 800 201 800 3 Z M 971 108 L 971 108 C 964 99 952 91 935 83 917 75 906 69 902 66 898 63 896 60 896 56 896 52 898 49 901 47 904 44 909 43 916 43 930 43 946 47 964 56 L 981 14 C 960 5 939 0 918 0 895 0 876 5 863 15 850 25 843 40 843 58 843 68 845 76 848 83 851 91 856 97 862 102 869 108 878 114 891 120 906 126 915 130 918 132 921 134 924 137 925 139 927 141 927 143 927 146 927 150 925 154 922 156 918 159 912 160 904 160 895 160 885 159 874 156 863 153 852 149 842 144 L 842 192 C 851 196 861 199 870 201 879 203 890 204 903 204 919 204 933 201 945 196 956 191 965 183 972 174 978 164 981 153 981 141 981 128 978 117 971 108 Z M 1130 47 L 1130 47 C 1137 50 1144 53 1152 56 L 1168 14 C 1148 5 1128 0 1106 0 1087 0 1070 4 1055 12 1041 21 1030 33 1022 48 1014 64 1010 82 1010 103 1010 135 1018 161 1034 178 1050 195 1073 204 1103 204 1124 204 1143 200 1159 193 L 1159 148 C 1151 151 1143 154 1134 157 1126 159 1118 160 1109 160 1080 160 1065 141 1065 103 1065 85 1069 70 1076 60 1083 49 1093 44 1106 44 1114 44 1122 45 1130 47 Z M 1373 3 L 1373 3 1319 3 1319 76 1256 76 1256 3 1202 3 1202 201 1256 201 1256 120 1319 120 1319 201 1373 201 1373 3 Z M 1537 3 L 1537 3 1537 119 C 1537 133 1534 144 1529 150 1524 156 1516 159 1505 159 1495 159 1487 156 1482 150 1477 144 1474 133 1474 119 L 1474 3 1420 3 1420 124 C 1420 150 1428 169 1442 183 1457 197 1477 204 1505 204 1532 204 1553 197 1568 183 1583 168 1590 148 1590 122 L 1590 3 1537 3 Z M 1768 201 L 1768 201 1768 158 1692 158 1692 3 1638 3 1638 201 1768 201 Z M 1920 158 L 1920 158 1856 158 1856 120 1916 120 1916 77 1856 77 1856 46 1920 46 1920 3 1802 3 1802 201 1920 201 1920 158 Z N">
            <draw:equation draw:name="f0" draw:formula="117*logwidth/1920"/>
            <draw:equation draw:name="f1" draw:formula="3*logheight/204"/>
            <draw:equation draw:name="f2" draw:formula="54*logwidth/1920"/>
            <draw:equation draw:name="f3" draw:formula="3*logheight/204"/>
            <draw:equation draw:name="f4" draw:formula="54*logwidth/1920"/>
            <draw:equation draw:name="f5" draw:formula="201*logheight/204"/>
            <draw:equation draw:name="f6" draw:formula="117*logwidth/1920"/>
            <draw:equation draw:name="f7" draw:formula="201*logheight/204"/>
            <draw:equation draw:name="f8" draw:formula="380*logwidth/1920"/>
            <draw:equation draw:name="f9" draw:formula="26*logheight/204"/>
            <draw:equation draw:name="f10" draw:formula="236*logwidth/1920"/>
            <draw:equation draw:name="f11" draw:formula="26*logheight/204"/>
            <draw:equation draw:name="f12" draw:formula="308*logwidth/1920"/>
            <draw:equation draw:name="f13" draw:formula="204*logheight/204"/>
            <draw:equation draw:name="f14" draw:formula="380*logwidth/1920"/>
            <draw:equation draw:name="f15" draw:formula="26*logheight/204"/>
            <draw:equation draw:name="f16" draw:formula="338*logwidth/1920"/>
            <draw:equation draw:name="f17" draw:formula="58*logheight/204"/>
            <draw:equation draw:name="f18" draw:formula="308*logwidth/1920"/>
            <draw:equation draw:name="f19" draw:formula="159*logheight/204"/>
            <draw:equation draw:name="f20" draw:formula="557*logwidth/1920"/>
            <draw:equation draw:name="f21" draw:formula="47*logheight/204"/>
            <draw:equation draw:name="f22" draw:formula="595*logwidth/1920"/>
            <draw:equation draw:name="f23" draw:formula="14*logheight/204"/>
            <draw:equation draw:name="f24" draw:formula="449*logwidth/1920"/>
            <draw:equation draw:name="f25" draw:formula="48*logheight/204"/>
            <draw:equation draw:name="f26" draw:formula="530*logwidth/1920"/>
            <draw:equation draw:name="f27" draw:formula="204*logheight/204"/>
            <draw:equation draw:name="f28" draw:formula="562*logwidth/1920"/>
            <draw:equation draw:name="f29" draw:formula="157*logheight/204"/>
            <draw:equation draw:name="f30" draw:formula="503*logwidth/1920"/>
            <draw:equation draw:name="f31" draw:formula="60*logheight/204"/>
            <draw:equation draw:name="f32" draw:formula="800*logwidth/1920"/>
            <draw:equation draw:name="f33" draw:formula="3*logheight/204"/>
            <draw:equation draw:name="f34" draw:formula="746*logwidth/1920"/>
            <draw:equation draw:name="f35" draw:formula="76*logheight/204"/>
            <draw:equation draw:name="f36" draw:formula="630*logwidth/1920"/>
            <draw:equation draw:name="f37" draw:formula="3*logheight/204"/>
            <draw:equation draw:name="f38" draw:formula="684*logwidth/1920"/>
            <draw:equation draw:name="f39" draw:formula="120*logheight/204"/>
            <draw:equation draw:name="f40" draw:formula="800*logwidth/1920"/>
            <draw:equation draw:name="f41" draw:formula="201*logheight/204"/>
            <draw:equation draw:name="f42" draw:formula="971*logwidth/1920"/>
            <draw:equation draw:name="f43" draw:formula="108*logheight/204"/>
            <draw:equation draw:name="f44" draw:formula="896*logwidth/1920"/>
            <draw:equation draw:name="f45" draw:formula="56*logheight/204"/>
            <draw:equation draw:name="f46" draw:formula="964*logwidth/1920"/>
            <draw:equation draw:name="f47" draw:formula="56*logheight/204"/>
            <draw:equation draw:name="f48" draw:formula="863*logwidth/1920"/>
            <draw:equation draw:name="f49" draw:formula="15*logheight/204"/>
            <draw:equation draw:name="f50" draw:formula="862*logwidth/1920"/>
            <draw:equation draw:name="f51" draw:formula="102*logheight/204"/>
            <draw:equation draw:name="f52" draw:formula="925*logwidth/1920"/>
            <draw:equation draw:name="f53" draw:formula="139*logheight/204"/>
            <draw:equation draw:name="f54" draw:formula="904*logwidth/1920"/>
            <draw:equation draw:name="f55" draw:formula="160*logheight/204"/>
            <draw:equation draw:name="f56" draw:formula="842*logwidth/1920"/>
            <draw:equation draw:name="f57" draw:formula="192*logheight/204"/>
            <draw:equation draw:name="f58" draw:formula="945*logwidth/1920"/>
            <draw:equation draw:name="f59" draw:formula="196*logheight/204"/>
            <draw:equation draw:name="f60" draw:formula="971*logwidth/1920"/>
            <draw:equation draw:name="f61" draw:formula="108*logheight/204"/>
            <draw:equation draw:name="f62" draw:formula="1152*logwidth/1920"/>
            <draw:equation draw:name="f63" draw:formula="56*logheight/204"/>
            <draw:equation draw:name="f64" draw:formula="1055*logwidth/1920"/>
            <draw:equation draw:name="f65" draw:formula="12*logheight/204"/>
            <draw:equation draw:name="f66" draw:formula="1034*logwidth/1920"/>
            <draw:equation draw:name="f67" draw:formula="178*logheight/204"/>
            <draw:equation draw:name="f68" draw:formula="1159*logwidth/1920"/>
            <draw:equation draw:name="f69" draw:formula="148*logheight/204"/>
            <draw:equation draw:name="f70" draw:formula="1065*logwidth/1920"/>
            <draw:equation draw:name="f71" draw:formula="103*logheight/204"/>
            <draw:equation draw:name="f72" draw:formula="1130*logwidth/1920"/>
            <draw:equation draw:name="f73" draw:formula="47*logheight/204"/>
            <draw:equation draw:name="f74" draw:formula="1319*logwidth/1920"/>
            <draw:equation draw:name="f75" draw:formula="3*logheight/204"/>
            <draw:equation draw:name="f76" draw:formula="1256*logwidth/1920"/>
            <draw:equation draw:name="f77" draw:formula="3*logheight/204"/>
            <draw:equation draw:name="f78" draw:formula="1256*logwidth/1920"/>
            <draw:equation draw:name="f79" draw:formula="201*logheight/204"/>
            <draw:equation draw:name="f80" draw:formula="1319*logwidth/1920"/>
            <draw:equation draw:name="f81" draw:formula="201*logheight/204"/>
            <draw:equation draw:name="f82" draw:formula="1537*logwidth/1920"/>
            <draw:equation draw:name="f83" draw:formula="3*logheight/204"/>
            <draw:equation draw:name="f84" draw:formula="1529*logwidth/1920"/>
            <draw:equation draw:name="f85" draw:formula="150*logheight/204"/>
            <draw:equation draw:name="f86" draw:formula="1474*logwidth/1920"/>
            <draw:equation draw:name="f87" draw:formula="119*logheight/204"/>
            <draw:equation draw:name="f88" draw:formula="1420*logwidth/1920"/>
            <draw:equation draw:name="f89" draw:formula="124*logheight/204"/>
            <draw:equation draw:name="f90" draw:formula="1568*logwidth/1920"/>
            <draw:equation draw:name="f91" draw:formula="183*logheight/204"/>
            <draw:equation draw:name="f92" draw:formula="1537*logwidth/1920"/>
            <draw:equation draw:name="f93" draw:formula="3*logheight/204"/>
            <draw:equation draw:name="f94" draw:formula="1768*logwidth/1920"/>
            <draw:equation draw:name="f95" draw:formula="158*logheight/204"/>
            <draw:equation draw:name="f96" draw:formula="1638*logwidth/1920"/>
            <draw:equation draw:name="f97" draw:formula="3*logheight/204"/>
            <draw:equation draw:name="f98" draw:formula="1920*logwidth/1920"/>
            <draw:equation draw:name="f99" draw:formula="158*logheight/204"/>
            <draw:equation draw:name="f100" draw:formula="1856*logwidth/1920"/>
            <draw:equation draw:name="f101" draw:formula="120*logheight/204"/>
            <draw:equation draw:name="f102" draw:formula="1856*logwidth/1920"/>
            <draw:equation draw:name="f103" draw:formula="77*logheight/204"/>
            <draw:equation draw:name="f104" draw:formula="1920*logwidth/1920"/>
            <draw:equation draw:name="f105" draw:formula="3*logheight/204"/>
            <draw:equation draw:name="f106" draw:formula="1920*logwidth/1920"/>
            <draw:equation draw:name="f107" draw:formula="201*logheight/204"/>
            <draw:equation draw:name="f108" draw:formula="logwidth"/>
            <draw:equation draw:name="f109" draw:formula="logheight"/>
          </draw:enhanced-geometry>
        </draw:custom-shape>
        <draw:custom-shape draw:name="Freeform 6" draw:style-name="Mgr6" draw:text-style-name="MP9" draw:layer="layout" svg:width="2.221cm" svg:height="0.265cm" svg:x="29.185cm" svg:y="18.273cm">
          <text:p><text:span text:style-name="MT5"/></text:p>
          <draw:enhanced-geometry draw:mirror-horizontal="false" draw:mirror-vertical="false" drawooo:sub-view-size="1665 199" draw:text-areas="0 0 ?f84 ?f85" svg:viewBox="0 0 0 0" draw:type="ooxml-non-primitive" draw:enhanced-path="M 138 199 L 138 199 178 56 179 56 C 178 78 178 91 177 97 177 102 177 107 177 112 L 177 199 227 199 227 0 155 0 114 141 113 141 72 0 0 0 0 199 48 199 48 113 C 48 99 47 80 45 56 L 46 56 87 199 138 199 Z M 329 0 L 329 0 275 0 275 199 329 199 329 0 Z M 464 44 L 464 44 513 44 513 0 362 0 362 44 411 44 411 199 464 199 464 44 Z M 640 44 L 640 44 689 44 689 0 538 0 538 44 587 44 587 199 640 199 640 44 Z M 994 0 L 994 0 942 0 920 100 C 915 125 912 143 910 153 909 145 907 133 904 117 901 101 898 88 896 76 L 879 0 829 0 811 76 C 809 86 806 99 803 115 800 131 798 143 797 153 795 140 791 122 786 100 L 765 0 713 0 762 199 826 199 C 837 147 844 117 846 110 847 103 849 95 850 86 852 77 853 70 854 64 855 71 856 80 858 91 860 102 862 109 862 112 L 881 199 945 199 994 0 Z M 1143 155 L 1143 155 1079 155 1079 118 1138 118 1138 75 1079 75 1079 43 1143 43 1143 0 1025 0 1025 199 1143 199 1143 155 Z M 1241 0 L 1241 0 1187 0 1187 199 1241 199 1241 0 Z M 1432 25 L 1432 25 C 1415 9 1390 0 1358 0 L 1290 0 1290 199 1354 199 C 1387 199 1413 190 1431 172 1449 154 1458 129 1458 96 1458 65 1450 41 1432 25 Z M 1391 141 L 1391 141 C 1384 150 1372 155 1355 155 L 1343 155 1343 44 1359 44 C 1374 44 1385 48 1392 57 1399 66 1403 79 1403 97 1403 117 1399 131 1391 141 Z M 1665 199 L 1665 199 1600 0 1528 0 1463 199 1522 199 1532 162 1597 162 1606 199 1665 199 Z M 1543 118 L 1543 118 C 1552 87 1557 66 1559 55 1562 45 1563 37 1564 32 1565 37 1567 46 1570 57 1573 69 1575 78 1577 85 L 1586 118 1543 118 Z N">
            <draw:equation draw:name="f0" draw:formula="178*logwidth/1665"/>
            <draw:equation draw:name="f1" draw:formula="56*logheight/199"/>
            <draw:equation draw:name="f2" draw:formula="177*logwidth/1665"/>
            <draw:equation draw:name="f3" draw:formula="112*logheight/199"/>
            <draw:equation draw:name="f4" draw:formula="227*logwidth/1665"/>
            <draw:equation draw:name="f5" draw:formula="0*logheight/199"/>
            <draw:equation draw:name="f6" draw:formula="113*logwidth/1665"/>
            <draw:equation draw:name="f7" draw:formula="141*logheight/199"/>
            <draw:equation draw:name="f8" draw:formula="0*logwidth/1665"/>
            <draw:equation draw:name="f9" draw:formula="199*logheight/199"/>
            <draw:equation draw:name="f10" draw:formula="45*logwidth/1665"/>
            <draw:equation draw:name="f11" draw:formula="56*logheight/199"/>
            <draw:equation draw:name="f12" draw:formula="138*logwidth/1665"/>
            <draw:equation draw:name="f13" draw:formula="199*logheight/199"/>
            <draw:equation draw:name="f14" draw:formula="275*logwidth/1665"/>
            <draw:equation draw:name="f15" draw:formula="0*logheight/199"/>
            <draw:equation draw:name="f16" draw:formula="329*logwidth/1665"/>
            <draw:equation draw:name="f17" draw:formula="0*logheight/199"/>
            <draw:equation draw:name="f18" draw:formula="513*logwidth/1665"/>
            <draw:equation draw:name="f19" draw:formula="44*logheight/199"/>
            <draw:equation draw:name="f20" draw:formula="362*logwidth/1665"/>
            <draw:equation draw:name="f21" draw:formula="44*logheight/199"/>
            <draw:equation draw:name="f22" draw:formula="464*logwidth/1665"/>
            <draw:equation draw:name="f23" draw:formula="199*logheight/199"/>
            <draw:equation draw:name="f24" draw:formula="640*logwidth/1665"/>
            <draw:equation draw:name="f25" draw:formula="44*logheight/199"/>
            <draw:equation draw:name="f26" draw:formula="538*logwidth/1665"/>
            <draw:equation draw:name="f27" draw:formula="0*logheight/199"/>
            <draw:equation draw:name="f28" draw:formula="587*logwidth/1665"/>
            <draw:equation draw:name="f29" draw:formula="199*logheight/199"/>
            <draw:equation draw:name="f30" draw:formula="994*logwidth/1665"/>
            <draw:equation draw:name="f31" draw:formula="0*logheight/199"/>
            <draw:equation draw:name="f32" draw:formula="920*logwidth/1665"/>
            <draw:equation draw:name="f33" draw:formula="100*logheight/199"/>
            <draw:equation draw:name="f34" draw:formula="896*logwidth/1665"/>
            <draw:equation draw:name="f35" draw:formula="76*logheight/199"/>
            <draw:equation draw:name="f36" draw:formula="811*logwidth/1665"/>
            <draw:equation draw:name="f37" draw:formula="76*logheight/199"/>
            <draw:equation draw:name="f38" draw:formula="786*logwidth/1665"/>
            <draw:equation draw:name="f39" draw:formula="100*logheight/199"/>
            <draw:equation draw:name="f40" draw:formula="762*logwidth/1665"/>
            <draw:equation draw:name="f41" draw:formula="199*logheight/199"/>
            <draw:equation draw:name="f42" draw:formula="850*logwidth/1665"/>
            <draw:equation draw:name="f43" draw:formula="86*logheight/199"/>
            <draw:equation draw:name="f44" draw:formula="862*logwidth/1665"/>
            <draw:equation draw:name="f45" draw:formula="112*logheight/199"/>
            <draw:equation draw:name="f46" draw:formula="994*logwidth/1665"/>
            <draw:equation draw:name="f47" draw:formula="0*logheight/199"/>
            <draw:equation draw:name="f48" draw:formula="1079*logwidth/1665"/>
            <draw:equation draw:name="f49" draw:formula="155*logheight/199"/>
            <draw:equation draw:name="f50" draw:formula="1138*logwidth/1665"/>
            <draw:equation draw:name="f51" draw:formula="75*logheight/199"/>
            <draw:equation draw:name="f52" draw:formula="1143*logwidth/1665"/>
            <draw:equation draw:name="f53" draw:formula="43*logheight/199"/>
            <draw:equation draw:name="f54" draw:formula="1025*logwidth/1665"/>
            <draw:equation draw:name="f55" draw:formula="199*logheight/199"/>
            <draw:equation draw:name="f56" draw:formula="1241*logwidth/1665"/>
            <draw:equation draw:name="f57" draw:formula="0*logheight/199"/>
            <draw:equation draw:name="f58" draw:formula="1187*logwidth/1665"/>
            <draw:equation draw:name="f59" draw:formula="199*logheight/199"/>
            <draw:equation draw:name="f60" draw:formula="1432*logwidth/1665"/>
            <draw:equation draw:name="f61" draw:formula="25*logheight/199"/>
            <draw:equation draw:name="f62" draw:formula="1290*logwidth/1665"/>
            <draw:equation draw:name="f63" draw:formula="0*logheight/199"/>
            <draw:equation draw:name="f64" draw:formula="1431*logwidth/1665"/>
            <draw:equation draw:name="f65" draw:formula="172*logheight/199"/>
            <draw:equation draw:name="f66" draw:formula="1391*logwidth/1665"/>
            <draw:equation draw:name="f67" draw:formula="141*logheight/199"/>
            <draw:equation draw:name="f68" draw:formula="1343*logwidth/1665"/>
            <draw:equation draw:name="f69" draw:formula="155*logheight/199"/>
            <draw:equation draw:name="f70" draw:formula="1392*logwidth/1665"/>
            <draw:equation draw:name="f71" draw:formula="57*logheight/199"/>
            <draw:equation draw:name="f72" draw:formula="1665*logwidth/1665"/>
            <draw:equation draw:name="f73" draw:formula="199*logheight/199"/>
            <draw:equation draw:name="f74" draw:formula="1528*logwidth/1665"/>
            <draw:equation draw:name="f75" draw:formula="0*logheight/199"/>
            <draw:equation draw:name="f76" draw:formula="1532*logwidth/1665"/>
            <draw:equation draw:name="f77" draw:formula="162*logheight/199"/>
            <draw:equation draw:name="f78" draw:formula="1665*logwidth/1665"/>
            <draw:equation draw:name="f79" draw:formula="199*logheight/199"/>
            <draw:equation draw:name="f80" draw:formula="1559*logwidth/1665"/>
            <draw:equation draw:name="f81" draw:formula="55*logheight/199"/>
            <draw:equation draw:name="f82" draw:formula="1577*logwidth/1665"/>
            <draw:equation draw:name="f83" draw:formula="85*logheight/199"/>
            <draw:equation draw:name="f84" draw:formula="logwidth"/>
            <draw:equation draw:name="f85" draw:formula="logheight"/>
          </draw:enhanced-geometry>
        </draw:custom-shape>
        <draw:custom-shape draw:name="Freeform 7" draw:style-name="Mgr6" draw:text-style-name="MP9" draw:layer="layout" svg:width="0.251cm" svg:height="0.315cm" svg:x="28.025cm" svg:y="18.229cm">
          <text:p><text:span text:style-name="MT5"/></text:p>
          <draw:enhanced-geometry draw:mirror-horizontal="false" draw:mirror-vertical="false" drawooo:sub-view-size="189 238" draw:text-areas="0 0 ?f24 ?f25" svg:viewBox="0 0 0 0" draw:type="ooxml-non-primitive" draw:enhanced-path="M 183 1 L 183 1 C 160 10 129 18 95 18 60 18 29 10 6 1 3 0 0 3 0 6 L 0 212 C 0 214 1 216 3 217 21 225 55 238 95 238 134 238 168 225 186 216 188 216 189 214 189 212 L 189 6 C 189 3 186 0 183 1 Z N">
            <draw:equation draw:name="f0" draw:formula="183*logwidth/189"/>
            <draw:equation draw:name="f1" draw:formula="1*logheight/238"/>
            <draw:equation draw:name="f2" draw:formula="183*logwidth/189"/>
            <draw:equation draw:name="f3" draw:formula="1*logheight/238"/>
            <draw:equation draw:name="f4" draw:formula="95*logwidth/189"/>
            <draw:equation draw:name="f5" draw:formula="18*logheight/238"/>
            <draw:equation draw:name="f6" draw:formula="6*logwidth/189"/>
            <draw:equation draw:name="f7" draw:formula="1*logheight/238"/>
            <draw:equation draw:name="f8" draw:formula="0*logwidth/189"/>
            <draw:equation draw:name="f9" draw:formula="6*logheight/238"/>
            <draw:equation draw:name="f10" draw:formula="0*logwidth/189"/>
            <draw:equation draw:name="f11" draw:formula="212*logheight/238"/>
            <draw:equation draw:name="f12" draw:formula="3*logwidth/189"/>
            <draw:equation draw:name="f13" draw:formula="217*logheight/238"/>
            <draw:equation draw:name="f14" draw:formula="95*logwidth/189"/>
            <draw:equation draw:name="f15" draw:formula="238*logheight/238"/>
            <draw:equation draw:name="f16" draw:formula="186*logwidth/189"/>
            <draw:equation draw:name="f17" draw:formula="216*logheight/238"/>
            <draw:equation draw:name="f18" draw:formula="189*logwidth/189"/>
            <draw:equation draw:name="f19" draw:formula="212*logheight/238"/>
            <draw:equation draw:name="f20" draw:formula="189*logwidth/189"/>
            <draw:equation draw:name="f21" draw:formula="6*logheight/238"/>
            <draw:equation draw:name="f22" draw:formula="183*logwidth/189"/>
            <draw:equation draw:name="f23" draw:formula="1*logheight/238"/>
            <draw:equation draw:name="f24" draw:formula="logwidth"/>
            <draw:equation draw:name="f25" draw:formula="logheight"/>
          </draw:enhanced-geometry>
        </draw:custom-shape>
        <draw:custom-shape draw:name="Freeform 8" draw:style-name="Mgr6" draw:text-style-name="MP9" draw:layer="layout" svg:width="0.251cm" svg:height="0.318cm" svg:x="28.632cm" svg:y="18.229cm">
          <text:p><text:span text:style-name="MT5"/></text:p>
          <draw:enhanced-geometry draw:mirror-horizontal="false" draw:mirror-vertical="false" drawooo:sub-view-size="189 238" draw:text-areas="0 0 ?f24 ?f25" svg:viewBox="0 0 0 0" draw:type="ooxml-non-primitive" draw:enhanced-path="M 5 237 L 5 237 C 29 228 60 220 94 220 129 220 159 228 183 237 186 238 189 235 189 232 L 189 26 C 189 24 188 22 186 22 167 13 134 0 94 0 55 0 21 13 2 22 1 22 0 24 0 26 L 0 232 C 0 235 2 238 5 237 Z N">
            <draw:equation draw:name="f0" draw:formula="5*logwidth/189"/>
            <draw:equation draw:name="f1" draw:formula="237*logheight/238"/>
            <draw:equation draw:name="f2" draw:formula="5*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5*logwidth/189"/>
            <draw:equation draw:name="f23" draw:formula="237*logheight/238"/>
            <draw:equation draw:name="f24" draw:formula="logwidth"/>
            <draw:equation draw:name="f25" draw:formula="logheight"/>
          </draw:enhanced-geometry>
        </draw:custom-shape>
        <draw:custom-shape draw:name="Freeform 9" draw:style-name="Mgr6" draw:text-style-name="MP9" draw:layer="layout" svg:width="0.251cm" svg:height="0.318cm" svg:x="28.329cm" svg:y="18.229cm">
          <text:p><text:span text:style-name="MT5"/></text:p>
          <draw:enhanced-geometry draw:mirror-horizontal="false" draw:mirror-vertical="false" drawooo:sub-view-size="189 238" draw:text-areas="0 0 ?f24 ?f25" svg:viewBox="0 0 0 0" draw:type="ooxml-non-primitive" draw:enhanced-path="M 6 237 L 6 237 C 29 228 60 220 94 220 129 220 160 228 183 237 186 238 189 235 189 232 L 189 26 C 189 24 188 22 186 22 168 13 134 0 94 0 55 0 21 13 2 22 1 22 0 24 0 26 L 0 232 C 0 235 3 238 6 237 Z N">
            <draw:equation draw:name="f0" draw:formula="6*logwidth/189"/>
            <draw:equation draw:name="f1" draw:formula="237*logheight/238"/>
            <draw:equation draw:name="f2" draw:formula="6*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6*logwidth/189"/>
            <draw:equation draw:name="f23" draw:formula="237*logheight/238"/>
            <draw:equation draw:name="f24" draw:formula="logwidth"/>
            <draw:equation draw:name="f25" draw:formula="logheight"/>
          </draw:enhanced-geometry>
        </draw:custom-shape>
        <draw:custom-shape draw:name="Freeform 10" draw:style-name="Mgr6" draw:text-style-name="MP9" draw:layer="layout" svg:width="0.251cm" svg:height="0.315cm" svg:x="28.025cm" svg:y="17.88cm">
          <text:p><text:span text:style-name="MT5"/></text:p>
          <draw:enhanced-geometry draw:mirror-horizontal="false" draw:mirror-vertical="false" drawooo:sub-view-size="189 238" draw:text-areas="0 0 ?f24 ?f25" svg:viewBox="0 0 0 0" draw:type="ooxml-non-primitive" draw:enhanced-path="M 183 1 L 183 1 C 160 10 129 18 95 18 60 18 29 10 6 1 3 0 0 3 0 6 L 0 212 C 0 214 1 216 3 217 21 225 55 238 95 238 134 238 168 225 186 216 188 216 189 214 189 212 L 189 6 C 189 3 186 0 183 1 Z N">
            <draw:equation draw:name="f0" draw:formula="183*logwidth/189"/>
            <draw:equation draw:name="f1" draw:formula="1*logheight/238"/>
            <draw:equation draw:name="f2" draw:formula="183*logwidth/189"/>
            <draw:equation draw:name="f3" draw:formula="1*logheight/238"/>
            <draw:equation draw:name="f4" draw:formula="95*logwidth/189"/>
            <draw:equation draw:name="f5" draw:formula="18*logheight/238"/>
            <draw:equation draw:name="f6" draw:formula="6*logwidth/189"/>
            <draw:equation draw:name="f7" draw:formula="1*logheight/238"/>
            <draw:equation draw:name="f8" draw:formula="0*logwidth/189"/>
            <draw:equation draw:name="f9" draw:formula="6*logheight/238"/>
            <draw:equation draw:name="f10" draw:formula="0*logwidth/189"/>
            <draw:equation draw:name="f11" draw:formula="212*logheight/238"/>
            <draw:equation draw:name="f12" draw:formula="3*logwidth/189"/>
            <draw:equation draw:name="f13" draw:formula="217*logheight/238"/>
            <draw:equation draw:name="f14" draw:formula="95*logwidth/189"/>
            <draw:equation draw:name="f15" draw:formula="238*logheight/238"/>
            <draw:equation draw:name="f16" draw:formula="186*logwidth/189"/>
            <draw:equation draw:name="f17" draw:formula="216*logheight/238"/>
            <draw:equation draw:name="f18" draw:formula="189*logwidth/189"/>
            <draw:equation draw:name="f19" draw:formula="212*logheight/238"/>
            <draw:equation draw:name="f20" draw:formula="189*logwidth/189"/>
            <draw:equation draw:name="f21" draw:formula="6*logheight/238"/>
            <draw:equation draw:name="f22" draw:formula="183*logwidth/189"/>
            <draw:equation draw:name="f23" draw:formula="1*logheight/238"/>
            <draw:equation draw:name="f24" draw:formula="logwidth"/>
            <draw:equation draw:name="f25" draw:formula="logheight"/>
          </draw:enhanced-geometry>
        </draw:custom-shape>
        <draw:custom-shape draw:name="Freeform 11" draw:style-name="Mgr6" draw:text-style-name="MP9" draw:layer="layout" svg:width="0.251cm" svg:height="0.315cm" svg:x="28.632cm" svg:y="17.882cm">
          <text:p><text:span text:style-name="MT5"/></text:p>
          <draw:enhanced-geometry draw:mirror-horizontal="false" draw:mirror-vertical="false" drawooo:sub-view-size="189 238" draw:text-areas="0 0 ?f24 ?f25" svg:viewBox="0 0 0 0" draw:type="ooxml-non-primitive" draw:enhanced-path="M 5 237 L 5 237 C 29 228 60 220 94 220 129 220 159 228 183 237 186 238 189 235 189 232 L 189 26 C 189 24 188 22 186 22 167 13 134 0 94 0 55 0 21 13 2 22 1 22 0 24 0 26 L 0 232 C 0 235 2 238 5 237 Z N">
            <draw:equation draw:name="f0" draw:formula="5*logwidth/189"/>
            <draw:equation draw:name="f1" draw:formula="237*logheight/238"/>
            <draw:equation draw:name="f2" draw:formula="5*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5*logwidth/189"/>
            <draw:equation draw:name="f23" draw:formula="237*logheight/238"/>
            <draw:equation draw:name="f24" draw:formula="logwidth"/>
            <draw:equation draw:name="f25" draw:formula="logheight"/>
          </draw:enhanced-geometry>
        </draw:custom-shape>
        <draw:custom-shape draw:name="Freeform 12" draw:style-name="Mgr6" draw:text-style-name="MP9" draw:layer="layout" svg:width="0.251cm" svg:height="0.585cm" svg:x="28.329cm" svg:y="17.612cm">
          <text:p><text:span text:style-name="MT5"/></text:p>
          <draw:enhanced-geometry draw:mirror-horizontal="false" draw:mirror-vertical="false" drawooo:sub-view-size="189 440" draw:text-areas="0 0 ?f24 ?f25" svg:viewBox="0 0 0 0" draw:type="ooxml-non-primitive" draw:enhanced-path="M 6 439 L 6 439 C 29 430 60 422 94 422 129 422 160 430 183 439 186 440 189 437 189 434 L 189 26 C 189 24 188 23 186 22 168 13 134 0 94 0 55 0 21 13 2 22 1 23 0 25 0 26 L 0 434 C 0 437 3 440 6 439 Z N">
            <draw:equation draw:name="f0" draw:formula="6*logwidth/189"/>
            <draw:equation draw:name="f1" draw:formula="439*logheight/440"/>
            <draw:equation draw:name="f2" draw:formula="6*logwidth/189"/>
            <draw:equation draw:name="f3" draw:formula="439*logheight/440"/>
            <draw:equation draw:name="f4" draw:formula="94*logwidth/189"/>
            <draw:equation draw:name="f5" draw:formula="422*logheight/440"/>
            <draw:equation draw:name="f6" draw:formula="183*logwidth/189"/>
            <draw:equation draw:name="f7" draw:formula="439*logheight/440"/>
            <draw:equation draw:name="f8" draw:formula="189*logwidth/189"/>
            <draw:equation draw:name="f9" draw:formula="434*logheight/440"/>
            <draw:equation draw:name="f10" draw:formula="189*logwidth/189"/>
            <draw:equation draw:name="f11" draw:formula="26*logheight/440"/>
            <draw:equation draw:name="f12" draw:formula="186*logwidth/189"/>
            <draw:equation draw:name="f13" draw:formula="22*logheight/440"/>
            <draw:equation draw:name="f14" draw:formula="94*logwidth/189"/>
            <draw:equation draw:name="f15" draw:formula="0*logheight/440"/>
            <draw:equation draw:name="f16" draw:formula="2*logwidth/189"/>
            <draw:equation draw:name="f17" draw:formula="22*logheight/440"/>
            <draw:equation draw:name="f18" draw:formula="0*logwidth/189"/>
            <draw:equation draw:name="f19" draw:formula="26*logheight/440"/>
            <draw:equation draw:name="f20" draw:formula="0*logwidth/189"/>
            <draw:equation draw:name="f21" draw:formula="434*logheight/440"/>
            <draw:equation draw:name="f22" draw:formula="6*logwidth/189"/>
            <draw:equation draw:name="f23" draw:formula="439*logheight/440"/>
            <draw:equation draw:name="f24" draw:formula="logwidth"/>
            <draw:equation draw:name="f25" draw:formula="logheight"/>
          </draw:enhanced-geometry>
        </draw:custom-shape>
      </draw:g>
      <draw:custom-shape draw:name="Rechteck 5" draw:style-name="Mgr32" draw:text-style-name="MP25" draw:layer="backgroundobjects" svg:width="22.634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63" presentation:style-name="Mpr18" draw:text-style-name="MP16" draw:layer="backgroundobjects" svg:width="20.199cm" svg:height="6.783cm" svg:x="2.13cm" svg:y="10.141cm" presentation:class="outline" presentation:user-transformed="true">
        <draw:text-box>
          <text:p text:style-name="MP15"><text:span text:style-name="MT15">Optionale Subline</text:span></text:p>
        </draw:text-box>
      </draw:frame>
      <draw:frame draw:name="Textplatzhalter 2" presentation:style-name="Mpr19" draw:text-style-name="MP34" draw:layer="backgroundobjects" svg:width="20.2cm" svg:height="9.03cm" svg:x="2.13cm" svg:y="1.037cm" presentation:class="outline" presentation:user-transformed="true">
        <draw:text-box>
          <text:p text:style-name="MP33"><text:span text:style-name="MT14">Kapiteltrenner 2</text:span></text:p>
        </draw:text-box>
      </draw:frame>
      <draw:frame presentation:style-name="_33__5f_Kapiteltrenner-2-title" draw:layer="backgroundobjects" svg:width="30.479cm" svg:height="3.18cm" svg:x="1.693cm" svg:y="0.76cm" presentation:class="title" presentation:placeholder="true">
        <draw:text-box/>
      </draw:frame>
      <presentation:notes style:page-layout-name="PM2">
        <draw:page-thumbnail presentation:style-name="_33__5f_Kapiteltrenner-2-title" draw:layer="backgroundobjects" svg:width="16.932cm" svg:height="9.524cm" svg:x="1.058cm" svg:y="1.93cm" presentation:class="page"/>
        <draw:frame presentation:style-name="_33__5f_Kapiteltrenner-2-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lt;Foliennummer&gt;</text:page-number></text:p>
          </draw:text-box>
        </draw:frame>
      </presentation:notes>
    </style:master-page>
    <style:master-page style:name="_34__5f_Titel_20_und_20_Inhalt-1" style:display-name="4_Titel und Inhalt-1" style:page-layout-name="PM1" draw:style-name="Mdp1">
      <draw:custom-shape draw:name="Textfeld 24" draw:style-name="Mgr3" draw:text-style-name="MP6" draw:layer="backgroundobjects" svg:width="6.694cm" svg:height="0.843cm" svg:x="20.971cm" svg:y="17.826cm">
        <text:p text:style-name="MP5"><text:span text:style-name="MT1">Angabe der Struktureinheit 2. Ebene: </text:span><text:span text:style-name="MT1"><text:line-break/></text:span><text:span text:style-name="MT1">Fakultät | Institut | Einricht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9" draw:style-name="Mgr5" draw:text-style-name="MP6" draw:layer="backgroundobjects" svg:width="17.668cm" svg:height="0.845cm" svg:x="3.43cm" svg:y="17.767cm">
        <text:p text:style-name="MP8"><text:span text:style-name="MT2">BA | Marc Ulbricht</text:span></text:p>
        <text:p text:style-name="MP8"><text:span text:style-name="MT3">(C) </text:span><text:span text:style-name="MT3"><text:date style:data-style-name="D4" text:date-value="2022-06-30">30.06.2022</text:date></text:span><text:span text:style-name="MT3"><text:s/>Hochschule Mittweid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Mgr5" draw:text-style-name="MP6" draw:layer="backgroundobjects" svg:width="1.201cm" svg:height="0.593cm" svg:x="2.13cm" svg:y="17.739cm">
        <text:p text:style-name="MP8"><text:span text:style-name="MT4"><text:page-number>&lt;Folien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Mgr6" draw:text-style-name="MP9" draw:layer="layout" svg:width="2.561cm" svg:height="0.271cm" svg:x="29.185cm" svg:y="17.928cm">
          <text:p><text:span text:style-name="MT5"/></text:p>
          <draw:enhanced-geometry draw:mirror-horizontal="false" draw:mirror-vertical="false" drawooo:sub-view-size="1920 204" draw:text-areas="0 0 ?f108 ?f109" svg:viewBox="0 0 0 0" draw:type="ooxml-non-primitive" draw:enhanced-path="M 171 3 L 171 3 117 3 117 76 54 76 54 3 0 3 0 201 54 201 54 120 117 120 117 201 171 201 171 3 Z M 380 26 L 380 26 C 364 8 340 0 308 0 277 0 252 8 236 26 219 43 211 68 211 102 211 135 219 160 236 178 253 195 277 204 308 204 339 204 363 195 380 178 396 161 404 135 404 102 404 68 396 43 380 26 Z M 308 44 L 308 44 C 321 44 331 48 338 58 345 67 348 82 348 102 348 122 345 136 338 145 331 155 321 159 308 159 281 159 268 140 268 102 268 63 281 44 308 44 Z M 557 47 L 557 47 C 564 50 571 53 579 56 L 595 14 C 576 5 555 0 534 0 514 0 497 4 482 12 468 21 457 33 449 48 441 64 437 82 437 103 437 135 445 161 461 178 477 195 500 204 530 204 551 204 570 200 587 193 L 587 148 C 578 151 570 154 562 157 553 159 545 160 536 160 507 160 493 141 493 103 493 85 496 70 503 60 510 49 520 44 533 44 542 44 549 45 557 47 Z M 800 3 L 800 3 746 3 746 76 684 76 684 3 630 3 630 201 684 201 684 120 746 120 746 201 800 201 800 3 Z M 971 108 L 971 108 C 964 99 952 91 935 83 917 75 906 69 902 66 898 63 896 60 896 56 896 52 898 49 901 47 904 44 909 43 916 43 930 43 946 47 964 56 L 981 14 C 960 5 939 0 918 0 895 0 876 5 863 15 850 25 843 40 843 58 843 68 845 76 848 83 851 91 856 97 862 102 869 108 878 114 891 120 906 126 915 130 918 132 921 134 924 137 925 139 927 141 927 143 927 146 927 150 925 154 922 156 918 159 912 160 904 160 895 160 885 159 874 156 863 153 852 149 842 144 L 842 192 C 851 196 861 199 870 201 879 203 890 204 903 204 919 204 933 201 945 196 956 191 965 183 972 174 978 164 981 153 981 141 981 128 978 117 971 108 Z M 1130 47 L 1130 47 C 1137 50 1144 53 1152 56 L 1168 14 C 1148 5 1128 0 1106 0 1087 0 1070 4 1055 12 1041 21 1030 33 1022 48 1014 64 1010 82 1010 103 1010 135 1018 161 1034 178 1050 195 1073 204 1103 204 1124 204 1143 200 1159 193 L 1159 148 C 1151 151 1143 154 1134 157 1126 159 1118 160 1109 160 1080 160 1065 141 1065 103 1065 85 1069 70 1076 60 1083 49 1093 44 1106 44 1114 44 1122 45 1130 47 Z M 1373 3 L 1373 3 1319 3 1319 76 1256 76 1256 3 1202 3 1202 201 1256 201 1256 120 1319 120 1319 201 1373 201 1373 3 Z M 1537 3 L 1537 3 1537 119 C 1537 133 1534 144 1529 150 1524 156 1516 159 1505 159 1495 159 1487 156 1482 150 1477 144 1474 133 1474 119 L 1474 3 1420 3 1420 124 C 1420 150 1428 169 1442 183 1457 197 1477 204 1505 204 1532 204 1553 197 1568 183 1583 168 1590 148 1590 122 L 1590 3 1537 3 Z M 1768 201 L 1768 201 1768 158 1692 158 1692 3 1638 3 1638 201 1768 201 Z M 1920 158 L 1920 158 1856 158 1856 120 1916 120 1916 77 1856 77 1856 46 1920 46 1920 3 1802 3 1802 201 1920 201 1920 158 Z N">
            <draw:equation draw:name="f0" draw:formula="117*logwidth/1920"/>
            <draw:equation draw:name="f1" draw:formula="3*logheight/204"/>
            <draw:equation draw:name="f2" draw:formula="54*logwidth/1920"/>
            <draw:equation draw:name="f3" draw:formula="3*logheight/204"/>
            <draw:equation draw:name="f4" draw:formula="54*logwidth/1920"/>
            <draw:equation draw:name="f5" draw:formula="201*logheight/204"/>
            <draw:equation draw:name="f6" draw:formula="117*logwidth/1920"/>
            <draw:equation draw:name="f7" draw:formula="201*logheight/204"/>
            <draw:equation draw:name="f8" draw:formula="380*logwidth/1920"/>
            <draw:equation draw:name="f9" draw:formula="26*logheight/204"/>
            <draw:equation draw:name="f10" draw:formula="236*logwidth/1920"/>
            <draw:equation draw:name="f11" draw:formula="26*logheight/204"/>
            <draw:equation draw:name="f12" draw:formula="308*logwidth/1920"/>
            <draw:equation draw:name="f13" draw:formula="204*logheight/204"/>
            <draw:equation draw:name="f14" draw:formula="380*logwidth/1920"/>
            <draw:equation draw:name="f15" draw:formula="26*logheight/204"/>
            <draw:equation draw:name="f16" draw:formula="338*logwidth/1920"/>
            <draw:equation draw:name="f17" draw:formula="58*logheight/204"/>
            <draw:equation draw:name="f18" draw:formula="308*logwidth/1920"/>
            <draw:equation draw:name="f19" draw:formula="159*logheight/204"/>
            <draw:equation draw:name="f20" draw:formula="557*logwidth/1920"/>
            <draw:equation draw:name="f21" draw:formula="47*logheight/204"/>
            <draw:equation draw:name="f22" draw:formula="595*logwidth/1920"/>
            <draw:equation draw:name="f23" draw:formula="14*logheight/204"/>
            <draw:equation draw:name="f24" draw:formula="449*logwidth/1920"/>
            <draw:equation draw:name="f25" draw:formula="48*logheight/204"/>
            <draw:equation draw:name="f26" draw:formula="530*logwidth/1920"/>
            <draw:equation draw:name="f27" draw:formula="204*logheight/204"/>
            <draw:equation draw:name="f28" draw:formula="562*logwidth/1920"/>
            <draw:equation draw:name="f29" draw:formula="157*logheight/204"/>
            <draw:equation draw:name="f30" draw:formula="503*logwidth/1920"/>
            <draw:equation draw:name="f31" draw:formula="60*logheight/204"/>
            <draw:equation draw:name="f32" draw:formula="800*logwidth/1920"/>
            <draw:equation draw:name="f33" draw:formula="3*logheight/204"/>
            <draw:equation draw:name="f34" draw:formula="746*logwidth/1920"/>
            <draw:equation draw:name="f35" draw:formula="76*logheight/204"/>
            <draw:equation draw:name="f36" draw:formula="630*logwidth/1920"/>
            <draw:equation draw:name="f37" draw:formula="3*logheight/204"/>
            <draw:equation draw:name="f38" draw:formula="684*logwidth/1920"/>
            <draw:equation draw:name="f39" draw:formula="120*logheight/204"/>
            <draw:equation draw:name="f40" draw:formula="800*logwidth/1920"/>
            <draw:equation draw:name="f41" draw:formula="201*logheight/204"/>
            <draw:equation draw:name="f42" draw:formula="971*logwidth/1920"/>
            <draw:equation draw:name="f43" draw:formula="108*logheight/204"/>
            <draw:equation draw:name="f44" draw:formula="896*logwidth/1920"/>
            <draw:equation draw:name="f45" draw:formula="56*logheight/204"/>
            <draw:equation draw:name="f46" draw:formula="964*logwidth/1920"/>
            <draw:equation draw:name="f47" draw:formula="56*logheight/204"/>
            <draw:equation draw:name="f48" draw:formula="863*logwidth/1920"/>
            <draw:equation draw:name="f49" draw:formula="15*logheight/204"/>
            <draw:equation draw:name="f50" draw:formula="862*logwidth/1920"/>
            <draw:equation draw:name="f51" draw:formula="102*logheight/204"/>
            <draw:equation draw:name="f52" draw:formula="925*logwidth/1920"/>
            <draw:equation draw:name="f53" draw:formula="139*logheight/204"/>
            <draw:equation draw:name="f54" draw:formula="904*logwidth/1920"/>
            <draw:equation draw:name="f55" draw:formula="160*logheight/204"/>
            <draw:equation draw:name="f56" draw:formula="842*logwidth/1920"/>
            <draw:equation draw:name="f57" draw:formula="192*logheight/204"/>
            <draw:equation draw:name="f58" draw:formula="945*logwidth/1920"/>
            <draw:equation draw:name="f59" draw:formula="196*logheight/204"/>
            <draw:equation draw:name="f60" draw:formula="971*logwidth/1920"/>
            <draw:equation draw:name="f61" draw:formula="108*logheight/204"/>
            <draw:equation draw:name="f62" draw:formula="1152*logwidth/1920"/>
            <draw:equation draw:name="f63" draw:formula="56*logheight/204"/>
            <draw:equation draw:name="f64" draw:formula="1055*logwidth/1920"/>
            <draw:equation draw:name="f65" draw:formula="12*logheight/204"/>
            <draw:equation draw:name="f66" draw:formula="1034*logwidth/1920"/>
            <draw:equation draw:name="f67" draw:formula="178*logheight/204"/>
            <draw:equation draw:name="f68" draw:formula="1159*logwidth/1920"/>
            <draw:equation draw:name="f69" draw:formula="148*logheight/204"/>
            <draw:equation draw:name="f70" draw:formula="1065*logwidth/1920"/>
            <draw:equation draw:name="f71" draw:formula="103*logheight/204"/>
            <draw:equation draw:name="f72" draw:formula="1130*logwidth/1920"/>
            <draw:equation draw:name="f73" draw:formula="47*logheight/204"/>
            <draw:equation draw:name="f74" draw:formula="1319*logwidth/1920"/>
            <draw:equation draw:name="f75" draw:formula="3*logheight/204"/>
            <draw:equation draw:name="f76" draw:formula="1256*logwidth/1920"/>
            <draw:equation draw:name="f77" draw:formula="3*logheight/204"/>
            <draw:equation draw:name="f78" draw:formula="1256*logwidth/1920"/>
            <draw:equation draw:name="f79" draw:formula="201*logheight/204"/>
            <draw:equation draw:name="f80" draw:formula="1319*logwidth/1920"/>
            <draw:equation draw:name="f81" draw:formula="201*logheight/204"/>
            <draw:equation draw:name="f82" draw:formula="1537*logwidth/1920"/>
            <draw:equation draw:name="f83" draw:formula="3*logheight/204"/>
            <draw:equation draw:name="f84" draw:formula="1529*logwidth/1920"/>
            <draw:equation draw:name="f85" draw:formula="150*logheight/204"/>
            <draw:equation draw:name="f86" draw:formula="1474*logwidth/1920"/>
            <draw:equation draw:name="f87" draw:formula="119*logheight/204"/>
            <draw:equation draw:name="f88" draw:formula="1420*logwidth/1920"/>
            <draw:equation draw:name="f89" draw:formula="124*logheight/204"/>
            <draw:equation draw:name="f90" draw:formula="1568*logwidth/1920"/>
            <draw:equation draw:name="f91" draw:formula="183*logheight/204"/>
            <draw:equation draw:name="f92" draw:formula="1537*logwidth/1920"/>
            <draw:equation draw:name="f93" draw:formula="3*logheight/204"/>
            <draw:equation draw:name="f94" draw:formula="1768*logwidth/1920"/>
            <draw:equation draw:name="f95" draw:formula="158*logheight/204"/>
            <draw:equation draw:name="f96" draw:formula="1638*logwidth/1920"/>
            <draw:equation draw:name="f97" draw:formula="3*logheight/204"/>
            <draw:equation draw:name="f98" draw:formula="1920*logwidth/1920"/>
            <draw:equation draw:name="f99" draw:formula="158*logheight/204"/>
            <draw:equation draw:name="f100" draw:formula="1856*logwidth/1920"/>
            <draw:equation draw:name="f101" draw:formula="120*logheight/204"/>
            <draw:equation draw:name="f102" draw:formula="1856*logwidth/1920"/>
            <draw:equation draw:name="f103" draw:formula="77*logheight/204"/>
            <draw:equation draw:name="f104" draw:formula="1920*logwidth/1920"/>
            <draw:equation draw:name="f105" draw:formula="3*logheight/204"/>
            <draw:equation draw:name="f106" draw:formula="1920*logwidth/1920"/>
            <draw:equation draw:name="f107" draw:formula="201*logheight/204"/>
            <draw:equation draw:name="f108" draw:formula="logwidth"/>
            <draw:equation draw:name="f109" draw:formula="logheight"/>
          </draw:enhanced-geometry>
        </draw:custom-shape>
        <draw:custom-shape draw:name="Freeform 6" draw:style-name="Mgr6" draw:text-style-name="MP9" draw:layer="layout" svg:width="2.221cm" svg:height="0.265cm" svg:x="29.185cm" svg:y="18.273cm">
          <text:p><text:span text:style-name="MT5"/></text:p>
          <draw:enhanced-geometry draw:mirror-horizontal="false" draw:mirror-vertical="false" drawooo:sub-view-size="1665 199" draw:text-areas="0 0 ?f84 ?f85" svg:viewBox="0 0 0 0" draw:type="ooxml-non-primitive" draw:enhanced-path="M 138 199 L 138 199 178 56 179 56 C 178 78 178 91 177 97 177 102 177 107 177 112 L 177 199 227 199 227 0 155 0 114 141 113 141 72 0 0 0 0 199 48 199 48 113 C 48 99 47 80 45 56 L 46 56 87 199 138 199 Z M 329 0 L 329 0 275 0 275 199 329 199 329 0 Z M 464 44 L 464 44 513 44 513 0 362 0 362 44 411 44 411 199 464 199 464 44 Z M 640 44 L 640 44 689 44 689 0 538 0 538 44 587 44 587 199 640 199 640 44 Z M 994 0 L 994 0 942 0 920 100 C 915 125 912 143 910 153 909 145 907 133 904 117 901 101 898 88 896 76 L 879 0 829 0 811 76 C 809 86 806 99 803 115 800 131 798 143 797 153 795 140 791 122 786 100 L 765 0 713 0 762 199 826 199 C 837 147 844 117 846 110 847 103 849 95 850 86 852 77 853 70 854 64 855 71 856 80 858 91 860 102 862 109 862 112 L 881 199 945 199 994 0 Z M 1143 155 L 1143 155 1079 155 1079 118 1138 118 1138 75 1079 75 1079 43 1143 43 1143 0 1025 0 1025 199 1143 199 1143 155 Z M 1241 0 L 1241 0 1187 0 1187 199 1241 199 1241 0 Z M 1432 25 L 1432 25 C 1415 9 1390 0 1358 0 L 1290 0 1290 199 1354 199 C 1387 199 1413 190 1431 172 1449 154 1458 129 1458 96 1458 65 1450 41 1432 25 Z M 1391 141 L 1391 141 C 1384 150 1372 155 1355 155 L 1343 155 1343 44 1359 44 C 1374 44 1385 48 1392 57 1399 66 1403 79 1403 97 1403 117 1399 131 1391 141 Z M 1665 199 L 1665 199 1600 0 1528 0 1463 199 1522 199 1532 162 1597 162 1606 199 1665 199 Z M 1543 118 L 1543 118 C 1552 87 1557 66 1559 55 1562 45 1563 37 1564 32 1565 37 1567 46 1570 57 1573 69 1575 78 1577 85 L 1586 118 1543 118 Z N">
            <draw:equation draw:name="f0" draw:formula="178*logwidth/1665"/>
            <draw:equation draw:name="f1" draw:formula="56*logheight/199"/>
            <draw:equation draw:name="f2" draw:formula="177*logwidth/1665"/>
            <draw:equation draw:name="f3" draw:formula="112*logheight/199"/>
            <draw:equation draw:name="f4" draw:formula="227*logwidth/1665"/>
            <draw:equation draw:name="f5" draw:formula="0*logheight/199"/>
            <draw:equation draw:name="f6" draw:formula="113*logwidth/1665"/>
            <draw:equation draw:name="f7" draw:formula="141*logheight/199"/>
            <draw:equation draw:name="f8" draw:formula="0*logwidth/1665"/>
            <draw:equation draw:name="f9" draw:formula="199*logheight/199"/>
            <draw:equation draw:name="f10" draw:formula="45*logwidth/1665"/>
            <draw:equation draw:name="f11" draw:formula="56*logheight/199"/>
            <draw:equation draw:name="f12" draw:formula="138*logwidth/1665"/>
            <draw:equation draw:name="f13" draw:formula="199*logheight/199"/>
            <draw:equation draw:name="f14" draw:formula="275*logwidth/1665"/>
            <draw:equation draw:name="f15" draw:formula="0*logheight/199"/>
            <draw:equation draw:name="f16" draw:formula="329*logwidth/1665"/>
            <draw:equation draw:name="f17" draw:formula="0*logheight/199"/>
            <draw:equation draw:name="f18" draw:formula="513*logwidth/1665"/>
            <draw:equation draw:name="f19" draw:formula="44*logheight/199"/>
            <draw:equation draw:name="f20" draw:formula="362*logwidth/1665"/>
            <draw:equation draw:name="f21" draw:formula="44*logheight/199"/>
            <draw:equation draw:name="f22" draw:formula="464*logwidth/1665"/>
            <draw:equation draw:name="f23" draw:formula="199*logheight/199"/>
            <draw:equation draw:name="f24" draw:formula="640*logwidth/1665"/>
            <draw:equation draw:name="f25" draw:formula="44*logheight/199"/>
            <draw:equation draw:name="f26" draw:formula="538*logwidth/1665"/>
            <draw:equation draw:name="f27" draw:formula="0*logheight/199"/>
            <draw:equation draw:name="f28" draw:formula="587*logwidth/1665"/>
            <draw:equation draw:name="f29" draw:formula="199*logheight/199"/>
            <draw:equation draw:name="f30" draw:formula="994*logwidth/1665"/>
            <draw:equation draw:name="f31" draw:formula="0*logheight/199"/>
            <draw:equation draw:name="f32" draw:formula="920*logwidth/1665"/>
            <draw:equation draw:name="f33" draw:formula="100*logheight/199"/>
            <draw:equation draw:name="f34" draw:formula="896*logwidth/1665"/>
            <draw:equation draw:name="f35" draw:formula="76*logheight/199"/>
            <draw:equation draw:name="f36" draw:formula="811*logwidth/1665"/>
            <draw:equation draw:name="f37" draw:formula="76*logheight/199"/>
            <draw:equation draw:name="f38" draw:formula="786*logwidth/1665"/>
            <draw:equation draw:name="f39" draw:formula="100*logheight/199"/>
            <draw:equation draw:name="f40" draw:formula="762*logwidth/1665"/>
            <draw:equation draw:name="f41" draw:formula="199*logheight/199"/>
            <draw:equation draw:name="f42" draw:formula="850*logwidth/1665"/>
            <draw:equation draw:name="f43" draw:formula="86*logheight/199"/>
            <draw:equation draw:name="f44" draw:formula="862*logwidth/1665"/>
            <draw:equation draw:name="f45" draw:formula="112*logheight/199"/>
            <draw:equation draw:name="f46" draw:formula="994*logwidth/1665"/>
            <draw:equation draw:name="f47" draw:formula="0*logheight/199"/>
            <draw:equation draw:name="f48" draw:formula="1079*logwidth/1665"/>
            <draw:equation draw:name="f49" draw:formula="155*logheight/199"/>
            <draw:equation draw:name="f50" draw:formula="1138*logwidth/1665"/>
            <draw:equation draw:name="f51" draw:formula="75*logheight/199"/>
            <draw:equation draw:name="f52" draw:formula="1143*logwidth/1665"/>
            <draw:equation draw:name="f53" draw:formula="43*logheight/199"/>
            <draw:equation draw:name="f54" draw:formula="1025*logwidth/1665"/>
            <draw:equation draw:name="f55" draw:formula="199*logheight/199"/>
            <draw:equation draw:name="f56" draw:formula="1241*logwidth/1665"/>
            <draw:equation draw:name="f57" draw:formula="0*logheight/199"/>
            <draw:equation draw:name="f58" draw:formula="1187*logwidth/1665"/>
            <draw:equation draw:name="f59" draw:formula="199*logheight/199"/>
            <draw:equation draw:name="f60" draw:formula="1432*logwidth/1665"/>
            <draw:equation draw:name="f61" draw:formula="25*logheight/199"/>
            <draw:equation draw:name="f62" draw:formula="1290*logwidth/1665"/>
            <draw:equation draw:name="f63" draw:formula="0*logheight/199"/>
            <draw:equation draw:name="f64" draw:formula="1431*logwidth/1665"/>
            <draw:equation draw:name="f65" draw:formula="172*logheight/199"/>
            <draw:equation draw:name="f66" draw:formula="1391*logwidth/1665"/>
            <draw:equation draw:name="f67" draw:formula="141*logheight/199"/>
            <draw:equation draw:name="f68" draw:formula="1343*logwidth/1665"/>
            <draw:equation draw:name="f69" draw:formula="155*logheight/199"/>
            <draw:equation draw:name="f70" draw:formula="1392*logwidth/1665"/>
            <draw:equation draw:name="f71" draw:formula="57*logheight/199"/>
            <draw:equation draw:name="f72" draw:formula="1665*logwidth/1665"/>
            <draw:equation draw:name="f73" draw:formula="199*logheight/199"/>
            <draw:equation draw:name="f74" draw:formula="1528*logwidth/1665"/>
            <draw:equation draw:name="f75" draw:formula="0*logheight/199"/>
            <draw:equation draw:name="f76" draw:formula="1532*logwidth/1665"/>
            <draw:equation draw:name="f77" draw:formula="162*logheight/199"/>
            <draw:equation draw:name="f78" draw:formula="1665*logwidth/1665"/>
            <draw:equation draw:name="f79" draw:formula="199*logheight/199"/>
            <draw:equation draw:name="f80" draw:formula="1559*logwidth/1665"/>
            <draw:equation draw:name="f81" draw:formula="55*logheight/199"/>
            <draw:equation draw:name="f82" draw:formula="1577*logwidth/1665"/>
            <draw:equation draw:name="f83" draw:formula="85*logheight/199"/>
            <draw:equation draw:name="f84" draw:formula="logwidth"/>
            <draw:equation draw:name="f85" draw:formula="logheight"/>
          </draw:enhanced-geometry>
        </draw:custom-shape>
        <draw:custom-shape draw:name="Freeform 7" draw:style-name="Mgr6" draw:text-style-name="MP9" draw:layer="layout" svg:width="0.251cm" svg:height="0.315cm" svg:x="28.025cm" svg:y="18.229cm">
          <text:p><text:span text:style-name="MT5"/></text:p>
          <draw:enhanced-geometry draw:mirror-horizontal="false" draw:mirror-vertical="false" drawooo:sub-view-size="189 238" draw:text-areas="0 0 ?f24 ?f25" svg:viewBox="0 0 0 0" draw:type="ooxml-non-primitive" draw:enhanced-path="M 183 1 L 183 1 C 160 10 129 18 95 18 60 18 29 10 6 1 3 0 0 3 0 6 L 0 212 C 0 214 1 216 3 217 21 225 55 238 95 238 134 238 168 225 186 216 188 216 189 214 189 212 L 189 6 C 189 3 186 0 183 1 Z N">
            <draw:equation draw:name="f0" draw:formula="183*logwidth/189"/>
            <draw:equation draw:name="f1" draw:formula="1*logheight/238"/>
            <draw:equation draw:name="f2" draw:formula="183*logwidth/189"/>
            <draw:equation draw:name="f3" draw:formula="1*logheight/238"/>
            <draw:equation draw:name="f4" draw:formula="95*logwidth/189"/>
            <draw:equation draw:name="f5" draw:formula="18*logheight/238"/>
            <draw:equation draw:name="f6" draw:formula="6*logwidth/189"/>
            <draw:equation draw:name="f7" draw:formula="1*logheight/238"/>
            <draw:equation draw:name="f8" draw:formula="0*logwidth/189"/>
            <draw:equation draw:name="f9" draw:formula="6*logheight/238"/>
            <draw:equation draw:name="f10" draw:formula="0*logwidth/189"/>
            <draw:equation draw:name="f11" draw:formula="212*logheight/238"/>
            <draw:equation draw:name="f12" draw:formula="3*logwidth/189"/>
            <draw:equation draw:name="f13" draw:formula="217*logheight/238"/>
            <draw:equation draw:name="f14" draw:formula="95*logwidth/189"/>
            <draw:equation draw:name="f15" draw:formula="238*logheight/238"/>
            <draw:equation draw:name="f16" draw:formula="186*logwidth/189"/>
            <draw:equation draw:name="f17" draw:formula="216*logheight/238"/>
            <draw:equation draw:name="f18" draw:formula="189*logwidth/189"/>
            <draw:equation draw:name="f19" draw:formula="212*logheight/238"/>
            <draw:equation draw:name="f20" draw:formula="189*logwidth/189"/>
            <draw:equation draw:name="f21" draw:formula="6*logheight/238"/>
            <draw:equation draw:name="f22" draw:formula="183*logwidth/189"/>
            <draw:equation draw:name="f23" draw:formula="1*logheight/238"/>
            <draw:equation draw:name="f24" draw:formula="logwidth"/>
            <draw:equation draw:name="f25" draw:formula="logheight"/>
          </draw:enhanced-geometry>
        </draw:custom-shape>
        <draw:custom-shape draw:name="Freeform 8" draw:style-name="Mgr6" draw:text-style-name="MP9" draw:layer="layout" svg:width="0.251cm" svg:height="0.318cm" svg:x="28.632cm" svg:y="18.229cm">
          <text:p><text:span text:style-name="MT5"/></text:p>
          <draw:enhanced-geometry draw:mirror-horizontal="false" draw:mirror-vertical="false" drawooo:sub-view-size="189 238" draw:text-areas="0 0 ?f24 ?f25" svg:viewBox="0 0 0 0" draw:type="ooxml-non-primitive" draw:enhanced-path="M 5 237 L 5 237 C 29 228 60 220 94 220 129 220 159 228 183 237 186 238 189 235 189 232 L 189 26 C 189 24 188 22 186 22 167 13 134 0 94 0 55 0 21 13 2 22 1 22 0 24 0 26 L 0 232 C 0 235 2 238 5 237 Z N">
            <draw:equation draw:name="f0" draw:formula="5*logwidth/189"/>
            <draw:equation draw:name="f1" draw:formula="237*logheight/238"/>
            <draw:equation draw:name="f2" draw:formula="5*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5*logwidth/189"/>
            <draw:equation draw:name="f23" draw:formula="237*logheight/238"/>
            <draw:equation draw:name="f24" draw:formula="logwidth"/>
            <draw:equation draw:name="f25" draw:formula="logheight"/>
          </draw:enhanced-geometry>
        </draw:custom-shape>
        <draw:custom-shape draw:name="Freeform 9" draw:style-name="Mgr6" draw:text-style-name="MP9" draw:layer="layout" svg:width="0.251cm" svg:height="0.318cm" svg:x="28.329cm" svg:y="18.229cm">
          <text:p><text:span text:style-name="MT5"/></text:p>
          <draw:enhanced-geometry draw:mirror-horizontal="false" draw:mirror-vertical="false" drawooo:sub-view-size="189 238" draw:text-areas="0 0 ?f24 ?f25" svg:viewBox="0 0 0 0" draw:type="ooxml-non-primitive" draw:enhanced-path="M 6 237 L 6 237 C 29 228 60 220 94 220 129 220 160 228 183 237 186 238 189 235 189 232 L 189 26 C 189 24 188 22 186 22 168 13 134 0 94 0 55 0 21 13 2 22 1 22 0 24 0 26 L 0 232 C 0 235 3 238 6 237 Z N">
            <draw:equation draw:name="f0" draw:formula="6*logwidth/189"/>
            <draw:equation draw:name="f1" draw:formula="237*logheight/238"/>
            <draw:equation draw:name="f2" draw:formula="6*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6*logwidth/189"/>
            <draw:equation draw:name="f23" draw:formula="237*logheight/238"/>
            <draw:equation draw:name="f24" draw:formula="logwidth"/>
            <draw:equation draw:name="f25" draw:formula="logheight"/>
          </draw:enhanced-geometry>
        </draw:custom-shape>
        <draw:custom-shape draw:name="Freeform 10" draw:style-name="Mgr6" draw:text-style-name="MP9" draw:layer="layout" svg:width="0.251cm" svg:height="0.315cm" svg:x="28.025cm" svg:y="17.88cm">
          <text:p><text:span text:style-name="MT5"/></text:p>
          <draw:enhanced-geometry draw:mirror-horizontal="false" draw:mirror-vertical="false" drawooo:sub-view-size="189 238" draw:text-areas="0 0 ?f24 ?f25" svg:viewBox="0 0 0 0" draw:type="ooxml-non-primitive" draw:enhanced-path="M 183 1 L 183 1 C 160 10 129 18 95 18 60 18 29 10 6 1 3 0 0 3 0 6 L 0 212 C 0 214 1 216 3 217 21 225 55 238 95 238 134 238 168 225 186 216 188 216 189 214 189 212 L 189 6 C 189 3 186 0 183 1 Z N">
            <draw:equation draw:name="f0" draw:formula="183*logwidth/189"/>
            <draw:equation draw:name="f1" draw:formula="1*logheight/238"/>
            <draw:equation draw:name="f2" draw:formula="183*logwidth/189"/>
            <draw:equation draw:name="f3" draw:formula="1*logheight/238"/>
            <draw:equation draw:name="f4" draw:formula="95*logwidth/189"/>
            <draw:equation draw:name="f5" draw:formula="18*logheight/238"/>
            <draw:equation draw:name="f6" draw:formula="6*logwidth/189"/>
            <draw:equation draw:name="f7" draw:formula="1*logheight/238"/>
            <draw:equation draw:name="f8" draw:formula="0*logwidth/189"/>
            <draw:equation draw:name="f9" draw:formula="6*logheight/238"/>
            <draw:equation draw:name="f10" draw:formula="0*logwidth/189"/>
            <draw:equation draw:name="f11" draw:formula="212*logheight/238"/>
            <draw:equation draw:name="f12" draw:formula="3*logwidth/189"/>
            <draw:equation draw:name="f13" draw:formula="217*logheight/238"/>
            <draw:equation draw:name="f14" draw:formula="95*logwidth/189"/>
            <draw:equation draw:name="f15" draw:formula="238*logheight/238"/>
            <draw:equation draw:name="f16" draw:formula="186*logwidth/189"/>
            <draw:equation draw:name="f17" draw:formula="216*logheight/238"/>
            <draw:equation draw:name="f18" draw:formula="189*logwidth/189"/>
            <draw:equation draw:name="f19" draw:formula="212*logheight/238"/>
            <draw:equation draw:name="f20" draw:formula="189*logwidth/189"/>
            <draw:equation draw:name="f21" draw:formula="6*logheight/238"/>
            <draw:equation draw:name="f22" draw:formula="183*logwidth/189"/>
            <draw:equation draw:name="f23" draw:formula="1*logheight/238"/>
            <draw:equation draw:name="f24" draw:formula="logwidth"/>
            <draw:equation draw:name="f25" draw:formula="logheight"/>
          </draw:enhanced-geometry>
        </draw:custom-shape>
        <draw:custom-shape draw:name="Freeform 11" draw:style-name="Mgr6" draw:text-style-name="MP9" draw:layer="layout" svg:width="0.251cm" svg:height="0.315cm" svg:x="28.632cm" svg:y="17.882cm">
          <text:p><text:span text:style-name="MT5"/></text:p>
          <draw:enhanced-geometry draw:mirror-horizontal="false" draw:mirror-vertical="false" drawooo:sub-view-size="189 238" draw:text-areas="0 0 ?f24 ?f25" svg:viewBox="0 0 0 0" draw:type="ooxml-non-primitive" draw:enhanced-path="M 5 237 L 5 237 C 29 228 60 220 94 220 129 220 159 228 183 237 186 238 189 235 189 232 L 189 26 C 189 24 188 22 186 22 167 13 134 0 94 0 55 0 21 13 2 22 1 22 0 24 0 26 L 0 232 C 0 235 2 238 5 237 Z N">
            <draw:equation draw:name="f0" draw:formula="5*logwidth/189"/>
            <draw:equation draw:name="f1" draw:formula="237*logheight/238"/>
            <draw:equation draw:name="f2" draw:formula="5*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5*logwidth/189"/>
            <draw:equation draw:name="f23" draw:formula="237*logheight/238"/>
            <draw:equation draw:name="f24" draw:formula="logwidth"/>
            <draw:equation draw:name="f25" draw:formula="logheight"/>
          </draw:enhanced-geometry>
        </draw:custom-shape>
        <draw:custom-shape draw:name="Freeform 12" draw:style-name="Mgr6" draw:text-style-name="MP9" draw:layer="layout" svg:width="0.251cm" svg:height="0.585cm" svg:x="28.329cm" svg:y="17.612cm">
          <text:p><text:span text:style-name="MT5"/></text:p>
          <draw:enhanced-geometry draw:mirror-horizontal="false" draw:mirror-vertical="false" drawooo:sub-view-size="189 440" draw:text-areas="0 0 ?f24 ?f25" svg:viewBox="0 0 0 0" draw:type="ooxml-non-primitive" draw:enhanced-path="M 6 439 L 6 439 C 29 430 60 422 94 422 129 422 160 430 183 439 186 440 189 437 189 434 L 189 26 C 189 24 188 23 186 22 168 13 134 0 94 0 55 0 21 13 2 22 1 23 0 25 0 26 L 0 434 C 0 437 3 440 6 439 Z N">
            <draw:equation draw:name="f0" draw:formula="6*logwidth/189"/>
            <draw:equation draw:name="f1" draw:formula="439*logheight/440"/>
            <draw:equation draw:name="f2" draw:formula="6*logwidth/189"/>
            <draw:equation draw:name="f3" draw:formula="439*logheight/440"/>
            <draw:equation draw:name="f4" draw:formula="94*logwidth/189"/>
            <draw:equation draw:name="f5" draw:formula="422*logheight/440"/>
            <draw:equation draw:name="f6" draw:formula="183*logwidth/189"/>
            <draw:equation draw:name="f7" draw:formula="439*logheight/440"/>
            <draw:equation draw:name="f8" draw:formula="189*logwidth/189"/>
            <draw:equation draw:name="f9" draw:formula="434*logheight/440"/>
            <draw:equation draw:name="f10" draw:formula="189*logwidth/189"/>
            <draw:equation draw:name="f11" draw:formula="26*logheight/440"/>
            <draw:equation draw:name="f12" draw:formula="186*logwidth/189"/>
            <draw:equation draw:name="f13" draw:formula="22*logheight/440"/>
            <draw:equation draw:name="f14" draw:formula="94*logwidth/189"/>
            <draw:equation draw:name="f15" draw:formula="0*logheight/440"/>
            <draw:equation draw:name="f16" draw:formula="2*logwidth/189"/>
            <draw:equation draw:name="f17" draw:formula="22*logheight/440"/>
            <draw:equation draw:name="f18" draw:formula="0*logwidth/189"/>
            <draw:equation draw:name="f19" draw:formula="26*logheight/440"/>
            <draw:equation draw:name="f20" draw:formula="0*logwidth/189"/>
            <draw:equation draw:name="f21" draw:formula="434*logheight/440"/>
            <draw:equation draw:name="f22" draw:formula="6*logwidth/189"/>
            <draw:equation draw:name="f23" draw:formula="439*logheight/440"/>
            <draw:equation draw:name="f24" draw:formula="logwidth"/>
            <draw:equation draw:name="f25" draw:formula="logheight"/>
          </draw:enhanced-geometry>
        </draw:custom-shape>
      </draw:g>
      <draw:frame draw:name="Titel 1" presentation:style-name="Mpr22" draw:text-style-name="MP27" draw:layer="backgroundobjects" svg:width="29.599cm" svg:height="3.476cm" svg:x="2.13cm" svg:y="0.346cm" presentation:class="title" presentation:user-transformed="true">
        <draw:text-box>
          <text:p text:style-name="MP26"><text:span text:style-name="MT16">Titel Headline max. zweizeilig</text:span></text:p>
        </draw:text-box>
      </draw:frame>
      <draw:frame draw:name="Inhaltsplatzhalter 2" presentation:style-name="Mpr23" draw:text-style-name="MP32" draw:layer="backgroundobjects" svg:width="29.599cm" svg:height="13.352cm" svg:x="2.13cm" svg:y="3.871cm" presentation:class="outline" presentation:user-transformed="true">
        <draw:text-box>
          <text:p text:style-name="MP35"><text:span text:style-name="MT10">Textmasterformate bearbeiten</text:span></text:p>
          <text:list text:style-name="ML15">
            <text:list-item>
              <text:list>
                <text:list-item>
                  <text:p text:style-name="MP36"><text:span text:style-name="MT17">Zweite Ebene</text:span></text:p>
                </text:list-item>
              </text:list>
            </text:list-item>
          </text:list>
          <text:list text:style-name="ML16">
            <text:list-item>
              <text:list>
                <text:list-item>
                  <text:list>
                    <text:list-item>
                      <text:p text:style-name="MP36"><text:span text:style-name="MT18">Dritte Ebene</text:span></text:p>
                    </text:list-item>
                  </text:list>
                </text:list-item>
              </text:list>
            </text:list-item>
          </text:list>
          <text:list text:style-name="ML17">
            <text:list-item>
              <text:list>
                <text:list-item>
                  <text:list>
                    <text:list-item>
                      <text:list>
                        <text:list-item>
                          <text:p text:style-name="MP37"><text:span text:style-name="MT19">Vierte Ebene</text:span></text:p>
                        </text:list-item>
                      </text:list>
                    </text:list-item>
                  </text:list>
                </text:list-item>
              </text:list>
            </text:list-item>
          </text:list>
          <text:list text:style-name="ML18">
            <text:list-item>
              <text:list>
                <text:list-item>
                  <text:list>
                    <text:list-item>
                      <text:list>
                        <text:list-item>
                          <text:list>
                            <text:list-item>
                              <text:p text:style-name="MP37"><text:span text:style-name="MT20">Fünfte Ebene</text:span></text:p>
                            </text:list-item>
                          </text:list>
                        </text:list-item>
                      </text:list>
                    </text:list-item>
                  </text:list>
                </text:list-item>
              </text:list>
            </text:list-item>
          </text:list>
        </draw:text-box>
      </draw:frame>
      <presentation:notes style:page-layout-name="PM2">
        <draw:page-thumbnail presentation:style-name="_34__5f_Titel_20_und_20_Inhalt-1-title" draw:layer="backgroundobjects" svg:width="16.932cm" svg:height="9.524cm" svg:x="1.058cm" svg:y="1.93cm" presentation:class="page"/>
        <draw:frame presentation:style-name="_34__5f_Titel_20_und_20_Inhalt-1-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presentation:header/></text:p>
          </draw:text-box>
        </draw:frame>
        <draw:frame presentation:style-name="Mpr24" draw:text-style-name="MP4" draw:layer="backgroundobjects" svg:width="8.266cm" svg:height="1.269cm" svg:x="10.783cm" svg:y="0cm" presentation:class="date-time">
          <draw:text-box>
            <text:p text:style-name="MP3"><presentation:date-time/></text:p>
          </draw:text-box>
        </draw:frame>
        <draw:frame presentation:style-name="Mpr25" draw:text-style-name="MP2" draw:layer="backgroundobjects" svg:width="8.266cm" svg:height="1.269cm" svg:x="0cm" svg:y="24.13cm" presentation:class="footer">
          <draw:text-box>
            <text:p text:style-name="MP1"><presentation:footer/></text:p>
          </draw:text-box>
        </draw:frame>
        <draw:frame presentation:style-name="Mpr25" draw:text-style-name="MP4" draw:layer="backgroundobjects" svg:width="8.266cm" svg:height="1.269cm" svg:x="10.783cm" svg:y="24.13cm" presentation:class="page-number">
          <draw:text-box>
            <text:p text:style-name="MP3"><text:page-number>&lt;Foliennummer&gt;</text:page-number></text:p>
          </draw:text-box>
        </draw:frame>
      </presentation:notes>
    </style:master-page>
    <style:master-page style:name="_34__5f_Titel_20_und_20_Inhalt-2" style:display-name="4_Titel und Inhalt-2" style:page-layout-name="PM1" draw:style-name="Mdp1">
      <draw:custom-shape draw:name="Textfeld 24" draw:style-name="Mgr3" draw:text-style-name="MP6" draw:layer="backgroundobjects" svg:width="6.694cm" svg:height="0.843cm" svg:x="20.971cm" svg:y="17.826cm">
        <text:p text:style-name="MP5"><text:span text:style-name="MT1">Angabe der Struktureinheit 2. Ebene: </text:span><text:span text:style-name="MT1"><text:line-break/></text:span><text:span text:style-name="MT1">Fakultät | Institut | Einricht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28" draw:style-name="Mgr4" draw:text-style-name="MP7" draw:layer="backgroundobjects" svg:x1="27.737cm" svg:y1="17.638cm" svg:x2="27.738cm" svg:y2="18.538cm">
        <text:p/>
      </draw:line>
      <draw:custom-shape draw:name="Textfeld 29" draw:style-name="Mgr5" draw:text-style-name="MP6" draw:layer="backgroundobjects" svg:width="17.668cm" svg:height="0.845cm" svg:x="3.43cm" svg:y="17.767cm">
        <text:p text:style-name="MP8"><text:span text:style-name="MT2">Titel/Kapitel | Redner oder Autor, Akad. Grad</text:span></text:p>
        <text:p text:style-name="MP8"><text:span text:style-name="MT3">(C) </text:span><text:span text:style-name="MT3"><text:date style:data-style-name="D4" text:date-value="2022-06-30">30.06.2022</text:date></text:span><text:span text:style-name="MT3"><text:s/>Hochschule Mittweid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Mgr5" draw:text-style-name="MP6" draw:layer="backgroundobjects" svg:width="1.201cm" svg:height="0.593cm" svg:x="2.13cm" svg:y="17.739cm">
        <text:p text:style-name="MP8"><text:span text:style-name="MT4"><text:page-number>&lt;Folien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Mgr6" draw:text-style-name="MP9" draw:layer="layout" svg:width="2.561cm" svg:height="0.271cm" svg:x="29.185cm" svg:y="17.928cm">
          <text:p><text:span text:style-name="MT5"/></text:p>
          <draw:enhanced-geometry draw:mirror-horizontal="false" draw:mirror-vertical="false" drawooo:sub-view-size="1920 204" draw:text-areas="0 0 ?f108 ?f109" svg:viewBox="0 0 0 0" draw:type="ooxml-non-primitive" draw:enhanced-path="M 171 3 L 171 3 117 3 117 76 54 76 54 3 0 3 0 201 54 201 54 120 117 120 117 201 171 201 171 3 Z M 380 26 L 380 26 C 364 8 340 0 308 0 277 0 252 8 236 26 219 43 211 68 211 102 211 135 219 160 236 178 253 195 277 204 308 204 339 204 363 195 380 178 396 161 404 135 404 102 404 68 396 43 380 26 Z M 308 44 L 308 44 C 321 44 331 48 338 58 345 67 348 82 348 102 348 122 345 136 338 145 331 155 321 159 308 159 281 159 268 140 268 102 268 63 281 44 308 44 Z M 557 47 L 557 47 C 564 50 571 53 579 56 L 595 14 C 576 5 555 0 534 0 514 0 497 4 482 12 468 21 457 33 449 48 441 64 437 82 437 103 437 135 445 161 461 178 477 195 500 204 530 204 551 204 570 200 587 193 L 587 148 C 578 151 570 154 562 157 553 159 545 160 536 160 507 160 493 141 493 103 493 85 496 70 503 60 510 49 520 44 533 44 542 44 549 45 557 47 Z M 800 3 L 800 3 746 3 746 76 684 76 684 3 630 3 630 201 684 201 684 120 746 120 746 201 800 201 800 3 Z M 971 108 L 971 108 C 964 99 952 91 935 83 917 75 906 69 902 66 898 63 896 60 896 56 896 52 898 49 901 47 904 44 909 43 916 43 930 43 946 47 964 56 L 981 14 C 960 5 939 0 918 0 895 0 876 5 863 15 850 25 843 40 843 58 843 68 845 76 848 83 851 91 856 97 862 102 869 108 878 114 891 120 906 126 915 130 918 132 921 134 924 137 925 139 927 141 927 143 927 146 927 150 925 154 922 156 918 159 912 160 904 160 895 160 885 159 874 156 863 153 852 149 842 144 L 842 192 C 851 196 861 199 870 201 879 203 890 204 903 204 919 204 933 201 945 196 956 191 965 183 972 174 978 164 981 153 981 141 981 128 978 117 971 108 Z M 1130 47 L 1130 47 C 1137 50 1144 53 1152 56 L 1168 14 C 1148 5 1128 0 1106 0 1087 0 1070 4 1055 12 1041 21 1030 33 1022 48 1014 64 1010 82 1010 103 1010 135 1018 161 1034 178 1050 195 1073 204 1103 204 1124 204 1143 200 1159 193 L 1159 148 C 1151 151 1143 154 1134 157 1126 159 1118 160 1109 160 1080 160 1065 141 1065 103 1065 85 1069 70 1076 60 1083 49 1093 44 1106 44 1114 44 1122 45 1130 47 Z M 1373 3 L 1373 3 1319 3 1319 76 1256 76 1256 3 1202 3 1202 201 1256 201 1256 120 1319 120 1319 201 1373 201 1373 3 Z M 1537 3 L 1537 3 1537 119 C 1537 133 1534 144 1529 150 1524 156 1516 159 1505 159 1495 159 1487 156 1482 150 1477 144 1474 133 1474 119 L 1474 3 1420 3 1420 124 C 1420 150 1428 169 1442 183 1457 197 1477 204 1505 204 1532 204 1553 197 1568 183 1583 168 1590 148 1590 122 L 1590 3 1537 3 Z M 1768 201 L 1768 201 1768 158 1692 158 1692 3 1638 3 1638 201 1768 201 Z M 1920 158 L 1920 158 1856 158 1856 120 1916 120 1916 77 1856 77 1856 46 1920 46 1920 3 1802 3 1802 201 1920 201 1920 158 Z N">
            <draw:equation draw:name="f0" draw:formula="117*logwidth/1920"/>
            <draw:equation draw:name="f1" draw:formula="3*logheight/204"/>
            <draw:equation draw:name="f2" draw:formula="54*logwidth/1920"/>
            <draw:equation draw:name="f3" draw:formula="3*logheight/204"/>
            <draw:equation draw:name="f4" draw:formula="54*logwidth/1920"/>
            <draw:equation draw:name="f5" draw:formula="201*logheight/204"/>
            <draw:equation draw:name="f6" draw:formula="117*logwidth/1920"/>
            <draw:equation draw:name="f7" draw:formula="201*logheight/204"/>
            <draw:equation draw:name="f8" draw:formula="380*logwidth/1920"/>
            <draw:equation draw:name="f9" draw:formula="26*logheight/204"/>
            <draw:equation draw:name="f10" draw:formula="236*logwidth/1920"/>
            <draw:equation draw:name="f11" draw:formula="26*logheight/204"/>
            <draw:equation draw:name="f12" draw:formula="308*logwidth/1920"/>
            <draw:equation draw:name="f13" draw:formula="204*logheight/204"/>
            <draw:equation draw:name="f14" draw:formula="380*logwidth/1920"/>
            <draw:equation draw:name="f15" draw:formula="26*logheight/204"/>
            <draw:equation draw:name="f16" draw:formula="338*logwidth/1920"/>
            <draw:equation draw:name="f17" draw:formula="58*logheight/204"/>
            <draw:equation draw:name="f18" draw:formula="308*logwidth/1920"/>
            <draw:equation draw:name="f19" draw:formula="159*logheight/204"/>
            <draw:equation draw:name="f20" draw:formula="557*logwidth/1920"/>
            <draw:equation draw:name="f21" draw:formula="47*logheight/204"/>
            <draw:equation draw:name="f22" draw:formula="595*logwidth/1920"/>
            <draw:equation draw:name="f23" draw:formula="14*logheight/204"/>
            <draw:equation draw:name="f24" draw:formula="449*logwidth/1920"/>
            <draw:equation draw:name="f25" draw:formula="48*logheight/204"/>
            <draw:equation draw:name="f26" draw:formula="530*logwidth/1920"/>
            <draw:equation draw:name="f27" draw:formula="204*logheight/204"/>
            <draw:equation draw:name="f28" draw:formula="562*logwidth/1920"/>
            <draw:equation draw:name="f29" draw:formula="157*logheight/204"/>
            <draw:equation draw:name="f30" draw:formula="503*logwidth/1920"/>
            <draw:equation draw:name="f31" draw:formula="60*logheight/204"/>
            <draw:equation draw:name="f32" draw:formula="800*logwidth/1920"/>
            <draw:equation draw:name="f33" draw:formula="3*logheight/204"/>
            <draw:equation draw:name="f34" draw:formula="746*logwidth/1920"/>
            <draw:equation draw:name="f35" draw:formula="76*logheight/204"/>
            <draw:equation draw:name="f36" draw:formula="630*logwidth/1920"/>
            <draw:equation draw:name="f37" draw:formula="3*logheight/204"/>
            <draw:equation draw:name="f38" draw:formula="684*logwidth/1920"/>
            <draw:equation draw:name="f39" draw:formula="120*logheight/204"/>
            <draw:equation draw:name="f40" draw:formula="800*logwidth/1920"/>
            <draw:equation draw:name="f41" draw:formula="201*logheight/204"/>
            <draw:equation draw:name="f42" draw:formula="971*logwidth/1920"/>
            <draw:equation draw:name="f43" draw:formula="108*logheight/204"/>
            <draw:equation draw:name="f44" draw:formula="896*logwidth/1920"/>
            <draw:equation draw:name="f45" draw:formula="56*logheight/204"/>
            <draw:equation draw:name="f46" draw:formula="964*logwidth/1920"/>
            <draw:equation draw:name="f47" draw:formula="56*logheight/204"/>
            <draw:equation draw:name="f48" draw:formula="863*logwidth/1920"/>
            <draw:equation draw:name="f49" draw:formula="15*logheight/204"/>
            <draw:equation draw:name="f50" draw:formula="862*logwidth/1920"/>
            <draw:equation draw:name="f51" draw:formula="102*logheight/204"/>
            <draw:equation draw:name="f52" draw:formula="925*logwidth/1920"/>
            <draw:equation draw:name="f53" draw:formula="139*logheight/204"/>
            <draw:equation draw:name="f54" draw:formula="904*logwidth/1920"/>
            <draw:equation draw:name="f55" draw:formula="160*logheight/204"/>
            <draw:equation draw:name="f56" draw:formula="842*logwidth/1920"/>
            <draw:equation draw:name="f57" draw:formula="192*logheight/204"/>
            <draw:equation draw:name="f58" draw:formula="945*logwidth/1920"/>
            <draw:equation draw:name="f59" draw:formula="196*logheight/204"/>
            <draw:equation draw:name="f60" draw:formula="971*logwidth/1920"/>
            <draw:equation draw:name="f61" draw:formula="108*logheight/204"/>
            <draw:equation draw:name="f62" draw:formula="1152*logwidth/1920"/>
            <draw:equation draw:name="f63" draw:formula="56*logheight/204"/>
            <draw:equation draw:name="f64" draw:formula="1055*logwidth/1920"/>
            <draw:equation draw:name="f65" draw:formula="12*logheight/204"/>
            <draw:equation draw:name="f66" draw:formula="1034*logwidth/1920"/>
            <draw:equation draw:name="f67" draw:formula="178*logheight/204"/>
            <draw:equation draw:name="f68" draw:formula="1159*logwidth/1920"/>
            <draw:equation draw:name="f69" draw:formula="148*logheight/204"/>
            <draw:equation draw:name="f70" draw:formula="1065*logwidth/1920"/>
            <draw:equation draw:name="f71" draw:formula="103*logheight/204"/>
            <draw:equation draw:name="f72" draw:formula="1130*logwidth/1920"/>
            <draw:equation draw:name="f73" draw:formula="47*logheight/204"/>
            <draw:equation draw:name="f74" draw:formula="1319*logwidth/1920"/>
            <draw:equation draw:name="f75" draw:formula="3*logheight/204"/>
            <draw:equation draw:name="f76" draw:formula="1256*logwidth/1920"/>
            <draw:equation draw:name="f77" draw:formula="3*logheight/204"/>
            <draw:equation draw:name="f78" draw:formula="1256*logwidth/1920"/>
            <draw:equation draw:name="f79" draw:formula="201*logheight/204"/>
            <draw:equation draw:name="f80" draw:formula="1319*logwidth/1920"/>
            <draw:equation draw:name="f81" draw:formula="201*logheight/204"/>
            <draw:equation draw:name="f82" draw:formula="1537*logwidth/1920"/>
            <draw:equation draw:name="f83" draw:formula="3*logheight/204"/>
            <draw:equation draw:name="f84" draw:formula="1529*logwidth/1920"/>
            <draw:equation draw:name="f85" draw:formula="150*logheight/204"/>
            <draw:equation draw:name="f86" draw:formula="1474*logwidth/1920"/>
            <draw:equation draw:name="f87" draw:formula="119*logheight/204"/>
            <draw:equation draw:name="f88" draw:formula="1420*logwidth/1920"/>
            <draw:equation draw:name="f89" draw:formula="124*logheight/204"/>
            <draw:equation draw:name="f90" draw:formula="1568*logwidth/1920"/>
            <draw:equation draw:name="f91" draw:formula="183*logheight/204"/>
            <draw:equation draw:name="f92" draw:formula="1537*logwidth/1920"/>
            <draw:equation draw:name="f93" draw:formula="3*logheight/204"/>
            <draw:equation draw:name="f94" draw:formula="1768*logwidth/1920"/>
            <draw:equation draw:name="f95" draw:formula="158*logheight/204"/>
            <draw:equation draw:name="f96" draw:formula="1638*logwidth/1920"/>
            <draw:equation draw:name="f97" draw:formula="3*logheight/204"/>
            <draw:equation draw:name="f98" draw:formula="1920*logwidth/1920"/>
            <draw:equation draw:name="f99" draw:formula="158*logheight/204"/>
            <draw:equation draw:name="f100" draw:formula="1856*logwidth/1920"/>
            <draw:equation draw:name="f101" draw:formula="120*logheight/204"/>
            <draw:equation draw:name="f102" draw:formula="1856*logwidth/1920"/>
            <draw:equation draw:name="f103" draw:formula="77*logheight/204"/>
            <draw:equation draw:name="f104" draw:formula="1920*logwidth/1920"/>
            <draw:equation draw:name="f105" draw:formula="3*logheight/204"/>
            <draw:equation draw:name="f106" draw:formula="1920*logwidth/1920"/>
            <draw:equation draw:name="f107" draw:formula="201*logheight/204"/>
            <draw:equation draw:name="f108" draw:formula="logwidth"/>
            <draw:equation draw:name="f109" draw:formula="logheight"/>
          </draw:enhanced-geometry>
        </draw:custom-shape>
        <draw:custom-shape draw:name="Freeform 6" draw:style-name="Mgr6" draw:text-style-name="MP9" draw:layer="layout" svg:width="2.221cm" svg:height="0.265cm" svg:x="29.185cm" svg:y="18.273cm">
          <text:p><text:span text:style-name="MT5"/></text:p>
          <draw:enhanced-geometry draw:mirror-horizontal="false" draw:mirror-vertical="false" drawooo:sub-view-size="1665 199" draw:text-areas="0 0 ?f84 ?f85" svg:viewBox="0 0 0 0" draw:type="ooxml-non-primitive" draw:enhanced-path="M 138 199 L 138 199 178 56 179 56 C 178 78 178 91 177 97 177 102 177 107 177 112 L 177 199 227 199 227 0 155 0 114 141 113 141 72 0 0 0 0 199 48 199 48 113 C 48 99 47 80 45 56 L 46 56 87 199 138 199 Z M 329 0 L 329 0 275 0 275 199 329 199 329 0 Z M 464 44 L 464 44 513 44 513 0 362 0 362 44 411 44 411 199 464 199 464 44 Z M 640 44 L 640 44 689 44 689 0 538 0 538 44 587 44 587 199 640 199 640 44 Z M 994 0 L 994 0 942 0 920 100 C 915 125 912 143 910 153 909 145 907 133 904 117 901 101 898 88 896 76 L 879 0 829 0 811 76 C 809 86 806 99 803 115 800 131 798 143 797 153 795 140 791 122 786 100 L 765 0 713 0 762 199 826 199 C 837 147 844 117 846 110 847 103 849 95 850 86 852 77 853 70 854 64 855 71 856 80 858 91 860 102 862 109 862 112 L 881 199 945 199 994 0 Z M 1143 155 L 1143 155 1079 155 1079 118 1138 118 1138 75 1079 75 1079 43 1143 43 1143 0 1025 0 1025 199 1143 199 1143 155 Z M 1241 0 L 1241 0 1187 0 1187 199 1241 199 1241 0 Z M 1432 25 L 1432 25 C 1415 9 1390 0 1358 0 L 1290 0 1290 199 1354 199 C 1387 199 1413 190 1431 172 1449 154 1458 129 1458 96 1458 65 1450 41 1432 25 Z M 1391 141 L 1391 141 C 1384 150 1372 155 1355 155 L 1343 155 1343 44 1359 44 C 1374 44 1385 48 1392 57 1399 66 1403 79 1403 97 1403 117 1399 131 1391 141 Z M 1665 199 L 1665 199 1600 0 1528 0 1463 199 1522 199 1532 162 1597 162 1606 199 1665 199 Z M 1543 118 L 1543 118 C 1552 87 1557 66 1559 55 1562 45 1563 37 1564 32 1565 37 1567 46 1570 57 1573 69 1575 78 1577 85 L 1586 118 1543 118 Z N">
            <draw:equation draw:name="f0" draw:formula="178*logwidth/1665"/>
            <draw:equation draw:name="f1" draw:formula="56*logheight/199"/>
            <draw:equation draw:name="f2" draw:formula="177*logwidth/1665"/>
            <draw:equation draw:name="f3" draw:formula="112*logheight/199"/>
            <draw:equation draw:name="f4" draw:formula="227*logwidth/1665"/>
            <draw:equation draw:name="f5" draw:formula="0*logheight/199"/>
            <draw:equation draw:name="f6" draw:formula="113*logwidth/1665"/>
            <draw:equation draw:name="f7" draw:formula="141*logheight/199"/>
            <draw:equation draw:name="f8" draw:formula="0*logwidth/1665"/>
            <draw:equation draw:name="f9" draw:formula="199*logheight/199"/>
            <draw:equation draw:name="f10" draw:formula="45*logwidth/1665"/>
            <draw:equation draw:name="f11" draw:formula="56*logheight/199"/>
            <draw:equation draw:name="f12" draw:formula="138*logwidth/1665"/>
            <draw:equation draw:name="f13" draw:formula="199*logheight/199"/>
            <draw:equation draw:name="f14" draw:formula="275*logwidth/1665"/>
            <draw:equation draw:name="f15" draw:formula="0*logheight/199"/>
            <draw:equation draw:name="f16" draw:formula="329*logwidth/1665"/>
            <draw:equation draw:name="f17" draw:formula="0*logheight/199"/>
            <draw:equation draw:name="f18" draw:formula="513*logwidth/1665"/>
            <draw:equation draw:name="f19" draw:formula="44*logheight/199"/>
            <draw:equation draw:name="f20" draw:formula="362*logwidth/1665"/>
            <draw:equation draw:name="f21" draw:formula="44*logheight/199"/>
            <draw:equation draw:name="f22" draw:formula="464*logwidth/1665"/>
            <draw:equation draw:name="f23" draw:formula="199*logheight/199"/>
            <draw:equation draw:name="f24" draw:formula="640*logwidth/1665"/>
            <draw:equation draw:name="f25" draw:formula="44*logheight/199"/>
            <draw:equation draw:name="f26" draw:formula="538*logwidth/1665"/>
            <draw:equation draw:name="f27" draw:formula="0*logheight/199"/>
            <draw:equation draw:name="f28" draw:formula="587*logwidth/1665"/>
            <draw:equation draw:name="f29" draw:formula="199*logheight/199"/>
            <draw:equation draw:name="f30" draw:formula="994*logwidth/1665"/>
            <draw:equation draw:name="f31" draw:formula="0*logheight/199"/>
            <draw:equation draw:name="f32" draw:formula="920*logwidth/1665"/>
            <draw:equation draw:name="f33" draw:formula="100*logheight/199"/>
            <draw:equation draw:name="f34" draw:formula="896*logwidth/1665"/>
            <draw:equation draw:name="f35" draw:formula="76*logheight/199"/>
            <draw:equation draw:name="f36" draw:formula="811*logwidth/1665"/>
            <draw:equation draw:name="f37" draw:formula="76*logheight/199"/>
            <draw:equation draw:name="f38" draw:formula="786*logwidth/1665"/>
            <draw:equation draw:name="f39" draw:formula="100*logheight/199"/>
            <draw:equation draw:name="f40" draw:formula="762*logwidth/1665"/>
            <draw:equation draw:name="f41" draw:formula="199*logheight/199"/>
            <draw:equation draw:name="f42" draw:formula="850*logwidth/1665"/>
            <draw:equation draw:name="f43" draw:formula="86*logheight/199"/>
            <draw:equation draw:name="f44" draw:formula="862*logwidth/1665"/>
            <draw:equation draw:name="f45" draw:formula="112*logheight/199"/>
            <draw:equation draw:name="f46" draw:formula="994*logwidth/1665"/>
            <draw:equation draw:name="f47" draw:formula="0*logheight/199"/>
            <draw:equation draw:name="f48" draw:formula="1079*logwidth/1665"/>
            <draw:equation draw:name="f49" draw:formula="155*logheight/199"/>
            <draw:equation draw:name="f50" draw:formula="1138*logwidth/1665"/>
            <draw:equation draw:name="f51" draw:formula="75*logheight/199"/>
            <draw:equation draw:name="f52" draw:formula="1143*logwidth/1665"/>
            <draw:equation draw:name="f53" draw:formula="43*logheight/199"/>
            <draw:equation draw:name="f54" draw:formula="1025*logwidth/1665"/>
            <draw:equation draw:name="f55" draw:formula="199*logheight/199"/>
            <draw:equation draw:name="f56" draw:formula="1241*logwidth/1665"/>
            <draw:equation draw:name="f57" draw:formula="0*logheight/199"/>
            <draw:equation draw:name="f58" draw:formula="1187*logwidth/1665"/>
            <draw:equation draw:name="f59" draw:formula="199*logheight/199"/>
            <draw:equation draw:name="f60" draw:formula="1432*logwidth/1665"/>
            <draw:equation draw:name="f61" draw:formula="25*logheight/199"/>
            <draw:equation draw:name="f62" draw:formula="1290*logwidth/1665"/>
            <draw:equation draw:name="f63" draw:formula="0*logheight/199"/>
            <draw:equation draw:name="f64" draw:formula="1431*logwidth/1665"/>
            <draw:equation draw:name="f65" draw:formula="172*logheight/199"/>
            <draw:equation draw:name="f66" draw:formula="1391*logwidth/1665"/>
            <draw:equation draw:name="f67" draw:formula="141*logheight/199"/>
            <draw:equation draw:name="f68" draw:formula="1343*logwidth/1665"/>
            <draw:equation draw:name="f69" draw:formula="155*logheight/199"/>
            <draw:equation draw:name="f70" draw:formula="1392*logwidth/1665"/>
            <draw:equation draw:name="f71" draw:formula="57*logheight/199"/>
            <draw:equation draw:name="f72" draw:formula="1665*logwidth/1665"/>
            <draw:equation draw:name="f73" draw:formula="199*logheight/199"/>
            <draw:equation draw:name="f74" draw:formula="1528*logwidth/1665"/>
            <draw:equation draw:name="f75" draw:formula="0*logheight/199"/>
            <draw:equation draw:name="f76" draw:formula="1532*logwidth/1665"/>
            <draw:equation draw:name="f77" draw:formula="162*logheight/199"/>
            <draw:equation draw:name="f78" draw:formula="1665*logwidth/1665"/>
            <draw:equation draw:name="f79" draw:formula="199*logheight/199"/>
            <draw:equation draw:name="f80" draw:formula="1559*logwidth/1665"/>
            <draw:equation draw:name="f81" draw:formula="55*logheight/199"/>
            <draw:equation draw:name="f82" draw:formula="1577*logwidth/1665"/>
            <draw:equation draw:name="f83" draw:formula="85*logheight/199"/>
            <draw:equation draw:name="f84" draw:formula="logwidth"/>
            <draw:equation draw:name="f85" draw:formula="logheight"/>
          </draw:enhanced-geometry>
        </draw:custom-shape>
        <draw:custom-shape draw:name="Freeform 7" draw:style-name="Mgr6" draw:text-style-name="MP9" draw:layer="layout" svg:width="0.251cm" svg:height="0.315cm" svg:x="28.025cm" svg:y="18.229cm">
          <text:p><text:span text:style-name="MT5"/></text:p>
          <draw:enhanced-geometry draw:mirror-horizontal="false" draw:mirror-vertical="false" drawooo:sub-view-size="189 238" draw:text-areas="0 0 ?f24 ?f25" svg:viewBox="0 0 0 0" draw:type="ooxml-non-primitive" draw:enhanced-path="M 183 1 L 183 1 C 160 10 129 18 95 18 60 18 29 10 6 1 3 0 0 3 0 6 L 0 212 C 0 214 1 216 3 217 21 225 55 238 95 238 134 238 168 225 186 216 188 216 189 214 189 212 L 189 6 C 189 3 186 0 183 1 Z N">
            <draw:equation draw:name="f0" draw:formula="183*logwidth/189"/>
            <draw:equation draw:name="f1" draw:formula="1*logheight/238"/>
            <draw:equation draw:name="f2" draw:formula="183*logwidth/189"/>
            <draw:equation draw:name="f3" draw:formula="1*logheight/238"/>
            <draw:equation draw:name="f4" draw:formula="95*logwidth/189"/>
            <draw:equation draw:name="f5" draw:formula="18*logheight/238"/>
            <draw:equation draw:name="f6" draw:formula="6*logwidth/189"/>
            <draw:equation draw:name="f7" draw:formula="1*logheight/238"/>
            <draw:equation draw:name="f8" draw:formula="0*logwidth/189"/>
            <draw:equation draw:name="f9" draw:formula="6*logheight/238"/>
            <draw:equation draw:name="f10" draw:formula="0*logwidth/189"/>
            <draw:equation draw:name="f11" draw:formula="212*logheight/238"/>
            <draw:equation draw:name="f12" draw:formula="3*logwidth/189"/>
            <draw:equation draw:name="f13" draw:formula="217*logheight/238"/>
            <draw:equation draw:name="f14" draw:formula="95*logwidth/189"/>
            <draw:equation draw:name="f15" draw:formula="238*logheight/238"/>
            <draw:equation draw:name="f16" draw:formula="186*logwidth/189"/>
            <draw:equation draw:name="f17" draw:formula="216*logheight/238"/>
            <draw:equation draw:name="f18" draw:formula="189*logwidth/189"/>
            <draw:equation draw:name="f19" draw:formula="212*logheight/238"/>
            <draw:equation draw:name="f20" draw:formula="189*logwidth/189"/>
            <draw:equation draw:name="f21" draw:formula="6*logheight/238"/>
            <draw:equation draw:name="f22" draw:formula="183*logwidth/189"/>
            <draw:equation draw:name="f23" draw:formula="1*logheight/238"/>
            <draw:equation draw:name="f24" draw:formula="logwidth"/>
            <draw:equation draw:name="f25" draw:formula="logheight"/>
          </draw:enhanced-geometry>
        </draw:custom-shape>
        <draw:custom-shape draw:name="Freeform 8" draw:style-name="Mgr6" draw:text-style-name="MP9" draw:layer="layout" svg:width="0.251cm" svg:height="0.318cm" svg:x="28.632cm" svg:y="18.229cm">
          <text:p><text:span text:style-name="MT5"/></text:p>
          <draw:enhanced-geometry draw:mirror-horizontal="false" draw:mirror-vertical="false" drawooo:sub-view-size="189 238" draw:text-areas="0 0 ?f24 ?f25" svg:viewBox="0 0 0 0" draw:type="ooxml-non-primitive" draw:enhanced-path="M 5 237 L 5 237 C 29 228 60 220 94 220 129 220 159 228 183 237 186 238 189 235 189 232 L 189 26 C 189 24 188 22 186 22 167 13 134 0 94 0 55 0 21 13 2 22 1 22 0 24 0 26 L 0 232 C 0 235 2 238 5 237 Z N">
            <draw:equation draw:name="f0" draw:formula="5*logwidth/189"/>
            <draw:equation draw:name="f1" draw:formula="237*logheight/238"/>
            <draw:equation draw:name="f2" draw:formula="5*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5*logwidth/189"/>
            <draw:equation draw:name="f23" draw:formula="237*logheight/238"/>
            <draw:equation draw:name="f24" draw:formula="logwidth"/>
            <draw:equation draw:name="f25" draw:formula="logheight"/>
          </draw:enhanced-geometry>
        </draw:custom-shape>
        <draw:custom-shape draw:name="Freeform 9" draw:style-name="Mgr6" draw:text-style-name="MP9" draw:layer="layout" svg:width="0.251cm" svg:height="0.318cm" svg:x="28.329cm" svg:y="18.229cm">
          <text:p><text:span text:style-name="MT5"/></text:p>
          <draw:enhanced-geometry draw:mirror-horizontal="false" draw:mirror-vertical="false" drawooo:sub-view-size="189 238" draw:text-areas="0 0 ?f24 ?f25" svg:viewBox="0 0 0 0" draw:type="ooxml-non-primitive" draw:enhanced-path="M 6 237 L 6 237 C 29 228 60 220 94 220 129 220 160 228 183 237 186 238 189 235 189 232 L 189 26 C 189 24 188 22 186 22 168 13 134 0 94 0 55 0 21 13 2 22 1 22 0 24 0 26 L 0 232 C 0 235 3 238 6 237 Z N">
            <draw:equation draw:name="f0" draw:formula="6*logwidth/189"/>
            <draw:equation draw:name="f1" draw:formula="237*logheight/238"/>
            <draw:equation draw:name="f2" draw:formula="6*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6*logwidth/189"/>
            <draw:equation draw:name="f23" draw:formula="237*logheight/238"/>
            <draw:equation draw:name="f24" draw:formula="logwidth"/>
            <draw:equation draw:name="f25" draw:formula="logheight"/>
          </draw:enhanced-geometry>
        </draw:custom-shape>
        <draw:custom-shape draw:name="Freeform 10" draw:style-name="Mgr6" draw:text-style-name="MP9" draw:layer="layout" svg:width="0.251cm" svg:height="0.315cm" svg:x="28.025cm" svg:y="17.88cm">
          <text:p><text:span text:style-name="MT5"/></text:p>
          <draw:enhanced-geometry draw:mirror-horizontal="false" draw:mirror-vertical="false" drawooo:sub-view-size="189 238" draw:text-areas="0 0 ?f24 ?f25" svg:viewBox="0 0 0 0" draw:type="ooxml-non-primitive" draw:enhanced-path="M 183 1 L 183 1 C 160 10 129 18 95 18 60 18 29 10 6 1 3 0 0 3 0 6 L 0 212 C 0 214 1 216 3 217 21 225 55 238 95 238 134 238 168 225 186 216 188 216 189 214 189 212 L 189 6 C 189 3 186 0 183 1 Z N">
            <draw:equation draw:name="f0" draw:formula="183*logwidth/189"/>
            <draw:equation draw:name="f1" draw:formula="1*logheight/238"/>
            <draw:equation draw:name="f2" draw:formula="183*logwidth/189"/>
            <draw:equation draw:name="f3" draw:formula="1*logheight/238"/>
            <draw:equation draw:name="f4" draw:formula="95*logwidth/189"/>
            <draw:equation draw:name="f5" draw:formula="18*logheight/238"/>
            <draw:equation draw:name="f6" draw:formula="6*logwidth/189"/>
            <draw:equation draw:name="f7" draw:formula="1*logheight/238"/>
            <draw:equation draw:name="f8" draw:formula="0*logwidth/189"/>
            <draw:equation draw:name="f9" draw:formula="6*logheight/238"/>
            <draw:equation draw:name="f10" draw:formula="0*logwidth/189"/>
            <draw:equation draw:name="f11" draw:formula="212*logheight/238"/>
            <draw:equation draw:name="f12" draw:formula="3*logwidth/189"/>
            <draw:equation draw:name="f13" draw:formula="217*logheight/238"/>
            <draw:equation draw:name="f14" draw:formula="95*logwidth/189"/>
            <draw:equation draw:name="f15" draw:formula="238*logheight/238"/>
            <draw:equation draw:name="f16" draw:formula="186*logwidth/189"/>
            <draw:equation draw:name="f17" draw:formula="216*logheight/238"/>
            <draw:equation draw:name="f18" draw:formula="189*logwidth/189"/>
            <draw:equation draw:name="f19" draw:formula="212*logheight/238"/>
            <draw:equation draw:name="f20" draw:formula="189*logwidth/189"/>
            <draw:equation draw:name="f21" draw:formula="6*logheight/238"/>
            <draw:equation draw:name="f22" draw:formula="183*logwidth/189"/>
            <draw:equation draw:name="f23" draw:formula="1*logheight/238"/>
            <draw:equation draw:name="f24" draw:formula="logwidth"/>
            <draw:equation draw:name="f25" draw:formula="logheight"/>
          </draw:enhanced-geometry>
        </draw:custom-shape>
        <draw:custom-shape draw:name="Freeform 11" draw:style-name="Mgr6" draw:text-style-name="MP9" draw:layer="layout" svg:width="0.251cm" svg:height="0.315cm" svg:x="28.632cm" svg:y="17.882cm">
          <text:p><text:span text:style-name="MT5"/></text:p>
          <draw:enhanced-geometry draw:mirror-horizontal="false" draw:mirror-vertical="false" drawooo:sub-view-size="189 238" draw:text-areas="0 0 ?f24 ?f25" svg:viewBox="0 0 0 0" draw:type="ooxml-non-primitive" draw:enhanced-path="M 5 237 L 5 237 C 29 228 60 220 94 220 129 220 159 228 183 237 186 238 189 235 189 232 L 189 26 C 189 24 188 22 186 22 167 13 134 0 94 0 55 0 21 13 2 22 1 22 0 24 0 26 L 0 232 C 0 235 2 238 5 237 Z N">
            <draw:equation draw:name="f0" draw:formula="5*logwidth/189"/>
            <draw:equation draw:name="f1" draw:formula="237*logheight/238"/>
            <draw:equation draw:name="f2" draw:formula="5*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5*logwidth/189"/>
            <draw:equation draw:name="f23" draw:formula="237*logheight/238"/>
            <draw:equation draw:name="f24" draw:formula="logwidth"/>
            <draw:equation draw:name="f25" draw:formula="logheight"/>
          </draw:enhanced-geometry>
        </draw:custom-shape>
        <draw:custom-shape draw:name="Freeform 12" draw:style-name="Mgr6" draw:text-style-name="MP9" draw:layer="layout" svg:width="0.251cm" svg:height="0.585cm" svg:x="28.329cm" svg:y="17.612cm">
          <text:p><text:span text:style-name="MT5"/></text:p>
          <draw:enhanced-geometry draw:mirror-horizontal="false" draw:mirror-vertical="false" drawooo:sub-view-size="189 440" draw:text-areas="0 0 ?f24 ?f25" svg:viewBox="0 0 0 0" draw:type="ooxml-non-primitive" draw:enhanced-path="M 6 439 L 6 439 C 29 430 60 422 94 422 129 422 160 430 183 439 186 440 189 437 189 434 L 189 26 C 189 24 188 23 186 22 168 13 134 0 94 0 55 0 21 13 2 22 1 23 0 25 0 26 L 0 434 C 0 437 3 440 6 439 Z N">
            <draw:equation draw:name="f0" draw:formula="6*logwidth/189"/>
            <draw:equation draw:name="f1" draw:formula="439*logheight/440"/>
            <draw:equation draw:name="f2" draw:formula="6*logwidth/189"/>
            <draw:equation draw:name="f3" draw:formula="439*logheight/440"/>
            <draw:equation draw:name="f4" draw:formula="94*logwidth/189"/>
            <draw:equation draw:name="f5" draw:formula="422*logheight/440"/>
            <draw:equation draw:name="f6" draw:formula="183*logwidth/189"/>
            <draw:equation draw:name="f7" draw:formula="439*logheight/440"/>
            <draw:equation draw:name="f8" draw:formula="189*logwidth/189"/>
            <draw:equation draw:name="f9" draw:formula="434*logheight/440"/>
            <draw:equation draw:name="f10" draw:formula="189*logwidth/189"/>
            <draw:equation draw:name="f11" draw:formula="26*logheight/440"/>
            <draw:equation draw:name="f12" draw:formula="186*logwidth/189"/>
            <draw:equation draw:name="f13" draw:formula="22*logheight/440"/>
            <draw:equation draw:name="f14" draw:formula="94*logwidth/189"/>
            <draw:equation draw:name="f15" draw:formula="0*logheight/440"/>
            <draw:equation draw:name="f16" draw:formula="2*logwidth/189"/>
            <draw:equation draw:name="f17" draw:formula="22*logheight/440"/>
            <draw:equation draw:name="f18" draw:formula="0*logwidth/189"/>
            <draw:equation draw:name="f19" draw:formula="26*logheight/440"/>
            <draw:equation draw:name="f20" draw:formula="0*logwidth/189"/>
            <draw:equation draw:name="f21" draw:formula="434*logheight/440"/>
            <draw:equation draw:name="f22" draw:formula="6*logwidth/189"/>
            <draw:equation draw:name="f23" draw:formula="439*logheight/440"/>
            <draw:equation draw:name="f24" draw:formula="logwidth"/>
            <draw:equation draw:name="f25" draw:formula="logheight"/>
          </draw:enhanced-geometry>
        </draw:custom-shape>
      </draw:g>
      <draw:frame draw:name="Titel 1" presentation:style-name="Mpr26" draw:text-style-name="MP27" draw:layer="backgroundobjects" svg:width="29.599cm" svg:height="3.476cm" svg:x="2.13cm" svg:y="0.346cm" presentation:class="title" presentation:user-transformed="true">
        <draw:text-box>
          <text:p text:style-name="MP26"><text:span text:style-name="MT16">Titel Headline max. zweizeilig</text:span></text:p>
        </draw:text-box>
      </draw:frame>
      <draw:frame draw:name="Inhaltsplatzhalter 2" presentation:style-name="Mpr27" draw:text-style-name="MP32" draw:layer="backgroundobjects" svg:width="14.271cm" svg:height="13.352cm" svg:x="2.13cm" svg:y="3.871cm" presentation:class="outline" presentation:user-transformed="true">
        <draw:text-box>
          <text:p text:style-name="MP35"><text:span text:style-name="MT10">Textmasterformate bearbeiten</text:span></text:p>
          <text:list text:style-name="ML15">
            <text:list-item>
              <text:list>
                <text:list-item>
                  <text:p text:style-name="MP36"><text:span text:style-name="MT17">Zweite Ebene</text:span></text:p>
                </text:list-item>
              </text:list>
            </text:list-item>
          </text:list>
          <text:list text:style-name="ML16">
            <text:list-item>
              <text:list>
                <text:list-item>
                  <text:list>
                    <text:list-item>
                      <text:p text:style-name="MP36"><text:span text:style-name="MT18">Dritte Ebene</text:span></text:p>
                    </text:list-item>
                  </text:list>
                </text:list-item>
              </text:list>
            </text:list-item>
          </text:list>
          <text:list text:style-name="ML17">
            <text:list-item>
              <text:list>
                <text:list-item>
                  <text:list>
                    <text:list-item>
                      <text:list>
                        <text:list-item>
                          <text:p text:style-name="MP37"><text:span text:style-name="MT19">Vierte Ebene</text:span></text:p>
                        </text:list-item>
                      </text:list>
                    </text:list-item>
                  </text:list>
                </text:list-item>
              </text:list>
            </text:list-item>
          </text:list>
          <text:list text:style-name="ML18">
            <text:list-item>
              <text:list>
                <text:list-item>
                  <text:list>
                    <text:list-item>
                      <text:list>
                        <text:list-item>
                          <text:list>
                            <text:list-item>
                              <text:p text:style-name="MP37"><text:span text:style-name="MT20">Fünfte Ebene</text:span></text:p>
                            </text:list-item>
                          </text:list>
                        </text:list-item>
                      </text:list>
                    </text:list-item>
                  </text:list>
                </text:list-item>
              </text:list>
            </text:list-item>
          </text:list>
        </draw:text-box>
      </draw:frame>
      <draw:frame draw:name="Inhaltsplatzhalter 2" presentation:style-name="Mpr27" draw:text-style-name="MP32" draw:layer="backgroundobjects" svg:width="14.271cm" svg:height="13.352cm" svg:x="17.458cm" svg:y="3.871cm" presentation:class="outline" presentation:user-transformed="true">
        <draw:text-box>
          <text:p text:style-name="MP35"><text:span text:style-name="MT10">Textmasterformate bearbeiten</text:span></text:p>
          <text:list text:style-name="ML15">
            <text:list-item>
              <text:list>
                <text:list-item>
                  <text:p text:style-name="MP36"><text:span text:style-name="MT17">Zweite Ebene</text:span></text:p>
                </text:list-item>
              </text:list>
            </text:list-item>
          </text:list>
          <text:list text:style-name="ML16">
            <text:list-item>
              <text:list>
                <text:list-item>
                  <text:list>
                    <text:list-item>
                      <text:p text:style-name="MP36"><text:span text:style-name="MT18">Dritte Ebene</text:span></text:p>
                    </text:list-item>
                  </text:list>
                </text:list-item>
              </text:list>
            </text:list-item>
          </text:list>
          <text:list text:style-name="ML17">
            <text:list-item>
              <text:list>
                <text:list-item>
                  <text:list>
                    <text:list-item>
                      <text:list>
                        <text:list-item>
                          <text:p text:style-name="MP37"><text:span text:style-name="MT19">Vierte Ebene</text:span></text:p>
                        </text:list-item>
                      </text:list>
                    </text:list-item>
                  </text:list>
                </text:list-item>
              </text:list>
            </text:list-item>
          </text:list>
          <text:list text:style-name="ML18">
            <text:list-item>
              <text:list>
                <text:list-item>
                  <text:list>
                    <text:list-item>
                      <text:list>
                        <text:list-item>
                          <text:list>
                            <text:list-item>
                              <text:p text:style-name="MP37"><text:span text:style-name="MT20">Fünfte Ebene</text:span></text:p>
                            </text:list-item>
                          </text:list>
                        </text:list-item>
                      </text:list>
                    </text:list-item>
                  </text:list>
                </text:list-item>
              </text:list>
            </text:list-item>
          </text:list>
        </draw:text-box>
      </draw:frame>
      <presentation:notes style:page-layout-name="PM2">
        <draw:page-thumbnail presentation:style-name="_34__5f_Titel_20_und_20_Inhalt-2-title" draw:layer="backgroundobjects" svg:width="16.932cm" svg:height="9.524cm" svg:x="1.058cm" svg:y="1.93cm" presentation:class="page"/>
        <draw:frame presentation:style-name="_34__5f_Titel_20_und_20_Inhalt-2-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presentation:header/></text:p>
          </draw:text-box>
        </draw:frame>
        <draw:frame presentation:style-name="Mpr28" draw:text-style-name="MP4" draw:layer="backgroundobjects" svg:width="8.266cm" svg:height="1.269cm" svg:x="10.783cm" svg:y="0cm" presentation:class="date-time">
          <draw:text-box>
            <text:p text:style-name="MP3"><presentation:date-time/></text:p>
          </draw:text-box>
        </draw:frame>
        <draw:frame presentation:style-name="Mpr29" draw:text-style-name="MP2" draw:layer="backgroundobjects" svg:width="8.266cm" svg:height="1.269cm" svg:x="0cm" svg:y="24.13cm" presentation:class="footer">
          <draw:text-box>
            <text:p text:style-name="MP1"><presentation:footer/></text:p>
          </draw:text-box>
        </draw:frame>
        <draw:frame presentation:style-name="Mpr29" draw:text-style-name="MP4" draw:layer="backgroundobjects" svg:width="8.266cm" svg:height="1.269cm" svg:x="10.783cm" svg:y="24.13cm" presentation:class="page-number">
          <draw:text-box>
            <text:p text:style-name="MP3"><text:page-number>&lt;Foliennummer&gt;</text:page-number></text:p>
          </draw:text-box>
        </draw:frame>
      </presentation:notes>
    </style:master-page>
    <style:master-page style:name="_34__5f_Titel_20_und_20_Inhalt-3" style:display-name="4_Titel und Inhalt-3" style:page-layout-name="PM1" draw:style-name="Mdp1">
      <draw:custom-shape draw:name="Textfeld 24" draw:style-name="Mgr3" draw:text-style-name="MP6" draw:layer="backgroundobjects" svg:width="6.694cm" svg:height="0.843cm" svg:x="20.971cm" svg:y="17.826cm">
        <text:p text:style-name="MP5"><text:span text:style-name="MT1">Angabe der Struktureinheit 2. Ebene: </text:span><text:span text:style-name="MT1"><text:line-break/></text:span><text:span text:style-name="MT1">Fakultät | Institut | Einricht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28" draw:style-name="Mgr4" draw:text-style-name="MP7" draw:layer="backgroundobjects" svg:x1="27.737cm" svg:y1="17.638cm" svg:x2="27.738cm" svg:y2="18.538cm">
        <text:p/>
      </draw:line>
      <draw:custom-shape draw:name="Textfeld 29" draw:style-name="Mgr5" draw:text-style-name="MP6" draw:layer="backgroundobjects" svg:width="17.668cm" svg:height="0.845cm" svg:x="3.43cm" svg:y="17.767cm">
        <text:p text:style-name="MP8"><text:span text:style-name="MT2">Titel/Kapitel | Redner oder Autor, Akad. Grad</text:span></text:p>
        <text:p text:style-name="MP8"><text:span text:style-name="MT3">(C) </text:span><text:span text:style-name="MT3"><text:date style:data-style-name="D4" text:date-value="2022-06-30">30.06.2022</text:date></text:span><text:span text:style-name="MT3"><text:s/>Hochschule Mittweid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Mgr5" draw:text-style-name="MP6" draw:layer="backgroundobjects" svg:width="1.201cm" svg:height="0.593cm" svg:x="2.13cm" svg:y="17.739cm">
        <text:p text:style-name="MP8"><text:span text:style-name="MT4"><text:page-number>&lt;Folien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Mgr6" draw:text-style-name="MP9" draw:layer="layout" svg:width="2.561cm" svg:height="0.271cm" svg:x="29.185cm" svg:y="17.928cm">
          <text:p><text:span text:style-name="MT5"/></text:p>
          <draw:enhanced-geometry draw:mirror-horizontal="false" draw:mirror-vertical="false" drawooo:sub-view-size="1920 204" draw:text-areas="0 0 ?f108 ?f109" svg:viewBox="0 0 0 0" draw:type="ooxml-non-primitive" draw:enhanced-path="M 171 3 L 171 3 117 3 117 76 54 76 54 3 0 3 0 201 54 201 54 120 117 120 117 201 171 201 171 3 Z M 380 26 L 380 26 C 364 8 340 0 308 0 277 0 252 8 236 26 219 43 211 68 211 102 211 135 219 160 236 178 253 195 277 204 308 204 339 204 363 195 380 178 396 161 404 135 404 102 404 68 396 43 380 26 Z M 308 44 L 308 44 C 321 44 331 48 338 58 345 67 348 82 348 102 348 122 345 136 338 145 331 155 321 159 308 159 281 159 268 140 268 102 268 63 281 44 308 44 Z M 557 47 L 557 47 C 564 50 571 53 579 56 L 595 14 C 576 5 555 0 534 0 514 0 497 4 482 12 468 21 457 33 449 48 441 64 437 82 437 103 437 135 445 161 461 178 477 195 500 204 530 204 551 204 570 200 587 193 L 587 148 C 578 151 570 154 562 157 553 159 545 160 536 160 507 160 493 141 493 103 493 85 496 70 503 60 510 49 520 44 533 44 542 44 549 45 557 47 Z M 800 3 L 800 3 746 3 746 76 684 76 684 3 630 3 630 201 684 201 684 120 746 120 746 201 800 201 800 3 Z M 971 108 L 971 108 C 964 99 952 91 935 83 917 75 906 69 902 66 898 63 896 60 896 56 896 52 898 49 901 47 904 44 909 43 916 43 930 43 946 47 964 56 L 981 14 C 960 5 939 0 918 0 895 0 876 5 863 15 850 25 843 40 843 58 843 68 845 76 848 83 851 91 856 97 862 102 869 108 878 114 891 120 906 126 915 130 918 132 921 134 924 137 925 139 927 141 927 143 927 146 927 150 925 154 922 156 918 159 912 160 904 160 895 160 885 159 874 156 863 153 852 149 842 144 L 842 192 C 851 196 861 199 870 201 879 203 890 204 903 204 919 204 933 201 945 196 956 191 965 183 972 174 978 164 981 153 981 141 981 128 978 117 971 108 Z M 1130 47 L 1130 47 C 1137 50 1144 53 1152 56 L 1168 14 C 1148 5 1128 0 1106 0 1087 0 1070 4 1055 12 1041 21 1030 33 1022 48 1014 64 1010 82 1010 103 1010 135 1018 161 1034 178 1050 195 1073 204 1103 204 1124 204 1143 200 1159 193 L 1159 148 C 1151 151 1143 154 1134 157 1126 159 1118 160 1109 160 1080 160 1065 141 1065 103 1065 85 1069 70 1076 60 1083 49 1093 44 1106 44 1114 44 1122 45 1130 47 Z M 1373 3 L 1373 3 1319 3 1319 76 1256 76 1256 3 1202 3 1202 201 1256 201 1256 120 1319 120 1319 201 1373 201 1373 3 Z M 1537 3 L 1537 3 1537 119 C 1537 133 1534 144 1529 150 1524 156 1516 159 1505 159 1495 159 1487 156 1482 150 1477 144 1474 133 1474 119 L 1474 3 1420 3 1420 124 C 1420 150 1428 169 1442 183 1457 197 1477 204 1505 204 1532 204 1553 197 1568 183 1583 168 1590 148 1590 122 L 1590 3 1537 3 Z M 1768 201 L 1768 201 1768 158 1692 158 1692 3 1638 3 1638 201 1768 201 Z M 1920 158 L 1920 158 1856 158 1856 120 1916 120 1916 77 1856 77 1856 46 1920 46 1920 3 1802 3 1802 201 1920 201 1920 158 Z N">
            <draw:equation draw:name="f0" draw:formula="117*logwidth/1920"/>
            <draw:equation draw:name="f1" draw:formula="3*logheight/204"/>
            <draw:equation draw:name="f2" draw:formula="54*logwidth/1920"/>
            <draw:equation draw:name="f3" draw:formula="3*logheight/204"/>
            <draw:equation draw:name="f4" draw:formula="54*logwidth/1920"/>
            <draw:equation draw:name="f5" draw:formula="201*logheight/204"/>
            <draw:equation draw:name="f6" draw:formula="117*logwidth/1920"/>
            <draw:equation draw:name="f7" draw:formula="201*logheight/204"/>
            <draw:equation draw:name="f8" draw:formula="380*logwidth/1920"/>
            <draw:equation draw:name="f9" draw:formula="26*logheight/204"/>
            <draw:equation draw:name="f10" draw:formula="236*logwidth/1920"/>
            <draw:equation draw:name="f11" draw:formula="26*logheight/204"/>
            <draw:equation draw:name="f12" draw:formula="308*logwidth/1920"/>
            <draw:equation draw:name="f13" draw:formula="204*logheight/204"/>
            <draw:equation draw:name="f14" draw:formula="380*logwidth/1920"/>
            <draw:equation draw:name="f15" draw:formula="26*logheight/204"/>
            <draw:equation draw:name="f16" draw:formula="338*logwidth/1920"/>
            <draw:equation draw:name="f17" draw:formula="58*logheight/204"/>
            <draw:equation draw:name="f18" draw:formula="308*logwidth/1920"/>
            <draw:equation draw:name="f19" draw:formula="159*logheight/204"/>
            <draw:equation draw:name="f20" draw:formula="557*logwidth/1920"/>
            <draw:equation draw:name="f21" draw:formula="47*logheight/204"/>
            <draw:equation draw:name="f22" draw:formula="595*logwidth/1920"/>
            <draw:equation draw:name="f23" draw:formula="14*logheight/204"/>
            <draw:equation draw:name="f24" draw:formula="449*logwidth/1920"/>
            <draw:equation draw:name="f25" draw:formula="48*logheight/204"/>
            <draw:equation draw:name="f26" draw:formula="530*logwidth/1920"/>
            <draw:equation draw:name="f27" draw:formula="204*logheight/204"/>
            <draw:equation draw:name="f28" draw:formula="562*logwidth/1920"/>
            <draw:equation draw:name="f29" draw:formula="157*logheight/204"/>
            <draw:equation draw:name="f30" draw:formula="503*logwidth/1920"/>
            <draw:equation draw:name="f31" draw:formula="60*logheight/204"/>
            <draw:equation draw:name="f32" draw:formula="800*logwidth/1920"/>
            <draw:equation draw:name="f33" draw:formula="3*logheight/204"/>
            <draw:equation draw:name="f34" draw:formula="746*logwidth/1920"/>
            <draw:equation draw:name="f35" draw:formula="76*logheight/204"/>
            <draw:equation draw:name="f36" draw:formula="630*logwidth/1920"/>
            <draw:equation draw:name="f37" draw:formula="3*logheight/204"/>
            <draw:equation draw:name="f38" draw:formula="684*logwidth/1920"/>
            <draw:equation draw:name="f39" draw:formula="120*logheight/204"/>
            <draw:equation draw:name="f40" draw:formula="800*logwidth/1920"/>
            <draw:equation draw:name="f41" draw:formula="201*logheight/204"/>
            <draw:equation draw:name="f42" draw:formula="971*logwidth/1920"/>
            <draw:equation draw:name="f43" draw:formula="108*logheight/204"/>
            <draw:equation draw:name="f44" draw:formula="896*logwidth/1920"/>
            <draw:equation draw:name="f45" draw:formula="56*logheight/204"/>
            <draw:equation draw:name="f46" draw:formula="964*logwidth/1920"/>
            <draw:equation draw:name="f47" draw:formula="56*logheight/204"/>
            <draw:equation draw:name="f48" draw:formula="863*logwidth/1920"/>
            <draw:equation draw:name="f49" draw:formula="15*logheight/204"/>
            <draw:equation draw:name="f50" draw:formula="862*logwidth/1920"/>
            <draw:equation draw:name="f51" draw:formula="102*logheight/204"/>
            <draw:equation draw:name="f52" draw:formula="925*logwidth/1920"/>
            <draw:equation draw:name="f53" draw:formula="139*logheight/204"/>
            <draw:equation draw:name="f54" draw:formula="904*logwidth/1920"/>
            <draw:equation draw:name="f55" draw:formula="160*logheight/204"/>
            <draw:equation draw:name="f56" draw:formula="842*logwidth/1920"/>
            <draw:equation draw:name="f57" draw:formula="192*logheight/204"/>
            <draw:equation draw:name="f58" draw:formula="945*logwidth/1920"/>
            <draw:equation draw:name="f59" draw:formula="196*logheight/204"/>
            <draw:equation draw:name="f60" draw:formula="971*logwidth/1920"/>
            <draw:equation draw:name="f61" draw:formula="108*logheight/204"/>
            <draw:equation draw:name="f62" draw:formula="1152*logwidth/1920"/>
            <draw:equation draw:name="f63" draw:formula="56*logheight/204"/>
            <draw:equation draw:name="f64" draw:formula="1055*logwidth/1920"/>
            <draw:equation draw:name="f65" draw:formula="12*logheight/204"/>
            <draw:equation draw:name="f66" draw:formula="1034*logwidth/1920"/>
            <draw:equation draw:name="f67" draw:formula="178*logheight/204"/>
            <draw:equation draw:name="f68" draw:formula="1159*logwidth/1920"/>
            <draw:equation draw:name="f69" draw:formula="148*logheight/204"/>
            <draw:equation draw:name="f70" draw:formula="1065*logwidth/1920"/>
            <draw:equation draw:name="f71" draw:formula="103*logheight/204"/>
            <draw:equation draw:name="f72" draw:formula="1130*logwidth/1920"/>
            <draw:equation draw:name="f73" draw:formula="47*logheight/204"/>
            <draw:equation draw:name="f74" draw:formula="1319*logwidth/1920"/>
            <draw:equation draw:name="f75" draw:formula="3*logheight/204"/>
            <draw:equation draw:name="f76" draw:formula="1256*logwidth/1920"/>
            <draw:equation draw:name="f77" draw:formula="3*logheight/204"/>
            <draw:equation draw:name="f78" draw:formula="1256*logwidth/1920"/>
            <draw:equation draw:name="f79" draw:formula="201*logheight/204"/>
            <draw:equation draw:name="f80" draw:formula="1319*logwidth/1920"/>
            <draw:equation draw:name="f81" draw:formula="201*logheight/204"/>
            <draw:equation draw:name="f82" draw:formula="1537*logwidth/1920"/>
            <draw:equation draw:name="f83" draw:formula="3*logheight/204"/>
            <draw:equation draw:name="f84" draw:formula="1529*logwidth/1920"/>
            <draw:equation draw:name="f85" draw:formula="150*logheight/204"/>
            <draw:equation draw:name="f86" draw:formula="1474*logwidth/1920"/>
            <draw:equation draw:name="f87" draw:formula="119*logheight/204"/>
            <draw:equation draw:name="f88" draw:formula="1420*logwidth/1920"/>
            <draw:equation draw:name="f89" draw:formula="124*logheight/204"/>
            <draw:equation draw:name="f90" draw:formula="1568*logwidth/1920"/>
            <draw:equation draw:name="f91" draw:formula="183*logheight/204"/>
            <draw:equation draw:name="f92" draw:formula="1537*logwidth/1920"/>
            <draw:equation draw:name="f93" draw:formula="3*logheight/204"/>
            <draw:equation draw:name="f94" draw:formula="1768*logwidth/1920"/>
            <draw:equation draw:name="f95" draw:formula="158*logheight/204"/>
            <draw:equation draw:name="f96" draw:formula="1638*logwidth/1920"/>
            <draw:equation draw:name="f97" draw:formula="3*logheight/204"/>
            <draw:equation draw:name="f98" draw:formula="1920*logwidth/1920"/>
            <draw:equation draw:name="f99" draw:formula="158*logheight/204"/>
            <draw:equation draw:name="f100" draw:formula="1856*logwidth/1920"/>
            <draw:equation draw:name="f101" draw:formula="120*logheight/204"/>
            <draw:equation draw:name="f102" draw:formula="1856*logwidth/1920"/>
            <draw:equation draw:name="f103" draw:formula="77*logheight/204"/>
            <draw:equation draw:name="f104" draw:formula="1920*logwidth/1920"/>
            <draw:equation draw:name="f105" draw:formula="3*logheight/204"/>
            <draw:equation draw:name="f106" draw:formula="1920*logwidth/1920"/>
            <draw:equation draw:name="f107" draw:formula="201*logheight/204"/>
            <draw:equation draw:name="f108" draw:formula="logwidth"/>
            <draw:equation draw:name="f109" draw:formula="logheight"/>
          </draw:enhanced-geometry>
        </draw:custom-shape>
        <draw:custom-shape draw:name="Freeform 6" draw:style-name="Mgr6" draw:text-style-name="MP9" draw:layer="layout" svg:width="2.221cm" svg:height="0.265cm" svg:x="29.185cm" svg:y="18.273cm">
          <text:p><text:span text:style-name="MT5"/></text:p>
          <draw:enhanced-geometry draw:mirror-horizontal="false" draw:mirror-vertical="false" drawooo:sub-view-size="1665 199" draw:text-areas="0 0 ?f84 ?f85" svg:viewBox="0 0 0 0" draw:type="ooxml-non-primitive" draw:enhanced-path="M 138 199 L 138 199 178 56 179 56 C 178 78 178 91 177 97 177 102 177 107 177 112 L 177 199 227 199 227 0 155 0 114 141 113 141 72 0 0 0 0 199 48 199 48 113 C 48 99 47 80 45 56 L 46 56 87 199 138 199 Z M 329 0 L 329 0 275 0 275 199 329 199 329 0 Z M 464 44 L 464 44 513 44 513 0 362 0 362 44 411 44 411 199 464 199 464 44 Z M 640 44 L 640 44 689 44 689 0 538 0 538 44 587 44 587 199 640 199 640 44 Z M 994 0 L 994 0 942 0 920 100 C 915 125 912 143 910 153 909 145 907 133 904 117 901 101 898 88 896 76 L 879 0 829 0 811 76 C 809 86 806 99 803 115 800 131 798 143 797 153 795 140 791 122 786 100 L 765 0 713 0 762 199 826 199 C 837 147 844 117 846 110 847 103 849 95 850 86 852 77 853 70 854 64 855 71 856 80 858 91 860 102 862 109 862 112 L 881 199 945 199 994 0 Z M 1143 155 L 1143 155 1079 155 1079 118 1138 118 1138 75 1079 75 1079 43 1143 43 1143 0 1025 0 1025 199 1143 199 1143 155 Z M 1241 0 L 1241 0 1187 0 1187 199 1241 199 1241 0 Z M 1432 25 L 1432 25 C 1415 9 1390 0 1358 0 L 1290 0 1290 199 1354 199 C 1387 199 1413 190 1431 172 1449 154 1458 129 1458 96 1458 65 1450 41 1432 25 Z M 1391 141 L 1391 141 C 1384 150 1372 155 1355 155 L 1343 155 1343 44 1359 44 C 1374 44 1385 48 1392 57 1399 66 1403 79 1403 97 1403 117 1399 131 1391 141 Z M 1665 199 L 1665 199 1600 0 1528 0 1463 199 1522 199 1532 162 1597 162 1606 199 1665 199 Z M 1543 118 L 1543 118 C 1552 87 1557 66 1559 55 1562 45 1563 37 1564 32 1565 37 1567 46 1570 57 1573 69 1575 78 1577 85 L 1586 118 1543 118 Z N">
            <draw:equation draw:name="f0" draw:formula="178*logwidth/1665"/>
            <draw:equation draw:name="f1" draw:formula="56*logheight/199"/>
            <draw:equation draw:name="f2" draw:formula="177*logwidth/1665"/>
            <draw:equation draw:name="f3" draw:formula="112*logheight/199"/>
            <draw:equation draw:name="f4" draw:formula="227*logwidth/1665"/>
            <draw:equation draw:name="f5" draw:formula="0*logheight/199"/>
            <draw:equation draw:name="f6" draw:formula="113*logwidth/1665"/>
            <draw:equation draw:name="f7" draw:formula="141*logheight/199"/>
            <draw:equation draw:name="f8" draw:formula="0*logwidth/1665"/>
            <draw:equation draw:name="f9" draw:formula="199*logheight/199"/>
            <draw:equation draw:name="f10" draw:formula="45*logwidth/1665"/>
            <draw:equation draw:name="f11" draw:formula="56*logheight/199"/>
            <draw:equation draw:name="f12" draw:formula="138*logwidth/1665"/>
            <draw:equation draw:name="f13" draw:formula="199*logheight/199"/>
            <draw:equation draw:name="f14" draw:formula="275*logwidth/1665"/>
            <draw:equation draw:name="f15" draw:formula="0*logheight/199"/>
            <draw:equation draw:name="f16" draw:formula="329*logwidth/1665"/>
            <draw:equation draw:name="f17" draw:formula="0*logheight/199"/>
            <draw:equation draw:name="f18" draw:formula="513*logwidth/1665"/>
            <draw:equation draw:name="f19" draw:formula="44*logheight/199"/>
            <draw:equation draw:name="f20" draw:formula="362*logwidth/1665"/>
            <draw:equation draw:name="f21" draw:formula="44*logheight/199"/>
            <draw:equation draw:name="f22" draw:formula="464*logwidth/1665"/>
            <draw:equation draw:name="f23" draw:formula="199*logheight/199"/>
            <draw:equation draw:name="f24" draw:formula="640*logwidth/1665"/>
            <draw:equation draw:name="f25" draw:formula="44*logheight/199"/>
            <draw:equation draw:name="f26" draw:formula="538*logwidth/1665"/>
            <draw:equation draw:name="f27" draw:formula="0*logheight/199"/>
            <draw:equation draw:name="f28" draw:formula="587*logwidth/1665"/>
            <draw:equation draw:name="f29" draw:formula="199*logheight/199"/>
            <draw:equation draw:name="f30" draw:formula="994*logwidth/1665"/>
            <draw:equation draw:name="f31" draw:formula="0*logheight/199"/>
            <draw:equation draw:name="f32" draw:formula="920*logwidth/1665"/>
            <draw:equation draw:name="f33" draw:formula="100*logheight/199"/>
            <draw:equation draw:name="f34" draw:formula="896*logwidth/1665"/>
            <draw:equation draw:name="f35" draw:formula="76*logheight/199"/>
            <draw:equation draw:name="f36" draw:formula="811*logwidth/1665"/>
            <draw:equation draw:name="f37" draw:formula="76*logheight/199"/>
            <draw:equation draw:name="f38" draw:formula="786*logwidth/1665"/>
            <draw:equation draw:name="f39" draw:formula="100*logheight/199"/>
            <draw:equation draw:name="f40" draw:formula="762*logwidth/1665"/>
            <draw:equation draw:name="f41" draw:formula="199*logheight/199"/>
            <draw:equation draw:name="f42" draw:formula="850*logwidth/1665"/>
            <draw:equation draw:name="f43" draw:formula="86*logheight/199"/>
            <draw:equation draw:name="f44" draw:formula="862*logwidth/1665"/>
            <draw:equation draw:name="f45" draw:formula="112*logheight/199"/>
            <draw:equation draw:name="f46" draw:formula="994*logwidth/1665"/>
            <draw:equation draw:name="f47" draw:formula="0*logheight/199"/>
            <draw:equation draw:name="f48" draw:formula="1079*logwidth/1665"/>
            <draw:equation draw:name="f49" draw:formula="155*logheight/199"/>
            <draw:equation draw:name="f50" draw:formula="1138*logwidth/1665"/>
            <draw:equation draw:name="f51" draw:formula="75*logheight/199"/>
            <draw:equation draw:name="f52" draw:formula="1143*logwidth/1665"/>
            <draw:equation draw:name="f53" draw:formula="43*logheight/199"/>
            <draw:equation draw:name="f54" draw:formula="1025*logwidth/1665"/>
            <draw:equation draw:name="f55" draw:formula="199*logheight/199"/>
            <draw:equation draw:name="f56" draw:formula="1241*logwidth/1665"/>
            <draw:equation draw:name="f57" draw:formula="0*logheight/199"/>
            <draw:equation draw:name="f58" draw:formula="1187*logwidth/1665"/>
            <draw:equation draw:name="f59" draw:formula="199*logheight/199"/>
            <draw:equation draw:name="f60" draw:formula="1432*logwidth/1665"/>
            <draw:equation draw:name="f61" draw:formula="25*logheight/199"/>
            <draw:equation draw:name="f62" draw:formula="1290*logwidth/1665"/>
            <draw:equation draw:name="f63" draw:formula="0*logheight/199"/>
            <draw:equation draw:name="f64" draw:formula="1431*logwidth/1665"/>
            <draw:equation draw:name="f65" draw:formula="172*logheight/199"/>
            <draw:equation draw:name="f66" draw:formula="1391*logwidth/1665"/>
            <draw:equation draw:name="f67" draw:formula="141*logheight/199"/>
            <draw:equation draw:name="f68" draw:formula="1343*logwidth/1665"/>
            <draw:equation draw:name="f69" draw:formula="155*logheight/199"/>
            <draw:equation draw:name="f70" draw:formula="1392*logwidth/1665"/>
            <draw:equation draw:name="f71" draw:formula="57*logheight/199"/>
            <draw:equation draw:name="f72" draw:formula="1665*logwidth/1665"/>
            <draw:equation draw:name="f73" draw:formula="199*logheight/199"/>
            <draw:equation draw:name="f74" draw:formula="1528*logwidth/1665"/>
            <draw:equation draw:name="f75" draw:formula="0*logheight/199"/>
            <draw:equation draw:name="f76" draw:formula="1532*logwidth/1665"/>
            <draw:equation draw:name="f77" draw:formula="162*logheight/199"/>
            <draw:equation draw:name="f78" draw:formula="1665*logwidth/1665"/>
            <draw:equation draw:name="f79" draw:formula="199*logheight/199"/>
            <draw:equation draw:name="f80" draw:formula="1559*logwidth/1665"/>
            <draw:equation draw:name="f81" draw:formula="55*logheight/199"/>
            <draw:equation draw:name="f82" draw:formula="1577*logwidth/1665"/>
            <draw:equation draw:name="f83" draw:formula="85*logheight/199"/>
            <draw:equation draw:name="f84" draw:formula="logwidth"/>
            <draw:equation draw:name="f85" draw:formula="logheight"/>
          </draw:enhanced-geometry>
        </draw:custom-shape>
        <draw:custom-shape draw:name="Freeform 7" draw:style-name="Mgr6" draw:text-style-name="MP9" draw:layer="layout" svg:width="0.251cm" svg:height="0.315cm" svg:x="28.025cm" svg:y="18.229cm">
          <text:p><text:span text:style-name="MT5"/></text:p>
          <draw:enhanced-geometry draw:mirror-horizontal="false" draw:mirror-vertical="false" drawooo:sub-view-size="189 238" draw:text-areas="0 0 ?f24 ?f25" svg:viewBox="0 0 0 0" draw:type="ooxml-non-primitive" draw:enhanced-path="M 183 1 L 183 1 C 160 10 129 18 95 18 60 18 29 10 6 1 3 0 0 3 0 6 L 0 212 C 0 214 1 216 3 217 21 225 55 238 95 238 134 238 168 225 186 216 188 216 189 214 189 212 L 189 6 C 189 3 186 0 183 1 Z N">
            <draw:equation draw:name="f0" draw:formula="183*logwidth/189"/>
            <draw:equation draw:name="f1" draw:formula="1*logheight/238"/>
            <draw:equation draw:name="f2" draw:formula="183*logwidth/189"/>
            <draw:equation draw:name="f3" draw:formula="1*logheight/238"/>
            <draw:equation draw:name="f4" draw:formula="95*logwidth/189"/>
            <draw:equation draw:name="f5" draw:formula="18*logheight/238"/>
            <draw:equation draw:name="f6" draw:formula="6*logwidth/189"/>
            <draw:equation draw:name="f7" draw:formula="1*logheight/238"/>
            <draw:equation draw:name="f8" draw:formula="0*logwidth/189"/>
            <draw:equation draw:name="f9" draw:formula="6*logheight/238"/>
            <draw:equation draw:name="f10" draw:formula="0*logwidth/189"/>
            <draw:equation draw:name="f11" draw:formula="212*logheight/238"/>
            <draw:equation draw:name="f12" draw:formula="3*logwidth/189"/>
            <draw:equation draw:name="f13" draw:formula="217*logheight/238"/>
            <draw:equation draw:name="f14" draw:formula="95*logwidth/189"/>
            <draw:equation draw:name="f15" draw:formula="238*logheight/238"/>
            <draw:equation draw:name="f16" draw:formula="186*logwidth/189"/>
            <draw:equation draw:name="f17" draw:formula="216*logheight/238"/>
            <draw:equation draw:name="f18" draw:formula="189*logwidth/189"/>
            <draw:equation draw:name="f19" draw:formula="212*logheight/238"/>
            <draw:equation draw:name="f20" draw:formula="189*logwidth/189"/>
            <draw:equation draw:name="f21" draw:formula="6*logheight/238"/>
            <draw:equation draw:name="f22" draw:formula="183*logwidth/189"/>
            <draw:equation draw:name="f23" draw:formula="1*logheight/238"/>
            <draw:equation draw:name="f24" draw:formula="logwidth"/>
            <draw:equation draw:name="f25" draw:formula="logheight"/>
          </draw:enhanced-geometry>
        </draw:custom-shape>
        <draw:custom-shape draw:name="Freeform 8" draw:style-name="Mgr6" draw:text-style-name="MP9" draw:layer="layout" svg:width="0.251cm" svg:height="0.318cm" svg:x="28.632cm" svg:y="18.229cm">
          <text:p><text:span text:style-name="MT5"/></text:p>
          <draw:enhanced-geometry draw:mirror-horizontal="false" draw:mirror-vertical="false" drawooo:sub-view-size="189 238" draw:text-areas="0 0 ?f24 ?f25" svg:viewBox="0 0 0 0" draw:type="ooxml-non-primitive" draw:enhanced-path="M 5 237 L 5 237 C 29 228 60 220 94 220 129 220 159 228 183 237 186 238 189 235 189 232 L 189 26 C 189 24 188 22 186 22 167 13 134 0 94 0 55 0 21 13 2 22 1 22 0 24 0 26 L 0 232 C 0 235 2 238 5 237 Z N">
            <draw:equation draw:name="f0" draw:formula="5*logwidth/189"/>
            <draw:equation draw:name="f1" draw:formula="237*logheight/238"/>
            <draw:equation draw:name="f2" draw:formula="5*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5*logwidth/189"/>
            <draw:equation draw:name="f23" draw:formula="237*logheight/238"/>
            <draw:equation draw:name="f24" draw:formula="logwidth"/>
            <draw:equation draw:name="f25" draw:formula="logheight"/>
          </draw:enhanced-geometry>
        </draw:custom-shape>
        <draw:custom-shape draw:name="Freeform 9" draw:style-name="Mgr6" draw:text-style-name="MP9" draw:layer="layout" svg:width="0.251cm" svg:height="0.318cm" svg:x="28.329cm" svg:y="18.229cm">
          <text:p><text:span text:style-name="MT5"/></text:p>
          <draw:enhanced-geometry draw:mirror-horizontal="false" draw:mirror-vertical="false" drawooo:sub-view-size="189 238" draw:text-areas="0 0 ?f24 ?f25" svg:viewBox="0 0 0 0" draw:type="ooxml-non-primitive" draw:enhanced-path="M 6 237 L 6 237 C 29 228 60 220 94 220 129 220 160 228 183 237 186 238 189 235 189 232 L 189 26 C 189 24 188 22 186 22 168 13 134 0 94 0 55 0 21 13 2 22 1 22 0 24 0 26 L 0 232 C 0 235 3 238 6 237 Z N">
            <draw:equation draw:name="f0" draw:formula="6*logwidth/189"/>
            <draw:equation draw:name="f1" draw:formula="237*logheight/238"/>
            <draw:equation draw:name="f2" draw:formula="6*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6*logwidth/189"/>
            <draw:equation draw:name="f23" draw:formula="237*logheight/238"/>
            <draw:equation draw:name="f24" draw:formula="logwidth"/>
            <draw:equation draw:name="f25" draw:formula="logheight"/>
          </draw:enhanced-geometry>
        </draw:custom-shape>
        <draw:custom-shape draw:name="Freeform 10" draw:style-name="Mgr6" draw:text-style-name="MP9" draw:layer="layout" svg:width="0.251cm" svg:height="0.315cm" svg:x="28.025cm" svg:y="17.88cm">
          <text:p><text:span text:style-name="MT5"/></text:p>
          <draw:enhanced-geometry draw:mirror-horizontal="false" draw:mirror-vertical="false" drawooo:sub-view-size="189 238" draw:text-areas="0 0 ?f24 ?f25" svg:viewBox="0 0 0 0" draw:type="ooxml-non-primitive" draw:enhanced-path="M 183 1 L 183 1 C 160 10 129 18 95 18 60 18 29 10 6 1 3 0 0 3 0 6 L 0 212 C 0 214 1 216 3 217 21 225 55 238 95 238 134 238 168 225 186 216 188 216 189 214 189 212 L 189 6 C 189 3 186 0 183 1 Z N">
            <draw:equation draw:name="f0" draw:formula="183*logwidth/189"/>
            <draw:equation draw:name="f1" draw:formula="1*logheight/238"/>
            <draw:equation draw:name="f2" draw:formula="183*logwidth/189"/>
            <draw:equation draw:name="f3" draw:formula="1*logheight/238"/>
            <draw:equation draw:name="f4" draw:formula="95*logwidth/189"/>
            <draw:equation draw:name="f5" draw:formula="18*logheight/238"/>
            <draw:equation draw:name="f6" draw:formula="6*logwidth/189"/>
            <draw:equation draw:name="f7" draw:formula="1*logheight/238"/>
            <draw:equation draw:name="f8" draw:formula="0*logwidth/189"/>
            <draw:equation draw:name="f9" draw:formula="6*logheight/238"/>
            <draw:equation draw:name="f10" draw:formula="0*logwidth/189"/>
            <draw:equation draw:name="f11" draw:formula="212*logheight/238"/>
            <draw:equation draw:name="f12" draw:formula="3*logwidth/189"/>
            <draw:equation draw:name="f13" draw:formula="217*logheight/238"/>
            <draw:equation draw:name="f14" draw:formula="95*logwidth/189"/>
            <draw:equation draw:name="f15" draw:formula="238*logheight/238"/>
            <draw:equation draw:name="f16" draw:formula="186*logwidth/189"/>
            <draw:equation draw:name="f17" draw:formula="216*logheight/238"/>
            <draw:equation draw:name="f18" draw:formula="189*logwidth/189"/>
            <draw:equation draw:name="f19" draw:formula="212*logheight/238"/>
            <draw:equation draw:name="f20" draw:formula="189*logwidth/189"/>
            <draw:equation draw:name="f21" draw:formula="6*logheight/238"/>
            <draw:equation draw:name="f22" draw:formula="183*logwidth/189"/>
            <draw:equation draw:name="f23" draw:formula="1*logheight/238"/>
            <draw:equation draw:name="f24" draw:formula="logwidth"/>
            <draw:equation draw:name="f25" draw:formula="logheight"/>
          </draw:enhanced-geometry>
        </draw:custom-shape>
        <draw:custom-shape draw:name="Freeform 11" draw:style-name="Mgr6" draw:text-style-name="MP9" draw:layer="layout" svg:width="0.251cm" svg:height="0.315cm" svg:x="28.632cm" svg:y="17.882cm">
          <text:p><text:span text:style-name="MT5"/></text:p>
          <draw:enhanced-geometry draw:mirror-horizontal="false" draw:mirror-vertical="false" drawooo:sub-view-size="189 238" draw:text-areas="0 0 ?f24 ?f25" svg:viewBox="0 0 0 0" draw:type="ooxml-non-primitive" draw:enhanced-path="M 5 237 L 5 237 C 29 228 60 220 94 220 129 220 159 228 183 237 186 238 189 235 189 232 L 189 26 C 189 24 188 22 186 22 167 13 134 0 94 0 55 0 21 13 2 22 1 22 0 24 0 26 L 0 232 C 0 235 2 238 5 237 Z N">
            <draw:equation draw:name="f0" draw:formula="5*logwidth/189"/>
            <draw:equation draw:name="f1" draw:formula="237*logheight/238"/>
            <draw:equation draw:name="f2" draw:formula="5*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5*logwidth/189"/>
            <draw:equation draw:name="f23" draw:formula="237*logheight/238"/>
            <draw:equation draw:name="f24" draw:formula="logwidth"/>
            <draw:equation draw:name="f25" draw:formula="logheight"/>
          </draw:enhanced-geometry>
        </draw:custom-shape>
        <draw:custom-shape draw:name="Freeform 12" draw:style-name="Mgr6" draw:text-style-name="MP9" draw:layer="layout" svg:width="0.251cm" svg:height="0.585cm" svg:x="28.329cm" svg:y="17.612cm">
          <text:p><text:span text:style-name="MT5"/></text:p>
          <draw:enhanced-geometry draw:mirror-horizontal="false" draw:mirror-vertical="false" drawooo:sub-view-size="189 440" draw:text-areas="0 0 ?f24 ?f25" svg:viewBox="0 0 0 0" draw:type="ooxml-non-primitive" draw:enhanced-path="M 6 439 L 6 439 C 29 430 60 422 94 422 129 422 160 430 183 439 186 440 189 437 189 434 L 189 26 C 189 24 188 23 186 22 168 13 134 0 94 0 55 0 21 13 2 22 1 23 0 25 0 26 L 0 434 C 0 437 3 440 6 439 Z N">
            <draw:equation draw:name="f0" draw:formula="6*logwidth/189"/>
            <draw:equation draw:name="f1" draw:formula="439*logheight/440"/>
            <draw:equation draw:name="f2" draw:formula="6*logwidth/189"/>
            <draw:equation draw:name="f3" draw:formula="439*logheight/440"/>
            <draw:equation draw:name="f4" draw:formula="94*logwidth/189"/>
            <draw:equation draw:name="f5" draw:formula="422*logheight/440"/>
            <draw:equation draw:name="f6" draw:formula="183*logwidth/189"/>
            <draw:equation draw:name="f7" draw:formula="439*logheight/440"/>
            <draw:equation draw:name="f8" draw:formula="189*logwidth/189"/>
            <draw:equation draw:name="f9" draw:formula="434*logheight/440"/>
            <draw:equation draw:name="f10" draw:formula="189*logwidth/189"/>
            <draw:equation draw:name="f11" draw:formula="26*logheight/440"/>
            <draw:equation draw:name="f12" draw:formula="186*logwidth/189"/>
            <draw:equation draw:name="f13" draw:formula="22*logheight/440"/>
            <draw:equation draw:name="f14" draw:formula="94*logwidth/189"/>
            <draw:equation draw:name="f15" draw:formula="0*logheight/440"/>
            <draw:equation draw:name="f16" draw:formula="2*logwidth/189"/>
            <draw:equation draw:name="f17" draw:formula="22*logheight/440"/>
            <draw:equation draw:name="f18" draw:formula="0*logwidth/189"/>
            <draw:equation draw:name="f19" draw:formula="26*logheight/440"/>
            <draw:equation draw:name="f20" draw:formula="0*logwidth/189"/>
            <draw:equation draw:name="f21" draw:formula="434*logheight/440"/>
            <draw:equation draw:name="f22" draw:formula="6*logwidth/189"/>
            <draw:equation draw:name="f23" draw:formula="439*logheight/440"/>
            <draw:equation draw:name="f24" draw:formula="logwidth"/>
            <draw:equation draw:name="f25" draw:formula="logheight"/>
          </draw:enhanced-geometry>
        </draw:custom-shape>
      </draw:g>
      <draw:frame draw:name="Inhaltsplatzhalter 2" presentation:style-name="Mpr30" draw:text-style-name="MP32" draw:layer="backgroundobjects" svg:width="14.271cm" svg:height="13.352cm" svg:x="2.13cm" svg:y="3.871cm" presentation:class="outline" presentation:user-transformed="true">
        <draw:text-box>
          <text:p text:style-name="MP35"><text:span text:style-name="MT10">Textmasterformate bearbeiten</text:span></text:p>
          <text:list text:style-name="ML15">
            <text:list-item>
              <text:list>
                <text:list-item>
                  <text:p text:style-name="MP36"><text:span text:style-name="MT17">Zweite Ebene</text:span></text:p>
                </text:list-item>
              </text:list>
            </text:list-item>
          </text:list>
          <text:list text:style-name="ML16">
            <text:list-item>
              <text:list>
                <text:list-item>
                  <text:list>
                    <text:list-item>
                      <text:p text:style-name="MP36"><text:span text:style-name="MT18">Dritte Ebene</text:span></text:p>
                    </text:list-item>
                  </text:list>
                </text:list-item>
              </text:list>
            </text:list-item>
          </text:list>
          <text:list text:style-name="ML17">
            <text:list-item>
              <text:list>
                <text:list-item>
                  <text:list>
                    <text:list-item>
                      <text:list>
                        <text:list-item>
                          <text:p text:style-name="MP37"><text:span text:style-name="MT19">Vierte Ebene</text:span></text:p>
                        </text:list-item>
                      </text:list>
                    </text:list-item>
                  </text:list>
                </text:list-item>
              </text:list>
            </text:list-item>
          </text:list>
          <text:list text:style-name="ML18">
            <text:list-item>
              <text:list>
                <text:list-item>
                  <text:list>
                    <text:list-item>
                      <text:list>
                        <text:list-item>
                          <text:list>
                            <text:list-item>
                              <text:p text:style-name="MP37"><text:span text:style-name="MT20">Fünfte Ebene</text:span></text:p>
                            </text:list-item>
                          </text:list>
                        </text:list-item>
                      </text:list>
                    </text:list-item>
                  </text:list>
                </text:list-item>
              </text:list>
            </text:list-item>
          </text:list>
        </draw:text-box>
      </draw:frame>
      <draw:frame draw:name="Bildplatzhalter 58" presentation:style-name="Mpr31" draw:text-style-name="MP13" draw:layer="backgroundobjects" svg:width="14.791cm" svg:height="13.401cm" svg:x="16.944cm" svg:y="3.823cm" presentation:class="outline" presentation:user-transformed="true">
        <draw:text-box>
          <text:p text:style-name="MP12"><text:span text:style-name="MT5">Bild einfügen</text:span></text:p>
        </draw:text-box>
      </draw:frame>
      <draw:frame draw:name="Titel 1" presentation:style-name="Mpr32" draw:text-style-name="MP27" draw:layer="backgroundobjects" svg:width="29.599cm" svg:height="3.476cm" svg:x="2.13cm" svg:y="0.346cm" presentation:class="title" presentation:user-transformed="true">
        <draw:text-box>
          <text:p text:style-name="MP26"><text:span text:style-name="MT16">Titel Headline max. zweizeilig</text:span></text:p>
        </draw:text-box>
      </draw:frame>
      <presentation:notes style:page-layout-name="PM2">
        <draw:page-thumbnail presentation:style-name="_34__5f_Titel_20_und_20_Inhalt-3-title" draw:layer="backgroundobjects" svg:width="16.932cm" svg:height="9.524cm" svg:x="1.058cm" svg:y="1.93cm" presentation:class="page"/>
        <draw:frame presentation:style-name="_34__5f_Titel_20_und_20_Inhalt-3-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presentation:header/></text:p>
          </draw:text-box>
        </draw:frame>
        <draw:frame presentation:style-name="Mpr33" draw:text-style-name="MP4" draw:layer="backgroundobjects" svg:width="8.266cm" svg:height="1.269cm" svg:x="10.783cm" svg:y="0cm" presentation:class="date-time">
          <draw:text-box>
            <text:p text:style-name="MP3"><presentation:date-time/></text:p>
          </draw:text-box>
        </draw:frame>
        <draw:frame presentation:style-name="Mpr34" draw:text-style-name="MP2" draw:layer="backgroundobjects" svg:width="8.266cm" svg:height="1.269cm" svg:x="0cm" svg:y="24.13cm" presentation:class="footer">
          <draw:text-box>
            <text:p text:style-name="MP1"><presentation:footer/></text:p>
          </draw:text-box>
        </draw:frame>
        <draw:frame presentation:style-name="Mpr34" draw:text-style-name="MP4" draw:layer="backgroundobjects" svg:width="8.266cm" svg:height="1.269cm" svg:x="10.783cm" svg:y="24.13cm" presentation:class="page-number">
          <draw:text-box>
            <text:p text:style-name="MP3"><text:page-number>&lt;Foliennummer&gt;</text:page-number></text:p>
          </draw:text-box>
        </draw:frame>
      </presentation:notes>
    </style:master-page>
    <style:master-page style:name="_36__5f_Endfolie" style:display-name="6_Endfolie" style:page-layout-name="PM1" draw:style-name="Mdp1">
      <draw:custom-shape draw:name="Textfeld 24" draw:style-name="Mgr3" draw:text-style-name="MP6" draw:layer="backgroundobjects" svg:width="6.694cm" svg:height="0.843cm" svg:x="20.971cm" svg:y="17.826cm">
        <text:p text:style-name="MP5"><text:span text:style-name="MT1">Angabe der Struktureinheit 2. Ebene: </text:span><text:span text:style-name="MT1"><text:line-break/></text:span><text:span text:style-name="MT1">Fakultät | Institut | Einricht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28" draw:style-name="Mgr4" draw:text-style-name="MP7" draw:layer="backgroundobjects" svg:x1="27.737cm" svg:y1="17.638cm" svg:x2="27.738cm" svg:y2="18.538cm">
        <text:p/>
      </draw:line>
      <draw:custom-shape draw:name="Textfeld 29" draw:style-name="Mgr5" draw:text-style-name="MP6" draw:layer="backgroundobjects" svg:width="17.668cm" svg:height="0.845cm" svg:x="3.43cm" svg:y="17.767cm">
        <text:p text:style-name="MP8"><text:span text:style-name="MT2">Titel/Kapitel | Redner oder Autor, Akad. Grad</text:span></text:p>
        <text:p text:style-name="MP8"><text:span text:style-name="MT3">(C) </text:span><text:span text:style-name="MT3"><text:date style:data-style-name="D4" text:date-value="2022-06-30">30.06.2022</text:date></text:span><text:span text:style-name="MT3"><text:s/>Hochschule Mittweid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Mgr5" draw:text-style-name="MP6" draw:layer="backgroundobjects" svg:width="1.201cm" svg:height="0.593cm" svg:x="2.13cm" svg:y="17.739cm">
        <text:p text:style-name="MP8"><text:span text:style-name="MT4"><text:page-number>&lt;Foliennumm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custom-shape draw:name="Freeform 5" draw:style-name="Mgr6" draw:text-style-name="MP9" draw:layer="layout" svg:width="2.561cm" svg:height="0.271cm" svg:x="29.185cm" svg:y="17.928cm">
          <text:p><text:span text:style-name="MT5"/></text:p>
          <draw:enhanced-geometry draw:mirror-horizontal="false" draw:mirror-vertical="false" drawooo:sub-view-size="1920 204" draw:text-areas="0 0 ?f108 ?f109" svg:viewBox="0 0 0 0" draw:type="ooxml-non-primitive" draw:enhanced-path="M 171 3 L 171 3 117 3 117 76 54 76 54 3 0 3 0 201 54 201 54 120 117 120 117 201 171 201 171 3 Z M 380 26 L 380 26 C 364 8 340 0 308 0 277 0 252 8 236 26 219 43 211 68 211 102 211 135 219 160 236 178 253 195 277 204 308 204 339 204 363 195 380 178 396 161 404 135 404 102 404 68 396 43 380 26 Z M 308 44 L 308 44 C 321 44 331 48 338 58 345 67 348 82 348 102 348 122 345 136 338 145 331 155 321 159 308 159 281 159 268 140 268 102 268 63 281 44 308 44 Z M 557 47 L 557 47 C 564 50 571 53 579 56 L 595 14 C 576 5 555 0 534 0 514 0 497 4 482 12 468 21 457 33 449 48 441 64 437 82 437 103 437 135 445 161 461 178 477 195 500 204 530 204 551 204 570 200 587 193 L 587 148 C 578 151 570 154 562 157 553 159 545 160 536 160 507 160 493 141 493 103 493 85 496 70 503 60 510 49 520 44 533 44 542 44 549 45 557 47 Z M 800 3 L 800 3 746 3 746 76 684 76 684 3 630 3 630 201 684 201 684 120 746 120 746 201 800 201 800 3 Z M 971 108 L 971 108 C 964 99 952 91 935 83 917 75 906 69 902 66 898 63 896 60 896 56 896 52 898 49 901 47 904 44 909 43 916 43 930 43 946 47 964 56 L 981 14 C 960 5 939 0 918 0 895 0 876 5 863 15 850 25 843 40 843 58 843 68 845 76 848 83 851 91 856 97 862 102 869 108 878 114 891 120 906 126 915 130 918 132 921 134 924 137 925 139 927 141 927 143 927 146 927 150 925 154 922 156 918 159 912 160 904 160 895 160 885 159 874 156 863 153 852 149 842 144 L 842 192 C 851 196 861 199 870 201 879 203 890 204 903 204 919 204 933 201 945 196 956 191 965 183 972 174 978 164 981 153 981 141 981 128 978 117 971 108 Z M 1130 47 L 1130 47 C 1137 50 1144 53 1152 56 L 1168 14 C 1148 5 1128 0 1106 0 1087 0 1070 4 1055 12 1041 21 1030 33 1022 48 1014 64 1010 82 1010 103 1010 135 1018 161 1034 178 1050 195 1073 204 1103 204 1124 204 1143 200 1159 193 L 1159 148 C 1151 151 1143 154 1134 157 1126 159 1118 160 1109 160 1080 160 1065 141 1065 103 1065 85 1069 70 1076 60 1083 49 1093 44 1106 44 1114 44 1122 45 1130 47 Z M 1373 3 L 1373 3 1319 3 1319 76 1256 76 1256 3 1202 3 1202 201 1256 201 1256 120 1319 120 1319 201 1373 201 1373 3 Z M 1537 3 L 1537 3 1537 119 C 1537 133 1534 144 1529 150 1524 156 1516 159 1505 159 1495 159 1487 156 1482 150 1477 144 1474 133 1474 119 L 1474 3 1420 3 1420 124 C 1420 150 1428 169 1442 183 1457 197 1477 204 1505 204 1532 204 1553 197 1568 183 1583 168 1590 148 1590 122 L 1590 3 1537 3 Z M 1768 201 L 1768 201 1768 158 1692 158 1692 3 1638 3 1638 201 1768 201 Z M 1920 158 L 1920 158 1856 158 1856 120 1916 120 1916 77 1856 77 1856 46 1920 46 1920 3 1802 3 1802 201 1920 201 1920 158 Z N">
            <draw:equation draw:name="f0" draw:formula="117*logwidth/1920"/>
            <draw:equation draw:name="f1" draw:formula="3*logheight/204"/>
            <draw:equation draw:name="f2" draw:formula="54*logwidth/1920"/>
            <draw:equation draw:name="f3" draw:formula="3*logheight/204"/>
            <draw:equation draw:name="f4" draw:formula="54*logwidth/1920"/>
            <draw:equation draw:name="f5" draw:formula="201*logheight/204"/>
            <draw:equation draw:name="f6" draw:formula="117*logwidth/1920"/>
            <draw:equation draw:name="f7" draw:formula="201*logheight/204"/>
            <draw:equation draw:name="f8" draw:formula="380*logwidth/1920"/>
            <draw:equation draw:name="f9" draw:formula="26*logheight/204"/>
            <draw:equation draw:name="f10" draw:formula="236*logwidth/1920"/>
            <draw:equation draw:name="f11" draw:formula="26*logheight/204"/>
            <draw:equation draw:name="f12" draw:formula="308*logwidth/1920"/>
            <draw:equation draw:name="f13" draw:formula="204*logheight/204"/>
            <draw:equation draw:name="f14" draw:formula="380*logwidth/1920"/>
            <draw:equation draw:name="f15" draw:formula="26*logheight/204"/>
            <draw:equation draw:name="f16" draw:formula="338*logwidth/1920"/>
            <draw:equation draw:name="f17" draw:formula="58*logheight/204"/>
            <draw:equation draw:name="f18" draw:formula="308*logwidth/1920"/>
            <draw:equation draw:name="f19" draw:formula="159*logheight/204"/>
            <draw:equation draw:name="f20" draw:formula="557*logwidth/1920"/>
            <draw:equation draw:name="f21" draw:formula="47*logheight/204"/>
            <draw:equation draw:name="f22" draw:formula="595*logwidth/1920"/>
            <draw:equation draw:name="f23" draw:formula="14*logheight/204"/>
            <draw:equation draw:name="f24" draw:formula="449*logwidth/1920"/>
            <draw:equation draw:name="f25" draw:formula="48*logheight/204"/>
            <draw:equation draw:name="f26" draw:formula="530*logwidth/1920"/>
            <draw:equation draw:name="f27" draw:formula="204*logheight/204"/>
            <draw:equation draw:name="f28" draw:formula="562*logwidth/1920"/>
            <draw:equation draw:name="f29" draw:formula="157*logheight/204"/>
            <draw:equation draw:name="f30" draw:formula="503*logwidth/1920"/>
            <draw:equation draw:name="f31" draw:formula="60*logheight/204"/>
            <draw:equation draw:name="f32" draw:formula="800*logwidth/1920"/>
            <draw:equation draw:name="f33" draw:formula="3*logheight/204"/>
            <draw:equation draw:name="f34" draw:formula="746*logwidth/1920"/>
            <draw:equation draw:name="f35" draw:formula="76*logheight/204"/>
            <draw:equation draw:name="f36" draw:formula="630*logwidth/1920"/>
            <draw:equation draw:name="f37" draw:formula="3*logheight/204"/>
            <draw:equation draw:name="f38" draw:formula="684*logwidth/1920"/>
            <draw:equation draw:name="f39" draw:formula="120*logheight/204"/>
            <draw:equation draw:name="f40" draw:formula="800*logwidth/1920"/>
            <draw:equation draw:name="f41" draw:formula="201*logheight/204"/>
            <draw:equation draw:name="f42" draw:formula="971*logwidth/1920"/>
            <draw:equation draw:name="f43" draw:formula="108*logheight/204"/>
            <draw:equation draw:name="f44" draw:formula="896*logwidth/1920"/>
            <draw:equation draw:name="f45" draw:formula="56*logheight/204"/>
            <draw:equation draw:name="f46" draw:formula="964*logwidth/1920"/>
            <draw:equation draw:name="f47" draw:formula="56*logheight/204"/>
            <draw:equation draw:name="f48" draw:formula="863*logwidth/1920"/>
            <draw:equation draw:name="f49" draw:formula="15*logheight/204"/>
            <draw:equation draw:name="f50" draw:formula="862*logwidth/1920"/>
            <draw:equation draw:name="f51" draw:formula="102*logheight/204"/>
            <draw:equation draw:name="f52" draw:formula="925*logwidth/1920"/>
            <draw:equation draw:name="f53" draw:formula="139*logheight/204"/>
            <draw:equation draw:name="f54" draw:formula="904*logwidth/1920"/>
            <draw:equation draw:name="f55" draw:formula="160*logheight/204"/>
            <draw:equation draw:name="f56" draw:formula="842*logwidth/1920"/>
            <draw:equation draw:name="f57" draw:formula="192*logheight/204"/>
            <draw:equation draw:name="f58" draw:formula="945*logwidth/1920"/>
            <draw:equation draw:name="f59" draw:formula="196*logheight/204"/>
            <draw:equation draw:name="f60" draw:formula="971*logwidth/1920"/>
            <draw:equation draw:name="f61" draw:formula="108*logheight/204"/>
            <draw:equation draw:name="f62" draw:formula="1152*logwidth/1920"/>
            <draw:equation draw:name="f63" draw:formula="56*logheight/204"/>
            <draw:equation draw:name="f64" draw:formula="1055*logwidth/1920"/>
            <draw:equation draw:name="f65" draw:formula="12*logheight/204"/>
            <draw:equation draw:name="f66" draw:formula="1034*logwidth/1920"/>
            <draw:equation draw:name="f67" draw:formula="178*logheight/204"/>
            <draw:equation draw:name="f68" draw:formula="1159*logwidth/1920"/>
            <draw:equation draw:name="f69" draw:formula="148*logheight/204"/>
            <draw:equation draw:name="f70" draw:formula="1065*logwidth/1920"/>
            <draw:equation draw:name="f71" draw:formula="103*logheight/204"/>
            <draw:equation draw:name="f72" draw:formula="1130*logwidth/1920"/>
            <draw:equation draw:name="f73" draw:formula="47*logheight/204"/>
            <draw:equation draw:name="f74" draw:formula="1319*logwidth/1920"/>
            <draw:equation draw:name="f75" draw:formula="3*logheight/204"/>
            <draw:equation draw:name="f76" draw:formula="1256*logwidth/1920"/>
            <draw:equation draw:name="f77" draw:formula="3*logheight/204"/>
            <draw:equation draw:name="f78" draw:formula="1256*logwidth/1920"/>
            <draw:equation draw:name="f79" draw:formula="201*logheight/204"/>
            <draw:equation draw:name="f80" draw:formula="1319*logwidth/1920"/>
            <draw:equation draw:name="f81" draw:formula="201*logheight/204"/>
            <draw:equation draw:name="f82" draw:formula="1537*logwidth/1920"/>
            <draw:equation draw:name="f83" draw:formula="3*logheight/204"/>
            <draw:equation draw:name="f84" draw:formula="1529*logwidth/1920"/>
            <draw:equation draw:name="f85" draw:formula="150*logheight/204"/>
            <draw:equation draw:name="f86" draw:formula="1474*logwidth/1920"/>
            <draw:equation draw:name="f87" draw:formula="119*logheight/204"/>
            <draw:equation draw:name="f88" draw:formula="1420*logwidth/1920"/>
            <draw:equation draw:name="f89" draw:formula="124*logheight/204"/>
            <draw:equation draw:name="f90" draw:formula="1568*logwidth/1920"/>
            <draw:equation draw:name="f91" draw:formula="183*logheight/204"/>
            <draw:equation draw:name="f92" draw:formula="1537*logwidth/1920"/>
            <draw:equation draw:name="f93" draw:formula="3*logheight/204"/>
            <draw:equation draw:name="f94" draw:formula="1768*logwidth/1920"/>
            <draw:equation draw:name="f95" draw:formula="158*logheight/204"/>
            <draw:equation draw:name="f96" draw:formula="1638*logwidth/1920"/>
            <draw:equation draw:name="f97" draw:formula="3*logheight/204"/>
            <draw:equation draw:name="f98" draw:formula="1920*logwidth/1920"/>
            <draw:equation draw:name="f99" draw:formula="158*logheight/204"/>
            <draw:equation draw:name="f100" draw:formula="1856*logwidth/1920"/>
            <draw:equation draw:name="f101" draw:formula="120*logheight/204"/>
            <draw:equation draw:name="f102" draw:formula="1856*logwidth/1920"/>
            <draw:equation draw:name="f103" draw:formula="77*logheight/204"/>
            <draw:equation draw:name="f104" draw:formula="1920*logwidth/1920"/>
            <draw:equation draw:name="f105" draw:formula="3*logheight/204"/>
            <draw:equation draw:name="f106" draw:formula="1920*logwidth/1920"/>
            <draw:equation draw:name="f107" draw:formula="201*logheight/204"/>
            <draw:equation draw:name="f108" draw:formula="logwidth"/>
            <draw:equation draw:name="f109" draw:formula="logheight"/>
          </draw:enhanced-geometry>
        </draw:custom-shape>
        <draw:custom-shape draw:name="Freeform 6" draw:style-name="Mgr6" draw:text-style-name="MP9" draw:layer="layout" svg:width="2.221cm" svg:height="0.265cm" svg:x="29.185cm" svg:y="18.273cm">
          <text:p><text:span text:style-name="MT5"/></text:p>
          <draw:enhanced-geometry draw:mirror-horizontal="false" draw:mirror-vertical="false" drawooo:sub-view-size="1665 199" draw:text-areas="0 0 ?f84 ?f85" svg:viewBox="0 0 0 0" draw:type="ooxml-non-primitive" draw:enhanced-path="M 138 199 L 138 199 178 56 179 56 C 178 78 178 91 177 97 177 102 177 107 177 112 L 177 199 227 199 227 0 155 0 114 141 113 141 72 0 0 0 0 199 48 199 48 113 C 48 99 47 80 45 56 L 46 56 87 199 138 199 Z M 329 0 L 329 0 275 0 275 199 329 199 329 0 Z M 464 44 L 464 44 513 44 513 0 362 0 362 44 411 44 411 199 464 199 464 44 Z M 640 44 L 640 44 689 44 689 0 538 0 538 44 587 44 587 199 640 199 640 44 Z M 994 0 L 994 0 942 0 920 100 C 915 125 912 143 910 153 909 145 907 133 904 117 901 101 898 88 896 76 L 879 0 829 0 811 76 C 809 86 806 99 803 115 800 131 798 143 797 153 795 140 791 122 786 100 L 765 0 713 0 762 199 826 199 C 837 147 844 117 846 110 847 103 849 95 850 86 852 77 853 70 854 64 855 71 856 80 858 91 860 102 862 109 862 112 L 881 199 945 199 994 0 Z M 1143 155 L 1143 155 1079 155 1079 118 1138 118 1138 75 1079 75 1079 43 1143 43 1143 0 1025 0 1025 199 1143 199 1143 155 Z M 1241 0 L 1241 0 1187 0 1187 199 1241 199 1241 0 Z M 1432 25 L 1432 25 C 1415 9 1390 0 1358 0 L 1290 0 1290 199 1354 199 C 1387 199 1413 190 1431 172 1449 154 1458 129 1458 96 1458 65 1450 41 1432 25 Z M 1391 141 L 1391 141 C 1384 150 1372 155 1355 155 L 1343 155 1343 44 1359 44 C 1374 44 1385 48 1392 57 1399 66 1403 79 1403 97 1403 117 1399 131 1391 141 Z M 1665 199 L 1665 199 1600 0 1528 0 1463 199 1522 199 1532 162 1597 162 1606 199 1665 199 Z M 1543 118 L 1543 118 C 1552 87 1557 66 1559 55 1562 45 1563 37 1564 32 1565 37 1567 46 1570 57 1573 69 1575 78 1577 85 L 1586 118 1543 118 Z N">
            <draw:equation draw:name="f0" draw:formula="178*logwidth/1665"/>
            <draw:equation draw:name="f1" draw:formula="56*logheight/199"/>
            <draw:equation draw:name="f2" draw:formula="177*logwidth/1665"/>
            <draw:equation draw:name="f3" draw:formula="112*logheight/199"/>
            <draw:equation draw:name="f4" draw:formula="227*logwidth/1665"/>
            <draw:equation draw:name="f5" draw:formula="0*logheight/199"/>
            <draw:equation draw:name="f6" draw:formula="113*logwidth/1665"/>
            <draw:equation draw:name="f7" draw:formula="141*logheight/199"/>
            <draw:equation draw:name="f8" draw:formula="0*logwidth/1665"/>
            <draw:equation draw:name="f9" draw:formula="199*logheight/199"/>
            <draw:equation draw:name="f10" draw:formula="45*logwidth/1665"/>
            <draw:equation draw:name="f11" draw:formula="56*logheight/199"/>
            <draw:equation draw:name="f12" draw:formula="138*logwidth/1665"/>
            <draw:equation draw:name="f13" draw:formula="199*logheight/199"/>
            <draw:equation draw:name="f14" draw:formula="275*logwidth/1665"/>
            <draw:equation draw:name="f15" draw:formula="0*logheight/199"/>
            <draw:equation draw:name="f16" draw:formula="329*logwidth/1665"/>
            <draw:equation draw:name="f17" draw:formula="0*logheight/199"/>
            <draw:equation draw:name="f18" draw:formula="513*logwidth/1665"/>
            <draw:equation draw:name="f19" draw:formula="44*logheight/199"/>
            <draw:equation draw:name="f20" draw:formula="362*logwidth/1665"/>
            <draw:equation draw:name="f21" draw:formula="44*logheight/199"/>
            <draw:equation draw:name="f22" draw:formula="464*logwidth/1665"/>
            <draw:equation draw:name="f23" draw:formula="199*logheight/199"/>
            <draw:equation draw:name="f24" draw:formula="640*logwidth/1665"/>
            <draw:equation draw:name="f25" draw:formula="44*logheight/199"/>
            <draw:equation draw:name="f26" draw:formula="538*logwidth/1665"/>
            <draw:equation draw:name="f27" draw:formula="0*logheight/199"/>
            <draw:equation draw:name="f28" draw:formula="587*logwidth/1665"/>
            <draw:equation draw:name="f29" draw:formula="199*logheight/199"/>
            <draw:equation draw:name="f30" draw:formula="994*logwidth/1665"/>
            <draw:equation draw:name="f31" draw:formula="0*logheight/199"/>
            <draw:equation draw:name="f32" draw:formula="920*logwidth/1665"/>
            <draw:equation draw:name="f33" draw:formula="100*logheight/199"/>
            <draw:equation draw:name="f34" draw:formula="896*logwidth/1665"/>
            <draw:equation draw:name="f35" draw:formula="76*logheight/199"/>
            <draw:equation draw:name="f36" draw:formula="811*logwidth/1665"/>
            <draw:equation draw:name="f37" draw:formula="76*logheight/199"/>
            <draw:equation draw:name="f38" draw:formula="786*logwidth/1665"/>
            <draw:equation draw:name="f39" draw:formula="100*logheight/199"/>
            <draw:equation draw:name="f40" draw:formula="762*logwidth/1665"/>
            <draw:equation draw:name="f41" draw:formula="199*logheight/199"/>
            <draw:equation draw:name="f42" draw:formula="850*logwidth/1665"/>
            <draw:equation draw:name="f43" draw:formula="86*logheight/199"/>
            <draw:equation draw:name="f44" draw:formula="862*logwidth/1665"/>
            <draw:equation draw:name="f45" draw:formula="112*logheight/199"/>
            <draw:equation draw:name="f46" draw:formula="994*logwidth/1665"/>
            <draw:equation draw:name="f47" draw:formula="0*logheight/199"/>
            <draw:equation draw:name="f48" draw:formula="1079*logwidth/1665"/>
            <draw:equation draw:name="f49" draw:formula="155*logheight/199"/>
            <draw:equation draw:name="f50" draw:formula="1138*logwidth/1665"/>
            <draw:equation draw:name="f51" draw:formula="75*logheight/199"/>
            <draw:equation draw:name="f52" draw:formula="1143*logwidth/1665"/>
            <draw:equation draw:name="f53" draw:formula="43*logheight/199"/>
            <draw:equation draw:name="f54" draw:formula="1025*logwidth/1665"/>
            <draw:equation draw:name="f55" draw:formula="199*logheight/199"/>
            <draw:equation draw:name="f56" draw:formula="1241*logwidth/1665"/>
            <draw:equation draw:name="f57" draw:formula="0*logheight/199"/>
            <draw:equation draw:name="f58" draw:formula="1187*logwidth/1665"/>
            <draw:equation draw:name="f59" draw:formula="199*logheight/199"/>
            <draw:equation draw:name="f60" draw:formula="1432*logwidth/1665"/>
            <draw:equation draw:name="f61" draw:formula="25*logheight/199"/>
            <draw:equation draw:name="f62" draw:formula="1290*logwidth/1665"/>
            <draw:equation draw:name="f63" draw:formula="0*logheight/199"/>
            <draw:equation draw:name="f64" draw:formula="1431*logwidth/1665"/>
            <draw:equation draw:name="f65" draw:formula="172*logheight/199"/>
            <draw:equation draw:name="f66" draw:formula="1391*logwidth/1665"/>
            <draw:equation draw:name="f67" draw:formula="141*logheight/199"/>
            <draw:equation draw:name="f68" draw:formula="1343*logwidth/1665"/>
            <draw:equation draw:name="f69" draw:formula="155*logheight/199"/>
            <draw:equation draw:name="f70" draw:formula="1392*logwidth/1665"/>
            <draw:equation draw:name="f71" draw:formula="57*logheight/199"/>
            <draw:equation draw:name="f72" draw:formula="1665*logwidth/1665"/>
            <draw:equation draw:name="f73" draw:formula="199*logheight/199"/>
            <draw:equation draw:name="f74" draw:formula="1528*logwidth/1665"/>
            <draw:equation draw:name="f75" draw:formula="0*logheight/199"/>
            <draw:equation draw:name="f76" draw:formula="1532*logwidth/1665"/>
            <draw:equation draw:name="f77" draw:formula="162*logheight/199"/>
            <draw:equation draw:name="f78" draw:formula="1665*logwidth/1665"/>
            <draw:equation draw:name="f79" draw:formula="199*logheight/199"/>
            <draw:equation draw:name="f80" draw:formula="1559*logwidth/1665"/>
            <draw:equation draw:name="f81" draw:formula="55*logheight/199"/>
            <draw:equation draw:name="f82" draw:formula="1577*logwidth/1665"/>
            <draw:equation draw:name="f83" draw:formula="85*logheight/199"/>
            <draw:equation draw:name="f84" draw:formula="logwidth"/>
            <draw:equation draw:name="f85" draw:formula="logheight"/>
          </draw:enhanced-geometry>
        </draw:custom-shape>
        <draw:custom-shape draw:name="Freeform 7" draw:style-name="Mgr6" draw:text-style-name="MP9" draw:layer="layout" svg:width="0.251cm" svg:height="0.315cm" svg:x="28.025cm" svg:y="18.229cm">
          <text:p><text:span text:style-name="MT5"/></text:p>
          <draw:enhanced-geometry draw:mirror-horizontal="false" draw:mirror-vertical="false" drawooo:sub-view-size="189 238" draw:text-areas="0 0 ?f24 ?f25" svg:viewBox="0 0 0 0" draw:type="ooxml-non-primitive" draw:enhanced-path="M 183 1 L 183 1 C 160 10 129 18 95 18 60 18 29 10 6 1 3 0 0 3 0 6 L 0 212 C 0 214 1 216 3 217 21 225 55 238 95 238 134 238 168 225 186 216 188 216 189 214 189 212 L 189 6 C 189 3 186 0 183 1 Z N">
            <draw:equation draw:name="f0" draw:formula="183*logwidth/189"/>
            <draw:equation draw:name="f1" draw:formula="1*logheight/238"/>
            <draw:equation draw:name="f2" draw:formula="183*logwidth/189"/>
            <draw:equation draw:name="f3" draw:formula="1*logheight/238"/>
            <draw:equation draw:name="f4" draw:formula="95*logwidth/189"/>
            <draw:equation draw:name="f5" draw:formula="18*logheight/238"/>
            <draw:equation draw:name="f6" draw:formula="6*logwidth/189"/>
            <draw:equation draw:name="f7" draw:formula="1*logheight/238"/>
            <draw:equation draw:name="f8" draw:formula="0*logwidth/189"/>
            <draw:equation draw:name="f9" draw:formula="6*logheight/238"/>
            <draw:equation draw:name="f10" draw:formula="0*logwidth/189"/>
            <draw:equation draw:name="f11" draw:formula="212*logheight/238"/>
            <draw:equation draw:name="f12" draw:formula="3*logwidth/189"/>
            <draw:equation draw:name="f13" draw:formula="217*logheight/238"/>
            <draw:equation draw:name="f14" draw:formula="95*logwidth/189"/>
            <draw:equation draw:name="f15" draw:formula="238*logheight/238"/>
            <draw:equation draw:name="f16" draw:formula="186*logwidth/189"/>
            <draw:equation draw:name="f17" draw:formula="216*logheight/238"/>
            <draw:equation draw:name="f18" draw:formula="189*logwidth/189"/>
            <draw:equation draw:name="f19" draw:formula="212*logheight/238"/>
            <draw:equation draw:name="f20" draw:formula="189*logwidth/189"/>
            <draw:equation draw:name="f21" draw:formula="6*logheight/238"/>
            <draw:equation draw:name="f22" draw:formula="183*logwidth/189"/>
            <draw:equation draw:name="f23" draw:formula="1*logheight/238"/>
            <draw:equation draw:name="f24" draw:formula="logwidth"/>
            <draw:equation draw:name="f25" draw:formula="logheight"/>
          </draw:enhanced-geometry>
        </draw:custom-shape>
        <draw:custom-shape draw:name="Freeform 8" draw:style-name="Mgr6" draw:text-style-name="MP9" draw:layer="layout" svg:width="0.251cm" svg:height="0.318cm" svg:x="28.632cm" svg:y="18.229cm">
          <text:p><text:span text:style-name="MT5"/></text:p>
          <draw:enhanced-geometry draw:mirror-horizontal="false" draw:mirror-vertical="false" drawooo:sub-view-size="189 238" draw:text-areas="0 0 ?f24 ?f25" svg:viewBox="0 0 0 0" draw:type="ooxml-non-primitive" draw:enhanced-path="M 5 237 L 5 237 C 29 228 60 220 94 220 129 220 159 228 183 237 186 238 189 235 189 232 L 189 26 C 189 24 188 22 186 22 167 13 134 0 94 0 55 0 21 13 2 22 1 22 0 24 0 26 L 0 232 C 0 235 2 238 5 237 Z N">
            <draw:equation draw:name="f0" draw:formula="5*logwidth/189"/>
            <draw:equation draw:name="f1" draw:formula="237*logheight/238"/>
            <draw:equation draw:name="f2" draw:formula="5*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5*logwidth/189"/>
            <draw:equation draw:name="f23" draw:formula="237*logheight/238"/>
            <draw:equation draw:name="f24" draw:formula="logwidth"/>
            <draw:equation draw:name="f25" draw:formula="logheight"/>
          </draw:enhanced-geometry>
        </draw:custom-shape>
        <draw:custom-shape draw:name="Freeform 9" draw:style-name="Mgr6" draw:text-style-name="MP9" draw:layer="layout" svg:width="0.251cm" svg:height="0.318cm" svg:x="28.329cm" svg:y="18.229cm">
          <text:p><text:span text:style-name="MT5"/></text:p>
          <draw:enhanced-geometry draw:mirror-horizontal="false" draw:mirror-vertical="false" drawooo:sub-view-size="189 238" draw:text-areas="0 0 ?f24 ?f25" svg:viewBox="0 0 0 0" draw:type="ooxml-non-primitive" draw:enhanced-path="M 6 237 L 6 237 C 29 228 60 220 94 220 129 220 160 228 183 237 186 238 189 235 189 232 L 189 26 C 189 24 188 22 186 22 168 13 134 0 94 0 55 0 21 13 2 22 1 22 0 24 0 26 L 0 232 C 0 235 3 238 6 237 Z N">
            <draw:equation draw:name="f0" draw:formula="6*logwidth/189"/>
            <draw:equation draw:name="f1" draw:formula="237*logheight/238"/>
            <draw:equation draw:name="f2" draw:formula="6*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6*logwidth/189"/>
            <draw:equation draw:name="f23" draw:formula="237*logheight/238"/>
            <draw:equation draw:name="f24" draw:formula="logwidth"/>
            <draw:equation draw:name="f25" draw:formula="logheight"/>
          </draw:enhanced-geometry>
        </draw:custom-shape>
        <draw:custom-shape draw:name="Freeform 10" draw:style-name="Mgr6" draw:text-style-name="MP9" draw:layer="layout" svg:width="0.251cm" svg:height="0.315cm" svg:x="28.025cm" svg:y="17.88cm">
          <text:p><text:span text:style-name="MT5"/></text:p>
          <draw:enhanced-geometry draw:mirror-horizontal="false" draw:mirror-vertical="false" drawooo:sub-view-size="189 238" draw:text-areas="0 0 ?f24 ?f25" svg:viewBox="0 0 0 0" draw:type="ooxml-non-primitive" draw:enhanced-path="M 183 1 L 183 1 C 160 10 129 18 95 18 60 18 29 10 6 1 3 0 0 3 0 6 L 0 212 C 0 214 1 216 3 217 21 225 55 238 95 238 134 238 168 225 186 216 188 216 189 214 189 212 L 189 6 C 189 3 186 0 183 1 Z N">
            <draw:equation draw:name="f0" draw:formula="183*logwidth/189"/>
            <draw:equation draw:name="f1" draw:formula="1*logheight/238"/>
            <draw:equation draw:name="f2" draw:formula="183*logwidth/189"/>
            <draw:equation draw:name="f3" draw:formula="1*logheight/238"/>
            <draw:equation draw:name="f4" draw:formula="95*logwidth/189"/>
            <draw:equation draw:name="f5" draw:formula="18*logheight/238"/>
            <draw:equation draw:name="f6" draw:formula="6*logwidth/189"/>
            <draw:equation draw:name="f7" draw:formula="1*logheight/238"/>
            <draw:equation draw:name="f8" draw:formula="0*logwidth/189"/>
            <draw:equation draw:name="f9" draw:formula="6*logheight/238"/>
            <draw:equation draw:name="f10" draw:formula="0*logwidth/189"/>
            <draw:equation draw:name="f11" draw:formula="212*logheight/238"/>
            <draw:equation draw:name="f12" draw:formula="3*logwidth/189"/>
            <draw:equation draw:name="f13" draw:formula="217*logheight/238"/>
            <draw:equation draw:name="f14" draw:formula="95*logwidth/189"/>
            <draw:equation draw:name="f15" draw:formula="238*logheight/238"/>
            <draw:equation draw:name="f16" draw:formula="186*logwidth/189"/>
            <draw:equation draw:name="f17" draw:formula="216*logheight/238"/>
            <draw:equation draw:name="f18" draw:formula="189*logwidth/189"/>
            <draw:equation draw:name="f19" draw:formula="212*logheight/238"/>
            <draw:equation draw:name="f20" draw:formula="189*logwidth/189"/>
            <draw:equation draw:name="f21" draw:formula="6*logheight/238"/>
            <draw:equation draw:name="f22" draw:formula="183*logwidth/189"/>
            <draw:equation draw:name="f23" draw:formula="1*logheight/238"/>
            <draw:equation draw:name="f24" draw:formula="logwidth"/>
            <draw:equation draw:name="f25" draw:formula="logheight"/>
          </draw:enhanced-geometry>
        </draw:custom-shape>
        <draw:custom-shape draw:name="Freeform 11" draw:style-name="Mgr6" draw:text-style-name="MP9" draw:layer="layout" svg:width="0.251cm" svg:height="0.315cm" svg:x="28.632cm" svg:y="17.882cm">
          <text:p><text:span text:style-name="MT5"/></text:p>
          <draw:enhanced-geometry draw:mirror-horizontal="false" draw:mirror-vertical="false" drawooo:sub-view-size="189 238" draw:text-areas="0 0 ?f24 ?f25" svg:viewBox="0 0 0 0" draw:type="ooxml-non-primitive" draw:enhanced-path="M 5 237 L 5 237 C 29 228 60 220 94 220 129 220 159 228 183 237 186 238 189 235 189 232 L 189 26 C 189 24 188 22 186 22 167 13 134 0 94 0 55 0 21 13 2 22 1 22 0 24 0 26 L 0 232 C 0 235 2 238 5 237 Z N">
            <draw:equation draw:name="f0" draw:formula="5*logwidth/189"/>
            <draw:equation draw:name="f1" draw:formula="237*logheight/238"/>
            <draw:equation draw:name="f2" draw:formula="5*logwidth/189"/>
            <draw:equation draw:name="f3" draw:formula="237*logheight/238"/>
            <draw:equation draw:name="f4" draw:formula="94*logwidth/189"/>
            <draw:equation draw:name="f5" draw:formula="220*logheight/238"/>
            <draw:equation draw:name="f6" draw:formula="183*logwidth/189"/>
            <draw:equation draw:name="f7" draw:formula="237*logheight/238"/>
            <draw:equation draw:name="f8" draw:formula="189*logwidth/189"/>
            <draw:equation draw:name="f9" draw:formula="232*logheight/238"/>
            <draw:equation draw:name="f10" draw:formula="189*logwidth/189"/>
            <draw:equation draw:name="f11" draw:formula="26*logheight/238"/>
            <draw:equation draw:name="f12" draw:formula="186*logwidth/189"/>
            <draw:equation draw:name="f13" draw:formula="22*logheight/238"/>
            <draw:equation draw:name="f14" draw:formula="94*logwidth/189"/>
            <draw:equation draw:name="f15" draw:formula="0*logheight/238"/>
            <draw:equation draw:name="f16" draw:formula="2*logwidth/189"/>
            <draw:equation draw:name="f17" draw:formula="22*logheight/238"/>
            <draw:equation draw:name="f18" draw:formula="0*logwidth/189"/>
            <draw:equation draw:name="f19" draw:formula="26*logheight/238"/>
            <draw:equation draw:name="f20" draw:formula="0*logwidth/189"/>
            <draw:equation draw:name="f21" draw:formula="232*logheight/238"/>
            <draw:equation draw:name="f22" draw:formula="5*logwidth/189"/>
            <draw:equation draw:name="f23" draw:formula="237*logheight/238"/>
            <draw:equation draw:name="f24" draw:formula="logwidth"/>
            <draw:equation draw:name="f25" draw:formula="logheight"/>
          </draw:enhanced-geometry>
        </draw:custom-shape>
        <draw:custom-shape draw:name="Freeform 12" draw:style-name="Mgr6" draw:text-style-name="MP9" draw:layer="layout" svg:width="0.251cm" svg:height="0.585cm" svg:x="28.329cm" svg:y="17.612cm">
          <text:p><text:span text:style-name="MT5"/></text:p>
          <draw:enhanced-geometry draw:mirror-horizontal="false" draw:mirror-vertical="false" drawooo:sub-view-size="189 440" draw:text-areas="0 0 ?f24 ?f25" svg:viewBox="0 0 0 0" draw:type="ooxml-non-primitive" draw:enhanced-path="M 6 439 L 6 439 C 29 430 60 422 94 422 129 422 160 430 183 439 186 440 189 437 189 434 L 189 26 C 189 24 188 23 186 22 168 13 134 0 94 0 55 0 21 13 2 22 1 23 0 25 0 26 L 0 434 C 0 437 3 440 6 439 Z N">
            <draw:equation draw:name="f0" draw:formula="6*logwidth/189"/>
            <draw:equation draw:name="f1" draw:formula="439*logheight/440"/>
            <draw:equation draw:name="f2" draw:formula="6*logwidth/189"/>
            <draw:equation draw:name="f3" draw:formula="439*logheight/440"/>
            <draw:equation draw:name="f4" draw:formula="94*logwidth/189"/>
            <draw:equation draw:name="f5" draw:formula="422*logheight/440"/>
            <draw:equation draw:name="f6" draw:formula="183*logwidth/189"/>
            <draw:equation draw:name="f7" draw:formula="439*logheight/440"/>
            <draw:equation draw:name="f8" draw:formula="189*logwidth/189"/>
            <draw:equation draw:name="f9" draw:formula="434*logheight/440"/>
            <draw:equation draw:name="f10" draw:formula="189*logwidth/189"/>
            <draw:equation draw:name="f11" draw:formula="26*logheight/440"/>
            <draw:equation draw:name="f12" draw:formula="186*logwidth/189"/>
            <draw:equation draw:name="f13" draw:formula="22*logheight/440"/>
            <draw:equation draw:name="f14" draw:formula="94*logwidth/189"/>
            <draw:equation draw:name="f15" draw:formula="0*logheight/440"/>
            <draw:equation draw:name="f16" draw:formula="2*logwidth/189"/>
            <draw:equation draw:name="f17" draw:formula="22*logheight/440"/>
            <draw:equation draw:name="f18" draw:formula="0*logwidth/189"/>
            <draw:equation draw:name="f19" draw:formula="26*logheight/440"/>
            <draw:equation draw:name="f20" draw:formula="0*logwidth/189"/>
            <draw:equation draw:name="f21" draw:formula="434*logheight/440"/>
            <draw:equation draw:name="f22" draw:formula="6*logwidth/189"/>
            <draw:equation draw:name="f23" draw:formula="439*logheight/440"/>
            <draw:equation draw:name="f24" draw:formula="logwidth"/>
            <draw:equation draw:name="f25" draw:formula="logheight"/>
          </draw:enhanced-geometry>
        </draw:custom-shape>
      </draw:g>
      <draw:frame draw:name="Grafik 7" draw:style-name="Mgr33" draw:text-style-name="MP7" draw:layer="backgroundobjects" svg:width="33.866cm" svg:height="19.049cm" svg:x="0cm" svg:y="0cm">
        <draw:image xlink:href="Pictures/1000000000000A6B000005DC86BF6F89E27FF71F.jpg" xlink:type="simple" xlink:show="embed" xlink:actuate="onLoad" draw:mime-type="image/jpeg">
          <text:p/>
        </draw:image>
      </draw:frame>
      <draw:custom-shape draw:name="Rechteck 5" draw:style-name="Mgr34" draw:text-style-name="MP38" draw:layer="backgroundobjects" svg:width="33.877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
        <draw:custom-shape draw:name="Freeform 14" draw:style-name="Mgr9" draw:text-style-name="MP14" draw:layer="layout" svg:width="11.747cm" svg:height="6.093cm" svg:x="22.13cm" svg:y="-0.01cm">
          <text:p><text:span text:style-name="MT5"/></text:p>
          <draw:enhanced-geometry draw:mirror-horizontal="false" draw:mirror-vertical="false" drawooo:sub-view-size="4441 2301" draw:text-areas="0 0 ?f14 ?f15" svg:viewBox="0 0 0 0" draw:type="ooxml-non-primitive" draw:enhanced-path="M 0 0 L 0 0 0 1945 C 0 2148 186 2301 385 2262 1561 2030 2951 1896 4441 1896 L 4441 0 0 0 Z N">
            <draw:equation draw:name="f0" draw:formula="0*logwidth/4441"/>
            <draw:equation draw:name="f1" draw:formula="0*logheight/2301"/>
            <draw:equation draw:name="f2" draw:formula="0*logwidth/4441"/>
            <draw:equation draw:name="f3" draw:formula="0*logheight/2301"/>
            <draw:equation draw:name="f4" draw:formula="0*logwidth/4441"/>
            <draw:equation draw:name="f5" draw:formula="1945*logheight/2301"/>
            <draw:equation draw:name="f6" draw:formula="385*logwidth/4441"/>
            <draw:equation draw:name="f7" draw:formula="2262*logheight/2301"/>
            <draw:equation draw:name="f8" draw:formula="4441*logwidth/4441"/>
            <draw:equation draw:name="f9" draw:formula="1896*logheight/2301"/>
            <draw:equation draw:name="f10" draw:formula="4441*logwidth/4441"/>
            <draw:equation draw:name="f11" draw:formula="0*logheight/2301"/>
            <draw:equation draw:name="f12" draw:formula="0*logwidth/4441"/>
            <draw:equation draw:name="f13" draw:formula="0*logheight/2301"/>
            <draw:equation draw:name="f14" draw:formula="logwidth"/>
            <draw:equation draw:name="f15" draw:formula="logheight"/>
          </draw:enhanced-geometry>
        </draw:custom-shape>
        <draw:g draw:name="Gruppieren 37">
          <draw:custom-shape draw:name="Freeform 5" draw:style-name="Mgr6" draw:text-style-name="MP9" draw:layer="layout" svg:width="0.617cm" svg:height="0.782cm" svg:x="24.26cm" svg:y="3.026cm">
            <text:p><text:span text:style-name="MT5"/></text:p>
            <draw:enhanced-geometry draw:mirror-horizontal="false" draw:mirror-vertical="false" drawooo:sub-view-size="236 297" draw:text-areas="0 0 ?f24 ?f25" svg:viewBox="0 0 0 0" draw:type="ooxml-non-primitive" draw:enhanced-path="M 229 1 L 229 1 C 200 12 161 21 118 21 75 21 36 12 7 1 3 0 0 3 0 7 L 0 264 C 0 267 1 269 3 270 26 281 68 297 118 297 167 297 209 281 233 270 235 269 236 267 236 264 L 236 7 C 236 3 232 0 229 1 Z N">
              <draw:equation draw:name="f0" draw:formula="229*logwidth/236"/>
              <draw:equation draw:name="f1" draw:formula="1*logheight/297"/>
              <draw:equation draw:name="f2" draw:formula="229*logwidth/236"/>
              <draw:equation draw:name="f3" draw:formula="1*logheight/297"/>
              <draw:equation draw:name="f4" draw:formula="118*logwidth/236"/>
              <draw:equation draw:name="f5" draw:formula="21*logheight/297"/>
              <draw:equation draw:name="f6" draw:formula="7*logwidth/236"/>
              <draw:equation draw:name="f7" draw:formula="1*logheight/297"/>
              <draw:equation draw:name="f8" draw:formula="0*logwidth/236"/>
              <draw:equation draw:name="f9" draw:formula="7*logheight/297"/>
              <draw:equation draw:name="f10" draw:formula="0*logwidth/236"/>
              <draw:equation draw:name="f11" draw:formula="264*logheight/297"/>
              <draw:equation draw:name="f12" draw:formula="3*logwidth/236"/>
              <draw:equation draw:name="f13" draw:formula="270*logheight/297"/>
              <draw:equation draw:name="f14" draw:formula="118*logwidth/236"/>
              <draw:equation draw:name="f15" draw:formula="297*logheight/297"/>
              <draw:equation draw:name="f16" draw:formula="233*logwidth/236"/>
              <draw:equation draw:name="f17" draw:formula="270*logheight/297"/>
              <draw:equation draw:name="f18" draw:formula="236*logwidth/236"/>
              <draw:equation draw:name="f19" draw:formula="264*logheight/297"/>
              <draw:equation draw:name="f20" draw:formula="236*logwidth/236"/>
              <draw:equation draw:name="f21" draw:formula="7*logheight/297"/>
              <draw:equation draw:name="f22" draw:formula="229*logwidth/236"/>
              <draw:equation draw:name="f23" draw:formula="1*logheight/297"/>
              <draw:equation draw:name="f24" draw:formula="logwidth"/>
              <draw:equation draw:name="f25" draw:formula="logheight"/>
            </draw:enhanced-geometry>
          </draw:custom-shape>
          <draw:custom-shape draw:name="Freeform 6" draw:style-name="Mgr6" draw:text-style-name="MP9" draw:layer="layout" svg:width="0.624cm" svg:height="0.789cm" svg:x="25.757cm" svg:y="3.026cm">
            <text:p><text:span text:style-name="MT5"/></text:p>
            <draw:enhanced-geometry draw:mirror-horizontal="false" draw:mirror-vertical="false" drawooo:sub-view-size="236 297" draw:text-areas="0 0 ?f24 ?f25" svg:viewBox="0 0 0 0" draw:type="ooxml-non-primitive" draw:enhanced-path="M 7 295 L 7 295 C 36 285 75 275 118 275 161 275 200 285 229 295 232 297 236 294 236 290 L 236 32 C 236 30 235 27 233 27 209 16 167 0 118 0 69 0 26 16 3 27 1 28 0 30 0 32 L 0 290 C 0 294 3 297 7 295 Z N">
              <draw:equation draw:name="f0" draw:formula="7*logwidth/236"/>
              <draw:equation draw:name="f1" draw:formula="295*logheight/297"/>
              <draw:equation draw:name="f2" draw:formula="7*logwidth/236"/>
              <draw:equation draw:name="f3" draw:formula="295*logheight/297"/>
              <draw:equation draw:name="f4" draw:formula="118*logwidth/236"/>
              <draw:equation draw:name="f5" draw:formula="275*logheight/297"/>
              <draw:equation draw:name="f6" draw:formula="229*logwidth/236"/>
              <draw:equation draw:name="f7" draw:formula="295*logheight/297"/>
              <draw:equation draw:name="f8" draw:formula="236*logwidth/236"/>
              <draw:equation draw:name="f9" draw:formula="290*logheight/297"/>
              <draw:equation draw:name="f10" draw:formula="236*logwidth/236"/>
              <draw:equation draw:name="f11" draw:formula="32*logheight/297"/>
              <draw:equation draw:name="f12" draw:formula="233*logwidth/236"/>
              <draw:equation draw:name="f13" draw:formula="27*logheight/297"/>
              <draw:equation draw:name="f14" draw:formula="118*logwidth/236"/>
              <draw:equation draw:name="f15" draw:formula="0*logheight/297"/>
              <draw:equation draw:name="f16" draw:formula="3*logwidth/236"/>
              <draw:equation draw:name="f17" draw:formula="27*logheight/297"/>
              <draw:equation draw:name="f18" draw:formula="0*logwidth/236"/>
              <draw:equation draw:name="f19" draw:formula="32*logheight/297"/>
              <draw:equation draw:name="f20" draw:formula="0*logwidth/236"/>
              <draw:equation draw:name="f21" draw:formula="290*logheight/297"/>
              <draw:equation draw:name="f22" draw:formula="7*logwidth/236"/>
              <draw:equation draw:name="f23" draw:formula="295*logheight/297"/>
              <draw:equation draw:name="f24" draw:formula="logwidth"/>
              <draw:equation draw:name="f25" draw:formula="logheight"/>
            </draw:enhanced-geometry>
          </draw:custom-shape>
          <draw:custom-shape draw:name="Freeform 7" draw:style-name="Mgr6" draw:text-style-name="MP9" draw:layer="layout" svg:width="0.624cm" svg:height="0.789cm" svg:x="25.009cm" svg:y="3.026cm">
            <text:p><text:span text:style-name="MT5"/></text:p>
            <draw:enhanced-geometry draw:mirror-horizontal="false" draw:mirror-vertical="false" drawooo:sub-view-size="237 297" draw:text-areas="0 0 ?f24 ?f25" svg:viewBox="0 0 0 0" draw:type="ooxml-non-primitive" draw:enhanced-path="M 8 295 L 8 295 C 37 285 75 275 118 275 162 275 200 285 229 295 233 297 237 294 237 290 L 237 32 C 237 30 235 27 233 27 210 16 168 0 118 0 69 0 27 16 4 27 2 28 0 30 0 32 L 0 290 C 0 294 4 297 8 295 Z N">
              <draw:equation draw:name="f0" draw:formula="8*logwidth/237"/>
              <draw:equation draw:name="f1" draw:formula="295*logheight/297"/>
              <draw:equation draw:name="f2" draw:formula="8*logwidth/237"/>
              <draw:equation draw:name="f3" draw:formula="295*logheight/297"/>
              <draw:equation draw:name="f4" draw:formula="118*logwidth/237"/>
              <draw:equation draw:name="f5" draw:formula="275*logheight/297"/>
              <draw:equation draw:name="f6" draw:formula="229*logwidth/237"/>
              <draw:equation draw:name="f7" draw:formula="295*logheight/297"/>
              <draw:equation draw:name="f8" draw:formula="237*logwidth/237"/>
              <draw:equation draw:name="f9" draw:formula="290*logheight/297"/>
              <draw:equation draw:name="f10" draw:formula="237*logwidth/237"/>
              <draw:equation draw:name="f11" draw:formula="32*logheight/297"/>
              <draw:equation draw:name="f12" draw:formula="233*logwidth/237"/>
              <draw:equation draw:name="f13" draw:formula="27*logheight/297"/>
              <draw:equation draw:name="f14" draw:formula="118*logwidth/237"/>
              <draw:equation draw:name="f15" draw:formula="0*logheight/297"/>
              <draw:equation draw:name="f16" draw:formula="4*logwidth/237"/>
              <draw:equation draw:name="f17" draw:formula="27*logheight/297"/>
              <draw:equation draw:name="f18" draw:formula="0*logwidth/237"/>
              <draw:equation draw:name="f19" draw:formula="32*logheight/297"/>
              <draw:equation draw:name="f20" draw:formula="0*logwidth/237"/>
              <draw:equation draw:name="f21" draw:formula="290*logheight/297"/>
              <draw:equation draw:name="f22" draw:formula="8*logwidth/237"/>
              <draw:equation draw:name="f23" draw:formula="295*logheight/297"/>
              <draw:equation draw:name="f24" draw:formula="logwidth"/>
              <draw:equation draw:name="f25" draw:formula="logheight"/>
            </draw:enhanced-geometry>
          </draw:custom-shape>
          <draw:custom-shape draw:name="Freeform 8" draw:style-name="Mgr6" draw:text-style-name="MP9" draw:layer="layout" svg:width="0.617cm" svg:height="0.782cm" svg:x="24.26cm" svg:y="2.161cm">
            <text:p><text:span text:style-name="MT5"/></text:p>
            <draw:enhanced-geometry draw:mirror-horizontal="false" draw:mirror-vertical="false" drawooo:sub-view-size="236 297" draw:text-areas="0 0 ?f24 ?f25" svg:viewBox="0 0 0 0" draw:type="ooxml-non-primitive" draw:enhanced-path="M 229 1 L 229 1 C 200 12 161 22 118 22 75 22 36 12 7 1 3 0 0 3 0 7 L 0 265 C 0 267 1 269 3 270 26 281 68 297 118 297 167 297 209 281 233 270 235 269 236 267 236 265 L 236 7 C 236 3 232 0 229 1 Z N">
              <draw:equation draw:name="f0" draw:formula="229*logwidth/236"/>
              <draw:equation draw:name="f1" draw:formula="1*logheight/297"/>
              <draw:equation draw:name="f2" draw:formula="229*logwidth/236"/>
              <draw:equation draw:name="f3" draw:formula="1*logheight/297"/>
              <draw:equation draw:name="f4" draw:formula="118*logwidth/236"/>
              <draw:equation draw:name="f5" draw:formula="22*logheight/297"/>
              <draw:equation draw:name="f6" draw:formula="7*logwidth/236"/>
              <draw:equation draw:name="f7" draw:formula="1*logheight/297"/>
              <draw:equation draw:name="f8" draw:formula="0*logwidth/236"/>
              <draw:equation draw:name="f9" draw:formula="7*logheight/297"/>
              <draw:equation draw:name="f10" draw:formula="0*logwidth/236"/>
              <draw:equation draw:name="f11" draw:formula="265*logheight/297"/>
              <draw:equation draw:name="f12" draw:formula="3*logwidth/236"/>
              <draw:equation draw:name="f13" draw:formula="270*logheight/297"/>
              <draw:equation draw:name="f14" draw:formula="118*logwidth/236"/>
              <draw:equation draw:name="f15" draw:formula="297*logheight/297"/>
              <draw:equation draw:name="f16" draw:formula="233*logwidth/236"/>
              <draw:equation draw:name="f17" draw:formula="270*logheight/297"/>
              <draw:equation draw:name="f18" draw:formula="236*logwidth/236"/>
              <draw:equation draw:name="f19" draw:formula="265*logheight/297"/>
              <draw:equation draw:name="f20" draw:formula="236*logwidth/236"/>
              <draw:equation draw:name="f21" draw:formula="7*logheight/297"/>
              <draw:equation draw:name="f22" draw:formula="229*logwidth/236"/>
              <draw:equation draw:name="f23" draw:formula="1*logheight/297"/>
              <draw:equation draw:name="f24" draw:formula="logwidth"/>
              <draw:equation draw:name="f25" draw:formula="logheight"/>
            </draw:enhanced-geometry>
          </draw:custom-shape>
          <draw:custom-shape draw:name="Freeform 9" draw:style-name="Mgr6" draw:text-style-name="MP9" draw:layer="layout" svg:width="0.624cm" svg:height="0.782cm" svg:x="25.757cm" svg:y="2.161cm">
            <text:p><text:span text:style-name="MT5"/></text:p>
            <draw:enhanced-geometry draw:mirror-horizontal="false" draw:mirror-vertical="false" drawooo:sub-view-size="236 297" draw:text-areas="0 0 ?f24 ?f25" svg:viewBox="0 0 0 0" draw:type="ooxml-non-primitive" draw:enhanced-path="M 7 296 L 7 296 C 36 285 75 276 118 276 161 276 200 285 229 296 232 297 236 294 236 290 L 236 33 C 236 30 235 28 233 27 209 16 167 0 118 0 69 0 26 16 3 27 1 28 0 30 0 33 L 0 290 C 0 294 3 297 7 296 Z N">
              <draw:equation draw:name="f0" draw:formula="7*logwidth/236"/>
              <draw:equation draw:name="f1" draw:formula="296*logheight/297"/>
              <draw:equation draw:name="f2" draw:formula="7*logwidth/236"/>
              <draw:equation draw:name="f3" draw:formula="296*logheight/297"/>
              <draw:equation draw:name="f4" draw:formula="118*logwidth/236"/>
              <draw:equation draw:name="f5" draw:formula="276*logheight/297"/>
              <draw:equation draw:name="f6" draw:formula="229*logwidth/236"/>
              <draw:equation draw:name="f7" draw:formula="296*logheight/297"/>
              <draw:equation draw:name="f8" draw:formula="236*logwidth/236"/>
              <draw:equation draw:name="f9" draw:formula="290*logheight/297"/>
              <draw:equation draw:name="f10" draw:formula="236*logwidth/236"/>
              <draw:equation draw:name="f11" draw:formula="33*logheight/297"/>
              <draw:equation draw:name="f12" draw:formula="233*logwidth/236"/>
              <draw:equation draw:name="f13" draw:formula="27*logheight/297"/>
              <draw:equation draw:name="f14" draw:formula="118*logwidth/236"/>
              <draw:equation draw:name="f15" draw:formula="0*logheight/297"/>
              <draw:equation draw:name="f16" draw:formula="3*logwidth/236"/>
              <draw:equation draw:name="f17" draw:formula="27*logheight/297"/>
              <draw:equation draw:name="f18" draw:formula="0*logwidth/236"/>
              <draw:equation draw:name="f19" draw:formula="33*logheight/297"/>
              <draw:equation draw:name="f20" draw:formula="0*logwidth/236"/>
              <draw:equation draw:name="f21" draw:formula="290*logheight/297"/>
              <draw:equation draw:name="f22" draw:formula="7*logwidth/236"/>
              <draw:equation draw:name="f23" draw:formula="296*logheight/297"/>
              <draw:equation draw:name="f24" draw:formula="logwidth"/>
              <draw:equation draw:name="f25" draw:formula="logheight"/>
            </draw:enhanced-geometry>
          </draw:custom-shape>
          <draw:custom-shape draw:name="Freeform 10" draw:style-name="Mgr6" draw:text-style-name="MP9" draw:layer="layout" svg:width="0.624cm" svg:height="1.449cm" svg:x="25.009cm" svg:y="1.494cm">
            <text:p><text:span text:style-name="MT5"/></text:p>
            <draw:enhanced-geometry draw:mirror-horizontal="false" draw:mirror-vertical="false" drawooo:sub-view-size="237 549" draw:text-areas="0 0 ?f24 ?f25" svg:viewBox="0 0 0 0" draw:type="ooxml-non-primitive" draw:enhanced-path="M 8 548 L 8 548 C 37 537 75 528 118 528 162 528 200 537 229 548 233 549 237 546 237 542 L 237 33 C 237 30 235 28 233 27 210 16 168 0 118 0 69 0 27 16 4 27 2 28 0 30 0 33 L 0 542 C 0 546 4 549 8 548 Z N">
              <draw:equation draw:name="f0" draw:formula="8*logwidth/237"/>
              <draw:equation draw:name="f1" draw:formula="548*logheight/549"/>
              <draw:equation draw:name="f2" draw:formula="8*logwidth/237"/>
              <draw:equation draw:name="f3" draw:formula="548*logheight/549"/>
              <draw:equation draw:name="f4" draw:formula="118*logwidth/237"/>
              <draw:equation draw:name="f5" draw:formula="528*logheight/549"/>
              <draw:equation draw:name="f6" draw:formula="229*logwidth/237"/>
              <draw:equation draw:name="f7" draw:formula="548*logheight/549"/>
              <draw:equation draw:name="f8" draw:formula="237*logwidth/237"/>
              <draw:equation draw:name="f9" draw:formula="542*logheight/549"/>
              <draw:equation draw:name="f10" draw:formula="237*logwidth/237"/>
              <draw:equation draw:name="f11" draw:formula="33*logheight/549"/>
              <draw:equation draw:name="f12" draw:formula="233*logwidth/237"/>
              <draw:equation draw:name="f13" draw:formula="27*logheight/549"/>
              <draw:equation draw:name="f14" draw:formula="118*logwidth/237"/>
              <draw:equation draw:name="f15" draw:formula="0*logheight/549"/>
              <draw:equation draw:name="f16" draw:formula="4*logwidth/237"/>
              <draw:equation draw:name="f17" draw:formula="27*logheight/549"/>
              <draw:equation draw:name="f18" draw:formula="0*logwidth/237"/>
              <draw:equation draw:name="f19" draw:formula="33*logheight/549"/>
              <draw:equation draw:name="f20" draw:formula="0*logwidth/237"/>
              <draw:equation draw:name="f21" draw:formula="542*logheight/549"/>
              <draw:equation draw:name="f22" draw:formula="8*logwidth/237"/>
              <draw:equation draw:name="f23" draw:formula="548*logheight/549"/>
              <draw:equation draw:name="f24" draw:formula="logwidth"/>
              <draw:equation draw:name="f25" draw:formula="logheight"/>
            </draw:enhanced-geometry>
          </draw:custom-shape>
          <draw:custom-shape draw:name="Freeform 11" draw:style-name="Mgr6" draw:text-style-name="MP9" draw:layer="layout" svg:width="4.622cm" svg:height="0.494cm" svg:x="27.131cm" svg:y="2.236cm">
            <text:p><text:span text:style-name="MT5"/></text:p>
            <draw:enhanced-geometry draw:mirror-horizontal="false" draw:mirror-vertical="false" drawooo:sub-view-size="1748 186" draw:text-areas="0 0 ?f108 ?f109" svg:viewBox="0 0 0 0" draw:type="ooxml-non-primitive" draw:enhanced-path="M 155 3 L 155 3 106 3 106 70 49 70 49 3 0 3 0 184 49 184 49 110 106 110 106 184 155 184 155 3 Z M 346 24 L 346 24 C 331 8 309 0 281 0 252 0 230 8 215 24 200 40 192 63 192 93 192 123 200 146 215 162 230 178 252 186 280 186 309 186 331 178 346 163 361 147 368 124 368 93 368 63 361 39 346 24 Z M 281 40 L 281 40 C 293 40 302 44 308 53 314 62 317 75 317 93 317 111 314 124 308 133 302 141 293 146 280 146 256 146 244 128 244 93 244 58 256 40 281 40 Z M 507 44 L 507 44 C 514 46 520 48 527 52 L 542 13 C 524 5 506 0 486 0 468 0 453 4 439 12 426 19 416 30 409 45 402 59 398 75 398 94 398 124 406 147 420 163 435 178 456 186 483 186 502 186 519 183 534 176 L 534 135 C 527 138 519 141 511 143 504 145 496 146 488 146 462 146 449 129 449 94 449 77 452 64 458 55 465 45 474 40 486 40 493 40 500 42 507 44 Z M 728 3 L 728 3 679 3 679 70 622 70 622 3 573 3 573 184 622 184 622 110 679 110 679 184 728 184 728 3 Z M 884 98 L 884 98 C 878 90 867 83 852 76 835 69 825 63 822 61 818 58 816 55 816 51 816 48 818 45 821 43 823 41 828 39 834 39 847 39 861 43 878 51 L 893 13 C 874 5 855 0 836 0 815 0 798 5 786 14 774 24 768 37 768 53 768 62 769 70 772 76 775 83 779 89 785 94 791 99 800 104 812 109 825 115 833 119 836 121 839 123 841 125 842 127 844 128 844 131 844 133 844 137 843 140 839 143 836 145 831 147 823 147 815 147 806 145 796 143 785 140 776 136 766 131 L 766 175 C 775 179 784 182 792 184 800 185 810 186 822 186 837 186 849 184 860 179 871 174 879 167 885 159 890 150 893 140 893 129 893 117 890 107 884 98 Z M 1028 44 L 1028 44 C 1035 46 1042 48 1048 52 L 1063 13 C 1046 5 1027 0 1007 0 990 0 974 4 961 12 947 19 937 30 930 45 923 59 920 75 920 94 920 124 927 147 942 163 956 178 977 186 1004 186 1023 186 1040 183 1056 176 L 1056 135 C 1048 138 1040 141 1033 143 1025 145 1018 146 1010 146 983 146 970 129 970 94 970 77 973 64 980 55 986 45 995 40 1007 40 1015 40 1022 42 1028 44 Z M 1250 3 L 1250 3 1201 3 1201 70 1144 70 1144 3 1095 3 1095 184 1144 184 1144 110 1201 110 1201 184 1250 184 1250 3 Z M 1399 3 L 1399 3 1399 109 C 1399 122 1397 131 1392 137 1388 143 1381 146 1371 146 1361 146 1354 143 1349 137 1345 131 1342 122 1342 109 L 1342 3 1293 3 1293 113 C 1293 137 1300 155 1313 167 1326 180 1345 186 1370 186 1395 186 1414 180 1428 167 1441 154 1448 135 1448 112 L 1448 3 1399 3 Z M 1610 184 L 1610 184 1610 144 1540 144 1540 3 1491 3 1491 184 1610 184 Z M 1748 144 L 1748 144 1690 144 1690 110 1744 110 1744 71 1690 71 1690 42 1748 42 1748 3 1641 3 1641 184 1748 184 1748 144 Z N">
              <draw:equation draw:name="f0" draw:formula="106*logwidth/1748"/>
              <draw:equation draw:name="f1" draw:formula="3*logheight/186"/>
              <draw:equation draw:name="f2" draw:formula="49*logwidth/1748"/>
              <draw:equation draw:name="f3" draw:formula="3*logheight/186"/>
              <draw:equation draw:name="f4" draw:formula="49*logwidth/1748"/>
              <draw:equation draw:name="f5" draw:formula="184*logheight/186"/>
              <draw:equation draw:name="f6" draw:formula="106*logwidth/1748"/>
              <draw:equation draw:name="f7" draw:formula="184*logheight/186"/>
              <draw:equation draw:name="f8" draw:formula="346*logwidth/1748"/>
              <draw:equation draw:name="f9" draw:formula="24*logheight/186"/>
              <draw:equation draw:name="f10" draw:formula="215*logwidth/1748"/>
              <draw:equation draw:name="f11" draw:formula="24*logheight/186"/>
              <draw:equation draw:name="f12" draw:formula="280*logwidth/1748"/>
              <draw:equation draw:name="f13" draw:formula="186*logheight/186"/>
              <draw:equation draw:name="f14" draw:formula="346*logwidth/1748"/>
              <draw:equation draw:name="f15" draw:formula="24*logheight/186"/>
              <draw:equation draw:name="f16" draw:formula="308*logwidth/1748"/>
              <draw:equation draw:name="f17" draw:formula="53*logheight/186"/>
              <draw:equation draw:name="f18" draw:formula="280*logwidth/1748"/>
              <draw:equation draw:name="f19" draw:formula="146*logheight/186"/>
              <draw:equation draw:name="f20" draw:formula="507*logwidth/1748"/>
              <draw:equation draw:name="f21" draw:formula="44*logheight/186"/>
              <draw:equation draw:name="f22" draw:formula="542*logwidth/1748"/>
              <draw:equation draw:name="f23" draw:formula="13*logheight/186"/>
              <draw:equation draw:name="f24" draw:formula="409*logwidth/1748"/>
              <draw:equation draw:name="f25" draw:formula="45*logheight/186"/>
              <draw:equation draw:name="f26" draw:formula="483*logwidth/1748"/>
              <draw:equation draw:name="f27" draw:formula="186*logheight/186"/>
              <draw:equation draw:name="f28" draw:formula="511*logwidth/1748"/>
              <draw:equation draw:name="f29" draw:formula="143*logheight/186"/>
              <draw:equation draw:name="f30" draw:formula="458*logwidth/1748"/>
              <draw:equation draw:name="f31" draw:formula="55*logheight/186"/>
              <draw:equation draw:name="f32" draw:formula="728*logwidth/1748"/>
              <draw:equation draw:name="f33" draw:formula="3*logheight/186"/>
              <draw:equation draw:name="f34" draw:formula="679*logwidth/1748"/>
              <draw:equation draw:name="f35" draw:formula="70*logheight/186"/>
              <draw:equation draw:name="f36" draw:formula="573*logwidth/1748"/>
              <draw:equation draw:name="f37" draw:formula="3*logheight/186"/>
              <draw:equation draw:name="f38" draw:formula="622*logwidth/1748"/>
              <draw:equation draw:name="f39" draw:formula="110*logheight/186"/>
              <draw:equation draw:name="f40" draw:formula="728*logwidth/1748"/>
              <draw:equation draw:name="f41" draw:formula="184*logheight/186"/>
              <draw:equation draw:name="f42" draw:formula="884*logwidth/1748"/>
              <draw:equation draw:name="f43" draw:formula="98*logheight/186"/>
              <draw:equation draw:name="f44" draw:formula="816*logwidth/1748"/>
              <draw:equation draw:name="f45" draw:formula="51*logheight/186"/>
              <draw:equation draw:name="f46" draw:formula="878*logwidth/1748"/>
              <draw:equation draw:name="f47" draw:formula="51*logheight/186"/>
              <draw:equation draw:name="f48" draw:formula="786*logwidth/1748"/>
              <draw:equation draw:name="f49" draw:formula="14*logheight/186"/>
              <draw:equation draw:name="f50" draw:formula="785*logwidth/1748"/>
              <draw:equation draw:name="f51" draw:formula="94*logheight/186"/>
              <draw:equation draw:name="f52" draw:formula="842*logwidth/1748"/>
              <draw:equation draw:name="f53" draw:formula="127*logheight/186"/>
              <draw:equation draw:name="f54" draw:formula="823*logwidth/1748"/>
              <draw:equation draw:name="f55" draw:formula="147*logheight/186"/>
              <draw:equation draw:name="f56" draw:formula="766*logwidth/1748"/>
              <draw:equation draw:name="f57" draw:formula="175*logheight/186"/>
              <draw:equation draw:name="f58" draw:formula="860*logwidth/1748"/>
              <draw:equation draw:name="f59" draw:formula="179*logheight/186"/>
              <draw:equation draw:name="f60" draw:formula="884*logwidth/1748"/>
              <draw:equation draw:name="f61" draw:formula="98*logheight/186"/>
              <draw:equation draw:name="f62" draw:formula="1048*logwidth/1748"/>
              <draw:equation draw:name="f63" draw:formula="52*logheight/186"/>
              <draw:equation draw:name="f64" draw:formula="961*logwidth/1748"/>
              <draw:equation draw:name="f65" draw:formula="12*logheight/186"/>
              <draw:equation draw:name="f66" draw:formula="942*logwidth/1748"/>
              <draw:equation draw:name="f67" draw:formula="163*logheight/186"/>
              <draw:equation draw:name="f68" draw:formula="1056*logwidth/1748"/>
              <draw:equation draw:name="f69" draw:formula="135*logheight/186"/>
              <draw:equation draw:name="f70" draw:formula="970*logwidth/1748"/>
              <draw:equation draw:name="f71" draw:formula="94*logheight/186"/>
              <draw:equation draw:name="f72" draw:formula="1028*logwidth/1748"/>
              <draw:equation draw:name="f73" draw:formula="44*logheight/186"/>
              <draw:equation draw:name="f74" draw:formula="1201*logwidth/1748"/>
              <draw:equation draw:name="f75" draw:formula="3*logheight/186"/>
              <draw:equation draw:name="f76" draw:formula="1144*logwidth/1748"/>
              <draw:equation draw:name="f77" draw:formula="3*logheight/186"/>
              <draw:equation draw:name="f78" draw:formula="1144*logwidth/1748"/>
              <draw:equation draw:name="f79" draw:formula="184*logheight/186"/>
              <draw:equation draw:name="f80" draw:formula="1201*logwidth/1748"/>
              <draw:equation draw:name="f81" draw:formula="184*logheight/186"/>
              <draw:equation draw:name="f82" draw:formula="1399*logwidth/1748"/>
              <draw:equation draw:name="f83" draw:formula="3*logheight/186"/>
              <draw:equation draw:name="f84" draw:formula="1392*logwidth/1748"/>
              <draw:equation draw:name="f85" draw:formula="137*logheight/186"/>
              <draw:equation draw:name="f86" draw:formula="1342*logwidth/1748"/>
              <draw:equation draw:name="f87" draw:formula="109*logheight/186"/>
              <draw:equation draw:name="f88" draw:formula="1293*logwidth/1748"/>
              <draw:equation draw:name="f89" draw:formula="113*logheight/186"/>
              <draw:equation draw:name="f90" draw:formula="1428*logwidth/1748"/>
              <draw:equation draw:name="f91" draw:formula="167*logheight/186"/>
              <draw:equation draw:name="f92" draw:formula="1399*logwidth/1748"/>
              <draw:equation draw:name="f93" draw:formula="3*logheight/186"/>
              <draw:equation draw:name="f94" draw:formula="1610*logwidth/1748"/>
              <draw:equation draw:name="f95" draw:formula="144*logheight/186"/>
              <draw:equation draw:name="f96" draw:formula="1491*logwidth/1748"/>
              <draw:equation draw:name="f97" draw:formula="3*logheight/186"/>
              <draw:equation draw:name="f98" draw:formula="1748*logwidth/1748"/>
              <draw:equation draw:name="f99" draw:formula="144*logheight/186"/>
              <draw:equation draw:name="f100" draw:formula="1690*logwidth/1748"/>
              <draw:equation draw:name="f101" draw:formula="110*logheight/186"/>
              <draw:equation draw:name="f102" draw:formula="1690*logwidth/1748"/>
              <draw:equation draw:name="f103" draw:formula="71*logheight/186"/>
              <draw:equation draw:name="f104" draw:formula="1748*logwidth/1748"/>
              <draw:equation draw:name="f105" draw:formula="3*logheight/186"/>
              <draw:equation draw:name="f106" draw:formula="1748*logwidth/1748"/>
              <draw:equation draw:name="f107" draw:formula="184*logheight/186"/>
              <draw:equation draw:name="f108" draw:formula="logwidth"/>
              <draw:equation draw:name="f109" draw:formula="logheight"/>
            </draw:enhanced-geometry>
          </draw:custom-shape>
          <draw:custom-shape draw:name="Freeform 12" draw:style-name="Mgr6" draw:text-style-name="MP9" draw:layer="layout" svg:width="4.004cm" svg:height="0.48cm" svg:x="27.131cm" svg:y="2.862cm">
            <text:p><text:span text:style-name="MT5"/></text:p>
            <draw:enhanced-geometry draw:mirror-horizontal="false" draw:mirror-vertical="false" drawooo:sub-view-size="1516 181" draw:text-areas="0 0 ?f84 ?f85" svg:viewBox="0 0 0 0" draw:type="ooxml-non-primitive" draw:enhanced-path="M 126 181 L 126 181 162 51 163 51 C 162 71 162 83 162 88 161 93 161 98 161 102 L 161 181 206 181 206 1 141 1 104 129 103 129 65 1 0 1 0 181 44 181 44 103 C 44 91 43 73 41 51 L 42 51 79 181 126 181 Z M 300 1 L 300 1 251 1 251 181 300 181 300 1 Z M 423 41 L 423 41 467 41 467 1 330 1 330 41 374 41 374 181 423 181 423 41 Z M 583 41 L 583 41 627 41 627 1 490 1 490 41 534 41 534 181 583 181 583 41 Z M 905 1 L 905 1 858 1 838 92 C 833 114 830 130 829 139 828 132 826 121 823 107 821 93 818 80 815 69 L 800 1 755 1 739 69 C 736 78 734 90 731 105 728 119 726 131 725 139 724 127 721 111 716 91 L 696 1 649 1 694 181 752 181 C 762 134 768 107 770 100 771 94 773 86 774 78 776 70 777 64 777 58 778 65 780 73 781 83 783 93 784 99 785 103 L 803 181 860 181 905 1 Z M 1041 142 L 1041 142 982 142 982 107 1036 107 1036 68 982 68 982 40 1041 40 1041 1 933 1 933 181 1041 181 1041 142 Z M 1130 1 L 1130 1 1081 1 1081 181 1130 181 1130 1 Z M 1304 23 L 1304 23 C 1288 8 1266 1 1237 1 L 1174 1 1174 181 1233 181 C 1263 181 1286 173 1303 157 1319 141 1328 117 1328 87 1328 59 1320 38 1304 23 Z M 1267 128 L 1267 128 C 1260 137 1249 141 1234 141 L 1223 141 1223 40 1237 40 C 1251 40 1261 44 1267 52 1274 60 1277 72 1277 89 1277 107 1274 120 1267 128 Z M 1516 181 L 1516 181 1456 0 1391 0 1332 181 1386 181 1395 148 1454 148 1463 181 1516 181 Z M 1405 107 L 1405 107 C 1413 79 1417 60 1420 50 1422 41 1423 34 1424 30 1425 34 1427 42 1429 52 1432 63 1434 71 1436 78 L 1444 107 1405 107 Z N">
              <draw:equation draw:name="f0" draw:formula="162*logwidth/1516"/>
              <draw:equation draw:name="f1" draw:formula="51*logheight/181"/>
              <draw:equation draw:name="f2" draw:formula="161*logwidth/1516"/>
              <draw:equation draw:name="f3" draw:formula="102*logheight/181"/>
              <draw:equation draw:name="f4" draw:formula="206*logwidth/1516"/>
              <draw:equation draw:name="f5" draw:formula="1*logheight/181"/>
              <draw:equation draw:name="f6" draw:formula="103*logwidth/1516"/>
              <draw:equation draw:name="f7" draw:formula="129*logheight/181"/>
              <draw:equation draw:name="f8" draw:formula="0*logwidth/1516"/>
              <draw:equation draw:name="f9" draw:formula="181*logheight/181"/>
              <draw:equation draw:name="f10" draw:formula="41*logwidth/1516"/>
              <draw:equation draw:name="f11" draw:formula="51*logheight/181"/>
              <draw:equation draw:name="f12" draw:formula="126*logwidth/1516"/>
              <draw:equation draw:name="f13" draw:formula="181*logheight/181"/>
              <draw:equation draw:name="f14" draw:formula="251*logwidth/1516"/>
              <draw:equation draw:name="f15" draw:formula="1*logheight/181"/>
              <draw:equation draw:name="f16" draw:formula="300*logwidth/1516"/>
              <draw:equation draw:name="f17" draw:formula="1*logheight/181"/>
              <draw:equation draw:name="f18" draw:formula="467*logwidth/1516"/>
              <draw:equation draw:name="f19" draw:formula="41*logheight/181"/>
              <draw:equation draw:name="f20" draw:formula="330*logwidth/1516"/>
              <draw:equation draw:name="f21" draw:formula="41*logheight/181"/>
              <draw:equation draw:name="f22" draw:formula="423*logwidth/1516"/>
              <draw:equation draw:name="f23" draw:formula="181*logheight/181"/>
              <draw:equation draw:name="f24" draw:formula="583*logwidth/1516"/>
              <draw:equation draw:name="f25" draw:formula="41*logheight/181"/>
              <draw:equation draw:name="f26" draw:formula="490*logwidth/1516"/>
              <draw:equation draw:name="f27" draw:formula="1*logheight/181"/>
              <draw:equation draw:name="f28" draw:formula="534*logwidth/1516"/>
              <draw:equation draw:name="f29" draw:formula="181*logheight/181"/>
              <draw:equation draw:name="f30" draw:formula="905*logwidth/1516"/>
              <draw:equation draw:name="f31" draw:formula="1*logheight/181"/>
              <draw:equation draw:name="f32" draw:formula="838*logwidth/1516"/>
              <draw:equation draw:name="f33" draw:formula="92*logheight/181"/>
              <draw:equation draw:name="f34" draw:formula="815*logwidth/1516"/>
              <draw:equation draw:name="f35" draw:formula="69*logheight/181"/>
              <draw:equation draw:name="f36" draw:formula="739*logwidth/1516"/>
              <draw:equation draw:name="f37" draw:formula="69*logheight/181"/>
              <draw:equation draw:name="f38" draw:formula="716*logwidth/1516"/>
              <draw:equation draw:name="f39" draw:formula="91*logheight/181"/>
              <draw:equation draw:name="f40" draw:formula="694*logwidth/1516"/>
              <draw:equation draw:name="f41" draw:formula="181*logheight/181"/>
              <draw:equation draw:name="f42" draw:formula="774*logwidth/1516"/>
              <draw:equation draw:name="f43" draw:formula="78*logheight/181"/>
              <draw:equation draw:name="f44" draw:formula="785*logwidth/1516"/>
              <draw:equation draw:name="f45" draw:formula="103*logheight/181"/>
              <draw:equation draw:name="f46" draw:formula="905*logwidth/1516"/>
              <draw:equation draw:name="f47" draw:formula="1*logheight/181"/>
              <draw:equation draw:name="f48" draw:formula="982*logwidth/1516"/>
              <draw:equation draw:name="f49" draw:formula="142*logheight/181"/>
              <draw:equation draw:name="f50" draw:formula="1036*logwidth/1516"/>
              <draw:equation draw:name="f51" draw:formula="68*logheight/181"/>
              <draw:equation draw:name="f52" draw:formula="1041*logwidth/1516"/>
              <draw:equation draw:name="f53" draw:formula="40*logheight/181"/>
              <draw:equation draw:name="f54" draw:formula="933*logwidth/1516"/>
              <draw:equation draw:name="f55" draw:formula="181*logheight/181"/>
              <draw:equation draw:name="f56" draw:formula="1130*logwidth/1516"/>
              <draw:equation draw:name="f57" draw:formula="1*logheight/181"/>
              <draw:equation draw:name="f58" draw:formula="1081*logwidth/1516"/>
              <draw:equation draw:name="f59" draw:formula="181*logheight/181"/>
              <draw:equation draw:name="f60" draw:formula="1304*logwidth/1516"/>
              <draw:equation draw:name="f61" draw:formula="23*logheight/181"/>
              <draw:equation draw:name="f62" draw:formula="1174*logwidth/1516"/>
              <draw:equation draw:name="f63" draw:formula="1*logheight/181"/>
              <draw:equation draw:name="f64" draw:formula="1303*logwidth/1516"/>
              <draw:equation draw:name="f65" draw:formula="157*logheight/181"/>
              <draw:equation draw:name="f66" draw:formula="1267*logwidth/1516"/>
              <draw:equation draw:name="f67" draw:formula="128*logheight/181"/>
              <draw:equation draw:name="f68" draw:formula="1223*logwidth/1516"/>
              <draw:equation draw:name="f69" draw:formula="141*logheight/181"/>
              <draw:equation draw:name="f70" draw:formula="1267*logwidth/1516"/>
              <draw:equation draw:name="f71" draw:formula="52*logheight/181"/>
              <draw:equation draw:name="f72" draw:formula="1516*logwidth/1516"/>
              <draw:equation draw:name="f73" draw:formula="181*logheight/181"/>
              <draw:equation draw:name="f74" draw:formula="1391*logwidth/1516"/>
              <draw:equation draw:name="f75" draw:formula="0*logheight/181"/>
              <draw:equation draw:name="f76" draw:formula="1395*logwidth/1516"/>
              <draw:equation draw:name="f77" draw:formula="148*logheight/181"/>
              <draw:equation draw:name="f78" draw:formula="1516*logwidth/1516"/>
              <draw:equation draw:name="f79" draw:formula="181*logheight/181"/>
              <draw:equation draw:name="f80" draw:formula="1420*logwidth/1516"/>
              <draw:equation draw:name="f81" draw:formula="50*logheight/181"/>
              <draw:equation draw:name="f82" draw:formula="1436*logwidth/1516"/>
              <draw:equation draw:name="f83" draw:formula="78*logheight/181"/>
              <draw:equation draw:name="f84" draw:formula="logwidth"/>
              <draw:equation draw:name="f85" draw:formula="logheight"/>
            </draw:enhanced-geometry>
          </draw:custom-shape>
          <draw:custom-shape draw:name="Freeform 13" draw:style-name="Mgr6" draw:text-style-name="MP9" draw:layer="layout" svg:width="4.622cm" svg:height="0.329cm" svg:x="27.131cm" svg:y="3.542cm">
            <text:p><text:span text:style-name="MT5"/></text:p>
            <draw:enhanced-geometry draw:mirror-horizontal="false" draw:mirror-vertical="false" drawooo:sub-view-size="1748 124" draw:text-areas="0 0 ?f116 ?f117" svg:viewBox="0 0 0 0" draw:type="ooxml-non-primitive" draw:enhanced-path="M 56 7 L 56 7 56 62 C 56 76 49 83 35 83 28 83 23 82 20 78 16 75 15 69 15 62 L 15 7 0 7 0 63 C 0 73 3 81 9 87 15 93 24 96 35 96 42 96 48 94 54 92 59 89 63 85 66 80 68 76 70 70 70 63 L 70 7 56 7 Z M 149 51 L 149 51 C 149 35 141 27 125 27 120 27 116 28 112 29 109 31 106 34 104 37 L 103 37 101 28 90 28 90 94 104 94 104 61 C 104 53 106 47 108 44 111 40 116 38 122 38 126 38 129 40 131 42 133 45 134 49 134 54 L 134 94 149 94 149 51 Z M 182 28 L 182 28 167 28 167 94 182 94 182 28 Z M 169 16 L 169 16 C 170 18 172 18 175 18 177 18 179 18 180 16 182 15 182 13 182 11 182 8 182 6 180 5 179 3 177 3 175 3 172 3 170 3 169 5 167 6 167 8 167 11 167 13 167 15 169 16 Z M 233 94 L 233 94 258 28 243 28 230 67 C 228 74 226 79 226 82 L 225 82 C 225 78 223 73 221 67 L 208 28 193 28 218 94 233 94 Z M 309 95 L 309 95 C 312 94 316 93 319 91 L 319 80 C 315 81 312 83 308 83 305 84 301 84 297 84 291 84 287 83 283 79 280 76 278 71 278 64 L 322 64 322 57 C 322 47 320 40 315 35 310 30 303 27 294 27 285 27 277 30 272 36 266 42 264 51 264 62 264 72 267 81 272 87 278 93 286 96 297 96 301 96 305 95 309 95 Z M 305 42 L 305 42 C 307 45 308 49 308 54 L 278 54 C 279 49 281 45 283 42 286 39 289 38 294 38 298 38 302 39 305 42 Z M 361 30 L 361 30 C 357 33 354 36 352 40 L 351 40 350 28 339 28 339 94 353 94 353 60 C 353 54 354 49 358 45 361 42 366 40 372 40 374 40 376 40 378 41 L 379 28 C 377 27 375 27 372 27 368 27 364 28 361 30 Z M 436 67 L 436 67 C 434 65 433 63 430 61 428 59 424 57 418 55 412 53 407 51 406 49 404 48 403 46 403 44 403 40 406 38 414 38 419 38 425 39 432 42 L 436 32 C 429 28 422 27 414 27 406 27 400 28 396 32 391 35 389 39 389 45 389 50 390 53 393 56 395 59 401 62 408 65 412 67 415 68 417 69 420 70 421 72 422 73 423 74 424 75 424 77 424 82 419 85 411 85 404 85 397 83 389 79 L 389 92 C 394 94 401 96 410 96 419 96 426 94 430 90 435 87 437 82 437 75 437 72 437 70 436 67 Z M 467 28 L 467 28 452 28 452 94 467 94 467 28 Z M 454 16 L 454 16 C 455 18 457 18 460 18 462 18 464 18 465 16 467 15 467 13 467 11 467 8 467 6 465 5 464 3 462 3 460 3 457 3 455 3 454 5 452 6 452 8 452 11 452 13 452 15 454 16 Z M 505 82 L 505 82 C 503 80 502 78 502 74 L 502 39 521 39 521 28 502 28 502 13 493 13 489 27 479 33 479 39 488 39 488 74 C 488 89 495 96 508 96 511 96 513 95 516 95 518 94 520 94 522 93 L 522 83 C 518 84 515 84 511 84 509 84 506 83 505 82 Z M 556 94 L 556 94 553 101 C 551 108 546 112 539 112 536 112 534 112 532 112 L 532 123 C 535 123 538 124 541 124 553 124 561 117 567 103 L 595 28 580 28 C 571 55 565 70 564 73 564 76 563 79 562 81 L 562 81 C 561 76 560 71 558 66 L 544 28 529 28 556 94 Z M 684 36 L 684 36 C 678 30 671 27 661 27 651 27 643 30 638 36 632 42 630 50 630 61 630 68 631 74 634 79 636 85 640 89 645 91 649 94 655 96 661 96 671 96 679 93 684 86 690 80 692 72 692 61 692 51 690 42 684 36 Z M 648 44 L 648 44 C 651 40 655 38 661 38 672 38 678 46 678 61 678 76 672 84 661 84 650 84 644 76 644 61 644 54 646 48 648 44 Z M 741 28 L 741 28 725 28 725 24 C 725 20 726 17 727 15 729 13 731 12 734 12 738 12 741 12 744 14 L 748 3 C 743 1 738 0 733 0 726 0 720 2 717 6 713 10 711 16 711 24 L 711 28 700 32 700 39 711 39 711 94 725 94 725 39 741 39 741 28 Z M 852 94 L 852 94 820 6 804 6 771 94 786 94 795 70 828 70 837 94 852 94 Z M 799 58 L 799 58 807 35 C 809 29 811 24 812 19 812 20 813 23 814 26 815 30 816 32 816 34 L 825 58 799 58 Z M 917 86 L 917 86 C 922 80 924 72 924 61 924 50 922 42 917 36 913 30 906 27 898 27 889 27 883 30 878 37 L 878 37 C 877 32 876 29 876 28 L 864 28 864 124 878 124 878 97 C 878 95 878 92 877 87 L 878 87 C 883 93 889 96 898 96 906 96 913 93 917 86 Z M 906 44 L 906 44 C 909 48 910 54 910 61 910 68 909 74 906 78 903 82 900 84 895 84 889 84 885 82 882 79 880 75 878 69 878 61 L 878 59 C 878 52 880 47 882 43 885 40 889 38 894 38 900 38 903 40 906 44 Z M 994 86 L 994 86 C 998 80 1001 72 1001 61 1001 50 999 42 994 36 989 30 983 27 975 27 966 27 959 30 955 37 L 954 37 C 953 32 952 29 952 28 L 941 28 941 124 955 124 955 97 C 955 95 955 92 954 87 L 955 87 C 959 93 966 96 974 96 983 96 989 93 994 86 Z M 982 44 L 982 44 C 985 48 986 54 986 61 986 68 985 74 982 78 980 82 976 84 971 84 965 84 961 82 959 79 956 75 955 69 955 61 L 955 59 C 955 52 956 47 959 43 961 40 965 38 971 38 976 38 980 40 982 44 Z M 1031 1 L 1031 1 1017 1 1017 94 1031 94 1031 1 Z M 1065 28 L 1065 28 1051 28 1051 94 1065 94 1065 28 Z M 1052 16 L 1052 16 C 1054 18 1056 18 1058 18 1061 18 1063 18 1064 16 1065 15 1066 13 1066 11 1066 8 1065 6 1064 5 1063 3 1061 3 1058 3 1056 3 1054 3 1052 5 1051 6 1050 8 1050 11 1050 13 1051 15 1052 16 Z M 1126 95 L 1126 95 C 1129 94 1133 93 1136 91 L 1136 80 C 1132 81 1129 83 1125 83 1122 84 1118 84 1115 84 1109 84 1104 83 1101 79 1097 76 1096 71 1095 64 L 1140 64 1140 57 C 1140 47 1137 40 1132 35 1127 30 1120 27 1111 27 1102 27 1094 30 1089 36 1084 42 1081 51 1081 62 1081 72 1084 81 1090 87 1095 93 1104 96 1114 96 1118 96 1122 95 1126 95 Z M 1122 42 L 1122 42 C 1124 45 1126 49 1126 54 L 1096 54 C 1096 49 1098 45 1101 42 1103 39 1107 38 1111 38 1116 38 1119 39 1122 42 Z M 1199 86 L 1199 86 1199 86 1202 94 1213 94 1213 1 1199 1 1199 25 C 1199 28 1199 32 1200 37 L 1199 37 C 1194 30 1188 27 1179 27 1171 27 1164 30 1159 36 1155 42 1152 50 1152 61 1152 72 1155 81 1159 87 1164 93 1170 96 1179 96 1187 96 1194 92 1199 86 Z M 1171 78 L 1171 78 C 1168 75 1167 69 1167 62 1167 54 1168 48 1171 44 1174 40 1177 38 1182 38 1188 38 1192 40 1195 44 1198 47 1199 53 1199 61 L 1199 63 C 1199 71 1198 76 1195 79 1193 83 1188 84 1183 84 1177 84 1173 82 1171 78 Z M 1311 60 L 1311 60 C 1310 57 1308 55 1305 52 1302 50 1297 48 1291 45 1285 43 1281 41 1279 39 1277 38 1275 36 1274 35 1273 33 1273 31 1273 29 1273 25 1274 23 1276 21 1279 19 1282 18 1287 18 1293 18 1300 19 1308 23 L 1312 11 C 1304 7 1296 6 1287 6 1278 6 1271 8 1266 12 1261 16 1258 22 1258 29 1258 35 1260 40 1263 44 1267 48 1272 52 1280 55 1288 58 1293 61 1296 63 1298 65 1299 68 1299 72 1299 75 1298 78 1295 80 1293 82 1288 83 1283 83 1279 83 1275 83 1270 82 1266 81 1261 79 1257 77 L 1257 91 C 1264 94 1272 96 1282 96 1292 96 1299 93 1305 89 1311 84 1314 78 1314 71 1314 67 1313 63 1311 60 Z M 1367 95 L 1367 95 C 1370 94 1373 93 1375 91 L 1375 79 C 1370 82 1364 84 1357 84 1352 84 1348 82 1345 78 1342 74 1340 69 1340 61 1340 46 1346 39 1358 39 1362 39 1366 40 1372 42 L 1377 31 C 1371 28 1365 27 1358 27 1348 27 1340 30 1334 36 1329 42 1326 50 1326 62 1326 73 1329 81 1334 87 1339 93 1347 96 1357 96 1361 96 1364 95 1367 95 Z M 1404 28 L 1404 28 1390 28 1390 94 1404 94 1404 28 Z M 1391 16 L 1391 16 C 1393 18 1395 18 1397 18 1400 18 1402 18 1403 16 1404 15 1405 13 1405 11 1405 8 1404 6 1403 5 1402 3 1400 3 1397 3 1395 3 1393 3 1391 5 1390 6 1389 8 1389 11 1389 13 1390 15 1391 16 Z M 1465 95 L 1465 95 C 1468 94 1472 93 1475 91 L 1475 80 C 1471 81 1468 83 1464 83 1461 84 1457 84 1454 84 1448 84 1443 83 1440 79 1436 76 1435 71 1434 64 L 1479 64 1479 57 C 1479 47 1476 40 1471 35 1466 30 1459 27 1450 27 1441 27 1433 30 1428 36 1423 42 1420 51 1420 62 1420 72 1423 81 1429 87 1434 93 1443 96 1453 96 1457 96 1461 95 1465 95 Z M 1461 42 L 1461 42 C 1463 45 1465 49 1465 54 L 1435 54 C 1435 49 1437 45 1440 42 1442 39 1446 38 1450 38 1455 38 1458 39 1461 42 Z M 1553 51 L 1553 51 C 1553 35 1545 27 1529 27 1525 27 1521 28 1517 29 1513 31 1511 34 1509 37 L 1508 37 1506 28 1495 28 1495 94 1509 94 1509 61 C 1509 53 1510 47 1513 44 1516 40 1520 38 1526 38 1531 38 1534 40 1536 42 1538 45 1539 49 1539 54 L 1539 94 1553 94 1553 51 Z M 1610 95 L 1610 95 C 1613 94 1615 93 1618 91 L 1618 79 C 1612 82 1606 84 1600 84 1595 84 1590 82 1588 78 1585 74 1583 69 1583 61 1583 46 1589 39 1600 39 1604 39 1609 40 1615 42 L 1619 31 C 1614 28 1608 27 1601 27 1590 27 1582 30 1577 36 1571 42 1569 50 1569 62 1569 73 1571 81 1577 87 1582 93 1589 96 1599 96 1603 96 1607 95 1610 95 Z M 1674 95 L 1674 95 C 1677 94 1681 93 1684 91 L 1684 80 C 1680 81 1676 83 1673 83 1670 84 1666 84 1662 84 1656 84 1652 83 1648 79 1645 76 1643 71 1643 64 L 1687 64 1687 57 C 1687 47 1685 40 1680 35 1675 30 1668 27 1659 27 1649 27 1642 30 1637 36 1631 42 1629 51 1629 62 1629 72 1632 81 1637 87 1643 93 1651 96 1662 96 1666 96 1670 95 1674 95 Z M 1669 42 L 1669 42 C 1672 45 1673 49 1673 54 L 1643 54 C 1644 49 1645 45 1648 42 1651 39 1654 38 1659 38 1663 38 1667 39 1669 42 Z M 1747 67 L 1747 67 C 1745 65 1744 63 1741 61 1739 59 1735 57 1729 55 1723 53 1718 51 1716 49 1715 48 1714 46 1714 44 1714 40 1717 38 1725 38 1730 38 1736 39 1743 42 L 1747 32 C 1740 28 1733 27 1725 27 1717 27 1711 28 1707 32 1702 35 1700 39 1700 45 1700 50 1701 53 1704 56 1706 59 1712 62 1719 65 1723 67 1726 68 1728 69 1731 70 1732 72 1733 73 1734 74 1735 75 1735 77 1735 82 1730 85 1722 85 1715 85 1708 83 1700 79 L 1700 92 C 1705 94 1712 96 1721 96 1730 96 1737 94 1741 90 1746 87 1748 82 1748 75 1748 72 1748 70 1747 67 Z N">
              <draw:equation draw:name="f0" draw:formula="0*logwidth/1748"/>
              <draw:equation draw:name="f1" draw:formula="63*logheight/124"/>
              <draw:equation draw:name="f2" draw:formula="149*logwidth/1748"/>
              <draw:equation draw:name="f3" draw:formula="51*logheight/124"/>
              <draw:equation draw:name="f4" draw:formula="104*logwidth/1748"/>
              <draw:equation draw:name="f5" draw:formula="61*logheight/124"/>
              <draw:equation draw:name="f6" draw:formula="182*logwidth/1748"/>
              <draw:equation draw:name="f7" draw:formula="28*logheight/124"/>
              <draw:equation draw:name="f8" draw:formula="182*logwidth/1748"/>
              <draw:equation draw:name="f9" draw:formula="11*logheight/124"/>
              <draw:equation draw:name="f10" draw:formula="243*logwidth/1748"/>
              <draw:equation draw:name="f11" draw:formula="28*logheight/124"/>
              <draw:equation draw:name="f12" draw:formula="309*logwidth/1748"/>
              <draw:equation draw:name="f13" draw:formula="95*logheight/124"/>
              <draw:equation draw:name="f14" draw:formula="322*logwidth/1748"/>
              <draw:equation draw:name="f15" draw:formula="57*logheight/124"/>
              <draw:equation draw:name="f16" draw:formula="305*logwidth/1748"/>
              <draw:equation draw:name="f17" draw:formula="42*logheight/124"/>
              <draw:equation draw:name="f18" draw:formula="351*logwidth/1748"/>
              <draw:equation draw:name="f19" draw:formula="40*logheight/124"/>
              <draw:equation draw:name="f20" draw:formula="379*logwidth/1748"/>
              <draw:equation draw:name="f21" draw:formula="28*logheight/124"/>
              <draw:equation draw:name="f22" draw:formula="414*logwidth/1748"/>
              <draw:equation draw:name="f23" draw:formula="38*logheight/124"/>
              <draw:equation draw:name="f24" draw:formula="422*logwidth/1748"/>
              <draw:equation draw:name="f25" draw:formula="73*logheight/124"/>
              <draw:equation draw:name="f26" draw:formula="467*logwidth/1748"/>
              <draw:equation draw:name="f27" draw:formula="28*logheight/124"/>
              <draw:equation draw:name="f28" draw:formula="465*logwidth/1748"/>
              <draw:equation draw:name="f29" draw:formula="16*logheight/124"/>
              <draw:equation draw:name="f30" draw:formula="502*logwidth/1748"/>
              <draw:equation draw:name="f31" draw:formula="74*logheight/124"/>
              <draw:equation draw:name="f32" draw:formula="479*logwidth/1748"/>
              <draw:equation draw:name="f33" draw:formula="39*logheight/124"/>
              <draw:equation draw:name="f34" draw:formula="556*logwidth/1748"/>
              <draw:equation draw:name="f35" draw:formula="94*logheight/124"/>
              <draw:equation draw:name="f36" draw:formula="580*logwidth/1748"/>
              <draw:equation draw:name="f37" draw:formula="28*logheight/124"/>
              <draw:equation draw:name="f38" draw:formula="684*logwidth/1748"/>
              <draw:equation draw:name="f39" draw:formula="36*logheight/124"/>
              <draw:equation draw:name="f40" draw:formula="684*logwidth/1748"/>
              <draw:equation draw:name="f41" draw:formula="36*logheight/124"/>
              <draw:equation draw:name="f42" draw:formula="741*logwidth/1748"/>
              <draw:equation draw:name="f43" draw:formula="28*logheight/124"/>
              <draw:equation draw:name="f44" draw:formula="711*logwidth/1748"/>
              <draw:equation draw:name="f45" draw:formula="24*logheight/124"/>
              <draw:equation draw:name="f46" draw:formula="741*logwidth/1748"/>
              <draw:equation draw:name="f47" draw:formula="28*logheight/124"/>
              <draw:equation draw:name="f48" draw:formula="837*logwidth/1748"/>
              <draw:equation draw:name="f49" draw:formula="94*logheight/124"/>
              <draw:equation draw:name="f50" draw:formula="799*logwidth/1748"/>
              <draw:equation draw:name="f51" draw:formula="58*logheight/124"/>
              <draw:equation draw:name="f52" draw:formula="864*logwidth/1748"/>
              <draw:equation draw:name="f53" draw:formula="28*logheight/124"/>
              <draw:equation draw:name="f54" draw:formula="906*logwidth/1748"/>
              <draw:equation draw:name="f55" draw:formula="44*logheight/124"/>
              <draw:equation draw:name="f56" draw:formula="906*logwidth/1748"/>
              <draw:equation draw:name="f57" draw:formula="44*logheight/124"/>
              <draw:equation draw:name="f58" draw:formula="941*logwidth/1748"/>
              <draw:equation draw:name="f59" draw:formula="28*logheight/124"/>
              <draw:equation draw:name="f60" draw:formula="982*logwidth/1748"/>
              <draw:equation draw:name="f61" draw:formula="44*logheight/124"/>
              <draw:equation draw:name="f62" draw:formula="982*logwidth/1748"/>
              <draw:equation draw:name="f63" draw:formula="44*logheight/124"/>
              <draw:equation draw:name="f64" draw:formula="1051*logwidth/1748"/>
              <draw:equation draw:name="f65" draw:formula="28*logheight/124"/>
              <draw:equation draw:name="f66" draw:formula="1064*logwidth/1748"/>
              <draw:equation draw:name="f67" draw:formula="5*logheight/124"/>
              <draw:equation draw:name="f68" draw:formula="1125*logwidth/1748"/>
              <draw:equation draw:name="f69" draw:formula="83*logheight/124"/>
              <draw:equation draw:name="f70" draw:formula="1081*logwidth/1748"/>
              <draw:equation draw:name="f71" draw:formula="62*logheight/124"/>
              <draw:equation draw:name="f72" draw:formula="1111*logwidth/1748"/>
              <draw:equation draw:name="f73" draw:formula="38*logheight/124"/>
              <draw:equation draw:name="f74" draw:formula="1199*logwidth/1748"/>
              <draw:equation draw:name="f75" draw:formula="25*logheight/124"/>
              <draw:equation draw:name="f76" draw:formula="1171*logwidth/1748"/>
              <draw:equation draw:name="f77" draw:formula="78*logheight/124"/>
              <draw:equation draw:name="f78" draw:formula="1183*logwidth/1748"/>
              <draw:equation draw:name="f79" draw:formula="84*logheight/124"/>
              <draw:equation draw:name="f80" draw:formula="1276*logwidth/1748"/>
              <draw:equation draw:name="f81" draw:formula="21*logheight/124"/>
              <draw:equation draw:name="f82" draw:formula="1296*logwidth/1748"/>
              <draw:equation draw:name="f83" draw:formula="63*logheight/124"/>
              <draw:equation draw:name="f84" draw:formula="1314*logwidth/1748"/>
              <draw:equation draw:name="f85" draw:formula="71*logheight/124"/>
              <draw:equation draw:name="f86" draw:formula="1358*logwidth/1748"/>
              <draw:equation draw:name="f87" draw:formula="39*logheight/124"/>
              <draw:equation draw:name="f88" draw:formula="1404*logwidth/1748"/>
              <draw:equation draw:name="f89" draw:formula="28*logheight/124"/>
              <draw:equation draw:name="f90" draw:formula="1403*logwidth/1748"/>
              <draw:equation draw:name="f91" draw:formula="16*logheight/124"/>
              <draw:equation draw:name="f92" draw:formula="1475*logwidth/1748"/>
              <draw:equation draw:name="f93" draw:formula="91*logheight/124"/>
              <draw:equation draw:name="f94" draw:formula="1450*logwidth/1748"/>
              <draw:equation draw:name="f95" draw:formula="27*logheight/124"/>
              <draw:equation draw:name="f96" draw:formula="1435*logwidth/1748"/>
              <draw:equation draw:name="f97" draw:formula="54*logheight/124"/>
              <draw:equation draw:name="f98" draw:formula="1508*logwidth/1748"/>
              <draw:equation draw:name="f99" draw:formula="37*logheight/124"/>
              <draw:equation draw:name="f100" draw:formula="1539*logwidth/1748"/>
              <draw:equation draw:name="f101" draw:formula="54*logheight/124"/>
              <draw:equation draw:name="f102" draw:formula="1588*logwidth/1748"/>
              <draw:equation draw:name="f103" draw:formula="78*logheight/124"/>
              <draw:equation draw:name="f104" draw:formula="1599*logwidth/1748"/>
              <draw:equation draw:name="f105" draw:formula="96*logheight/124"/>
              <draw:equation draw:name="f106" draw:formula="1643*logwidth/1748"/>
              <draw:equation draw:name="f107" draw:formula="64*logheight/124"/>
              <draw:equation draw:name="f108" draw:formula="1674*logwidth/1748"/>
              <draw:equation draw:name="f109" draw:formula="95*logheight/124"/>
              <draw:equation draw:name="f110" draw:formula="1747*logwidth/1748"/>
              <draw:equation draw:name="f111" draw:formula="67*logheight/124"/>
              <draw:equation draw:name="f112" draw:formula="1707*logwidth/1748"/>
              <draw:equation draw:name="f113" draw:formula="32*logheight/124"/>
              <draw:equation draw:name="f114" draw:formula="1700*logwidth/1748"/>
              <draw:equation draw:name="f115" draw:formula="92*logheight/124"/>
              <draw:equation draw:name="f116" draw:formula="logwidth"/>
              <draw:equation draw:name="f117" draw:formula="logheight"/>
            </draw:enhanced-geometry>
          </draw:custom-shape>
          <draw:custom-shape draw:name="Freeform 15" draw:style-name="Mgr6" draw:text-style-name="MP9" draw:layer="layout" svg:width="0.617cm" svg:height="0.782cm" svg:x="24.26cm" svg:y="3.026cm">
            <text:p><text:span text:style-name="MT5"/></text:p>
            <draw:enhanced-geometry draw:mirror-horizontal="false" draw:mirror-vertical="false" drawooo:sub-view-size="236 297" draw:text-areas="0 0 ?f24 ?f25" svg:viewBox="0 0 0 0" draw:type="ooxml-non-primitive" draw:enhanced-path="M 229 1 L 229 1 C 200 12 161 21 118 21 75 21 36 12 7 1 3 0 0 3 0 7 L 0 264 C 0 267 1 269 3 270 26 281 68 297 118 297 167 297 209 281 233 270 235 269 236 267 236 264 L 236 7 C 236 3 232 0 229 1 Z N">
              <draw:equation draw:name="f0" draw:formula="229*logwidth/236"/>
              <draw:equation draw:name="f1" draw:formula="1*logheight/297"/>
              <draw:equation draw:name="f2" draw:formula="229*logwidth/236"/>
              <draw:equation draw:name="f3" draw:formula="1*logheight/297"/>
              <draw:equation draw:name="f4" draw:formula="118*logwidth/236"/>
              <draw:equation draw:name="f5" draw:formula="21*logheight/297"/>
              <draw:equation draw:name="f6" draw:formula="7*logwidth/236"/>
              <draw:equation draw:name="f7" draw:formula="1*logheight/297"/>
              <draw:equation draw:name="f8" draw:formula="0*logwidth/236"/>
              <draw:equation draw:name="f9" draw:formula="7*logheight/297"/>
              <draw:equation draw:name="f10" draw:formula="0*logwidth/236"/>
              <draw:equation draw:name="f11" draw:formula="264*logheight/297"/>
              <draw:equation draw:name="f12" draw:formula="3*logwidth/236"/>
              <draw:equation draw:name="f13" draw:formula="270*logheight/297"/>
              <draw:equation draw:name="f14" draw:formula="118*logwidth/236"/>
              <draw:equation draw:name="f15" draw:formula="297*logheight/297"/>
              <draw:equation draw:name="f16" draw:formula="233*logwidth/236"/>
              <draw:equation draw:name="f17" draw:formula="270*logheight/297"/>
              <draw:equation draw:name="f18" draw:formula="236*logwidth/236"/>
              <draw:equation draw:name="f19" draw:formula="264*logheight/297"/>
              <draw:equation draw:name="f20" draw:formula="236*logwidth/236"/>
              <draw:equation draw:name="f21" draw:formula="7*logheight/297"/>
              <draw:equation draw:name="f22" draw:formula="229*logwidth/236"/>
              <draw:equation draw:name="f23" draw:formula="1*logheight/297"/>
              <draw:equation draw:name="f24" draw:formula="logwidth"/>
              <draw:equation draw:name="f25" draw:formula="logheight"/>
            </draw:enhanced-geometry>
          </draw:custom-shape>
          <draw:custom-shape draw:name="Freeform 16" draw:style-name="Mgr6" draw:text-style-name="MP9" draw:layer="layout" svg:width="0.624cm" svg:height="0.789cm" svg:x="25.757cm" svg:y="3.026cm">
            <text:p><text:span text:style-name="MT5"/></text:p>
            <draw:enhanced-geometry draw:mirror-horizontal="false" draw:mirror-vertical="false" drawooo:sub-view-size="236 297" draw:text-areas="0 0 ?f24 ?f25" svg:viewBox="0 0 0 0" draw:type="ooxml-non-primitive" draw:enhanced-path="M 7 295 L 7 295 C 36 285 75 275 118 275 161 275 200 285 229 295 232 297 236 294 236 290 L 236 32 C 236 30 235 27 233 27 209 16 167 0 118 0 69 0 26 16 3 27 1 28 0 30 0 32 L 0 290 C 0 294 3 297 7 295 Z N">
              <draw:equation draw:name="f0" draw:formula="7*logwidth/236"/>
              <draw:equation draw:name="f1" draw:formula="295*logheight/297"/>
              <draw:equation draw:name="f2" draw:formula="7*logwidth/236"/>
              <draw:equation draw:name="f3" draw:formula="295*logheight/297"/>
              <draw:equation draw:name="f4" draw:formula="118*logwidth/236"/>
              <draw:equation draw:name="f5" draw:formula="275*logheight/297"/>
              <draw:equation draw:name="f6" draw:formula="229*logwidth/236"/>
              <draw:equation draw:name="f7" draw:formula="295*logheight/297"/>
              <draw:equation draw:name="f8" draw:formula="236*logwidth/236"/>
              <draw:equation draw:name="f9" draw:formula="290*logheight/297"/>
              <draw:equation draw:name="f10" draw:formula="236*logwidth/236"/>
              <draw:equation draw:name="f11" draw:formula="32*logheight/297"/>
              <draw:equation draw:name="f12" draw:formula="233*logwidth/236"/>
              <draw:equation draw:name="f13" draw:formula="27*logheight/297"/>
              <draw:equation draw:name="f14" draw:formula="118*logwidth/236"/>
              <draw:equation draw:name="f15" draw:formula="0*logheight/297"/>
              <draw:equation draw:name="f16" draw:formula="3*logwidth/236"/>
              <draw:equation draw:name="f17" draw:formula="27*logheight/297"/>
              <draw:equation draw:name="f18" draw:formula="0*logwidth/236"/>
              <draw:equation draw:name="f19" draw:formula="32*logheight/297"/>
              <draw:equation draw:name="f20" draw:formula="0*logwidth/236"/>
              <draw:equation draw:name="f21" draw:formula="290*logheight/297"/>
              <draw:equation draw:name="f22" draw:formula="7*logwidth/236"/>
              <draw:equation draw:name="f23" draw:formula="295*logheight/297"/>
              <draw:equation draw:name="f24" draw:formula="logwidth"/>
              <draw:equation draw:name="f25" draw:formula="logheight"/>
            </draw:enhanced-geometry>
          </draw:custom-shape>
          <draw:custom-shape draw:name="Freeform 17" draw:style-name="Mgr6" draw:text-style-name="MP9" draw:layer="layout" svg:width="0.624cm" svg:height="0.789cm" svg:x="25.009cm" svg:y="3.026cm">
            <text:p><text:span text:style-name="MT5"/></text:p>
            <draw:enhanced-geometry draw:mirror-horizontal="false" draw:mirror-vertical="false" drawooo:sub-view-size="237 297" draw:text-areas="0 0 ?f24 ?f25" svg:viewBox="0 0 0 0" draw:type="ooxml-non-primitive" draw:enhanced-path="M 8 295 L 8 295 C 37 285 75 275 118 275 162 275 200 285 229 295 233 297 237 294 237 290 L 237 32 C 237 30 235 27 233 27 210 16 168 0 118 0 69 0 27 16 4 27 2 28 0 30 0 32 L 0 290 C 0 294 4 297 8 295 Z N">
              <draw:equation draw:name="f0" draw:formula="8*logwidth/237"/>
              <draw:equation draw:name="f1" draw:formula="295*logheight/297"/>
              <draw:equation draw:name="f2" draw:formula="8*logwidth/237"/>
              <draw:equation draw:name="f3" draw:formula="295*logheight/297"/>
              <draw:equation draw:name="f4" draw:formula="118*logwidth/237"/>
              <draw:equation draw:name="f5" draw:formula="275*logheight/297"/>
              <draw:equation draw:name="f6" draw:formula="229*logwidth/237"/>
              <draw:equation draw:name="f7" draw:formula="295*logheight/297"/>
              <draw:equation draw:name="f8" draw:formula="237*logwidth/237"/>
              <draw:equation draw:name="f9" draw:formula="290*logheight/297"/>
              <draw:equation draw:name="f10" draw:formula="237*logwidth/237"/>
              <draw:equation draw:name="f11" draw:formula="32*logheight/297"/>
              <draw:equation draw:name="f12" draw:formula="233*logwidth/237"/>
              <draw:equation draw:name="f13" draw:formula="27*logheight/297"/>
              <draw:equation draw:name="f14" draw:formula="118*logwidth/237"/>
              <draw:equation draw:name="f15" draw:formula="0*logheight/297"/>
              <draw:equation draw:name="f16" draw:formula="4*logwidth/237"/>
              <draw:equation draw:name="f17" draw:formula="27*logheight/297"/>
              <draw:equation draw:name="f18" draw:formula="0*logwidth/237"/>
              <draw:equation draw:name="f19" draw:formula="32*logheight/297"/>
              <draw:equation draw:name="f20" draw:formula="0*logwidth/237"/>
              <draw:equation draw:name="f21" draw:formula="290*logheight/297"/>
              <draw:equation draw:name="f22" draw:formula="8*logwidth/237"/>
              <draw:equation draw:name="f23" draw:formula="295*logheight/297"/>
              <draw:equation draw:name="f24" draw:formula="logwidth"/>
              <draw:equation draw:name="f25" draw:formula="logheight"/>
            </draw:enhanced-geometry>
          </draw:custom-shape>
          <draw:custom-shape draw:name="Freeform 18" draw:style-name="Mgr6" draw:text-style-name="MP9" draw:layer="layout" svg:width="0.617cm" svg:height="0.782cm" svg:x="24.26cm" svg:y="2.161cm">
            <text:p><text:span text:style-name="MT5"/></text:p>
            <draw:enhanced-geometry draw:mirror-horizontal="false" draw:mirror-vertical="false" drawooo:sub-view-size="236 297" draw:text-areas="0 0 ?f24 ?f25" svg:viewBox="0 0 0 0" draw:type="ooxml-non-primitive" draw:enhanced-path="M 229 1 L 229 1 C 200 12 161 22 118 22 75 22 36 12 7 1 3 0 0 3 0 7 L 0 265 C 0 267 1 269 3 270 26 281 68 297 118 297 167 297 209 281 233 270 235 269 236 267 236 265 L 236 7 C 236 3 232 0 229 1 Z N">
              <draw:equation draw:name="f0" draw:formula="229*logwidth/236"/>
              <draw:equation draw:name="f1" draw:formula="1*logheight/297"/>
              <draw:equation draw:name="f2" draw:formula="229*logwidth/236"/>
              <draw:equation draw:name="f3" draw:formula="1*logheight/297"/>
              <draw:equation draw:name="f4" draw:formula="118*logwidth/236"/>
              <draw:equation draw:name="f5" draw:formula="22*logheight/297"/>
              <draw:equation draw:name="f6" draw:formula="7*logwidth/236"/>
              <draw:equation draw:name="f7" draw:formula="1*logheight/297"/>
              <draw:equation draw:name="f8" draw:formula="0*logwidth/236"/>
              <draw:equation draw:name="f9" draw:formula="7*logheight/297"/>
              <draw:equation draw:name="f10" draw:formula="0*logwidth/236"/>
              <draw:equation draw:name="f11" draw:formula="265*logheight/297"/>
              <draw:equation draw:name="f12" draw:formula="3*logwidth/236"/>
              <draw:equation draw:name="f13" draw:formula="270*logheight/297"/>
              <draw:equation draw:name="f14" draw:formula="118*logwidth/236"/>
              <draw:equation draw:name="f15" draw:formula="297*logheight/297"/>
              <draw:equation draw:name="f16" draw:formula="233*logwidth/236"/>
              <draw:equation draw:name="f17" draw:formula="270*logheight/297"/>
              <draw:equation draw:name="f18" draw:formula="236*logwidth/236"/>
              <draw:equation draw:name="f19" draw:formula="265*logheight/297"/>
              <draw:equation draw:name="f20" draw:formula="236*logwidth/236"/>
              <draw:equation draw:name="f21" draw:formula="7*logheight/297"/>
              <draw:equation draw:name="f22" draw:formula="229*logwidth/236"/>
              <draw:equation draw:name="f23" draw:formula="1*logheight/297"/>
              <draw:equation draw:name="f24" draw:formula="logwidth"/>
              <draw:equation draw:name="f25" draw:formula="logheight"/>
            </draw:enhanced-geometry>
          </draw:custom-shape>
          <draw:custom-shape draw:name="Freeform 19" draw:style-name="Mgr6" draw:text-style-name="MP9" draw:layer="layout" svg:width="0.624cm" svg:height="0.782cm" svg:x="25.757cm" svg:y="2.161cm">
            <text:p><text:span text:style-name="MT5"/></text:p>
            <draw:enhanced-geometry draw:mirror-horizontal="false" draw:mirror-vertical="false" drawooo:sub-view-size="236 297" draw:text-areas="0 0 ?f24 ?f25" svg:viewBox="0 0 0 0" draw:type="ooxml-non-primitive" draw:enhanced-path="M 7 296 L 7 296 C 36 285 75 276 118 276 161 276 200 285 229 296 232 297 236 294 236 290 L 236 33 C 236 30 235 28 233 27 209 16 167 0 118 0 69 0 26 16 3 27 1 28 0 30 0 33 L 0 290 C 0 294 3 297 7 296 Z N">
              <draw:equation draw:name="f0" draw:formula="7*logwidth/236"/>
              <draw:equation draw:name="f1" draw:formula="296*logheight/297"/>
              <draw:equation draw:name="f2" draw:formula="7*logwidth/236"/>
              <draw:equation draw:name="f3" draw:formula="296*logheight/297"/>
              <draw:equation draw:name="f4" draw:formula="118*logwidth/236"/>
              <draw:equation draw:name="f5" draw:formula="276*logheight/297"/>
              <draw:equation draw:name="f6" draw:formula="229*logwidth/236"/>
              <draw:equation draw:name="f7" draw:formula="296*logheight/297"/>
              <draw:equation draw:name="f8" draw:formula="236*logwidth/236"/>
              <draw:equation draw:name="f9" draw:formula="290*logheight/297"/>
              <draw:equation draw:name="f10" draw:formula="236*logwidth/236"/>
              <draw:equation draw:name="f11" draw:formula="33*logheight/297"/>
              <draw:equation draw:name="f12" draw:formula="233*logwidth/236"/>
              <draw:equation draw:name="f13" draw:formula="27*logheight/297"/>
              <draw:equation draw:name="f14" draw:formula="118*logwidth/236"/>
              <draw:equation draw:name="f15" draw:formula="0*logheight/297"/>
              <draw:equation draw:name="f16" draw:formula="3*logwidth/236"/>
              <draw:equation draw:name="f17" draw:formula="27*logheight/297"/>
              <draw:equation draw:name="f18" draw:formula="0*logwidth/236"/>
              <draw:equation draw:name="f19" draw:formula="33*logheight/297"/>
              <draw:equation draw:name="f20" draw:formula="0*logwidth/236"/>
              <draw:equation draw:name="f21" draw:formula="290*logheight/297"/>
              <draw:equation draw:name="f22" draw:formula="7*logwidth/236"/>
              <draw:equation draw:name="f23" draw:formula="296*logheight/297"/>
              <draw:equation draw:name="f24" draw:formula="logwidth"/>
              <draw:equation draw:name="f25" draw:formula="logheight"/>
            </draw:enhanced-geometry>
          </draw:custom-shape>
          <draw:custom-shape draw:name="Freeform 20" draw:style-name="Mgr6" draw:text-style-name="MP9" draw:layer="layout" svg:width="0.624cm" svg:height="1.449cm" svg:x="25.009cm" svg:y="1.494cm">
            <text:p><text:span text:style-name="MT5"/></text:p>
            <draw:enhanced-geometry draw:mirror-horizontal="false" draw:mirror-vertical="false" drawooo:sub-view-size="237 549" draw:text-areas="0 0 ?f24 ?f25" svg:viewBox="0 0 0 0" draw:type="ooxml-non-primitive" draw:enhanced-path="M 8 548 L 8 548 C 37 537 75 528 118 528 162 528 200 537 229 548 233 549 237 546 237 542 L 237 33 C 237 30 235 28 233 27 210 16 168 0 118 0 69 0 27 16 4 27 2 28 0 30 0 33 L 0 542 C 0 546 4 549 8 548 Z N">
              <draw:equation draw:name="f0" draw:formula="8*logwidth/237"/>
              <draw:equation draw:name="f1" draw:formula="548*logheight/549"/>
              <draw:equation draw:name="f2" draw:formula="8*logwidth/237"/>
              <draw:equation draw:name="f3" draw:formula="548*logheight/549"/>
              <draw:equation draw:name="f4" draw:formula="118*logwidth/237"/>
              <draw:equation draw:name="f5" draw:formula="528*logheight/549"/>
              <draw:equation draw:name="f6" draw:formula="229*logwidth/237"/>
              <draw:equation draw:name="f7" draw:formula="548*logheight/549"/>
              <draw:equation draw:name="f8" draw:formula="237*logwidth/237"/>
              <draw:equation draw:name="f9" draw:formula="542*logheight/549"/>
              <draw:equation draw:name="f10" draw:formula="237*logwidth/237"/>
              <draw:equation draw:name="f11" draw:formula="33*logheight/549"/>
              <draw:equation draw:name="f12" draw:formula="233*logwidth/237"/>
              <draw:equation draw:name="f13" draw:formula="27*logheight/549"/>
              <draw:equation draw:name="f14" draw:formula="118*logwidth/237"/>
              <draw:equation draw:name="f15" draw:formula="0*logheight/549"/>
              <draw:equation draw:name="f16" draw:formula="4*logwidth/237"/>
              <draw:equation draw:name="f17" draw:formula="27*logheight/549"/>
              <draw:equation draw:name="f18" draw:formula="0*logwidth/237"/>
              <draw:equation draw:name="f19" draw:formula="33*logheight/549"/>
              <draw:equation draw:name="f20" draw:formula="0*logwidth/237"/>
              <draw:equation draw:name="f21" draw:formula="542*logheight/549"/>
              <draw:equation draw:name="f22" draw:formula="8*logwidth/237"/>
              <draw:equation draw:name="f23" draw:formula="548*logheight/549"/>
              <draw:equation draw:name="f24" draw:formula="logwidth"/>
              <draw:equation draw:name="f25" draw:formula="logheight"/>
            </draw:enhanced-geometry>
          </draw:custom-shape>
          <draw:custom-shape draw:name="Freeform 21" draw:style-name="Mgr6" draw:text-style-name="MP9" draw:layer="layout" svg:width="4.622cm" svg:height="0.494cm" svg:x="27.131cm" svg:y="2.236cm">
            <text:p><text:span text:style-name="MT5"/></text:p>
            <draw:enhanced-geometry draw:mirror-horizontal="false" draw:mirror-vertical="false" drawooo:sub-view-size="1748 186" draw:text-areas="0 0 ?f108 ?f109" svg:viewBox="0 0 0 0" draw:type="ooxml-non-primitive" draw:enhanced-path="M 155 3 L 155 3 106 3 106 70 49 70 49 3 0 3 0 184 49 184 49 110 106 110 106 184 155 184 155 3 Z M 346 24 L 346 24 C 331 8 309 0 281 0 252 0 230 8 215 24 200 40 192 63 192 93 192 123 200 146 215 162 230 178 252 186 280 186 309 186 331 178 346 162 361 147 368 124 368 93 368 63 361 39 346 24 Z M 281 40 L 281 40 C 293 40 302 44 308 53 314 62 317 75 317 93 317 111 314 124 308 133 302 141 293 146 280 146 256 146 244 128 244 93 244 58 256 40 281 40 Z M 507 44 L 507 44 C 514 46 520 48 527 52 L 542 13 C 524 5 506 0 486 0 468 0 453 4 439 12 426 19 416 30 409 44 402 59 398 75 398 94 398 124 406 147 420 162 435 178 456 186 483 186 502 186 519 183 534 176 L 534 135 C 527 138 519 141 511 143 504 145 496 146 488 146 462 146 449 129 449 94 449 77 452 64 458 55 465 45 474 40 486 40 493 40 500 41 507 44 Z M 728 3 L 728 3 679 3 679 70 622 70 622 3 573 3 573 184 622 184 622 110 679 110 679 184 728 184 728 3 Z M 884 98 L 884 98 C 878 90 867 83 852 76 835 68 825 63 822 61 818 58 816 55 816 51 816 48 818 45 821 43 823 41 828 39 834 39 847 39 861 43 878 51 L 893 13 C 874 5 855 0 836 0 815 0 798 5 786 14 774 24 768 37 768 53 768 62 769 70 772 76 775 83 779 89 785 94 791 99 800 104 812 109 825 115 833 119 836 121 839 123 841 125 842 127 844 128 844 131 844 133 844 137 843 140 839 143 836 145 831 147 823 147 815 147 806 145 796 143 785 140 776 136 766 131 L 766 175 C 775 179 784 182 792 184 800 185 810 186 822 186 837 186 849 184 860 179 871 174 879 167 885 159 890 150 893 140 893 129 893 117 890 107 884 98 Z M 1028 44 L 1028 44 C 1035 46 1042 48 1048 52 L 1063 13 C 1046 5 1027 0 1007 0 990 0 974 4 961 12 947 19 937 30 930 44 923 59 920 75 920 94 920 124 927 147 942 162 956 178 977 186 1004 186 1023 186 1040 183 1056 176 L 1056 135 C 1048 138 1040 141 1033 143 1025 145 1018 146 1010 146 983 146 970 129 970 94 970 77 973 64 980 55 986 45 995 40 1007 40 1015 40 1022 41 1028 44 Z M 1250 3 L 1250 3 1201 3 1201 70 1144 70 1144 3 1095 3 1095 184 1144 184 1144 110 1201 110 1201 184 1250 184 1250 3 Z M 1399 3 L 1399 3 1399 109 C 1399 122 1397 131 1392 137 1388 143 1381 146 1371 146 1361 146 1354 143 1349 137 1345 131 1342 122 1342 109 L 1342 3 1293 3 1293 113 C 1293 137 1300 155 1313 167 1326 180 1345 186 1370 186 1395 186 1414 180 1428 167 1441 154 1448 135 1448 112 L 1448 3 1399 3 Z M 1610 184 L 1610 184 1610 144 1540 144 1540 3 1491 3 1491 184 1610 184 Z M 1748 144 L 1748 144 1690 144 1690 110 1744 110 1744 71 1690 71 1690 42 1748 42 1748 3 1641 3 1641 184 1748 184 1748 144 Z N">
              <draw:equation draw:name="f0" draw:formula="106*logwidth/1748"/>
              <draw:equation draw:name="f1" draw:formula="3*logheight/186"/>
              <draw:equation draw:name="f2" draw:formula="49*logwidth/1748"/>
              <draw:equation draw:name="f3" draw:formula="3*logheight/186"/>
              <draw:equation draw:name="f4" draw:formula="49*logwidth/1748"/>
              <draw:equation draw:name="f5" draw:formula="184*logheight/186"/>
              <draw:equation draw:name="f6" draw:formula="106*logwidth/1748"/>
              <draw:equation draw:name="f7" draw:formula="184*logheight/186"/>
              <draw:equation draw:name="f8" draw:formula="346*logwidth/1748"/>
              <draw:equation draw:name="f9" draw:formula="24*logheight/186"/>
              <draw:equation draw:name="f10" draw:formula="215*logwidth/1748"/>
              <draw:equation draw:name="f11" draw:formula="24*logheight/186"/>
              <draw:equation draw:name="f12" draw:formula="280*logwidth/1748"/>
              <draw:equation draw:name="f13" draw:formula="186*logheight/186"/>
              <draw:equation draw:name="f14" draw:formula="346*logwidth/1748"/>
              <draw:equation draw:name="f15" draw:formula="24*logheight/186"/>
              <draw:equation draw:name="f16" draw:formula="308*logwidth/1748"/>
              <draw:equation draw:name="f17" draw:formula="53*logheight/186"/>
              <draw:equation draw:name="f18" draw:formula="280*logwidth/1748"/>
              <draw:equation draw:name="f19" draw:formula="146*logheight/186"/>
              <draw:equation draw:name="f20" draw:formula="507*logwidth/1748"/>
              <draw:equation draw:name="f21" draw:formula="44*logheight/186"/>
              <draw:equation draw:name="f22" draw:formula="542*logwidth/1748"/>
              <draw:equation draw:name="f23" draw:formula="13*logheight/186"/>
              <draw:equation draw:name="f24" draw:formula="409*logwidth/1748"/>
              <draw:equation draw:name="f25" draw:formula="44*logheight/186"/>
              <draw:equation draw:name="f26" draw:formula="483*logwidth/1748"/>
              <draw:equation draw:name="f27" draw:formula="186*logheight/186"/>
              <draw:equation draw:name="f28" draw:formula="511*logwidth/1748"/>
              <draw:equation draw:name="f29" draw:formula="143*logheight/186"/>
              <draw:equation draw:name="f30" draw:formula="458*logwidth/1748"/>
              <draw:equation draw:name="f31" draw:formula="55*logheight/186"/>
              <draw:equation draw:name="f32" draw:formula="728*logwidth/1748"/>
              <draw:equation draw:name="f33" draw:formula="3*logheight/186"/>
              <draw:equation draw:name="f34" draw:formula="679*logwidth/1748"/>
              <draw:equation draw:name="f35" draw:formula="70*logheight/186"/>
              <draw:equation draw:name="f36" draw:formula="573*logwidth/1748"/>
              <draw:equation draw:name="f37" draw:formula="3*logheight/186"/>
              <draw:equation draw:name="f38" draw:formula="622*logwidth/1748"/>
              <draw:equation draw:name="f39" draw:formula="110*logheight/186"/>
              <draw:equation draw:name="f40" draw:formula="728*logwidth/1748"/>
              <draw:equation draw:name="f41" draw:formula="184*logheight/186"/>
              <draw:equation draw:name="f42" draw:formula="884*logwidth/1748"/>
              <draw:equation draw:name="f43" draw:formula="98*logheight/186"/>
              <draw:equation draw:name="f44" draw:formula="816*logwidth/1748"/>
              <draw:equation draw:name="f45" draw:formula="51*logheight/186"/>
              <draw:equation draw:name="f46" draw:formula="878*logwidth/1748"/>
              <draw:equation draw:name="f47" draw:formula="51*logheight/186"/>
              <draw:equation draw:name="f48" draw:formula="786*logwidth/1748"/>
              <draw:equation draw:name="f49" draw:formula="14*logheight/186"/>
              <draw:equation draw:name="f50" draw:formula="785*logwidth/1748"/>
              <draw:equation draw:name="f51" draw:formula="94*logheight/186"/>
              <draw:equation draw:name="f52" draw:formula="842*logwidth/1748"/>
              <draw:equation draw:name="f53" draw:formula="127*logheight/186"/>
              <draw:equation draw:name="f54" draw:formula="823*logwidth/1748"/>
              <draw:equation draw:name="f55" draw:formula="147*logheight/186"/>
              <draw:equation draw:name="f56" draw:formula="766*logwidth/1748"/>
              <draw:equation draw:name="f57" draw:formula="175*logheight/186"/>
              <draw:equation draw:name="f58" draw:formula="860*logwidth/1748"/>
              <draw:equation draw:name="f59" draw:formula="179*logheight/186"/>
              <draw:equation draw:name="f60" draw:formula="884*logwidth/1748"/>
              <draw:equation draw:name="f61" draw:formula="98*logheight/186"/>
              <draw:equation draw:name="f62" draw:formula="1048*logwidth/1748"/>
              <draw:equation draw:name="f63" draw:formula="52*logheight/186"/>
              <draw:equation draw:name="f64" draw:formula="961*logwidth/1748"/>
              <draw:equation draw:name="f65" draw:formula="12*logheight/186"/>
              <draw:equation draw:name="f66" draw:formula="942*logwidth/1748"/>
              <draw:equation draw:name="f67" draw:formula="162*logheight/186"/>
              <draw:equation draw:name="f68" draw:formula="1056*logwidth/1748"/>
              <draw:equation draw:name="f69" draw:formula="135*logheight/186"/>
              <draw:equation draw:name="f70" draw:formula="970*logwidth/1748"/>
              <draw:equation draw:name="f71" draw:formula="94*logheight/186"/>
              <draw:equation draw:name="f72" draw:formula="1028*logwidth/1748"/>
              <draw:equation draw:name="f73" draw:formula="44*logheight/186"/>
              <draw:equation draw:name="f74" draw:formula="1201*logwidth/1748"/>
              <draw:equation draw:name="f75" draw:formula="3*logheight/186"/>
              <draw:equation draw:name="f76" draw:formula="1144*logwidth/1748"/>
              <draw:equation draw:name="f77" draw:formula="3*logheight/186"/>
              <draw:equation draw:name="f78" draw:formula="1144*logwidth/1748"/>
              <draw:equation draw:name="f79" draw:formula="184*logheight/186"/>
              <draw:equation draw:name="f80" draw:formula="1201*logwidth/1748"/>
              <draw:equation draw:name="f81" draw:formula="184*logheight/186"/>
              <draw:equation draw:name="f82" draw:formula="1399*logwidth/1748"/>
              <draw:equation draw:name="f83" draw:formula="3*logheight/186"/>
              <draw:equation draw:name="f84" draw:formula="1392*logwidth/1748"/>
              <draw:equation draw:name="f85" draw:formula="137*logheight/186"/>
              <draw:equation draw:name="f86" draw:formula="1342*logwidth/1748"/>
              <draw:equation draw:name="f87" draw:formula="109*logheight/186"/>
              <draw:equation draw:name="f88" draw:formula="1293*logwidth/1748"/>
              <draw:equation draw:name="f89" draw:formula="113*logheight/186"/>
              <draw:equation draw:name="f90" draw:formula="1428*logwidth/1748"/>
              <draw:equation draw:name="f91" draw:formula="167*logheight/186"/>
              <draw:equation draw:name="f92" draw:formula="1399*logwidth/1748"/>
              <draw:equation draw:name="f93" draw:formula="3*logheight/186"/>
              <draw:equation draw:name="f94" draw:formula="1610*logwidth/1748"/>
              <draw:equation draw:name="f95" draw:formula="144*logheight/186"/>
              <draw:equation draw:name="f96" draw:formula="1491*logwidth/1748"/>
              <draw:equation draw:name="f97" draw:formula="3*logheight/186"/>
              <draw:equation draw:name="f98" draw:formula="1748*logwidth/1748"/>
              <draw:equation draw:name="f99" draw:formula="144*logheight/186"/>
              <draw:equation draw:name="f100" draw:formula="1690*logwidth/1748"/>
              <draw:equation draw:name="f101" draw:formula="110*logheight/186"/>
              <draw:equation draw:name="f102" draw:formula="1690*logwidth/1748"/>
              <draw:equation draw:name="f103" draw:formula="71*logheight/186"/>
              <draw:equation draw:name="f104" draw:formula="1748*logwidth/1748"/>
              <draw:equation draw:name="f105" draw:formula="3*logheight/186"/>
              <draw:equation draw:name="f106" draw:formula="1748*logwidth/1748"/>
              <draw:equation draw:name="f107" draw:formula="184*logheight/186"/>
              <draw:equation draw:name="f108" draw:formula="logwidth"/>
              <draw:equation draw:name="f109" draw:formula="logheight"/>
            </draw:enhanced-geometry>
          </draw:custom-shape>
          <draw:custom-shape draw:name="Freeform 22" draw:style-name="Mgr6" draw:text-style-name="MP9" draw:layer="layout" svg:width="4.004cm" svg:height="0.48cm" svg:x="27.131cm" svg:y="2.862cm">
            <text:p><text:span text:style-name="MT5"/></text:p>
            <draw:enhanced-geometry draw:mirror-horizontal="false" draw:mirror-vertical="false" drawooo:sub-view-size="1516 181" draw:text-areas="0 0 ?f84 ?f85" svg:viewBox="0 0 0 0" draw:type="ooxml-non-primitive" draw:enhanced-path="M 126 181 L 126 181 162 51 163 51 C 162 71 162 83 162 88 161 93 161 98 161 102 L 161 181 206 181 206 1 141 1 104 129 103 129 65 1 0 1 0 181 44 181 44 103 C 44 91 43 73 41 51 L 42 51 79 181 126 181 Z M 300 1 L 300 1 251 1 251 181 300 181 300 1 Z M 423 41 L 423 41 467 41 467 1 330 1 330 41 374 41 374 181 423 181 423 41 Z M 583 41 L 583 41 627 41 627 1 490 1 490 41 534 41 534 181 583 181 583 41 Z M 905 1 L 905 1 858 1 838 92 C 833 114 830 130 829 139 828 132 826 121 823 107 821 93 818 80 815 69 L 800 1 755 1 739 69 C 736 78 734 90 731 105 728 119 726 131 725 139 724 127 721 111 716 91 L 696 1 649 1 694 181 752 181 C 762 134 768 107 770 100 771 94 773 86 774 78 776 70 777 64 777 58 778 65 780 73 781 83 783 93 784 99 785 103 L 803 181 860 181 905 1 Z M 1041 142 L 1041 142 982 142 982 107 1036 107 1036 68 982 68 982 40 1041 40 1041 1 933 1 933 181 1041 181 1041 142 Z M 1130 1 L 1130 1 1081 1 1081 181 1130 181 1130 1 Z M 1304 23 L 1304 23 C 1288 8 1266 1 1237 1 L 1174 1 1174 181 1233 181 C 1263 181 1286 173 1303 157 1319 141 1328 117 1328 87 1328 59 1320 38 1304 23 Z M 1267 128 L 1267 128 C 1260 137 1249 141 1234 141 L 1223 141 1223 40 1237 40 C 1251 40 1261 44 1267 52 1274 60 1277 72 1277 89 1277 107 1274 120 1267 128 Z M 1516 181 L 1516 181 1456 0 1391 0 1332 181 1386 181 1395 148 1454 148 1463 181 1516 181 Z M 1405 107 L 1405 107 C 1413 79 1417 60 1420 50 1422 41 1423 34 1424 30 1425 34 1427 42 1429 52 1432 63 1434 71 1436 78 L 1444 107 1405 107 Z N">
              <draw:equation draw:name="f0" draw:formula="162*logwidth/1516"/>
              <draw:equation draw:name="f1" draw:formula="51*logheight/181"/>
              <draw:equation draw:name="f2" draw:formula="161*logwidth/1516"/>
              <draw:equation draw:name="f3" draw:formula="102*logheight/181"/>
              <draw:equation draw:name="f4" draw:formula="206*logwidth/1516"/>
              <draw:equation draw:name="f5" draw:formula="1*logheight/181"/>
              <draw:equation draw:name="f6" draw:formula="103*logwidth/1516"/>
              <draw:equation draw:name="f7" draw:formula="129*logheight/181"/>
              <draw:equation draw:name="f8" draw:formula="0*logwidth/1516"/>
              <draw:equation draw:name="f9" draw:formula="181*logheight/181"/>
              <draw:equation draw:name="f10" draw:formula="41*logwidth/1516"/>
              <draw:equation draw:name="f11" draw:formula="51*logheight/181"/>
              <draw:equation draw:name="f12" draw:formula="126*logwidth/1516"/>
              <draw:equation draw:name="f13" draw:formula="181*logheight/181"/>
              <draw:equation draw:name="f14" draw:formula="251*logwidth/1516"/>
              <draw:equation draw:name="f15" draw:formula="1*logheight/181"/>
              <draw:equation draw:name="f16" draw:formula="300*logwidth/1516"/>
              <draw:equation draw:name="f17" draw:formula="1*logheight/181"/>
              <draw:equation draw:name="f18" draw:formula="467*logwidth/1516"/>
              <draw:equation draw:name="f19" draw:formula="41*logheight/181"/>
              <draw:equation draw:name="f20" draw:formula="330*logwidth/1516"/>
              <draw:equation draw:name="f21" draw:formula="41*logheight/181"/>
              <draw:equation draw:name="f22" draw:formula="423*logwidth/1516"/>
              <draw:equation draw:name="f23" draw:formula="181*logheight/181"/>
              <draw:equation draw:name="f24" draw:formula="583*logwidth/1516"/>
              <draw:equation draw:name="f25" draw:formula="41*logheight/181"/>
              <draw:equation draw:name="f26" draw:formula="490*logwidth/1516"/>
              <draw:equation draw:name="f27" draw:formula="1*logheight/181"/>
              <draw:equation draw:name="f28" draw:formula="534*logwidth/1516"/>
              <draw:equation draw:name="f29" draw:formula="181*logheight/181"/>
              <draw:equation draw:name="f30" draw:formula="905*logwidth/1516"/>
              <draw:equation draw:name="f31" draw:formula="1*logheight/181"/>
              <draw:equation draw:name="f32" draw:formula="838*logwidth/1516"/>
              <draw:equation draw:name="f33" draw:formula="92*logheight/181"/>
              <draw:equation draw:name="f34" draw:formula="815*logwidth/1516"/>
              <draw:equation draw:name="f35" draw:formula="69*logheight/181"/>
              <draw:equation draw:name="f36" draw:formula="739*logwidth/1516"/>
              <draw:equation draw:name="f37" draw:formula="69*logheight/181"/>
              <draw:equation draw:name="f38" draw:formula="716*logwidth/1516"/>
              <draw:equation draw:name="f39" draw:formula="91*logheight/181"/>
              <draw:equation draw:name="f40" draw:formula="694*logwidth/1516"/>
              <draw:equation draw:name="f41" draw:formula="181*logheight/181"/>
              <draw:equation draw:name="f42" draw:formula="774*logwidth/1516"/>
              <draw:equation draw:name="f43" draw:formula="78*logheight/181"/>
              <draw:equation draw:name="f44" draw:formula="785*logwidth/1516"/>
              <draw:equation draw:name="f45" draw:formula="103*logheight/181"/>
              <draw:equation draw:name="f46" draw:formula="905*logwidth/1516"/>
              <draw:equation draw:name="f47" draw:formula="1*logheight/181"/>
              <draw:equation draw:name="f48" draw:formula="982*logwidth/1516"/>
              <draw:equation draw:name="f49" draw:formula="142*logheight/181"/>
              <draw:equation draw:name="f50" draw:formula="1036*logwidth/1516"/>
              <draw:equation draw:name="f51" draw:formula="68*logheight/181"/>
              <draw:equation draw:name="f52" draw:formula="1041*logwidth/1516"/>
              <draw:equation draw:name="f53" draw:formula="40*logheight/181"/>
              <draw:equation draw:name="f54" draw:formula="933*logwidth/1516"/>
              <draw:equation draw:name="f55" draw:formula="181*logheight/181"/>
              <draw:equation draw:name="f56" draw:formula="1130*logwidth/1516"/>
              <draw:equation draw:name="f57" draw:formula="1*logheight/181"/>
              <draw:equation draw:name="f58" draw:formula="1081*logwidth/1516"/>
              <draw:equation draw:name="f59" draw:formula="181*logheight/181"/>
              <draw:equation draw:name="f60" draw:formula="1304*logwidth/1516"/>
              <draw:equation draw:name="f61" draw:formula="23*logheight/181"/>
              <draw:equation draw:name="f62" draw:formula="1174*logwidth/1516"/>
              <draw:equation draw:name="f63" draw:formula="1*logheight/181"/>
              <draw:equation draw:name="f64" draw:formula="1303*logwidth/1516"/>
              <draw:equation draw:name="f65" draw:formula="157*logheight/181"/>
              <draw:equation draw:name="f66" draw:formula="1267*logwidth/1516"/>
              <draw:equation draw:name="f67" draw:formula="128*logheight/181"/>
              <draw:equation draw:name="f68" draw:formula="1223*logwidth/1516"/>
              <draw:equation draw:name="f69" draw:formula="141*logheight/181"/>
              <draw:equation draw:name="f70" draw:formula="1267*logwidth/1516"/>
              <draw:equation draw:name="f71" draw:formula="52*logheight/181"/>
              <draw:equation draw:name="f72" draw:formula="1516*logwidth/1516"/>
              <draw:equation draw:name="f73" draw:formula="181*logheight/181"/>
              <draw:equation draw:name="f74" draw:formula="1391*logwidth/1516"/>
              <draw:equation draw:name="f75" draw:formula="0*logheight/181"/>
              <draw:equation draw:name="f76" draw:formula="1395*logwidth/1516"/>
              <draw:equation draw:name="f77" draw:formula="148*logheight/181"/>
              <draw:equation draw:name="f78" draw:formula="1516*logwidth/1516"/>
              <draw:equation draw:name="f79" draw:formula="181*logheight/181"/>
              <draw:equation draw:name="f80" draw:formula="1420*logwidth/1516"/>
              <draw:equation draw:name="f81" draw:formula="50*logheight/181"/>
              <draw:equation draw:name="f82" draw:formula="1436*logwidth/1516"/>
              <draw:equation draw:name="f83" draw:formula="78*logheight/181"/>
              <draw:equation draw:name="f84" draw:formula="logwidth"/>
              <draw:equation draw:name="f85" draw:formula="logheight"/>
            </draw:enhanced-geometry>
          </draw:custom-shape>
          <draw:custom-shape draw:name="Freeform 23" draw:style-name="Mgr6" draw:text-style-name="MP9" draw:layer="layout" svg:width="4.622cm" svg:height="0.329cm" svg:x="27.131cm" svg:y="3.542cm">
            <text:p><text:span text:style-name="MT5"/></text:p>
            <draw:enhanced-geometry draw:mirror-horizontal="false" draw:mirror-vertical="false" drawooo:sub-view-size="1748 124" draw:text-areas="0 0 ?f116 ?f117" svg:viewBox="0 0 0 0" draw:type="ooxml-non-primitive" draw:enhanced-path="M 56 7 L 56 7 56 62 C 56 76 49 83 35 83 28 83 23 82 20 78 16 75 15 69 15 62 L 15 7 0 7 0 63 C 0 73 3 81 9 87 15 93 24 96 35 96 42 96 48 94 54 92 59 89 63 85 66 80 68 76 70 70 70 63 L 70 7 56 7 Z M 149 51 L 149 51 C 149 35 141 27 125 27 120 27 116 28 112 29 109 31 106 34 104 37 L 103 37 101 28 90 28 90 94 104 94 104 61 C 104 53 106 47 108 44 111 40 116 38 121 38 126 38 129 40 131 42 133 45 134 49 134 54 L 134 94 149 94 149 51 Z M 182 28 L 182 28 167 28 167 94 182 94 182 28 Z M 169 16 L 169 16 C 170 18 172 18 175 18 177 18 179 18 180 16 182 15 182 13 182 11 182 8 182 6 180 5 179 3 177 3 175 3 172 3 170 3 169 5 167 6 167 8 167 11 167 13 167 15 169 16 Z M 233 94 L 233 94 258 28 244 28 230 67 C 228 74 226 79 226 82 L 225 82 C 225 78 223 73 221 67 L 208 28 193 28 218 94 233 94 Z M 309 95 L 309 95 C 312 94 316 93 319 91 L 319 80 C 315 81 312 83 308 83 305 84 301 84 297 84 291 84 287 83 283 79 280 76 278 71 278 64 L 322 64 322 57 C 322 47 320 40 315 35 310 30 303 27 294 27 285 27 277 30 272 36 266 42 264 51 264 62 264 72 267 81 272 87 278 93 286 96 297 96 301 96 305 95 309 95 Z M 305 42 L 305 42 C 307 45 308 49 308 54 L 278 54 C 279 49 281 45 283 42 286 39 290 38 294 38 298 38 302 39 305 42 Z M 361 30 L 361 30 C 357 33 354 36 352 40 L 351 40 350 28 339 28 339 94 353 94 353 60 C 353 54 354 49 358 45 361 42 366 40 372 40 374 40 376 40 378 41 L 379 27 C 377 27 375 27 372 27 368 27 364 28 361 30 Z M 436 67 L 436 67 C 434 65 433 63 430 61 428 59 424 57 418 55 412 53 407 51 406 49 404 48 403 46 403 44 403 40 406 38 414 38 419 38 425 39 432 42 L 436 32 C 429 28 422 27 414 27 406 27 400 28 396 32 391 35 389 39 389 45 389 50 390 53 393 56 396 59 401 62 408 65 412 67 415 68 417 69 420 70 421 72 422 73 423 74 424 75 424 77 424 82 419 85 411 85 404 85 397 83 389 79 L 389 92 C 394 94 401 96 410 96 419 96 426 94 430 90 435 87 437 82 437 75 437 72 437 70 436 67 Z M 467 28 L 467 28 452 28 452 94 467 94 467 28 Z M 454 16 L 454 16 C 455 18 457 18 460 18 462 18 464 18 465 16 467 15 467 13 467 11 467 8 467 6 465 5 464 3 462 3 460 3 457 3 455 3 454 5 452 6 452 8 452 11 452 13 452 15 454 16 Z M 505 82 L 505 82 C 503 80 502 78 502 74 L 502 39 521 39 521 28 502 28 502 13 493 13 489 27 479 33 479 39 488 39 488 74 C 488 89 495 96 508 96 511 96 513 95 516 95 518 94 520 94 522 93 L 522 83 C 518 84 515 84 511 84 509 84 506 83 505 82 Z M 556 94 L 556 94 553 101 C 551 108 546 112 539 112 536 112 534 112 532 112 L 532 123 C 535 123 538 124 541 124 553 124 561 117 567 103 L 595 28 580 28 C 571 55 565 70 564 73 564 76 563 79 562 81 L 562 81 C 561 76 560 71 558 66 L 544 28 529 28 556 94 Z M 684 36 L 684 36 C 678 30 671 27 661 27 651 27 644 30 638 36 632 42 630 50 630 61 630 68 631 74 634 79 636 85 640 89 645 91 649 94 655 96 661 96 671 96 679 93 684 86 690 80 692 72 692 61 692 51 690 42 684 36 Z M 648 44 L 648 44 C 651 40 655 38 661 38 672 38 678 46 678 61 678 76 672 84 661 84 650 84 644 76 644 61 644 54 646 48 648 44 Z M 741 28 L 741 28 725 28 725 24 C 725 20 726 17 727 15 729 13 731 12 734 12 738 12 741 12 744 14 L 748 3 C 743 1 738 0 733 0 726 0 720 2 717 6 713 10 711 16 711 24 L 711 28 700 32 700 39 711 39 711 94 725 94 725 39 741 39 741 28 Z M 852 94 L 852 94 820 6 804 6 771 94 786 94 795 70 828 70 837 94 852 94 Z M 799 58 L 799 58 807 35 C 809 29 811 24 812 19 812 20 813 23 814 26 815 30 816 32 816 34 L 825 58 799 58 Z M 917 86 L 917 86 C 922 80 924 72 924 61 924 50 922 42 917 36 913 30 906 27 898 27 889 27 883 30 878 37 L 878 37 C 877 32 876 29 876 28 L 864 28 864 124 878 124 878 97 C 878 95 878 92 877 87 L 878 87 C 883 93 889 96 898 96 906 96 913 93 917 86 Z M 906 44 L 906 44 C 909 48 910 54 910 61 910 68 909 74 906 78 903 82 900 84 895 84 889 84 885 82 882 79 880 75 878 69 878 61 L 878 59 C 878 52 880 47 882 43 885 40 889 38 894 38 900 38 903 40 906 44 Z M 994 86 L 994 86 C 998 80 1001 72 1001 61 1001 50 999 42 994 36 989 30 983 27 975 27 966 27 959 30 955 37 L 954 37 C 953 32 952 29 952 28 L 941 28 941 124 955 124 955 97 C 955 95 955 92 954 87 L 955 87 C 959 93 966 96 974 96 983 96 989 93 994 86 Z M 982 44 L 982 44 C 985 48 986 54 986 61 986 68 985 74 982 78 980 82 976 84 971 84 965 84 961 82 959 79 956 75 955 69 955 61 L 955 59 C 955 52 956 47 959 43 961 40 965 38 971 38 976 38 980 40 982 44 Z M 1031 1 L 1031 1 1017 1 1017 94 1031 94 1031 1 Z M 1065 28 L 1065 28 1051 28 1051 94 1065 94 1065 28 Z M 1052 16 L 1052 16 C 1054 18 1056 18 1058 18 1061 18 1063 18 1064 16 1065 15 1066 13 1066 11 1066 8 1065 6 1064 5 1063 3 1061 3 1058 3 1056 3 1054 3 1052 5 1051 6 1050 8 1050 11 1050 13 1051 15 1052 16 Z M 1126 95 L 1126 95 C 1129 94 1133 93 1136 91 L 1136 80 C 1132 81 1129 83 1125 83 1122 84 1118 84 1115 84 1109 84 1104 83 1101 79 1097 76 1096 71 1095 64 L 1140 64 1140 57 C 1140 47 1137 40 1132 35 1127 30 1120 27 1111 27 1102 27 1094 30 1089 36 1084 42 1081 51 1081 62 1081 72 1084 81 1090 87 1095 93 1104 96 1114 96 1118 96 1122 95 1126 95 Z M 1122 42 L 1122 42 C 1124 45 1126 49 1126 54 L 1096 54 C 1096 49 1098 45 1101 42 1103 39 1107 38 1111 38 1116 38 1119 39 1122 42 Z M 1199 86 L 1199 86 1199 86 1202 94 1213 94 1213 1 1199 1 1199 25 C 1199 28 1199 32 1200 37 L 1199 37 C 1194 30 1188 27 1179 27 1171 27 1164 30 1159 36 1155 42 1152 50 1152 61 1152 72 1155 81 1159 87 1164 93 1170 96 1179 96 1187 96 1194 92 1199 86 Z M 1171 78 L 1171 78 C 1168 75 1167 69 1167 62 1167 54 1168 48 1171 44 1174 40 1177 38 1182 38 1188 38 1192 40 1195 44 1198 47 1199 53 1199 61 L 1199 63 C 1199 71 1198 76 1195 79 1193 83 1188 84 1183 84 1177 84 1173 82 1171 78 Z M 1311 60 L 1311 60 C 1310 57 1308 55 1305 52 1302 50 1297 48 1291 45 1285 43 1281 41 1279 39 1277 38 1275 36 1274 35 1273 33 1273 31 1273 29 1273 25 1274 23 1276 21 1279 19 1282 18 1287 18 1293 18 1300 19 1308 23 L 1312 11 C 1304 7 1296 6 1287 6 1278 6 1271 8 1266 12 1261 16 1258 22 1258 29 1258 35 1260 40 1263 44 1267 48 1272 52 1280 55 1288 58 1293 61 1296 63 1298 65 1299 68 1299 72 1299 75 1298 78 1295 80 1293 82 1288 83 1283 83 1279 83 1275 83 1270 82 1266 81 1261 79 1257 77 L 1257 91 C 1264 94 1272 96 1282 96 1292 96 1299 93 1305 89 1311 84 1314 78 1314 71 1314 67 1313 63 1311 60 Z M 1367 95 L 1367 95 C 1370 94 1373 93 1375 91 L 1375 79 C 1370 82 1364 84 1357 84 1352 84 1348 82 1345 78 1342 74 1340 69 1340 61 1340 46 1346 39 1358 39 1362 39 1366 40 1372 42 L 1377 31 C 1371 28 1365 27 1358 27 1348 27 1340 30 1334 36 1329 42 1326 50 1326 62 1326 73 1329 81 1334 87 1339 93 1347 96 1357 96 1361 96 1364 95 1367 95 Z M 1404 28 L 1404 28 1390 28 1390 94 1404 94 1404 28 Z M 1391 16 L 1391 16 C 1393 18 1395 18 1397 18 1400 18 1402 18 1403 16 1404 15 1405 13 1405 11 1405 8 1404 6 1403 5 1402 3 1400 3 1397 3 1395 3 1393 3 1391 5 1390 6 1389 8 1389 11 1389 13 1390 15 1391 16 Z M 1465 95 L 1465 95 C 1468 94 1472 93 1475 91 L 1475 80 C 1471 81 1468 83 1464 83 1461 84 1457 84 1454 84 1448 84 1443 83 1440 79 1436 76 1435 71 1434 64 L 1479 64 1479 57 C 1479 47 1476 40 1471 35 1466 30 1459 27 1450 27 1441 27 1433 30 1428 36 1423 42 1420 51 1420 62 1420 72 1423 81 1429 87 1434 93 1443 96 1453 96 1457 96 1461 95 1465 95 Z M 1461 42 L 1461 42 C 1463 45 1465 49 1465 54 L 1435 54 C 1435 49 1437 45 1440 42 1442 39 1446 38 1450 38 1455 38 1458 39 1461 42 Z M 1553 51 L 1553 51 C 1553 35 1545 27 1529 27 1525 27 1521 28 1517 29 1513 31 1511 34 1509 37 L 1508 37 1506 28 1495 28 1495 94 1509 94 1509 61 C 1509 53 1510 47 1513 44 1516 40 1520 38 1526 38 1531 38 1534 40 1536 42 1538 45 1539 49 1539 54 L 1539 94 1553 94 1553 51 Z M 1610 95 L 1610 95 C 1613 94 1615 93 1618 91 L 1618 79 C 1612 82 1606 84 1600 84 1595 84 1590 82 1588 78 1585 74 1583 69 1583 61 1583 46 1589 39 1600 39 1604 39 1609 40 1615 42 L 1619 31 C 1614 28 1608 27 1601 27 1590 27 1582 30 1577 36 1571 42 1569 50 1569 62 1569 73 1571 81 1577 87 1582 93 1589 96 1599 96 1603 96 1607 95 1610 95 Z M 1674 95 L 1674 95 C 1677 94 1681 93 1684 91 L 1684 80 C 1680 81 1676 83 1673 83 1670 84 1666 84 1662 84 1656 84 1652 83 1648 79 1645 76 1643 71 1643 64 L 1687 64 1687 57 C 1687 47 1685 40 1680 35 1675 30 1668 27 1659 27 1649 27 1642 30 1637 36 1631 42 1629 51 1629 62 1629 72 1632 81 1637 87 1643 93 1651 96 1662 96 1666 96 1670 95 1674 95 Z M 1669 42 L 1669 42 C 1672 45 1673 49 1673 54 L 1643 54 C 1644 49 1645 45 1648 42 1651 39 1654 38 1659 38 1663 38 1667 39 1669 42 Z M 1747 67 L 1747 67 C 1745 65 1744 63 1741 61 1739 59 1735 57 1729 55 1723 53 1718 51 1716 49 1715 48 1714 46 1714 44 1714 40 1717 38 1725 38 1730 38 1736 39 1743 42 L 1747 32 C 1740 28 1733 27 1725 27 1717 27 1711 28 1707 32 1702 35 1700 39 1700 45 1700 50 1701 53 1704 56 1706 59 1712 62 1719 65 1723 67 1726 68 1728 69 1731 70 1732 72 1733 73 1734 74 1735 75 1735 77 1735 82 1730 85 1722 85 1715 85 1708 83 1700 79 L 1700 92 C 1705 94 1712 96 1721 96 1730 96 1737 94 1741 90 1746 87 1748 82 1748 75 1748 72 1748 70 1747 67 Z N">
              <draw:equation draw:name="f0" draw:formula="0*logwidth/1748"/>
              <draw:equation draw:name="f1" draw:formula="63*logheight/124"/>
              <draw:equation draw:name="f2" draw:formula="149*logwidth/1748"/>
              <draw:equation draw:name="f3" draw:formula="51*logheight/124"/>
              <draw:equation draw:name="f4" draw:formula="104*logwidth/1748"/>
              <draw:equation draw:name="f5" draw:formula="61*logheight/124"/>
              <draw:equation draw:name="f6" draw:formula="182*logwidth/1748"/>
              <draw:equation draw:name="f7" draw:formula="28*logheight/124"/>
              <draw:equation draw:name="f8" draw:formula="182*logwidth/1748"/>
              <draw:equation draw:name="f9" draw:formula="11*logheight/124"/>
              <draw:equation draw:name="f10" draw:formula="244*logwidth/1748"/>
              <draw:equation draw:name="f11" draw:formula="28*logheight/124"/>
              <draw:equation draw:name="f12" draw:formula="309*logwidth/1748"/>
              <draw:equation draw:name="f13" draw:formula="95*logheight/124"/>
              <draw:equation draw:name="f14" draw:formula="322*logwidth/1748"/>
              <draw:equation draw:name="f15" draw:formula="57*logheight/124"/>
              <draw:equation draw:name="f16" draw:formula="305*logwidth/1748"/>
              <draw:equation draw:name="f17" draw:formula="42*logheight/124"/>
              <draw:equation draw:name="f18" draw:formula="351*logwidth/1748"/>
              <draw:equation draw:name="f19" draw:formula="40*logheight/124"/>
              <draw:equation draw:name="f20" draw:formula="379*logwidth/1748"/>
              <draw:equation draw:name="f21" draw:formula="27*logheight/124"/>
              <draw:equation draw:name="f22" draw:formula="414*logwidth/1748"/>
              <draw:equation draw:name="f23" draw:formula="38*logheight/124"/>
              <draw:equation draw:name="f24" draw:formula="422*logwidth/1748"/>
              <draw:equation draw:name="f25" draw:formula="73*logheight/124"/>
              <draw:equation draw:name="f26" draw:formula="467*logwidth/1748"/>
              <draw:equation draw:name="f27" draw:formula="28*logheight/124"/>
              <draw:equation draw:name="f28" draw:formula="465*logwidth/1748"/>
              <draw:equation draw:name="f29" draw:formula="16*logheight/124"/>
              <draw:equation draw:name="f30" draw:formula="502*logwidth/1748"/>
              <draw:equation draw:name="f31" draw:formula="74*logheight/124"/>
              <draw:equation draw:name="f32" draw:formula="479*logwidth/1748"/>
              <draw:equation draw:name="f33" draw:formula="39*logheight/124"/>
              <draw:equation draw:name="f34" draw:formula="556*logwidth/1748"/>
              <draw:equation draw:name="f35" draw:formula="94*logheight/124"/>
              <draw:equation draw:name="f36" draw:formula="580*logwidth/1748"/>
              <draw:equation draw:name="f37" draw:formula="28*logheight/124"/>
              <draw:equation draw:name="f38" draw:formula="684*logwidth/1748"/>
              <draw:equation draw:name="f39" draw:formula="36*logheight/124"/>
              <draw:equation draw:name="f40" draw:formula="684*logwidth/1748"/>
              <draw:equation draw:name="f41" draw:formula="36*logheight/124"/>
              <draw:equation draw:name="f42" draw:formula="741*logwidth/1748"/>
              <draw:equation draw:name="f43" draw:formula="28*logheight/124"/>
              <draw:equation draw:name="f44" draw:formula="711*logwidth/1748"/>
              <draw:equation draw:name="f45" draw:formula="24*logheight/124"/>
              <draw:equation draw:name="f46" draw:formula="741*logwidth/1748"/>
              <draw:equation draw:name="f47" draw:formula="28*logheight/124"/>
              <draw:equation draw:name="f48" draw:formula="837*logwidth/1748"/>
              <draw:equation draw:name="f49" draw:formula="94*logheight/124"/>
              <draw:equation draw:name="f50" draw:formula="799*logwidth/1748"/>
              <draw:equation draw:name="f51" draw:formula="58*logheight/124"/>
              <draw:equation draw:name="f52" draw:formula="864*logwidth/1748"/>
              <draw:equation draw:name="f53" draw:formula="28*logheight/124"/>
              <draw:equation draw:name="f54" draw:formula="906*logwidth/1748"/>
              <draw:equation draw:name="f55" draw:formula="44*logheight/124"/>
              <draw:equation draw:name="f56" draw:formula="906*logwidth/1748"/>
              <draw:equation draw:name="f57" draw:formula="44*logheight/124"/>
              <draw:equation draw:name="f58" draw:formula="941*logwidth/1748"/>
              <draw:equation draw:name="f59" draw:formula="28*logheight/124"/>
              <draw:equation draw:name="f60" draw:formula="982*logwidth/1748"/>
              <draw:equation draw:name="f61" draw:formula="44*logheight/124"/>
              <draw:equation draw:name="f62" draw:formula="982*logwidth/1748"/>
              <draw:equation draw:name="f63" draw:formula="44*logheight/124"/>
              <draw:equation draw:name="f64" draw:formula="1051*logwidth/1748"/>
              <draw:equation draw:name="f65" draw:formula="28*logheight/124"/>
              <draw:equation draw:name="f66" draw:formula="1064*logwidth/1748"/>
              <draw:equation draw:name="f67" draw:formula="5*logheight/124"/>
              <draw:equation draw:name="f68" draw:formula="1125*logwidth/1748"/>
              <draw:equation draw:name="f69" draw:formula="83*logheight/124"/>
              <draw:equation draw:name="f70" draw:formula="1081*logwidth/1748"/>
              <draw:equation draw:name="f71" draw:formula="62*logheight/124"/>
              <draw:equation draw:name="f72" draw:formula="1111*logwidth/1748"/>
              <draw:equation draw:name="f73" draw:formula="38*logheight/124"/>
              <draw:equation draw:name="f74" draw:formula="1199*logwidth/1748"/>
              <draw:equation draw:name="f75" draw:formula="25*logheight/124"/>
              <draw:equation draw:name="f76" draw:formula="1171*logwidth/1748"/>
              <draw:equation draw:name="f77" draw:formula="78*logheight/124"/>
              <draw:equation draw:name="f78" draw:formula="1183*logwidth/1748"/>
              <draw:equation draw:name="f79" draw:formula="84*logheight/124"/>
              <draw:equation draw:name="f80" draw:formula="1276*logwidth/1748"/>
              <draw:equation draw:name="f81" draw:formula="21*logheight/124"/>
              <draw:equation draw:name="f82" draw:formula="1296*logwidth/1748"/>
              <draw:equation draw:name="f83" draw:formula="63*logheight/124"/>
              <draw:equation draw:name="f84" draw:formula="1314*logwidth/1748"/>
              <draw:equation draw:name="f85" draw:formula="71*logheight/124"/>
              <draw:equation draw:name="f86" draw:formula="1358*logwidth/1748"/>
              <draw:equation draw:name="f87" draw:formula="39*logheight/124"/>
              <draw:equation draw:name="f88" draw:formula="1404*logwidth/1748"/>
              <draw:equation draw:name="f89" draw:formula="28*logheight/124"/>
              <draw:equation draw:name="f90" draw:formula="1403*logwidth/1748"/>
              <draw:equation draw:name="f91" draw:formula="16*logheight/124"/>
              <draw:equation draw:name="f92" draw:formula="1475*logwidth/1748"/>
              <draw:equation draw:name="f93" draw:formula="91*logheight/124"/>
              <draw:equation draw:name="f94" draw:formula="1450*logwidth/1748"/>
              <draw:equation draw:name="f95" draw:formula="27*logheight/124"/>
              <draw:equation draw:name="f96" draw:formula="1435*logwidth/1748"/>
              <draw:equation draw:name="f97" draw:formula="54*logheight/124"/>
              <draw:equation draw:name="f98" draw:formula="1508*logwidth/1748"/>
              <draw:equation draw:name="f99" draw:formula="37*logheight/124"/>
              <draw:equation draw:name="f100" draw:formula="1539*logwidth/1748"/>
              <draw:equation draw:name="f101" draw:formula="54*logheight/124"/>
              <draw:equation draw:name="f102" draw:formula="1588*logwidth/1748"/>
              <draw:equation draw:name="f103" draw:formula="78*logheight/124"/>
              <draw:equation draw:name="f104" draw:formula="1599*logwidth/1748"/>
              <draw:equation draw:name="f105" draw:formula="96*logheight/124"/>
              <draw:equation draw:name="f106" draw:formula="1643*logwidth/1748"/>
              <draw:equation draw:name="f107" draw:formula="64*logheight/124"/>
              <draw:equation draw:name="f108" draw:formula="1674*logwidth/1748"/>
              <draw:equation draw:name="f109" draw:formula="95*logheight/124"/>
              <draw:equation draw:name="f110" draw:formula="1747*logwidth/1748"/>
              <draw:equation draw:name="f111" draw:formula="67*logheight/124"/>
              <draw:equation draw:name="f112" draw:formula="1707*logwidth/1748"/>
              <draw:equation draw:name="f113" draw:formula="32*logheight/124"/>
              <draw:equation draw:name="f114" draw:formula="1700*logwidth/1748"/>
              <draw:equation draw:name="f115" draw:formula="92*logheight/124"/>
              <draw:equation draw:name="f116" draw:formula="logwidth"/>
              <draw:equation draw:name="f117" draw:formula="logheight"/>
            </draw:enhanced-geometry>
          </draw:custom-shape>
        </draw:g>
      </draw:g>
      <draw:g draw:name="Gruppieren 29">
        <draw:custom-shape draw:name="Freeform 24" draw:style-name="Mgr9" draw:text-style-name="MP14" draw:layer="layout" svg:width="11.747cm" svg:height="3.88cm" svg:x="22.13cm" svg:y="15.169cm">
          <text:p><text:span text:style-name="MT5"/></text:p>
          <draw:enhanced-geometry draw:mirror-horizontal="false" draw:mirror-vertical="false" drawooo:sub-view-size="4441 1465" draw:text-areas="0 0 ?f14 ?f15" svg:viewBox="0 0 0 0" draw:type="ooxml-non-primitive" draw:enhanced-path="M 4441 0 L 4441 0 C 2897 0 1461 144 258 391 108 422 0 555 0 708 L 0 1465 4441 1465 4441 0 Z N">
            <draw:equation draw:name="f0" draw:formula="4441*logwidth/4441"/>
            <draw:equation draw:name="f1" draw:formula="0*logheight/1465"/>
            <draw:equation draw:name="f2" draw:formula="4441*logwidth/4441"/>
            <draw:equation draw:name="f3" draw:formula="0*logheight/1465"/>
            <draw:equation draw:name="f4" draw:formula="258*logwidth/4441"/>
            <draw:equation draw:name="f5" draw:formula="391*logheight/1465"/>
            <draw:equation draw:name="f6" draw:formula="0*logwidth/4441"/>
            <draw:equation draw:name="f7" draw:formula="708*logheight/1465"/>
            <draw:equation draw:name="f8" draw:formula="0*logwidth/4441"/>
            <draw:equation draw:name="f9" draw:formula="1465*logheight/1465"/>
            <draw:equation draw:name="f10" draw:formula="4441*logwidth/4441"/>
            <draw:equation draw:name="f11" draw:formula="1465*logheight/1465"/>
            <draw:equation draw:name="f12" draw:formula="4441*logwidth/4441"/>
            <draw:equation draw:name="f13" draw:formula="0*logheight/1465"/>
            <draw:equation draw:name="f14" draw:formula="logwidth"/>
            <draw:equation draw:name="f15" draw:formula="logheight"/>
          </draw:enhanced-geometry>
        </draw:custom-shape>
        <draw:custom-shape draw:name="Textfeld 31" draw:style-name="Mgr5" draw:text-style-name="MP6" draw:layer="layout" svg:width="8.784cm" svg:height="0.551cm" svg:x="22.951cm" svg:y="16.832cm">
          <text:p text:style-name="MP17"><text:span text:style-name="MT21">hs-mittweid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extplatzhalter 2" presentation:style-name="Mpr35" draw:text-style-name="MP24" draw:layer="backgroundobjects" svg:width="17.999cm" svg:height="4.038cm" svg:x="2.13cm" svg:y="0.504cm" presentation:class="outline" presentation:user-transformed="true">
        <draw:text-box>
          <text:p text:style-name="MP23"><text:span text:style-name="MT22">Vielen Dank</text:span></text:p>
        </draw:text-box>
      </draw:frame>
      <draw:frame draw:name="Inhaltsplatzhalter 2" presentation:style-name="Mpr36" draw:text-style-name="MP40" draw:layer="backgroundobjects" svg:width="17.999cm" svg:height="12.455cm" svg:x="2.13cm" svg:y="4.932cm" presentation:class="outline" presentation:user-transformed="true">
        <draw:text-box>
          <text:p text:style-name="MP39"><text:span text:style-name="MT23">Textmasterformate bearbeiten</text:span></text:p>
        </draw:text-box>
      </draw:frame>
      <presentation:notes style:page-layout-name="PM2">
        <draw:page-thumbnail presentation:style-name="_36__5f_Endfolie-title" draw:layer="backgroundobjects" svg:width="16.932cm" svg:height="9.524cm" svg:x="1.058cm" svg:y="1.93cm" presentation:class="page"/>
        <draw:frame presentation:style-name="_36__5f_Endfolie-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presentation:header/></text:p>
          </draw:text-box>
        </draw:frame>
        <draw:frame presentation:style-name="Mpr37" draw:text-style-name="MP4" draw:layer="backgroundobjects" svg:width="8.266cm" svg:height="1.269cm" svg:x="10.783cm" svg:y="0cm" presentation:class="date-time">
          <draw:text-box>
            <text:p text:style-name="MP3"><presentation:date-time/></text:p>
          </draw:text-box>
        </draw:frame>
        <draw:frame presentation:style-name="Mpr38" draw:text-style-name="MP2" draw:layer="backgroundobjects" svg:width="8.266cm" svg:height="1.269cm" svg:x="0cm" svg:y="24.13cm" presentation:class="footer">
          <draw:text-box>
            <text:p text:style-name="MP1"><presentation:footer/></text:p>
          </draw:text-box>
        </draw:frame>
        <draw:frame presentation:style-name="Mpr38" draw:text-style-name="MP4" draw:layer="backgroundobjects" svg:width="8.266cm" svg:height="1.269cm" svg:x="10.783cm" svg:y="24.13cm" presentation:class="page-number">
          <draw:text-box>
            <text:p text:style-name="MP3"><text:page-number>&lt;Foliennumm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owerPoint-Präsentation</dc:title>
    <meta:initial-creator>Microsoft Office-Benutzer</meta:initial-creator>
    <meta:editing-cycles>128</meta:editing-cycles>
    <meta:print-date>2019-09-24T07:40:32</meta:print-date>
    <meta:creation-date>2019-08-27T07:59:48</meta:creation-date>
    <dc:date>2022-06-30T07:54:37.098000000</dc:date>
    <meta:editing-duration>PT25M19S</meta:editing-duration>
    <meta:generator>LibreOffice/7.2.7.2$Windows_X86_64 LibreOffice_project/8d71d29d553c0f7dcbfa38fbfda25ee34cce99a2</meta:generator>
    <meta:document-statistic meta:object-count="368"/>
    <meta:user-defined meta:name="AppVersion">16.0000</meta:user-defined>
    <meta:user-defined meta:name="Notes" meta:value-type="float">10</meta:user-defined>
    <meta:user-defined meta:name="PresentationFormat">Breitbild</meta:user-defined>
    <meta:user-defined meta:name="Slides" meta:value-type="float">10</meta:user-defined>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true" chart:visibl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9.6cm" svg:height="13.353cm" xlink:href="." xlink:type="simple" chart:class="chart:line" chart:style-name="ch1">
        <chart:legend chart:legend-position="end" svg:x="21.959cm" svg:y="5.63cm" style:legend-expansion="high" chart:style-name="ch2"/>
        <chart:plot-area chart:style-name="ch3" chart:data-source-has-labels="both" svg:x="0.592cm" svg:y="0.267cm" svg:width="20.775cm" svg:height="12.819cm">
          <chart:coordinate-region svg:x="0.592cm" svg:y="0.267cm" svg:width="20.775cm" svg:height="12.172cm"/>
          <chart:axis chart:dimension="x" chart:name="primary-x" chart:style-name="ch4" chartooo:axis-type="auto">
            <chartooo:date-scale/>
            <chart:title svg:x="0cm" svg:y="0cm" chart:style-name="ch5">
              <text:p>Titel</text:p>
            </chart:title>
            <chart:categories table:cell-range-address="local-table.$A$2:.$A$6"/>
            <chart:grid chart:style-name="ch6" chart:class="major"/>
          </chart:axis>
          <chart:axis chart:dimension="y" chart:name="primary-y" chart:style-name="ch7">
            <chart:title svg:x="0cm" svg:y="0cm" chart:style-name="ch8">
              <text:p>Titel</text:p>
            </chart:title>
          </chart:axis>
          <chart:series chart:style-name="ch9" chart:values-cell-range-address="local-table.$E$2:.$E$6" chart:label-cell-address="local-table.$E$1" chart:class="chart:line">
            <chart:data-point chart:repeated="5"/>
          </chart:series>
          <chart:series chart:style-name="ch10" chart:values-cell-range-address="local-table.$C$2:.$C$6" chart:label-cell-address="local-table.$C$1" chart:class="chart:line">
            <chart:data-point chart:repeated="5"/>
          </chart:series>
          <chart:series chart:style-name="ch11" chart:values-cell-range-address="local-table.$D$2:.$D$6" chart:label-cell-address="local-table.$D$1" chart:class="chart:line">
            <chart:data-point chart:repeated="5"/>
          </chart:series>
          <chart:series chart:style-name="ch12" chart:values-cell-range-address="local-table.$B$2:.$B$6" chart:label-cell-address="local-table.$B$1" chart:class="chart:line">
            <chart:data-point chart:repeated="5"/>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BA schreiben</text:p>
              </table:table-cell>
              <table:table-cell office:value-type="string">
                <text:p>Anpassen Update-Skript</text:p>
              </table:table-cell>
              <table:table-cell office:value-type="string">
                <text:p>Überlegungen - Distribution (Yocto-Layer)</text:p>
              </table:table-cell>
              <table:table-cell office:value-type="string">
                <text:p>Tests / Zeitvergleich C und GPG für BA</text:p>
              </table:table-cell>
            </table:table-row>
          </table:table-header-rows>
          <table:table-rows>
            <table:table-row>
              <table:table-cell office:value-type="string">
                <text:p>03..07.2022</text:p>
                <text:list>
                  <text:list-item>
                    <text:p>03..07.2022</text:p>
                  </text:list-item>
                  <text:list-item>
                    <text:p/>
                  </text:list-item>
                </text:list>
              </table:table-cell>
              <table:table-cell office:value-type="float" office:value="2.5">
                <text:p>2.5</text:p>
              </table:table-cell>
              <table:table-cell office:value-type="float" office:value="7.5">
                <text:p>7.5</text:p>
              </table:table-cell>
              <table:table-cell office:value-type="float" office:value="NaN">
                <text:p>NaN</text:p>
              </table:table-cell>
              <table:table-cell office:value-type="float" office:value="NaN">
                <text:p>NaN</text:p>
              </table:table-cell>
            </table:table-row>
            <table:table-row>
              <table:table-cell office:value-type="float" office:value="44752">
                <text:p>44752</text:p>
                <text:list>
                  <text:list-item>
                    <text:p>44752</text:p>
                  </text:list-item>
                  <text:list-item>
                    <text:p/>
                  </text:list-item>
                </text:list>
              </table:table-cell>
              <table:table-cell office:value-type="float" office:value="2.5">
                <text:p>2.5</text:p>
              </table:table-cell>
              <table:table-cell office:value-type="float" office:value="7.5">
                <text:p>7.5</text:p>
              </table:table-cell>
              <table:table-cell office:value-type="float" office:value="5">
                <text:p>5</text:p>
              </table:table-cell>
              <table:table-cell office:value-type="float" office:value="10">
                <text:p>10</text:p>
              </table:table-cell>
            </table:table-row>
            <table:table-row>
              <table:table-cell office:value-type="float" office:value="44759">
                <text:p>44759</text:p>
                <text:list>
                  <text:list-item>
                    <text:p>44759</text:p>
                  </text:list-item>
                  <text:list-item>
                    <text:p/>
                  </text:list-item>
                </text:list>
              </table:table-cell>
              <table:table-cell office:value-type="float" office:value="2.5">
                <text:p>2.5</text:p>
              </table:table-cell>
              <table:table-cell office:value-type="float" office:value="NaN">
                <text:p>NaN</text:p>
              </table:table-cell>
              <table:table-cell office:value-type="float" office:value="5">
                <text:p>5</text:p>
              </table:table-cell>
              <table:table-cell office:value-type="float" office:value="10">
                <text:p>10</text:p>
              </table:table-cell>
            </table:table-row>
            <table:table-row>
              <table:table-cell office:value-type="float" office:value="44766">
                <text:p>44766</text:p>
                <text:list>
                  <text:list-item>
                    <text:p>44766</text:p>
                  </text:list-item>
                  <text:list-item>
                    <text:p/>
                  </text:list-item>
                </text:list>
              </table:table-cell>
              <table:table-cell office:value-type="float" office:value="2.5">
                <text:p>2.5</text:p>
              </table:table-cell>
              <table:table-cell office:value-type="float" office:value="NaN">
                <text:p>NaN</text:p>
              </table:table-cell>
              <table:table-cell office:value-type="float" office:value="5">
                <text:p>5</text:p>
              </table:table-cell>
              <table:table-cell office:value-type="float" office:value="NaN">
                <text:p>NaN</text:p>
              </table:table-cell>
            </table:table-row>
            <table:table-row>
              <table:table-cell office:value-type="float" office:value="44773">
                <text:p>44773</text:p>
                <text:list>
                  <text:list-item>
                    <text:p>44773</text:p>
                  </text:list-item>
                  <text:list-item>
                    <text:p/>
                  </text:list-item>
                </text:list>
              </table:table-cell>
              <table:table-cell office:value-type="float" office:value="2.5">
                <text:p>2.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7.2$Windows_X86_64 LibreOffice_project/8d71d29d553c0f7dcbfa38fbfda25ee34cce99a2</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office:document-styles>
</file>